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2.037cm" svg:height="9.004cm" svg:x="0.384cm" svg:y="178.019cm">
            <draw:object draw:notify-on-update-of-ranges="Sheet1.E2:Sheet1.E78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1.762cm" svg:height="9.004cm" svg:x="0.494cm" svg:y="187.449cm">
            <draw:object draw:notify-on-update-of-ranges="Sheet1.G2:Sheet1.G78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_x</text:p>
          </table:table-cell>
          <table:table-cell office:value-type="string" calcext:value-type="string">
            <text:p>s_y</text:p>
          </table:table-cell>
          <table:table-cell office:value-type="string" calcext:value-type="string">
            <text:p>p_x</text:p>
          </table:table-cell>
          <table:table-cell office:value-type="string" calcext:value-type="string">
            <text:p>p_y</text:p>
          </table:table-cell>
          <table:table-cell office:value-type="string" calcext:value-type="string">
            <text:p>v_x</text:p>
          </table:table-cell>
          <table:table-cell office:value-type="string" calcext:value-type="string">
            <text:p>v_y</text:p>
          </table:table-cell>
        </table:table-row>
        <table:table-row table:style-name="ro1">
          <table:table-cell office:value-type="float" office:value="1527478248.27442" calcext:value-type="float">
            <text:p>1527478248.27442</text:p>
          </table:table-cell>
          <table:table-cell office:value-type="string" calcext:value-type="string">
            <text:p>TOC_x</text:p>
          </table:table-cell>
          <table:table-cell office:value-type="float" office:value="317.316467" calcext:value-type="float">
            <text:p>317.316467</text:p>
          </table:table-cell>
          <table:table-cell office:value-type="float" office:value="0.077142" calcext:value-type="float">
            <text:p>0.077142</text:p>
          </table:table-cell>
          <table:table-cell office:value-type="float" office:value="1.01266" calcext:value-type="float">
            <text:p>1.01266</text:p>
          </table:table-cell>
          <table:table-cell office:value-type="float" office:value="0.014276" calcext:value-type="float">
            <text:p>0.014276</text:p>
          </table:table-cell>
          <table:table-cell office:value-type="float" office:value="10.521708" calcext:value-type="float">
            <text:p>10.521708</text:p>
          </table:table-cell>
          <table:table-cell office:value-type="string" calcext:value-type="string">
            <text:p>0.148334</text:p>
          </table:table-cell>
        </table:table-row>
        <table:table-row table:style-name="ro1" table:visibility="filter">
          <table:table-cell office:value-type="float" office:value="1527478248.27446" calcext:value-type="float">
            <text:p>1527478248.27446</text:p>
          </table:table-cell>
          <table:table-cell office:value-type="string" calcext:value-type="string">
            <text:p>PID_y</text:p>
          </table:table-cell>
          <table:table-cell office:value-type="float" office:value="317.316467" calcext:value-type="float">
            <text:p>317.316467</text:p>
          </table:table-cell>
          <table:table-cell office:value-type="float" office:value="0.077142" calcext:value-type="float">
            <text:p>0.077142</text:p>
          </table:table-cell>
          <table:table-cell office:value-type="float" office:value="1.01266" calcext:value-type="float">
            <text:p>1.01266</text:p>
          </table:table-cell>
          <table:table-cell office:value-type="float" office:value="0.014276" calcext:value-type="float">
            <text:p>0.014276</text:p>
          </table:table-cell>
          <table:table-cell office:value-type="float" office:value="10.521708" calcext:value-type="float">
            <text:p>10.521708</text:p>
          </table:table-cell>
          <table:table-cell office:value-type="string" calcext:value-type="string">
            <text:p>0.148334</text:p>
          </table:table-cell>
        </table:table-row>
        <table:table-row table:style-name="ro1">
          <table:table-cell office:value-type="float" office:value="1527478248.29472" calcext:value-type="float">
            <text:p>1527478248.29472</text:p>
          </table:table-cell>
          <table:table-cell office:value-type="string" calcext:value-type="string">
            <text:p>TOC_x</text:p>
          </table:table-cell>
          <table:table-cell office:value-type="float" office:value="316.766571" calcext:value-type="float">
            <text:p>316.766571</text:p>
          </table:table-cell>
          <table:table-cell office:value-type="float" office:value="0.195132" calcext:value-type="float">
            <text:p>0.195132</text:p>
          </table:table-cell>
          <table:table-cell office:value-type="float" office:value="1.011731" calcext:value-type="float">
            <text:p>1.011731</text:p>
          </table:table-cell>
          <table:table-cell office:value-type="float" office:value="0.024072" calcext:value-type="float">
            <text:p>0.024072</text:p>
          </table:table-cell>
          <table:table-cell office:value-type="float" office:value="10.512573" calcext:value-type="float">
            <text:p>10.512573</text:p>
          </table:table-cell>
          <table:table-cell office:value-type="string" calcext:value-type="string">
            <text:p>0.244686</text:p>
          </table:table-cell>
        </table:table-row>
        <table:table-row table:style-name="ro1" table:visibility="filter">
          <table:table-cell office:value-type="float" office:value="1527478248.29474" calcext:value-type="float">
            <text:p>1527478248.29474</text:p>
          </table:table-cell>
          <table:table-cell office:value-type="string" calcext:value-type="string">
            <text:p>PID_y</text:p>
          </table:table-cell>
          <table:table-cell office:value-type="float" office:value="316.766571" calcext:value-type="float">
            <text:p>316.766571</text:p>
          </table:table-cell>
          <table:table-cell office:value-type="float" office:value="0.195132" calcext:value-type="float">
            <text:p>0.195132</text:p>
          </table:table-cell>
          <table:table-cell office:value-type="float" office:value="1.011731" calcext:value-type="float">
            <text:p>1.011731</text:p>
          </table:table-cell>
          <table:table-cell office:value-type="float" office:value="0.024072" calcext:value-type="float">
            <text:p>0.024072</text:p>
          </table:table-cell>
          <table:table-cell office:value-type="float" office:value="10.512573" calcext:value-type="float">
            <text:p>10.512573</text:p>
          </table:table-cell>
          <table:table-cell office:value-type="string" calcext:value-type="string">
            <text:p>0.244686</text:p>
          </table:table-cell>
        </table:table-row>
        <table:table-row table:style-name="ro1">
          <table:table-cell office:value-type="float" office:value="1527478248.31502" calcext:value-type="float">
            <text:p>1527478248.31502</text:p>
          </table:table-cell>
          <table:table-cell office:value-type="string" calcext:value-type="string">
            <text:p>TOC_x</text:p>
          </table:table-cell>
          <table:table-cell office:value-type="float" office:value="316.595306" calcext:value-type="float">
            <text:p>316.595306</text:p>
          </table:table-cell>
          <table:table-cell office:value-type="float" office:value="0.21982" calcext:value-type="float">
            <text:p>0.21982</text:p>
          </table:table-cell>
          <table:table-cell office:value-type="float" office:value="1.011442" calcext:value-type="float">
            <text:p>1.011442</text:p>
          </table:table-cell>
          <table:table-cell office:value-type="float" office:value="0.025693" calcext:value-type="float">
            <text:p>0.025693</text:p>
          </table:table-cell>
          <table:table-cell office:value-type="float" office:value="10.509727" calcext:value-type="float">
            <text:p>10.509727</text:p>
          </table:table-cell>
          <table:table-cell office:value-type="string" calcext:value-type="string">
            <text:p>0.260662</text:p>
          </table:table-cell>
        </table:table-row>
        <table:table-row table:style-name="ro1" table:visibility="filter">
          <table:table-cell office:value-type="float" office:value="1527478248.31504" calcext:value-type="float">
            <text:p>1527478248.31504</text:p>
          </table:table-cell>
          <table:table-cell office:value-type="string" calcext:value-type="string">
            <text:p>PID_y</text:p>
          </table:table-cell>
          <table:table-cell office:value-type="float" office:value="316.595306" calcext:value-type="float">
            <text:p>316.595306</text:p>
          </table:table-cell>
          <table:table-cell office:value-type="float" office:value="0.21982" calcext:value-type="float">
            <text:p>0.21982</text:p>
          </table:table-cell>
          <table:table-cell office:value-type="float" office:value="1.011442" calcext:value-type="float">
            <text:p>1.011442</text:p>
          </table:table-cell>
          <table:table-cell office:value-type="float" office:value="0.025693" calcext:value-type="float">
            <text:p>0.025693</text:p>
          </table:table-cell>
          <table:table-cell office:value-type="float" office:value="10.509727" calcext:value-type="float">
            <text:p>10.509727</text:p>
          </table:table-cell>
          <table:table-cell office:value-type="string" calcext:value-type="string">
            <text:p>0.260662</text:p>
          </table:table-cell>
        </table:table-row>
        <table:table-row table:style-name="ro1">
          <table:table-cell office:value-type="float" office:value="1527478248.33532" calcext:value-type="float">
            <text:p>1527478248.33532</text:p>
          </table:table-cell>
          <table:table-cell office:value-type="string" calcext:value-type="string">
            <text:p>TOC_x</text:p>
          </table:table-cell>
          <table:table-cell office:value-type="float" office:value="317.165527" calcext:value-type="float">
            <text:p>317.165527</text:p>
          </table:table-cell>
          <table:table-cell office:value-type="float" office:value="0.08606" calcext:value-type="float">
            <text:p>0.08606</text:p>
          </table:table-cell>
          <table:table-cell office:value-type="float" office:value="1.012403" calcext:value-type="float">
            <text:p>1.012403</text:p>
          </table:table-cell>
          <table:table-cell office:value-type="float" office:value="0.015223" calcext:value-type="float">
            <text:p>0.015223</text:p>
          </table:table-cell>
          <table:table-cell office:value-type="float" office:value="10.519201" calcext:value-type="float">
            <text:p>10.519201</text:p>
          </table:table-cell>
          <table:table-cell office:value-type="string" calcext:value-type="string">
            <text:p>0.157458</text:p>
          </table:table-cell>
        </table:table-row>
        <table:table-row table:style-name="ro1" table:visibility="filter">
          <table:table-cell office:value-type="float" office:value="1527478248.33534" calcext:value-type="float">
            <text:p>1527478248.33534</text:p>
          </table:table-cell>
          <table:table-cell office:value-type="string" calcext:value-type="string">
            <text:p>PID_y</text:p>
          </table:table-cell>
          <table:table-cell office:value-type="float" office:value="317.165527" calcext:value-type="float">
            <text:p>317.165527</text:p>
          </table:table-cell>
          <table:table-cell office:value-type="float" office:value="0.08606" calcext:value-type="float">
            <text:p>0.08606</text:p>
          </table:table-cell>
          <table:table-cell office:value-type="float" office:value="1.012403" calcext:value-type="float">
            <text:p>1.012403</text:p>
          </table:table-cell>
          <table:table-cell office:value-type="float" office:value="0.015223" calcext:value-type="float">
            <text:p>0.015223</text:p>
          </table:table-cell>
          <table:table-cell office:value-type="float" office:value="10.519201" calcext:value-type="float">
            <text:p>10.519201</text:p>
          </table:table-cell>
          <table:table-cell office:value-type="string" calcext:value-type="string">
            <text:p>0.157458</text:p>
          </table:table-cell>
        </table:table-row>
        <table:table-row table:style-name="ro1">
          <table:table-cell office:value-type="float" office:value="1527478248.35457" calcext:value-type="float">
            <text:p>1527478248.35457</text:p>
          </table:table-cell>
          <table:table-cell office:value-type="string" calcext:value-type="string">
            <text:p>TOC_x</text:p>
          </table:table-cell>
          <table:table-cell office:value-type="float" office:value="317.315063" calcext:value-type="float">
            <text:p>317.315063</text:p>
          </table:table-cell>
          <table:table-cell office:value-type="float" office:value="0.122032" calcext:value-type="float">
            <text:p>0.122032</text:p>
          </table:table-cell>
          <table:table-cell office:value-type="float" office:value="1.012643" calcext:value-type="float">
            <text:p>1.012643</text:p>
          </table:table-cell>
          <table:table-cell office:value-type="float" office:value="0.018401" calcext:value-type="float">
            <text:p>0.018401</text:p>
          </table:table-cell>
          <table:table-cell office:value-type="float" office:value="10.521685" calcext:value-type="float">
            <text:p>10.521685</text:p>
          </table:table-cell>
          <table:table-cell office:value-type="string" calcext:value-type="string">
            <text:p>0.190449</text:p>
          </table:table-cell>
        </table:table-row>
        <table:table-row table:style-name="ro1" table:visibility="filter">
          <table:table-cell office:value-type="float" office:value="1527478248.3546" calcext:value-type="float">
            <text:p>1527478248.3546</text:p>
          </table:table-cell>
          <table:table-cell office:value-type="string" calcext:value-type="string">
            <text:p>PID_y</text:p>
          </table:table-cell>
          <table:table-cell office:value-type="float" office:value="317.315063" calcext:value-type="float">
            <text:p>317.315063</text:p>
          </table:table-cell>
          <table:table-cell office:value-type="float" office:value="0.122032" calcext:value-type="float">
            <text:p>0.122032</text:p>
          </table:table-cell>
          <table:table-cell office:value-type="float" office:value="1.012643" calcext:value-type="float">
            <text:p>1.012643</text:p>
          </table:table-cell>
          <table:table-cell office:value-type="float" office:value="0.018401" calcext:value-type="float">
            <text:p>0.018401</text:p>
          </table:table-cell>
          <table:table-cell office:value-type="float" office:value="10.521685" calcext:value-type="float">
            <text:p>10.521685</text:p>
          </table:table-cell>
          <table:table-cell office:value-type="string" calcext:value-type="string">
            <text:p>0.190449</text:p>
          </table:table-cell>
        </table:table-row>
        <table:table-row table:style-name="ro1">
          <table:table-cell office:value-type="float" office:value="1527478248.37484" calcext:value-type="float">
            <text:p>1527478248.37484</text:p>
          </table:table-cell>
          <table:table-cell office:value-type="string" calcext:value-type="string">
            <text:p>TOC_x</text:p>
          </table:table-cell>
          <table:table-cell office:value-type="float" office:value="1.012241" calcext:value-type="float">
            <text:p>1.012241</text:p>
          </table:table-cell>
          <table:table-cell office:value-type="float" office:value="0.022787" calcext:value-type="float">
            <text:p>0.022787</text:p>
          </table:table-cell>
          <table:table-cell office:value-type="float" office:value="1.012279" calcext:value-type="float">
            <text:p>1.012279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-0.003619" calcext:value-type="float">
            <text:p>-0.003619</text:p>
          </table:table-cell>
          <table:table-cell office:value-type="string" calcext:value-type="string">
            <text:p>0.040087</text:p>
          </table:table-cell>
        </table:table-row>
        <table:table-row table:style-name="ro1" table:visibility="filter">
          <table:table-cell office:value-type="float" office:value="1527478248.37487" calcext:value-type="float">
            <text:p>1527478248.37487</text:p>
          </table:table-cell>
          <table:table-cell office:value-type="string" calcext:value-type="string">
            <text:p>PID_y</text:p>
          </table:table-cell>
          <table:table-cell office:value-type="float" office:value="1.012241" calcext:value-type="float">
            <text:p>1.012241</text:p>
          </table:table-cell>
          <table:table-cell office:value-type="float" office:value="0.022787" calcext:value-type="float">
            <text:p>0.022787</text:p>
          </table:table-cell>
          <table:table-cell office:value-type="float" office:value="1.012279" calcext:value-type="float">
            <text:p>1.012279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-0.003619" calcext:value-type="float">
            <text:p>-0.003619</text:p>
          </table:table-cell>
          <table:table-cell office:value-type="string" calcext:value-type="string">
            <text:p>0.040087</text:p>
          </table:table-cell>
        </table:table-row>
        <table:table-row table:style-name="ro1">
          <table:table-cell office:value-type="float" office:value="1527478248.39509" calcext:value-type="float">
            <text:p>1527478248.39509</text:p>
          </table:table-cell>
          <table:table-cell office:value-type="string" calcext:value-type="string">
            <text:p>TOC_x</text:p>
          </table:table-cell>
          <table:table-cell office:value-type="float" office:value="1.011724" calcext:value-type="float">
            <text:p>1.011724</text:p>
          </table:table-cell>
          <table:table-cell office:value-type="float" office:value="0.023272" calcext:value-type="float">
            <text:p>0.023272</text:p>
          </table:table-cell>
          <table:table-cell office:value-type="float" office:value="1.011724" calcext:value-type="float">
            <text:p>1.011724</text:p>
          </table:table-cell>
          <table:table-cell office:value-type="float" office:value="0.023354" calcext:value-type="float">
            <text:p>0.023354</text:p>
          </table:table-cell>
          <table:table-cell office:value-type="float" office:value="0.000042" calcext:value-type="float">
            <text:p>0.000042</text:p>
          </table:table-cell>
          <table:table-cell office:value-type="string" calcext:value-type="string">
            <text:p>-0.005363</text:p>
          </table:table-cell>
        </table:table-row>
        <table:table-row table:style-name="ro1" table:visibility="filter">
          <table:table-cell office:value-type="float" office:value="1527478248.39512" calcext:value-type="float">
            <text:p>1527478248.39512</text:p>
          </table:table-cell>
          <table:table-cell office:value-type="string" calcext:value-type="string">
            <text:p>PID_y</text:p>
          </table:table-cell>
          <table:table-cell office:value-type="float" office:value="1.011724" calcext:value-type="float">
            <text:p>1.011724</text:p>
          </table:table-cell>
          <table:table-cell office:value-type="float" office:value="0.023272" calcext:value-type="float">
            <text:p>0.023272</text:p>
          </table:table-cell>
          <table:table-cell office:value-type="float" office:value="1.011724" calcext:value-type="float">
            <text:p>1.011724</text:p>
          </table:table-cell>
          <table:table-cell office:value-type="float" office:value="0.023354" calcext:value-type="float">
            <text:p>0.023354</text:p>
          </table:table-cell>
          <table:table-cell office:value-type="float" office:value="0.000042" calcext:value-type="float">
            <text:p>0.000042</text:p>
          </table:table-cell>
          <table:table-cell office:value-type="string" calcext:value-type="string">
            <text:p>-0.005363</text:p>
          </table:table-cell>
        </table:table-row>
        <table:table-row table:style-name="ro1">
          <table:table-cell office:value-type="float" office:value="1527478248.41435" calcext:value-type="float">
            <text:p>1527478248.41435</text:p>
          </table:table-cell>
          <table:table-cell office:value-type="string" calcext:value-type="string">
            <text:p>TOC_x</text:p>
          </table:table-cell>
          <table:table-cell office:value-type="float" office:value="1.010276" calcext:value-type="float">
            <text:p>1.010276</text:p>
          </table:table-cell>
          <table:table-cell office:value-type="float" office:value="-0.075362" calcext:value-type="float">
            <text:p>-0.075362</text:p>
          </table:table-cell>
          <table:table-cell office:value-type="float" office:value="1.010533" calcext:value-type="float">
            <text:p>1.010533</text:p>
          </table:table-cell>
          <table:table-cell office:value-type="float" office:value="0.008871" calcext:value-type="float">
            <text:p>0.008871</text:p>
          </table:table-cell>
          <table:table-cell office:value-type="float" office:value="-0.009478" calcext:value-type="float">
            <text:p>-0.009478</text:p>
          </table:table-cell>
          <table:table-cell office:value-type="string" calcext:value-type="string">
            <text:p>-0.171702</text:p>
          </table:table-cell>
        </table:table-row>
        <table:table-row table:style-name="ro1" table:visibility="filter">
          <table:table-cell office:value-type="float" office:value="1527478248.41438" calcext:value-type="float">
            <text:p>1527478248.41438</text:p>
          </table:table-cell>
          <table:table-cell office:value-type="string" calcext:value-type="string">
            <text:p>PID_y</text:p>
          </table:table-cell>
          <table:table-cell office:value-type="float" office:value="1.010276" calcext:value-type="float">
            <text:p>1.010276</text:p>
          </table:table-cell>
          <table:table-cell office:value-type="float" office:value="-0.075362" calcext:value-type="float">
            <text:p>-0.075362</text:p>
          </table:table-cell>
          <table:table-cell office:value-type="float" office:value="1.010533" calcext:value-type="float">
            <text:p>1.010533</text:p>
          </table:table-cell>
          <table:table-cell office:value-type="float" office:value="0.008871" calcext:value-type="float">
            <text:p>0.008871</text:p>
          </table:table-cell>
          <table:table-cell office:value-type="float" office:value="-0.009478" calcext:value-type="float">
            <text:p>-0.009478</text:p>
          </table:table-cell>
          <table:table-cell office:value-type="string" calcext:value-type="string">
            <text:p>-0.171702</text:p>
          </table:table-cell>
        </table:table-row>
        <table:table-row table:style-name="ro1">
          <table:table-cell office:value-type="float" office:value="1527478248.43465" calcext:value-type="float">
            <text:p>1527478248.43465</text:p>
          </table:table-cell>
          <table:table-cell office:value-type="string" calcext:value-type="string">
            <text:p>TOC_x</text:p>
          </table:table-cell>
          <table:table-cell office:value-type="float" office:value="1.006766" calcext:value-type="float">
            <text:p>1.006766</text:p>
          </table:table-cell>
          <table:table-cell office:value-type="float" office:value="-0.001135" calcext:value-type="float">
            <text:p>-0.001135</text:p>
          </table:table-cell>
          <table:table-cell office:value-type="float" office:value="1.009385" calcext:value-type="float">
            <text:p>1.009385</text:p>
          </table:table-cell>
          <table:table-cell office:value-type="float" office:value="0.009601" calcext:value-type="float">
            <text:p>0.009601</text:p>
          </table:table-cell>
          <table:table-cell office:value-type="float" office:value="-0.030273" calcext:value-type="float">
            <text:p>-0.030273</text:p>
          </table:table-cell>
          <table:table-cell office:value-type="string" calcext:value-type="string">
            <text:p>-0.061300</text:p>
          </table:table-cell>
        </table:table-row>
        <table:table-row table:style-name="ro1" table:visibility="filter">
          <table:table-cell office:value-type="float" office:value="1527478248.43467" calcext:value-type="float">
            <text:p>1527478248.43467</text:p>
          </table:table-cell>
          <table:table-cell office:value-type="string" calcext:value-type="string">
            <text:p>PID_y</text:p>
          </table:table-cell>
          <table:table-cell office:value-type="float" office:value="1.006766" calcext:value-type="float">
            <text:p>1.006766</text:p>
          </table:table-cell>
          <table:table-cell office:value-type="float" office:value="-0.001135" calcext:value-type="float">
            <text:p>-0.001135</text:p>
          </table:table-cell>
          <table:table-cell office:value-type="float" office:value="1.009385" calcext:value-type="float">
            <text:p>1.009385</text:p>
          </table:table-cell>
          <table:table-cell office:value-type="float" office:value="0.009601" calcext:value-type="float">
            <text:p>0.009601</text:p>
          </table:table-cell>
          <table:table-cell office:value-type="float" office:value="-0.030273" calcext:value-type="float">
            <text:p>-0.030273</text:p>
          </table:table-cell>
          <table:table-cell office:value-type="string" calcext:value-type="string">
            <text:p>-0.061300</text:p>
          </table:table-cell>
        </table:table-row>
        <table:table-row table:style-name="ro1">
          <table:table-cell office:value-type="float" office:value="1527478248.45488" calcext:value-type="float">
            <text:p>1527478248.45488</text:p>
          </table:table-cell>
          <table:table-cell office:value-type="string" calcext:value-type="string">
            <text:p>TOC_x</text:p>
          </table:table-cell>
          <table:table-cell office:value-type="float" office:value="0.995051" calcext:value-type="float">
            <text:p>0.995051</text:p>
          </table:table-cell>
          <table:table-cell office:value-type="float" office:value="-0.107805" calcext:value-type="float">
            <text:p>-0.107805</text:p>
          </table:table-cell>
          <table:table-cell office:value-type="float" office:value="1.006338" calcext:value-type="float">
            <text:p>1.006338</text:p>
          </table:table-cell>
          <table:table-cell office:value-type="float" office:value="-0.000475" calcext:value-type="float">
            <text:p>-0.000475</text:p>
          </table:table-cell>
          <table:table-cell office:value-type="float" office:value="-0.062852" calcext:value-type="float">
            <text:p>-0.062852</text:p>
          </table:table-cell>
          <table:table-cell office:value-type="string" calcext:value-type="string">
            <text:p>-0.193818</text:p>
          </table:table-cell>
        </table:table-row>
        <table:table-row table:style-name="ro1" table:visibility="filter">
          <table:table-cell office:value-type="float" office:value="1527478248.4549" calcext:value-type="float">
            <text:p>1527478248.4549</text:p>
          </table:table-cell>
          <table:table-cell office:value-type="string" calcext:value-type="string">
            <text:p>PID_y</text:p>
          </table:table-cell>
          <table:table-cell office:value-type="float" office:value="0.995051" calcext:value-type="float">
            <text:p>0.995051</text:p>
          </table:table-cell>
          <table:table-cell office:value-type="float" office:value="-0.107805" calcext:value-type="float">
            <text:p>-0.107805</text:p>
          </table:table-cell>
          <table:table-cell office:value-type="float" office:value="1.006338" calcext:value-type="float">
            <text:p>1.006338</text:p>
          </table:table-cell>
          <table:table-cell office:value-type="float" office:value="-0.000475" calcext:value-type="float">
            <text:p>-0.000475</text:p>
          </table:table-cell>
          <table:table-cell office:value-type="float" office:value="-0.062852" calcext:value-type="float">
            <text:p>-0.062852</text:p>
          </table:table-cell>
          <table:table-cell office:value-type="string" calcext:value-type="string">
            <text:p>-0.193818</text:p>
          </table:table-cell>
        </table:table-row>
        <table:table-row table:style-name="ro1">
          <table:table-cell office:value-type="float" office:value="1527478248.4751" calcext:value-type="float">
            <text:p>1527478248.4751</text:p>
          </table:table-cell>
          <table:table-cell office:value-type="string" calcext:value-type="string">
            <text:p>TOC_x</text:p>
          </table:table-cell>
          <table:table-cell office:value-type="float" office:value="0.984505" calcext:value-type="float">
            <text:p>0.984505</text:p>
          </table:table-cell>
          <table:table-cell office:value-type="float" office:value="-0.106158" calcext:value-type="float">
            <text:p>-0.106158</text:p>
          </table:table-cell>
          <table:table-cell office:value-type="float" office:value="1.003982" calcext:value-type="float">
            <text:p>1.003982</text:p>
          </table:table-cell>
          <table:table-cell office:value-type="float" office:value="-0.000525" calcext:value-type="float">
            <text:p>-0.000525</text:p>
          </table:table-cell>
          <table:table-cell office:value-type="float" office:value="-0.082564" calcext:value-type="float">
            <text:p>-0.082564</text:p>
          </table:table-cell>
          <table:table-cell office:value-type="string" calcext:value-type="string">
            <text:p>-0.192280</text:p>
          </table:table-cell>
        </table:table-row>
        <table:table-row table:style-name="ro1" table:visibility="filter">
          <table:table-cell office:value-type="float" office:value="1527478248.47512" calcext:value-type="float">
            <text:p>1527478248.47512</text:p>
          </table:table-cell>
          <table:table-cell office:value-type="string" calcext:value-type="string">
            <text:p>PID_y</text:p>
          </table:table-cell>
          <table:table-cell office:value-type="float" office:value="0.984505" calcext:value-type="float">
            <text:p>0.984505</text:p>
          </table:table-cell>
          <table:table-cell office:value-type="float" office:value="-0.106158" calcext:value-type="float">
            <text:p>-0.106158</text:p>
          </table:table-cell>
          <table:table-cell office:value-type="float" office:value="1.003982" calcext:value-type="float">
            <text:p>1.003982</text:p>
          </table:table-cell>
          <table:table-cell office:value-type="float" office:value="-0.000525" calcext:value-type="float">
            <text:p>-0.000525</text:p>
          </table:table-cell>
          <table:table-cell office:value-type="float" office:value="-0.082564" calcext:value-type="float">
            <text:p>-0.082564</text:p>
          </table:table-cell>
          <table:table-cell office:value-type="string" calcext:value-type="string">
            <text:p>-0.192280</text:p>
          </table:table-cell>
        </table:table-row>
        <table:table-row table:style-name="ro1">
          <table:table-cell office:value-type="float" office:value="1527478248.49531" calcext:value-type="float">
            <text:p>1527478248.49531</text:p>
          </table:table-cell>
          <table:table-cell office:value-type="string" calcext:value-type="string">
            <text:p>TOC_x</text:p>
          </table:table-cell>
          <table:table-cell office:value-type="float" office:value="0.975372" calcext:value-type="float">
            <text:p>0.975372</text:p>
          </table:table-cell>
          <table:table-cell office:value-type="float" office:value="-0.343069" calcext:value-type="float">
            <text:p>-0.343069</text:p>
          </table:table-cell>
          <table:table-cell office:value-type="float" office:value="1.002014" calcext:value-type="float">
            <text:p>1.002014</text:p>
          </table:table-cell>
          <table:table-cell office:value-type="float" office:value="-0.010427" calcext:value-type="float">
            <text:p>-0.010427</text:p>
          </table:table-cell>
          <table:table-cell office:value-type="float" office:value="-0.096565" calcext:value-type="float">
            <text:p>-0.096565</text:p>
          </table:table-cell>
          <table:table-cell office:value-type="string" calcext:value-type="string">
            <text:p>-0.341211</text:p>
          </table:table-cell>
        </table:table-row>
        <table:table-row table:style-name="ro1" table:visibility="filter">
          <table:table-cell office:value-type="float" office:value="1527478248.49534" calcext:value-type="float">
            <text:p>1527478248.49534</text:p>
          </table:table-cell>
          <table:table-cell office:value-type="string" calcext:value-type="string">
            <text:p>PID_y</text:p>
          </table:table-cell>
          <table:table-cell office:value-type="float" office:value="0.975372" calcext:value-type="float">
            <text:p>0.975372</text:p>
          </table:table-cell>
          <table:table-cell office:value-type="float" office:value="-0.343069" calcext:value-type="float">
            <text:p>-0.343069</text:p>
          </table:table-cell>
          <table:table-cell office:value-type="float" office:value="1.002014" calcext:value-type="float">
            <text:p>1.002014</text:p>
          </table:table-cell>
          <table:table-cell office:value-type="float" office:value="-0.010427" calcext:value-type="float">
            <text:p>-0.010427</text:p>
          </table:table-cell>
          <table:table-cell office:value-type="float" office:value="-0.096565" calcext:value-type="float">
            <text:p>-0.096565</text:p>
          </table:table-cell>
          <table:table-cell office:value-type="string" calcext:value-type="string">
            <text:p>-0.341211</text:p>
          </table:table-cell>
        </table:table-row>
        <table:table-row table:style-name="ro1">
          <table:table-cell office:value-type="float" office:value="1527478248.51456" calcext:value-type="float">
            <text:p>1527478248.51456</text:p>
          </table:table-cell>
          <table:table-cell office:value-type="string" calcext:value-type="string">
            <text:p>TOC_x</text:p>
          </table:table-cell>
          <table:table-cell office:value-type="float" office:value="0.948168" calcext:value-type="float">
            <text:p>0.948168</text:p>
          </table:table-cell>
          <table:table-cell office:value-type="float" office:value="-0.065227" calcext:value-type="float">
            <text:p>-0.065227</text:p>
          </table:table-cell>
          <table:table-cell office:value-type="float" office:value="0.997474" calcext:value-type="float">
            <text:p>0.997474</text:p>
          </table:table-cell>
          <table:table-cell office:value-type="float" office:value="-0.005924" calcext:value-type="float">
            <text:p>-0.005924</text:p>
          </table:table-cell>
          <table:table-cell office:value-type="float" office:value="-0.131366" calcext:value-type="float">
            <text:p>-0.131366</text:p>
          </table:table-cell>
          <table:table-cell office:value-type="string" calcext:value-type="string">
            <text:p>-0.144070</text:p>
          </table:table-cell>
        </table:table-row>
        <table:table-row table:style-name="ro1" table:visibility="filter">
          <table:table-cell office:value-type="float" office:value="1527478248.51458" calcext:value-type="float">
            <text:p>1527478248.51458</text:p>
          </table:table-cell>
          <table:table-cell office:value-type="string" calcext:value-type="string">
            <text:p>PID_y</text:p>
          </table:table-cell>
          <table:table-cell office:value-type="float" office:value="0.948168" calcext:value-type="float">
            <text:p>0.948168</text:p>
          </table:table-cell>
          <table:table-cell office:value-type="float" office:value="-0.065227" calcext:value-type="float">
            <text:p>-0.065227</text:p>
          </table:table-cell>
          <table:table-cell office:value-type="float" office:value="0.997474" calcext:value-type="float">
            <text:p>0.997474</text:p>
          </table:table-cell>
          <table:table-cell office:value-type="float" office:value="-0.005924" calcext:value-type="float">
            <text:p>-0.005924</text:p>
          </table:table-cell>
          <table:table-cell office:value-type="float" office:value="-0.131366" calcext:value-type="float">
            <text:p>-0.131366</text:p>
          </table:table-cell>
          <table:table-cell office:value-type="string" calcext:value-type="string">
            <text:p>-0.144070</text:p>
          </table:table-cell>
        </table:table-row>
        <table:table-row table:style-name="ro1">
          <table:table-cell office:value-type="float" office:value="1527478248.53489" calcext:value-type="float">
            <text:p>1527478248.53489</text:p>
          </table:table-cell>
          <table:table-cell office:value-type="string" calcext:value-type="string">
            <text:p>TOC_x</text:p>
          </table:table-cell>
          <table:table-cell office:value-type="float" office:value="0.913721" calcext:value-type="float">
            <text:p>0.913721</text:p>
          </table:table-cell>
          <table:table-cell office:value-type="float" office:value="-0.113588" calcext:value-type="float">
            <text:p>-0.113588</text:p>
          </table:table-cell>
          <table:table-cell office:value-type="float" office:value="0.992769" calcext:value-type="float">
            <text:p>0.992769</text:p>
          </table:table-cell>
          <table:table-cell office:value-type="float" office:value="-0.00991" calcext:value-type="float">
            <text:p>-0.00991</text:p>
          </table:table-cell>
          <table:table-cell office:value-type="float" office:value="-0.166333" calcext:value-type="float">
            <text:p>-0.166333</text:p>
          </table:table-cell>
          <table:table-cell office:value-type="string" calcext:value-type="string">
            <text:p>-0.190492</text:p>
          </table:table-cell>
        </table:table-row>
        <table:table-row table:style-name="ro1" table:visibility="filter">
          <table:table-cell office:value-type="float" office:value="1527478248.53491" calcext:value-type="float">
            <text:p>1527478248.53491</text:p>
          </table:table-cell>
          <table:table-cell office:value-type="string" calcext:value-type="string">
            <text:p>PID_y</text:p>
          </table:table-cell>
          <table:table-cell office:value-type="float" office:value="0.913721" calcext:value-type="float">
            <text:p>0.913721</text:p>
          </table:table-cell>
          <table:table-cell office:value-type="float" office:value="-0.113588" calcext:value-type="float">
            <text:p>-0.113588</text:p>
          </table:table-cell>
          <table:table-cell office:value-type="float" office:value="0.992769" calcext:value-type="float">
            <text:p>0.992769</text:p>
          </table:table-cell>
          <table:table-cell office:value-type="float" office:value="-0.00991" calcext:value-type="float">
            <text:p>-0.00991</text:p>
          </table:table-cell>
          <table:table-cell office:value-type="float" office:value="-0.166333" calcext:value-type="float">
            <text:p>-0.166333</text:p>
          </table:table-cell>
          <table:table-cell office:value-type="string" calcext:value-type="string">
            <text:p>-0.190492</text:p>
          </table:table-cell>
        </table:table-row>
        <table:table-row table:style-name="ro1">
          <table:table-cell office:value-type="float" office:value="1527478248.55519" calcext:value-type="float">
            <text:p>1527478248.55519</text:p>
          </table:table-cell>
          <table:table-cell office:value-type="string" calcext:value-type="string">
            <text:p>TOC_x</text:p>
          </table:table-cell>
          <table:table-cell office:value-type="float" office:value="0.91869" calcext:value-type="float">
            <text:p>0.91869</text:p>
          </table:table-cell>
          <table:table-cell office:value-type="float" office:value="-0.130843" calcext:value-type="float">
            <text:p>-0.130843</text:p>
          </table:table-cell>
          <table:table-cell office:value-type="float" office:value="0.990505" calcext:value-type="float">
            <text:p>0.990505</text:p>
          </table:table-cell>
          <table:table-cell office:value-type="float" office:value="-0.020616" calcext:value-type="float">
            <text:p>-0.020616</text:p>
          </table:table-cell>
          <table:table-cell office:value-type="float" office:value="-0.15854" calcext:value-type="float">
            <text:p>-0.15854</text:p>
          </table:table-cell>
          <table:table-cell office:value-type="string" calcext:value-type="string">
            <text:p>-0.196417</text:p>
          </table:table-cell>
        </table:table-row>
        <table:table-row table:style-name="ro1" table:visibility="filter">
          <table:table-cell office:value-type="float" office:value="1527478248.55523" calcext:value-type="float">
            <text:p>1527478248.55523</text:p>
          </table:table-cell>
          <table:table-cell office:value-type="string" calcext:value-type="string">
            <text:p>PID_y</text:p>
          </table:table-cell>
          <table:table-cell office:value-type="float" office:value="0.91869" calcext:value-type="float">
            <text:p>0.91869</text:p>
          </table:table-cell>
          <table:table-cell office:value-type="float" office:value="-0.130843" calcext:value-type="float">
            <text:p>-0.130843</text:p>
          </table:table-cell>
          <table:table-cell office:value-type="float" office:value="0.990505" calcext:value-type="float">
            <text:p>0.990505</text:p>
          </table:table-cell>
          <table:table-cell office:value-type="float" office:value="-0.020616" calcext:value-type="float">
            <text:p>-0.020616</text:p>
          </table:table-cell>
          <table:table-cell office:value-type="float" office:value="-0.15854" calcext:value-type="float">
            <text:p>-0.15854</text:p>
          </table:table-cell>
          <table:table-cell office:value-type="string" calcext:value-type="string">
            <text:p>-0.196417</text:p>
          </table:table-cell>
        </table:table-row>
        <table:table-row table:style-name="ro1">
          <table:table-cell office:value-type="float" office:value="1527478248.57451" calcext:value-type="float">
            <text:p>1527478248.57451</text:p>
          </table:table-cell>
          <table:table-cell office:value-type="string" calcext:value-type="string">
            <text:p>TOC_x</text:p>
          </table:table-cell>
          <table:table-cell office:value-type="float" office:value="0.899395" calcext:value-type="float">
            <text:p>0.899395</text:p>
          </table:table-cell>
          <table:table-cell office:value-type="float" office:value="-0.146785" calcext:value-type="float">
            <text:p>-0.146785</text:p>
          </table:table-cell>
          <table:table-cell office:value-type="float" office:value="0.986684" calcext:value-type="float">
            <text:p>0.986684</text:p>
          </table:table-cell>
          <table:table-cell office:value-type="float" office:value="-0.021887" calcext:value-type="float">
            <text:p>-0.021887</text:p>
          </table:table-cell>
          <table:table-cell office:value-type="float" office:value="-0.174789" calcext:value-type="float">
            <text:p>-0.174789</text:p>
          </table:table-cell>
          <table:table-cell office:value-type="string" calcext:value-type="string">
            <text:p>-0.209080</text:p>
          </table:table-cell>
        </table:table-row>
        <table:table-row table:style-name="ro1" table:visibility="filter">
          <table:table-cell office:value-type="float" office:value="1527478248.57453" calcext:value-type="float">
            <text:p>1527478248.57453</text:p>
          </table:table-cell>
          <table:table-cell office:value-type="string" calcext:value-type="string">
            <text:p>PID_y</text:p>
          </table:table-cell>
          <table:table-cell office:value-type="float" office:value="0.899395" calcext:value-type="float">
            <text:p>0.899395</text:p>
          </table:table-cell>
          <table:table-cell office:value-type="float" office:value="-0.146785" calcext:value-type="float">
            <text:p>-0.146785</text:p>
          </table:table-cell>
          <table:table-cell office:value-type="float" office:value="0.986684" calcext:value-type="float">
            <text:p>0.986684</text:p>
          </table:table-cell>
          <table:table-cell office:value-type="float" office:value="-0.021887" calcext:value-type="float">
            <text:p>-0.021887</text:p>
          </table:table-cell>
          <table:table-cell office:value-type="float" office:value="-0.174789" calcext:value-type="float">
            <text:p>-0.174789</text:p>
          </table:table-cell>
          <table:table-cell office:value-type="string" calcext:value-type="string">
            <text:p>-0.209080</text:p>
          </table:table-cell>
        </table:table-row>
        <table:table-row table:style-name="ro1">
          <table:table-cell office:value-type="float" office:value="1527478248.59483" calcext:value-type="float">
            <text:p>1527478248.59483</text:p>
          </table:table-cell>
          <table:table-cell office:value-type="string" calcext:value-type="string">
            <text:p>TOC_x</text:p>
          </table:table-cell>
          <table:table-cell office:value-type="float" office:value="0.87341" calcext:value-type="float">
            <text:p>0.87341</text:p>
          </table:table-cell>
          <table:table-cell office:value-type="float" office:value="-0.094069" calcext:value-type="float">
            <text:p>-0.094069</text:p>
          </table:table-cell>
          <table:table-cell office:value-type="float" office:value="0.982603" calcext:value-type="float">
            <text:p>0.982603</text:p>
          </table:table-cell>
          <table:table-cell office:value-type="float" office:value="-0.026256" calcext:value-type="float">
            <text:p>-0.026256</text:p>
          </table:table-cell>
          <table:table-cell office:value-type="float" office:value="-0.195493" calcext:value-type="float">
            <text:p>-0.195493</text:p>
          </table:table-cell>
          <table:table-cell office:value-type="string" calcext:value-type="string">
            <text:p>-0.154061</text:p>
          </table:table-cell>
        </table:table-row>
        <table:table-row table:style-name="ro1" table:visibility="filter">
          <table:table-cell office:value-type="float" office:value="1527478248.59485" calcext:value-type="float">
            <text:p>1527478248.59485</text:p>
          </table:table-cell>
          <table:table-cell office:value-type="string" calcext:value-type="string">
            <text:p>PID_y</text:p>
          </table:table-cell>
          <table:table-cell office:value-type="float" office:value="0.87341" calcext:value-type="float">
            <text:p>0.87341</text:p>
          </table:table-cell>
          <table:table-cell office:value-type="float" office:value="-0.094069" calcext:value-type="float">
            <text:p>-0.094069</text:p>
          </table:table-cell>
          <table:table-cell office:value-type="float" office:value="0.982603" calcext:value-type="float">
            <text:p>0.982603</text:p>
          </table:table-cell>
          <table:table-cell office:value-type="float" office:value="-0.026256" calcext:value-type="float">
            <text:p>-0.026256</text:p>
          </table:table-cell>
          <table:table-cell office:value-type="float" office:value="-0.195493" calcext:value-type="float">
            <text:p>-0.195493</text:p>
          </table:table-cell>
          <table:table-cell office:value-type="string" calcext:value-type="string">
            <text:p>-0.154061</text:p>
          </table:table-cell>
        </table:table-row>
        <table:table-row table:style-name="ro1">
          <table:table-cell office:value-type="float" office:value="1527478248.61516" calcext:value-type="float">
            <text:p>1527478248.61516</text:p>
          </table:table-cell>
          <table:table-cell office:value-type="string" calcext:value-type="string">
            <text:p>TOC_x</text:p>
          </table:table-cell>
          <table:table-cell office:value-type="float" office:value="0.841691" calcext:value-type="float">
            <text:p>0.841691</text:p>
          </table:table-cell>
          <table:table-cell office:value-type="float" office:value="-0.110574" calcext:value-type="float">
            <text:p>-0.110574</text:p>
          </table:table-cell>
          <table:table-cell office:value-type="float" office:value="0.975673" calcext:value-type="float">
            <text:p>0.975673</text:p>
          </table:table-cell>
          <table:table-cell office:value-type="float" office:value="-0.02358" calcext:value-type="float">
            <text:p>-0.02358</text:p>
          </table:table-cell>
          <table:table-cell office:value-type="float" office:value="-0.21655" calcext:value-type="float">
            <text:p>-0.21655</text:p>
          </table:table-cell>
          <table:table-cell office:value-type="string" calcext:value-type="string">
            <text:p>-0.174493</text:p>
          </table:table-cell>
        </table:table-row>
        <table:table-row table:style-name="ro1" table:visibility="filter">
          <table:table-cell office:value-type="float" office:value="1527478248.61519" calcext:value-type="float">
            <text:p>1527478248.61519</text:p>
          </table:table-cell>
          <table:table-cell office:value-type="string" calcext:value-type="string">
            <text:p>PID_y</text:p>
          </table:table-cell>
          <table:table-cell office:value-type="float" office:value="0.841691" calcext:value-type="float">
            <text:p>0.841691</text:p>
          </table:table-cell>
          <table:table-cell office:value-type="float" office:value="-0.110574" calcext:value-type="float">
            <text:p>-0.110574</text:p>
          </table:table-cell>
          <table:table-cell office:value-type="float" office:value="0.975673" calcext:value-type="float">
            <text:p>0.975673</text:p>
          </table:table-cell>
          <table:table-cell office:value-type="float" office:value="-0.02358" calcext:value-type="float">
            <text:p>-0.02358</text:p>
          </table:table-cell>
          <table:table-cell office:value-type="float" office:value="-0.21655" calcext:value-type="float">
            <text:p>-0.21655</text:p>
          </table:table-cell>
          <table:table-cell office:value-type="string" calcext:value-type="string">
            <text:p>-0.174493</text:p>
          </table:table-cell>
        </table:table-row>
        <table:table-row table:style-name="ro1">
          <table:table-cell office:value-type="float" office:value="1527478248.63438" calcext:value-type="float">
            <text:p>1527478248.63438</text:p>
          </table:table-cell>
          <table:table-cell office:value-type="string" calcext:value-type="string">
            <text:p>TOC_x</text:p>
          </table:table-cell>
          <table:table-cell office:value-type="float" office:value="0.845481" calcext:value-type="float">
            <text:p>0.845481</text:p>
          </table:table-cell>
          <table:table-cell office:value-type="float" office:value="-0.027774" calcext:value-type="float">
            <text:p>-0.027774</text:p>
          </table:table-cell>
          <table:table-cell office:value-type="float" office:value="0.971831" calcext:value-type="float">
            <text:p>0.971831</text:p>
          </table:table-cell>
          <table:table-cell office:value-type="float" office:value="-0.016599" calcext:value-type="float">
            <text:p>-0.016599</text:p>
          </table:table-cell>
          <table:table-cell office:value-type="float" office:value="-0.210292" calcext:value-type="float">
            <text:p>-0.210292</text:p>
          </table:table-cell>
          <table:table-cell office:value-type="string" calcext:value-type="string">
            <text:p>-0.062539</text:p>
          </table:table-cell>
        </table:table-row>
        <table:table-row table:style-name="ro1" table:visibility="filter">
          <table:table-cell office:value-type="float" office:value="1527478248.6344" calcext:value-type="float">
            <text:p>1527478248.6344</text:p>
          </table:table-cell>
          <table:table-cell office:value-type="string" calcext:value-type="string">
            <text:p>PID_y</text:p>
          </table:table-cell>
          <table:table-cell office:value-type="float" office:value="0.845481" calcext:value-type="float">
            <text:p>0.845481</text:p>
          </table:table-cell>
          <table:table-cell office:value-type="float" office:value="-0.027774" calcext:value-type="float">
            <text:p>-0.027774</text:p>
          </table:table-cell>
          <table:table-cell office:value-type="float" office:value="0.971831" calcext:value-type="float">
            <text:p>0.971831</text:p>
          </table:table-cell>
          <table:table-cell office:value-type="float" office:value="-0.016599" calcext:value-type="float">
            <text:p>-0.016599</text:p>
          </table:table-cell>
          <table:table-cell office:value-type="float" office:value="-0.210292" calcext:value-type="float">
            <text:p>-0.210292</text:p>
          </table:table-cell>
          <table:table-cell office:value-type="string" calcext:value-type="string">
            <text:p>-0.062539</text:p>
          </table:table-cell>
        </table:table-row>
        <table:table-row table:style-name="ro1">
          <table:table-cell office:value-type="float" office:value="1527478248.65463" calcext:value-type="float">
            <text:p>1527478248.65463</text:p>
          </table:table-cell>
          <table:table-cell office:value-type="string" calcext:value-type="string">
            <text:p>TOC_x</text:p>
          </table:table-cell>
          <table:table-cell office:value-type="float" office:value="0.740172" calcext:value-type="float">
            <text:p>0.740172</text:p>
          </table:table-cell>
          <table:table-cell office:value-type="float" office:value="-0.030945" calcext:value-type="float">
            <text:p>-0.030945</text:p>
          </table:table-cell>
          <table:table-cell office:value-type="float" office:value="0.9626" calcext:value-type="float">
            <text:p>0.9626</text:p>
          </table:table-cell>
          <table:table-cell office:value-type="float" office:value="-0.025413" calcext:value-type="float">
            <text:p>-0.025413</text:p>
          </table:table-cell>
          <table:table-cell office:value-type="float" office:value="-0.279016" calcext:value-type="float">
            <text:p>-0.279016</text:p>
          </table:table-cell>
          <table:table-cell office:value-type="string" calcext:value-type="string">
            <text:p>-0.044002</text:p>
          </table:table-cell>
        </table:table-row>
        <table:table-row table:style-name="ro1" table:visibility="filter">
          <table:table-cell office:value-type="float" office:value="1527478248.65466" calcext:value-type="float">
            <text:p>1527478248.65466</text:p>
          </table:table-cell>
          <table:table-cell office:value-type="string" calcext:value-type="string">
            <text:p>PID_y</text:p>
          </table:table-cell>
          <table:table-cell office:value-type="float" office:value="0.740172" calcext:value-type="float">
            <text:p>0.740172</text:p>
          </table:table-cell>
          <table:table-cell office:value-type="float" office:value="-0.030945" calcext:value-type="float">
            <text:p>-0.030945</text:p>
          </table:table-cell>
          <table:table-cell office:value-type="float" office:value="0.9626" calcext:value-type="float">
            <text:p>0.9626</text:p>
          </table:table-cell>
          <table:table-cell office:value-type="float" office:value="-0.025413" calcext:value-type="float">
            <text:p>-0.025413</text:p>
          </table:table-cell>
          <table:table-cell office:value-type="float" office:value="-0.279016" calcext:value-type="float">
            <text:p>-0.279016</text:p>
          </table:table-cell>
          <table:table-cell office:value-type="string" calcext:value-type="string">
            <text:p>-0.044002</text:p>
          </table:table-cell>
        </table:table-row>
        <table:table-row table:style-name="ro1">
          <table:table-cell office:value-type="float" office:value="1527478248.6749" calcext:value-type="float">
            <text:p>1527478248.6749</text:p>
          </table:table-cell>
          <table:table-cell office:value-type="string" calcext:value-type="string">
            <text:p>TOC_x</text:p>
          </table:table-cell>
          <table:table-cell office:value-type="float" office:value="0.733679" calcext:value-type="float">
            <text:p>0.733679</text:p>
          </table:table-cell>
          <table:table-cell office:value-type="float" office:value="-0.014409" calcext:value-type="float">
            <text:p>-0.014409</text:p>
          </table:table-cell>
          <table:table-cell office:value-type="float" office:value="0.958442" calcext:value-type="float">
            <text:p>0.958442</text:p>
          </table:table-cell>
          <table:table-cell office:value-type="float" office:value="-0.018465" calcext:value-type="float">
            <text:p>-0.018465</text:p>
          </table:table-cell>
          <table:table-cell office:value-type="float" office:value="-0.280476" calcext:value-type="float">
            <text:p>-0.280476</text:p>
          </table:table-cell>
          <table:table-cell office:value-type="string" calcext:value-type="string">
            <text:p>0.037677</text:p>
          </table:table-cell>
        </table:table-row>
        <table:table-row table:style-name="ro1" table:visibility="filter">
          <table:table-cell office:value-type="float" office:value="1527478248.67492" calcext:value-type="float">
            <text:p>1527478248.67492</text:p>
          </table:table-cell>
          <table:table-cell office:value-type="string" calcext:value-type="string">
            <text:p>PID_y</text:p>
          </table:table-cell>
          <table:table-cell office:value-type="float" office:value="0.733679" calcext:value-type="float">
            <text:p>0.733679</text:p>
          </table:table-cell>
          <table:table-cell office:value-type="float" office:value="-0.014409" calcext:value-type="float">
            <text:p>-0.014409</text:p>
          </table:table-cell>
          <table:table-cell office:value-type="float" office:value="0.958442" calcext:value-type="float">
            <text:p>0.958442</text:p>
          </table:table-cell>
          <table:table-cell office:value-type="float" office:value="-0.018465" calcext:value-type="float">
            <text:p>-0.018465</text:p>
          </table:table-cell>
          <table:table-cell office:value-type="float" office:value="-0.280476" calcext:value-type="float">
            <text:p>-0.280476</text:p>
          </table:table-cell>
          <table:table-cell office:value-type="string" calcext:value-type="string">
            <text:p>0.037677</text:p>
          </table:table-cell>
        </table:table-row>
        <table:table-row table:style-name="ro1">
          <table:table-cell office:value-type="float" office:value="1527478248.69516" calcext:value-type="float">
            <text:p>1527478248.69516</text:p>
          </table:table-cell>
          <table:table-cell office:value-type="string" calcext:value-type="string">
            <text:p>TOC_x</text:p>
          </table:table-cell>
          <table:table-cell office:value-type="float" office:value="0.698014" calcext:value-type="float">
            <text:p>0.698014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.952548" calcext:value-type="float">
            <text:p>0.952548</text:p>
          </table:table-cell>
          <table:table-cell office:value-type="float" office:value="-0.017929" calcext:value-type="float">
            <text:p>-0.017929</text:p>
          </table:table-cell>
          <table:table-cell office:value-type="float" office:value="-0.298474" calcext:value-type="float">
            <text:p>-0.298474</text:p>
          </table:table-cell>
          <table:table-cell office:value-type="string" calcext:value-type="string">
            <text:p>0.085980</text:p>
          </table:table-cell>
        </table:table-row>
        <table:table-row table:style-name="ro1" table:visibility="filter">
          <table:table-cell office:value-type="float" office:value="1527478248.69518" calcext:value-type="float">
            <text:p>1527478248.69518</text:p>
          </table:table-cell>
          <table:table-cell office:value-type="string" calcext:value-type="string">
            <text:p>PID_y</text:p>
          </table:table-cell>
          <table:table-cell office:value-type="float" office:value="0.698014" calcext:value-type="float">
            <text:p>0.698014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.952548" calcext:value-type="float">
            <text:p>0.952548</text:p>
          </table:table-cell>
          <table:table-cell office:value-type="float" office:value="-0.017929" calcext:value-type="float">
            <text:p>-0.017929</text:p>
          </table:table-cell>
          <table:table-cell office:value-type="float" office:value="-0.298474" calcext:value-type="float">
            <text:p>-0.298474</text:p>
          </table:table-cell>
          <table:table-cell office:value-type="string" calcext:value-type="string">
            <text:p>0.085980</text:p>
          </table:table-cell>
        </table:table-row>
        <table:table-row table:style-name="ro1">
          <table:table-cell office:value-type="float" office:value="1527478248.71438" calcext:value-type="float">
            <text:p>1527478248.71438</text:p>
          </table:table-cell>
          <table:table-cell office:value-type="string" calcext:value-type="string">
            <text:p>TOC_x</text:p>
          </table:table-cell>
          <table:table-cell office:value-type="float" office:value="0.615321" calcext:value-type="float">
            <text:p>0.615321</text:p>
          </table:table-cell>
          <table:table-cell office:value-type="float" office:value="-0.029635" calcext:value-type="float">
            <text:p>-0.029635</text:p>
          </table:table-cell>
          <table:table-cell office:value-type="float" office:value="0.942177" calcext:value-type="float">
            <text:p>0.942177</text:p>
          </table:table-cell>
          <table:table-cell office:value-type="float" office:value="-0.026723" calcext:value-type="float">
            <text:p>-0.026723</text:p>
          </table:table-cell>
          <table:table-cell office:value-type="float" office:value="-0.33823" calcext:value-type="float">
            <text:p>-0.33823</text:p>
          </table:table-cell>
          <table:table-cell office:value-type="string" calcext:value-type="string">
            <text:p>-0.031926</text:p>
          </table:table-cell>
        </table:table-row>
        <table:table-row table:style-name="ro1" table:visibility="filter">
          <table:table-cell office:value-type="float" office:value="1527478248.71441" calcext:value-type="float">
            <text:p>1527478248.71441</text:p>
          </table:table-cell>
          <table:table-cell office:value-type="string" calcext:value-type="string">
            <text:p>PID_y</text:p>
          </table:table-cell>
          <table:table-cell office:value-type="float" office:value="0.615321" calcext:value-type="float">
            <text:p>0.615321</text:p>
          </table:table-cell>
          <table:table-cell office:value-type="float" office:value="-0.029635" calcext:value-type="float">
            <text:p>-0.029635</text:p>
          </table:table-cell>
          <table:table-cell office:value-type="float" office:value="0.942177" calcext:value-type="float">
            <text:p>0.942177</text:p>
          </table:table-cell>
          <table:table-cell office:value-type="float" office:value="-0.026723" calcext:value-type="float">
            <text:p>-0.026723</text:p>
          </table:table-cell>
          <table:table-cell office:value-type="float" office:value="-0.33823" calcext:value-type="float">
            <text:p>-0.33823</text:p>
          </table:table-cell>
          <table:table-cell office:value-type="string" calcext:value-type="string">
            <text:p>-0.031926</text:p>
          </table:table-cell>
        </table:table-row>
        <table:table-row table:style-name="ro1">
          <table:table-cell office:value-type="float" office:value="1527478248.73469" calcext:value-type="float">
            <text:p>1527478248.73469</text:p>
          </table:table-cell>
          <table:table-cell office:value-type="string" calcext:value-type="string">
            <text:p>TOC_x</text:p>
          </table:table-cell>
          <table:table-cell office:value-type="float" office:value="0.560204" calcext:value-type="float">
            <text:p>0.560204</text:p>
          </table:table-cell>
          <table:table-cell office:value-type="float" office:value="-0.038079" calcext:value-type="float">
            <text:p>-0.038079</text:p>
          </table:table-cell>
          <table:table-cell office:value-type="float" office:value="0.935644" calcext:value-type="float">
            <text:p>0.935644</text:p>
          </table:table-cell>
          <table:table-cell office:value-type="float" office:value="-0.023377" calcext:value-type="float">
            <text:p>-0.023377</text:p>
          </table:table-cell>
          <table:table-cell office:value-type="float" office:value="-0.362497" calcext:value-type="float">
            <text:p>-0.362497</text:p>
          </table:table-cell>
          <table:table-cell office:value-type="string" calcext:value-type="string">
            <text:p>-0.071733</text:p>
          </table:table-cell>
        </table:table-row>
        <table:table-row table:style-name="ro1" table:visibility="filter">
          <table:table-cell office:value-type="float" office:value="1527478248.73471" calcext:value-type="float">
            <text:p>1527478248.73471</text:p>
          </table:table-cell>
          <table:table-cell office:value-type="string" calcext:value-type="string">
            <text:p>PID_y</text:p>
          </table:table-cell>
          <table:table-cell office:value-type="float" office:value="0.560204" calcext:value-type="float">
            <text:p>0.560204</text:p>
          </table:table-cell>
          <table:table-cell office:value-type="float" office:value="-0.038079" calcext:value-type="float">
            <text:p>-0.038079</text:p>
          </table:table-cell>
          <table:table-cell office:value-type="float" office:value="0.935644" calcext:value-type="float">
            <text:p>0.935644</text:p>
          </table:table-cell>
          <table:table-cell office:value-type="float" office:value="-0.023377" calcext:value-type="float">
            <text:p>-0.023377</text:p>
          </table:table-cell>
          <table:table-cell office:value-type="float" office:value="-0.362497" calcext:value-type="float">
            <text:p>-0.362497</text:p>
          </table:table-cell>
          <table:table-cell office:value-type="string" calcext:value-type="string">
            <text:p>-0.071733</text:p>
          </table:table-cell>
        </table:table-row>
        <table:table-row table:style-name="ro1">
          <table:table-cell office:value-type="float" office:value="1527478248.75495" calcext:value-type="float">
            <text:p>1527478248.75495</text:p>
          </table:table-cell>
          <table:table-cell office:value-type="string" calcext:value-type="string">
            <text:p>TOC_x</text:p>
          </table:table-cell>
          <table:table-cell office:value-type="float" office:value="0.519827" calcext:value-type="float">
            <text:p>0.519827</text:p>
          </table:table-cell>
          <table:table-cell office:value-type="float" office:value="-0.019337" calcext:value-type="float">
            <text:p>-0.019337</text:p>
          </table:table-cell>
          <table:table-cell office:value-type="float" office:value="0.924994" calcext:value-type="float">
            <text:p>0.924994</text:p>
          </table:table-cell>
          <table:table-cell office:value-type="float" office:value="-0.021888" calcext:value-type="float">
            <text:p>-0.021888</text:p>
          </table:table-cell>
          <table:table-cell office:value-type="float" office:value="-0.376574" calcext:value-type="float">
            <text:p>-0.376574</text:p>
          </table:table-cell>
          <table:table-cell office:value-type="string" calcext:value-type="string">
            <text:p>0.029878</text:p>
          </table:table-cell>
        </table:table-row>
        <table:table-row table:style-name="ro1" table:visibility="filter">
          <table:table-cell office:value-type="float" office:value="1527478248.75496" calcext:value-type="float">
            <text:p>1527478248.75496</text:p>
          </table:table-cell>
          <table:table-cell office:value-type="string" calcext:value-type="string">
            <text:p>PID_y</text:p>
          </table:table-cell>
          <table:table-cell office:value-type="float" office:value="0.519827" calcext:value-type="float">
            <text:p>0.519827</text:p>
          </table:table-cell>
          <table:table-cell office:value-type="float" office:value="-0.019337" calcext:value-type="float">
            <text:p>-0.019337</text:p>
          </table:table-cell>
          <table:table-cell office:value-type="float" office:value="0.924994" calcext:value-type="float">
            <text:p>0.924994</text:p>
          </table:table-cell>
          <table:table-cell office:value-type="float" office:value="-0.021888" calcext:value-type="float">
            <text:p>-0.021888</text:p>
          </table:table-cell>
          <table:table-cell office:value-type="float" office:value="-0.376574" calcext:value-type="float">
            <text:p>-0.376574</text:p>
          </table:table-cell>
          <table:table-cell office:value-type="string" calcext:value-type="string">
            <text:p>0.029878</text:p>
          </table:table-cell>
        </table:table-row>
        <table:table-row table:style-name="ro1">
          <table:table-cell office:value-type="float" office:value="1527478248.7752" calcext:value-type="float">
            <text:p>1527478248.7752</text:p>
          </table:table-cell>
          <table:table-cell office:value-type="string" calcext:value-type="string">
            <text:p>TOC_x</text:p>
          </table:table-cell>
          <table:table-cell office:value-type="float" office:value="0.420416" calcext:value-type="float">
            <text:p>0.420416</text:p>
          </table:table-cell>
          <table:table-cell office:value-type="float" office:value="-0.034443" calcext:value-type="float">
            <text:p>-0.034443</text:p>
          </table:table-cell>
          <table:table-cell office:value-type="float" office:value="0.916769" calcext:value-type="float">
            <text:p>0.916769</text:p>
          </table:table-cell>
          <table:table-cell office:value-type="float" office:value="-0.024074" calcext:value-type="float">
            <text:p>-0.024074</text:p>
          </table:table-cell>
          <table:table-cell office:value-type="float" office:value="-0.416802" calcext:value-type="float">
            <text:p>-0.416802</text:p>
          </table:table-cell>
          <table:table-cell office:value-type="string" calcext:value-type="string">
            <text:p>-0.060241</text:p>
          </table:table-cell>
        </table:table-row>
        <table:table-row table:style-name="ro1" table:visibility="filter">
          <table:table-cell office:value-type="float" office:value="1527478248.77522" calcext:value-type="float">
            <text:p>1527478248.77522</text:p>
          </table:table-cell>
          <table:table-cell office:value-type="string" calcext:value-type="string">
            <text:p>PID_y</text:p>
          </table:table-cell>
          <table:table-cell office:value-type="float" office:value="0.420416" calcext:value-type="float">
            <text:p>0.420416</text:p>
          </table:table-cell>
          <table:table-cell office:value-type="float" office:value="-0.034443" calcext:value-type="float">
            <text:p>-0.034443</text:p>
          </table:table-cell>
          <table:table-cell office:value-type="float" office:value="0.916769" calcext:value-type="float">
            <text:p>0.916769</text:p>
          </table:table-cell>
          <table:table-cell office:value-type="float" office:value="-0.024074" calcext:value-type="float">
            <text:p>-0.024074</text:p>
          </table:table-cell>
          <table:table-cell office:value-type="float" office:value="-0.416802" calcext:value-type="float">
            <text:p>-0.416802</text:p>
          </table:table-cell>
          <table:table-cell office:value-type="string" calcext:value-type="string">
            <text:p>-0.060241</text:p>
          </table:table-cell>
        </table:table-row>
        <table:table-row table:style-name="ro1">
          <table:table-cell office:value-type="float" office:value="1527478248.79436" calcext:value-type="float">
            <text:p>1527478248.79436</text:p>
          </table:table-cell>
          <table:table-cell office:value-type="string" calcext:value-type="string">
            <text:p>TOC_x</text:p>
          </table:table-cell>
          <table:table-cell office:value-type="float" office:value="0.34338" calcext:value-type="float">
            <text:p>0.34338</text:p>
          </table:table-cell>
          <table:table-cell office:value-type="float" office:value="-0.029867" calcext:value-type="float">
            <text:p>-0.029867</text:p>
          </table:table-cell>
          <table:table-cell office:value-type="float" office:value="0.90852" calcext:value-type="float">
            <text:p>0.90852</text:p>
          </table:table-cell>
          <table:table-cell office:value-type="float" office:value="-0.022621" calcext:value-type="float">
            <text:p>-0.022621</text:p>
          </table:table-cell>
          <table:table-cell office:value-type="float" office:value="-0.444746" calcext:value-type="float">
            <text:p>-0.444746</text:p>
          </table:table-cell>
          <table:table-cell office:value-type="string" calcext:value-type="string">
            <text:p>-0.050362</text:p>
          </table:table-cell>
        </table:table-row>
        <table:table-row table:style-name="ro1" table:visibility="filter">
          <table:table-cell office:value-type="float" office:value="1527478248.79438" calcext:value-type="float">
            <text:p>1527478248.79438</text:p>
          </table:table-cell>
          <table:table-cell office:value-type="string" calcext:value-type="string">
            <text:p>PID_y</text:p>
          </table:table-cell>
          <table:table-cell office:value-type="float" office:value="0.34338" calcext:value-type="float">
            <text:p>0.34338</text:p>
          </table:table-cell>
          <table:table-cell office:value-type="float" office:value="-0.029867" calcext:value-type="float">
            <text:p>-0.029867</text:p>
          </table:table-cell>
          <table:table-cell office:value-type="float" office:value="0.90852" calcext:value-type="float">
            <text:p>0.90852</text:p>
          </table:table-cell>
          <table:table-cell office:value-type="float" office:value="-0.022621" calcext:value-type="float">
            <text:p>-0.022621</text:p>
          </table:table-cell>
          <table:table-cell office:value-type="float" office:value="-0.444746" calcext:value-type="float">
            <text:p>-0.444746</text:p>
          </table:table-cell>
          <table:table-cell office:value-type="string" calcext:value-type="string">
            <text:p>-0.050362</text:p>
          </table:table-cell>
        </table:table-row>
        <table:table-row table:style-name="ro1">
          <table:table-cell office:value-type="float" office:value="1527478248.81467" calcext:value-type="float">
            <text:p>1527478248.81467</text:p>
          </table:table-cell>
          <table:table-cell office:value-type="string" calcext:value-type="string">
            <text:p>TOC_x</text:p>
          </table:table-cell>
          <table:table-cell office:value-type="float" office:value="0.29194" calcext:value-type="float">
            <text:p>0.29194</text:p>
          </table:table-cell>
          <table:table-cell office:value-type="float" office:value="0.024809" calcext:value-type="float">
            <text:p>0.024809</text:p>
          </table:table-cell>
          <table:table-cell office:value-type="float" office:value="0.896026" calcext:value-type="float">
            <text:p>0.896026</text:p>
          </table:table-cell>
          <table:table-cell office:value-type="float" office:value="-0.014843" calcext:value-type="float">
            <text:p>-0.014843</text:p>
          </table:table-cell>
          <table:table-cell office:value-type="float" office:value="-0.459815" calcext:value-type="float">
            <text:p>-0.459815</text:p>
          </table:table-cell>
          <table:table-cell office:value-type="string" calcext:value-type="string">
            <text:p>0.117805</text:p>
          </table:table-cell>
        </table:table-row>
        <table:table-row table:style-name="ro1" table:visibility="filter">
          <table:table-cell office:value-type="float" office:value="1527478248.81469" calcext:value-type="float">
            <text:p>1527478248.81469</text:p>
          </table:table-cell>
          <table:table-cell office:value-type="string" calcext:value-type="string">
            <text:p>PID_y</text:p>
          </table:table-cell>
          <table:table-cell office:value-type="float" office:value="0.29194" calcext:value-type="float">
            <text:p>0.29194</text:p>
          </table:table-cell>
          <table:table-cell office:value-type="float" office:value="0.024809" calcext:value-type="float">
            <text:p>0.024809</text:p>
          </table:table-cell>
          <table:table-cell office:value-type="float" office:value="0.896026" calcext:value-type="float">
            <text:p>0.896026</text:p>
          </table:table-cell>
          <table:table-cell office:value-type="float" office:value="-0.014843" calcext:value-type="float">
            <text:p>-0.014843</text:p>
          </table:table-cell>
          <table:table-cell office:value-type="float" office:value="-0.459815" calcext:value-type="float">
            <text:p>-0.459815</text:p>
          </table:table-cell>
          <table:table-cell office:value-type="string" calcext:value-type="string">
            <text:p>0.117805</text:p>
          </table:table-cell>
        </table:table-row>
        <table:table-row table:style-name="ro1">
          <table:table-cell office:value-type="float" office:value="1527478248.83493" calcext:value-type="float">
            <text:p>1527478248.83493</text:p>
          </table:table-cell>
          <table:table-cell office:value-type="string" calcext:value-type="string">
            <text:p>TOC_x</text:p>
          </table:table-cell>
          <table:table-cell office:value-type="float" office:value="0.203019" calcext:value-type="float">
            <text:p>0.203019</text:p>
          </table:table-cell>
          <table:table-cell office:value-type="float" office:value="0.039027" calcext:value-type="float">
            <text:p>0.039027</text:p>
          </table:table-cell>
          <table:table-cell office:value-type="float" office:value="0.886547" calcext:value-type="float">
            <text:p>0.886547</text:p>
          </table:table-cell>
          <table:table-cell office:value-type="float" office:value="-0.010152" calcext:value-type="float">
            <text:p>-0.010152</text:p>
          </table:table-cell>
          <table:table-cell office:value-type="float" office:value="-0.489116" calcext:value-type="float">
            <text:p>-0.489116</text:p>
          </table:table-cell>
          <table:table-cell office:value-type="string" calcext:value-type="string">
            <text:p>0.131197</text:p>
          </table:table-cell>
        </table:table-row>
        <table:table-row table:style-name="ro1" table:visibility="filter">
          <table:table-cell office:value-type="float" office:value="1527478248.83496" calcext:value-type="float">
            <text:p>1527478248.83496</text:p>
          </table:table-cell>
          <table:table-cell office:value-type="string" calcext:value-type="string">
            <text:p>PID_y</text:p>
          </table:table-cell>
          <table:table-cell office:value-type="float" office:value="0.203019" calcext:value-type="float">
            <text:p>0.203019</text:p>
          </table:table-cell>
          <table:table-cell office:value-type="float" office:value="0.039027" calcext:value-type="float">
            <text:p>0.039027</text:p>
          </table:table-cell>
          <table:table-cell office:value-type="float" office:value="0.886547" calcext:value-type="float">
            <text:p>0.886547</text:p>
          </table:table-cell>
          <table:table-cell office:value-type="float" office:value="-0.010152" calcext:value-type="float">
            <text:p>-0.010152</text:p>
          </table:table-cell>
          <table:table-cell office:value-type="float" office:value="-0.489116" calcext:value-type="float">
            <text:p>-0.489116</text:p>
          </table:table-cell>
          <table:table-cell office:value-type="string" calcext:value-type="string">
            <text:p>0.131197</text:p>
          </table:table-cell>
        </table:table-row>
        <table:table-row table:style-name="ro1">
          <table:table-cell office:value-type="float" office:value="1527478248.85521" calcext:value-type="float">
            <text:p>1527478248.85521</text:p>
          </table:table-cell>
          <table:table-cell office:value-type="string" calcext:value-type="string">
            <text:p>TOC_x</text:p>
          </table:table-cell>
          <table:table-cell office:value-type="float" office:value="0.094346" calcext:value-type="float">
            <text:p>0.094346</text:p>
          </table:table-cell>
          <table:table-cell office:value-type="float" office:value="-0.006687" calcext:value-type="float">
            <text:p>-0.006687</text:p>
          </table:table-cell>
          <table:table-cell office:value-type="float" office:value="0.872568" calcext:value-type="float">
            <text:p>0.872568</text:p>
          </table:table-cell>
          <table:table-cell office:value-type="float" office:value="-0.016133" calcext:value-type="float">
            <text:p>-0.016133</text:p>
          </table:table-cell>
          <table:table-cell office:value-type="float" office:value="-0.521898" calcext:value-type="float">
            <text:p>-0.521898</text:p>
          </table:table-cell>
          <table:table-cell office:value-type="string" calcext:value-type="string">
            <text:p>0.057501</text:p>
          </table:table-cell>
        </table:table-row>
        <table:table-row table:style-name="ro1" table:visibility="filter">
          <table:table-cell office:value-type="float" office:value="1527478248.85523" calcext:value-type="float">
            <text:p>1527478248.85523</text:p>
          </table:table-cell>
          <table:table-cell office:value-type="string" calcext:value-type="string">
            <text:p>PID_y</text:p>
          </table:table-cell>
          <table:table-cell office:value-type="float" office:value="0.094346" calcext:value-type="float">
            <text:p>0.094346</text:p>
          </table:table-cell>
          <table:table-cell office:value-type="float" office:value="-0.006687" calcext:value-type="float">
            <text:p>-0.006687</text:p>
          </table:table-cell>
          <table:table-cell office:value-type="float" office:value="0.872568" calcext:value-type="float">
            <text:p>0.872568</text:p>
          </table:table-cell>
          <table:table-cell office:value-type="float" office:value="-0.016133" calcext:value-type="float">
            <text:p>-0.016133</text:p>
          </table:table-cell>
          <table:table-cell office:value-type="float" office:value="-0.521898" calcext:value-type="float">
            <text:p>-0.521898</text:p>
          </table:table-cell>
          <table:table-cell office:value-type="string" calcext:value-type="string">
            <text:p>0.057501</text:p>
          </table:table-cell>
        </table:table-row>
        <table:table-row table:style-name="ro1">
          <table:table-cell office:value-type="float" office:value="1527478248.8745" calcext:value-type="float">
            <text:p>1527478248.8745</text:p>
          </table:table-cell>
          <table:table-cell office:value-type="string" calcext:value-type="string">
            <text:p>TOC_x</text:p>
          </table:table-cell>
          <table:table-cell office:value-type="float" office:value="-0.000446" calcext:value-type="float">
            <text:p>-0.000446</text:p>
          </table:table-cell>
          <table:table-cell office:value-type="float" office:value="0.045138" calcext:value-type="float">
            <text:p>0.045138</text:p>
          </table:table-cell>
          <table:table-cell office:value-type="float" office:value="0.862069" calcext:value-type="float">
            <text:p>0.862069</text:p>
          </table:table-cell>
          <table:table-cell office:value-type="float" office:value="-0.010321" calcext:value-type="float">
            <text:p>-0.010321</text:p>
          </table:table-cell>
          <table:table-cell office:value-type="float" office:value="-0.549436" calcext:value-type="float">
            <text:p>-0.549436</text:p>
          </table:table-cell>
          <table:table-cell office:value-type="string" calcext:value-type="string">
            <text:p>0.139322</text:p>
          </table:table-cell>
        </table:table-row>
        <table:table-row table:style-name="ro1" table:visibility="filter">
          <table:table-cell office:value-type="float" office:value="1527478248.87452" calcext:value-type="float">
            <text:p>1527478248.87452</text:p>
          </table:table-cell>
          <table:table-cell office:value-type="string" calcext:value-type="string">
            <text:p>PID_y</text:p>
          </table:table-cell>
          <table:table-cell office:value-type="float" office:value="-0.000446" calcext:value-type="float">
            <text:p>-0.000446</text:p>
          </table:table-cell>
          <table:table-cell office:value-type="float" office:value="0.045138" calcext:value-type="float">
            <text:p>0.045138</text:p>
          </table:table-cell>
          <table:table-cell office:value-type="float" office:value="0.862069" calcext:value-type="float">
            <text:p>0.862069</text:p>
          </table:table-cell>
          <table:table-cell office:value-type="float" office:value="-0.010321" calcext:value-type="float">
            <text:p>-0.010321</text:p>
          </table:table-cell>
          <table:table-cell office:value-type="float" office:value="-0.549436" calcext:value-type="float">
            <text:p>-0.549436</text:p>
          </table:table-cell>
          <table:table-cell office:value-type="string" calcext:value-type="string">
            <text:p>0.139322</text:p>
          </table:table-cell>
        </table:table-row>
        <table:table-row table:style-name="ro1">
          <table:table-cell office:value-type="float" office:value="1527478248.89477" calcext:value-type="float">
            <text:p>1527478248.89477</text:p>
          </table:table-cell>
          <table:table-cell office:value-type="string" calcext:value-type="string">
            <text:p>TOC_x</text:p>
          </table:table-cell>
          <table:table-cell office:value-type="float" office:value="-0.066238" calcext:value-type="float">
            <text:p>-0.066238</text:p>
          </table:table-cell>
          <table:table-cell office:value-type="float" office:value="0.036363" calcext:value-type="float">
            <text:p>0.036363</text:p>
          </table:table-cell>
          <table:table-cell office:value-type="float" office:value="0.851578" calcext:value-type="float">
            <text:p>0.851578</text:p>
          </table:table-cell>
          <table:table-cell office:value-type="float" office:value="-0.009994" calcext:value-type="float">
            <text:p>-0.009994</text:p>
          </table:table-cell>
          <table:table-cell office:value-type="float" office:value="-0.566777" calcext:value-type="float">
            <text:p>-0.566777</text:p>
          </table:table-cell>
          <table:table-cell office:value-type="string" calcext:value-type="string">
            <text:p>0.127377</text:p>
          </table:table-cell>
        </table:table-row>
        <table:table-row table:style-name="ro1" table:visibility="filter">
          <table:table-cell office:value-type="float" office:value="1527478248.89479" calcext:value-type="float">
            <text:p>1527478248.89479</text:p>
          </table:table-cell>
          <table:table-cell office:value-type="string" calcext:value-type="string">
            <text:p>PID_y</text:p>
          </table:table-cell>
          <table:table-cell office:value-type="float" office:value="-0.066238" calcext:value-type="float">
            <text:p>-0.066238</text:p>
          </table:table-cell>
          <table:table-cell office:value-type="float" office:value="0.036363" calcext:value-type="float">
            <text:p>0.036363</text:p>
          </table:table-cell>
          <table:table-cell office:value-type="float" office:value="0.851578" calcext:value-type="float">
            <text:p>0.851578</text:p>
          </table:table-cell>
          <table:table-cell office:value-type="float" office:value="-0.009994" calcext:value-type="float">
            <text:p>-0.009994</text:p>
          </table:table-cell>
          <table:table-cell office:value-type="float" office:value="-0.566777" calcext:value-type="float">
            <text:p>-0.566777</text:p>
          </table:table-cell>
          <table:table-cell office:value-type="string" calcext:value-type="string">
            <text:p>0.127377</text:p>
          </table:table-cell>
        </table:table-row>
        <table:table-row table:style-name="ro1">
          <table:table-cell office:value-type="float" office:value="1527478248.91503" calcext:value-type="float">
            <text:p>1527478248.91503</text:p>
          </table:table-cell>
          <table:table-cell office:value-type="string" calcext:value-type="string">
            <text:p>TOC_x</text:p>
          </table:table-cell>
          <table:table-cell office:value-type="float" office:value="-0.251779" calcext:value-type="float">
            <text:p>-0.251779</text:p>
          </table:table-cell>
          <table:table-cell office:value-type="float" office:value="0.03301" calcext:value-type="float">
            <text:p>0.03301</text:p>
          </table:table-cell>
          <table:table-cell office:value-type="float" office:value="0.834097" calcext:value-type="float">
            <text:p>0.834097</text:p>
          </table:table-cell>
          <table:table-cell office:value-type="float" office:value="-0.003666" calcext:value-type="float">
            <text:p>-0.003666</text:p>
          </table:table-cell>
          <table:table-cell office:value-type="float" office:value="-0.616488" calcext:value-type="float">
            <text:p>-0.616488</text:p>
          </table:table-cell>
          <table:table-cell office:value-type="string" calcext:value-type="string">
            <text:p>0.113300</text:p>
          </table:table-cell>
        </table:table-row>
        <table:table-row table:style-name="ro1" table:visibility="filter">
          <table:table-cell office:value-type="float" office:value="1527478248.91505" calcext:value-type="float">
            <text:p>1527478248.91505</text:p>
          </table:table-cell>
          <table:table-cell office:value-type="string" calcext:value-type="string">
            <text:p>PID_y</text:p>
          </table:table-cell>
          <table:table-cell office:value-type="float" office:value="-0.251779" calcext:value-type="float">
            <text:p>-0.251779</text:p>
          </table:table-cell>
          <table:table-cell office:value-type="float" office:value="0.03301" calcext:value-type="float">
            <text:p>0.03301</text:p>
          </table:table-cell>
          <table:table-cell office:value-type="float" office:value="0.834097" calcext:value-type="float">
            <text:p>0.834097</text:p>
          </table:table-cell>
          <table:table-cell office:value-type="float" office:value="-0.003666" calcext:value-type="float">
            <text:p>-0.003666</text:p>
          </table:table-cell>
          <table:table-cell office:value-type="float" office:value="-0.616488" calcext:value-type="float">
            <text:p>-0.616488</text:p>
          </table:table-cell>
          <table:table-cell office:value-type="string" calcext:value-type="string">
            <text:p>0.113300</text:p>
          </table:table-cell>
        </table:table-row>
        <table:table-row table:style-name="ro1">
          <table:table-cell office:value-type="float" office:value="1527478248.93529" calcext:value-type="float">
            <text:p>1527478248.93529</text:p>
          </table:table-cell>
          <table:table-cell office:value-type="string" calcext:value-type="string">
            <text:p>TOC_x</text:p>
          </table:table-cell>
          <table:table-cell office:value-type="float" office:value="-0.36488" calcext:value-type="float">
            <text:p>-0.36488</text:p>
          </table:table-cell>
          <table:table-cell office:value-type="float" office:value="-0.005914" calcext:value-type="float">
            <text:p>-0.005914</text:p>
          </table:table-cell>
          <table:table-cell office:value-type="float" office:value="0.821775" calcext:value-type="float">
            <text:p>0.821775</text:p>
          </table:table-cell>
          <table:table-cell office:value-type="float" office:value="-0.007831" calcext:value-type="float">
            <text:p>-0.007831</text:p>
          </table:table-cell>
          <table:table-cell office:value-type="float" office:value="-0.644461" calcext:value-type="float">
            <text:p>-0.644461</text:p>
          </table:table-cell>
          <table:table-cell office:value-type="string" calcext:value-type="string">
            <text:p>0.025901</text:p>
          </table:table-cell>
        </table:table-row>
        <table:table-row table:style-name="ro1" table:visibility="filter">
          <table:table-cell office:value-type="float" office:value="1527478248.93531" calcext:value-type="float">
            <text:p>1527478248.93531</text:p>
          </table:table-cell>
          <table:table-cell office:value-type="string" calcext:value-type="string">
            <text:p>PID_y</text:p>
          </table:table-cell>
          <table:table-cell office:value-type="float" office:value="-0.36488" calcext:value-type="float">
            <text:p>-0.36488</text:p>
          </table:table-cell>
          <table:table-cell office:value-type="float" office:value="-0.005914" calcext:value-type="float">
            <text:p>-0.005914</text:p>
          </table:table-cell>
          <table:table-cell office:value-type="float" office:value="0.821775" calcext:value-type="float">
            <text:p>0.821775</text:p>
          </table:table-cell>
          <table:table-cell office:value-type="float" office:value="-0.007831" calcext:value-type="float">
            <text:p>-0.007831</text:p>
          </table:table-cell>
          <table:table-cell office:value-type="float" office:value="-0.644461" calcext:value-type="float">
            <text:p>-0.644461</text:p>
          </table:table-cell>
          <table:table-cell office:value-type="string" calcext:value-type="string">
            <text:p>0.025901</text:p>
          </table:table-cell>
        </table:table-row>
        <table:table-row table:style-name="ro1">
          <table:table-cell office:value-type="float" office:value="1527478248.95454" calcext:value-type="float">
            <text:p>1527478248.95454</text:p>
          </table:table-cell>
          <table:table-cell office:value-type="string" calcext:value-type="string">
            <text:p>TOC_x</text:p>
          </table:table-cell>
          <table:table-cell office:value-type="float" office:value="-0.749994" calcext:value-type="float">
            <text:p>-0.749994</text:p>
          </table:table-cell>
          <table:table-cell office:value-type="float" office:value="-0.003821" calcext:value-type="float">
            <text:p>-0.003821</text:p>
          </table:table-cell>
          <table:table-cell office:value-type="float" office:value="0.799667" calcext:value-type="float">
            <text:p>0.799667</text:p>
          </table:table-cell>
          <table:table-cell office:value-type="float" office:value="-0.011131" calcext:value-type="float">
            <text:p>-0.011131</text:p>
          </table:table-cell>
          <table:table-cell office:value-type="float" office:value="-0.736466" calcext:value-type="float">
            <text:p>-0.736466</text:p>
          </table:table-cell>
          <table:table-cell office:value-type="string" calcext:value-type="string">
            <text:p>0.050580</text:p>
          </table:table-cell>
        </table:table-row>
        <table:table-row table:style-name="ro1" table:visibility="filter">
          <table:table-cell office:value-type="float" office:value="1527478248.95456" calcext:value-type="float">
            <text:p>1527478248.95456</text:p>
          </table:table-cell>
          <table:table-cell office:value-type="string" calcext:value-type="string">
            <text:p>PID_y</text:p>
          </table:table-cell>
          <table:table-cell office:value-type="float" office:value="-0.749994" calcext:value-type="float">
            <text:p>-0.749994</text:p>
          </table:table-cell>
          <table:table-cell office:value-type="float" office:value="-0.003821" calcext:value-type="float">
            <text:p>-0.003821</text:p>
          </table:table-cell>
          <table:table-cell office:value-type="float" office:value="0.799667" calcext:value-type="float">
            <text:p>0.799667</text:p>
          </table:table-cell>
          <table:table-cell office:value-type="float" office:value="-0.011131" calcext:value-type="float">
            <text:p>-0.011131</text:p>
          </table:table-cell>
          <table:table-cell office:value-type="float" office:value="-0.736466" calcext:value-type="float">
            <text:p>-0.736466</text:p>
          </table:table-cell>
          <table:table-cell office:value-type="string" calcext:value-type="string">
            <text:p>0.050580</text:p>
          </table:table-cell>
        </table:table-row>
        <table:table-row table:style-name="ro1">
          <table:table-cell office:value-type="float" office:value="1527478248.97483" calcext:value-type="float">
            <text:p>1527478248.97483</text:p>
          </table:table-cell>
          <table:table-cell office:value-type="string" calcext:value-type="string">
            <text:p>TOC_x</text:p>
          </table:table-cell>
          <table:table-cell office:value-type="float" office:value="-1.113763" calcext:value-type="float">
            <text:p>-1.113763</text:p>
          </table:table-cell>
          <table:table-cell office:value-type="float" office:value="-0.009012" calcext:value-type="float">
            <text:p>-0.009012</text:p>
          </table:table-cell>
          <table:table-cell office:value-type="float" office:value="0.780721" calcext:value-type="float">
            <text:p>0.780721</text:p>
          </table:table-cell>
          <table:table-cell office:value-type="float" office:value="-0.009242" calcext:value-type="float">
            <text:p>-0.009242</text:p>
          </table:table-cell>
          <table:table-cell office:value-type="float" office:value="-0.814291" calcext:value-type="float">
            <text:p>-0.814291</text:p>
          </table:table-cell>
          <table:table-cell office:value-type="string" calcext:value-type="string">
            <text:p>0.008961</text:p>
          </table:table-cell>
        </table:table-row>
        <table:table-row table:style-name="ro1" table:visibility="filter">
          <table:table-cell office:value-type="float" office:value="1527478248.97485" calcext:value-type="float">
            <text:p>1527478248.97485</text:p>
          </table:table-cell>
          <table:table-cell office:value-type="string" calcext:value-type="string">
            <text:p>PID_y</text:p>
          </table:table-cell>
          <table:table-cell office:value-type="float" office:value="-1.113763" calcext:value-type="float">
            <text:p>-1.113763</text:p>
          </table:table-cell>
          <table:table-cell office:value-type="float" office:value="-0.009012" calcext:value-type="float">
            <text:p>-0.009012</text:p>
          </table:table-cell>
          <table:table-cell office:value-type="float" office:value="0.780721" calcext:value-type="float">
            <text:p>0.780721</text:p>
          </table:table-cell>
          <table:table-cell office:value-type="float" office:value="-0.009242" calcext:value-type="float">
            <text:p>-0.009242</text:p>
          </table:table-cell>
          <table:table-cell office:value-type="float" office:value="-0.814291" calcext:value-type="float">
            <text:p>-0.814291</text:p>
          </table:table-cell>
          <table:table-cell office:value-type="string" calcext:value-type="string">
            <text:p>0.008961</text:p>
          </table:table-cell>
        </table:table-row>
        <table:table-row table:style-name="ro1">
          <table:table-cell office:value-type="float" office:value="1527478248.99515" calcext:value-type="float">
            <text:p>1527478248.99515</text:p>
          </table:table-cell>
          <table:table-cell office:value-type="string" calcext:value-type="string">
            <text:p>TOC_x</text:p>
          </table:table-cell>
          <table:table-cell office:value-type="float" office:value="-1.638044" calcext:value-type="float">
            <text:p>-1.638044</text:p>
          </table:table-cell>
          <table:table-cell office:value-type="float" office:value="-0.012433" calcext:value-type="float">
            <text:p>-0.012433</text:p>
          </table:table-cell>
          <table:table-cell office:value-type="float" office:value="0.759861" calcext:value-type="float">
            <text:p>0.759861</text:p>
          </table:table-cell>
          <table:table-cell office:value-type="float" office:value="-0.01158" calcext:value-type="float">
            <text:p>-0.01158</text:p>
          </table:table-cell>
          <table:table-cell office:value-type="float" office:value="-0.916115" calcext:value-type="float">
            <text:p>-0.916115</text:p>
          </table:table-cell>
          <table:table-cell office:value-type="string" calcext:value-type="string">
            <text:p>-0.017280</text:p>
          </table:table-cell>
        </table:table-row>
        <table:table-row table:style-name="ro1" table:visibility="filter">
          <table:table-cell office:value-type="float" office:value="1527478248.99517" calcext:value-type="float">
            <text:p>1527478248.99517</text:p>
          </table:table-cell>
          <table:table-cell office:value-type="string" calcext:value-type="string">
            <text:p>PID_y</text:p>
          </table:table-cell>
          <table:table-cell office:value-type="float" office:value="-1.638044" calcext:value-type="float">
            <text:p>-1.638044</text:p>
          </table:table-cell>
          <table:table-cell office:value-type="float" office:value="-0.012433" calcext:value-type="float">
            <text:p>-0.012433</text:p>
          </table:table-cell>
          <table:table-cell office:value-type="float" office:value="0.759861" calcext:value-type="float">
            <text:p>0.759861</text:p>
          </table:table-cell>
          <table:table-cell office:value-type="float" office:value="-0.01158" calcext:value-type="float">
            <text:p>-0.01158</text:p>
          </table:table-cell>
          <table:table-cell office:value-type="float" office:value="-0.916115" calcext:value-type="float">
            <text:p>-0.916115</text:p>
          </table:table-cell>
          <table:table-cell office:value-type="string" calcext:value-type="string">
            <text:p>-0.017280</text:p>
          </table:table-cell>
        </table:table-row>
        <table:table-row table:style-name="ro1">
          <table:table-cell office:value-type="float" office:value="1527478249.01545" calcext:value-type="float">
            <text:p>1527478249.01545</text:p>
          </table:table-cell>
          <table:table-cell office:value-type="string" calcext:value-type="string">
            <text:p>TOC_x</text:p>
          </table:table-cell>
          <table:table-cell office:value-type="float" office:value="-2.456122" calcext:value-type="float">
            <text:p>-2.456122</text:p>
          </table:table-cell>
          <table:table-cell office:value-type="float" office:value="-0.078285" calcext:value-type="float">
            <text:p>-0.078285</text:p>
          </table:table-cell>
          <table:table-cell office:value-type="float" office:value="0.728149" calcext:value-type="float">
            <text:p>0.728149</text:p>
          </table:table-cell>
          <table:table-cell office:value-type="float" office:value="-0.018201" calcext:value-type="float">
            <text:p>-0.018201</text:p>
          </table:table-cell>
          <table:table-cell office:value-type="float" office:value="-1.055696" calcext:value-type="float">
            <text:p>-1.055696</text:p>
          </table:table-cell>
          <table:table-cell office:value-type="string" calcext:value-type="string">
            <text:p>-0.145016</text:p>
          </table:table-cell>
        </table:table-row>
        <table:table-row table:style-name="ro1" table:visibility="filter">
          <table:table-cell office:value-type="float" office:value="1527478249.01547" calcext:value-type="float">
            <text:p>1527478249.01547</text:p>
          </table:table-cell>
          <table:table-cell office:value-type="string" calcext:value-type="string">
            <text:p>PID_y</text:p>
          </table:table-cell>
          <table:table-cell office:value-type="float" office:value="-2.456122" calcext:value-type="float">
            <text:p>-2.456122</text:p>
          </table:table-cell>
          <table:table-cell office:value-type="float" office:value="-0.078285" calcext:value-type="float">
            <text:p>-0.078285</text:p>
          </table:table-cell>
          <table:table-cell office:value-type="float" office:value="0.728149" calcext:value-type="float">
            <text:p>0.728149</text:p>
          </table:table-cell>
          <table:table-cell office:value-type="float" office:value="-0.018201" calcext:value-type="float">
            <text:p>-0.018201</text:p>
          </table:table-cell>
          <table:table-cell office:value-type="float" office:value="-1.055696" calcext:value-type="float">
            <text:p>-1.055696</text:p>
          </table:table-cell>
          <table:table-cell office:value-type="string" calcext:value-type="string">
            <text:p>-0.145016</text:p>
          </table:table-cell>
        </table:table-row>
        <table:table-row table:style-name="ro1">
          <table:table-cell office:value-type="float" office:value="1527478249.0347" calcext:value-type="float">
            <text:p>1527478249.0347</text:p>
          </table:table-cell>
          <table:table-cell office:value-type="string" calcext:value-type="string">
            <text:p>TOC_x</text:p>
          </table:table-cell>
          <table:table-cell office:value-type="float" office:value="-3.101694" calcext:value-type="float">
            <text:p>-3.101694</text:p>
          </table:table-cell>
          <table:table-cell office:value-type="float" office:value="-0.082947" calcext:value-type="float">
            <text:p>-0.082947</text:p>
          </table:table-cell>
          <table:table-cell office:value-type="float" office:value="0.706943" calcext:value-type="float">
            <text:p>0.706943</text:p>
          </table:table-cell>
          <table:table-cell office:value-type="float" office:value="-0.022227" calcext:value-type="float">
            <text:p>-0.022227</text:p>
          </table:table-cell>
          <table:table-cell office:value-type="float" office:value="-1.154566" calcext:value-type="float">
            <text:p>-1.154566</text:p>
          </table:table-cell>
          <table:table-cell office:value-type="string" calcext:value-type="string">
            <text:p>-0.145781</text:p>
          </table:table-cell>
        </table:table-row>
        <table:table-row table:style-name="ro1" table:visibility="filter">
          <table:table-cell office:value-type="float" office:value="1527478249.03471" calcext:value-type="float">
            <text:p>1527478249.03471</text:p>
          </table:table-cell>
          <table:table-cell office:value-type="string" calcext:value-type="string">
            <text:p>PID_y</text:p>
          </table:table-cell>
          <table:table-cell office:value-type="float" office:value="-3.101694" calcext:value-type="float">
            <text:p>-3.101694</text:p>
          </table:table-cell>
          <table:table-cell office:value-type="float" office:value="-0.082947" calcext:value-type="float">
            <text:p>-0.082947</text:p>
          </table:table-cell>
          <table:table-cell office:value-type="float" office:value="0.706943" calcext:value-type="float">
            <text:p>0.706943</text:p>
          </table:table-cell>
          <table:table-cell office:value-type="float" office:value="-0.022227" calcext:value-type="float">
            <text:p>-0.022227</text:p>
          </table:table-cell>
          <table:table-cell office:value-type="float" office:value="-1.154566" calcext:value-type="float">
            <text:p>-1.154566</text:p>
          </table:table-cell>
          <table:table-cell office:value-type="string" calcext:value-type="string">
            <text:p>-0.145781</text:p>
          </table:table-cell>
        </table:table-row>
        <table:table-row table:style-name="ro1">
          <table:table-cell office:value-type="float" office:value="1527478249.0549" calcext:value-type="float">
            <text:p>1527478249.0549</text:p>
          </table:table-cell>
          <table:table-cell office:value-type="string" calcext:value-type="string">
            <text:p>TOC_x</text:p>
          </table:table-cell>
          <table:table-cell office:value-type="float" office:value="-3.497533" calcext:value-type="float">
            <text:p>-3.497533</text:p>
          </table:table-cell>
          <table:table-cell office:value-type="float" office:value="-0.054841" calcext:value-type="float">
            <text:p>-0.054841</text:p>
          </table:table-cell>
          <table:table-cell office:value-type="float" office:value="0.678225" calcext:value-type="float">
            <text:p>0.678225</text:p>
          </table:table-cell>
          <table:table-cell office:value-type="float" office:value="-0.021826" calcext:value-type="float">
            <text:p>-0.021826</text:p>
          </table:table-cell>
          <table:table-cell office:value-type="float" office:value="-1.208932" calcext:value-type="float">
            <text:p>-1.208932</text:p>
          </table:table-cell>
          <table:table-cell office:value-type="string" calcext:value-type="string">
            <text:p>-0.107495</text:p>
          </table:table-cell>
        </table:table-row>
        <table:table-row table:style-name="ro1" table:visibility="filter">
          <table:table-cell office:value-type="float" office:value="1527478249.05492" calcext:value-type="float">
            <text:p>1527478249.05492</text:p>
          </table:table-cell>
          <table:table-cell office:value-type="string" calcext:value-type="string">
            <text:p>PID_y</text:p>
          </table:table-cell>
          <table:table-cell office:value-type="float" office:value="-3.497533" calcext:value-type="float">
            <text:p>-3.497533</text:p>
          </table:table-cell>
          <table:table-cell office:value-type="float" office:value="-0.054841" calcext:value-type="float">
            <text:p>-0.054841</text:p>
          </table:table-cell>
          <table:table-cell office:value-type="float" office:value="0.678225" calcext:value-type="float">
            <text:p>0.678225</text:p>
          </table:table-cell>
          <table:table-cell office:value-type="float" office:value="-0.021826" calcext:value-type="float">
            <text:p>-0.021826</text:p>
          </table:table-cell>
          <table:table-cell office:value-type="float" office:value="-1.208932" calcext:value-type="float">
            <text:p>-1.208932</text:p>
          </table:table-cell>
          <table:table-cell office:value-type="string" calcext:value-type="string">
            <text:p>-0.107495</text:p>
          </table:table-cell>
        </table:table-row>
        <table:table-row table:style-name="ro1">
          <table:table-cell office:value-type="float" office:value="1527478249.07512" calcext:value-type="float">
            <text:p>1527478249.07512</text:p>
          </table:table-cell>
          <table:table-cell office:value-type="string" calcext:value-type="string">
            <text:p>TOC_x</text:p>
          </table:table-cell>
          <table:table-cell office:value-type="float" office:value="-3.175249" calcext:value-type="float">
            <text:p>-3.175249</text:p>
          </table:table-cell>
          <table:table-cell office:value-type="float" office:value="-0.053386" calcext:value-type="float">
            <text:p>-0.053386</text:p>
          </table:table-cell>
          <table:table-cell office:value-type="float" office:value="0.664381" calcext:value-type="float">
            <text:p>0.664381</text:p>
          </table:table-cell>
          <table:table-cell office:value-type="float" office:value="-0.020005" calcext:value-type="float">
            <text:p>-0.020005</text:p>
          </table:table-cell>
          <table:table-cell office:value-type="float" office:value="-1.159254" calcext:value-type="float">
            <text:p>-1.159254</text:p>
          </table:table-cell>
          <table:table-cell office:value-type="string" calcext:value-type="string">
            <text:p>-0.108089</text:p>
          </table:table-cell>
        </table:table-row>
        <table:table-row table:style-name="ro1" table:visibility="filter">
          <table:table-cell office:value-type="float" office:value="1527478249.07514" calcext:value-type="float">
            <text:p>1527478249.07514</text:p>
          </table:table-cell>
          <table:table-cell office:value-type="string" calcext:value-type="string">
            <text:p>PID_y</text:p>
          </table:table-cell>
          <table:table-cell office:value-type="float" office:value="-3.175249" calcext:value-type="float">
            <text:p>-3.175249</text:p>
          </table:table-cell>
          <table:table-cell office:value-type="float" office:value="-0.053386" calcext:value-type="float">
            <text:p>-0.053386</text:p>
          </table:table-cell>
          <table:table-cell office:value-type="float" office:value="0.664381" calcext:value-type="float">
            <text:p>0.664381</text:p>
          </table:table-cell>
          <table:table-cell office:value-type="float" office:value="-0.020005" calcext:value-type="float">
            <text:p>-0.020005</text:p>
          </table:table-cell>
          <table:table-cell office:value-type="float" office:value="-1.159254" calcext:value-type="float">
            <text:p>-1.159254</text:p>
          </table:table-cell>
          <table:table-cell office:value-type="string" calcext:value-type="string">
            <text:p>-0.108089</text:p>
          </table:table-cell>
        </table:table-row>
        <table:table-row table:style-name="ro1">
          <table:table-cell office:value-type="float" office:value="1527478249.09435" calcext:value-type="float">
            <text:p>1527478249.09435</text:p>
          </table:table-cell>
          <table:table-cell office:value-type="string" calcext:value-type="string">
            <text:p>TOC_x</text:p>
          </table:table-cell>
          <table:table-cell office:value-type="float" office:value="-3.144968" calcext:value-type="float">
            <text:p>-3.144968</text:p>
          </table:table-cell>
          <table:table-cell office:value-type="float" office:value="-0.059131" calcext:value-type="float">
            <text:p>-0.059131</text:p>
          </table:table-cell>
          <table:table-cell office:value-type="float" office:value="0.645361" calcext:value-type="float">
            <text:p>0.645361</text:p>
          </table:table-cell>
          <table:table-cell office:value-type="float" office:value="-0.022684" calcext:value-type="float">
            <text:p>-0.022684</text:p>
          </table:table-cell>
          <table:table-cell office:value-type="float" office:value="-1.151788" calcext:value-type="float">
            <text:p>-1.151788</text:p>
          </table:table-cell>
          <table:table-cell office:value-type="string" calcext:value-type="string">
            <text:p>-0.112944</text:p>
          </table:table-cell>
        </table:table-row>
        <table:table-row table:style-name="ro1" table:visibility="filter">
          <table:table-cell office:value-type="float" office:value="1527478249.09437" calcext:value-type="float">
            <text:p>1527478249.09437</text:p>
          </table:table-cell>
          <table:table-cell office:value-type="string" calcext:value-type="string">
            <text:p>PID_y</text:p>
          </table:table-cell>
          <table:table-cell office:value-type="float" office:value="-3.144968" calcext:value-type="float">
            <text:p>-3.144968</text:p>
          </table:table-cell>
          <table:table-cell office:value-type="float" office:value="-0.059131" calcext:value-type="float">
            <text:p>-0.059131</text:p>
          </table:table-cell>
          <table:table-cell office:value-type="float" office:value="0.645361" calcext:value-type="float">
            <text:p>0.645361</text:p>
          </table:table-cell>
          <table:table-cell office:value-type="float" office:value="-0.022684" calcext:value-type="float">
            <text:p>-0.022684</text:p>
          </table:table-cell>
          <table:table-cell office:value-type="float" office:value="-1.151788" calcext:value-type="float">
            <text:p>-1.151788</text:p>
          </table:table-cell>
          <table:table-cell office:value-type="string" calcext:value-type="string">
            <text:p>-0.112944</text:p>
          </table:table-cell>
        </table:table-row>
        <table:table-row table:style-name="ro1">
          <table:table-cell office:value-type="float" office:value="1527478249.11462" calcext:value-type="float">
            <text:p>1527478249.11462</text:p>
          </table:table-cell>
          <table:table-cell office:value-type="string" calcext:value-type="string">
            <text:p>TOC_x</text:p>
          </table:table-cell>
          <table:table-cell office:value-type="float" office:value="-1.840949" calcext:value-type="float">
            <text:p>-1.840949</text:p>
          </table:table-cell>
          <table:table-cell office:value-type="float" office:value="-0.025177" calcext:value-type="float">
            <text:p>-0.025177</text:p>
          </table:table-cell>
          <table:table-cell office:value-type="float" office:value="0.636074" calcext:value-type="float">
            <text:p>0.636074</text:p>
          </table:table-cell>
          <table:table-cell office:value-type="float" office:value="-0.021488" calcext:value-type="float">
            <text:p>-0.021488</text:p>
          </table:table-cell>
          <table:table-cell office:value-type="float" office:value="-0.931106" calcext:value-type="float">
            <text:p>-0.931106</text:p>
          </table:table-cell>
          <table:table-cell office:value-type="string" calcext:value-type="string">
            <text:p>-0.035932</text:p>
          </table:table-cell>
        </table:table-row>
        <table:table-row table:style-name="ro1" table:visibility="filter">
          <table:table-cell office:value-type="float" office:value="1527478249.11464" calcext:value-type="float">
            <text:p>1527478249.11464</text:p>
          </table:table-cell>
          <table:table-cell office:value-type="string" calcext:value-type="string">
            <text:p>PID_y</text:p>
          </table:table-cell>
          <table:table-cell office:value-type="float" office:value="-1.840949" calcext:value-type="float">
            <text:p>-1.840949</text:p>
          </table:table-cell>
          <table:table-cell office:value-type="float" office:value="-0.025177" calcext:value-type="float">
            <text:p>-0.025177</text:p>
          </table:table-cell>
          <table:table-cell office:value-type="float" office:value="0.636074" calcext:value-type="float">
            <text:p>0.636074</text:p>
          </table:table-cell>
          <table:table-cell office:value-type="float" office:value="-0.021488" calcext:value-type="float">
            <text:p>-0.021488</text:p>
          </table:table-cell>
          <table:table-cell office:value-type="float" office:value="-0.931106" calcext:value-type="float">
            <text:p>-0.931106</text:p>
          </table:table-cell>
          <table:table-cell office:value-type="string" calcext:value-type="string">
            <text:p>-0.035932</text:p>
          </table:table-cell>
        </table:table-row>
        <table:table-row table:style-name="ro1">
          <table:table-cell office:value-type="float" office:value="1527478249.13492" calcext:value-type="float">
            <text:p>1527478249.13492</text:p>
          </table:table-cell>
          <table:table-cell office:value-type="string" calcext:value-type="string">
            <text:p>TOC_x</text:p>
          </table:table-cell>
          <table:table-cell office:value-type="float" office:value="-1.244101" calcext:value-type="float">
            <text:p>-1.244101</text:p>
          </table:table-cell>
          <table:table-cell office:value-type="float" office:value="0.014593" calcext:value-type="float">
            <text:p>0.014593</text:p>
          </table:table-cell>
          <table:table-cell office:value-type="float" office:value="0.626099" calcext:value-type="float">
            <text:p>0.626099</text:p>
          </table:table-cell>
          <table:table-cell office:value-type="float" office:value="-0.012258" calcext:value-type="float">
            <text:p>-0.012258</text:p>
          </table:table-cell>
          <table:table-cell office:value-type="float" office:value="-0.809055" calcext:value-type="float">
            <text:p>-0.809055</text:p>
          </table:table-cell>
          <table:table-cell office:value-type="string" calcext:value-type="string">
            <text:p>0.096943</text:p>
          </table:table-cell>
        </table:table-row>
        <table:table-row table:style-name="ro1" table:visibility="filter">
          <table:table-cell office:value-type="float" office:value="1527478249.13494" calcext:value-type="float">
            <text:p>1527478249.13494</text:p>
          </table:table-cell>
          <table:table-cell office:value-type="string" calcext:value-type="string">
            <text:p>PID_y</text:p>
          </table:table-cell>
          <table:table-cell office:value-type="float" office:value="-1.244101" calcext:value-type="float">
            <text:p>-1.244101</text:p>
          </table:table-cell>
          <table:table-cell office:value-type="float" office:value="0.014593" calcext:value-type="float">
            <text:p>0.014593</text:p>
          </table:table-cell>
          <table:table-cell office:value-type="float" office:value="0.626099" calcext:value-type="float">
            <text:p>0.626099</text:p>
          </table:table-cell>
          <table:table-cell office:value-type="float" office:value="-0.012258" calcext:value-type="float">
            <text:p>-0.012258</text:p>
          </table:table-cell>
          <table:table-cell office:value-type="float" office:value="-0.809055" calcext:value-type="float">
            <text:p>-0.809055</text:p>
          </table:table-cell>
          <table:table-cell office:value-type="string" calcext:value-type="string">
            <text:p>0.096943</text:p>
          </table:table-cell>
        </table:table-row>
        <table:table-row table:style-name="ro1">
          <table:table-cell office:value-type="float" office:value="1527478249.15524" calcext:value-type="float">
            <text:p>1527478249.15524</text:p>
          </table:table-cell>
          <table:table-cell office:value-type="string" calcext:value-type="string">
            <text:p>TOC_x</text:p>
          </table:table-cell>
          <table:table-cell office:value-type="float" office:value="-0.752105" calcext:value-type="float">
            <text:p>-0.752105</text:p>
          </table:table-cell>
          <table:table-cell office:value-type="float" office:value="0.078259" calcext:value-type="float">
            <text:p>0.078259</text:p>
          </table:table-cell>
          <table:table-cell office:value-type="float" office:value="0.609276" calcext:value-type="float">
            <text:p>0.609276</text:p>
          </table:table-cell>
          <table:table-cell office:value-type="float" office:value="-0.004417" calcext:value-type="float">
            <text:p>-0.004417</text:p>
          </table:table-cell>
          <table:table-cell office:value-type="float" office:value="-0.690278" calcext:value-type="float">
            <text:p>-0.690278</text:p>
          </table:table-cell>
          <table:table-cell office:value-type="string" calcext:value-type="string">
            <text:p>0.170108</text:p>
          </table:table-cell>
        </table:table-row>
        <table:table-row table:style-name="ro1" table:visibility="filter">
          <table:table-cell office:value-type="float" office:value="1527478249.15526" calcext:value-type="float">
            <text:p>1527478249.15526</text:p>
          </table:table-cell>
          <table:table-cell office:value-type="string" calcext:value-type="string">
            <text:p>PID_y</text:p>
          </table:table-cell>
          <table:table-cell office:value-type="float" office:value="-0.752105" calcext:value-type="float">
            <text:p>-0.752105</text:p>
          </table:table-cell>
          <table:table-cell office:value-type="float" office:value="0.078259" calcext:value-type="float">
            <text:p>0.078259</text:p>
          </table:table-cell>
          <table:table-cell office:value-type="float" office:value="0.609276" calcext:value-type="float">
            <text:p>0.609276</text:p>
          </table:table-cell>
          <table:table-cell office:value-type="float" office:value="-0.004417" calcext:value-type="float">
            <text:p>-0.004417</text:p>
          </table:table-cell>
          <table:table-cell office:value-type="float" office:value="-0.690278" calcext:value-type="float">
            <text:p>-0.690278</text:p>
          </table:table-cell>
          <table:table-cell office:value-type="string" calcext:value-type="string">
            <text:p>0.170108</text:p>
          </table:table-cell>
        </table:table-row>
        <table:table-row table:style-name="ro1">
          <table:table-cell office:value-type="float" office:value="1527478249.17454" calcext:value-type="float">
            <text:p>1527478249.17454</text:p>
          </table:table-cell>
          <table:table-cell office:value-type="string" calcext:value-type="string">
            <text:p>TOC_x</text:p>
          </table:table-cell>
          <table:table-cell office:value-type="float" office:value="-0.672967" calcext:value-type="float">
            <text:p>-0.672967</text:p>
          </table:table-cell>
          <table:table-cell office:value-type="float" office:value="0.057706" calcext:value-type="float">
            <text:p>0.057706</text:p>
          </table:table-cell>
          <table:table-cell office:value-type="float" office:value="0.598315" calcext:value-type="float">
            <text:p>0.598315</text:p>
          </table:table-cell>
          <table:table-cell office:value-type="float" office:value="-0.004819" calcext:value-type="float">
            <text:p>-0.004819</text:p>
          </table:table-cell>
          <table:table-cell office:value-type="float" office:value="-0.667045" calcext:value-type="float">
            <text:p>-0.667045</text:p>
          </table:table-cell>
          <table:table-cell office:value-type="string" calcext:value-type="string">
            <text:p>0.147931</text:p>
          </table:table-cell>
        </table:table-row>
        <table:table-row table:style-name="ro1" table:visibility="filter">
          <table:table-cell office:value-type="float" office:value="1527478249.17456" calcext:value-type="float">
            <text:p>1527478249.17456</text:p>
          </table:table-cell>
          <table:table-cell office:value-type="string" calcext:value-type="string">
            <text:p>PID_y</text:p>
          </table:table-cell>
          <table:table-cell office:value-type="float" office:value="-0.672967" calcext:value-type="float">
            <text:p>-0.672967</text:p>
          </table:table-cell>
          <table:table-cell office:value-type="float" office:value="0.057706" calcext:value-type="float">
            <text:p>0.057706</text:p>
          </table:table-cell>
          <table:table-cell office:value-type="float" office:value="0.598315" calcext:value-type="float">
            <text:p>0.598315</text:p>
          </table:table-cell>
          <table:table-cell office:value-type="float" office:value="-0.004819" calcext:value-type="float">
            <text:p>-0.004819</text:p>
          </table:table-cell>
          <table:table-cell office:value-type="float" office:value="-0.667045" calcext:value-type="float">
            <text:p>-0.667045</text:p>
          </table:table-cell>
          <table:table-cell office:value-type="string" calcext:value-type="string">
            <text:p>0.147931</text:p>
          </table:table-cell>
        </table:table-row>
        <table:table-row table:style-name="ro1">
          <table:table-cell office:value-type="float" office:value="1527478249.19479" calcext:value-type="float">
            <text:p>1527478249.19479</text:p>
          </table:table-cell>
          <table:table-cell office:value-type="string" calcext:value-type="string">
            <text:p>TOC_x</text:p>
          </table:table-cell>
          <table:table-cell office:value-type="float" office:value="-0.441486" calcext:value-type="float">
            <text:p>-0.441486</text:p>
          </table:table-cell>
          <table:table-cell office:value-type="float" office:value="0.125189" calcext:value-type="float">
            <text:p>0.125189</text:p>
          </table:table-cell>
          <table:table-cell office:value-type="float" office:value="0.585114" calcext:value-type="float">
            <text:p>0.585114</text:p>
          </table:table-cell>
          <table:table-cell office:value-type="float" office:value="-0.001309" calcext:value-type="float">
            <text:p>-0.001309</text:p>
          </table:table-cell>
          <table:table-cell office:value-type="float" office:value="-0.599424" calcext:value-type="float">
            <text:p>-0.599424</text:p>
          </table:table-cell>
          <table:table-cell office:value-type="string" calcext:value-type="string">
            <text:p>0.210415</text:p>
          </table:table-cell>
        </table:table-row>
        <table:table-row table:style-name="ro1" table:visibility="filter">
          <table:table-cell office:value-type="float" office:value="1527478249.19481" calcext:value-type="float">
            <text:p>1527478249.19481</text:p>
          </table:table-cell>
          <table:table-cell office:value-type="string" calcext:value-type="string">
            <text:p>PID_y</text:p>
          </table:table-cell>
          <table:table-cell office:value-type="float" office:value="-0.441486" calcext:value-type="float">
            <text:p>-0.441486</text:p>
          </table:table-cell>
          <table:table-cell office:value-type="float" office:value="0.125189" calcext:value-type="float">
            <text:p>0.125189</text:p>
          </table:table-cell>
          <table:table-cell office:value-type="float" office:value="0.585114" calcext:value-type="float">
            <text:p>0.585114</text:p>
          </table:table-cell>
          <table:table-cell office:value-type="float" office:value="-0.001309" calcext:value-type="float">
            <text:p>-0.001309</text:p>
          </table:table-cell>
          <table:table-cell office:value-type="float" office:value="-0.599424" calcext:value-type="float">
            <text:p>-0.599424</text:p>
          </table:table-cell>
          <table:table-cell office:value-type="string" calcext:value-type="string">
            <text:p>0.210415</text:p>
          </table:table-cell>
        </table:table-row>
        <table:table-row table:style-name="ro1">
          <table:table-cell office:value-type="float" office:value="1527478249.21506" calcext:value-type="float">
            <text:p>1527478249.21506</text:p>
          </table:table-cell>
          <table:table-cell office:value-type="string" calcext:value-type="string">
            <text:p>TOC_x</text:p>
          </table:table-cell>
          <table:table-cell office:value-type="float" office:value="-0.876648" calcext:value-type="float">
            <text:p>-0.876648</text:p>
          </table:table-cell>
          <table:table-cell office:value-type="float" office:value="0.226538" calcext:value-type="float">
            <text:p>0.226538</text:p>
          </table:table-cell>
          <table:table-cell office:value-type="float" office:value="0.564601" calcext:value-type="float">
            <text:p>0.564601</text:p>
          </table:table-cell>
          <table:table-cell office:value-type="float" office:value="0.006674" calcext:value-type="float">
            <text:p>0.006674</text:p>
          </table:table-cell>
          <table:table-cell office:value-type="float" office:value="-0.710237" calcext:value-type="float">
            <text:p>-0.710237</text:p>
          </table:table-cell>
          <table:table-cell office:value-type="string" calcext:value-type="string">
            <text:p>0.277403</text:p>
          </table:table-cell>
        </table:table-row>
        <table:table-row table:style-name="ro1" table:visibility="filter">
          <table:table-cell office:value-type="float" office:value="1527478249.21508" calcext:value-type="float">
            <text:p>1527478249.21508</text:p>
          </table:table-cell>
          <table:table-cell office:value-type="string" calcext:value-type="string">
            <text:p>PID_y</text:p>
          </table:table-cell>
          <table:table-cell office:value-type="float" office:value="-0.876648" calcext:value-type="float">
            <text:p>-0.876648</text:p>
          </table:table-cell>
          <table:table-cell office:value-type="float" office:value="0.226538" calcext:value-type="float">
            <text:p>0.226538</text:p>
          </table:table-cell>
          <table:table-cell office:value-type="float" office:value="0.564601" calcext:value-type="float">
            <text:p>0.564601</text:p>
          </table:table-cell>
          <table:table-cell office:value-type="float" office:value="0.006674" calcext:value-type="float">
            <text:p>0.006674</text:p>
          </table:table-cell>
          <table:table-cell office:value-type="float" office:value="-0.710237" calcext:value-type="float">
            <text:p>-0.710237</text:p>
          </table:table-cell>
          <table:table-cell office:value-type="string" calcext:value-type="string">
            <text:p>0.277403</text:p>
          </table:table-cell>
        </table:table-row>
        <table:table-row table:style-name="ro1">
          <table:table-cell office:value-type="float" office:value="1527478249.23531" calcext:value-type="float">
            <text:p>1527478249.23531</text:p>
          </table:table-cell>
          <table:table-cell office:value-type="string" calcext:value-type="string">
            <text:p>TOC_x</text:p>
          </table:table-cell>
          <table:table-cell office:value-type="float" office:value="-0.961089" calcext:value-type="float">
            <text:p>-0.961089</text:p>
          </table:table-cell>
          <table:table-cell office:value-type="float" office:value="0.087993" calcext:value-type="float">
            <text:p>0.087993</text:p>
          </table:table-cell>
          <table:table-cell office:value-type="float" office:value="0.552842" calcext:value-type="float">
            <text:p>0.552842</text:p>
          </table:table-cell>
          <table:table-cell office:value-type="float" office:value="0.005053" calcext:value-type="float">
            <text:p>0.005053</text:p>
          </table:table-cell>
          <table:table-cell office:value-type="float" office:value="-0.727926" calcext:value-type="float">
            <text:p>-0.727926</text:p>
          </table:table-cell>
          <table:table-cell office:value-type="string" calcext:value-type="string">
            <text:p>0.170379</text:p>
          </table:table-cell>
        </table:table-row>
        <table:table-row table:style-name="ro1" table:visibility="filter">
          <table:table-cell office:value-type="float" office:value="1527478249.23534" calcext:value-type="float">
            <text:p>1527478249.23534</text:p>
          </table:table-cell>
          <table:table-cell office:value-type="string" calcext:value-type="string">
            <text:p>PID_y</text:p>
          </table:table-cell>
          <table:table-cell office:value-type="float" office:value="-0.961089" calcext:value-type="float">
            <text:p>-0.961089</text:p>
          </table:table-cell>
          <table:table-cell office:value-type="float" office:value="0.087993" calcext:value-type="float">
            <text:p>0.087993</text:p>
          </table:table-cell>
          <table:table-cell office:value-type="float" office:value="0.552842" calcext:value-type="float">
            <text:p>0.552842</text:p>
          </table:table-cell>
          <table:table-cell office:value-type="float" office:value="0.005053" calcext:value-type="float">
            <text:p>0.005053</text:p>
          </table:table-cell>
          <table:table-cell office:value-type="float" office:value="-0.727926" calcext:value-type="float">
            <text:p>-0.727926</text:p>
          </table:table-cell>
          <table:table-cell office:value-type="string" calcext:value-type="string">
            <text:p>0.170379</text:p>
          </table:table-cell>
        </table:table-row>
        <table:table-row table:style-name="ro1">
          <table:table-cell office:value-type="float" office:value="1527478249.25455" calcext:value-type="float">
            <text:p>1527478249.25455</text:p>
          </table:table-cell>
          <table:table-cell office:value-type="string" calcext:value-type="string">
            <text:p>TOC_x</text:p>
          </table:table-cell>
          <table:table-cell office:value-type="float" office:value="-0.891707" calcext:value-type="float">
            <text:p>-0.891707</text:p>
          </table:table-cell>
          <table:table-cell office:value-type="float" office:value="0.063073" calcext:value-type="float">
            <text:p>0.063073</text:p>
          </table:table-cell>
          <table:table-cell office:value-type="float" office:value="0.538883" calcext:value-type="float">
            <text:p>0.538883</text:p>
          </table:table-cell>
          <table:table-cell office:value-type="float" office:value="0.009281" calcext:value-type="float">
            <text:p>0.009281</text:p>
          </table:table-cell>
          <table:table-cell office:value-type="float" office:value="-0.707606" calcext:value-type="float">
            <text:p>-0.707606</text:p>
          </table:table-cell>
          <table:table-cell office:value-type="string" calcext:value-type="string">
            <text:p>0.137212</text:p>
          </table:table-cell>
        </table:table-row>
        <table:table-row table:style-name="ro1" table:visibility="filter">
          <table:table-cell office:value-type="float" office:value="1527478249.25457" calcext:value-type="float">
            <text:p>1527478249.25457</text:p>
          </table:table-cell>
          <table:table-cell office:value-type="string" calcext:value-type="string">
            <text:p>PID_y</text:p>
          </table:table-cell>
          <table:table-cell office:value-type="float" office:value="-0.891707" calcext:value-type="float">
            <text:p>-0.891707</text:p>
          </table:table-cell>
          <table:table-cell office:value-type="float" office:value="0.063073" calcext:value-type="float">
            <text:p>0.063073</text:p>
          </table:table-cell>
          <table:table-cell office:value-type="float" office:value="0.538883" calcext:value-type="float">
            <text:p>0.538883</text:p>
          </table:table-cell>
          <table:table-cell office:value-type="float" office:value="0.009281" calcext:value-type="float">
            <text:p>0.009281</text:p>
          </table:table-cell>
          <table:table-cell office:value-type="float" office:value="-0.707606" calcext:value-type="float">
            <text:p>-0.707606</text:p>
          </table:table-cell>
          <table:table-cell office:value-type="string" calcext:value-type="string">
            <text:p>0.137212</text:p>
          </table:table-cell>
        </table:table-row>
        <table:table-row table:style-name="ro1">
          <table:table-cell office:value-type="float" office:value="1527478249.27485" calcext:value-type="float">
            <text:p>1527478249.27485</text:p>
          </table:table-cell>
          <table:table-cell office:value-type="string" calcext:value-type="string">
            <text:p>TOC_x</text:p>
          </table:table-cell>
          <table:table-cell office:value-type="float" office:value="-0.724896" calcext:value-type="float">
            <text:p>-0.724896</text:p>
          </table:table-cell>
          <table:table-cell office:value-type="float" office:value="0.084389" calcext:value-type="float">
            <text:p>0.084389</text:p>
          </table:table-cell>
          <table:table-cell office:value-type="float" office:value="0.53185" calcext:value-type="float">
            <text:p>0.53185</text:p>
          </table:table-cell>
          <table:table-cell office:value-type="float" office:value="0.011178" calcext:value-type="float">
            <text:p>0.011178</text:p>
          </table:table-cell>
          <table:table-cell office:value-type="float" office:value="-0.66322" calcext:value-type="float">
            <text:p>-0.66322</text:p>
          </table:table-cell>
          <table:table-cell office:value-type="string" calcext:value-type="string">
            <text:p>0.160075</text:p>
          </table:table-cell>
        </table:table-row>
        <table:table-row table:style-name="ro1" table:visibility="filter">
          <table:table-cell office:value-type="float" office:value="1527478249.27487" calcext:value-type="float">
            <text:p>1527478249.27487</text:p>
          </table:table-cell>
          <table:table-cell office:value-type="string" calcext:value-type="string">
            <text:p>PID_y</text:p>
          </table:table-cell>
          <table:table-cell office:value-type="float" office:value="-0.724896" calcext:value-type="float">
            <text:p>-0.724896</text:p>
          </table:table-cell>
          <table:table-cell office:value-type="float" office:value="0.084389" calcext:value-type="float">
            <text:p>0.084389</text:p>
          </table:table-cell>
          <table:table-cell office:value-type="float" office:value="0.53185" calcext:value-type="float">
            <text:p>0.53185</text:p>
          </table:table-cell>
          <table:table-cell office:value-type="float" office:value="0.011178" calcext:value-type="float">
            <text:p>0.011178</text:p>
          </table:table-cell>
          <table:table-cell office:value-type="float" office:value="-0.66322" calcext:value-type="float">
            <text:p>-0.66322</text:p>
          </table:table-cell>
          <table:table-cell office:value-type="string" calcext:value-type="string">
            <text:p>0.160075</text:p>
          </table:table-cell>
        </table:table-row>
        <table:table-row table:style-name="ro1">
          <table:table-cell office:value-type="float" office:value="1527478249.29516" calcext:value-type="float">
            <text:p>1527478249.29516</text:p>
          </table:table-cell>
          <table:table-cell office:value-type="string" calcext:value-type="string">
            <text:p>TOC_x</text:p>
          </table:table-cell>
          <table:table-cell office:value-type="float" office:value="-0.480566" calcext:value-type="float">
            <text:p>-0.480566</text:p>
          </table:table-cell>
          <table:table-cell office:value-type="float" office:value="0.061116" calcext:value-type="float">
            <text:p>0.061116</text:p>
          </table:table-cell>
          <table:table-cell office:value-type="float" office:value="0.525709" calcext:value-type="float">
            <text:p>0.525709</text:p>
          </table:table-cell>
          <table:table-cell office:value-type="float" office:value="0.011782" calcext:value-type="float">
            <text:p>0.011782</text:p>
          </table:table-cell>
          <table:table-cell office:value-type="float" office:value="-0.593461" calcext:value-type="float">
            <text:p>-0.593461</text:p>
          </table:table-cell>
          <table:table-cell office:value-type="string" calcext:value-type="string">
            <text:p>0.131403</text:p>
          </table:table-cell>
        </table:table-row>
        <table:table-row table:style-name="ro1" table:visibility="filter">
          <table:table-cell office:value-type="float" office:value="1527478249.29518" calcext:value-type="float">
            <text:p>1527478249.29518</text:p>
          </table:table-cell>
          <table:table-cell office:value-type="string" calcext:value-type="string">
            <text:p>PID_y</text:p>
          </table:table-cell>
          <table:table-cell office:value-type="float" office:value="-0.480566" calcext:value-type="float">
            <text:p>-0.480566</text:p>
          </table:table-cell>
          <table:table-cell office:value-type="float" office:value="0.061116" calcext:value-type="float">
            <text:p>0.061116</text:p>
          </table:table-cell>
          <table:table-cell office:value-type="float" office:value="0.525709" calcext:value-type="float">
            <text:p>0.525709</text:p>
          </table:table-cell>
          <table:table-cell office:value-type="float" office:value="0.011782" calcext:value-type="float">
            <text:p>0.011782</text:p>
          </table:table-cell>
          <table:table-cell office:value-type="float" office:value="-0.593461" calcext:value-type="float">
            <text:p>-0.593461</text:p>
          </table:table-cell>
          <table:table-cell office:value-type="string" calcext:value-type="string">
            <text:p>0.131403</text:p>
          </table:table-cell>
        </table:table-row>
        <table:table-row table:style-name="ro1">
          <table:table-cell office:value-type="float" office:value="1527478249.31545" calcext:value-type="float">
            <text:p>1527478249.31545</text:p>
          </table:table-cell>
          <table:table-cell office:value-type="string" calcext:value-type="string">
            <text:p>TOC_x</text:p>
          </table:table-cell>
          <table:table-cell office:value-type="float" office:value="-0.074024" calcext:value-type="float">
            <text:p>-0.074024</text:p>
          </table:table-cell>
          <table:table-cell office:value-type="float" office:value="0.02514" calcext:value-type="float">
            <text:p>0.02514</text:p>
          </table:table-cell>
          <table:table-cell office:value-type="float" office:value="0.519157" calcext:value-type="float">
            <text:p>0.519157</text:p>
          </table:table-cell>
          <table:table-cell office:value-type="float" office:value="0.013044" calcext:value-type="float">
            <text:p>0.013044</text:p>
          </table:table-cell>
          <table:table-cell office:value-type="float" office:value="-0.455646" calcext:value-type="float">
            <text:p>-0.455646</text:p>
          </table:table-cell>
          <table:table-cell office:value-type="string" calcext:value-type="string">
            <text:p>0.065064</text:p>
          </table:table-cell>
        </table:table-row>
        <table:table-row table:style-name="ro1" table:visibility="filter">
          <table:table-cell office:value-type="float" office:value="1527478249.31549" calcext:value-type="float">
            <text:p>1527478249.31549</text:p>
          </table:table-cell>
          <table:table-cell office:value-type="string" calcext:value-type="string">
            <text:p>PID_y</text:p>
          </table:table-cell>
          <table:table-cell office:value-type="float" office:value="-0.074024" calcext:value-type="float">
            <text:p>-0.074024</text:p>
          </table:table-cell>
          <table:table-cell office:value-type="float" office:value="0.02514" calcext:value-type="float">
            <text:p>0.02514</text:p>
          </table:table-cell>
          <table:table-cell office:value-type="float" office:value="0.519157" calcext:value-type="float">
            <text:p>0.519157</text:p>
          </table:table-cell>
          <table:table-cell office:value-type="float" office:value="0.013044" calcext:value-type="float">
            <text:p>0.013044</text:p>
          </table:table-cell>
          <table:table-cell office:value-type="float" office:value="-0.455646" calcext:value-type="float">
            <text:p>-0.455646</text:p>
          </table:table-cell>
          <table:table-cell office:value-type="string" calcext:value-type="string">
            <text:p>0.065064</text:p>
          </table:table-cell>
        </table:table-row>
        <table:table-row table:style-name="ro1">
          <table:table-cell office:value-type="float" office:value="1527478249.33479" calcext:value-type="float">
            <text:p>1527478249.33479</text:p>
          </table:table-cell>
          <table:table-cell office:value-type="string" calcext:value-type="string">
            <text:p>TOC_x</text:p>
          </table:table-cell>
          <table:table-cell office:value-type="float" office:value="0.10187" calcext:value-type="float">
            <text:p>0.10187</text:p>
          </table:table-cell>
          <table:table-cell office:value-type="float" office:value="0.025015" calcext:value-type="float">
            <text:p>0.025015</text:p>
          </table:table-cell>
          <table:table-cell office:value-type="float" office:value="0.515208" calcext:value-type="float">
            <text:p>0.515208</text:p>
          </table:table-cell>
          <table:table-cell office:value-type="float" office:value="0.011784" calcext:value-type="float">
            <text:p>0.011784</text:p>
          </table:table-cell>
          <table:table-cell office:value-type="float" office:value="-0.380353" calcext:value-type="float">
            <text:p>-0.380353</text:p>
          </table:table-cell>
          <table:table-cell office:value-type="string" calcext:value-type="string">
            <text:p>0.068049</text:p>
          </table:table-cell>
        </table:table-row>
        <table:table-row table:style-name="ro1" table:visibility="filter">
          <table:table-cell office:value-type="float" office:value="1527478249.33481" calcext:value-type="float">
            <text:p>1527478249.33481</text:p>
          </table:table-cell>
          <table:table-cell office:value-type="string" calcext:value-type="string">
            <text:p>PID_y</text:p>
          </table:table-cell>
          <table:table-cell office:value-type="float" office:value="0.10187" calcext:value-type="float">
            <text:p>0.10187</text:p>
          </table:table-cell>
          <table:table-cell office:value-type="float" office:value="0.025015" calcext:value-type="float">
            <text:p>0.025015</text:p>
          </table:table-cell>
          <table:table-cell office:value-type="float" office:value="0.515208" calcext:value-type="float">
            <text:p>0.515208</text:p>
          </table:table-cell>
          <table:table-cell office:value-type="float" office:value="0.011784" calcext:value-type="float">
            <text:p>0.011784</text:p>
          </table:table-cell>
          <table:table-cell office:value-type="float" office:value="-0.380353" calcext:value-type="float">
            <text:p>-0.380353</text:p>
          </table:table-cell>
          <table:table-cell office:value-type="string" calcext:value-type="string">
            <text:p>0.068049</text:p>
          </table:table-cell>
        </table:table-row>
        <table:table-row table:style-name="ro1">
          <table:table-cell office:value-type="float" office:value="1527478249.35506" calcext:value-type="float">
            <text:p>1527478249.35506</text:p>
          </table:table-cell>
          <table:table-cell office:value-type="string" calcext:value-type="string">
            <text:p>TOC_x</text:p>
          </table:table-cell>
          <table:table-cell office:value-type="float" office:value="0.265891" calcext:value-type="float">
            <text:p>0.265891</text:p>
          </table:table-cell>
          <table:table-cell office:value-type="float" office:value="0.011522" calcext:value-type="float">
            <text:p>0.011522</text:p>
          </table:table-cell>
          <table:table-cell office:value-type="float" office:value="0.509448" calcext:value-type="float">
            <text:p>0.509448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-0.291967" calcext:value-type="float">
            <text:p>-0.291967</text:p>
          </table:table-cell>
          <table:table-cell office:value-type="string" calcext:value-type="string">
            <text:p>0.015089</text:p>
          </table:table-cell>
        </table:table-row>
        <table:table-row table:style-name="ro1" table:visibility="filter">
          <table:table-cell office:value-type="float" office:value="1527478249.35508" calcext:value-type="float">
            <text:p>1527478249.35508</text:p>
          </table:table-cell>
          <table:table-cell office:value-type="string" calcext:value-type="string">
            <text:p>PID_y</text:p>
          </table:table-cell>
          <table:table-cell office:value-type="float" office:value="0.265891" calcext:value-type="float">
            <text:p>0.265891</text:p>
          </table:table-cell>
          <table:table-cell office:value-type="float" office:value="0.011522" calcext:value-type="float">
            <text:p>0.011522</text:p>
          </table:table-cell>
          <table:table-cell office:value-type="float" office:value="0.509448" calcext:value-type="float">
            <text:p>0.509448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-0.291967" calcext:value-type="float">
            <text:p>-0.291967</text:p>
          </table:table-cell>
          <table:table-cell office:value-type="string" calcext:value-type="string">
            <text:p>0.015089</text:p>
          </table:table-cell>
        </table:table-row>
        <table:table-row table:style-name="ro1">
          <table:table-cell office:value-type="float" office:value="1527478249.3753" calcext:value-type="float">
            <text:p>1527478249.3753</text:p>
          </table:table-cell>
          <table:table-cell office:value-type="string" calcext:value-type="string">
            <text:p>TOC_x</text:p>
          </table:table-cell>
          <table:table-cell office:value-type="float" office:value="0.31453" calcext:value-type="float">
            <text:p>0.31453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010175" calcext:value-type="float">
            <text:p>0.010175</text:p>
          </table:table-cell>
          <table:table-cell office:value-type="float" office:value="-0.258737" calcext:value-type="float">
            <text:p>-0.258737</text:p>
          </table:table-cell>
          <table:table-cell office:value-type="string" calcext:value-type="string">
            <text:p>-0.010503</text:p>
          </table:table-cell>
        </table:table-row>
        <table:table-row table:style-name="ro1" table:visibility="filter">
          <table:table-cell office:value-type="float" office:value="1527478249.37532" calcext:value-type="float">
            <text:p>1527478249.37532</text:p>
          </table:table-cell>
          <table:table-cell office:value-type="string" calcext:value-type="string">
            <text:p>PID_y</text:p>
          </table:table-cell>
          <table:table-cell office:value-type="float" office:value="0.31453" calcext:value-type="float">
            <text:p>0.31453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010175" calcext:value-type="float">
            <text:p>0.010175</text:p>
          </table:table-cell>
          <table:table-cell office:value-type="float" office:value="-0.258737" calcext:value-type="float">
            <text:p>-0.258737</text:p>
          </table:table-cell>
          <table:table-cell office:value-type="string" calcext:value-type="string">
            <text:p>-0.010503</text:p>
          </table:table-cell>
        </table:table-row>
        <table:table-row table:style-name="ro1">
          <table:table-cell office:value-type="float" office:value="1527478249.39459" calcext:value-type="float">
            <text:p>1527478249.39459</text:p>
          </table:table-cell>
          <table:table-cell office:value-type="string" calcext:value-type="string">
            <text:p>TOC_x</text:p>
          </table:table-cell>
          <table:table-cell office:value-type="float" office:value="0.367792" calcext:value-type="float">
            <text:p>0.367792</text:p>
          </table:table-cell>
          <table:table-cell office:value-type="float" office:value="0.008651" calcext:value-type="float">
            <text:p>0.008651</text:p>
          </table:table-cell>
          <table:table-cell office:value-type="float" office:value="0.503876" calcext:value-type="float">
            <text:p>0.503876</text:p>
          </table:table-cell>
          <table:table-cell office:value-type="float" office:value="0.009814" calcext:value-type="float">
            <text:p>0.009814</text:p>
          </table:table-cell>
          <table:table-cell office:value-type="float" office:value="-0.218242" calcext:value-type="float">
            <text:p>-0.218242</text:p>
          </table:table-cell>
          <table:table-cell office:value-type="string" calcext:value-type="string">
            <text:p>-0.020184</text:p>
          </table:table-cell>
        </table:table-row>
        <table:table-row table:style-name="ro1" table:visibility="filter">
          <table:table-cell office:value-type="float" office:value="1527478249.39461" calcext:value-type="float">
            <text:p>1527478249.39461</text:p>
          </table:table-cell>
          <table:table-cell office:value-type="string" calcext:value-type="string">
            <text:p>PID_y</text:p>
          </table:table-cell>
          <table:table-cell office:value-type="float" office:value="0.367792" calcext:value-type="float">
            <text:p>0.367792</text:p>
          </table:table-cell>
          <table:table-cell office:value-type="float" office:value="0.008651" calcext:value-type="float">
            <text:p>0.008651</text:p>
          </table:table-cell>
          <table:table-cell office:value-type="float" office:value="0.503876" calcext:value-type="float">
            <text:p>0.503876</text:p>
          </table:table-cell>
          <table:table-cell office:value-type="float" office:value="0.009814" calcext:value-type="float">
            <text:p>0.009814</text:p>
          </table:table-cell>
          <table:table-cell office:value-type="float" office:value="-0.218242" calcext:value-type="float">
            <text:p>-0.218242</text:p>
          </table:table-cell>
          <table:table-cell office:value-type="string" calcext:value-type="string">
            <text:p>-0.020184</text:p>
          </table:table-cell>
        </table:table-row>
        <table:table-row table:style-name="ro1">
          <table:table-cell office:value-type="float" office:value="1527478249.41486" calcext:value-type="float">
            <text:p>1527478249.41486</text:p>
          </table:table-cell>
          <table:table-cell office:value-type="string" calcext:value-type="string">
            <text:p>TOC_x</text:p>
          </table:table-cell>
          <table:table-cell office:value-type="float" office:value="0.425109" calcext:value-type="float">
            <text:p>0.425109</text:p>
          </table:table-cell>
          <table:table-cell office:value-type="float" office:value="0.001612" calcext:value-type="float">
            <text:p>0.001612</text:p>
          </table:table-cell>
          <table:table-cell office:value-type="float" office:value="0.502737" calcext:value-type="float">
            <text:p>0.502737</text:p>
          </table:table-cell>
          <table:table-cell office:value-type="float" office:value="0.008241" calcext:value-type="float">
            <text:p>0.008241</text:p>
          </table:table-cell>
          <table:table-cell office:value-type="float" office:value="-0.164833" calcext:value-type="float">
            <text:p>-0.164833</text:p>
          </table:table-cell>
          <table:table-cell office:value-type="string" calcext:value-type="string">
            <text:p>-0.048170</text:p>
          </table:table-cell>
        </table:table-row>
        <table:table-row table:style-name="ro1" table:visibility="filter">
          <table:table-cell office:value-type="float" office:value="1527478249.41488" calcext:value-type="float">
            <text:p>1527478249.41488</text:p>
          </table:table-cell>
          <table:table-cell office:value-type="string" calcext:value-type="string">
            <text:p>PID_y</text:p>
          </table:table-cell>
          <table:table-cell office:value-type="float" office:value="0.425109" calcext:value-type="float">
            <text:p>0.425109</text:p>
          </table:table-cell>
          <table:table-cell office:value-type="float" office:value="0.001612" calcext:value-type="float">
            <text:p>0.001612</text:p>
          </table:table-cell>
          <table:table-cell office:value-type="float" office:value="0.502737" calcext:value-type="float">
            <text:p>0.502737</text:p>
          </table:table-cell>
          <table:table-cell office:value-type="float" office:value="0.008241" calcext:value-type="float">
            <text:p>0.008241</text:p>
          </table:table-cell>
          <table:table-cell office:value-type="float" office:value="-0.164833" calcext:value-type="float">
            <text:p>-0.164833</text:p>
          </table:table-cell>
          <table:table-cell office:value-type="string" calcext:value-type="string">
            <text:p>-0.048170</text:p>
          </table:table-cell>
        </table:table-row>
        <table:table-row table:style-name="ro1">
          <table:table-cell office:value-type="float" office:value="1527478249.43507" calcext:value-type="float">
            <text:p>1527478249.43507</text:p>
          </table:table-cell>
          <table:table-cell office:value-type="string" calcext:value-type="string">
            <text:p>TOC_x</text:p>
          </table:table-cell>
          <table:table-cell office:value-type="float" office:value="0.463573" calcext:value-type="float">
            <text:p>0.463573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503349" calcext:value-type="float">
            <text:p>0.503349</text:p>
          </table:table-cell>
          <table:table-cell office:value-type="float" office:value="0.00997" calcext:value-type="float">
            <text:p>0.00997</text:p>
          </table:table-cell>
          <table:table-cell office:value-type="float" office:value="-0.11799" calcext:value-type="float">
            <text:p>-0.11799</text:p>
          </table:table-cell>
          <table:table-cell office:value-type="string" calcext:value-type="string">
            <text:p>-0.018047</text:p>
          </table:table-cell>
        </table:table-row>
        <table:table-row table:style-name="ro1" table:visibility="filter">
          <table:table-cell office:value-type="float" office:value="1527478249.43509" calcext:value-type="float">
            <text:p>1527478249.43509</text:p>
          </table:table-cell>
          <table:table-cell office:value-type="string" calcext:value-type="string">
            <text:p>PID_y</text:p>
          </table:table-cell>
          <table:table-cell office:value-type="float" office:value="0.463573" calcext:value-type="float">
            <text:p>0.463573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503349" calcext:value-type="float">
            <text:p>0.503349</text:p>
          </table:table-cell>
          <table:table-cell office:value-type="float" office:value="0.00997" calcext:value-type="float">
            <text:p>0.00997</text:p>
          </table:table-cell>
          <table:table-cell office:value-type="float" office:value="-0.11799" calcext:value-type="float">
            <text:p>-0.11799</text:p>
          </table:table-cell>
          <table:table-cell office:value-type="string" calcext:value-type="string">
            <text:p>-0.018047</text:p>
          </table:table-cell>
        </table:table-row>
        <table:table-row table:style-name="ro1">
          <table:table-cell office:value-type="float" office:value="1527478249.4553" calcext:value-type="float">
            <text:p>1527478249.4553</text:p>
          </table:table-cell>
          <table:table-cell office:value-type="string" calcext:value-type="string">
            <text:p>TOC_x</text:p>
          </table:table-cell>
          <table:table-cell office:value-type="float" office:value="0.49055" calcext:value-type="float">
            <text:p>0.49055</text:p>
          </table:table-cell>
          <table:table-cell office:value-type="float" office:value="0.010551" calcext:value-type="float">
            <text:p>0.010551</text:p>
          </table:table-cell>
          <table:table-cell office:value-type="float" office:value="0.502893" calcext:value-type="float">
            <text:p>0.502893</text:p>
          </table:table-cell>
          <table:table-cell office:value-type="float" office:value="0.010578" calcext:value-type="float">
            <text:p>0.010578</text:p>
          </table:table-cell>
          <table:table-cell office:value-type="float" office:value="-0.065727" calcext:value-type="float">
            <text:p>-0.065727</text:p>
          </table:table-cell>
          <table:table-cell office:value-type="string" calcext:value-type="string">
            <text:p>-0.003049</text:p>
          </table:table-cell>
        </table:table-row>
        <table:table-row table:style-name="ro1" table:visibility="filter">
          <table:table-cell office:value-type="float" office:value="1527478249.45531" calcext:value-type="float">
            <text:p>1527478249.45531</text:p>
          </table:table-cell>
          <table:table-cell office:value-type="string" calcext:value-type="string">
            <text:p>PID_y</text:p>
          </table:table-cell>
          <table:table-cell office:value-type="float" office:value="0.49055" calcext:value-type="float">
            <text:p>0.49055</text:p>
          </table:table-cell>
          <table:table-cell office:value-type="float" office:value="0.010551" calcext:value-type="float">
            <text:p>0.010551</text:p>
          </table:table-cell>
          <table:table-cell office:value-type="float" office:value="0.502893" calcext:value-type="float">
            <text:p>0.502893</text:p>
          </table:table-cell>
          <table:table-cell office:value-type="float" office:value="0.010578" calcext:value-type="float">
            <text:p>0.010578</text:p>
          </table:table-cell>
          <table:table-cell office:value-type="float" office:value="-0.065727" calcext:value-type="float">
            <text:p>-0.065727</text:p>
          </table:table-cell>
          <table:table-cell office:value-type="string" calcext:value-type="string">
            <text:p>-0.003049</text:p>
          </table:table-cell>
        </table:table-row>
        <table:table-row table:style-name="ro1">
          <table:table-cell office:value-type="float" office:value="1527478249.47457" calcext:value-type="float">
            <text:p>1527478249.47457</text:p>
          </table:table-cell>
          <table:table-cell office:value-type="string" calcext:value-type="string">
            <text:p>TOC_x</text:p>
          </table:table-cell>
          <table:table-cell office:value-type="float" office:value="0.495327" calcext:value-type="float">
            <text:p>0.495327</text:p>
          </table:table-cell>
          <table:table-cell office:value-type="float" office:value="0.009409" calcext:value-type="float">
            <text:p>0.009409</text:p>
          </table:table-cell>
          <table:table-cell office:value-type="float" office:value="0.501332" calcext:value-type="float">
            <text:p>0.501332</text:p>
          </table:table-cell>
          <table:table-cell office:value-type="float" office:value="0.009544" calcext:value-type="float">
            <text:p>0.009544</text:p>
          </table:table-cell>
          <table:table-cell office:value-type="float" office:value="-0.045844" calcext:value-type="float">
            <text:p>-0.045844</text:p>
          </table:table-cell>
          <table:table-cell office:value-type="string" calcext:value-type="string">
            <text:p>-0.006881</text:p>
          </table:table-cell>
        </table:table-row>
        <table:table-row table:style-name="ro1" table:visibility="filter">
          <table:table-cell office:value-type="float" office:value="1527478249.47459" calcext:value-type="float">
            <text:p>1527478249.47459</text:p>
          </table:table-cell>
          <table:table-cell office:value-type="string" calcext:value-type="string">
            <text:p>PID_y</text:p>
          </table:table-cell>
          <table:table-cell office:value-type="float" office:value="0.495327" calcext:value-type="float">
            <text:p>0.495327</text:p>
          </table:table-cell>
          <table:table-cell office:value-type="float" office:value="0.009409" calcext:value-type="float">
            <text:p>0.009409</text:p>
          </table:table-cell>
          <table:table-cell office:value-type="float" office:value="0.501332" calcext:value-type="float">
            <text:p>0.501332</text:p>
          </table:table-cell>
          <table:table-cell office:value-type="float" office:value="0.009544" calcext:value-type="float">
            <text:p>0.009544</text:p>
          </table:table-cell>
          <table:table-cell office:value-type="float" office:value="-0.045844" calcext:value-type="float">
            <text:p>-0.045844</text:p>
          </table:table-cell>
          <table:table-cell office:value-type="string" calcext:value-type="string">
            <text:p>-0.006881</text:p>
          </table:table-cell>
        </table:table-row>
        <table:table-row table:style-name="ro1">
          <table:table-cell office:value-type="float" office:value="1527478249.49492" calcext:value-type="float">
            <text:p>1527478249.49492</text:p>
          </table:table-cell>
          <table:table-cell office:value-type="string" calcext:value-type="string">
            <text:p>TOC_x</text:p>
          </table:table-cell>
          <table:table-cell office:value-type="float" office:value="0.491223" calcext:value-type="float">
            <text:p>0.491223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49875" calcext:value-type="float">
            <text:p>0.49875</text:p>
          </table:table-cell>
          <table:table-cell office:value-type="float" office:value="0.008802" calcext:value-type="float">
            <text:p>0.008802</text:p>
          </table:table-cell>
          <table:table-cell office:value-type="float" office:value="-0.051325" calcext:value-type="float">
            <text:p>-0.051325</text:p>
          </table:table-cell>
          <table:table-cell office:value-type="string" calcext:value-type="string">
            <text:p>-0.010450</text:p>
          </table:table-cell>
        </table:table-row>
        <table:table-row table:style-name="ro1" table:visibility="filter">
          <table:table-cell office:value-type="float" office:value="1527478249.49495" calcext:value-type="float">
            <text:p>1527478249.49495</text:p>
          </table:table-cell>
          <table:table-cell office:value-type="string" calcext:value-type="string">
            <text:p>PID_y</text:p>
          </table:table-cell>
          <table:table-cell office:value-type="float" office:value="0.491223" calcext:value-type="float">
            <text:p>0.491223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49875" calcext:value-type="float">
            <text:p>0.49875</text:p>
          </table:table-cell>
          <table:table-cell office:value-type="float" office:value="0.008802" calcext:value-type="float">
            <text:p>0.008802</text:p>
          </table:table-cell>
          <table:table-cell office:value-type="float" office:value="-0.051325" calcext:value-type="float">
            <text:p>-0.051325</text:p>
          </table:table-cell>
          <table:table-cell office:value-type="string" calcext:value-type="string">
            <text:p>-0.010450</text:p>
          </table:table-cell>
        </table:table-row>
        <table:table-row table:style-name="ro1">
          <table:table-cell office:value-type="float" office:value="1527478249.51522" calcext:value-type="float">
            <text:p>1527478249.51522</text:p>
          </table:table-cell>
          <table:table-cell office:value-type="string" calcext:value-type="string">
            <text:p>TOC_x</text:p>
          </table:table-cell>
          <table:table-cell office:value-type="float" office:value="0.473841" calcext:value-type="float">
            <text:p>0.473841</text:p>
          </table:table-cell>
          <table:table-cell office:value-type="float" office:value="0.007059" calcext:value-type="float">
            <text:p>0.007059</text:p>
          </table:table-cell>
          <table:table-cell office:value-type="float" office:value="0.494234" calcext:value-type="float">
            <text:p>0.494234</text:p>
          </table:table-cell>
          <table:table-cell office:value-type="float" office:value="0.007318" calcext:value-type="float">
            <text:p>0.007318</text:p>
          </table:table-cell>
          <table:table-cell office:value-type="float" office:value="-0.084484" calcext:value-type="float">
            <text:p>-0.084484</text:p>
          </table:table-cell>
          <table:table-cell office:value-type="string" calcext:value-type="string">
            <text:p>-0.009517</text:p>
          </table:table-cell>
        </table:table-row>
        <table:table-row table:style-name="ro1" table:visibility="filter">
          <table:table-cell office:value-type="float" office:value="1527478249.51524" calcext:value-type="float">
            <text:p>1527478249.51524</text:p>
          </table:table-cell>
          <table:table-cell office:value-type="string" calcext:value-type="string">
            <text:p>PID_y</text:p>
          </table:table-cell>
          <table:table-cell office:value-type="float" office:value="0.473841" calcext:value-type="float">
            <text:p>0.473841</text:p>
          </table:table-cell>
          <table:table-cell office:value-type="float" office:value="0.007059" calcext:value-type="float">
            <text:p>0.007059</text:p>
          </table:table-cell>
          <table:table-cell office:value-type="float" office:value="0.494234" calcext:value-type="float">
            <text:p>0.494234</text:p>
          </table:table-cell>
          <table:table-cell office:value-type="float" office:value="0.007318" calcext:value-type="float">
            <text:p>0.007318</text:p>
          </table:table-cell>
          <table:table-cell office:value-type="float" office:value="-0.084484" calcext:value-type="float">
            <text:p>-0.084484</text:p>
          </table:table-cell>
          <table:table-cell office:value-type="string" calcext:value-type="string">
            <text:p>-0.009517</text:p>
          </table:table-cell>
        </table:table-row>
        <table:table-row table:style-name="ro1">
          <table:table-cell office:value-type="float" office:value="1527478249.53457" calcext:value-type="float">
            <text:p>1527478249.53457</text:p>
          </table:table-cell>
          <table:table-cell office:value-type="string" calcext:value-type="string">
            <text:p>TOC_x</text:p>
          </table:table-cell>
          <table:table-cell office:value-type="float" office:value="0.445956" calcext:value-type="float">
            <text:p>0.445956</text:p>
          </table:table-cell>
          <table:table-cell office:value-type="float" office:value="-0.00416" calcext:value-type="float">
            <text:p>-0.00416</text:p>
          </table:table-cell>
          <table:table-cell office:value-type="float" office:value="0.490866" calcext:value-type="float">
            <text:p>0.490866</text:p>
          </table:table-cell>
          <table:table-cell office:value-type="float" office:value="0.004552" calcext:value-type="float">
            <text:p>0.004552</text:p>
          </table:table-cell>
          <table:table-cell office:value-type="float" office:value="-0.125372" calcext:value-type="float">
            <text:p>-0.125372</text:p>
          </table:table-cell>
          <table:table-cell office:value-type="string" calcext:value-type="string">
            <text:p>-0.055221</text:p>
          </table:table-cell>
        </table:table-row>
        <table:table-row table:style-name="ro1" table:visibility="filter">
          <table:table-cell office:value-type="float" office:value="1527478249.53459" calcext:value-type="float">
            <text:p>1527478249.53459</text:p>
          </table:table-cell>
          <table:table-cell office:value-type="string" calcext:value-type="string">
            <text:p>PID_y</text:p>
          </table:table-cell>
          <table:table-cell office:value-type="float" office:value="0.445956" calcext:value-type="float">
            <text:p>0.445956</text:p>
          </table:table-cell>
          <table:table-cell office:value-type="float" office:value="-0.00416" calcext:value-type="float">
            <text:p>-0.00416</text:p>
          </table:table-cell>
          <table:table-cell office:value-type="float" office:value="0.490866" calcext:value-type="float">
            <text:p>0.490866</text:p>
          </table:table-cell>
          <table:table-cell office:value-type="float" office:value="0.004552" calcext:value-type="float">
            <text:p>0.004552</text:p>
          </table:table-cell>
          <table:table-cell office:value-type="float" office:value="-0.125372" calcext:value-type="float">
            <text:p>-0.125372</text:p>
          </table:table-cell>
          <table:table-cell office:value-type="string" calcext:value-type="string">
            <text:p>-0.055221</text:p>
          </table:table-cell>
        </table:table-row>
        <table:table-row table:style-name="ro1">
          <table:table-cell office:value-type="float" office:value="1527478249.55488" calcext:value-type="float">
            <text:p>1527478249.55488</text:p>
          </table:table-cell>
          <table:table-cell office:value-type="string" calcext:value-type="string">
            <text:p>TOC_x</text:p>
          </table:table-cell>
          <table:table-cell office:value-type="float" office:value="0.401272" calcext:value-type="float">
            <text:p>0.40127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485683" calcext:value-type="float">
            <text:p>0.485683</text:p>
          </table:table-cell>
          <table:table-cell office:value-type="float" office:value="0.006669" calcext:value-type="float">
            <text:p>0.006669</text:p>
          </table:table-cell>
          <table:table-cell office:value-type="float" office:value="-0.171883" calcext:value-type="float">
            <text:p>-0.171883</text:p>
          </table:table-cell>
          <table:table-cell office:value-type="string" calcext:value-type="string">
            <text:p>-0.040383</text:p>
          </table:table-cell>
        </table:table-row>
        <table:table-row table:style-name="ro1" table:visibility="filter">
          <table:table-cell office:value-type="float" office:value="1527478249.55491" calcext:value-type="float">
            <text:p>1527478249.55491</text:p>
          </table:table-cell>
          <table:table-cell office:value-type="string" calcext:value-type="string">
            <text:p>PID_y</text:p>
          </table:table-cell>
          <table:table-cell office:value-type="float" office:value="0.401272" calcext:value-type="float">
            <text:p>0.40127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485683" calcext:value-type="float">
            <text:p>0.485683</text:p>
          </table:table-cell>
          <table:table-cell office:value-type="float" office:value="0.006669" calcext:value-type="float">
            <text:p>0.006669</text:p>
          </table:table-cell>
          <table:table-cell office:value-type="float" office:value="-0.171883" calcext:value-type="float">
            <text:p>-0.171883</text:p>
          </table:table-cell>
          <table:table-cell office:value-type="string" calcext:value-type="string">
            <text:p>-0.040383</text:p>
          </table:table-cell>
        </table:table-row>
        <table:table-row table:style-name="ro1">
          <table:table-cell office:value-type="float" office:value="1527478249.57517" calcext:value-type="float">
            <text:p>1527478249.57517</text:p>
          </table:table-cell>
          <table:table-cell office:value-type="string" calcext:value-type="string">
            <text:p>TOC_x</text:p>
          </table:table-cell>
          <table:table-cell office:value-type="float" office:value="0.382305" calcext:value-type="float">
            <text:p>0.382305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482484" calcext:value-type="float">
            <text:p>0.482484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-0.18725" calcext:value-type="float">
            <text:p>-0.18725</text:p>
          </table:table-cell>
          <table:table-cell office:value-type="string" calcext:value-type="string">
            <text:p>-0.033600</text:p>
          </table:table-cell>
        </table:table-row>
        <table:table-row table:style-name="ro1" table:visibility="filter">
          <table:table-cell office:value-type="float" office:value="1527478249.57519" calcext:value-type="float">
            <text:p>1527478249.57519</text:p>
          </table:table-cell>
          <table:table-cell office:value-type="string" calcext:value-type="string">
            <text:p>PID_y</text:p>
          </table:table-cell>
          <table:table-cell office:value-type="float" office:value="0.382305" calcext:value-type="float">
            <text:p>0.382305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482484" calcext:value-type="float">
            <text:p>0.482484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-0.18725" calcext:value-type="float">
            <text:p>-0.18725</text:p>
          </table:table-cell>
          <table:table-cell office:value-type="string" calcext:value-type="string">
            <text:p>-0.033600</text:p>
          </table:table-cell>
        </table:table-row>
        <table:table-row table:style-name="ro1">
          <table:table-cell office:value-type="float" office:value="1527478249.59437" calcext:value-type="float">
            <text:p>1527478249.59437</text:p>
          </table:table-cell>
          <table:table-cell office:value-type="string" calcext:value-type="string">
            <text:p>TOC_x</text:p>
          </table:table-cell>
          <table:table-cell office:value-type="float" office:value="0.360173" calcext:value-type="float">
            <text:p>0.360173</text:p>
          </table:table-cell>
          <table:table-cell office:value-type="float" office:value="0.003298" calcext:value-type="float">
            <text:p>0.003298</text:p>
          </table:table-cell>
          <table:table-cell office:value-type="float" office:value="0.478481" calcext:value-type="float">
            <text:p>0.478481</text:p>
          </table:table-cell>
          <table:table-cell office:value-type="float" office:value="0.005898" calcext:value-type="float">
            <text:p>0.005898</text:p>
          </table:table-cell>
          <table:table-cell office:value-type="float" office:value="-0.203489" calcext:value-type="float">
            <text:p>-0.203489</text:p>
          </table:table-cell>
          <table:table-cell office:value-type="string" calcext:value-type="string">
            <text:p>-0.030165</text:p>
          </table:table-cell>
        </table:table-row>
        <table:table-row table:style-name="ro1" table:visibility="filter">
          <table:table-cell office:value-type="float" office:value="1527478249.59439" calcext:value-type="float">
            <text:p>1527478249.59439</text:p>
          </table:table-cell>
          <table:table-cell office:value-type="string" calcext:value-type="string">
            <text:p>PID_y</text:p>
          </table:table-cell>
          <table:table-cell office:value-type="float" office:value="0.360173" calcext:value-type="float">
            <text:p>0.360173</text:p>
          </table:table-cell>
          <table:table-cell office:value-type="float" office:value="0.003298" calcext:value-type="float">
            <text:p>0.003298</text:p>
          </table:table-cell>
          <table:table-cell office:value-type="float" office:value="0.478481" calcext:value-type="float">
            <text:p>0.478481</text:p>
          </table:table-cell>
          <table:table-cell office:value-type="float" office:value="0.005898" calcext:value-type="float">
            <text:p>0.005898</text:p>
          </table:table-cell>
          <table:table-cell office:value-type="float" office:value="-0.203489" calcext:value-type="float">
            <text:p>-0.203489</text:p>
          </table:table-cell>
          <table:table-cell office:value-type="string" calcext:value-type="string">
            <text:p>-0.030165</text:p>
          </table:table-cell>
        </table:table-row>
        <table:table-row table:style-name="ro1">
          <table:table-cell office:value-type="float" office:value="1527478249.61465" calcext:value-type="float">
            <text:p>1527478249.61465</text:p>
          </table:table-cell>
          <table:table-cell office:value-type="string" calcext:value-type="string">
            <text:p>TOC_x</text:p>
          </table:table-cell>
          <table:table-cell office:value-type="float" office:value="0.33613" calcext:value-type="float">
            <text:p>0.33613</text:p>
          </table:table-cell>
          <table:table-cell office:value-type="float" office:value="0.006779" calcext:value-type="float">
            <text:p>0.006779</text:p>
          </table:table-cell>
          <table:table-cell office:value-type="float" office:value="0.472461" calcext:value-type="float">
            <text:p>0.472461</text:p>
          </table:table-cell>
          <table:table-cell office:value-type="float" office:value="0.006878" calcext:value-type="float">
            <text:p>0.006878</text:p>
          </table:table-cell>
          <table:table-cell office:value-type="float" office:value="-0.21844" calcext:value-type="float">
            <text:p>-0.21844</text:p>
          </table:table-cell>
          <table:table-cell office:value-type="string" calcext:value-type="string">
            <text:p>-0.005901</text:p>
          </table:table-cell>
        </table:table-row>
        <table:table-row table:style-name="ro1" table:visibility="filter">
          <table:table-cell office:value-type="float" office:value="1527478249.61467" calcext:value-type="float">
            <text:p>1527478249.61467</text:p>
          </table:table-cell>
          <table:table-cell office:value-type="string" calcext:value-type="string">
            <text:p>PID_y</text:p>
          </table:table-cell>
          <table:table-cell office:value-type="float" office:value="0.33613" calcext:value-type="float">
            <text:p>0.33613</text:p>
          </table:table-cell>
          <table:table-cell office:value-type="float" office:value="0.006779" calcext:value-type="float">
            <text:p>0.006779</text:p>
          </table:table-cell>
          <table:table-cell office:value-type="float" office:value="0.472461" calcext:value-type="float">
            <text:p>0.472461</text:p>
          </table:table-cell>
          <table:table-cell office:value-type="float" office:value="0.006878" calcext:value-type="float">
            <text:p>0.006878</text:p>
          </table:table-cell>
          <table:table-cell office:value-type="float" office:value="-0.21844" calcext:value-type="float">
            <text:p>-0.21844</text:p>
          </table:table-cell>
          <table:table-cell office:value-type="string" calcext:value-type="string">
            <text:p>-0.005901</text:p>
          </table:table-cell>
        </table:table-row>
        <table:table-row table:style-name="ro1">
          <table:table-cell office:value-type="float" office:value="1527478249.63494" calcext:value-type="float">
            <text:p>1527478249.63494</text:p>
          </table:table-cell>
          <table:table-cell office:value-type="string" calcext:value-type="string">
            <text:p>TOC_x</text:p>
          </table:table-cell>
          <table:table-cell office:value-type="float" office:value="0.31445" calcext:value-type="float">
            <text:p>0.31445</text:p>
          </table:table-cell>
          <table:table-cell office:value-type="float" office:value="0.004923" calcext:value-type="float">
            <text:p>0.004923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004895" calcext:value-type="float">
            <text:p>0.004895</text:p>
          </table:table-cell>
          <table:table-cell office:value-type="float" office:value="-0.231522" calcext:value-type="float">
            <text:p>-0.231522</text:p>
          </table:table-cell>
          <table:table-cell office:value-type="string" calcext:value-type="string">
            <text:p>0.003147</text:p>
          </table:table-cell>
        </table:table-row>
        <table:table-row table:style-name="ro1" table:visibility="filter">
          <table:table-cell office:value-type="float" office:value="1527478249.63495" calcext:value-type="float">
            <text:p>1527478249.63495</text:p>
          </table:table-cell>
          <table:table-cell office:value-type="string" calcext:value-type="string">
            <text:p>PID_y</text:p>
          </table:table-cell>
          <table:table-cell office:value-type="float" office:value="0.31445" calcext:value-type="float">
            <text:p>0.31445</text:p>
          </table:table-cell>
          <table:table-cell office:value-type="float" office:value="0.004923" calcext:value-type="float">
            <text:p>0.004923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004895" calcext:value-type="float">
            <text:p>0.004895</text:p>
          </table:table-cell>
          <table:table-cell office:value-type="float" office:value="-0.231522" calcext:value-type="float">
            <text:p>-0.231522</text:p>
          </table:table-cell>
          <table:table-cell office:value-type="string" calcext:value-type="string">
            <text:p>0.003147</text:p>
          </table:table-cell>
        </table:table-row>
        <table:table-row table:style-name="ro1">
          <table:table-cell office:value-type="float" office:value="1527478249.65521" calcext:value-type="float">
            <text:p>1527478249.65521</text:p>
          </table:table-cell>
          <table:table-cell office:value-type="string" calcext:value-type="string">
            <text:p>TOC_x</text:p>
          </table:table-cell>
          <table:table-cell office:value-type="float" office:value="0.269192" calcext:value-type="float">
            <text:p>0.269192</text:p>
          </table:table-cell>
          <table:table-cell office:value-type="float" office:value="-0.001964" calcext:value-type="float">
            <text:p>-0.001964</text:p>
          </table:table-cell>
          <table:table-cell office:value-type="float" office:value="0.45972" calcext:value-type="float">
            <text:p>0.45972</text:p>
          </table:table-cell>
          <table:table-cell office:value-type="float" office:value="0.002626" calcext:value-type="float">
            <text:p>0.002626</text:p>
          </table:table-cell>
          <table:table-cell office:value-type="float" office:value="-0.258234" calcext:value-type="float">
            <text:p>-0.258234</text:p>
          </table:table-cell>
          <table:table-cell office:value-type="string" calcext:value-type="string">
            <text:p>-0.040082</text:p>
          </table:table-cell>
        </table:table-row>
        <table:table-row table:style-name="ro1" table:visibility="filter">
          <table:table-cell office:value-type="float" office:value="1527478249.65522" calcext:value-type="float">
            <text:p>1527478249.65522</text:p>
          </table:table-cell>
          <table:table-cell office:value-type="string" calcext:value-type="string">
            <text:p>PID_y</text:p>
          </table:table-cell>
          <table:table-cell office:value-type="float" office:value="0.269192" calcext:value-type="float">
            <text:p>0.269192</text:p>
          </table:table-cell>
          <table:table-cell office:value-type="float" office:value="-0.001964" calcext:value-type="float">
            <text:p>-0.001964</text:p>
          </table:table-cell>
          <table:table-cell office:value-type="float" office:value="0.45972" calcext:value-type="float">
            <text:p>0.45972</text:p>
          </table:table-cell>
          <table:table-cell office:value-type="float" office:value="0.002626" calcext:value-type="float">
            <text:p>0.002626</text:p>
          </table:table-cell>
          <table:table-cell office:value-type="float" office:value="-0.258234" calcext:value-type="float">
            <text:p>-0.258234</text:p>
          </table:table-cell>
          <table:table-cell office:value-type="string" calcext:value-type="string">
            <text:p>-0.040082</text:p>
          </table:table-cell>
        </table:table-row>
        <table:table-row table:style-name="ro1">
          <table:table-cell office:value-type="float" office:value="1527478249.6744" calcext:value-type="float">
            <text:p>1527478249.6744</text:p>
          </table:table-cell>
          <table:table-cell office:value-type="string" calcext:value-type="string">
            <text:p>TOC_x</text:p>
          </table:table-cell>
          <table:table-cell office:value-type="float" office:value="0.233146" calcext:value-type="float">
            <text:p>0.233146</text:p>
          </table:table-cell>
          <table:table-cell office:value-type="float" office:value="0.005716" calcext:value-type="float">
            <text:p>0.005716</text:p>
          </table:table-cell>
          <table:table-cell office:value-type="float" office:value="0.45475" calcext:value-type="float">
            <text:p>0.45475</text:p>
          </table:table-cell>
          <table:table-cell office:value-type="float" office:value="0.005752" calcext:value-type="float">
            <text:p>0.005752</text:p>
          </table:table-cell>
          <table:table-cell office:value-type="float" office:value="-0.278498" calcext:value-type="float">
            <text:p>-0.278498</text:p>
          </table:table-cell>
          <table:table-cell office:value-type="string" calcext:value-type="string">
            <text:p>-0.003537</text:p>
          </table:table-cell>
        </table:table-row>
        <table:table-row table:style-name="ro1" table:visibility="filter">
          <table:table-cell office:value-type="float" office:value="1527478249.67442" calcext:value-type="float">
            <text:p>1527478249.67442</text:p>
          </table:table-cell>
          <table:table-cell office:value-type="string" calcext:value-type="string">
            <text:p>PID_y</text:p>
          </table:table-cell>
          <table:table-cell office:value-type="float" office:value="0.233146" calcext:value-type="float">
            <text:p>0.233146</text:p>
          </table:table-cell>
          <table:table-cell office:value-type="float" office:value="0.005716" calcext:value-type="float">
            <text:p>0.005716</text:p>
          </table:table-cell>
          <table:table-cell office:value-type="float" office:value="0.45475" calcext:value-type="float">
            <text:p>0.45475</text:p>
          </table:table-cell>
          <table:table-cell office:value-type="float" office:value="0.005752" calcext:value-type="float">
            <text:p>0.005752</text:p>
          </table:table-cell>
          <table:table-cell office:value-type="float" office:value="-0.278498" calcext:value-type="float">
            <text:p>-0.278498</text:p>
          </table:table-cell>
          <table:table-cell office:value-type="string" calcext:value-type="string">
            <text:p>-0.003537</text:p>
          </table:table-cell>
        </table:table-row>
        <table:table-row table:style-name="ro1">
          <table:table-cell office:value-type="float" office:value="1527478249.69471" calcext:value-type="float">
            <text:p>1527478249.69471</text:p>
          </table:table-cell>
          <table:table-cell office:value-type="string" calcext:value-type="string">
            <text:p>TOC_x</text:p>
          </table:table-cell>
          <table:table-cell office:value-type="float" office:value="0.202167" calcext:value-type="float">
            <text:p>0.202167</text:p>
          </table:table-cell>
          <table:table-cell office:value-type="float" office:value="0.005186" calcext:value-type="float">
            <text:p>0.005186</text:p>
          </table:table-cell>
          <table:table-cell office:value-type="float" office:value="0.448952" calcext:value-type="float">
            <text:p>0.448952</text:p>
          </table:table-cell>
          <table:table-cell office:value-type="float" office:value="0.005248" calcext:value-type="float">
            <text:p>0.005248</text:p>
          </table:table-cell>
          <table:table-cell office:value-type="float" office:value="-0.293896" calcext:value-type="float">
            <text:p>-0.293896</text:p>
          </table:table-cell>
          <table:table-cell office:value-type="string" calcext:value-type="string">
            <text:p>-0.004632</text:p>
          </table:table-cell>
        </table:table-row>
        <table:table-row table:style-name="ro1" table:visibility="filter">
          <table:table-cell office:value-type="float" office:value="1527478249.69473" calcext:value-type="float">
            <text:p>1527478249.69473</text:p>
          </table:table-cell>
          <table:table-cell office:value-type="string" calcext:value-type="string">
            <text:p>PID_y</text:p>
          </table:table-cell>
          <table:table-cell office:value-type="float" office:value="0.202167" calcext:value-type="float">
            <text:p>0.202167</text:p>
          </table:table-cell>
          <table:table-cell office:value-type="float" office:value="0.005186" calcext:value-type="float">
            <text:p>0.005186</text:p>
          </table:table-cell>
          <table:table-cell office:value-type="float" office:value="0.448952" calcext:value-type="float">
            <text:p>0.448952</text:p>
          </table:table-cell>
          <table:table-cell office:value-type="float" office:value="0.005248" calcext:value-type="float">
            <text:p>0.005248</text:p>
          </table:table-cell>
          <table:table-cell office:value-type="float" office:value="-0.293896" calcext:value-type="float">
            <text:p>-0.293896</text:p>
          </table:table-cell>
          <table:table-cell office:value-type="string" calcext:value-type="string">
            <text:p>-0.004632</text:p>
          </table:table-cell>
        </table:table-row>
        <table:table-row table:style-name="ro1">
          <table:table-cell office:value-type="float" office:value="1527478249.71501" calcext:value-type="float">
            <text:p>1527478249.71501</text:p>
          </table:table-cell>
          <table:table-cell office:value-type="string" calcext:value-type="string">
            <text:p>TOC_x</text:p>
          </table:table-cell>
          <table:table-cell office:value-type="float" office:value="0.143863" calcext:value-type="float">
            <text:p>0.143863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44009" calcext:value-type="float">
            <text:p>0.44009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-0.321993" calcext:value-type="float">
            <text:p>-0.321993</text:p>
          </table:table-cell>
          <table:table-cell office:value-type="string" calcext:value-type="string">
            <text:p>-0.023979</text:p>
          </table:table-cell>
        </table:table-row>
        <table:table-row table:style-name="ro1" table:visibility="filter">
          <table:table-cell office:value-type="float" office:value="1527478249.71505" calcext:value-type="float">
            <text:p>1527478249.71505</text:p>
          </table:table-cell>
          <table:table-cell office:value-type="string" calcext:value-type="string">
            <text:p>PID_y</text:p>
          </table:table-cell>
          <table:table-cell office:value-type="float" office:value="0.143863" calcext:value-type="float">
            <text:p>0.143863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44009" calcext:value-type="float">
            <text:p>0.44009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-0.321993" calcext:value-type="float">
            <text:p>-0.321993</text:p>
          </table:table-cell>
          <table:table-cell office:value-type="string" calcext:value-type="string">
            <text:p>-0.023979</text:p>
          </table:table-cell>
        </table:table-row>
        <table:table-row table:style-name="ro1">
          <table:table-cell office:value-type="float" office:value="1527478249.73532" calcext:value-type="float">
            <text:p>1527478249.73532</text:p>
          </table:table-cell>
          <table:table-cell office:value-type="string" calcext:value-type="string">
            <text:p>TOC_x</text:p>
          </table:table-cell>
          <table:table-cell office:value-type="float" office:value="0.116331" calcext:value-type="float">
            <text:p>0.116331</text:p>
          </table:table-cell>
          <table:table-cell office:value-type="float" office:value="0.004462" calcext:value-type="float">
            <text:p>0.004462</text:p>
          </table:table-cell>
          <table:table-cell office:value-type="float" office:value="0.434051" calcext:value-type="float">
            <text:p>0.434051</text:p>
          </table:table-cell>
          <table:table-cell office:value-type="float" office:value="0.004478" calcext:value-type="float">
            <text:p>0.004478</text:p>
          </table:table-cell>
          <table:table-cell office:value-type="float" office:value="-0.33347" calcext:value-type="float">
            <text:p>-0.33347</text:p>
          </table:table-cell>
          <table:table-cell office:value-type="string" calcext:value-type="string">
            <text:p>-0.002353</text:p>
          </table:table-cell>
        </table:table-row>
        <table:table-row table:style-name="ro1" table:visibility="filter">
          <table:table-cell office:value-type="float" office:value="1527478249.73534" calcext:value-type="float">
            <text:p>1527478249.73534</text:p>
          </table:table-cell>
          <table:table-cell office:value-type="string" calcext:value-type="string">
            <text:p>PID_y</text:p>
          </table:table-cell>
          <table:table-cell office:value-type="float" office:value="0.116331" calcext:value-type="float">
            <text:p>0.116331</text:p>
          </table:table-cell>
          <table:table-cell office:value-type="float" office:value="0.004462" calcext:value-type="float">
            <text:p>0.004462</text:p>
          </table:table-cell>
          <table:table-cell office:value-type="float" office:value="0.434051" calcext:value-type="float">
            <text:p>0.434051</text:p>
          </table:table-cell>
          <table:table-cell office:value-type="float" office:value="0.004478" calcext:value-type="float">
            <text:p>0.004478</text:p>
          </table:table-cell>
          <table:table-cell office:value-type="float" office:value="-0.33347" calcext:value-type="float">
            <text:p>-0.33347</text:p>
          </table:table-cell>
          <table:table-cell office:value-type="string" calcext:value-type="string">
            <text:p>-0.002353</text:p>
          </table:table-cell>
        </table:table-row>
        <table:table-row table:style-name="ro1">
          <table:table-cell office:value-type="float" office:value="1527478249.75453" calcext:value-type="float">
            <text:p>1527478249.75453</text:p>
          </table:table-cell>
          <table:table-cell office:value-type="string" calcext:value-type="string">
            <text:p>TOC_x</text:p>
          </table:table-cell>
          <table:table-cell office:value-type="float" office:value="0.06" calcext:value-type="float">
            <text:p>0.06</text:p>
          </table:table-cell>
          <table:table-cell office:value-type="float" office:value="0.012139" calcext:value-type="float">
            <text:p>0.012139</text:p>
          </table:table-cell>
          <table:table-cell office:value-type="float" office:value="0.42431" calcext:value-type="float">
            <text:p>0.42431</text:p>
          </table:table-cell>
          <table:table-cell office:value-type="float" office:value="0.006733" calcext:value-type="float">
            <text:p>0.006733</text:p>
          </table:table-cell>
          <table:table-cell office:value-type="float" office:value="-0.357083" calcext:value-type="float">
            <text:p>-0.357083</text:p>
          </table:table-cell>
          <table:table-cell office:value-type="string" calcext:value-type="string">
            <text:p>0.043498</text:p>
          </table:table-cell>
        </table:table-row>
        <table:table-row table:style-name="ro1" table:visibility="filter">
          <table:table-cell office:value-type="float" office:value="1527478249.75455" calcext:value-type="float">
            <text:p>1527478249.75455</text:p>
          </table:table-cell>
          <table:table-cell office:value-type="string" calcext:value-type="string">
            <text:p>PID_y</text:p>
          </table:table-cell>
          <table:table-cell office:value-type="float" office:value="0.06" calcext:value-type="float">
            <text:p>0.06</text:p>
          </table:table-cell>
          <table:table-cell office:value-type="float" office:value="0.012139" calcext:value-type="float">
            <text:p>0.012139</text:p>
          </table:table-cell>
          <table:table-cell office:value-type="float" office:value="0.42431" calcext:value-type="float">
            <text:p>0.42431</text:p>
          </table:table-cell>
          <table:table-cell office:value-type="float" office:value="0.006733" calcext:value-type="float">
            <text:p>0.006733</text:p>
          </table:table-cell>
          <table:table-cell office:value-type="float" office:value="-0.357083" calcext:value-type="float">
            <text:p>-0.357083</text:p>
          </table:table-cell>
          <table:table-cell office:value-type="string" calcext:value-type="string">
            <text:p>0.043498</text:p>
          </table:table-cell>
        </table:table-row>
        <table:table-row table:style-name="ro1">
          <table:table-cell office:value-type="float" office:value="1527478249.77484" calcext:value-type="float">
            <text:p>1527478249.77484</text:p>
          </table:table-cell>
          <table:table-cell office:value-type="string" calcext:value-type="string">
            <text:p>TOC_x</text:p>
          </table:table-cell>
          <table:table-cell office:value-type="float" office:value="0.015928" calcext:value-type="float">
            <text:p>0.015928</text:p>
          </table:table-cell>
          <table:table-cell office:value-type="float" office:value="0.006355" calcext:value-type="float">
            <text:p>0.006355</text:p>
          </table:table-cell>
          <table:table-cell office:value-type="float" office:value="0.417258" calcext:value-type="float">
            <text:p>0.417258</text:p>
          </table:table-cell>
          <table:table-cell office:value-type="float" office:value="0.006249" calcext:value-type="float">
            <text:p>0.006249</text:p>
          </table:table-cell>
          <table:table-cell office:value-type="float" office:value="-0.374787" calcext:value-type="float">
            <text:p>-0.374787</text:p>
          </table:table-cell>
          <table:table-cell office:value-type="string" calcext:value-type="string">
            <text:p>0.006118</text:p>
          </table:table-cell>
        </table:table-row>
        <table:table-row table:style-name="ro1" table:visibility="filter">
          <table:table-cell office:value-type="float" office:value="1527478249.77486" calcext:value-type="float">
            <text:p>1527478249.77486</text:p>
          </table:table-cell>
          <table:table-cell office:value-type="string" calcext:value-type="string">
            <text:p>PID_y</text:p>
          </table:table-cell>
          <table:table-cell office:value-type="float" office:value="0.015928" calcext:value-type="float">
            <text:p>0.015928</text:p>
          </table:table-cell>
          <table:table-cell office:value-type="float" office:value="0.006355" calcext:value-type="float">
            <text:p>0.006355</text:p>
          </table:table-cell>
          <table:table-cell office:value-type="float" office:value="0.417258" calcext:value-type="float">
            <text:p>0.417258</text:p>
          </table:table-cell>
          <table:table-cell office:value-type="float" office:value="0.006249" calcext:value-type="float">
            <text:p>0.006249</text:p>
          </table:table-cell>
          <table:table-cell office:value-type="float" office:value="-0.374787" calcext:value-type="float">
            <text:p>-0.374787</text:p>
          </table:table-cell>
          <table:table-cell office:value-type="string" calcext:value-type="string">
            <text:p>0.006118</text:p>
          </table:table-cell>
        </table:table-row>
        <table:table-row table:style-name="ro1">
          <table:table-cell office:value-type="float" office:value="1527478249.79504" calcext:value-type="float">
            <text:p>1527478249.79504</text:p>
          </table:table-cell>
          <table:table-cell office:value-type="string" calcext:value-type="string">
            <text:p>TOC_x</text:p>
          </table:table-cell>
          <table:table-cell office:value-type="float" office:value="-0.01945" calcext:value-type="float">
            <text:p>-0.01945</text:p>
          </table:table-cell>
          <table:table-cell office:value-type="float" office:value="0.009936" calcext:value-type="float">
            <text:p>0.009936</text:p>
          </table:table-cell>
          <table:table-cell office:value-type="float" office:value="0.410175" calcext:value-type="float">
            <text:p>0.410175</text:p>
          </table:table-cell>
          <table:table-cell office:value-type="float" office:value="0.007856" calcext:value-type="float">
            <text:p>0.007856</text:p>
          </table:table-cell>
          <table:table-cell office:value-type="float" office:value="-0.387774" calcext:value-type="float">
            <text:p>-0.387774</text:p>
          </table:table-cell>
          <table:table-cell office:value-type="string" calcext:value-type="string">
            <text:p>0.026980</text:p>
          </table:table-cell>
        </table:table-row>
        <table:table-row table:style-name="ro1" table:visibility="filter">
          <table:table-cell office:value-type="float" office:value="1527478249.79506" calcext:value-type="float">
            <text:p>1527478249.79506</text:p>
          </table:table-cell>
          <table:table-cell office:value-type="string" calcext:value-type="string">
            <text:p>PID_y</text:p>
          </table:table-cell>
          <table:table-cell office:value-type="float" office:value="-0.01945" calcext:value-type="float">
            <text:p>-0.01945</text:p>
          </table:table-cell>
          <table:table-cell office:value-type="float" office:value="0.009936" calcext:value-type="float">
            <text:p>0.009936</text:p>
          </table:table-cell>
          <table:table-cell office:value-type="float" office:value="0.410175" calcext:value-type="float">
            <text:p>0.410175</text:p>
          </table:table-cell>
          <table:table-cell office:value-type="float" office:value="0.007856" calcext:value-type="float">
            <text:p>0.007856</text:p>
          </table:table-cell>
          <table:table-cell office:value-type="float" office:value="-0.387774" calcext:value-type="float">
            <text:p>-0.387774</text:p>
          </table:table-cell>
          <table:table-cell office:value-type="string" calcext:value-type="string">
            <text:p>0.026980</text:p>
          </table:table-cell>
        </table:table-row>
        <table:table-row table:style-name="ro1">
          <table:table-cell office:value-type="float" office:value="1527478249.8153" calcext:value-type="float">
            <text:p>1527478249.8153</text:p>
          </table:table-cell>
          <table:table-cell office:value-type="string" calcext:value-type="string">
            <text:p>TOC_x</text:p>
          </table:table-cell>
          <table:table-cell office:value-type="float" office:value="-0.089866" calcext:value-type="float">
            <text:p>-0.089866</text:p>
          </table:table-cell>
          <table:table-cell office:value-type="float" office:value="0.007362" calcext:value-type="float">
            <text:p>0.007362</text:p>
          </table:table-cell>
          <table:table-cell office:value-type="float" office:value="0.398717" calcext:value-type="float">
            <text:p>0.398717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-0.413527" calcext:value-type="float">
            <text:p>-0.413527</text:p>
          </table:table-cell>
          <table:table-cell office:value-type="string" calcext:value-type="string">
            <text:p>0.020229</text:p>
          </table:table-cell>
        </table:table-row>
        <table:table-row table:style-name="ro1" table:visibility="filter">
          <table:table-cell office:value-type="float" office:value="1527478249.81532" calcext:value-type="float">
            <text:p>1527478249.81532</text:p>
          </table:table-cell>
          <table:table-cell office:value-type="string" calcext:value-type="string">
            <text:p>PID_y</text:p>
          </table:table-cell>
          <table:table-cell office:value-type="float" office:value="-0.089866" calcext:value-type="float">
            <text:p>-0.089866</text:p>
          </table:table-cell>
          <table:table-cell office:value-type="float" office:value="0.007362" calcext:value-type="float">
            <text:p>0.007362</text:p>
          </table:table-cell>
          <table:table-cell office:value-type="float" office:value="0.398717" calcext:value-type="float">
            <text:p>0.398717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-0.413527" calcext:value-type="float">
            <text:p>-0.413527</text:p>
          </table:table-cell>
          <table:table-cell office:value-type="string" calcext:value-type="string">
            <text:p>0.020229</text:p>
          </table:table-cell>
        </table:table-row>
        <table:table-row table:style-name="ro1">
          <table:table-cell office:value-type="float" office:value="1527478249.83457" calcext:value-type="float">
            <text:p>1527478249.83457</text:p>
          </table:table-cell>
          <table:table-cell office:value-type="string" calcext:value-type="string">
            <text:p>TOC_x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005506" calcext:value-type="float">
            <text:p>0.005506</text:p>
          </table:table-cell>
          <table:table-cell office:value-type="float" office:value="0.390433" calcext:value-type="float">
            <text:p>0.390433</text:p>
          </table:table-cell>
          <table:table-cell office:value-type="float" office:value="0.005287" calcext:value-type="float">
            <text:p>0.005287</text:p>
          </table:table-cell>
          <table:table-cell office:value-type="float" office:value="-0.440115" calcext:value-type="float">
            <text:p>-0.440115</text:p>
          </table:table-cell>
          <table:table-cell office:value-type="string" calcext:value-type="string">
            <text:p>0.008753</text:p>
          </table:table-cell>
        </table:table-row>
        <table:table-row table:style-name="ro1" table:visibility="filter">
          <table:table-cell office:value-type="float" office:value="1527478249.8346" calcext:value-type="float">
            <text:p>1527478249.8346</text:p>
          </table:table-cell>
          <table:table-cell office:value-type="string" calcext:value-type="string">
            <text:p>PID_y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005506" calcext:value-type="float">
            <text:p>0.005506</text:p>
          </table:table-cell>
          <table:table-cell office:value-type="float" office:value="0.390433" calcext:value-type="float">
            <text:p>0.390433</text:p>
          </table:table-cell>
          <table:table-cell office:value-type="float" office:value="0.005287" calcext:value-type="float">
            <text:p>0.005287</text:p>
          </table:table-cell>
          <table:table-cell office:value-type="float" office:value="-0.440115" calcext:value-type="float">
            <text:p>-0.440115</text:p>
          </table:table-cell>
          <table:table-cell office:value-type="string" calcext:value-type="string">
            <text:p>0.008753</text:p>
          </table:table-cell>
        </table:table-row>
        <table:table-row table:style-name="ro1">
          <table:table-cell office:value-type="float" office:value="1527478249.85484" calcext:value-type="float">
            <text:p>1527478249.85484</text:p>
          </table:table-cell>
          <table:table-cell office:value-type="string" calcext:value-type="string">
            <text:p>TOC_x</text:p>
          </table:table-cell>
          <table:table-cell office:value-type="float" office:value="-0.283603" calcext:value-type="float">
            <text:p>-0.283603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376083" calcext:value-type="float">
            <text:p>0.376083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-0.48051" calcext:value-type="float">
            <text:p>-0.48051</text:p>
          </table:table-cell>
          <table:table-cell office:value-type="string" calcext:value-type="string">
            <text:p>-0.031816</text:p>
          </table:table-cell>
        </table:table-row>
        <table:table-row table:style-name="ro1" table:visibility="filter">
          <table:table-cell office:value-type="float" office:value="1527478249.85487" calcext:value-type="float">
            <text:p>1527478249.85487</text:p>
          </table:table-cell>
          <table:table-cell office:value-type="string" calcext:value-type="string">
            <text:p>PID_y</text:p>
          </table:table-cell>
          <table:table-cell office:value-type="float" office:value="-0.283603" calcext:value-type="float">
            <text:p>-0.283603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376083" calcext:value-type="float">
            <text:p>0.376083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-0.48051" calcext:value-type="float">
            <text:p>-0.48051</text:p>
          </table:table-cell>
          <table:table-cell office:value-type="string" calcext:value-type="string">
            <text:p>-0.031816</text:p>
          </table:table-cell>
        </table:table-row>
        <table:table-row table:style-name="ro1">
          <table:table-cell office:value-type="float" office:value="1527478249.87518" calcext:value-type="float">
            <text:p>1527478249.87518</text:p>
          </table:table-cell>
          <table:table-cell office:value-type="string" calcext:value-type="string">
            <text:p>TOC_x</text:p>
          </table:table-cell>
          <table:table-cell office:value-type="float" office:value="-0.398324" calcext:value-type="float">
            <text:p>-0.398324</text:p>
          </table:table-cell>
          <table:table-cell office:value-type="float" office:value="-0.00142" calcext:value-type="float">
            <text:p>-0.00142</text:p>
          </table:table-cell>
          <table:table-cell office:value-type="float" office:value="0.365285" calcext:value-type="float">
            <text:p>0.365285</text:p>
          </table:table-cell>
          <table:table-cell office:value-type="float" office:value="0.002525" calcext:value-type="float">
            <text:p>0.002525</text:p>
          </table:table-cell>
          <table:table-cell office:value-type="float" office:value="-0.516975" calcext:value-type="float">
            <text:p>-0.516975</text:p>
          </table:table-cell>
          <table:table-cell office:value-type="string" calcext:value-type="string">
            <text:p>-0.037158</text:p>
          </table:table-cell>
        </table:table-row>
        <table:table-row table:style-name="ro1" table:visibility="filter">
          <table:table-cell office:value-type="float" office:value="1527478249.8752" calcext:value-type="float">
            <text:p>1527478249.8752</text:p>
          </table:table-cell>
          <table:table-cell office:value-type="string" calcext:value-type="string">
            <text:p>PID_y</text:p>
          </table:table-cell>
          <table:table-cell office:value-type="float" office:value="-0.398324" calcext:value-type="float">
            <text:p>-0.398324</text:p>
          </table:table-cell>
          <table:table-cell office:value-type="float" office:value="-0.00142" calcext:value-type="float">
            <text:p>-0.00142</text:p>
          </table:table-cell>
          <table:table-cell office:value-type="float" office:value="0.365285" calcext:value-type="float">
            <text:p>0.365285</text:p>
          </table:table-cell>
          <table:table-cell office:value-type="float" office:value="0.002525" calcext:value-type="float">
            <text:p>0.002525</text:p>
          </table:table-cell>
          <table:table-cell office:value-type="float" office:value="-0.516975" calcext:value-type="float">
            <text:p>-0.516975</text:p>
          </table:table-cell>
          <table:table-cell office:value-type="string" calcext:value-type="string">
            <text:p>-0.037158</text:p>
          </table:table-cell>
        </table:table-row>
        <table:table-row table:style-name="ro1">
          <table:table-cell office:value-type="float" office:value="1527478249.89438" calcext:value-type="float">
            <text:p>1527478249.89438</text:p>
          </table:table-cell>
          <table:table-cell office:value-type="string" calcext:value-type="string">
            <text:p>TOC_x</text:p>
          </table:table-cell>
          <table:table-cell office:value-type="float" office:value="-0.583269" calcext:value-type="float">
            <text:p>-0.583269</text:p>
          </table:table-cell>
          <table:table-cell office:value-type="float" office:value="-0.00278" calcext:value-type="float">
            <text:p>-0.00278</text:p>
          </table:table-cell>
          <table:table-cell office:value-type="float" office:value="0.353222" calcext:value-type="float">
            <text:p>0.353222</text:p>
          </table:table-cell>
          <table:table-cell office:value-type="float" office:value="0.003219" calcext:value-type="float">
            <text:p>0.003219</text:p>
          </table:table-cell>
          <table:table-cell office:value-type="float" office:value="-0.572514" calcext:value-type="float">
            <text:p>-0.572514</text:p>
          </table:table-cell>
          <table:table-cell office:value-type="string" calcext:value-type="string">
            <text:p>-0.045823</text:p>
          </table:table-cell>
        </table:table-row>
        <table:table-row table:style-name="ro1" table:visibility="filter">
          <table:table-cell office:value-type="float" office:value="1527478249.8944" calcext:value-type="float">
            <text:p>1527478249.8944</text:p>
          </table:table-cell>
          <table:table-cell office:value-type="string" calcext:value-type="string">
            <text:p>PID_y</text:p>
          </table:table-cell>
          <table:table-cell office:value-type="float" office:value="-0.583269" calcext:value-type="float">
            <text:p>-0.583269</text:p>
          </table:table-cell>
          <table:table-cell office:value-type="float" office:value="-0.00278" calcext:value-type="float">
            <text:p>-0.00278</text:p>
          </table:table-cell>
          <table:table-cell office:value-type="float" office:value="0.353222" calcext:value-type="float">
            <text:p>0.353222</text:p>
          </table:table-cell>
          <table:table-cell office:value-type="float" office:value="0.003219" calcext:value-type="float">
            <text:p>0.003219</text:p>
          </table:table-cell>
          <table:table-cell office:value-type="float" office:value="-0.572514" calcext:value-type="float">
            <text:p>-0.572514</text:p>
          </table:table-cell>
          <table:table-cell office:value-type="string" calcext:value-type="string">
            <text:p>-0.045823</text:p>
          </table:table-cell>
        </table:table-row>
        <table:table-row table:style-name="ro1">
          <table:table-cell office:value-type="float" office:value="1527478249.91472" calcext:value-type="float">
            <text:p>1527478249.91472</text:p>
          </table:table-cell>
          <table:table-cell office:value-type="string" calcext:value-type="string">
            <text:p>TOC_x</text:p>
          </table:table-cell>
          <table:table-cell office:value-type="float" office:value="-0.818854" calcext:value-type="float">
            <text:p>-0.818854</text:p>
          </table:table-cell>
          <table:table-cell office:value-type="float" office:value="-0.005338" calcext:value-type="float">
            <text:p>-0.005338</text:p>
          </table:table-cell>
          <table:table-cell office:value-type="float" office:value="0.335308" calcext:value-type="float">
            <text:p>0.335308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-0.635576" calcext:value-type="float">
            <text:p>-0.635576</text:p>
          </table:table-cell>
          <table:table-cell office:value-type="string" calcext:value-type="string">
            <text:p>-0.048222</text:p>
          </table:table-cell>
        </table:table-row>
        <table:table-row table:style-name="ro1" table:visibility="filter">
          <table:table-cell office:value-type="float" office:value="1527478249.91475" calcext:value-type="float">
            <text:p>1527478249.91475</text:p>
          </table:table-cell>
          <table:table-cell office:value-type="string" calcext:value-type="string">
            <text:p>PID_y</text:p>
          </table:table-cell>
          <table:table-cell office:value-type="float" office:value="-0.818854" calcext:value-type="float">
            <text:p>-0.818854</text:p>
          </table:table-cell>
          <table:table-cell office:value-type="float" office:value="-0.005338" calcext:value-type="float">
            <text:p>-0.005338</text:p>
          </table:table-cell>
          <table:table-cell office:value-type="float" office:value="0.335308" calcext:value-type="float">
            <text:p>0.335308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-0.635576" calcext:value-type="float">
            <text:p>-0.635576</text:p>
          </table:table-cell>
          <table:table-cell office:value-type="string" calcext:value-type="string">
            <text:p>-0.048222</text:p>
          </table:table-cell>
        </table:table-row>
        <table:table-row table:style-name="ro1">
          <table:table-cell office:value-type="float" office:value="1527478249.93494" calcext:value-type="float">
            <text:p>1527478249.93494</text:p>
          </table:table-cell>
          <table:table-cell office:value-type="string" calcext:value-type="string">
            <text:p>TOC_x</text:p>
          </table:table-cell>
          <table:table-cell office:value-type="float" office:value="-0.942365" calcext:value-type="float">
            <text:p>-0.942365</text:p>
          </table:table-cell>
          <table:table-cell office:value-type="float" office:value="-0.00359" calcext:value-type="float">
            <text:p>-0.00359</text:p>
          </table:table-cell>
          <table:table-cell office:value-type="float" office:value="0.323573" calcext:value-type="float">
            <text:p>0.323573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-0.665641" calcext:value-type="float">
            <text:p>-0.665641</text:p>
          </table:table-cell>
          <table:table-cell office:value-type="string" calcext:value-type="string">
            <text:p>-0.040618</text:p>
          </table:table-cell>
        </table:table-row>
        <table:table-row table:style-name="ro1" table:visibility="filter">
          <table:table-cell office:value-type="float" office:value="1527478249.93496" calcext:value-type="float">
            <text:p>1527478249.93496</text:p>
          </table:table-cell>
          <table:table-cell office:value-type="string" calcext:value-type="string">
            <text:p>PID_y</text:p>
          </table:table-cell>
          <table:table-cell office:value-type="float" office:value="-0.942365" calcext:value-type="float">
            <text:p>-0.942365</text:p>
          </table:table-cell>
          <table:table-cell office:value-type="float" office:value="-0.00359" calcext:value-type="float">
            <text:p>-0.00359</text:p>
          </table:table-cell>
          <table:table-cell office:value-type="float" office:value="0.323573" calcext:value-type="float">
            <text:p>0.323573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-0.665641" calcext:value-type="float">
            <text:p>-0.665641</text:p>
          </table:table-cell>
          <table:table-cell office:value-type="string" calcext:value-type="string">
            <text:p>-0.040618</text:p>
          </table:table-cell>
        </table:table-row>
        <table:table-row table:style-name="ro1">
          <table:table-cell office:value-type="float" office:value="1527478249.95527" calcext:value-type="float">
            <text:p>1527478249.95527</text:p>
          </table:table-cell>
          <table:table-cell office:value-type="string" calcext:value-type="string">
            <text:p>TOC_x</text:p>
          </table:table-cell>
          <table:table-cell office:value-type="float" office:value="-1.031841" calcext:value-type="float">
            <text:p>-1.031841</text:p>
          </table:table-cell>
          <table:table-cell office:value-type="float" office:value="-0.001959" calcext:value-type="float">
            <text:p>-0.001959</text:p>
          </table:table-cell>
          <table:table-cell office:value-type="float" office:value="0.307262" calcext:value-type="float">
            <text:p>0.307262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-0.684607" calcext:value-type="float">
            <text:p>-0.684607</text:p>
          </table:table-cell>
          <table:table-cell office:value-type="string" calcext:value-type="string">
            <text:p>-0.029458</text:p>
          </table:table-cell>
        </table:table-row>
        <table:table-row table:style-name="ro1" table:visibility="filter">
          <table:table-cell office:value-type="float" office:value="1527478249.9553" calcext:value-type="float">
            <text:p>1527478249.9553</text:p>
          </table:table-cell>
          <table:table-cell office:value-type="string" calcext:value-type="string">
            <text:p>PID_y</text:p>
          </table:table-cell>
          <table:table-cell office:value-type="float" office:value="-1.031841" calcext:value-type="float">
            <text:p>-1.031841</text:p>
          </table:table-cell>
          <table:table-cell office:value-type="float" office:value="-0.001959" calcext:value-type="float">
            <text:p>-0.001959</text:p>
          </table:table-cell>
          <table:table-cell office:value-type="float" office:value="0.307262" calcext:value-type="float">
            <text:p>0.307262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-0.684607" calcext:value-type="float">
            <text:p>-0.684607</text:p>
          </table:table-cell>
          <table:table-cell office:value-type="string" calcext:value-type="string">
            <text:p>-0.029458</text:p>
          </table:table-cell>
        </table:table-row>
        <table:table-row table:style-name="ro1">
          <table:table-cell office:value-type="float" office:value="1527478249.97458" calcext:value-type="float">
            <text:p>1527478249.97458</text:p>
          </table:table-cell>
          <table:table-cell office:value-type="string" calcext:value-type="string">
            <text:p>TOC_x</text:p>
          </table:table-cell>
          <table:table-cell office:value-type="float" office:value="-1.060512" calcext:value-type="float">
            <text:p>-1.060512</text:p>
          </table:table-cell>
          <table:table-cell office:value-type="float" office:value="-0.00004" calcext:value-type="float">
            <text:p>-0.00004</text:p>
          </table:table-cell>
          <table:table-cell office:value-type="float" office:value="0.296568" calcext:value-type="float">
            <text:p>0.296568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689187" calcext:value-type="float">
            <text:p>-0.689187</text:p>
          </table:table-cell>
          <table:table-cell office:value-type="string" calcext:value-type="string">
            <text:p>-0.016798</text:p>
          </table:table-cell>
        </table:table-row>
        <table:table-row table:style-name="ro1" table:visibility="filter">
          <table:table-cell office:value-type="float" office:value="1527478249.97461" calcext:value-type="float">
            <text:p>1527478249.97461</text:p>
          </table:table-cell>
          <table:table-cell office:value-type="string" calcext:value-type="string">
            <text:p>PID_y</text:p>
          </table:table-cell>
          <table:table-cell office:value-type="float" office:value="-1.060512" calcext:value-type="float">
            <text:p>-1.060512</text:p>
          </table:table-cell>
          <table:table-cell office:value-type="float" office:value="-0.00004" calcext:value-type="float">
            <text:p>-0.00004</text:p>
          </table:table-cell>
          <table:table-cell office:value-type="float" office:value="0.296568" calcext:value-type="float">
            <text:p>0.296568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689187" calcext:value-type="float">
            <text:p>-0.689187</text:p>
          </table:table-cell>
          <table:table-cell office:value-type="string" calcext:value-type="string">
            <text:p>-0.016798</text:p>
          </table:table-cell>
        </table:table-row>
        <table:table-row table:style-name="ro1">
          <table:table-cell office:value-type="float" office:value="1527478249.99484" calcext:value-type="float">
            <text:p>1527478249.99484</text:p>
          </table:table-cell>
          <table:table-cell office:value-type="string" calcext:value-type="string">
            <text:p>TOC_x</text:p>
          </table:table-cell>
          <table:table-cell office:value-type="float" office:value="-0.96725" calcext:value-type="float">
            <text:p>-0.96725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286551" calcext:value-type="float">
            <text:p>0.286551</text:p>
          </table:table-cell>
          <table:table-cell office:value-type="float" office:value="0.001412" calcext:value-type="float">
            <text:p>0.001412</text:p>
          </table:table-cell>
          <table:table-cell office:value-type="float" office:value="-0.662443" calcext:value-type="float">
            <text:p>-0.662443</text:p>
          </table:table-cell>
          <table:table-cell office:value-type="string" calcext:value-type="string">
            <text:p>-0.017656</text:p>
          </table:table-cell>
        </table:table-row>
        <table:table-row table:style-name="ro1" table:visibility="filter">
          <table:table-cell office:value-type="float" office:value="1527478249.99486" calcext:value-type="float">
            <text:p>1527478249.99486</text:p>
          </table:table-cell>
          <table:table-cell office:value-type="string" calcext:value-type="string">
            <text:p>PID_y</text:p>
          </table:table-cell>
          <table:table-cell office:value-type="float" office:value="-0.96725" calcext:value-type="float">
            <text:p>-0.96725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286551" calcext:value-type="float">
            <text:p>0.286551</text:p>
          </table:table-cell>
          <table:table-cell office:value-type="float" office:value="0.001412" calcext:value-type="float">
            <text:p>0.001412</text:p>
          </table:table-cell>
          <table:table-cell office:value-type="float" office:value="-0.662443" calcext:value-type="float">
            <text:p>-0.662443</text:p>
          </table:table-cell>
          <table:table-cell office:value-type="string" calcext:value-type="string">
            <text:p>-0.017656</text:p>
          </table:table-cell>
        </table:table-row>
        <table:table-row table:style-name="ro1">
          <table:table-cell office:value-type="float" office:value="1527478250.01522" calcext:value-type="float">
            <text:p>1527478250.01522</text:p>
          </table:table-cell>
          <table:table-cell office:value-type="string" calcext:value-type="string">
            <text:p>TOC_x</text:p>
          </table:table-cell>
          <table:table-cell office:value-type="float" office:value="-0.837972" calcext:value-type="float">
            <text:p>-0.837972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272578" calcext:value-type="float">
            <text:p>0.272578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-0.623452" calcext:value-type="float">
            <text:p>-0.623452</text:p>
          </table:table-cell>
          <table:table-cell office:value-type="string" calcext:value-type="string">
            <text:p>-0.003170</text:p>
          </table:table-cell>
        </table:table-row>
        <table:table-row table:style-name="ro1" table:visibility="filter">
          <table:table-cell office:value-type="float" office:value="1527478250.01523" calcext:value-type="float">
            <text:p>1527478250.01523</text:p>
          </table:table-cell>
          <table:table-cell office:value-type="string" calcext:value-type="string">
            <text:p>PID_y</text:p>
          </table:table-cell>
          <table:table-cell office:value-type="float" office:value="-0.837972" calcext:value-type="float">
            <text:p>-0.837972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272578" calcext:value-type="float">
            <text:p>0.272578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-0.623452" calcext:value-type="float">
            <text:p>-0.623452</text:p>
          </table:table-cell>
          <table:table-cell office:value-type="string" calcext:value-type="string">
            <text:p>-0.003170</text:p>
          </table:table-cell>
        </table:table-row>
        <table:table-row table:style-name="ro1">
          <table:table-cell office:value-type="float" office:value="1527478250.03439" calcext:value-type="float">
            <text:p>1527478250.03439</text:p>
          </table:table-cell>
          <table:table-cell office:value-type="string" calcext:value-type="string">
            <text:p>TOC_x</text:p>
          </table:table-cell>
          <table:table-cell office:value-type="float" office:value="-0.791798" calcext:value-type="float">
            <text:p>-0.791798</text:p>
          </table:table-cell>
          <table:table-cell office:value-type="float" office:value="0.005826" calcext:value-type="float">
            <text:p>0.005826</text:p>
          </table:table-cell>
          <table:table-cell office:value-type="float" office:value="0.262974" calcext:value-type="float">
            <text:p>0.262974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-0.607594" calcext:value-type="float">
            <text:p>-0.607594</text:p>
          </table:table-cell>
          <table:table-cell office:value-type="string" calcext:value-type="string">
            <text:p>0.027211</text:p>
          </table:table-cell>
        </table:table-row>
        <table:table-row table:style-name="ro1" table:visibility="filter">
          <table:table-cell office:value-type="float" office:value="1527478250.03443" calcext:value-type="float">
            <text:p>1527478250.03443</text:p>
          </table:table-cell>
          <table:table-cell office:value-type="string" calcext:value-type="string">
            <text:p>PID_y</text:p>
          </table:table-cell>
          <table:table-cell office:value-type="float" office:value="-0.791798" calcext:value-type="float">
            <text:p>-0.791798</text:p>
          </table:table-cell>
          <table:table-cell office:value-type="float" office:value="0.005826" calcext:value-type="float">
            <text:p>0.005826</text:p>
          </table:table-cell>
          <table:table-cell office:value-type="float" office:value="0.262974" calcext:value-type="float">
            <text:p>0.262974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-0.607594" calcext:value-type="float">
            <text:p>-0.607594</text:p>
          </table:table-cell>
          <table:table-cell office:value-type="string" calcext:value-type="string">
            <text:p>0.027211</text:p>
          </table:table-cell>
        </table:table-row>
        <table:table-row table:style-name="ro1">
          <table:table-cell office:value-type="float" office:value="1527478250.05472" calcext:value-type="float">
            <text:p>1527478250.05472</text:p>
          </table:table-cell>
          <table:table-cell office:value-type="string" calcext:value-type="string">
            <text:p>TOC_x</text:p>
          </table:table-cell>
          <table:table-cell office:value-type="float" office:value="-0.732074" calcext:value-type="float">
            <text:p>-0.732074</text:p>
          </table:table-cell>
          <table:table-cell office:value-type="float" office:value="0.007605" calcext:value-type="float">
            <text:p>0.007605</text:p>
          </table:table-cell>
          <table:table-cell office:value-type="float" office:value="0.248834" calcext:value-type="float">
            <text:p>0.248834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-0.585934" calcext:value-type="float">
            <text:p>-0.585934</text:p>
          </table:table-cell>
          <table:table-cell office:value-type="string" calcext:value-type="string">
            <text:p>0.035682</text:p>
          </table:table-cell>
        </table:table-row>
        <table:table-row table:style-name="ro1" table:visibility="filter">
          <table:table-cell office:value-type="float" office:value="1527478250.05474" calcext:value-type="float">
            <text:p>1527478250.05474</text:p>
          </table:table-cell>
          <table:table-cell office:value-type="string" calcext:value-type="string">
            <text:p>PID_y</text:p>
          </table:table-cell>
          <table:table-cell office:value-type="float" office:value="-0.732074" calcext:value-type="float">
            <text:p>-0.732074</text:p>
          </table:table-cell>
          <table:table-cell office:value-type="float" office:value="0.007605" calcext:value-type="float">
            <text:p>0.007605</text:p>
          </table:table-cell>
          <table:table-cell office:value-type="float" office:value="0.248834" calcext:value-type="float">
            <text:p>0.248834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-0.585934" calcext:value-type="float">
            <text:p>-0.585934</text:p>
          </table:table-cell>
          <table:table-cell office:value-type="string" calcext:value-type="string">
            <text:p>0.035682</text:p>
          </table:table-cell>
        </table:table-row>
        <table:table-row table:style-name="ro1">
          <table:table-cell office:value-type="float" office:value="1527478250.07502" calcext:value-type="float">
            <text:p>1527478250.07502</text:p>
          </table:table-cell>
          <table:table-cell office:value-type="string" calcext:value-type="string">
            <text:p>TOC_x</text:p>
          </table:table-cell>
          <table:table-cell office:value-type="float" office:value="-0.682732" calcext:value-type="float">
            <text:p>-0.682732</text:p>
          </table:table-cell>
          <table:table-cell office:value-type="float" office:value="0.009372" calcext:value-type="float">
            <text:p>0.009372</text:p>
          </table:table-cell>
          <table:table-cell office:value-type="float" office:value="0.239418" calcext:value-type="float">
            <text:p>0.239418</text:p>
          </table:table-cell>
          <table:table-cell office:value-type="float" office:value="0.004705" calcext:value-type="float">
            <text:p>0.004705</text:p>
          </table:table-cell>
          <table:table-cell office:value-type="float" office:value="-0.568113" calcext:value-type="float">
            <text:p>-0.568113</text:p>
          </table:table-cell>
          <table:table-cell office:value-type="string" calcext:value-type="string">
            <text:p>0.040413</text:p>
          </table:table-cell>
        </table:table-row>
        <table:table-row table:style-name="ro1" table:visibility="filter">
          <table:table-cell office:value-type="float" office:value="1527478250.07505" calcext:value-type="float">
            <text:p>1527478250.07505</text:p>
          </table:table-cell>
          <table:table-cell office:value-type="string" calcext:value-type="string">
            <text:p>PID_y</text:p>
          </table:table-cell>
          <table:table-cell office:value-type="float" office:value="-0.682732" calcext:value-type="float">
            <text:p>-0.682732</text:p>
          </table:table-cell>
          <table:table-cell office:value-type="float" office:value="0.009372" calcext:value-type="float">
            <text:p>0.009372</text:p>
          </table:table-cell>
          <table:table-cell office:value-type="float" office:value="0.239418" calcext:value-type="float">
            <text:p>0.239418</text:p>
          </table:table-cell>
          <table:table-cell office:value-type="float" office:value="0.004705" calcext:value-type="float">
            <text:p>0.004705</text:p>
          </table:table-cell>
          <table:table-cell office:value-type="float" office:value="-0.568113" calcext:value-type="float">
            <text:p>-0.568113</text:p>
          </table:table-cell>
          <table:table-cell office:value-type="string" calcext:value-type="string">
            <text:p>0.040413</text:p>
          </table:table-cell>
        </table:table-row>
        <table:table-row table:style-name="ro1">
          <table:table-cell office:value-type="float" office:value="1527478250.09533" calcext:value-type="float">
            <text:p>1527478250.09533</text:p>
          </table:table-cell>
          <table:table-cell office:value-type="string" calcext:value-type="string">
            <text:p>TOC_x</text:p>
          </table:table-cell>
          <table:table-cell office:value-type="float" office:value="-0.626891" calcext:value-type="float">
            <text:p>-0.626891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231412" calcext:value-type="float">
            <text:p>0.231412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-0.548093" calcext:value-type="float">
            <text:p>-0.548093</text:p>
          </table:table-cell>
          <table:table-cell office:value-type="string" calcext:value-type="string">
            <text:p>0.036331</text:p>
          </table:table-cell>
        </table:table-row>
        <table:table-row table:style-name="ro1" table:visibility="filter">
          <table:table-cell office:value-type="float" office:value="1527478250.09536" calcext:value-type="float">
            <text:p>1527478250.09536</text:p>
          </table:table-cell>
          <table:table-cell office:value-type="string" calcext:value-type="string">
            <text:p>PID_y</text:p>
          </table:table-cell>
          <table:table-cell office:value-type="float" office:value="-0.626891" calcext:value-type="float">
            <text:p>-0.626891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231412" calcext:value-type="float">
            <text:p>0.231412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-0.548093" calcext:value-type="float">
            <text:p>-0.548093</text:p>
          </table:table-cell>
          <table:table-cell office:value-type="string" calcext:value-type="string">
            <text:p>0.036331</text:p>
          </table:table-cell>
        </table:table-row>
        <table:table-row table:style-name="ro1">
          <table:table-cell office:value-type="float" office:value="1527478250.11467" calcext:value-type="float">
            <text:p>1527478250.11467</text:p>
          </table:table-cell>
          <table:table-cell office:value-type="string" calcext:value-type="string">
            <text:p>TOC_x</text:p>
          </table:table-cell>
          <table:table-cell office:value-type="float" office:value="-0.621342" calcext:value-type="float">
            <text:p>-0.621342</text:p>
          </table:table-cell>
          <table:table-cell office:value-type="float" office:value="0.023631" calcext:value-type="float">
            <text:p>0.023631</text:p>
          </table:table-cell>
          <table:table-cell office:value-type="float" office:value="0.218721" calcext:value-type="float">
            <text:p>0.218721</text:p>
          </table:table-cell>
          <table:table-cell office:value-type="float" office:value="0.008125" calcext:value-type="float">
            <text:p>0.008125</text:p>
          </table:table-cell>
          <table:table-cell office:value-type="float" office:value="-0.542238" calcext:value-type="float">
            <text:p>-0.542238</text:p>
          </table:table-cell>
          <table:table-cell office:value-type="string" calcext:value-type="string">
            <text:p>0.073670</text:p>
          </table:table-cell>
        </table:table-row>
        <table:table-row table:style-name="ro1" table:visibility="filter">
          <table:table-cell office:value-type="float" office:value="1527478250.11472" calcext:value-type="float">
            <text:p>1527478250.11472</text:p>
          </table:table-cell>
          <table:table-cell office:value-type="string" calcext:value-type="string">
            <text:p>PID_y</text:p>
          </table:table-cell>
          <table:table-cell office:value-type="float" office:value="-0.621342" calcext:value-type="float">
            <text:p>-0.621342</text:p>
          </table:table-cell>
          <table:table-cell office:value-type="float" office:value="0.023631" calcext:value-type="float">
            <text:p>0.023631</text:p>
          </table:table-cell>
          <table:table-cell office:value-type="float" office:value="0.218721" calcext:value-type="float">
            <text:p>0.218721</text:p>
          </table:table-cell>
          <table:table-cell office:value-type="float" office:value="0.008125" calcext:value-type="float">
            <text:p>0.008125</text:p>
          </table:table-cell>
          <table:table-cell office:value-type="float" office:value="-0.542238" calcext:value-type="float">
            <text:p>-0.542238</text:p>
          </table:table-cell>
          <table:table-cell office:value-type="string" calcext:value-type="string">
            <text:p>0.073670</text:p>
          </table:table-cell>
        </table:table-row>
        <table:table-row table:style-name="ro1">
          <table:table-cell office:value-type="float" office:value="1527478250.13501" calcext:value-type="float">
            <text:p>1527478250.13501</text:p>
          </table:table-cell>
          <table:table-cell office:value-type="string" calcext:value-type="string">
            <text:p>TOC_x</text:p>
          </table:table-cell>
          <table:table-cell office:value-type="float" office:value="-0.536266" calcext:value-type="float">
            <text:p>-0.536266</text:p>
          </table:table-cell>
          <table:table-cell office:value-type="float" office:value="0.016512" calcext:value-type="float">
            <text:p>0.016512</text:p>
          </table:table-cell>
          <table:table-cell office:value-type="float" office:value="0.211643" calcext:value-type="float">
            <text:p>0.211643</text:p>
          </table:table-cell>
          <table:table-cell office:value-type="float" office:value="0.008818" calcext:value-type="float">
            <text:p>0.008818</text:p>
          </table:table-cell>
          <table:table-cell office:value-type="float" office:value="-0.511633" calcext:value-type="float">
            <text:p>-0.511633</text:p>
          </table:table-cell>
          <table:table-cell office:value-type="string" calcext:value-type="string">
            <text:p>0.051895</text:p>
          </table:table-cell>
        </table:table-row>
        <table:table-row table:style-name="ro1" table:visibility="filter">
          <table:table-cell office:value-type="float" office:value="1527478250.13503" calcext:value-type="float">
            <text:p>1527478250.13503</text:p>
          </table:table-cell>
          <table:table-cell office:value-type="string" calcext:value-type="string">
            <text:p>PID_y</text:p>
          </table:table-cell>
          <table:table-cell office:value-type="float" office:value="-0.536266" calcext:value-type="float">
            <text:p>-0.536266</text:p>
          </table:table-cell>
          <table:table-cell office:value-type="float" office:value="0.016512" calcext:value-type="float">
            <text:p>0.016512</text:p>
          </table:table-cell>
          <table:table-cell office:value-type="float" office:value="0.211643" calcext:value-type="float">
            <text:p>0.211643</text:p>
          </table:table-cell>
          <table:table-cell office:value-type="float" office:value="0.008818" calcext:value-type="float">
            <text:p>0.008818</text:p>
          </table:table-cell>
          <table:table-cell office:value-type="float" office:value="-0.511633" calcext:value-type="float">
            <text:p>-0.511633</text:p>
          </table:table-cell>
          <table:table-cell office:value-type="string" calcext:value-type="string">
            <text:p>0.051895</text:p>
          </table:table-cell>
        </table:table-row>
        <table:table-row table:style-name="ro1">
          <table:table-cell office:value-type="float" office:value="1527478250.15535" calcext:value-type="float">
            <text:p>1527478250.15535</text:p>
          </table:table-cell>
          <table:table-cell office:value-type="string" calcext:value-type="string">
            <text:p>TOC_x</text:p>
          </table:table-cell>
          <table:table-cell office:value-type="float" office:value="-0.429722" calcext:value-type="float">
            <text:p>-0.429722</text:p>
          </table:table-cell>
          <table:table-cell office:value-type="float" office:value="0.02193" calcext:value-type="float">
            <text:p>0.02193</text:p>
          </table:table-cell>
          <table:table-cell office:value-type="float" office:value="0.201735" calcext:value-type="float">
            <text:p>0.201735</text:p>
          </table:table-cell>
          <table:table-cell office:value-type="float" office:value="0.010287" calcext:value-type="float">
            <text:p>0.010287</text:p>
          </table:table-cell>
          <table:table-cell office:value-type="float" office:value="-0.470117" calcext:value-type="float">
            <text:p>-0.470117</text:p>
          </table:table-cell>
          <table:table-cell office:value-type="string" calcext:value-type="string">
            <text:p>0.063835</text:p>
          </table:table-cell>
        </table:table-row>
        <table:table-row table:style-name="ro1" table:visibility="filter">
          <table:table-cell office:value-type="float" office:value="1527478250.15538" calcext:value-type="float">
            <text:p>1527478250.15538</text:p>
          </table:table-cell>
          <table:table-cell office:value-type="string" calcext:value-type="string">
            <text:p>PID_y</text:p>
          </table:table-cell>
          <table:table-cell office:value-type="float" office:value="-0.429722" calcext:value-type="float">
            <text:p>-0.429722</text:p>
          </table:table-cell>
          <table:table-cell office:value-type="float" office:value="0.02193" calcext:value-type="float">
            <text:p>0.02193</text:p>
          </table:table-cell>
          <table:table-cell office:value-type="float" office:value="0.201735" calcext:value-type="float">
            <text:p>0.201735</text:p>
          </table:table-cell>
          <table:table-cell office:value-type="float" office:value="0.010287" calcext:value-type="float">
            <text:p>0.010287</text:p>
          </table:table-cell>
          <table:table-cell office:value-type="float" office:value="-0.470117" calcext:value-type="float">
            <text:p>-0.470117</text:p>
          </table:table-cell>
          <table:table-cell office:value-type="string" calcext:value-type="string">
            <text:p>0.063835</text:p>
          </table:table-cell>
        </table:table-row>
        <table:table-row table:style-name="ro1">
          <table:table-cell office:value-type="float" office:value="1527478250.17469" calcext:value-type="float">
            <text:p>1527478250.17469</text:p>
          </table:table-cell>
          <table:table-cell office:value-type="string" calcext:value-type="string">
            <text:p>TOC_x</text:p>
          </table:table-cell>
          <table:table-cell office:value-type="float" office:value="-0.35624" calcext:value-type="float">
            <text:p>-0.35624</text:p>
          </table:table-cell>
          <table:table-cell office:value-type="float" office:value="0.022323" calcext:value-type="float">
            <text:p>0.022323</text:p>
          </table:table-cell>
          <table:table-cell office:value-type="float" office:value="0.195718" calcext:value-type="float">
            <text:p>0.195718</text:p>
          </table:table-cell>
          <table:table-cell office:value-type="float" office:value="0.010925" calcext:value-type="float">
            <text:p>0.010925</text:p>
          </table:table-cell>
          <table:table-cell office:value-type="float" office:value="-0.439529" calcext:value-type="float">
            <text:p>-0.439529</text:p>
          </table:table-cell>
          <table:table-cell office:value-type="string" calcext:value-type="string">
            <text:p>0.063160</text:p>
          </table:table-cell>
        </table:table-row>
        <table:table-row table:style-name="ro1" table:visibility="filter">
          <table:table-cell office:value-type="float" office:value="1527478250.17472" calcext:value-type="float">
            <text:p>1527478250.17472</text:p>
          </table:table-cell>
          <table:table-cell office:value-type="string" calcext:value-type="string">
            <text:p>PID_y</text:p>
          </table:table-cell>
          <table:table-cell office:value-type="float" office:value="-0.35624" calcext:value-type="float">
            <text:p>-0.35624</text:p>
          </table:table-cell>
          <table:table-cell office:value-type="float" office:value="0.022323" calcext:value-type="float">
            <text:p>0.022323</text:p>
          </table:table-cell>
          <table:table-cell office:value-type="float" office:value="0.195718" calcext:value-type="float">
            <text:p>0.195718</text:p>
          </table:table-cell>
          <table:table-cell office:value-type="float" office:value="0.010925" calcext:value-type="float">
            <text:p>0.010925</text:p>
          </table:table-cell>
          <table:table-cell office:value-type="float" office:value="-0.439529" calcext:value-type="float">
            <text:p>-0.439529</text:p>
          </table:table-cell>
          <table:table-cell office:value-type="string" calcext:value-type="string">
            <text:p>0.063160</text:p>
          </table:table-cell>
        </table:table-row>
        <table:table-row table:style-name="ro1">
          <table:table-cell office:value-type="float" office:value="1527478250.19498" calcext:value-type="float">
            <text:p>1527478250.19498</text:p>
          </table:table-cell>
          <table:table-cell office:value-type="string" calcext:value-type="string">
            <text:p>TOC_x</text:p>
          </table:table-cell>
          <table:table-cell office:value-type="float" office:value="-0.29664" calcext:value-type="float">
            <text:p>-0.29664</text:p>
          </table:table-cell>
          <table:table-cell office:value-type="float" office:value="0.024654" calcext:value-type="float">
            <text:p>0.024654</text:p>
          </table:table-cell>
          <table:table-cell office:value-type="float" office:value="0.190419" calcext:value-type="float">
            <text:p>0.190419</text:p>
          </table:table-cell>
          <table:table-cell office:value-type="float" office:value="0.011607" calcext:value-type="float">
            <text:p>0.011607</text:p>
          </table:table-cell>
          <table:table-cell office:value-type="float" office:value="-0.412881" calcext:value-type="float">
            <text:p>-0.412881</text:p>
          </table:table-cell>
          <table:table-cell office:value-type="string" calcext:value-type="string">
            <text:p>0.067577</text:p>
          </table:table-cell>
        </table:table-row>
        <table:table-row table:style-name="ro1" table:visibility="filter">
          <table:table-cell office:value-type="float" office:value="1527478250.195" calcext:value-type="float">
            <text:p>1527478250.195</text:p>
          </table:table-cell>
          <table:table-cell office:value-type="string" calcext:value-type="string">
            <text:p>PID_y</text:p>
          </table:table-cell>
          <table:table-cell office:value-type="float" office:value="-0.29664" calcext:value-type="float">
            <text:p>-0.29664</text:p>
          </table:table-cell>
          <table:table-cell office:value-type="float" office:value="0.024654" calcext:value-type="float">
            <text:p>0.024654</text:p>
          </table:table-cell>
          <table:table-cell office:value-type="float" office:value="0.190419" calcext:value-type="float">
            <text:p>0.190419</text:p>
          </table:table-cell>
          <table:table-cell office:value-type="float" office:value="0.011607" calcext:value-type="float">
            <text:p>0.011607</text:p>
          </table:table-cell>
          <table:table-cell office:value-type="float" office:value="-0.412881" calcext:value-type="float">
            <text:p>-0.412881</text:p>
          </table:table-cell>
          <table:table-cell office:value-type="string" calcext:value-type="string">
            <text:p>0.067577</text:p>
          </table:table-cell>
        </table:table-row>
        <table:table-row table:style-name="ro1">
          <table:table-cell office:value-type="float" office:value="1527478250.21524" calcext:value-type="float">
            <text:p>1527478250.21524</text:p>
          </table:table-cell>
          <table:table-cell office:value-type="string" calcext:value-type="string">
            <text:p>TOC_x</text:p>
          </table:table-cell>
          <table:table-cell office:value-type="float" office:value="-0.162088" calcext:value-type="float">
            <text:p>-0.162088</text:p>
          </table:table-cell>
          <table:table-cell office:value-type="float" office:value="0.014142" calcext:value-type="float">
            <text:p>0.014142</text:p>
          </table:table-cell>
          <table:table-cell office:value-type="float" office:value="0.183689" calcext:value-type="float">
            <text:p>0.183689</text:p>
          </table:table-cell>
          <table:table-cell office:value-type="float" office:value="0.011299" calcext:value-type="float">
            <text:p>0.011299</text:p>
          </table:table-cell>
          <table:table-cell office:value-type="float" office:value="-0.347882" calcext:value-type="float">
            <text:p>-0.347882</text:p>
          </table:table-cell>
          <table:table-cell office:value-type="string" calcext:value-type="string">
            <text:p>0.031544</text:p>
          </table:table-cell>
        </table:table-row>
        <table:table-row table:style-name="ro1" table:visibility="filter">
          <table:table-cell office:value-type="float" office:value="1527478250.21526" calcext:value-type="float">
            <text:p>1527478250.21526</text:p>
          </table:table-cell>
          <table:table-cell office:value-type="string" calcext:value-type="string">
            <text:p>PID_y</text:p>
          </table:table-cell>
          <table:table-cell office:value-type="float" office:value="-0.162088" calcext:value-type="float">
            <text:p>-0.162088</text:p>
          </table:table-cell>
          <table:table-cell office:value-type="float" office:value="0.014142" calcext:value-type="float">
            <text:p>0.014142</text:p>
          </table:table-cell>
          <table:table-cell office:value-type="float" office:value="0.183689" calcext:value-type="float">
            <text:p>0.183689</text:p>
          </table:table-cell>
          <table:table-cell office:value-type="float" office:value="0.011299" calcext:value-type="float">
            <text:p>0.011299</text:p>
          </table:table-cell>
          <table:table-cell office:value-type="float" office:value="-0.347882" calcext:value-type="float">
            <text:p>-0.347882</text:p>
          </table:table-cell>
          <table:table-cell office:value-type="string" calcext:value-type="string">
            <text:p>0.031544</text:p>
          </table:table-cell>
        </table:table-row>
        <table:table-row table:style-name="ro1">
          <table:table-cell office:value-type="float" office:value="1527478250.23447" calcext:value-type="float">
            <text:p>1527478250.23447</text:p>
          </table:table-cell>
          <table:table-cell office:value-type="string" calcext:value-type="string">
            <text:p>TOC_x</text:p>
          </table:table-cell>
          <table:table-cell office:value-type="float" office:value="-0.113468" calcext:value-type="float">
            <text:p>-0.113468</text:p>
          </table:table-cell>
          <table:table-cell office:value-type="float" office:value="0.016811" calcext:value-type="float">
            <text:p>0.016811</text:p>
          </table:table-cell>
          <table:table-cell office:value-type="float" office:value="0.17965" calcext:value-type="float">
            <text:p>0.17965</text:p>
          </table:table-cell>
          <table:table-cell office:value-type="float" office:value="0.012608" calcext:value-type="float">
            <text:p>0.012608</text:p>
          </table:table-cell>
          <table:table-cell office:value-type="float" office:value="-0.320299" calcext:value-type="float">
            <text:p>-0.320299</text:p>
          </table:table-cell>
          <table:table-cell office:value-type="string" calcext:value-type="string">
            <text:p>0.038350</text:p>
          </table:table-cell>
        </table:table-row>
        <table:table-row table:style-name="ro1" table:visibility="filter">
          <table:table-cell office:value-type="float" office:value="1527478250.23449" calcext:value-type="float">
            <text:p>1527478250.23449</text:p>
          </table:table-cell>
          <table:table-cell office:value-type="string" calcext:value-type="string">
            <text:p>PID_y</text:p>
          </table:table-cell>
          <table:table-cell office:value-type="float" office:value="-0.113468" calcext:value-type="float">
            <text:p>-0.113468</text:p>
          </table:table-cell>
          <table:table-cell office:value-type="float" office:value="0.016811" calcext:value-type="float">
            <text:p>0.016811</text:p>
          </table:table-cell>
          <table:table-cell office:value-type="float" office:value="0.17965" calcext:value-type="float">
            <text:p>0.17965</text:p>
          </table:table-cell>
          <table:table-cell office:value-type="float" office:value="0.012608" calcext:value-type="float">
            <text:p>0.012608</text:p>
          </table:table-cell>
          <table:table-cell office:value-type="float" office:value="-0.320299" calcext:value-type="float">
            <text:p>-0.320299</text:p>
          </table:table-cell>
          <table:table-cell office:value-type="string" calcext:value-type="string">
            <text:p>0.038350</text:p>
          </table:table-cell>
        </table:table-row>
        <table:table-row table:style-name="ro1">
          <table:table-cell office:value-type="float" office:value="1527478250.2547" calcext:value-type="float">
            <text:p>1527478250.2547</text:p>
          </table:table-cell>
          <table:table-cell office:value-type="string" calcext:value-type="string">
            <text:p>TOC_x</text:p>
          </table:table-cell>
          <table:table-cell office:value-type="float" office:value="-0.034243" calcext:value-type="float">
            <text:p>-0.034243</text:p>
          </table:table-cell>
          <table:table-cell office:value-type="float" office:value="0.015521" calcext:value-type="float">
            <text:p>0.015521</text:p>
          </table:table-cell>
          <table:table-cell office:value-type="float" office:value="0.174821" calcext:value-type="float">
            <text:p>0.174821</text:p>
          </table:table-cell>
          <table:table-cell office:value-type="float" office:value="0.013123" calcext:value-type="float">
            <text:p>0.013123</text:p>
          </table:table-cell>
          <table:table-cell office:value-type="float" office:value="-0.270504" calcext:value-type="float">
            <text:p>-0.270504</text:p>
          </table:table-cell>
          <table:table-cell office:value-type="string" calcext:value-type="string">
            <text:p>0.028971</text:p>
          </table:table-cell>
        </table:table-row>
        <table:table-row table:style-name="ro1" table:visibility="filter">
          <table:table-cell office:value-type="float" office:value="1527478250.25472" calcext:value-type="float">
            <text:p>1527478250.25472</text:p>
          </table:table-cell>
          <table:table-cell office:value-type="string" calcext:value-type="string">
            <text:p>PID_y</text:p>
          </table:table-cell>
          <table:table-cell office:value-type="float" office:value="-0.034243" calcext:value-type="float">
            <text:p>-0.034243</text:p>
          </table:table-cell>
          <table:table-cell office:value-type="float" office:value="0.015521" calcext:value-type="float">
            <text:p>0.015521</text:p>
          </table:table-cell>
          <table:table-cell office:value-type="float" office:value="0.174821" calcext:value-type="float">
            <text:p>0.174821</text:p>
          </table:table-cell>
          <table:table-cell office:value-type="float" office:value="0.013123" calcext:value-type="float">
            <text:p>0.013123</text:p>
          </table:table-cell>
          <table:table-cell office:value-type="float" office:value="-0.270504" calcext:value-type="float">
            <text:p>-0.270504</text:p>
          </table:table-cell>
          <table:table-cell office:value-type="string" calcext:value-type="string">
            <text:p>0.028971</text:p>
          </table:table-cell>
        </table:table-row>
        <table:table-row table:style-name="ro1">
          <table:table-cell office:value-type="float" office:value="1527478250.27494" calcext:value-type="float">
            <text:p>1527478250.27494</text:p>
          </table:table-cell>
          <table:table-cell office:value-type="string" calcext:value-type="string">
            <text:p>TOC_x</text:p>
          </table:table-cell>
          <table:table-cell office:value-type="float" office:value="0.015938" calcext:value-type="float">
            <text:p>0.01593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172235" calcext:value-type="float">
            <text:p>0.172235</text:p>
          </table:table-cell>
          <table:table-cell office:value-type="float" office:value="0.013561" calcext:value-type="float">
            <text:p>0.013561</text:p>
          </table:table-cell>
          <table:table-cell office:value-type="float" office:value="-0.233889" calcext:value-type="float">
            <text:p>-0.233889</text:p>
          </table:table-cell>
          <table:table-cell office:value-type="string" calcext:value-type="string">
            <text:p>0.026709</text:p>
          </table:table-cell>
        </table:table-row>
        <table:table-row table:style-name="ro1" table:visibility="filter">
          <table:table-cell office:value-type="float" office:value="1527478250.27496" calcext:value-type="float">
            <text:p>1527478250.27496</text:p>
          </table:table-cell>
          <table:table-cell office:value-type="string" calcext:value-type="string">
            <text:p>PID_y</text:p>
          </table:table-cell>
          <table:table-cell office:value-type="float" office:value="0.015938" calcext:value-type="float">
            <text:p>0.01593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172235" calcext:value-type="float">
            <text:p>0.172235</text:p>
          </table:table-cell>
          <table:table-cell office:value-type="float" office:value="0.013561" calcext:value-type="float">
            <text:p>0.013561</text:p>
          </table:table-cell>
          <table:table-cell office:value-type="float" office:value="-0.233889" calcext:value-type="float">
            <text:p>-0.233889</text:p>
          </table:table-cell>
          <table:table-cell office:value-type="string" calcext:value-type="string">
            <text:p>0.026709</text:p>
          </table:table-cell>
        </table:table-row>
        <table:table-row table:style-name="ro1">
          <table:table-cell office:value-type="float" office:value="1527478250.29524" calcext:value-type="float">
            <text:p>1527478250.29524</text:p>
          </table:table-cell>
          <table:table-cell office:value-type="string" calcext:value-type="string">
            <text:p>TOC_x</text:p>
          </table:table-cell>
          <table:table-cell office:value-type="float" office:value="0.051302" calcext:value-type="float">
            <text:p>0.051302</text:p>
          </table:table-cell>
          <table:table-cell office:value-type="float" office:value="0.017423" calcext:value-type="float">
            <text:p>0.017423</text:p>
          </table:table-cell>
          <table:table-cell office:value-type="float" office:value="0.169993" calcext:value-type="float">
            <text:p>0.169993</text:p>
          </table:table-cell>
          <table:table-cell office:value-type="float" office:value="0.014677" calcext:value-type="float">
            <text:p>0.014677</text:p>
          </table:table-cell>
          <table:table-cell office:value-type="float" office:value="-0.203818" calcext:value-type="float">
            <text:p>-0.203818</text:p>
          </table:table-cell>
          <table:table-cell office:value-type="string" calcext:value-type="string">
            <text:p>0.031002</text:p>
          </table:table-cell>
        </table:table-row>
        <table:table-row table:style-name="ro1" table:visibility="filter">
          <table:table-cell office:value-type="float" office:value="1527478250.29526" calcext:value-type="float">
            <text:p>1527478250.29526</text:p>
          </table:table-cell>
          <table:table-cell office:value-type="string" calcext:value-type="string">
            <text:p>PID_y</text:p>
          </table:table-cell>
          <table:table-cell office:value-type="float" office:value="0.051302" calcext:value-type="float">
            <text:p>0.051302</text:p>
          </table:table-cell>
          <table:table-cell office:value-type="float" office:value="0.017423" calcext:value-type="float">
            <text:p>0.017423</text:p>
          </table:table-cell>
          <table:table-cell office:value-type="float" office:value="0.169993" calcext:value-type="float">
            <text:p>0.169993</text:p>
          </table:table-cell>
          <table:table-cell office:value-type="float" office:value="0.014677" calcext:value-type="float">
            <text:p>0.014677</text:p>
          </table:table-cell>
          <table:table-cell office:value-type="float" office:value="-0.203818" calcext:value-type="float">
            <text:p>-0.203818</text:p>
          </table:table-cell>
          <table:table-cell office:value-type="string" calcext:value-type="string">
            <text:p>0.031002</text:p>
          </table:table-cell>
        </table:table-row>
        <table:table-row table:style-name="ro1">
          <table:table-cell office:value-type="float" office:value="1527478250.31454" calcext:value-type="float">
            <text:p>1527478250.31454</text:p>
          </table:table-cell>
          <table:table-cell office:value-type="string" calcext:value-type="string">
            <text:p>TOC_x</text:p>
          </table:table-cell>
          <table:table-cell office:value-type="float" office:value="0.089065" calcext:value-type="float">
            <text:p>0.089065</text:p>
          </table:table-cell>
          <table:table-cell office:value-type="float" office:value="0.017241" calcext:value-type="float">
            <text:p>0.017241</text:p>
          </table:table-cell>
          <table:table-cell office:value-type="float" office:value="0.167283" calcext:value-type="float">
            <text:p>0.167283</text:p>
          </table:table-cell>
          <table:table-cell office:value-type="float" office:value="0.014423" calcext:value-type="float">
            <text:p>0.014423</text:p>
          </table:table-cell>
          <table:table-cell office:value-type="float" office:value="-0.165457" calcext:value-type="float">
            <text:p>-0.165457</text:p>
          </table:table-cell>
          <table:table-cell office:value-type="string" calcext:value-type="string">
            <text:p>0.031406</text:p>
          </table:table-cell>
        </table:table-row>
        <table:table-row table:style-name="ro1" table:visibility="filter">
          <table:table-cell office:value-type="float" office:value="1527478250.31456" calcext:value-type="float">
            <text:p>1527478250.31456</text:p>
          </table:table-cell>
          <table:table-cell office:value-type="string" calcext:value-type="string">
            <text:p>PID_y</text:p>
          </table:table-cell>
          <table:table-cell office:value-type="float" office:value="0.089065" calcext:value-type="float">
            <text:p>0.089065</text:p>
          </table:table-cell>
          <table:table-cell office:value-type="float" office:value="0.017241" calcext:value-type="float">
            <text:p>0.017241</text:p>
          </table:table-cell>
          <table:table-cell office:value-type="float" office:value="0.167283" calcext:value-type="float">
            <text:p>0.167283</text:p>
          </table:table-cell>
          <table:table-cell office:value-type="float" office:value="0.014423" calcext:value-type="float">
            <text:p>0.014423</text:p>
          </table:table-cell>
          <table:table-cell office:value-type="float" office:value="-0.165457" calcext:value-type="float">
            <text:p>-0.165457</text:p>
          </table:table-cell>
          <table:table-cell office:value-type="string" calcext:value-type="string">
            <text:p>0.031406</text:p>
          </table:table-cell>
        </table:table-row>
        <table:table-row table:style-name="ro1">
          <table:table-cell office:value-type="float" office:value="1527478250.33486" calcext:value-type="float">
            <text:p>1527478250.33486</text:p>
          </table:table-cell>
          <table:table-cell office:value-type="string" calcext:value-type="string">
            <text:p>TOC_x</text:p>
          </table:table-cell>
          <table:table-cell office:value-type="float" office:value="0.115863" calcext:value-type="float">
            <text:p>0.115863</text:p>
          </table:table-cell>
          <table:table-cell office:value-type="float" office:value="0.016603" calcext:value-type="float">
            <text:p>0.016603</text:p>
          </table:table-cell>
          <table:table-cell office:value-type="float" office:value="0.166328" calcext:value-type="float">
            <text:p>0.166328</text:p>
          </table:table-cell>
          <table:table-cell office:value-type="float" office:value="0.015012" calcext:value-type="float">
            <text:p>0.015012</text:p>
          </table:table-cell>
          <table:table-cell office:value-type="float" office:value="-0.132901" calcext:value-type="float">
            <text:p>-0.132901</text:p>
          </table:table-cell>
          <table:table-cell office:value-type="string" calcext:value-type="string">
            <text:p>0.023604</text:p>
          </table:table-cell>
        </table:table-row>
        <table:table-row table:style-name="ro1" table:visibility="filter">
          <table:table-cell office:value-type="float" office:value="1527478250.33487" calcext:value-type="float">
            <text:p>1527478250.33487</text:p>
          </table:table-cell>
          <table:table-cell office:value-type="string" calcext:value-type="string">
            <text:p>PID_y</text:p>
          </table:table-cell>
          <table:table-cell office:value-type="float" office:value="0.115863" calcext:value-type="float">
            <text:p>0.115863</text:p>
          </table:table-cell>
          <table:table-cell office:value-type="float" office:value="0.016603" calcext:value-type="float">
            <text:p>0.016603</text:p>
          </table:table-cell>
          <table:table-cell office:value-type="float" office:value="0.166328" calcext:value-type="float">
            <text:p>0.166328</text:p>
          </table:table-cell>
          <table:table-cell office:value-type="float" office:value="0.015012" calcext:value-type="float">
            <text:p>0.015012</text:p>
          </table:table-cell>
          <table:table-cell office:value-type="float" office:value="-0.132901" calcext:value-type="float">
            <text:p>-0.132901</text:p>
          </table:table-cell>
          <table:table-cell office:value-type="string" calcext:value-type="string">
            <text:p>0.023604</text:p>
          </table:table-cell>
        </table:table-row>
        <table:table-row table:style-name="ro1">
          <table:table-cell office:value-type="float" office:value="1527478250.35515" calcext:value-type="float">
            <text:p>1527478250.35515</text:p>
          </table:table-cell>
          <table:table-cell office:value-type="string" calcext:value-type="string">
            <text:p>TOC_x</text:p>
          </table:table-cell>
          <table:table-cell office:value-type="float" office:value="0.140294" calcext:value-type="float">
            <text:p>0.140294</text:p>
          </table:table-cell>
          <table:table-cell office:value-type="float" office:value="0.018253" calcext:value-type="float">
            <text:p>0.018253</text:p>
          </table:table-cell>
          <table:table-cell office:value-type="float" office:value="0.165445" calcext:value-type="float">
            <text:p>0.165445</text:p>
          </table:table-cell>
          <table:table-cell office:value-type="float" office:value="0.015992" calcext:value-type="float">
            <text:p>0.015992</text:p>
          </table:table-cell>
          <table:table-cell office:value-type="float" office:value="-0.093823" calcext:value-type="float">
            <text:p>-0.093823</text:p>
          </table:table-cell>
          <table:table-cell office:value-type="string" calcext:value-type="string">
            <text:p>0.028136</text:p>
          </table:table-cell>
        </table:table-row>
        <table:table-row table:style-name="ro1" table:visibility="filter">
          <table:table-cell office:value-type="float" office:value="1527478250.35517" calcext:value-type="float">
            <text:p>1527478250.35517</text:p>
          </table:table-cell>
          <table:table-cell office:value-type="string" calcext:value-type="string">
            <text:p>PID_y</text:p>
          </table:table-cell>
          <table:table-cell office:value-type="float" office:value="0.140294" calcext:value-type="float">
            <text:p>0.140294</text:p>
          </table:table-cell>
          <table:table-cell office:value-type="float" office:value="0.018253" calcext:value-type="float">
            <text:p>0.018253</text:p>
          </table:table-cell>
          <table:table-cell office:value-type="float" office:value="0.165445" calcext:value-type="float">
            <text:p>0.165445</text:p>
          </table:table-cell>
          <table:table-cell office:value-type="float" office:value="0.015992" calcext:value-type="float">
            <text:p>0.015992</text:p>
          </table:table-cell>
          <table:table-cell office:value-type="float" office:value="-0.093823" calcext:value-type="float">
            <text:p>-0.093823</text:p>
          </table:table-cell>
          <table:table-cell office:value-type="string" calcext:value-type="string">
            <text:p>0.028136</text:p>
          </table:table-cell>
        </table:table-row>
        <table:table-row table:style-name="ro1">
          <table:table-cell office:value-type="float" office:value="1527478250.37434" calcext:value-type="float">
            <text:p>1527478250.37434</text:p>
          </table:table-cell>
          <table:table-cell office:value-type="string" calcext:value-type="string">
            <text:p>TOC_x</text:p>
          </table:table-cell>
          <table:table-cell office:value-type="float" office:value="0.152987" calcext:value-type="float">
            <text:p>0.152987</text:p>
          </table:table-cell>
          <table:table-cell office:value-type="float" office:value="0.016025" calcext:value-type="float">
            <text:p>0.016025</text:p>
          </table:table-cell>
          <table:table-cell office:value-type="float" office:value="0.165616" calcext:value-type="float">
            <text:p>0.165616</text:p>
          </table:table-cell>
          <table:table-cell office:value-type="float" office:value="0.015269" calcext:value-type="float">
            <text:p>0.015269</text:p>
          </table:table-cell>
          <table:table-cell office:value-type="float" office:value="-0.066486" calcext:value-type="float">
            <text:p>-0.066486</text:p>
          </table:table-cell>
          <table:table-cell office:value-type="string" calcext:value-type="string">
            <text:p>0.016268</text:p>
          </table:table-cell>
        </table:table-row>
        <table:table-row table:style-name="ro1" table:visibility="filter">
          <table:table-cell office:value-type="float" office:value="1527478250.37436" calcext:value-type="float">
            <text:p>1527478250.37436</text:p>
          </table:table-cell>
          <table:table-cell office:value-type="string" calcext:value-type="string">
            <text:p>PID_y</text:p>
          </table:table-cell>
          <table:table-cell office:value-type="float" office:value="0.152987" calcext:value-type="float">
            <text:p>0.152987</text:p>
          </table:table-cell>
          <table:table-cell office:value-type="float" office:value="0.016025" calcext:value-type="float">
            <text:p>0.016025</text:p>
          </table:table-cell>
          <table:table-cell office:value-type="float" office:value="0.165616" calcext:value-type="float">
            <text:p>0.165616</text:p>
          </table:table-cell>
          <table:table-cell office:value-type="float" office:value="0.015269" calcext:value-type="float">
            <text:p>0.015269</text:p>
          </table:table-cell>
          <table:table-cell office:value-type="float" office:value="-0.066486" calcext:value-type="float">
            <text:p>-0.066486</text:p>
          </table:table-cell>
          <table:table-cell office:value-type="string" calcext:value-type="string">
            <text:p>0.016268</text:p>
          </table:table-cell>
        </table:table-row>
        <table:table-row table:style-name="ro1">
          <table:table-cell office:value-type="float" office:value="1527478250.39464" calcext:value-type="float">
            <text:p>1527478250.39464</text:p>
          </table:table-cell>
          <table:table-cell office:value-type="string" calcext:value-type="string">
            <text:p>TOC_x</text:p>
          </table:table-cell>
          <table:table-cell office:value-type="float" office:value="0.165214" calcext:value-type="float">
            <text:p>0.165214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167347" calcext:value-type="float">
            <text:p>0.167347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-0.027325" calcext:value-type="float">
            <text:p>-0.027325</text:p>
          </table:table-cell>
          <table:table-cell office:value-type="string" calcext:value-type="string">
            <text:p>0.012272</text:p>
          </table:table-cell>
        </table:table-row>
        <table:table-row table:style-name="ro1" table:visibility="filter">
          <table:table-cell office:value-type="float" office:value="1527478250.39465" calcext:value-type="float">
            <text:p>1527478250.39465</text:p>
          </table:table-cell>
          <table:table-cell office:value-type="string" calcext:value-type="string">
            <text:p>PID_y</text:p>
          </table:table-cell>
          <table:table-cell office:value-type="float" office:value="0.165214" calcext:value-type="float">
            <text:p>0.165214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167347" calcext:value-type="float">
            <text:p>0.167347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-0.027325" calcext:value-type="float">
            <text:p>-0.027325</text:p>
          </table:table-cell>
          <table:table-cell office:value-type="string" calcext:value-type="string">
            <text:p>0.012272</text:p>
          </table:table-cell>
        </table:table-row>
        <table:table-row table:style-name="ro1">
          <table:table-cell office:value-type="float" office:value="1527478250.41493" calcext:value-type="float">
            <text:p>1527478250.41493</text:p>
          </table:table-cell>
          <table:table-cell office:value-type="string" calcext:value-type="string">
            <text:p>TOC_x</text:p>
          </table:table-cell>
          <table:table-cell office:value-type="float" office:value="0.17151" calcext:value-type="float">
            <text:p>0.17151</text:p>
          </table:table-cell>
          <table:table-cell office:value-type="float" office:value="0.017644" calcext:value-type="float">
            <text:p>0.017644</text:p>
          </table:table-cell>
          <table:table-cell office:value-type="float" office:value="0.169773" calcext:value-type="float">
            <text:p>0.169773</text:p>
          </table:table-cell>
          <table:table-cell office:value-type="float" office:value="0.016499" calcext:value-type="float">
            <text:p>0.016499</text:p>
          </table:table-cell>
          <table:table-cell office:value-type="float" office:value="0.024657" calcext:value-type="float">
            <text:p>0.024657</text:p>
          </table:table-cell>
          <table:table-cell office:value-type="string" calcext:value-type="string">
            <text:p>0.020021</text:p>
          </table:table-cell>
        </table:table-row>
        <table:table-row table:style-name="ro1" table:visibility="filter">
          <table:table-cell office:value-type="float" office:value="1527478250.41496" calcext:value-type="float">
            <text:p>1527478250.41496</text:p>
          </table:table-cell>
          <table:table-cell office:value-type="string" calcext:value-type="string">
            <text:p>PID_y</text:p>
          </table:table-cell>
          <table:table-cell office:value-type="float" office:value="0.17151" calcext:value-type="float">
            <text:p>0.17151</text:p>
          </table:table-cell>
          <table:table-cell office:value-type="float" office:value="0.017644" calcext:value-type="float">
            <text:p>0.017644</text:p>
          </table:table-cell>
          <table:table-cell office:value-type="float" office:value="0.169773" calcext:value-type="float">
            <text:p>0.169773</text:p>
          </table:table-cell>
          <table:table-cell office:value-type="float" office:value="0.016499" calcext:value-type="float">
            <text:p>0.016499</text:p>
          </table:table-cell>
          <table:table-cell office:value-type="float" office:value="0.024657" calcext:value-type="float">
            <text:p>0.024657</text:p>
          </table:table-cell>
          <table:table-cell office:value-type="string" calcext:value-type="string">
            <text:p>0.020021</text:p>
          </table:table-cell>
        </table:table-row>
        <table:table-row table:style-name="ro1">
          <table:table-cell office:value-type="float" office:value="1527478250.43526" calcext:value-type="float">
            <text:p>1527478250.43526</text:p>
          </table:table-cell>
          <table:table-cell office:value-type="string" calcext:value-type="string">
            <text:p>TOC_x</text:p>
          </table:table-cell>
          <table:table-cell office:value-type="float" office:value="0.181885" calcext:value-type="float">
            <text:p>0.181885</text:p>
          </table:table-cell>
          <table:table-cell office:value-type="float" office:value="0.018087" calcext:value-type="float">
            <text:p>0.018087</text:p>
          </table:table-cell>
          <table:table-cell office:value-type="float" office:value="0.172219" calcext:value-type="float">
            <text:p>0.172219</text:p>
          </table:table-cell>
          <table:table-cell office:value-type="float" office:value="0.017019" calcext:value-type="float">
            <text:p>0.017019</text:p>
          </table:table-cell>
          <table:table-cell office:value-type="float" office:value="0.058164" calcext:value-type="float">
            <text:p>0.058164</text:p>
          </table:table-cell>
          <table:table-cell office:value-type="string" calcext:value-type="string">
            <text:p>0.019326</text:p>
          </table:table-cell>
        </table:table-row>
        <table:table-row table:style-name="ro1" table:visibility="filter">
          <table:table-cell office:value-type="float" office:value="1527478250.43528" calcext:value-type="float">
            <text:p>1527478250.43528</text:p>
          </table:table-cell>
          <table:table-cell office:value-type="string" calcext:value-type="string">
            <text:p>PID_y</text:p>
          </table:table-cell>
          <table:table-cell office:value-type="float" office:value="0.181885" calcext:value-type="float">
            <text:p>0.181885</text:p>
          </table:table-cell>
          <table:table-cell office:value-type="float" office:value="0.018087" calcext:value-type="float">
            <text:p>0.018087</text:p>
          </table:table-cell>
          <table:table-cell office:value-type="float" office:value="0.172219" calcext:value-type="float">
            <text:p>0.172219</text:p>
          </table:table-cell>
          <table:table-cell office:value-type="float" office:value="0.017019" calcext:value-type="float">
            <text:p>0.017019</text:p>
          </table:table-cell>
          <table:table-cell office:value-type="float" office:value="0.058164" calcext:value-type="float">
            <text:p>0.058164</text:p>
          </table:table-cell>
          <table:table-cell office:value-type="string" calcext:value-type="string">
            <text:p>0.019326</text:p>
          </table:table-cell>
        </table:table-row>
        <table:table-row table:style-name="ro1">
          <table:table-cell office:value-type="float" office:value="1527478250.45454" calcext:value-type="float">
            <text:p>1527478250.45454</text:p>
          </table:table-cell>
          <table:table-cell office:value-type="string" calcext:value-type="string">
            <text:p>TOC_x</text:p>
          </table:table-cell>
          <table:table-cell office:value-type="float" office:value="0.207587" calcext:value-type="float">
            <text:p>0.207587</text:p>
          </table:table-cell>
          <table:table-cell office:value-type="float" office:value="0.017383" calcext:value-type="float">
            <text:p>0.017383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0.017078" calcext:value-type="float">
            <text:p>0.017078</text:p>
          </table:table-cell>
          <table:table-cell office:value-type="float" office:value="0.105268" calcext:value-type="float">
            <text:p>0.105268</text:p>
          </table:table-cell>
          <table:table-cell office:value-type="string" calcext:value-type="string">
            <text:p>0.010320</text:p>
          </table:table-cell>
        </table:table-row>
        <table:table-row table:style-name="ro1" table:visibility="filter">
          <table:table-cell office:value-type="float" office:value="1527478250.45456" calcext:value-type="float">
            <text:p>1527478250.45456</text:p>
          </table:table-cell>
          <table:table-cell office:value-type="string" calcext:value-type="string">
            <text:p>PID_y</text:p>
          </table:table-cell>
          <table:table-cell office:value-type="float" office:value="0.207587" calcext:value-type="float">
            <text:p>0.207587</text:p>
          </table:table-cell>
          <table:table-cell office:value-type="float" office:value="0.017383" calcext:value-type="float">
            <text:p>0.017383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0.017078" calcext:value-type="float">
            <text:p>0.017078</text:p>
          </table:table-cell>
          <table:table-cell office:value-type="float" office:value="0.105268" calcext:value-type="float">
            <text:p>0.105268</text:p>
          </table:table-cell>
          <table:table-cell office:value-type="string" calcext:value-type="string">
            <text:p>0.010320</text:p>
          </table:table-cell>
        </table:table-row>
        <table:table-row table:style-name="ro1">
          <table:table-cell office:value-type="float" office:value="1527478250.47479" calcext:value-type="float">
            <text:p>1527478250.47479</text:p>
          </table:table-cell>
          <table:table-cell office:value-type="string" calcext:value-type="string">
            <text:p>TOC_x</text:p>
          </table:table-cell>
          <table:table-cell office:value-type="float" office:value="0.220253" calcext:value-type="float">
            <text:p>0.220253</text:p>
          </table:table-cell>
          <table:table-cell office:value-type="float" office:value="0.018441" calcext:value-type="float">
            <text:p>0.018441</text:p>
          </table:table-cell>
          <table:table-cell office:value-type="float" office:value="0.177792" calcext:value-type="float">
            <text:p>0.177792</text:p>
          </table:table-cell>
          <table:table-cell office:value-type="float" office:value="0.017297" calcext:value-type="float">
            <text:p>0.017297</text:p>
          </table:table-cell>
          <table:table-cell office:value-type="float" office:value="0.121906" calcext:value-type="float">
            <text:p>0.121906</text:p>
          </table:table-cell>
          <table:table-cell office:value-type="string" calcext:value-type="string">
            <text:p>0.020013</text:p>
          </table:table-cell>
        </table:table-row>
        <table:table-row table:style-name="ro1" table:visibility="filter">
          <table:table-cell office:value-type="float" office:value="1527478250.47482" calcext:value-type="float">
            <text:p>1527478250.47482</text:p>
          </table:table-cell>
          <table:table-cell office:value-type="string" calcext:value-type="string">
            <text:p>PID_y</text:p>
          </table:table-cell>
          <table:table-cell office:value-type="float" office:value="0.220253" calcext:value-type="float">
            <text:p>0.220253</text:p>
          </table:table-cell>
          <table:table-cell office:value-type="float" office:value="0.018441" calcext:value-type="float">
            <text:p>0.018441</text:p>
          </table:table-cell>
          <table:table-cell office:value-type="float" office:value="0.177792" calcext:value-type="float">
            <text:p>0.177792</text:p>
          </table:table-cell>
          <table:table-cell office:value-type="float" office:value="0.017297" calcext:value-type="float">
            <text:p>0.017297</text:p>
          </table:table-cell>
          <table:table-cell office:value-type="float" office:value="0.121906" calcext:value-type="float">
            <text:p>0.121906</text:p>
          </table:table-cell>
          <table:table-cell office:value-type="string" calcext:value-type="string">
            <text:p>0.020013</text:p>
          </table:table-cell>
        </table:table-row>
        <table:table-row table:style-name="ro1">
          <table:table-cell office:value-type="float" office:value="1527478250.49503" calcext:value-type="float">
            <text:p>1527478250.49503</text:p>
          </table:table-cell>
          <table:table-cell office:value-type="string" calcext:value-type="string">
            <text:p>TOC_x</text:p>
          </table:table-cell>
          <table:table-cell office:value-type="float" office:value="0.223433" calcext:value-type="float">
            <text:p>0.223433</text:p>
          </table:table-cell>
          <table:table-cell office:value-type="float" office:value="0.018681" calcext:value-type="float">
            <text:p>0.018681</text:p>
          </table:table-cell>
          <table:table-cell office:value-type="float" office:value="0.179698" calcext:value-type="float">
            <text:p>0.179698</text:p>
          </table:table-cell>
          <table:table-cell office:value-type="float" office:value="0.017779" calcext:value-type="float">
            <text:p>0.017779</text:p>
          </table:table-cell>
          <table:table-cell office:value-type="float" office:value="0.123722" calcext:value-type="float">
            <text:p>0.123722</text:p>
          </table:table-cell>
          <table:table-cell office:value-type="string" calcext:value-type="string">
            <text:p>0.017773</text:p>
          </table:table-cell>
        </table:table-row>
        <table:table-row table:style-name="ro1" table:visibility="filter">
          <table:table-cell office:value-type="float" office:value="1527478250.4951" calcext:value-type="float">
            <text:p>1527478250.4951</text:p>
          </table:table-cell>
          <table:table-cell office:value-type="string" calcext:value-type="string">
            <text:p>PID_y</text:p>
          </table:table-cell>
          <table:table-cell office:value-type="float" office:value="0.223433" calcext:value-type="float">
            <text:p>0.223433</text:p>
          </table:table-cell>
          <table:table-cell office:value-type="float" office:value="0.018681" calcext:value-type="float">
            <text:p>0.018681</text:p>
          </table:table-cell>
          <table:table-cell office:value-type="float" office:value="0.179698" calcext:value-type="float">
            <text:p>0.179698</text:p>
          </table:table-cell>
          <table:table-cell office:value-type="float" office:value="0.017779" calcext:value-type="float">
            <text:p>0.017779</text:p>
          </table:table-cell>
          <table:table-cell office:value-type="float" office:value="0.123722" calcext:value-type="float">
            <text:p>0.123722</text:p>
          </table:table-cell>
          <table:table-cell office:value-type="string" calcext:value-type="string">
            <text:p>0.017773</text:p>
          </table:table-cell>
        </table:table-row>
        <table:table-row table:style-name="ro1">
          <table:table-cell office:value-type="float" office:value="1527478250.51534" calcext:value-type="float">
            <text:p>1527478250.51534</text:p>
          </table:table-cell>
          <table:table-cell office:value-type="string" calcext:value-type="string">
            <text:p>TOC_x</text:p>
          </table:table-cell>
          <table:table-cell office:value-type="float" office:value="0.221721" calcext:value-type="float">
            <text:p>0.221721</text:p>
          </table:table-cell>
          <table:table-cell office:value-type="float" office:value="0.016501" calcext:value-type="float">
            <text:p>0.016501</text:p>
          </table:table-cell>
          <table:table-cell office:value-type="float" office:value="0.181597" calcext:value-type="float">
            <text:p>0.181597</text:p>
          </table:table-cell>
          <table:table-cell office:value-type="float" office:value="0.016501" calcext:value-type="float">
            <text:p>0.016501</text:p>
          </table:table-cell>
          <table:table-cell office:value-type="float" office:value="0.118504" calcext:value-type="float">
            <text:p>0.118504</text:p>
          </table:table-cell>
          <table:table-cell office:value-type="string" calcext:value-type="string">
            <text:p>0.000077</text:p>
          </table:table-cell>
        </table:table-row>
        <table:table-row table:style-name="ro1" table:visibility="filter">
          <table:table-cell office:value-type="float" office:value="1527478250.51537" calcext:value-type="float">
            <text:p>1527478250.51537</text:p>
          </table:table-cell>
          <table:table-cell office:value-type="string" calcext:value-type="string">
            <text:p>PID_y</text:p>
          </table:table-cell>
          <table:table-cell office:value-type="float" office:value="0.221721" calcext:value-type="float">
            <text:p>0.221721</text:p>
          </table:table-cell>
          <table:table-cell office:value-type="float" office:value="0.016501" calcext:value-type="float">
            <text:p>0.016501</text:p>
          </table:table-cell>
          <table:table-cell office:value-type="float" office:value="0.181597" calcext:value-type="float">
            <text:p>0.181597</text:p>
          </table:table-cell>
          <table:table-cell office:value-type="float" office:value="0.016501" calcext:value-type="float">
            <text:p>0.016501</text:p>
          </table:table-cell>
          <table:table-cell office:value-type="float" office:value="0.118504" calcext:value-type="float">
            <text:p>0.118504</text:p>
          </table:table-cell>
          <table:table-cell office:value-type="string" calcext:value-type="string">
            <text:p>0.000077</text:p>
          </table:table-cell>
        </table:table-row>
        <table:table-row table:style-name="ro1">
          <table:table-cell office:value-type="float" office:value="1527478250.53462" calcext:value-type="float">
            <text:p>1527478250.53462</text:p>
          </table:table-cell>
          <table:table-cell office:value-type="string" calcext:value-type="string">
            <text:p>TOC_x</text:p>
          </table:table-cell>
          <table:table-cell office:value-type="float" office:value="0.2153" calcext:value-type="float">
            <text:p>0.2153</text:p>
          </table:table-cell>
          <table:table-cell office:value-type="float" office:value="0.015598" calcext:value-type="float">
            <text:p>0.015598</text:p>
          </table:table-cell>
          <table:table-cell office:value-type="float" office:value="0.18278" calcext:value-type="float">
            <text:p>0.18278</text:p>
          </table:table-cell>
          <table:table-cell office:value-type="float" office:value="0.015937" calcext:value-type="float">
            <text:p>0.015937</text:p>
          </table:table-cell>
          <table:table-cell office:value-type="float" office:value="0.106686" calcext:value-type="float">
            <text:p>0.106686</text:p>
          </table:table-cell>
          <table:table-cell office:value-type="string" calcext:value-type="string">
            <text:p>-0.010889</text:p>
          </table:table-cell>
        </table:table-row>
        <table:table-row table:style-name="ro1" table:visibility="filter">
          <table:table-cell office:value-type="float" office:value="1527478250.53464" calcext:value-type="float">
            <text:p>1527478250.53464</text:p>
          </table:table-cell>
          <table:table-cell office:value-type="string" calcext:value-type="string">
            <text:p>PID_y</text:p>
          </table:table-cell>
          <table:table-cell office:value-type="float" office:value="0.2153" calcext:value-type="float">
            <text:p>0.2153</text:p>
          </table:table-cell>
          <table:table-cell office:value-type="float" office:value="0.015598" calcext:value-type="float">
            <text:p>0.015598</text:p>
          </table:table-cell>
          <table:table-cell office:value-type="float" office:value="0.18278" calcext:value-type="float">
            <text:p>0.18278</text:p>
          </table:table-cell>
          <table:table-cell office:value-type="float" office:value="0.015937" calcext:value-type="float">
            <text:p>0.015937</text:p>
          </table:table-cell>
          <table:table-cell office:value-type="float" office:value="0.106686" calcext:value-type="float">
            <text:p>0.106686</text:p>
          </table:table-cell>
          <table:table-cell office:value-type="string" calcext:value-type="string">
            <text:p>-0.010889</text:p>
          </table:table-cell>
        </table:table-row>
        <table:table-row table:style-name="ro1">
          <table:table-cell office:value-type="float" office:value="1527478250.55487" calcext:value-type="float">
            <text:p>1527478250.55487</text:p>
          </table:table-cell>
          <table:table-cell office:value-type="string" calcext:value-type="string">
            <text:p>TOC_x</text:p>
          </table:table-cell>
          <table:table-cell office:value-type="float" office:value="0.201473" calcext:value-type="float">
            <text:p>0.201473</text:p>
          </table:table-cell>
          <table:table-cell office:value-type="float" office:value="0.012506" calcext:value-type="float">
            <text:p>0.012506</text:p>
          </table:table-cell>
          <table:table-cell office:value-type="float" office:value="0.183827" calcext:value-type="float">
            <text:p>0.183827</text:p>
          </table:table-cell>
          <table:table-cell office:value-type="float" office:value="0.014456" calcext:value-type="float">
            <text:p>0.014456</text:p>
          </table:table-cell>
          <table:table-cell office:value-type="float" office:value="0.078589" calcext:value-type="float">
            <text:p>0.078589</text:p>
          </table:table-cell>
          <table:table-cell office:value-type="string" calcext:value-type="string">
            <text:p>-0.026130</text:p>
          </table:table-cell>
        </table:table-row>
        <table:table-row table:style-name="ro1" table:visibility="filter">
          <table:table-cell office:value-type="float" office:value="1527478250.55488" calcext:value-type="float">
            <text:p>1527478250.55488</text:p>
          </table:table-cell>
          <table:table-cell office:value-type="string" calcext:value-type="string">
            <text:p>PID_y</text:p>
          </table:table-cell>
          <table:table-cell office:value-type="float" office:value="0.201473" calcext:value-type="float">
            <text:p>0.201473</text:p>
          </table:table-cell>
          <table:table-cell office:value-type="float" office:value="0.012506" calcext:value-type="float">
            <text:p>0.012506</text:p>
          </table:table-cell>
          <table:table-cell office:value-type="float" office:value="0.183827" calcext:value-type="float">
            <text:p>0.183827</text:p>
          </table:table-cell>
          <table:table-cell office:value-type="float" office:value="0.014456" calcext:value-type="float">
            <text:p>0.014456</text:p>
          </table:table-cell>
          <table:table-cell office:value-type="float" office:value="0.078589" calcext:value-type="float">
            <text:p>0.078589</text:p>
          </table:table-cell>
          <table:table-cell office:value-type="string" calcext:value-type="string">
            <text:p>-0.026130</text:p>
          </table:table-cell>
        </table:table-row>
        <table:table-row table:style-name="ro1">
          <table:table-cell office:value-type="float" office:value="1527478250.57507" calcext:value-type="float">
            <text:p>1527478250.57507</text:p>
          </table:table-cell>
          <table:table-cell office:value-type="string" calcext:value-type="string">
            <text:p>TOC_x</text:p>
          </table:table-cell>
          <table:table-cell office:value-type="float" office:value="0.196327" calcext:value-type="float">
            <text:p>0.196327</text:p>
          </table:table-cell>
          <table:table-cell office:value-type="float" office:value="0.010754" calcext:value-type="float">
            <text:p>0.010754</text:p>
          </table:table-cell>
          <table:table-cell office:value-type="float" office:value="0.184303" calcext:value-type="float">
            <text:p>0.184303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64873" calcext:value-type="float">
            <text:p>0.064873</text:p>
          </table:table-cell>
          <table:table-cell office:value-type="string" calcext:value-type="string">
            <text:p>-0.033396</text:p>
          </table:table-cell>
        </table:table-row>
        <table:table-row table:style-name="ro1" table:visibility="filter">
          <table:table-cell office:value-type="float" office:value="1527478250.57509" calcext:value-type="float">
            <text:p>1527478250.57509</text:p>
          </table:table-cell>
          <table:table-cell office:value-type="string" calcext:value-type="string">
            <text:p>PID_y</text:p>
          </table:table-cell>
          <table:table-cell office:value-type="float" office:value="0.196327" calcext:value-type="float">
            <text:p>0.196327</text:p>
          </table:table-cell>
          <table:table-cell office:value-type="float" office:value="0.010754" calcext:value-type="float">
            <text:p>0.010754</text:p>
          </table:table-cell>
          <table:table-cell office:value-type="float" office:value="0.184303" calcext:value-type="float">
            <text:p>0.184303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64873" calcext:value-type="float">
            <text:p>0.064873</text:p>
          </table:table-cell>
          <table:table-cell office:value-type="string" calcext:value-type="string">
            <text:p>-0.033396</text:p>
          </table:table-cell>
        </table:table-row>
        <table:table-row table:style-name="ro1">
          <table:table-cell office:value-type="float" office:value="1527478250.59534" calcext:value-type="float">
            <text:p>1527478250.59534</text:p>
          </table:table-cell>
          <table:table-cell office:value-type="string" calcext:value-type="string">
            <text:p>TOC_x</text:p>
          </table:table-cell>
          <table:table-cell office:value-type="float" office:value="0.191012" calcext:value-type="float">
            <text:p>0.191012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184485" calcext:value-type="float">
            <text:p>0.184485</text:p>
          </table:table-cell>
          <table:table-cell office:value-type="float" office:value="0.014179" calcext:value-type="float">
            <text:p>0.014179</text:p>
          </table:table-cell>
          <table:table-cell office:value-type="float" office:value="0.047798" calcext:value-type="float">
            <text:p>0.047798</text:p>
          </table:table-cell>
          <table:table-cell office:value-type="string" calcext:value-type="string">
            <text:p>-0.035812</text:p>
          </table:table-cell>
        </table:table-row>
        <table:table-row table:style-name="ro1" table:visibility="filter">
          <table:table-cell office:value-type="float" office:value="1527478250.59536" calcext:value-type="float">
            <text:p>1527478250.59536</text:p>
          </table:table-cell>
          <table:table-cell office:value-type="string" calcext:value-type="string">
            <text:p>PID_y</text:p>
          </table:table-cell>
          <table:table-cell office:value-type="float" office:value="0.191012" calcext:value-type="float">
            <text:p>0.191012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184485" calcext:value-type="float">
            <text:p>0.184485</text:p>
          </table:table-cell>
          <table:table-cell office:value-type="float" office:value="0.014179" calcext:value-type="float">
            <text:p>0.014179</text:p>
          </table:table-cell>
          <table:table-cell office:value-type="float" office:value="0.047798" calcext:value-type="float">
            <text:p>0.047798</text:p>
          </table:table-cell>
          <table:table-cell office:value-type="string" calcext:value-type="string">
            <text:p>-0.035812</text:p>
          </table:table-cell>
        </table:table-row>
        <table:table-row table:style-name="ro1">
          <table:table-cell office:value-type="float" office:value="1527478250.61462" calcext:value-type="float">
            <text:p>1527478250.61462</text:p>
          </table:table-cell>
          <table:table-cell office:value-type="string" calcext:value-type="string">
            <text:p>TOC_x</text:p>
          </table:table-cell>
          <table:table-cell office:value-type="float" office:value="0.186664" calcext:value-type="float">
            <text:p>0.186664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0.184396" calcext:value-type="float">
            <text:p>0.184396</text:p>
          </table:table-cell>
          <table:table-cell office:value-type="float" office:value="0.013125" calcext:value-type="float">
            <text:p>0.013125</text:p>
          </table:table-cell>
          <table:table-cell office:value-type="float" office:value="0.028176" calcext:value-type="float">
            <text:p>0.028176</text:p>
          </table:table-cell>
          <table:table-cell office:value-type="string" calcext:value-type="string">
            <text:p>-0.034178</text:p>
          </table:table-cell>
        </table:table-row>
        <table:table-row table:style-name="ro1" table:visibility="filter">
          <table:table-cell office:value-type="float" office:value="1527478250.61464" calcext:value-type="float">
            <text:p>1527478250.61464</text:p>
          </table:table-cell>
          <table:table-cell office:value-type="string" calcext:value-type="string">
            <text:p>PID_y</text:p>
          </table:table-cell>
          <table:table-cell office:value-type="float" office:value="0.186664" calcext:value-type="float">
            <text:p>0.186664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0.184396" calcext:value-type="float">
            <text:p>0.184396</text:p>
          </table:table-cell>
          <table:table-cell office:value-type="float" office:value="0.013125" calcext:value-type="float">
            <text:p>0.013125</text:p>
          </table:table-cell>
          <table:table-cell office:value-type="float" office:value="0.028176" calcext:value-type="float">
            <text:p>0.028176</text:p>
          </table:table-cell>
          <table:table-cell office:value-type="string" calcext:value-type="string">
            <text:p>-0.034178</text:p>
          </table:table-cell>
        </table:table-row>
        <table:table-row table:style-name="ro1">
          <table:table-cell office:value-type="float" office:value="1527478250.63489" calcext:value-type="float">
            <text:p>1527478250.63489</text:p>
          </table:table-cell>
          <table:table-cell office:value-type="string" calcext:value-type="string">
            <text:p>TOC_x</text:p>
          </table:table-cell>
          <table:table-cell office:value-type="float" office:value="0.184295" calcext:value-type="float">
            <text:p>0.184295</text:p>
          </table:table-cell>
          <table:table-cell office:value-type="float" office:value="0.011507" calcext:value-type="float">
            <text:p>0.011507</text:p>
          </table:table-cell>
          <table:table-cell office:value-type="float" office:value="0.183929" calcext:value-type="float">
            <text:p>0.183929</text:p>
          </table:table-cell>
          <table:table-cell office:value-type="float" office:value="0.013393" calcext:value-type="float">
            <text:p>0.013393</text:p>
          </table:table-cell>
          <table:table-cell office:value-type="float" office:value="0.011325" calcext:value-type="float">
            <text:p>0.011325</text:p>
          </table:table-cell>
          <table:table-cell office:value-type="string" calcext:value-type="string">
            <text:p>-0.025689</text:p>
          </table:table-cell>
        </table:table-row>
        <table:table-row table:style-name="ro1" table:visibility="filter">
          <table:table-cell office:value-type="float" office:value="1527478250.63491" calcext:value-type="float">
            <text:p>1527478250.63491</text:p>
          </table:table-cell>
          <table:table-cell office:value-type="string" calcext:value-type="string">
            <text:p>PID_y</text:p>
          </table:table-cell>
          <table:table-cell office:value-type="float" office:value="0.184295" calcext:value-type="float">
            <text:p>0.184295</text:p>
          </table:table-cell>
          <table:table-cell office:value-type="float" office:value="0.011507" calcext:value-type="float">
            <text:p>0.011507</text:p>
          </table:table-cell>
          <table:table-cell office:value-type="float" office:value="0.183929" calcext:value-type="float">
            <text:p>0.183929</text:p>
          </table:table-cell>
          <table:table-cell office:value-type="float" office:value="0.013393" calcext:value-type="float">
            <text:p>0.013393</text:p>
          </table:table-cell>
          <table:table-cell office:value-type="float" office:value="0.011325" calcext:value-type="float">
            <text:p>0.011325</text:p>
          </table:table-cell>
          <table:table-cell office:value-type="string" calcext:value-type="string">
            <text:p>-0.025689</text:p>
          </table:table-cell>
        </table:table-row>
        <table:table-row table:style-name="ro1">
          <table:table-cell office:value-type="float" office:value="1527478250.65512" calcext:value-type="float">
            <text:p>1527478250.65512</text:p>
          </table:table-cell>
          <table:table-cell office:value-type="string" calcext:value-type="string">
            <text:p>TOC_x</text:p>
          </table:table-cell>
          <table:table-cell office:value-type="float" office:value="0.181887" calcext:value-type="float">
            <text:p>0.181887</text:p>
          </table:table-cell>
          <table:table-cell office:value-type="float" office:value="0.012434" calcext:value-type="float">
            <text:p>0.012434</text:p>
          </table:table-cell>
          <table:table-cell office:value-type="float" office:value="0.182432" calcext:value-type="float">
            <text:p>0.182432</text:p>
          </table:table-cell>
          <table:table-cell office:value-type="float" office:value="0.013039" calcext:value-type="float">
            <text:p>0.013039</text:p>
          </table:table-cell>
          <table:table-cell office:value-type="float" office:value="-0.013816" calcext:value-type="float">
            <text:p>-0.013816</text:p>
          </table:table-cell>
          <table:table-cell office:value-type="string" calcext:value-type="string">
            <text:p>-0.014553</text:p>
          </table:table-cell>
        </table:table-row>
        <table:table-row table:style-name="ro1" table:visibility="filter">
          <table:table-cell office:value-type="float" office:value="1527478250.65514" calcext:value-type="float">
            <text:p>1527478250.65514</text:p>
          </table:table-cell>
          <table:table-cell office:value-type="string" calcext:value-type="string">
            <text:p>PID_y</text:p>
          </table:table-cell>
          <table:table-cell office:value-type="float" office:value="0.181887" calcext:value-type="float">
            <text:p>0.181887</text:p>
          </table:table-cell>
          <table:table-cell office:value-type="float" office:value="0.012434" calcext:value-type="float">
            <text:p>0.012434</text:p>
          </table:table-cell>
          <table:table-cell office:value-type="float" office:value="0.182432" calcext:value-type="float">
            <text:p>0.182432</text:p>
          </table:table-cell>
          <table:table-cell office:value-type="float" office:value="0.013039" calcext:value-type="float">
            <text:p>0.013039</text:p>
          </table:table-cell>
          <table:table-cell office:value-type="float" office:value="-0.013816" calcext:value-type="float">
            <text:p>-0.013816</text:p>
          </table:table-cell>
          <table:table-cell office:value-type="string" calcext:value-type="string">
            <text:p>-0.014553</text:p>
          </table:table-cell>
        </table:table-row>
        <table:table-row table:style-name="ro1">
          <table:table-cell office:value-type="float" office:value="1527478250.67536" calcext:value-type="float">
            <text:p>1527478250.67536</text:p>
          </table:table-cell>
          <table:table-cell office:value-type="string" calcext:value-type="string">
            <text:p>TOC_x</text:p>
          </table:table-cell>
          <table:table-cell office:value-type="float" office:value="0.178983" calcext:value-type="float">
            <text:p>0.178983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181377" calcext:value-type="float">
            <text:p>0.181377</text:p>
          </table:table-cell>
          <table:table-cell office:value-type="float" office:value="0.011833" calcext:value-type="float">
            <text:p>0.011833</text:p>
          </table:table-cell>
          <table:table-cell office:value-type="float" office:value="-0.028943" calcext:value-type="float">
            <text:p>-0.028943</text:p>
          </table:table-cell>
          <table:table-cell office:value-type="string" calcext:value-type="string">
            <text:p>-0.021357</text:p>
          </table:table-cell>
        </table:table-row>
        <table:table-row table:style-name="ro1" table:visibility="filter">
          <table:table-cell office:value-type="float" office:value="1527478250.67537" calcext:value-type="float">
            <text:p>1527478250.67537</text:p>
          </table:table-cell>
          <table:table-cell office:value-type="string" calcext:value-type="string">
            <text:p>PID_y</text:p>
          </table:table-cell>
          <table:table-cell office:value-type="float" office:value="0.178983" calcext:value-type="float">
            <text:p>0.178983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181377" calcext:value-type="float">
            <text:p>0.181377</text:p>
          </table:table-cell>
          <table:table-cell office:value-type="float" office:value="0.011833" calcext:value-type="float">
            <text:p>0.011833</text:p>
          </table:table-cell>
          <table:table-cell office:value-type="float" office:value="-0.028943" calcext:value-type="float">
            <text:p>-0.028943</text:p>
          </table:table-cell>
          <table:table-cell office:value-type="string" calcext:value-type="string">
            <text:p>-0.021357</text:p>
          </table:table-cell>
        </table:table-row>
        <table:table-row table:style-name="ro1">
          <table:table-cell office:value-type="float" office:value="1527478250.69462" calcext:value-type="float">
            <text:p>1527478250.69462</text:p>
          </table:table-cell>
          <table:table-cell office:value-type="string" calcext:value-type="string">
            <text:p>TOC_x</text:p>
          </table:table-cell>
          <table:table-cell office:value-type="float" office:value="0.172375" calcext:value-type="float">
            <text:p>0.172375</text:p>
          </table:table-cell>
          <table:table-cell office:value-type="float" office:value="0.009986" calcext:value-type="float">
            <text:p>0.009986</text:p>
          </table:table-cell>
          <table:table-cell office:value-type="float" office:value="0.179522" calcext:value-type="float">
            <text:p>0.179522</text:p>
          </table:table-cell>
          <table:table-cell office:value-type="float" office:value="0.011734" calcext:value-type="float">
            <text:p>0.011734</text:p>
          </table:table-cell>
          <table:table-cell office:value-type="float" office:value="-0.050017" calcext:value-type="float">
            <text:p>-0.050017</text:p>
          </table:table-cell>
          <table:table-cell office:value-type="string" calcext:value-type="string">
            <text:p>-0.024733</text:p>
          </table:table-cell>
        </table:table-row>
        <table:table-row table:style-name="ro1" table:visibility="filter">
          <table:table-cell office:value-type="float" office:value="1527478250.69464" calcext:value-type="float">
            <text:p>1527478250.69464</text:p>
          </table:table-cell>
          <table:table-cell office:value-type="string" calcext:value-type="string">
            <text:p>PID_y</text:p>
          </table:table-cell>
          <table:table-cell office:value-type="float" office:value="0.172375" calcext:value-type="float">
            <text:p>0.172375</text:p>
          </table:table-cell>
          <table:table-cell office:value-type="float" office:value="0.009986" calcext:value-type="float">
            <text:p>0.009986</text:p>
          </table:table-cell>
          <table:table-cell office:value-type="float" office:value="0.179522" calcext:value-type="float">
            <text:p>0.179522</text:p>
          </table:table-cell>
          <table:table-cell office:value-type="float" office:value="0.011734" calcext:value-type="float">
            <text:p>0.011734</text:p>
          </table:table-cell>
          <table:table-cell office:value-type="float" office:value="-0.050017" calcext:value-type="float">
            <text:p>-0.050017</text:p>
          </table:table-cell>
          <table:table-cell office:value-type="string" calcext:value-type="string">
            <text:p>-0.024733</text:p>
          </table:table-cell>
        </table:table-row>
        <table:table-row table:style-name="ro1">
          <table:table-cell office:value-type="float" office:value="1527478250.71489" calcext:value-type="float">
            <text:p>1527478250.71489</text:p>
          </table:table-cell>
          <table:table-cell office:value-type="string" calcext:value-type="string">
            <text:p>TOC_x</text:p>
          </table:table-cell>
          <table:table-cell office:value-type="float" office:value="0.158611" calcext:value-type="float">
            <text:p>0.158611</text:p>
          </table:table-cell>
          <table:table-cell office:value-type="float" office:value="0.007525" calcext:value-type="float">
            <text:p>0.007525</text:p>
          </table:table-cell>
          <table:table-cell office:value-type="float" office:value="0.176483" calcext:value-type="float">
            <text:p>0.176483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-0.079089" calcext:value-type="float">
            <text:p>-0.079089</text:p>
          </table:table-cell>
          <table:table-cell office:value-type="string" calcext:value-type="string">
            <text:p>-0.029982</text:p>
          </table:table-cell>
        </table:table-row>
        <table:table-row table:style-name="ro1" table:visibility="filter">
          <table:table-cell office:value-type="float" office:value="1527478250.7149" calcext:value-type="float">
            <text:p>1527478250.7149</text:p>
          </table:table-cell>
          <table:table-cell office:value-type="string" calcext:value-type="string">
            <text:p>PID_y</text:p>
          </table:table-cell>
          <table:table-cell office:value-type="float" office:value="0.158611" calcext:value-type="float">
            <text:p>0.158611</text:p>
          </table:table-cell>
          <table:table-cell office:value-type="float" office:value="0.007525" calcext:value-type="float">
            <text:p>0.007525</text:p>
          </table:table-cell>
          <table:table-cell office:value-type="float" office:value="0.176483" calcext:value-type="float">
            <text:p>0.176483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-0.079089" calcext:value-type="float">
            <text:p>-0.079089</text:p>
          </table:table-cell>
          <table:table-cell office:value-type="string" calcext:value-type="string">
            <text:p>-0.029982</text:p>
          </table:table-cell>
        </table:table-row>
        <table:table-row table:style-name="ro1">
          <table:table-cell office:value-type="float" office:value="1527478250.73521" calcext:value-type="float">
            <text:p>1527478250.73521</text:p>
          </table:table-cell>
          <table:table-cell office:value-type="string" calcext:value-type="string">
            <text:p>TOC_x</text:p>
          </table:table-cell>
          <table:table-cell office:value-type="float" office:value="0.145062" calcext:value-type="float">
            <text:p>0.145062</text:p>
          </table:table-cell>
          <table:table-cell office:value-type="float" office:value="0.005363" calcext:value-type="float">
            <text:p>0.005363</text:p>
          </table:table-cell>
          <table:table-cell office:value-type="float" office:value="0.173851" calcext:value-type="float">
            <text:p>0.173851</text:p>
          </table:table-cell>
          <table:table-cell office:value-type="float" office:value="0.009528" calcext:value-type="float">
            <text:p>0.009528</text:p>
          </table:table-cell>
          <table:table-cell office:value-type="float" office:value="-0.10038" calcext:value-type="float">
            <text:p>-0.10038</text:p>
          </table:table-cell>
          <table:table-cell office:value-type="string" calcext:value-type="string">
            <text:p>-0.038181</text:p>
          </table:table-cell>
        </table:table-row>
        <table:table-row table:style-name="ro1" table:visibility="filter">
          <table:table-cell office:value-type="float" office:value="1527478250.73523" calcext:value-type="float">
            <text:p>1527478250.73523</text:p>
          </table:table-cell>
          <table:table-cell office:value-type="string" calcext:value-type="string">
            <text:p>PID_y</text:p>
          </table:table-cell>
          <table:table-cell office:value-type="float" office:value="0.145062" calcext:value-type="float">
            <text:p>0.145062</text:p>
          </table:table-cell>
          <table:table-cell office:value-type="float" office:value="0.005363" calcext:value-type="float">
            <text:p>0.005363</text:p>
          </table:table-cell>
          <table:table-cell office:value-type="float" office:value="0.173851" calcext:value-type="float">
            <text:p>0.173851</text:p>
          </table:table-cell>
          <table:table-cell office:value-type="float" office:value="0.009528" calcext:value-type="float">
            <text:p>0.009528</text:p>
          </table:table-cell>
          <table:table-cell office:value-type="float" office:value="-0.10038" calcext:value-type="float">
            <text:p>-0.10038</text:p>
          </table:table-cell>
          <table:table-cell office:value-type="string" calcext:value-type="string">
            <text:p>-0.038181</text:p>
          </table:table-cell>
        </table:table-row>
        <table:table-row table:style-name="ro1">
          <table:table-cell office:value-type="float" office:value="1527478250.75457" calcext:value-type="float">
            <text:p>1527478250.75457</text:p>
          </table:table-cell>
          <table:table-cell office:value-type="string" calcext:value-type="string">
            <text:p>TOC_x</text:p>
          </table:table-cell>
          <table:table-cell office:value-type="float" office:value="0.119054" calcext:value-type="float">
            <text:p>0.119054</text:p>
          </table:table-cell>
          <table:table-cell office:value-type="float" office:value="-0.004032" calcext:value-type="float">
            <text:p>-0.004032</text:p>
          </table:table-cell>
          <table:table-cell office:value-type="float" office:value="0.169313" calcext:value-type="float">
            <text:p>0.169313</text:p>
          </table:table-cell>
          <table:table-cell office:value-type="float" office:value="0.006906" calcext:value-type="float">
            <text:p>0.006906</text:p>
          </table:table-cell>
          <table:table-cell office:value-type="float" office:value="-0.13263" calcext:value-type="float">
            <text:p>-0.13263</text:p>
          </table:table-cell>
          <table:table-cell office:value-type="string" calcext:value-type="string">
            <text:p>-0.061873</text:p>
          </table:table-cell>
        </table:table-row>
        <table:table-row table:style-name="ro1" table:visibility="filter">
          <table:table-cell office:value-type="float" office:value="1527478250.75461" calcext:value-type="float">
            <text:p>1527478250.75461</text:p>
          </table:table-cell>
          <table:table-cell office:value-type="string" calcext:value-type="string">
            <text:p>PID_y</text:p>
          </table:table-cell>
          <table:table-cell office:value-type="float" office:value="0.119054" calcext:value-type="float">
            <text:p>0.119054</text:p>
          </table:table-cell>
          <table:table-cell office:value-type="float" office:value="-0.004032" calcext:value-type="float">
            <text:p>-0.004032</text:p>
          </table:table-cell>
          <table:table-cell office:value-type="float" office:value="0.169313" calcext:value-type="float">
            <text:p>0.169313</text:p>
          </table:table-cell>
          <table:table-cell office:value-type="float" office:value="0.006906" calcext:value-type="float">
            <text:p>0.006906</text:p>
          </table:table-cell>
          <table:table-cell office:value-type="float" office:value="-0.13263" calcext:value-type="float">
            <text:p>-0.13263</text:p>
          </table:table-cell>
          <table:table-cell office:value-type="string" calcext:value-type="string">
            <text:p>-0.061873</text:p>
          </table:table-cell>
        </table:table-row>
        <table:table-row table:style-name="ro1">
          <table:table-cell office:value-type="float" office:value="1527478250.77495" calcext:value-type="float">
            <text:p>1527478250.77495</text:p>
          </table:table-cell>
          <table:table-cell office:value-type="string" calcext:value-type="string">
            <text:p>TOC_x</text:p>
          </table:table-cell>
          <table:table-cell office:value-type="float" office:value="0.094047" calcext:value-type="float">
            <text:p>0.094047</text:p>
          </table:table-cell>
          <table:table-cell office:value-type="float" office:value="-0.011059" calcext:value-type="float">
            <text:p>-0.011059</text:p>
          </table:table-cell>
          <table:table-cell office:value-type="float" office:value="0.165628" calcext:value-type="float">
            <text:p>0.165628</text:p>
          </table:table-cell>
          <table:table-cell office:value-type="float" office:value="0.004477" calcext:value-type="float">
            <text:p>0.004477</text:p>
          </table:table-cell>
          <table:table-cell office:value-type="float" office:value="-0.158282" calcext:value-type="float">
            <text:p>-0.158282</text:p>
          </table:table-cell>
          <table:table-cell office:value-type="string" calcext:value-type="string">
            <text:p>-0.073739</text:p>
          </table:table-cell>
        </table:table-row>
        <table:table-row table:style-name="ro1" table:visibility="filter">
          <table:table-cell office:value-type="float" office:value="1527478250.77498" calcext:value-type="float">
            <text:p>1527478250.77498</text:p>
          </table:table-cell>
          <table:table-cell office:value-type="string" calcext:value-type="string">
            <text:p>PID_y</text:p>
          </table:table-cell>
          <table:table-cell office:value-type="float" office:value="0.094047" calcext:value-type="float">
            <text:p>0.094047</text:p>
          </table:table-cell>
          <table:table-cell office:value-type="float" office:value="-0.011059" calcext:value-type="float">
            <text:p>-0.011059</text:p>
          </table:table-cell>
          <table:table-cell office:value-type="float" office:value="0.165628" calcext:value-type="float">
            <text:p>0.165628</text:p>
          </table:table-cell>
          <table:table-cell office:value-type="float" office:value="0.004477" calcext:value-type="float">
            <text:p>0.004477</text:p>
          </table:table-cell>
          <table:table-cell office:value-type="float" office:value="-0.158282" calcext:value-type="float">
            <text:p>-0.158282</text:p>
          </table:table-cell>
          <table:table-cell office:value-type="string" calcext:value-type="string">
            <text:p>-0.073739</text:p>
          </table:table-cell>
        </table:table-row>
        <table:table-row table:style-name="ro1">
          <table:table-cell office:value-type="float" office:value="1527478250.79527" calcext:value-type="float">
            <text:p>1527478250.79527</text:p>
          </table:table-cell>
          <table:table-cell office:value-type="string" calcext:value-type="string">
            <text:p>TOC_x</text:p>
          </table:table-cell>
          <table:table-cell office:value-type="float" office:value="0.050175" calcext:value-type="float">
            <text:p>0.050175</text:p>
          </table:table-cell>
          <table:table-cell office:value-type="float" office:value="-0.014807" calcext:value-type="float">
            <text:p>-0.014807</text:p>
          </table:table-cell>
          <table:table-cell office:value-type="float" office:value="0.159845" calcext:value-type="float">
            <text:p>0.159845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-0.195919" calcext:value-type="float">
            <text:p>-0.195919</text:p>
          </table:table-cell>
          <table:table-cell office:value-type="string" calcext:value-type="string">
            <text:p>-0.080461</text:p>
          </table:table-cell>
        </table:table-row>
        <table:table-row table:style-name="ro1" table:visibility="filter">
          <table:table-cell office:value-type="float" office:value="1527478250.7953" calcext:value-type="float">
            <text:p>1527478250.7953</text:p>
          </table:table-cell>
          <table:table-cell office:value-type="string" calcext:value-type="string">
            <text:p>PID_y</text:p>
          </table:table-cell>
          <table:table-cell office:value-type="float" office:value="0.050175" calcext:value-type="float">
            <text:p>0.050175</text:p>
          </table:table-cell>
          <table:table-cell office:value-type="float" office:value="-0.014807" calcext:value-type="float">
            <text:p>-0.014807</text:p>
          </table:table-cell>
          <table:table-cell office:value-type="float" office:value="0.159845" calcext:value-type="float">
            <text:p>0.159845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-0.195919" calcext:value-type="float">
            <text:p>-0.195919</text:p>
          </table:table-cell>
          <table:table-cell office:value-type="string" calcext:value-type="string">
            <text:p>-0.080461</text:p>
          </table:table-cell>
        </table:table-row>
        <table:table-row table:style-name="ro1">
          <table:table-cell office:value-type="float" office:value="1527478250.81456" calcext:value-type="float">
            <text:p>1527478250.81456</text:p>
          </table:table-cell>
          <table:table-cell office:value-type="string" calcext:value-type="string">
            <text:p>TOC_x</text:p>
          </table:table-cell>
          <table:table-cell office:value-type="float" office:value="0.02156" calcext:value-type="float">
            <text:p>0.02156</text:p>
          </table:table-cell>
          <table:table-cell office:value-type="float" office:value="-0.011694" calcext:value-type="float">
            <text:p>-0.011694</text:p>
          </table:table-cell>
          <table:table-cell office:value-type="float" office:value="0.155001" calcext:value-type="float">
            <text:p>0.155001</text:p>
          </table:table-cell>
          <table:table-cell office:value-type="float" office:value="0.002976" calcext:value-type="float">
            <text:p>0.002976</text:p>
          </table:table-cell>
          <table:table-cell office:value-type="float" office:value="-0.216113" calcext:value-type="float">
            <text:p>-0.216113</text:p>
          </table:table-cell>
          <table:table-cell office:value-type="string" calcext:value-type="string">
            <text:p>-0.071657</text:p>
          </table:table-cell>
        </table:table-row>
        <table:table-row table:style-name="ro1" table:visibility="filter">
          <table:table-cell office:value-type="float" office:value="1527478250.81458" calcext:value-type="float">
            <text:p>1527478250.81458</text:p>
          </table:table-cell>
          <table:table-cell office:value-type="string" calcext:value-type="string">
            <text:p>PID_y</text:p>
          </table:table-cell>
          <table:table-cell office:value-type="float" office:value="0.02156" calcext:value-type="float">
            <text:p>0.02156</text:p>
          </table:table-cell>
          <table:table-cell office:value-type="float" office:value="-0.011694" calcext:value-type="float">
            <text:p>-0.011694</text:p>
          </table:table-cell>
          <table:table-cell office:value-type="float" office:value="0.155001" calcext:value-type="float">
            <text:p>0.155001</text:p>
          </table:table-cell>
          <table:table-cell office:value-type="float" office:value="0.002976" calcext:value-type="float">
            <text:p>0.002976</text:p>
          </table:table-cell>
          <table:table-cell office:value-type="float" office:value="-0.216113" calcext:value-type="float">
            <text:p>-0.216113</text:p>
          </table:table-cell>
          <table:table-cell office:value-type="string" calcext:value-type="string">
            <text:p>-0.071657</text:p>
          </table:table-cell>
        </table:table-row>
        <table:table-row table:style-name="ro1">
          <table:table-cell office:value-type="float" office:value="1527478250.83487" calcext:value-type="float">
            <text:p>1527478250.83487</text:p>
          </table:table-cell>
          <table:table-cell office:value-type="string" calcext:value-type="string">
            <text:p>TOC_x</text:p>
          </table:table-cell>
          <table:table-cell office:value-type="float" office:value="-0.018233" calcext:value-type="float">
            <text:p>-0.018233</text:p>
          </table:table-cell>
          <table:table-cell office:value-type="float" office:value="-0.022464" calcext:value-type="float">
            <text:p>-0.022464</text:p>
          </table:table-cell>
          <table:table-cell office:value-type="float" office:value="0.149699" calcext:value-type="float">
            <text:p>0.149699</text:p>
          </table:table-cell>
          <table:table-cell office:value-type="float" office:value="0.000571" calcext:value-type="float">
            <text:p>0.000571</text:p>
          </table:table-cell>
          <table:table-cell office:value-type="float" office:value="-0.242438" calcext:value-type="float">
            <text:p>-0.242438</text:p>
          </table:table-cell>
          <table:table-cell office:value-type="string" calcext:value-type="string">
            <text:p>-0.089790</text:p>
          </table:table-cell>
        </table:table-row>
        <table:table-row table:style-name="ro1" table:visibility="filter">
          <table:table-cell office:value-type="float" office:value="1527478250.83488" calcext:value-type="float">
            <text:p>1527478250.83488</text:p>
          </table:table-cell>
          <table:table-cell office:value-type="string" calcext:value-type="string">
            <text:p>PID_y</text:p>
          </table:table-cell>
          <table:table-cell office:value-type="float" office:value="-0.018233" calcext:value-type="float">
            <text:p>-0.018233</text:p>
          </table:table-cell>
          <table:table-cell office:value-type="float" office:value="-0.022464" calcext:value-type="float">
            <text:p>-0.022464</text:p>
          </table:table-cell>
          <table:table-cell office:value-type="float" office:value="0.149699" calcext:value-type="float">
            <text:p>0.149699</text:p>
          </table:table-cell>
          <table:table-cell office:value-type="float" office:value="0.000571" calcext:value-type="float">
            <text:p>0.000571</text:p>
          </table:table-cell>
          <table:table-cell office:value-type="float" office:value="-0.242438" calcext:value-type="float">
            <text:p>-0.242438</text:p>
          </table:table-cell>
          <table:table-cell office:value-type="string" calcext:value-type="string">
            <text:p>-0.089790</text:p>
          </table:table-cell>
        </table:table-row>
        <table:table-row table:style-name="ro1">
          <table:table-cell office:value-type="float" office:value="1527478250.85513" calcext:value-type="float">
            <text:p>1527478250.85513</text:p>
          </table:table-cell>
          <table:table-cell office:value-type="string" calcext:value-type="string">
            <text:p>TOC_x</text:p>
          </table:table-cell>
          <table:table-cell office:value-type="float" office:value="-0.102816" calcext:value-type="float">
            <text:p>-0.102816</text:p>
          </table:table-cell>
          <table:table-cell office:value-type="float" office:value="-0.014858" calcext:value-type="float">
            <text:p>-0.014858</text:p>
          </table:table-cell>
          <table:table-cell office:value-type="float" office:value="0.139957" calcext:value-type="float">
            <text:p>0.139957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291497" calcext:value-type="float">
            <text:p>-0.291497</text:p>
          </table:table-cell>
          <table:table-cell office:value-type="string" calcext:value-type="string">
            <text:p>-0.071345</text:p>
          </table:table-cell>
        </table:table-row>
        <table:table-row table:style-name="ro1" table:visibility="filter">
          <table:table-cell office:value-type="float" office:value="1527478250.85515" calcext:value-type="float">
            <text:p>1527478250.85515</text:p>
          </table:table-cell>
          <table:table-cell office:value-type="string" calcext:value-type="string">
            <text:p>PID_y</text:p>
          </table:table-cell>
          <table:table-cell office:value-type="float" office:value="-0.102816" calcext:value-type="float">
            <text:p>-0.102816</text:p>
          </table:table-cell>
          <table:table-cell office:value-type="float" office:value="-0.014858" calcext:value-type="float">
            <text:p>-0.014858</text:p>
          </table:table-cell>
          <table:table-cell office:value-type="float" office:value="0.139957" calcext:value-type="float">
            <text:p>0.139957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291497" calcext:value-type="float">
            <text:p>-0.291497</text:p>
          </table:table-cell>
          <table:table-cell office:value-type="string" calcext:value-type="string">
            <text:p>-0.071345</text:p>
          </table:table-cell>
        </table:table-row>
        <table:table-row table:style-name="ro1">
          <table:table-cell office:value-type="float" office:value="1527478250.8754" calcext:value-type="float">
            <text:p>1527478250.8754</text:p>
          </table:table-cell>
          <table:table-cell office:value-type="string" calcext:value-type="string">
            <text:p>TOC_x</text:p>
          </table:table-cell>
          <table:table-cell office:value-type="float" office:value="-0.173214" calcext:value-type="float">
            <text:p>-0.173214</text:p>
          </table:table-cell>
          <table:table-cell office:value-type="float" office:value="-0.017337" calcext:value-type="float">
            <text:p>-0.017337</text:p>
          </table:table-cell>
          <table:table-cell office:value-type="float" office:value="0.13268" calcext:value-type="float">
            <text:p>0.13268</text:p>
          </table:table-cell>
          <table:table-cell office:value-type="float" office:value="-0.002739" calcext:value-type="float">
            <text:p>-0.002739</text:p>
          </table:table-cell>
          <table:table-cell office:value-type="float" office:value="-0.327205" calcext:value-type="float">
            <text:p>-0.327205</text:p>
          </table:table-cell>
          <table:table-cell office:value-type="string" calcext:value-type="string">
            <text:p>-0.071478</text:p>
          </table:table-cell>
        </table:table-row>
        <table:table-row table:style-name="ro1" table:visibility="filter">
          <table:table-cell office:value-type="float" office:value="1527478250.87541" calcext:value-type="float">
            <text:p>1527478250.87541</text:p>
          </table:table-cell>
          <table:table-cell office:value-type="string" calcext:value-type="string">
            <text:p>PID_y</text:p>
          </table:table-cell>
          <table:table-cell office:value-type="float" office:value="-0.173214" calcext:value-type="float">
            <text:p>-0.173214</text:p>
          </table:table-cell>
          <table:table-cell office:value-type="float" office:value="-0.017337" calcext:value-type="float">
            <text:p>-0.017337</text:p>
          </table:table-cell>
          <table:table-cell office:value-type="float" office:value="0.13268" calcext:value-type="float">
            <text:p>0.13268</text:p>
          </table:table-cell>
          <table:table-cell office:value-type="float" office:value="-0.002739" calcext:value-type="float">
            <text:p>-0.002739</text:p>
          </table:table-cell>
          <table:table-cell office:value-type="float" office:value="-0.327205" calcext:value-type="float">
            <text:p>-0.327205</text:p>
          </table:table-cell>
          <table:table-cell office:value-type="string" calcext:value-type="string">
            <text:p>-0.071478</text:p>
          </table:table-cell>
        </table:table-row>
        <table:table-row table:style-name="ro1">
          <table:table-cell office:value-type="float" office:value="1527478250.89467" calcext:value-type="float">
            <text:p>1527478250.89467</text:p>
          </table:table-cell>
          <table:table-cell office:value-type="string" calcext:value-type="string">
            <text:p>TOC_x</text:p>
          </table:table-cell>
          <table:table-cell office:value-type="float" office:value="-0.244556" calcext:value-type="float">
            <text:p>-0.244556</text:p>
          </table:table-cell>
          <table:table-cell office:value-type="float" office:value="-0.029724" calcext:value-type="float">
            <text:p>-0.029724</text:p>
          </table:table-cell>
          <table:table-cell office:value-type="float" office:value="0.124119" calcext:value-type="float">
            <text:p>0.124119</text:p>
          </table:table-cell>
          <table:table-cell office:value-type="float" office:value="-0.005473" calcext:value-type="float">
            <text:p>-0.005473</text:p>
          </table:table-cell>
          <table:table-cell office:value-type="float" office:value="-0.359216" calcext:value-type="float">
            <text:p>-0.359216</text:p>
          </table:table-cell>
          <table:table-cell office:value-type="string" calcext:value-type="string">
            <text:p>-0.092129</text:p>
          </table:table-cell>
        </table:table-row>
        <table:table-row table:style-name="ro1" table:visibility="filter">
          <table:table-cell office:value-type="float" office:value="1527478250.89469" calcext:value-type="float">
            <text:p>1527478250.89469</text:p>
          </table:table-cell>
          <table:table-cell office:value-type="string" calcext:value-type="string">
            <text:p>PID_y</text:p>
          </table:table-cell>
          <table:table-cell office:value-type="float" office:value="-0.244556" calcext:value-type="float">
            <text:p>-0.244556</text:p>
          </table:table-cell>
          <table:table-cell office:value-type="float" office:value="-0.029724" calcext:value-type="float">
            <text:p>-0.029724</text:p>
          </table:table-cell>
          <table:table-cell office:value-type="float" office:value="0.124119" calcext:value-type="float">
            <text:p>0.124119</text:p>
          </table:table-cell>
          <table:table-cell office:value-type="float" office:value="-0.005473" calcext:value-type="float">
            <text:p>-0.005473</text:p>
          </table:table-cell>
          <table:table-cell office:value-type="float" office:value="-0.359216" calcext:value-type="float">
            <text:p>-0.359216</text:p>
          </table:table-cell>
          <table:table-cell office:value-type="string" calcext:value-type="string">
            <text:p>-0.092129</text:p>
          </table:table-cell>
        </table:table-row>
        <table:table-row table:style-name="ro1">
          <table:table-cell office:value-type="float" office:value="1527478250.91498" calcext:value-type="float">
            <text:p>1527478250.91498</text:p>
          </table:table-cell>
          <table:table-cell office:value-type="string" calcext:value-type="string">
            <text:p>TOC_x</text:p>
          </table:table-cell>
          <table:table-cell office:value-type="float" office:value="-0.437864" calcext:value-type="float">
            <text:p>-0.437864</text:p>
          </table:table-cell>
          <table:table-cell office:value-type="float" office:value="-0.038994" calcext:value-type="float">
            <text:p>-0.038994</text:p>
          </table:table-cell>
          <table:table-cell office:value-type="float" office:value="0.110988" calcext:value-type="float">
            <text:p>0.110988</text:p>
          </table:table-cell>
          <table:table-cell office:value-type="float" office:value="-0.007526" calcext:value-type="float">
            <text:p>-0.007526</text:p>
          </table:table-cell>
          <table:table-cell office:value-type="float" office:value="-0.43829" calcext:value-type="float">
            <text:p>-0.43829</text:p>
          </table:table-cell>
          <table:table-cell office:value-type="string" calcext:value-type="string">
            <text:p>-0.104947</text:p>
          </table:table-cell>
        </table:table-row>
        <table:table-row table:style-name="ro1" table:visibility="filter">
          <table:table-cell office:value-type="float" office:value="1527478250.915" calcext:value-type="float">
            <text:p>1527478250.915</text:p>
          </table:table-cell>
          <table:table-cell office:value-type="string" calcext:value-type="string">
            <text:p>PID_y</text:p>
          </table:table-cell>
          <table:table-cell office:value-type="float" office:value="-0.437864" calcext:value-type="float">
            <text:p>-0.437864</text:p>
          </table:table-cell>
          <table:table-cell office:value-type="float" office:value="-0.038994" calcext:value-type="float">
            <text:p>-0.038994</text:p>
          </table:table-cell>
          <table:table-cell office:value-type="float" office:value="0.110988" calcext:value-type="float">
            <text:p>0.110988</text:p>
          </table:table-cell>
          <table:table-cell office:value-type="float" office:value="-0.007526" calcext:value-type="float">
            <text:p>-0.007526</text:p>
          </table:table-cell>
          <table:table-cell office:value-type="float" office:value="-0.43829" calcext:value-type="float">
            <text:p>-0.43829</text:p>
          </table:table-cell>
          <table:table-cell office:value-type="string" calcext:value-type="string">
            <text:p>-0.104947</text:p>
          </table:table-cell>
        </table:table-row>
        <table:table-row table:style-name="ro1">
          <table:table-cell office:value-type="float" office:value="1527478250.93532" calcext:value-type="float">
            <text:p>1527478250.93532</text:p>
          </table:table-cell>
          <table:table-cell office:value-type="string" calcext:value-type="string">
            <text:p>TOC_x</text:p>
          </table:table-cell>
          <table:table-cell office:value-type="float" office:value="-0.525771" calcext:value-type="float">
            <text:p>-0.525771</text:p>
          </table:table-cell>
          <table:table-cell office:value-type="float" office:value="-0.036674" calcext:value-type="float">
            <text:p>-0.036674</text:p>
          </table:table-cell>
          <table:table-cell office:value-type="float" office:value="0.102562" calcext:value-type="float">
            <text:p>0.102562</text:p>
          </table:table-cell>
          <table:table-cell office:value-type="float" office:value="-0.009229" calcext:value-type="float">
            <text:p>-0.009229</text:p>
          </table:table-cell>
          <table:table-cell office:value-type="float" office:value="-0.468952" calcext:value-type="float">
            <text:p>-0.468952</text:p>
          </table:table-cell>
          <table:table-cell office:value-type="string" calcext:value-type="string">
            <text:p>-0.098009</text:p>
          </table:table-cell>
        </table:table-row>
        <table:table-row table:style-name="ro1" table:visibility="filter">
          <table:table-cell office:value-type="float" office:value="1527478250.93533" calcext:value-type="float">
            <text:p>1527478250.93533</text:p>
          </table:table-cell>
          <table:table-cell office:value-type="string" calcext:value-type="string">
            <text:p>PID_y</text:p>
          </table:table-cell>
          <table:table-cell office:value-type="float" office:value="-0.525771" calcext:value-type="float">
            <text:p>-0.525771</text:p>
          </table:table-cell>
          <table:table-cell office:value-type="float" office:value="-0.036674" calcext:value-type="float">
            <text:p>-0.036674</text:p>
          </table:table-cell>
          <table:table-cell office:value-type="float" office:value="0.102562" calcext:value-type="float">
            <text:p>0.102562</text:p>
          </table:table-cell>
          <table:table-cell office:value-type="float" office:value="-0.009229" calcext:value-type="float">
            <text:p>-0.009229</text:p>
          </table:table-cell>
          <table:table-cell office:value-type="float" office:value="-0.468952" calcext:value-type="float">
            <text:p>-0.468952</text:p>
          </table:table-cell>
          <table:table-cell office:value-type="string" calcext:value-type="string">
            <text:p>-0.098009</text:p>
          </table:table-cell>
        </table:table-row>
        <table:table-row table:style-name="ro1">
          <table:table-cell office:value-type="float" office:value="1527478250.9547" calcext:value-type="float">
            <text:p>1527478250.9547</text:p>
          </table:table-cell>
          <table:table-cell office:value-type="string" calcext:value-type="string">
            <text:p>PID_x</text:p>
          </table:table-cell>
          <table:table-cell office:value-type="float" office:value="-0.60415" calcext:value-type="float">
            <text:p>-0.60415</text:p>
          </table:table-cell>
          <table:table-cell office:value-type="float" office:value="-0.046021" calcext:value-type="float">
            <text:p>-0.046021</text:p>
          </table:table-cell>
          <table:table-cell office:value-type="float" office:value="0.090936" calcext:value-type="float">
            <text:p>0.090936</text:p>
          </table:table-cell>
          <table:table-cell office:value-type="float" office:value="-0.01126" calcext:value-type="float">
            <text:p>-0.01126</text:p>
          </table:table-cell>
          <table:table-cell office:value-type="float" office:value="-0.493234" calcext:value-type="float">
            <text:p>-0.493234</text:p>
          </table:table-cell>
          <table:table-cell office:value-type="string" calcext:value-type="string">
            <text:p>-0.110301</text:p>
          </table:table-cell>
        </table:table-row>
        <table:table-row table:style-name="ro1" table:visibility="filter">
          <table:table-cell office:value-type="float" office:value="1527478250.95474" calcext:value-type="float">
            <text:p>1527478250.95474</text:p>
          </table:table-cell>
          <table:table-cell office:value-type="string" calcext:value-type="string">
            <text:p>PID_y</text:p>
          </table:table-cell>
          <table:table-cell office:value-type="float" office:value="-0.60415" calcext:value-type="float">
            <text:p>-0.60415</text:p>
          </table:table-cell>
          <table:table-cell office:value-type="float" office:value="-0.046021" calcext:value-type="float">
            <text:p>-0.046021</text:p>
          </table:table-cell>
          <table:table-cell office:value-type="float" office:value="0.090936" calcext:value-type="float">
            <text:p>0.090936</text:p>
          </table:table-cell>
          <table:table-cell office:value-type="float" office:value="-0.01126" calcext:value-type="float">
            <text:p>-0.01126</text:p>
          </table:table-cell>
          <table:table-cell office:value-type="float" office:value="-0.493234" calcext:value-type="float">
            <text:p>-0.493234</text:p>
          </table:table-cell>
          <table:table-cell office:value-type="string" calcext:value-type="string">
            <text:p>-0.110301</text:p>
          </table:table-cell>
        </table:table-row>
        <table:table-row table:style-name="ro1">
          <table:table-cell office:value-type="float" office:value="1527478250.97498" calcext:value-type="float">
            <text:p>1527478250.97498</text:p>
          </table:table-cell>
          <table:table-cell office:value-type="string" calcext:value-type="string">
            <text:p>PID_x</text:p>
          </table:table-cell>
          <table:table-cell office:value-type="float" office:value="-0.61561" calcext:value-type="float">
            <text:p>-0.61561</text:p>
          </table:table-cell>
          <table:table-cell office:value-type="float" office:value="-0.046822" calcext:value-type="float">
            <text:p>-0.046822</text:p>
          </table:table-cell>
          <table:table-cell office:value-type="float" office:value="0.083492" calcext:value-type="float">
            <text:p>0.083492</text:p>
          </table:table-cell>
          <table:table-cell office:value-type="float" office:value="-0.013463" calcext:value-type="float">
            <text:p>-0.013463</text:p>
          </table:table-cell>
          <table:table-cell office:value-type="float" office:value="-0.494657" calcext:value-type="float">
            <text:p>-0.494657</text:p>
          </table:table-cell>
          <table:table-cell office:value-type="string" calcext:value-type="string">
            <text:p>-0.108053</text:p>
          </table:table-cell>
        </table:table-row>
        <table:table-row table:style-name="ro1" table:visibility="filter">
          <table:table-cell office:value-type="float" office:value="1527478250.975" calcext:value-type="float">
            <text:p>1527478250.975</text:p>
          </table:table-cell>
          <table:table-cell office:value-type="string" calcext:value-type="string">
            <text:p>PID_y</text:p>
          </table:table-cell>
          <table:table-cell office:value-type="float" office:value="-0.61561" calcext:value-type="float">
            <text:p>-0.61561</text:p>
          </table:table-cell>
          <table:table-cell office:value-type="float" office:value="-0.046822" calcext:value-type="float">
            <text:p>-0.046822</text:p>
          </table:table-cell>
          <table:table-cell office:value-type="float" office:value="0.083492" calcext:value-type="float">
            <text:p>0.083492</text:p>
          </table:table-cell>
          <table:table-cell office:value-type="float" office:value="-0.013463" calcext:value-type="float">
            <text:p>-0.013463</text:p>
          </table:table-cell>
          <table:table-cell office:value-type="float" office:value="-0.494657" calcext:value-type="float">
            <text:p>-0.494657</text:p>
          </table:table-cell>
          <table:table-cell office:value-type="string" calcext:value-type="string">
            <text:p>-0.108053</text:p>
          </table:table-cell>
        </table:table-row>
        <table:table-row table:style-name="ro1">
          <table:table-cell office:value-type="float" office:value="1527478250.99534" calcext:value-type="float">
            <text:p>1527478250.99534</text:p>
          </table:table-cell>
          <table:table-cell office:value-type="string" calcext:value-type="string">
            <text:p>PID_x</text:p>
          </table:table-cell>
          <table:table-cell office:value-type="float" office:value="-0.552832" calcext:value-type="float">
            <text:p>-0.552832</text:p>
          </table:table-cell>
          <table:table-cell office:value-type="float" office:value="-0.037903" calcext:value-type="float">
            <text:p>-0.037903</text:p>
          </table:table-cell>
          <table:table-cell office:value-type="float" office:value="0.077001" calcext:value-type="float">
            <text:p>0.077001</text:p>
          </table:table-cell>
          <table:table-cell office:value-type="float" office:value="-0.014556" calcext:value-type="float">
            <text:p>-0.014556</text:p>
          </table:table-cell>
          <table:table-cell office:value-type="float" office:value="-0.469512" calcext:value-type="float">
            <text:p>-0.469512</text:p>
          </table:table-cell>
          <table:table-cell office:value-type="string" calcext:value-type="string">
            <text:p>-0.090396</text:p>
          </table:table-cell>
        </table:table-row>
        <table:table-row table:style-name="ro1" table:visibility="filter">
          <table:table-cell office:value-type="float" office:value="1527478250.99536" calcext:value-type="float">
            <text:p>1527478250.99536</text:p>
          </table:table-cell>
          <table:table-cell office:value-type="string" calcext:value-type="string">
            <text:p>PID_y</text:p>
          </table:table-cell>
          <table:table-cell office:value-type="float" office:value="-0.552832" calcext:value-type="float">
            <text:p>-0.552832</text:p>
          </table:table-cell>
          <table:table-cell office:value-type="float" office:value="-0.037903" calcext:value-type="float">
            <text:p>-0.037903</text:p>
          </table:table-cell>
          <table:table-cell office:value-type="float" office:value="0.077001" calcext:value-type="float">
            <text:p>0.077001</text:p>
          </table:table-cell>
          <table:table-cell office:value-type="float" office:value="-0.014556" calcext:value-type="float">
            <text:p>-0.014556</text:p>
          </table:table-cell>
          <table:table-cell office:value-type="float" office:value="-0.469512" calcext:value-type="float">
            <text:p>-0.469512</text:p>
          </table:table-cell>
          <table:table-cell office:value-type="string" calcext:value-type="string">
            <text:p>-0.090396</text:p>
          </table:table-cell>
        </table:table-row>
        <table:table-row table:style-name="ro1">
          <table:table-cell office:value-type="float" office:value="1527478251.01461" calcext:value-type="float">
            <text:p>1527478251.01461</text:p>
          </table:table-cell>
          <table:table-cell office:value-type="string" calcext:value-type="string">
            <text:p>PID_x</text:p>
          </table:table-cell>
          <table:table-cell office:value-type="float" office:value="-0.465298" calcext:value-type="float">
            <text:p>-0.465298</text:p>
          </table:table-cell>
          <table:table-cell office:value-type="float" office:value="-0.04453" calcext:value-type="float">
            <text:p>-0.04453</text:p>
          </table:table-cell>
          <table:table-cell office:value-type="float" office:value="0.068141" calcext:value-type="float">
            <text:p>0.068141</text:p>
          </table:table-cell>
          <table:table-cell office:value-type="float" office:value="-0.017217" calcext:value-type="float">
            <text:p>-0.017217</text:p>
          </table:table-cell>
          <table:table-cell office:value-type="float" office:value="-0.432092" calcext:value-type="float">
            <text:p>-0.432092</text:p>
          </table:table-cell>
          <table:table-cell office:value-type="string" calcext:value-type="string">
            <text:p>-0.097773</text:p>
          </table:table-cell>
        </table:table-row>
        <table:table-row table:style-name="ro1" table:visibility="filter">
          <table:table-cell office:value-type="float" office:value="1527478251.01464" calcext:value-type="float">
            <text:p>1527478251.01464</text:p>
          </table:table-cell>
          <table:table-cell office:value-type="string" calcext:value-type="string">
            <text:p>PID_y</text:p>
          </table:table-cell>
          <table:table-cell office:value-type="float" office:value="-0.465298" calcext:value-type="float">
            <text:p>-0.465298</text:p>
          </table:table-cell>
          <table:table-cell office:value-type="float" office:value="-0.04453" calcext:value-type="float">
            <text:p>-0.04453</text:p>
          </table:table-cell>
          <table:table-cell office:value-type="float" office:value="0.068141" calcext:value-type="float">
            <text:p>0.068141</text:p>
          </table:table-cell>
          <table:table-cell office:value-type="float" office:value="-0.017217" calcext:value-type="float">
            <text:p>-0.017217</text:p>
          </table:table-cell>
          <table:table-cell office:value-type="float" office:value="-0.432092" calcext:value-type="float">
            <text:p>-0.432092</text:p>
          </table:table-cell>
          <table:table-cell office:value-type="string" calcext:value-type="string">
            <text:p>-0.097773</text:p>
          </table:table-cell>
        </table:table-row>
        <table:table-row table:style-name="ro1">
          <table:table-cell office:value-type="float" office:value="1527478251.03494" calcext:value-type="float">
            <text:p>1527478251.03494</text:p>
          </table:table-cell>
          <table:table-cell office:value-type="string" calcext:value-type="string">
            <text:p>PID_x</text:p>
          </table:table-cell>
          <table:table-cell office:value-type="float" office:value="-0.395668" calcext:value-type="float">
            <text:p>-0.395668</text:p>
          </table:table-cell>
          <table:table-cell office:value-type="float" office:value="-0.047596" calcext:value-type="float">
            <text:p>-0.047596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-0.019126" calcext:value-type="float">
            <text:p>-0.019126</text:p>
          </table:table-cell>
          <table:table-cell office:value-type="float" office:value="-0.400632" calcext:value-type="float">
            <text:p>-0.400632</text:p>
          </table:table-cell>
          <table:table-cell office:value-type="string" calcext:value-type="string">
            <text:p>-0.099823</text:p>
          </table:table-cell>
        </table:table-row>
        <table:table-row table:style-name="ro1" table:visibility="filter">
          <table:table-cell office:value-type="float" office:value="1527478251.03497" calcext:value-type="float">
            <text:p>1527478251.03497</text:p>
          </table:table-cell>
          <table:table-cell office:value-type="string" calcext:value-type="string">
            <text:p>PID_y</text:p>
          </table:table-cell>
          <table:table-cell office:value-type="float" office:value="-0.395668" calcext:value-type="float">
            <text:p>-0.395668</text:p>
          </table:table-cell>
          <table:table-cell office:value-type="float" office:value="-0.047596" calcext:value-type="float">
            <text:p>-0.047596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-0.019126" calcext:value-type="float">
            <text:p>-0.019126</text:p>
          </table:table-cell>
          <table:table-cell office:value-type="float" office:value="-0.400632" calcext:value-type="float">
            <text:p>-0.400632</text:p>
          </table:table-cell>
          <table:table-cell office:value-type="string" calcext:value-type="string">
            <text:p>-0.099823</text:p>
          </table:table-cell>
        </table:table-row>
        <table:table-row table:style-name="ro1">
          <table:table-cell office:value-type="float" office:value="1527478251.05521" calcext:value-type="float">
            <text:p>1527478251.05521</text:p>
          </table:table-cell>
          <table:table-cell office:value-type="string" calcext:value-type="string">
            <text:p>PID_x</text:p>
          </table:table-cell>
          <table:table-cell office:value-type="float" office:value="-0.295072" calcext:value-type="float">
            <text:p>-0.295072</text:p>
          </table:table-cell>
          <table:table-cell office:value-type="float" office:value="-0.045609" calcext:value-type="float">
            <text:p>-0.045609</text:p>
          </table:table-cell>
          <table:table-cell office:value-type="float" office:value="0.055805" calcext:value-type="float">
            <text:p>0.055805</text:p>
          </table:table-cell>
          <table:table-cell office:value-type="float" office:value="-0.020619" calcext:value-type="float">
            <text:p>-0.020619</text:p>
          </table:table-cell>
          <table:table-cell office:value-type="float" office:value="-0.350438" calcext:value-type="float">
            <text:p>-0.350438</text:p>
          </table:table-cell>
          <table:table-cell office:value-type="string" calcext:value-type="string">
            <text:p>-0.093521</text:p>
          </table:table-cell>
        </table:table-row>
        <table:table-row table:style-name="ro1" table:visibility="filter">
          <table:table-cell office:value-type="float" office:value="1527478251.05523" calcext:value-type="float">
            <text:p>1527478251.05523</text:p>
          </table:table-cell>
          <table:table-cell office:value-type="string" calcext:value-type="string">
            <text:p>PID_y</text:p>
          </table:table-cell>
          <table:table-cell office:value-type="float" office:value="-0.295072" calcext:value-type="float">
            <text:p>-0.295072</text:p>
          </table:table-cell>
          <table:table-cell office:value-type="float" office:value="-0.045609" calcext:value-type="float">
            <text:p>-0.045609</text:p>
          </table:table-cell>
          <table:table-cell office:value-type="float" office:value="0.055805" calcext:value-type="float">
            <text:p>0.055805</text:p>
          </table:table-cell>
          <table:table-cell office:value-type="float" office:value="-0.020619" calcext:value-type="float">
            <text:p>-0.020619</text:p>
          </table:table-cell>
          <table:table-cell office:value-type="float" office:value="-0.350438" calcext:value-type="float">
            <text:p>-0.350438</text:p>
          </table:table-cell>
          <table:table-cell office:value-type="string" calcext:value-type="string">
            <text:p>-0.093521</text:p>
          </table:table-cell>
        </table:table-row>
        <table:table-row table:style-name="ro1">
          <table:table-cell office:value-type="float" office:value="1527478251.07447" calcext:value-type="float">
            <text:p>1527478251.07447</text:p>
          </table:table-cell>
          <table:table-cell office:value-type="string" calcext:value-type="string">
            <text:p>PID_x</text:p>
          </table:table-cell>
          <table:table-cell office:value-type="float" office:value="-0.242129" calcext:value-type="float">
            <text:p>-0.242129</text:p>
          </table:table-cell>
          <table:table-cell office:value-type="float" office:value="-0.044586" calcext:value-type="float">
            <text:p>-0.044586</text:p>
          </table:table-cell>
          <table:table-cell office:value-type="float" office:value="0.051621" calcext:value-type="float">
            <text:p>0.051621</text:p>
          </table:table-cell>
          <table:table-cell office:value-type="float" office:value="-0.022221" calcext:value-type="float">
            <text:p>-0.022221</text:p>
          </table:table-cell>
          <table:table-cell office:value-type="float" office:value="-0.320644" calcext:value-type="float">
            <text:p>-0.320644</text:p>
          </table:table-cell>
          <table:table-cell office:value-type="string" calcext:value-type="string">
            <text:p>-0.088474</text:p>
          </table:table-cell>
        </table:table-row>
        <table:table-row table:style-name="ro1" table:visibility="filter">
          <table:table-cell office:value-type="float" office:value="1527478251.07449" calcext:value-type="float">
            <text:p>1527478251.07449</text:p>
          </table:table-cell>
          <table:table-cell office:value-type="string" calcext:value-type="string">
            <text:p>PID_y</text:p>
          </table:table-cell>
          <table:table-cell office:value-type="float" office:value="-0.242129" calcext:value-type="float">
            <text:p>-0.242129</text:p>
          </table:table-cell>
          <table:table-cell office:value-type="float" office:value="-0.044586" calcext:value-type="float">
            <text:p>-0.044586</text:p>
          </table:table-cell>
          <table:table-cell office:value-type="float" office:value="0.051621" calcext:value-type="float">
            <text:p>0.051621</text:p>
          </table:table-cell>
          <table:table-cell office:value-type="float" office:value="-0.022221" calcext:value-type="float">
            <text:p>-0.022221</text:p>
          </table:table-cell>
          <table:table-cell office:value-type="float" office:value="-0.320644" calcext:value-type="float">
            <text:p>-0.320644</text:p>
          </table:table-cell>
          <table:table-cell office:value-type="string" calcext:value-type="string">
            <text:p>-0.088474</text:p>
          </table:table-cell>
        </table:table-row>
        <table:table-row table:style-name="ro1">
          <table:table-cell office:value-type="float" office:value="1527478251.09475" calcext:value-type="float">
            <text:p>1527478251.09475</text:p>
          </table:table-cell>
          <table:table-cell office:value-type="string" calcext:value-type="string">
            <text:p>PID_x</text:p>
          </table:table-cell>
          <table:table-cell office:value-type="float" office:value="-0.214128" calcext:value-type="float">
            <text:p>-0.214128</text:p>
          </table:table-cell>
          <table:table-cell office:value-type="float" office:value="-0.049177" calcext:value-type="float">
            <text:p>-0.049177</text:p>
          </table:table-cell>
          <table:table-cell office:value-type="float" office:value="0.047013" calcext:value-type="float">
            <text:p>0.047013</text:p>
          </table:table-cell>
          <table:table-cell office:value-type="float" office:value="-0.02388" calcext:value-type="float">
            <text:p>-0.02388</text:p>
          </table:table-cell>
          <table:table-cell office:value-type="float" office:value="-0.302323" calcext:value-type="float">
            <text:p>-0.302323</text:p>
          </table:table-cell>
          <table:table-cell office:value-type="string" calcext:value-type="string">
            <text:p>-0.094096</text:p>
          </table:table-cell>
        </table:table-row>
        <table:table-row table:style-name="ro1" table:visibility="filter">
          <table:table-cell office:value-type="float" office:value="1527478251.09477" calcext:value-type="float">
            <text:p>1527478251.09477</text:p>
          </table:table-cell>
          <table:table-cell office:value-type="string" calcext:value-type="string">
            <text:p>PID_y</text:p>
          </table:table-cell>
          <table:table-cell office:value-type="float" office:value="-0.214128" calcext:value-type="float">
            <text:p>-0.214128</text:p>
          </table:table-cell>
          <table:table-cell office:value-type="float" office:value="-0.049177" calcext:value-type="float">
            <text:p>-0.049177</text:p>
          </table:table-cell>
          <table:table-cell office:value-type="float" office:value="0.047013" calcext:value-type="float">
            <text:p>0.047013</text:p>
          </table:table-cell>
          <table:table-cell office:value-type="float" office:value="-0.02388" calcext:value-type="float">
            <text:p>-0.02388</text:p>
          </table:table-cell>
          <table:table-cell office:value-type="float" office:value="-0.302323" calcext:value-type="float">
            <text:p>-0.302323</text:p>
          </table:table-cell>
          <table:table-cell office:value-type="string" calcext:value-type="string">
            <text:p>-0.094096</text:p>
          </table:table-cell>
        </table:table-row>
        <table:table-row table:style-name="ro1">
          <table:table-cell office:value-type="float" office:value="1527478251.11507" calcext:value-type="float">
            <text:p>1527478251.11507</text:p>
          </table:table-cell>
          <table:table-cell office:value-type="string" calcext:value-type="string">
            <text:p>PID_x</text:p>
          </table:table-cell>
          <table:table-cell office:value-type="float" office:value="-0.164636" calcext:value-type="float">
            <text:p>-0.164636</text:p>
          </table:table-cell>
          <table:table-cell office:value-type="float" office:value="-0.04742" calcext:value-type="float">
            <text:p>-0.04742</text:p>
          </table:table-cell>
          <table:table-cell office:value-type="float" office:value="0.041132" calcext:value-type="float">
            <text:p>0.041132</text:p>
          </table:table-cell>
          <table:table-cell office:value-type="float" office:value="-0.025933" calcext:value-type="float">
            <text:p>-0.025933</text:p>
          </table:table-cell>
          <table:table-cell office:value-type="float" office:value="-0.268363" calcext:value-type="float">
            <text:p>-0.268363</text:p>
          </table:table-cell>
          <table:table-cell office:value-type="string" calcext:value-type="string">
            <text:p>-0.086721</text:p>
          </table:table-cell>
        </table:table-row>
        <table:table-row table:style-name="ro1" table:visibility="filter">
          <table:table-cell office:value-type="float" office:value="1527478251.11509" calcext:value-type="float">
            <text:p>1527478251.11509</text:p>
          </table:table-cell>
          <table:table-cell office:value-type="string" calcext:value-type="string">
            <text:p>PID_y</text:p>
          </table:table-cell>
          <table:table-cell office:value-type="float" office:value="-0.164636" calcext:value-type="float">
            <text:p>-0.164636</text:p>
          </table:table-cell>
          <table:table-cell office:value-type="float" office:value="-0.04742" calcext:value-type="float">
            <text:p>-0.04742</text:p>
          </table:table-cell>
          <table:table-cell office:value-type="float" office:value="0.041132" calcext:value-type="float">
            <text:p>0.041132</text:p>
          </table:table-cell>
          <table:table-cell office:value-type="float" office:value="-0.025933" calcext:value-type="float">
            <text:p>-0.025933</text:p>
          </table:table-cell>
          <table:table-cell office:value-type="float" office:value="-0.268363" calcext:value-type="float">
            <text:p>-0.268363</text:p>
          </table:table-cell>
          <table:table-cell office:value-type="string" calcext:value-type="string">
            <text:p>-0.086721</text:p>
          </table:table-cell>
        </table:table-row>
        <table:table-row table:style-name="ro1">
          <table:table-cell office:value-type="float" office:value="1527478251.1353" calcext:value-type="float">
            <text:p>1527478251.1353</text:p>
          </table:table-cell>
          <table:table-cell office:value-type="string" calcext:value-type="string">
            <text:p>PID_x</text:p>
          </table:table-cell>
          <table:table-cell office:value-type="float" office:value="-0.155671" calcext:value-type="float">
            <text:p>-0.155671</text:p>
          </table:table-cell>
          <table:table-cell office:value-type="float" office:value="-0.046487" calcext:value-type="float">
            <text:p>-0.046487</text:p>
          </table:table-cell>
          <table:table-cell office:value-type="float" office:value="0.03682" calcext:value-type="float">
            <text:p>0.03682</text:p>
          </table:table-cell>
          <table:table-cell office:value-type="float" office:value="-0.027343" calcext:value-type="float">
            <text:p>-0.027343</text:p>
          </table:table-cell>
          <table:table-cell office:value-type="float" office:value="-0.259561" calcext:value-type="float">
            <text:p>-0.259561</text:p>
          </table:table-cell>
          <table:table-cell office:value-type="string" calcext:value-type="string">
            <text:p>-0.081856</text:p>
          </table:table-cell>
        </table:table-row>
        <table:table-row table:style-name="ro1" table:visibility="filter">
          <table:table-cell office:value-type="float" office:value="1527478251.13532" calcext:value-type="float">
            <text:p>1527478251.13532</text:p>
          </table:table-cell>
          <table:table-cell office:value-type="string" calcext:value-type="string">
            <text:p>PID_y</text:p>
          </table:table-cell>
          <table:table-cell office:value-type="float" office:value="-0.155671" calcext:value-type="float">
            <text:p>-0.155671</text:p>
          </table:table-cell>
          <table:table-cell office:value-type="float" office:value="-0.046487" calcext:value-type="float">
            <text:p>-0.046487</text:p>
          </table:table-cell>
          <table:table-cell office:value-type="float" office:value="0.03682" calcext:value-type="float">
            <text:p>0.03682</text:p>
          </table:table-cell>
          <table:table-cell office:value-type="float" office:value="-0.027343" calcext:value-type="float">
            <text:p>-0.027343</text:p>
          </table:table-cell>
          <table:table-cell office:value-type="float" office:value="-0.259561" calcext:value-type="float">
            <text:p>-0.259561</text:p>
          </table:table-cell>
          <table:table-cell office:value-type="string" calcext:value-type="string">
            <text:p>-0.081856</text:p>
          </table:table-cell>
        </table:table-row>
        <table:table-row table:style-name="ro1">
          <table:table-cell office:value-type="float" office:value="1527478251.15465" calcext:value-type="float">
            <text:p>1527478251.15465</text:p>
          </table:table-cell>
          <table:table-cell office:value-type="string" calcext:value-type="string">
            <text:p>PID_x</text:p>
          </table:table-cell>
          <table:table-cell office:value-type="float" office:value="-0.144681" calcext:value-type="float">
            <text:p>-0.144681</text:p>
          </table:table-cell>
          <table:table-cell office:value-type="float" office:value="-0.048261" calcext:value-type="float">
            <text:p>-0.048261</text:p>
          </table:table-cell>
          <table:table-cell office:value-type="float" office:value="0.031158" calcext:value-type="float">
            <text:p>0.031158</text:p>
          </table:table-cell>
          <table:table-cell office:value-type="float" office:value="-0.028824" calcext:value-type="float">
            <text:p>-0.028824</text:p>
          </table:table-cell>
          <table:table-cell office:value-type="float" office:value="-0.24808" calcext:value-type="float">
            <text:p>-0.24808</text:p>
          </table:table-cell>
          <table:table-cell office:value-type="string" calcext:value-type="string">
            <text:p>-0.082481</text:p>
          </table:table-cell>
        </table:table-row>
        <table:table-row table:style-name="ro1" table:visibility="filter">
          <table:table-cell office:value-type="float" office:value="1527478251.15468" calcext:value-type="float">
            <text:p>1527478251.15468</text:p>
          </table:table-cell>
          <table:table-cell office:value-type="string" calcext:value-type="string">
            <text:p>PID_y</text:p>
          </table:table-cell>
          <table:table-cell office:value-type="float" office:value="-0.144681" calcext:value-type="float">
            <text:p>-0.144681</text:p>
          </table:table-cell>
          <table:table-cell office:value-type="float" office:value="-0.048261" calcext:value-type="float">
            <text:p>-0.048261</text:p>
          </table:table-cell>
          <table:table-cell office:value-type="float" office:value="0.031158" calcext:value-type="float">
            <text:p>0.031158</text:p>
          </table:table-cell>
          <table:table-cell office:value-type="float" office:value="-0.028824" calcext:value-type="float">
            <text:p>-0.028824</text:p>
          </table:table-cell>
          <table:table-cell office:value-type="float" office:value="-0.24808" calcext:value-type="float">
            <text:p>-0.24808</text:p>
          </table:table-cell>
          <table:table-cell office:value-type="string" calcext:value-type="string">
            <text:p>-0.082481</text:p>
          </table:table-cell>
        </table:table-row>
        <table:table-row table:style-name="ro1">
          <table:table-cell office:value-type="float" office:value="1527478251.17501" calcext:value-type="float">
            <text:p>1527478251.17501</text:p>
          </table:table-cell>
          <table:table-cell office:value-type="string" calcext:value-type="string">
            <text:p>PID_x</text:p>
          </table:table-cell>
          <table:table-cell office:value-type="float" office:value="-0.138546" calcext:value-type="float">
            <text:p>-0.138546</text:p>
          </table:table-cell>
          <table:table-cell office:value-type="float" office:value="-0.044448" calcext:value-type="float">
            <text:p>-0.044448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-0.029486" calcext:value-type="float">
            <text:p>-0.029486</text:p>
          </table:table-cell>
          <table:table-cell office:value-type="float" office:value="-0.241038" calcext:value-type="float">
            <text:p>-0.241038</text:p>
          </table:table-cell>
          <table:table-cell office:value-type="string" calcext:value-type="string">
            <text:p>-0.072364</text:p>
          </table:table-cell>
        </table:table-row>
        <table:table-row table:style-name="ro1" table:visibility="filter">
          <table:table-cell office:value-type="float" office:value="1527478251.17504" calcext:value-type="float">
            <text:p>1527478251.17504</text:p>
          </table:table-cell>
          <table:table-cell office:value-type="string" calcext:value-type="string">
            <text:p>PID_y</text:p>
          </table:table-cell>
          <table:table-cell office:value-type="float" office:value="-0.138546" calcext:value-type="float">
            <text:p>-0.138546</text:p>
          </table:table-cell>
          <table:table-cell office:value-type="float" office:value="-0.044448" calcext:value-type="float">
            <text:p>-0.044448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-0.029486" calcext:value-type="float">
            <text:p>-0.029486</text:p>
          </table:table-cell>
          <table:table-cell office:value-type="float" office:value="-0.241038" calcext:value-type="float">
            <text:p>-0.241038</text:p>
          </table:table-cell>
          <table:table-cell office:value-type="string" calcext:value-type="string">
            <text:p>-0.072364</text:p>
          </table:table-cell>
        </table:table-row>
        <table:table-row table:style-name="ro1">
          <table:table-cell office:value-type="float" office:value="1527478251.19533" calcext:value-type="float">
            <text:p>1527478251.19533</text:p>
          </table:table-cell>
          <table:table-cell office:value-type="string" calcext:value-type="string">
            <text:p>PID_x</text:p>
          </table:table-cell>
          <table:table-cell office:value-type="float" office:value="-0.125722" calcext:value-type="float">
            <text:p>-0.125722</text:p>
          </table:table-cell>
          <table:table-cell office:value-type="float" office:value="-0.042843" calcext:value-type="float">
            <text:p>-0.042843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-0.030481" calcext:value-type="float">
            <text:p>-0.030481</text:p>
          </table:table-cell>
          <table:table-cell office:value-type="float" office:value="-0.228959" calcext:value-type="float">
            <text:p>-0.228959</text:p>
          </table:table-cell>
          <table:table-cell office:value-type="string" calcext:value-type="string">
            <text:p>-0.065778</text:p>
          </table:table-cell>
        </table:table-row>
        <table:table-row table:style-name="ro1" table:visibility="filter">
          <table:table-cell office:value-type="float" office:value="1527478251.19535" calcext:value-type="float">
            <text:p>1527478251.19535</text:p>
          </table:table-cell>
          <table:table-cell office:value-type="string" calcext:value-type="string">
            <text:p>PID_y</text:p>
          </table:table-cell>
          <table:table-cell office:value-type="float" office:value="-0.125722" calcext:value-type="float">
            <text:p>-0.125722</text:p>
          </table:table-cell>
          <table:table-cell office:value-type="float" office:value="-0.042843" calcext:value-type="float">
            <text:p>-0.042843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-0.030481" calcext:value-type="float">
            <text:p>-0.030481</text:p>
          </table:table-cell>
          <table:table-cell office:value-type="float" office:value="-0.228959" calcext:value-type="float">
            <text:p>-0.228959</text:p>
          </table:table-cell>
          <table:table-cell office:value-type="string" calcext:value-type="string">
            <text:p>-0.065778</text:p>
          </table:table-cell>
        </table:table-row>
        <table:table-row table:style-name="ro1">
          <table:table-cell office:value-type="float" office:value="1527478251.2146" calcext:value-type="float">
            <text:p>1527478251.2146</text:p>
          </table:table-cell>
          <table:table-cell office:value-type="string" calcext:value-type="string">
            <text:p>PID_x</text:p>
          </table:table-cell>
          <table:table-cell office:value-type="float" office:value="-0.122526" calcext:value-type="float">
            <text:p>-0.122526</text:p>
          </table:table-cell>
          <table:table-cell office:value-type="float" office:value="-0.041996" calcext:value-type="float">
            <text:p>-0.041996</text:p>
          </table:table-cell>
          <table:table-cell office:value-type="float" office:value="0.019088" calcext:value-type="float">
            <text:p>0.019088</text:p>
          </table:table-cell>
          <table:table-cell office:value-type="float" office:value="-0.031836" calcext:value-type="float">
            <text:p>-0.031836</text:p>
          </table:table-cell>
          <table:table-cell office:value-type="float" office:value="-0.222631" calcext:value-type="float">
            <text:p>-0.222631</text:p>
          </table:table-cell>
          <table:table-cell office:value-type="string" calcext:value-type="string">
            <text:p>-0.059632</text:p>
          </table:table-cell>
        </table:table-row>
        <table:table-row table:style-name="ro1" table:visibility="filter">
          <table:table-cell office:value-type="float" office:value="1527478251.21462" calcext:value-type="float">
            <text:p>1527478251.21462</text:p>
          </table:table-cell>
          <table:table-cell office:value-type="string" calcext:value-type="string">
            <text:p>PID_y</text:p>
          </table:table-cell>
          <table:table-cell office:value-type="float" office:value="-0.122526" calcext:value-type="float">
            <text:p>-0.122526</text:p>
          </table:table-cell>
          <table:table-cell office:value-type="float" office:value="-0.041996" calcext:value-type="float">
            <text:p>-0.041996</text:p>
          </table:table-cell>
          <table:table-cell office:value-type="float" office:value="0.019088" calcext:value-type="float">
            <text:p>0.019088</text:p>
          </table:table-cell>
          <table:table-cell office:value-type="float" office:value="-0.031836" calcext:value-type="float">
            <text:p>-0.031836</text:p>
          </table:table-cell>
          <table:table-cell office:value-type="float" office:value="-0.222631" calcext:value-type="float">
            <text:p>-0.222631</text:p>
          </table:table-cell>
          <table:table-cell office:value-type="string" calcext:value-type="string">
            <text:p>-0.059632</text:p>
          </table:table-cell>
        </table:table-row>
        <table:table-row table:style-name="ro1">
          <table:table-cell office:value-type="float" office:value="1527478251.23481" calcext:value-type="float">
            <text:p>1527478251.23481</text:p>
          </table:table-cell>
          <table:table-cell office:value-type="string" calcext:value-type="string">
            <text:p>PID_x</text:p>
          </table:table-cell>
          <table:table-cell office:value-type="float" office:value="-0.108536" calcext:value-type="float">
            <text:p>-0.108536</text:p>
          </table:table-cell>
          <table:table-cell office:value-type="float" office:value="-0.040538" calcext:value-type="float">
            <text:p>-0.040538</text:p>
          </table:table-cell>
          <table:table-cell office:value-type="float" office:value="0.016167" calcext:value-type="float">
            <text:p>0.016167</text:p>
          </table:table-cell>
          <table:table-cell office:value-type="float" office:value="-0.032559" calcext:value-type="float">
            <text:p>-0.032559</text:p>
          </table:table-cell>
          <table:table-cell office:value-type="float" office:value="-0.208916" calcext:value-type="float">
            <text:p>-0.208916</text:p>
          </table:table-cell>
          <table:table-cell office:value-type="string" calcext:value-type="string">
            <text:p>-0.052846</text:p>
          </table:table-cell>
        </table:table-row>
        <table:table-row table:style-name="ro1" table:visibility="filter">
          <table:table-cell office:value-type="float" office:value="1527478251.23486" calcext:value-type="float">
            <text:p>1527478251.23486</text:p>
          </table:table-cell>
          <table:table-cell office:value-type="string" calcext:value-type="string">
            <text:p>PID_y</text:p>
          </table:table-cell>
          <table:table-cell office:value-type="float" office:value="-0.108536" calcext:value-type="float">
            <text:p>-0.108536</text:p>
          </table:table-cell>
          <table:table-cell office:value-type="float" office:value="-0.040538" calcext:value-type="float">
            <text:p>-0.040538</text:p>
          </table:table-cell>
          <table:table-cell office:value-type="float" office:value="0.016167" calcext:value-type="float">
            <text:p>0.016167</text:p>
          </table:table-cell>
          <table:table-cell office:value-type="float" office:value="-0.032559" calcext:value-type="float">
            <text:p>-0.032559</text:p>
          </table:table-cell>
          <table:table-cell office:value-type="float" office:value="-0.208916" calcext:value-type="float">
            <text:p>-0.208916</text:p>
          </table:table-cell>
          <table:table-cell office:value-type="string" calcext:value-type="string">
            <text:p>-0.052846</text:p>
          </table:table-cell>
        </table:table-row>
        <table:table-row table:style-name="ro1">
          <table:table-cell office:value-type="float" office:value="1527478251.25511" calcext:value-type="float">
            <text:p>1527478251.25511</text:p>
          </table:table-cell>
          <table:table-cell office:value-type="string" calcext:value-type="string">
            <text:p>PID_x</text:p>
          </table:table-cell>
          <table:table-cell office:value-type="float" office:value="-0.0916" calcext:value-type="float">
            <text:p>-0.0916</text:p>
          </table:table-cell>
          <table:table-cell office:value-type="float" office:value="-0.041726" calcext:value-type="float">
            <text:p>-0.041726</text:p>
          </table:table-cell>
          <table:table-cell office:value-type="float" office:value="0.012078" calcext:value-type="float">
            <text:p>0.012078</text:p>
          </table:table-cell>
          <table:table-cell office:value-type="float" office:value="-0.034023" calcext:value-type="float">
            <text:p>-0.034023</text:p>
          </table:table-cell>
          <table:table-cell office:value-type="float" office:value="-0.190492" calcext:value-type="float">
            <text:p>-0.190492</text:p>
          </table:table-cell>
          <table:table-cell office:value-type="string" calcext:value-type="string">
            <text:p>-0.051921</text:p>
          </table:table-cell>
        </table:table-row>
        <table:table-row table:style-name="ro1" table:visibility="filter">
          <table:table-cell office:value-type="float" office:value="1527478251.25512" calcext:value-type="float">
            <text:p>1527478251.25512</text:p>
          </table:table-cell>
          <table:table-cell office:value-type="string" calcext:value-type="string">
            <text:p>PID_y</text:p>
          </table:table-cell>
          <table:table-cell office:value-type="float" office:value="-0.0916" calcext:value-type="float">
            <text:p>-0.0916</text:p>
          </table:table-cell>
          <table:table-cell office:value-type="float" office:value="-0.041726" calcext:value-type="float">
            <text:p>-0.041726</text:p>
          </table:table-cell>
          <table:table-cell office:value-type="float" office:value="0.012078" calcext:value-type="float">
            <text:p>0.012078</text:p>
          </table:table-cell>
          <table:table-cell office:value-type="float" office:value="-0.034023" calcext:value-type="float">
            <text:p>-0.034023</text:p>
          </table:table-cell>
          <table:table-cell office:value-type="float" office:value="-0.190492" calcext:value-type="float">
            <text:p>-0.190492</text:p>
          </table:table-cell>
          <table:table-cell office:value-type="string" calcext:value-type="string">
            <text:p>-0.051921</text:p>
          </table:table-cell>
        </table:table-row>
        <table:table-row table:style-name="ro1">
          <table:table-cell office:value-type="float" office:value="1527478251.27536" calcext:value-type="float">
            <text:p>1527478251.27536</text:p>
          </table:table-cell>
          <table:table-cell office:value-type="string" calcext:value-type="string">
            <text:p>PID_x</text:p>
          </table:table-cell>
          <table:table-cell office:value-type="float" office:value="-0.083864" calcext:value-type="float">
            <text:p>-0.083864</text:p>
          </table:table-cell>
          <table:table-cell office:value-type="float" office:value="-0.041713" calcext:value-type="float">
            <text:p>-0.041713</text:p>
          </table:table-cell>
          <table:table-cell office:value-type="float" office:value="0.009389" calcext:value-type="float">
            <text:p>0.009389</text:p>
          </table:table-cell>
          <table:table-cell office:value-type="float" office:value="-0.034509" calcext:value-type="float">
            <text:p>-0.034509</text:p>
          </table:table-cell>
          <table:table-cell office:value-type="float" office:value="-0.180661" calcext:value-type="float">
            <text:p>-0.180661</text:p>
          </table:table-cell>
          <table:table-cell office:value-type="string" calcext:value-type="string">
            <text:p>-0.050215</text:p>
          </table:table-cell>
        </table:table-row>
        <table:table-row table:style-name="ro1" table:visibility="filter">
          <table:table-cell office:value-type="float" office:value="1527478251.27538" calcext:value-type="float">
            <text:p>1527478251.27538</text:p>
          </table:table-cell>
          <table:table-cell office:value-type="string" calcext:value-type="string">
            <text:p>PID_y</text:p>
          </table:table-cell>
          <table:table-cell office:value-type="float" office:value="-0.083864" calcext:value-type="float">
            <text:p>-0.083864</text:p>
          </table:table-cell>
          <table:table-cell office:value-type="float" office:value="-0.041713" calcext:value-type="float">
            <text:p>-0.041713</text:p>
          </table:table-cell>
          <table:table-cell office:value-type="float" office:value="0.009389" calcext:value-type="float">
            <text:p>0.009389</text:p>
          </table:table-cell>
          <table:table-cell office:value-type="float" office:value="-0.034509" calcext:value-type="float">
            <text:p>-0.034509</text:p>
          </table:table-cell>
          <table:table-cell office:value-type="float" office:value="-0.180661" calcext:value-type="float">
            <text:p>-0.180661</text:p>
          </table:table-cell>
          <table:table-cell office:value-type="string" calcext:value-type="string">
            <text:p>-0.050215</text:p>
          </table:table-cell>
        </table:table-row>
        <table:table-row table:style-name="ro1">
          <table:table-cell office:value-type="float" office:value="1527478251.29467" calcext:value-type="float">
            <text:p>1527478251.29467</text:p>
          </table:table-cell>
          <table:table-cell office:value-type="string" calcext:value-type="string">
            <text:p>PID_x</text:p>
          </table:table-cell>
          <table:table-cell office:value-type="float" office:value="-0.079318" calcext:value-type="float">
            <text:p>-0.079318</text:p>
          </table:table-cell>
          <table:table-cell office:value-type="float" office:value="-0.040836" calcext:value-type="float">
            <text:p>-0.040836</text:p>
          </table:table-cell>
          <table:table-cell office:value-type="float" office:value="0.006845" calcext:value-type="float">
            <text:p>0.006845</text:p>
          </table:table-cell>
          <table:table-cell office:value-type="float" office:value="-0.034977" calcext:value-type="float">
            <text:p>-0.034977</text:p>
          </table:table-cell>
          <table:table-cell office:value-type="float" office:value="-0.173658" calcext:value-type="float">
            <text:p>-0.173658</text:p>
          </table:table-cell>
          <table:table-cell office:value-type="string" calcext:value-type="string">
            <text:p>-0.045286</text:p>
          </table:table-cell>
        </table:table-row>
        <table:table-row table:style-name="ro1" table:visibility="filter">
          <table:table-cell office:value-type="float" office:value="1527478251.2947" calcext:value-type="float">
            <text:p>1527478251.2947</text:p>
          </table:table-cell>
          <table:table-cell office:value-type="string" calcext:value-type="string">
            <text:p>PID_y</text:p>
          </table:table-cell>
          <table:table-cell office:value-type="float" office:value="-0.079318" calcext:value-type="float">
            <text:p>-0.079318</text:p>
          </table:table-cell>
          <table:table-cell office:value-type="float" office:value="-0.040836" calcext:value-type="float">
            <text:p>-0.040836</text:p>
          </table:table-cell>
          <table:table-cell office:value-type="float" office:value="0.006845" calcext:value-type="float">
            <text:p>0.006845</text:p>
          </table:table-cell>
          <table:table-cell office:value-type="float" office:value="-0.034977" calcext:value-type="float">
            <text:p>-0.034977</text:p>
          </table:table-cell>
          <table:table-cell office:value-type="float" office:value="-0.173658" calcext:value-type="float">
            <text:p>-0.173658</text:p>
          </table:table-cell>
          <table:table-cell office:value-type="string" calcext:value-type="string">
            <text:p>-0.045286</text:p>
          </table:table-cell>
        </table:table-row>
        <table:table-row table:style-name="ro1">
          <table:table-cell office:value-type="float" office:value="1527478251.31497" calcext:value-type="float">
            <text:p>1527478251.31497</text:p>
          </table:table-cell>
          <table:table-cell office:value-type="string" calcext:value-type="string">
            <text:p>PID_x</text:p>
          </table:table-cell>
          <table:table-cell office:value-type="float" office:value="-0.063325" calcext:value-type="float">
            <text:p>-0.063325</text:p>
          </table:table-cell>
          <table:table-cell office:value-type="float" office:value="-0.041445" calcext:value-type="float">
            <text:p>-0.041445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-0.036169" calcext:value-type="float">
            <text:p>-0.036169</text:p>
          </table:table-cell>
          <table:table-cell office:value-type="float" office:value="-0.153156" calcext:value-type="float">
            <text:p>-0.153156</text:p>
          </table:table-cell>
          <table:table-cell office:value-type="string" calcext:value-type="string">
            <text:p>-0.042971</text:p>
          </table:table-cell>
        </table:table-row>
        <table:table-row table:style-name="ro1" table:visibility="filter">
          <table:table-cell office:value-type="float" office:value="1527478251.31499" calcext:value-type="float">
            <text:p>1527478251.31499</text:p>
          </table:table-cell>
          <table:table-cell office:value-type="string" calcext:value-type="string">
            <text:p>PID_y</text:p>
          </table:table-cell>
          <table:table-cell office:value-type="float" office:value="-0.063325" calcext:value-type="float">
            <text:p>-0.063325</text:p>
          </table:table-cell>
          <table:table-cell office:value-type="float" office:value="-0.041445" calcext:value-type="float">
            <text:p>-0.041445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-0.036169" calcext:value-type="float">
            <text:p>-0.036169</text:p>
          </table:table-cell>
          <table:table-cell office:value-type="float" office:value="-0.153156" calcext:value-type="float">
            <text:p>-0.153156</text:p>
          </table:table-cell>
          <table:table-cell office:value-type="string" calcext:value-type="string">
            <text:p>-0.042971</text:p>
          </table:table-cell>
        </table:table-row>
        <table:table-row table:style-name="ro1">
          <table:table-cell office:value-type="float" office:value="1527478251.33531" calcext:value-type="float">
            <text:p>1527478251.33531</text:p>
          </table:table-cell>
          <table:table-cell office:value-type="string" calcext:value-type="string">
            <text:p>PID_x</text:p>
          </table:table-cell>
          <table:table-cell office:value-type="float" office:value="-0.056929" calcext:value-type="float">
            <text:p>-0.056929</text:p>
          </table:table-cell>
          <table:table-cell office:value-type="float" office:value="-0.040984" calcext:value-type="float">
            <text:p>-0.040984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-0.036538" calcext:value-type="float">
            <text:p>-0.036538</text:p>
          </table:table-cell>
          <table:table-cell office:value-type="float" office:value="-0.143315" calcext:value-type="float">
            <text:p>-0.143315</text:p>
          </table:table-cell>
          <table:table-cell office:value-type="string" calcext:value-type="string">
            <text:p>-0.039449</text:p>
          </table:table-cell>
        </table:table-row>
        <table:table-row table:style-name="ro1" table:visibility="filter">
          <table:table-cell office:value-type="float" office:value="1527478251.33535" calcext:value-type="float">
            <text:p>1527478251.33535</text:p>
          </table:table-cell>
          <table:table-cell office:value-type="string" calcext:value-type="string">
            <text:p>PID_y</text:p>
          </table:table-cell>
          <table:table-cell office:value-type="float" office:value="-0.056929" calcext:value-type="float">
            <text:p>-0.056929</text:p>
          </table:table-cell>
          <table:table-cell office:value-type="float" office:value="-0.040984" calcext:value-type="float">
            <text:p>-0.040984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-0.036538" calcext:value-type="float">
            <text:p>-0.036538</text:p>
          </table:table-cell>
          <table:table-cell office:value-type="float" office:value="-0.143315" calcext:value-type="float">
            <text:p>-0.143315</text:p>
          </table:table-cell>
          <table:table-cell office:value-type="string" calcext:value-type="string">
            <text:p>-0.039449</text:p>
          </table:table-cell>
        </table:table-row>
        <table:table-row table:style-name="ro1">
          <table:table-cell office:value-type="float" office:value="1527478251.3546" calcext:value-type="float">
            <text:p>1527478251.3546</text:p>
          </table:table-cell>
          <table:table-cell office:value-type="string" calcext:value-type="string">
            <text:p>PID_x</text:p>
          </table:table-cell>
          <table:table-cell office:value-type="float" office:value="-0.052756" calcext:value-type="float">
            <text:p>-0.052756</text:p>
          </table:table-cell>
          <table:table-cell office:value-type="float" office:value="-0.039861" calcext:value-type="float">
            <text:p>-0.039861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7115" calcext:value-type="float">
            <text:p>-0.037115</text:p>
          </table:table-cell>
          <table:table-cell office:value-type="float" office:value="-0.134256" calcext:value-type="float">
            <text:p>-0.134256</text:p>
          </table:table-cell>
          <table:table-cell office:value-type="string" calcext:value-type="string">
            <text:p>-0.031003</text:p>
          </table:table-cell>
        </table:table-row>
        <table:table-row table:style-name="ro1" table:visibility="filter">
          <table:table-cell office:value-type="float" office:value="1527478251.35462" calcext:value-type="float">
            <text:p>1527478251.35462</text:p>
          </table:table-cell>
          <table:table-cell office:value-type="string" calcext:value-type="string">
            <text:p>PID_y</text:p>
          </table:table-cell>
          <table:table-cell office:value-type="float" office:value="-0.052756" calcext:value-type="float">
            <text:p>-0.052756</text:p>
          </table:table-cell>
          <table:table-cell office:value-type="float" office:value="-0.039861" calcext:value-type="float">
            <text:p>-0.039861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7115" calcext:value-type="float">
            <text:p>-0.037115</text:p>
          </table:table-cell>
          <table:table-cell office:value-type="float" office:value="-0.134256" calcext:value-type="float">
            <text:p>-0.134256</text:p>
          </table:table-cell>
          <table:table-cell office:value-type="string" calcext:value-type="string">
            <text:p>-0.031003</text:p>
          </table:table-cell>
        </table:table-row>
        <table:table-row table:style-name="ro1">
          <table:table-cell office:value-type="float" office:value="1527478251.37486" calcext:value-type="float">
            <text:p>1527478251.37486</text:p>
          </table:table-cell>
          <table:table-cell office:value-type="string" calcext:value-type="string">
            <text:p>PID_x</text:p>
          </table:table-cell>
          <table:table-cell office:value-type="float" office:value="-0.046255" calcext:value-type="float">
            <text:p>-0.046255</text:p>
          </table:table-cell>
          <table:table-cell office:value-type="float" office:value="-0.040099" calcext:value-type="float">
            <text:p>-0.040099</text:p>
          </table:table-cell>
          <table:table-cell office:value-type="float" office:value="-0.002833" calcext:value-type="float">
            <text:p>-0.002833</text:p>
          </table:table-cell>
          <table:table-cell office:value-type="float" office:value="-0.037509" calcext:value-type="float">
            <text:p>-0.037509</text:p>
          </table:table-cell>
          <table:table-cell office:value-type="float" office:value="-0.123279" calcext:value-type="float">
            <text:p>-0.123279</text:p>
          </table:table-cell>
          <table:table-cell office:value-type="string" calcext:value-type="string">
            <text:p>-0.030104</text:p>
          </table:table-cell>
        </table:table-row>
        <table:table-row table:style-name="ro1" table:visibility="filter">
          <table:table-cell office:value-type="float" office:value="1527478251.37488" calcext:value-type="float">
            <text:p>1527478251.37488</text:p>
          </table:table-cell>
          <table:table-cell office:value-type="string" calcext:value-type="string">
            <text:p>PID_y</text:p>
          </table:table-cell>
          <table:table-cell office:value-type="float" office:value="-0.046255" calcext:value-type="float">
            <text:p>-0.046255</text:p>
          </table:table-cell>
          <table:table-cell office:value-type="float" office:value="-0.040099" calcext:value-type="float">
            <text:p>-0.040099</text:p>
          </table:table-cell>
          <table:table-cell office:value-type="float" office:value="-0.002833" calcext:value-type="float">
            <text:p>-0.002833</text:p>
          </table:table-cell>
          <table:table-cell office:value-type="float" office:value="-0.037509" calcext:value-type="float">
            <text:p>-0.037509</text:p>
          </table:table-cell>
          <table:table-cell office:value-type="float" office:value="-0.123279" calcext:value-type="float">
            <text:p>-0.123279</text:p>
          </table:table-cell>
          <table:table-cell office:value-type="string" calcext:value-type="string">
            <text:p>-0.030104</text:p>
          </table:table-cell>
        </table:table-row>
        <table:table-row table:style-name="ro1">
          <table:table-cell office:value-type="float" office:value="1527478251.39508" calcext:value-type="float">
            <text:p>1527478251.39508</text:p>
          </table:table-cell>
          <table:table-cell office:value-type="string" calcext:value-type="string">
            <text:p>PID_x</text:p>
          </table:table-cell>
          <table:table-cell office:value-type="float" office:value="-0.040399" calcext:value-type="float">
            <text:p>-0.040399</text:p>
          </table:table-cell>
          <table:table-cell office:value-type="float" office:value="-0.040316" calcext:value-type="float">
            <text:p>-0.040316</text:p>
          </table:table-cell>
          <table:table-cell office:value-type="float" office:value="-0.004388" calcext:value-type="float">
            <text:p>-0.004388</text:p>
          </table:table-cell>
          <table:table-cell office:value-type="float" office:value="-0.037898" calcext:value-type="float">
            <text:p>-0.037898</text:p>
          </table:table-cell>
          <table:table-cell office:value-type="float" office:value="-0.112266" calcext:value-type="float">
            <text:p>-0.112266</text:p>
          </table:table-cell>
          <table:table-cell office:value-type="string" calcext:value-type="string">
            <text:p>-0.029093</text:p>
          </table:table-cell>
        </table:table-row>
        <table:table-row table:style-name="ro1" table:visibility="filter">
          <table:table-cell office:value-type="float" office:value="1527478251.3951" calcext:value-type="float">
            <text:p>1527478251.3951</text:p>
          </table:table-cell>
          <table:table-cell office:value-type="string" calcext:value-type="string">
            <text:p>PID_y</text:p>
          </table:table-cell>
          <table:table-cell office:value-type="float" office:value="-0.040399" calcext:value-type="float">
            <text:p>-0.040399</text:p>
          </table:table-cell>
          <table:table-cell office:value-type="float" office:value="-0.040316" calcext:value-type="float">
            <text:p>-0.040316</text:p>
          </table:table-cell>
          <table:table-cell office:value-type="float" office:value="-0.004388" calcext:value-type="float">
            <text:p>-0.004388</text:p>
          </table:table-cell>
          <table:table-cell office:value-type="float" office:value="-0.037898" calcext:value-type="float">
            <text:p>-0.037898</text:p>
          </table:table-cell>
          <table:table-cell office:value-type="float" office:value="-0.112266" calcext:value-type="float">
            <text:p>-0.112266</text:p>
          </table:table-cell>
          <table:table-cell office:value-type="string" calcext:value-type="string">
            <text:p>-0.029093</text:p>
          </table:table-cell>
        </table:table-row>
        <table:table-row table:style-name="ro1">
          <table:table-cell office:value-type="float" office:value="1527478251.41533" calcext:value-type="float">
            <text:p>1527478251.41533</text:p>
          </table:table-cell>
          <table:table-cell office:value-type="string" calcext:value-type="string">
            <text:p>PID_x</text:p>
          </table:table-cell>
          <table:table-cell office:value-type="float" office:value="-0.03848" calcext:value-type="float">
            <text:p>-0.03848</text:p>
          </table:table-cell>
          <table:table-cell office:value-type="float" office:value="-0.039554" calcext:value-type="float">
            <text:p>-0.039554</text:p>
          </table:table-cell>
          <table:table-cell office:value-type="float" office:value="-0.006823" calcext:value-type="float">
            <text:p>-0.006823</text:p>
          </table:table-cell>
          <table:table-cell office:value-type="float" office:value="-0.03828" calcext:value-type="float">
            <text:p>-0.03828</text:p>
          </table:table-cell>
          <table:table-cell office:value-type="float" office:value="-0.105261" calcext:value-type="float">
            <text:p>-0.105261</text:p>
          </table:table-cell>
          <table:table-cell office:value-type="string" calcext:value-type="string">
            <text:p>-0.021117</text:p>
          </table:table-cell>
        </table:table-row>
        <table:table-row table:style-name="ro1" table:visibility="filter">
          <table:table-cell office:value-type="float" office:value="1527478251.41535" calcext:value-type="float">
            <text:p>1527478251.41535</text:p>
          </table:table-cell>
          <table:table-cell office:value-type="string" calcext:value-type="string">
            <text:p>PID_y</text:p>
          </table:table-cell>
          <table:table-cell office:value-type="float" office:value="-0.03848" calcext:value-type="float">
            <text:p>-0.03848</text:p>
          </table:table-cell>
          <table:table-cell office:value-type="float" office:value="-0.039554" calcext:value-type="float">
            <text:p>-0.039554</text:p>
          </table:table-cell>
          <table:table-cell office:value-type="float" office:value="-0.006823" calcext:value-type="float">
            <text:p>-0.006823</text:p>
          </table:table-cell>
          <table:table-cell office:value-type="float" office:value="-0.03828" calcext:value-type="float">
            <text:p>-0.03828</text:p>
          </table:table-cell>
          <table:table-cell office:value-type="float" office:value="-0.105261" calcext:value-type="float">
            <text:p>-0.105261</text:p>
          </table:table-cell>
          <table:table-cell office:value-type="string" calcext:value-type="string">
            <text:p>-0.021117</text:p>
          </table:table-cell>
        </table:table-row>
        <table:table-row table:style-name="ro1">
          <table:table-cell office:value-type="float" office:value="1527478251.43459" calcext:value-type="float">
            <text:p>1527478251.43459</text:p>
          </table:table-cell>
          <table:table-cell office:value-type="string" calcext:value-type="string">
            <text:p>PID_x</text:p>
          </table:table-cell>
          <table:table-cell office:value-type="float" office:value="-0.036175" calcext:value-type="float">
            <text:p>-0.036175</text:p>
          </table:table-cell>
          <table:table-cell office:value-type="float" office:value="-0.039675" calcext:value-type="float">
            <text:p>-0.039675</text:p>
          </table:table-cell>
          <table:table-cell office:value-type="float" office:value="-0.008072" calcext:value-type="float">
            <text:p>-0.008072</text:p>
          </table:table-cell>
          <table:table-cell office:value-type="float" office:value="-0.038526" calcext:value-type="float">
            <text:p>-0.038526</text:p>
          </table:table-cell>
          <table:table-cell office:value-type="float" office:value="-0.099176" calcext:value-type="float">
            <text:p>-0.099176</text:p>
          </table:table-cell>
          <table:table-cell office:value-type="string" calcext:value-type="string">
            <text:p>-0.020052</text:p>
          </table:table-cell>
        </table:table-row>
        <table:table-row table:style-name="ro1" table:visibility="filter">
          <table:table-cell office:value-type="float" office:value="1527478251.43461" calcext:value-type="float">
            <text:p>1527478251.43461</text:p>
          </table:table-cell>
          <table:table-cell office:value-type="string" calcext:value-type="string">
            <text:p>PID_y</text:p>
          </table:table-cell>
          <table:table-cell office:value-type="float" office:value="-0.036175" calcext:value-type="float">
            <text:p>-0.036175</text:p>
          </table:table-cell>
          <table:table-cell office:value-type="float" office:value="-0.039675" calcext:value-type="float">
            <text:p>-0.039675</text:p>
          </table:table-cell>
          <table:table-cell office:value-type="float" office:value="-0.008072" calcext:value-type="float">
            <text:p>-0.008072</text:p>
          </table:table-cell>
          <table:table-cell office:value-type="float" office:value="-0.038526" calcext:value-type="float">
            <text:p>-0.038526</text:p>
          </table:table-cell>
          <table:table-cell office:value-type="float" office:value="-0.099176" calcext:value-type="float">
            <text:p>-0.099176</text:p>
          </table:table-cell>
          <table:table-cell office:value-type="string" calcext:value-type="string">
            <text:p>-0.020052</text:p>
          </table:table-cell>
        </table:table-row>
        <table:table-row table:style-name="ro1">
          <table:table-cell office:value-type="float" office:value="1527478251.45486" calcext:value-type="float">
            <text:p>1527478251.45486</text:p>
          </table:table-cell>
          <table:table-cell office:value-type="string" calcext:value-type="string">
            <text:p>PID_x</text:p>
          </table:table-cell>
          <table:table-cell office:value-type="float" office:value="-0.031044" calcext:value-type="float">
            <text:p>-0.031044</text:p>
          </table:table-cell>
          <table:table-cell office:value-type="float" office:value="-0.039459" calcext:value-type="float">
            <text:p>-0.039459</text:p>
          </table:table-cell>
          <table:table-cell office:value-type="float" office:value="-0.009903" calcext:value-type="float">
            <text:p>-0.009903</text:p>
          </table:table-cell>
          <table:table-cell office:value-type="float" office:value="-0.038725" calcext:value-type="float">
            <text:p>-0.038725</text:p>
          </table:table-cell>
          <table:table-cell office:value-type="float" office:value="-0.086019" calcext:value-type="float">
            <text:p>-0.086019</text:p>
          </table:table-cell>
          <table:table-cell office:value-type="string" calcext:value-type="string">
            <text:p>-0.016029</text:p>
          </table:table-cell>
        </table:table-row>
        <table:table-row table:style-name="ro1" table:visibility="filter">
          <table:table-cell office:value-type="float" office:value="1527478251.45488" calcext:value-type="float">
            <text:p>1527478251.45488</text:p>
          </table:table-cell>
          <table:table-cell office:value-type="string" calcext:value-type="string">
            <text:p>PID_y</text:p>
          </table:table-cell>
          <table:table-cell office:value-type="float" office:value="-0.031044" calcext:value-type="float">
            <text:p>-0.031044</text:p>
          </table:table-cell>
          <table:table-cell office:value-type="float" office:value="-0.039459" calcext:value-type="float">
            <text:p>-0.039459</text:p>
          </table:table-cell>
          <table:table-cell office:value-type="float" office:value="-0.009903" calcext:value-type="float">
            <text:p>-0.009903</text:p>
          </table:table-cell>
          <table:table-cell office:value-type="float" office:value="-0.038725" calcext:value-type="float">
            <text:p>-0.038725</text:p>
          </table:table-cell>
          <table:table-cell office:value-type="float" office:value="-0.086019" calcext:value-type="float">
            <text:p>-0.086019</text:p>
          </table:table-cell>
          <table:table-cell office:value-type="string" calcext:value-type="string">
            <text:p>-0.016029</text:p>
          </table:table-cell>
        </table:table-row>
        <table:table-row table:style-name="ro1">
          <table:table-cell office:value-type="float" office:value="1527478251.47513" calcext:value-type="float">
            <text:p>1527478251.47513</text:p>
          </table:table-cell>
          <table:table-cell office:value-type="string" calcext:value-type="string">
            <text:p>PID_x</text:p>
          </table:table-cell>
          <table:table-cell office:value-type="float" office:value="-0.030199" calcext:value-type="float">
            <text:p>-0.030199</text:p>
          </table:table-cell>
          <table:table-cell office:value-type="float" office:value="-0.039198" calcext:value-type="float">
            <text:p>-0.039198</text:p>
          </table:table-cell>
          <table:table-cell office:value-type="float" office:value="-0.011058" calcext:value-type="float">
            <text:p>-0.011058</text:p>
          </table:table-cell>
          <table:table-cell office:value-type="float" office:value="-0.038756" calcext:value-type="float">
            <text:p>-0.038756</text:p>
          </table:table-cell>
          <table:table-cell office:value-type="float" office:value="-0.08185" calcext:value-type="float">
            <text:p>-0.08185</text:p>
          </table:table-cell>
          <table:table-cell office:value-type="string" calcext:value-type="string">
            <text:p>-0.012439</text:p>
          </table:table-cell>
        </table:table-row>
        <table:table-row table:style-name="ro1" table:visibility="filter">
          <table:table-cell office:value-type="float" office:value="1527478251.47515" calcext:value-type="float">
            <text:p>1527478251.47515</text:p>
          </table:table-cell>
          <table:table-cell office:value-type="string" calcext:value-type="string">
            <text:p>PID_y</text:p>
          </table:table-cell>
          <table:table-cell office:value-type="float" office:value="-0.030199" calcext:value-type="float">
            <text:p>-0.030199</text:p>
          </table:table-cell>
          <table:table-cell office:value-type="float" office:value="-0.039198" calcext:value-type="float">
            <text:p>-0.039198</text:p>
          </table:table-cell>
          <table:table-cell office:value-type="float" office:value="-0.011058" calcext:value-type="float">
            <text:p>-0.011058</text:p>
          </table:table-cell>
          <table:table-cell office:value-type="float" office:value="-0.038756" calcext:value-type="float">
            <text:p>-0.038756</text:p>
          </table:table-cell>
          <table:table-cell office:value-type="float" office:value="-0.08185" calcext:value-type="float">
            <text:p>-0.08185</text:p>
          </table:table-cell>
          <table:table-cell office:value-type="string" calcext:value-type="string">
            <text:p>-0.012439</text:p>
          </table:table-cell>
        </table:table-row>
        <table:table-row table:style-name="ro1">
          <table:table-cell office:value-type="float" office:value="1527478251.49539" calcext:value-type="float">
            <text:p>1527478251.49539</text:p>
          </table:table-cell>
          <table:table-cell office:value-type="string" calcext:value-type="string">
            <text:p>PID_x</text:p>
          </table:table-cell>
          <table:table-cell office:value-type="float" office:value="-0.029035" calcext:value-type="float">
            <text:p>-0.029035</text:p>
          </table:table-cell>
          <table:table-cell office:value-type="float" office:value="-0.039926" calcext:value-type="float">
            <text:p>-0.039926</text:p>
          </table:table-cell>
          <table:table-cell office:value-type="float" office:value="-0.012118" calcext:value-type="float">
            <text:p>-0.012118</text:p>
          </table:table-cell>
          <table:table-cell office:value-type="float" office:value="-0.039338" calcext:value-type="float">
            <text:p>-0.039338</text:p>
          </table:table-cell>
          <table:table-cell office:value-type="float" office:value="-0.076949" calcext:value-type="float">
            <text:p>-0.076949</text:p>
          </table:table-cell>
          <table:table-cell office:value-type="string" calcext:value-type="string">
            <text:p>-0.014347</text:p>
          </table:table-cell>
        </table:table-row>
        <table:table-row table:style-name="ro1" table:visibility="filter">
          <table:table-cell office:value-type="float" office:value="1527478251.49541" calcext:value-type="float">
            <text:p>1527478251.49541</text:p>
          </table:table-cell>
          <table:table-cell office:value-type="string" calcext:value-type="string">
            <text:p>PID_y</text:p>
          </table:table-cell>
          <table:table-cell office:value-type="float" office:value="-0.029035" calcext:value-type="float">
            <text:p>-0.029035</text:p>
          </table:table-cell>
          <table:table-cell office:value-type="float" office:value="-0.039926" calcext:value-type="float">
            <text:p>-0.039926</text:p>
          </table:table-cell>
          <table:table-cell office:value-type="float" office:value="-0.012118" calcext:value-type="float">
            <text:p>-0.012118</text:p>
          </table:table-cell>
          <table:table-cell office:value-type="float" office:value="-0.039338" calcext:value-type="float">
            <text:p>-0.039338</text:p>
          </table:table-cell>
          <table:table-cell office:value-type="float" office:value="-0.076949" calcext:value-type="float">
            <text:p>-0.076949</text:p>
          </table:table-cell>
          <table:table-cell office:value-type="string" calcext:value-type="string">
            <text:p>-0.014347</text:p>
          </table:table-cell>
        </table:table-row>
        <table:table-row table:style-name="ro1">
          <table:table-cell office:value-type="float" office:value="1527478251.51473" calcext:value-type="float">
            <text:p>1527478251.51473</text:p>
          </table:table-cell>
          <table:table-cell office:value-type="string" calcext:value-type="string">
            <text:p>PID_x</text:p>
          </table:table-cell>
          <table:table-cell office:value-type="float" office:value="-0.024706" calcext:value-type="float">
            <text:p>-0.024706</text:p>
          </table:table-cell>
          <table:table-cell office:value-type="float" office:value="-0.039236" calcext:value-type="float">
            <text:p>-0.039236</text:p>
          </table:table-cell>
          <table:table-cell office:value-type="float" office:value="-0.01315" calcext:value-type="float">
            <text:p>-0.01315</text:p>
          </table:table-cell>
          <table:table-cell office:value-type="float" office:value="-0.039064" calcext:value-type="float">
            <text:p>-0.039064</text:p>
          </table:table-cell>
          <table:table-cell office:value-type="float" office:value="-0.063596" calcext:value-type="float">
            <text:p>-0.063596</text:p>
          </table:table-cell>
          <table:table-cell office:value-type="string" calcext:value-type="string">
            <text:p>-0.007741</text:p>
          </table:table-cell>
        </table:table-row>
        <table:table-row table:style-name="ro1" table:visibility="filter">
          <table:table-cell office:value-type="float" office:value="1527478251.51476" calcext:value-type="float">
            <text:p>1527478251.51476</text:p>
          </table:table-cell>
          <table:table-cell office:value-type="string" calcext:value-type="string">
            <text:p>PID_y</text:p>
          </table:table-cell>
          <table:table-cell office:value-type="float" office:value="-0.024706" calcext:value-type="float">
            <text:p>-0.024706</text:p>
          </table:table-cell>
          <table:table-cell office:value-type="float" office:value="-0.039236" calcext:value-type="float">
            <text:p>-0.039236</text:p>
          </table:table-cell>
          <table:table-cell office:value-type="float" office:value="-0.01315" calcext:value-type="float">
            <text:p>-0.01315</text:p>
          </table:table-cell>
          <table:table-cell office:value-type="float" office:value="-0.039064" calcext:value-type="float">
            <text:p>-0.039064</text:p>
          </table:table-cell>
          <table:table-cell office:value-type="float" office:value="-0.063596" calcext:value-type="float">
            <text:p>-0.063596</text:p>
          </table:table-cell>
          <table:table-cell office:value-type="string" calcext:value-type="string">
            <text:p>-0.007741</text:p>
          </table:table-cell>
        </table:table-row>
        <table:table-row table:style-name="ro1">
          <table:table-cell office:value-type="float" office:value="1527478251.53502" calcext:value-type="float">
            <text:p>1527478251.53502</text:p>
          </table:table-cell>
          <table:table-cell office:value-type="string" calcext:value-type="string">
            <text:p>PID_x</text:p>
          </table:table-cell>
          <table:table-cell office:value-type="float" office:value="-0.023181" calcext:value-type="float">
            <text:p>-0.023181</text:p>
          </table:table-cell>
          <table:table-cell office:value-type="float" office:value="-0.039304" calcext:value-type="float">
            <text:p>-0.039304</text:p>
          </table:table-cell>
          <table:table-cell office:value-type="float" office:value="-0.013822" calcext:value-type="float">
            <text:p>-0.013822</text:p>
          </table:table-cell>
          <table:table-cell office:value-type="float" office:value="-0.039188" calcext:value-type="float">
            <text:p>-0.039188</text:p>
          </table:table-cell>
          <table:table-cell office:value-type="float" office:value="-0.057233" calcext:value-type="float">
            <text:p>-0.057233</text:p>
          </table:table-cell>
          <table:table-cell office:value-type="string" calcext:value-type="string">
            <text:p>-0.006392</text:p>
          </table:table-cell>
        </table:table-row>
        <table:table-row table:style-name="ro1" table:visibility="filter">
          <table:table-cell office:value-type="float" office:value="1527478251.53504" calcext:value-type="float">
            <text:p>1527478251.53504</text:p>
          </table:table-cell>
          <table:table-cell office:value-type="string" calcext:value-type="string">
            <text:p>PID_y</text:p>
          </table:table-cell>
          <table:table-cell office:value-type="float" office:value="-0.023181" calcext:value-type="float">
            <text:p>-0.023181</text:p>
          </table:table-cell>
          <table:table-cell office:value-type="float" office:value="-0.039304" calcext:value-type="float">
            <text:p>-0.039304</text:p>
          </table:table-cell>
          <table:table-cell office:value-type="float" office:value="-0.013822" calcext:value-type="float">
            <text:p>-0.013822</text:p>
          </table:table-cell>
          <table:table-cell office:value-type="float" office:value="-0.039188" calcext:value-type="float">
            <text:p>-0.039188</text:p>
          </table:table-cell>
          <table:table-cell office:value-type="float" office:value="-0.057233" calcext:value-type="float">
            <text:p>-0.057233</text:p>
          </table:table-cell>
          <table:table-cell office:value-type="string" calcext:value-type="string">
            <text:p>-0.006392</text:p>
          </table:table-cell>
        </table:table-row>
        <table:table-row table:style-name="ro1">
          <table:table-cell office:value-type="float" office:value="1527478251.55527" calcext:value-type="float">
            <text:p>1527478251.55527</text:p>
          </table:table-cell>
          <table:table-cell office:value-type="string" calcext:value-type="string">
            <text:p>PID_x</text:p>
          </table:table-cell>
          <table:table-cell office:value-type="float" office:value="-0.021289" calcext:value-type="float">
            <text:p>-0.021289</text:p>
          </table:table-cell>
          <table:table-cell office:value-type="float" office:value="-0.039001" calcext:value-type="float">
            <text:p>-0.039001</text:p>
          </table:table-cell>
          <table:table-cell office:value-type="float" office:value="-0.014713" calcext:value-type="float">
            <text:p>-0.014713</text:p>
          </table:table-cell>
          <table:table-cell office:value-type="float" office:value="-0.038985" calcext:value-type="float">
            <text:p>-0.038985</text:p>
          </table:table-cell>
          <table:table-cell office:value-type="float" office:value="-0.047974" calcext:value-type="float">
            <text:p>-0.047974</text:p>
          </table:table-cell>
          <table:table-cell office:value-type="string" calcext:value-type="string">
            <text:p>-0.002423</text:p>
          </table:table-cell>
        </table:table-row>
        <table:table-row table:style-name="ro1" table:visibility="filter">
          <table:table-cell office:value-type="float" office:value="1527478251.5553" calcext:value-type="float">
            <text:p>1527478251.5553</text:p>
          </table:table-cell>
          <table:table-cell office:value-type="string" calcext:value-type="string">
            <text:p>PID_y</text:p>
          </table:table-cell>
          <table:table-cell office:value-type="float" office:value="-0.021289" calcext:value-type="float">
            <text:p>-0.021289</text:p>
          </table:table-cell>
          <table:table-cell office:value-type="float" office:value="-0.039001" calcext:value-type="float">
            <text:p>-0.039001</text:p>
          </table:table-cell>
          <table:table-cell office:value-type="float" office:value="-0.014713" calcext:value-type="float">
            <text:p>-0.014713</text:p>
          </table:table-cell>
          <table:table-cell office:value-type="float" office:value="-0.038985" calcext:value-type="float">
            <text:p>-0.038985</text:p>
          </table:table-cell>
          <table:table-cell office:value-type="float" office:value="-0.047974" calcext:value-type="float">
            <text:p>-0.047974</text:p>
          </table:table-cell>
          <table:table-cell office:value-type="string" calcext:value-type="string">
            <text:p>-0.002423</text:p>
          </table:table-cell>
        </table:table-row>
        <table:table-row table:style-name="ro1">
          <table:table-cell office:value-type="float" office:value="1527478251.57459" calcext:value-type="float">
            <text:p>1527478251.57459</text:p>
          </table:table-cell>
          <table:table-cell office:value-type="string" calcext:value-type="string">
            <text:p>PID_x</text:p>
          </table:table-cell>
          <table:table-cell office:value-type="float" office:value="-0.019312" calcext:value-type="float">
            <text:p>-0.019312</text:p>
          </table:table-cell>
          <table:table-cell office:value-type="float" office:value="-0.039037" calcext:value-type="float">
            <text:p>-0.039037</text:p>
          </table:table-cell>
          <table:table-cell office:value-type="float" office:value="-0.014953" calcext:value-type="float">
            <text:p>-0.014953</text:p>
          </table:table-cell>
          <table:table-cell office:value-type="float" office:value="-0.03902" calcext:value-type="float">
            <text:p>-0.03902</text:p>
          </table:table-cell>
          <table:table-cell office:value-type="float" office:value="-0.039061" calcext:value-type="float">
            <text:p>-0.039061</text:p>
          </table:table-cell>
          <table:table-cell office:value-type="string" calcext:value-type="string">
            <text:p>-0.002484</text:p>
          </table:table-cell>
        </table:table-row>
        <table:table-row table:style-name="ro1" table:visibility="filter">
          <table:table-cell office:value-type="float" office:value="1527478251.57462" calcext:value-type="float">
            <text:p>1527478251.57462</text:p>
          </table:table-cell>
          <table:table-cell office:value-type="string" calcext:value-type="string">
            <text:p>PID_y</text:p>
          </table:table-cell>
          <table:table-cell office:value-type="float" office:value="-0.019312" calcext:value-type="float">
            <text:p>-0.019312</text:p>
          </table:table-cell>
          <table:table-cell office:value-type="float" office:value="-0.039037" calcext:value-type="float">
            <text:p>-0.039037</text:p>
          </table:table-cell>
          <table:table-cell office:value-type="float" office:value="-0.014953" calcext:value-type="float">
            <text:p>-0.014953</text:p>
          </table:table-cell>
          <table:table-cell office:value-type="float" office:value="-0.03902" calcext:value-type="float">
            <text:p>-0.03902</text:p>
          </table:table-cell>
          <table:table-cell office:value-type="float" office:value="-0.039061" calcext:value-type="float">
            <text:p>-0.039061</text:p>
          </table:table-cell>
          <table:table-cell office:value-type="string" calcext:value-type="string">
            <text:p>-0.002484</text:p>
          </table:table-cell>
        </table:table-row>
        <table:table-row table:style-name="ro1">
          <table:table-cell office:value-type="float" office:value="1527478251.59488" calcext:value-type="float">
            <text:p>1527478251.59488</text:p>
          </table:table-cell>
          <table:table-cell office:value-type="string" calcext:value-type="string">
            <text:p>PID_x</text:p>
          </table:table-cell>
          <table:table-cell office:value-type="float" office:value="-0.019327" calcext:value-type="float">
            <text:p>-0.019327</text:p>
          </table:table-cell>
          <table:table-cell office:value-type="float" office:value="-0.039133" calcext:value-type="float">
            <text:p>-0.039133</text:p>
          </table:table-cell>
          <table:table-cell office:value-type="float" office:value="-0.015677" calcext:value-type="float">
            <text:p>-0.015677</text:p>
          </table:table-cell>
          <table:table-cell office:value-type="float" office:value="-0.039145" calcext:value-type="float">
            <text:p>-0.039145</text:p>
          </table:table-cell>
          <table:table-cell office:value-type="float" office:value="-0.035738" calcext:value-type="float">
            <text:p>-0.035738</text:p>
          </table:table-cell>
          <table:table-cell office:value-type="string" calcext:value-type="string">
            <text:p>0.002032</text:p>
          </table:table-cell>
        </table:table-row>
        <table:table-row table:style-name="ro1" table:visibility="filter">
          <table:table-cell office:value-type="float" office:value="1527478251.5949" calcext:value-type="float">
            <text:p>1527478251.5949</text:p>
          </table:table-cell>
          <table:table-cell office:value-type="string" calcext:value-type="string">
            <text:p>PID_y</text:p>
          </table:table-cell>
          <table:table-cell office:value-type="float" office:value="-0.019327" calcext:value-type="float">
            <text:p>-0.019327</text:p>
          </table:table-cell>
          <table:table-cell office:value-type="float" office:value="-0.039133" calcext:value-type="float">
            <text:p>-0.039133</text:p>
          </table:table-cell>
          <table:table-cell office:value-type="float" office:value="-0.015677" calcext:value-type="float">
            <text:p>-0.015677</text:p>
          </table:table-cell>
          <table:table-cell office:value-type="float" office:value="-0.039145" calcext:value-type="float">
            <text:p>-0.039145</text:p>
          </table:table-cell>
          <table:table-cell office:value-type="float" office:value="-0.035738" calcext:value-type="float">
            <text:p>-0.035738</text:p>
          </table:table-cell>
          <table:table-cell office:value-type="string" calcext:value-type="string">
            <text:p>0.002032</text:p>
          </table:table-cell>
        </table:table-row>
        <table:table-row table:style-name="ro1">
          <table:table-cell office:value-type="float" office:value="1527478251.61511" calcext:value-type="float">
            <text:p>1527478251.61511</text:p>
          </table:table-cell>
          <table:table-cell office:value-type="string" calcext:value-type="string">
            <text:p>PID_x</text:p>
          </table:table-cell>
          <table:table-cell office:value-type="float" office:value="-0.018011" calcext:value-type="float">
            <text:p>-0.018011</text:p>
          </table:table-cell>
          <table:table-cell office:value-type="float" office:value="-0.038814" calcext:value-type="float">
            <text:p>-0.038814</text:p>
          </table:table-cell>
          <table:table-cell office:value-type="float" office:value="-0.015896" calcext:value-type="float">
            <text:p>-0.015896</text:p>
          </table:table-cell>
          <table:table-cell office:value-type="float" office:value="-0.038829" calcext:value-type="float">
            <text:p>-0.038829</text:p>
          </table:table-cell>
          <table:table-cell office:value-type="float" office:value="-0.027204" calcext:value-type="float">
            <text:p>-0.027204</text:p>
          </table:table-cell>
          <table:table-cell office:value-type="string" calcext:value-type="string">
            <text:p>0.002317</text:p>
          </table:table-cell>
        </table:table-row>
        <table:table-row table:style-name="ro1" table:visibility="filter">
          <table:table-cell office:value-type="float" office:value="1527478251.61513" calcext:value-type="float">
            <text:p>1527478251.61513</text:p>
          </table:table-cell>
          <table:table-cell office:value-type="string" calcext:value-type="string">
            <text:p>PID_y</text:p>
          </table:table-cell>
          <table:table-cell office:value-type="float" office:value="-0.018011" calcext:value-type="float">
            <text:p>-0.018011</text:p>
          </table:table-cell>
          <table:table-cell office:value-type="float" office:value="-0.038814" calcext:value-type="float">
            <text:p>-0.038814</text:p>
          </table:table-cell>
          <table:table-cell office:value-type="float" office:value="-0.015896" calcext:value-type="float">
            <text:p>-0.015896</text:p>
          </table:table-cell>
          <table:table-cell office:value-type="float" office:value="-0.038829" calcext:value-type="float">
            <text:p>-0.038829</text:p>
          </table:table-cell>
          <table:table-cell office:value-type="float" office:value="-0.027204" calcext:value-type="float">
            <text:p>-0.027204</text:p>
          </table:table-cell>
          <table:table-cell office:value-type="string" calcext:value-type="string">
            <text:p>0.002317</text:p>
          </table:table-cell>
        </table:table-row>
        <table:table-row table:style-name="ro1">
          <table:table-cell office:value-type="float" office:value="1527478251.63539" calcext:value-type="float">
            <text:p>1527478251.63539</text:p>
          </table:table-cell>
          <table:table-cell office:value-type="string" calcext:value-type="string">
            <text:p>PID_x</text:p>
          </table:table-cell>
          <table:table-cell office:value-type="float" office:value="-0.017631" calcext:value-type="float">
            <text:p>-0.017631</text:p>
          </table:table-cell>
          <table:table-cell office:value-type="float" office:value="-0.038239" calcext:value-type="float">
            <text:p>-0.038239</text:p>
          </table:table-cell>
          <table:table-cell office:value-type="float" office:value="-0.016131" calcext:value-type="float">
            <text:p>-0.016131</text:p>
          </table:table-cell>
          <table:table-cell office:value-type="float" office:value="-0.038408" calcext:value-type="float">
            <text:p>-0.038408</text:p>
          </table:table-cell>
          <table:table-cell office:value-type="float" office:value="-0.022913" calcext:value-type="float">
            <text:p>-0.022913</text:p>
          </table:table-cell>
          <table:table-cell office:value-type="string" calcext:value-type="string">
            <text:p>0.007684</text:p>
          </table:table-cell>
        </table:table-row>
        <table:table-row table:style-name="ro1" table:visibility="filter">
          <table:table-cell office:value-type="float" office:value="1527478251.63541" calcext:value-type="float">
            <text:p>1527478251.63541</text:p>
          </table:table-cell>
          <table:table-cell office:value-type="string" calcext:value-type="string">
            <text:p>PID_y</text:p>
          </table:table-cell>
          <table:table-cell office:value-type="float" office:value="-0.017631" calcext:value-type="float">
            <text:p>-0.017631</text:p>
          </table:table-cell>
          <table:table-cell office:value-type="float" office:value="-0.038239" calcext:value-type="float">
            <text:p>-0.038239</text:p>
          </table:table-cell>
          <table:table-cell office:value-type="float" office:value="-0.016131" calcext:value-type="float">
            <text:p>-0.016131</text:p>
          </table:table-cell>
          <table:table-cell office:value-type="float" office:value="-0.038408" calcext:value-type="float">
            <text:p>-0.038408</text:p>
          </table:table-cell>
          <table:table-cell office:value-type="float" office:value="-0.022913" calcext:value-type="float">
            <text:p>-0.022913</text:p>
          </table:table-cell>
          <table:table-cell office:value-type="string" calcext:value-type="string">
            <text:p>0.007684</text:p>
          </table:table-cell>
        </table:table-row>
        <table:table-row table:style-name="ro1">
          <table:table-cell office:value-type="float" office:value="1527478251.65476" calcext:value-type="float">
            <text:p>1527478251.65476</text:p>
          </table:table-cell>
          <table:table-cell office:value-type="string" calcext:value-type="string">
            <text:p>PID_x</text:p>
          </table:table-cell>
          <table:table-cell office:value-type="float" office:value="-0.017392" calcext:value-type="float">
            <text:p>-0.017392</text:p>
          </table:table-cell>
          <table:table-cell office:value-type="float" office:value="-0.038154" calcext:value-type="float">
            <text:p>-0.038154</text:p>
          </table:table-cell>
          <table:table-cell office:value-type="float" office:value="-0.016488" calcext:value-type="float">
            <text:p>-0.016488</text:p>
          </table:table-cell>
          <table:table-cell office:value-type="float" office:value="-0.03829" calcext:value-type="float">
            <text:p>-0.03829</text:p>
          </table:table-cell>
          <table:table-cell office:value-type="float" office:value="-0.01779" calcext:value-type="float">
            <text:p>-0.01779</text:p>
          </table:table-cell>
          <table:table-cell office:value-type="string" calcext:value-type="string">
            <text:p>0.006901</text:p>
          </table:table-cell>
        </table:table-row>
        <table:table-row table:style-name="ro1" table:visibility="filter">
          <table:table-cell office:value-type="float" office:value="1527478251.65479" calcext:value-type="float">
            <text:p>1527478251.65479</text:p>
          </table:table-cell>
          <table:table-cell office:value-type="string" calcext:value-type="string">
            <text:p>PID_y</text:p>
          </table:table-cell>
          <table:table-cell office:value-type="float" office:value="-0.017392" calcext:value-type="float">
            <text:p>-0.017392</text:p>
          </table:table-cell>
          <table:table-cell office:value-type="float" office:value="-0.038154" calcext:value-type="float">
            <text:p>-0.038154</text:p>
          </table:table-cell>
          <table:table-cell office:value-type="float" office:value="-0.016488" calcext:value-type="float">
            <text:p>-0.016488</text:p>
          </table:table-cell>
          <table:table-cell office:value-type="float" office:value="-0.03829" calcext:value-type="float">
            <text:p>-0.03829</text:p>
          </table:table-cell>
          <table:table-cell office:value-type="float" office:value="-0.01779" calcext:value-type="float">
            <text:p>-0.01779</text:p>
          </table:table-cell>
          <table:table-cell office:value-type="string" calcext:value-type="string">
            <text:p>0.006901</text:p>
          </table:table-cell>
        </table:table-row>
        <table:table-row table:style-name="ro1">
          <table:table-cell office:value-type="float" office:value="1527478251.67507" calcext:value-type="float">
            <text:p>1527478251.67507</text:p>
          </table:table-cell>
          <table:table-cell office:value-type="string" calcext:value-type="string">
            <text:p>PID_x</text:p>
          </table:table-cell>
          <table:table-cell office:value-type="float" office:value="-0.016549" calcext:value-type="float">
            <text:p>-0.016549</text:p>
          </table:table-cell>
          <table:table-cell office:value-type="float" office:value="-0.037551" calcext:value-type="float">
            <text:p>-0.037551</text:p>
          </table:table-cell>
          <table:table-cell office:value-type="float" office:value="-0.016143" calcext:value-type="float">
            <text:p>-0.016143</text:p>
          </table:table-cell>
          <table:table-cell office:value-type="float" office:value="-0.037902" calcext:value-type="float">
            <text:p>-0.037902</text:p>
          </table:table-cell>
          <table:table-cell office:value-type="float" office:value="-0.01192" calcext:value-type="float">
            <text:p>-0.01192</text:p>
          </table:table-cell>
          <table:table-cell office:value-type="string" calcext:value-type="string">
            <text:p>0.011078</text:p>
          </table:table-cell>
        </table:table-row>
        <table:table-row table:style-name="ro1" table:visibility="filter">
          <table:table-cell office:value-type="float" office:value="1527478251.67508" calcext:value-type="float">
            <text:p>1527478251.67508</text:p>
          </table:table-cell>
          <table:table-cell office:value-type="string" calcext:value-type="string">
            <text:p>PID_y</text:p>
          </table:table-cell>
          <table:table-cell office:value-type="float" office:value="-0.016549" calcext:value-type="float">
            <text:p>-0.016549</text:p>
          </table:table-cell>
          <table:table-cell office:value-type="float" office:value="-0.037551" calcext:value-type="float">
            <text:p>-0.037551</text:p>
          </table:table-cell>
          <table:table-cell office:value-type="float" office:value="-0.016143" calcext:value-type="float">
            <text:p>-0.016143</text:p>
          </table:table-cell>
          <table:table-cell office:value-type="float" office:value="-0.037902" calcext:value-type="float">
            <text:p>-0.037902</text:p>
          </table:table-cell>
          <table:table-cell office:value-type="float" office:value="-0.01192" calcext:value-type="float">
            <text:p>-0.01192</text:p>
          </table:table-cell>
          <table:table-cell office:value-type="string" calcext:value-type="string">
            <text:p>0.011078</text:p>
          </table:table-cell>
        </table:table-row>
        <table:table-row table:style-name="ro1">
          <table:table-cell office:value-type="float" office:value="1527478251.69534" calcext:value-type="float">
            <text:p>1527478251.69534</text:p>
          </table:table-cell>
          <table:table-cell office:value-type="string" calcext:value-type="string">
            <text:p>PID_x</text:p>
          </table:table-cell>
          <table:table-cell office:value-type="float" office:value="-0.016478" calcext:value-type="float">
            <text:p>-0.016478</text:p>
          </table:table-cell>
          <table:table-cell office:value-type="float" office:value="-0.037713" calcext:value-type="float">
            <text:p>-0.037713</text:p>
          </table:table-cell>
          <table:table-cell office:value-type="float" office:value="-0.016347" calcext:value-type="float">
            <text:p>-0.016347</text:p>
          </table:table-cell>
          <table:table-cell office:value-type="float" office:value="-0.038049" calcext:value-type="float">
            <text:p>-0.038049</text:p>
          </table:table-cell>
          <table:table-cell office:value-type="float" office:value="-0.006787" calcext:value-type="float">
            <text:p>-0.006787</text:p>
          </table:table-cell>
          <table:table-cell office:value-type="string" calcext:value-type="string">
            <text:p>0.010853</text:p>
          </table:table-cell>
        </table:table-row>
        <table:table-row table:style-name="ro1" table:visibility="filter">
          <table:table-cell office:value-type="float" office:value="1527478251.69536" calcext:value-type="float">
            <text:p>1527478251.69536</text:p>
          </table:table-cell>
          <table:table-cell office:value-type="string" calcext:value-type="string">
            <text:p>PID_y</text:p>
          </table:table-cell>
          <table:table-cell office:value-type="float" office:value="-0.016478" calcext:value-type="float">
            <text:p>-0.016478</text:p>
          </table:table-cell>
          <table:table-cell office:value-type="float" office:value="-0.037713" calcext:value-type="float">
            <text:p>-0.037713</text:p>
          </table:table-cell>
          <table:table-cell office:value-type="float" office:value="-0.016347" calcext:value-type="float">
            <text:p>-0.016347</text:p>
          </table:table-cell>
          <table:table-cell office:value-type="float" office:value="-0.038049" calcext:value-type="float">
            <text:p>-0.038049</text:p>
          </table:table-cell>
          <table:table-cell office:value-type="float" office:value="-0.006787" calcext:value-type="float">
            <text:p>-0.006787</text:p>
          </table:table-cell>
          <table:table-cell office:value-type="string" calcext:value-type="string">
            <text:p>0.010853</text:p>
          </table:table-cell>
        </table:table-row>
        <table:table-row table:style-name="ro1">
          <table:table-cell office:value-type="float" office:value="1527478251.71467" calcext:value-type="float">
            <text:p>1527478251.71467</text:p>
          </table:table-cell>
          <table:table-cell office:value-type="string" calcext:value-type="string">
            <text:p>PID_x</text:p>
          </table:table-cell>
          <table:table-cell office:value-type="float" office:value="-0.016147" calcext:value-type="float">
            <text:p>-0.016147</text:p>
          </table:table-cell>
          <table:table-cell office:value-type="float" office:value="-0.036726" calcext:value-type="float">
            <text:p>-0.036726</text:p>
          </table:table-cell>
          <table:table-cell office:value-type="float" office:value="-0.016131" calcext:value-type="float">
            <text:p>-0.016131</text:p>
          </table:table-cell>
          <table:table-cell office:value-type="float" office:value="-0.037359" calcext:value-type="float">
            <text:p>-0.037359</text:p>
          </table:table-cell>
          <table:table-cell office:value-type="float" office:value="-0.002394" calcext:value-type="float">
            <text:p>-0.002394</text:p>
          </table:table-cell>
          <table:table-cell office:value-type="string" calcext:value-type="string">
            <text:p>0.014884</text:p>
          </table:table-cell>
        </table:table-row>
        <table:table-row table:style-name="ro1" table:visibility="filter">
          <table:table-cell office:value-type="float" office:value="1527478251.71469" calcext:value-type="float">
            <text:p>1527478251.71469</text:p>
          </table:table-cell>
          <table:table-cell office:value-type="string" calcext:value-type="string">
            <text:p>PID_y</text:p>
          </table:table-cell>
          <table:table-cell office:value-type="float" office:value="-0.016147" calcext:value-type="float">
            <text:p>-0.016147</text:p>
          </table:table-cell>
          <table:table-cell office:value-type="float" office:value="-0.036726" calcext:value-type="float">
            <text:p>-0.036726</text:p>
          </table:table-cell>
          <table:table-cell office:value-type="float" office:value="-0.016131" calcext:value-type="float">
            <text:p>-0.016131</text:p>
          </table:table-cell>
          <table:table-cell office:value-type="float" office:value="-0.037359" calcext:value-type="float">
            <text:p>-0.037359</text:p>
          </table:table-cell>
          <table:table-cell office:value-type="float" office:value="-0.002394" calcext:value-type="float">
            <text:p>-0.002394</text:p>
          </table:table-cell>
          <table:table-cell office:value-type="string" calcext:value-type="string">
            <text:p>0.014884</text:p>
          </table:table-cell>
        </table:table-row>
        <table:table-row table:style-name="ro1">
          <table:table-cell office:value-type="float" office:value="1527478251.73493" calcext:value-type="float">
            <text:p>1527478251.73493</text:p>
          </table:table-cell>
          <table:table-cell office:value-type="string" calcext:value-type="string">
            <text:p>PID_x</text:p>
          </table:table-cell>
          <table:table-cell office:value-type="float" office:value="-0.016058" calcext:value-type="float">
            <text:p>-0.016058</text:p>
          </table:table-cell>
          <table:table-cell office:value-type="float" office:value="-0.037178" calcext:value-type="float">
            <text:p>-0.037178</text:p>
          </table:table-cell>
          <table:table-cell office:value-type="float" office:value="-0.016059" calcext:value-type="float">
            <text:p>-0.016059</text:p>
          </table:table-cell>
          <table:table-cell office:value-type="float" office:value="-0.037453" calcext:value-type="float">
            <text:p>-0.037453</text:p>
          </table:table-cell>
          <table:table-cell office:value-type="float" office:value="0.000637" calcext:value-type="float">
            <text:p>0.000637</text:p>
          </table:table-cell>
          <table:table-cell office:value-type="string" calcext:value-type="string">
            <text:p>0.009807</text:p>
          </table:table-cell>
        </table:table-row>
        <table:table-row table:style-name="ro1" table:visibility="filter">
          <table:table-cell office:value-type="float" office:value="1527478251.73495" calcext:value-type="float">
            <text:p>1527478251.73495</text:p>
          </table:table-cell>
          <table:table-cell office:value-type="string" calcext:value-type="string">
            <text:p>PID_y</text:p>
          </table:table-cell>
          <table:table-cell office:value-type="float" office:value="-0.016058" calcext:value-type="float">
            <text:p>-0.016058</text:p>
          </table:table-cell>
          <table:table-cell office:value-type="float" office:value="-0.037178" calcext:value-type="float">
            <text:p>-0.037178</text:p>
          </table:table-cell>
          <table:table-cell office:value-type="float" office:value="-0.016059" calcext:value-type="float">
            <text:p>-0.016059</text:p>
          </table:table-cell>
          <table:table-cell office:value-type="float" office:value="-0.037453" calcext:value-type="float">
            <text:p>-0.037453</text:p>
          </table:table-cell>
          <table:table-cell office:value-type="float" office:value="0.000637" calcext:value-type="float">
            <text:p>0.000637</text:p>
          </table:table-cell>
          <table:table-cell office:value-type="string" calcext:value-type="string">
            <text:p>0.009807</text:p>
          </table:table-cell>
        </table:table-row>
        <table:table-row table:style-name="ro1">
          <table:table-cell office:value-type="float" office:value="1527478251.75516" calcext:value-type="float">
            <text:p>1527478251.75516</text:p>
          </table:table-cell>
          <table:table-cell office:value-type="string" calcext:value-type="string">
            <text:p>PID_x</text:p>
          </table:table-cell>
          <table:table-cell office:value-type="float" office:value="-0.015906" calcext:value-type="float">
            <text:p>-0.015906</text:p>
          </table:table-cell>
          <table:table-cell office:value-type="float" office:value="-0.03643" calcext:value-type="float">
            <text:p>-0.03643</text:p>
          </table:table-cell>
          <table:table-cell office:value-type="float" office:value="-0.01598" calcext:value-type="float">
            <text:p>-0.01598</text:p>
          </table:table-cell>
          <table:table-cell office:value-type="float" office:value="-0.036953" calcext:value-type="float">
            <text:p>-0.036953</text:p>
          </table:table-cell>
          <table:table-cell office:value-type="float" office:value="0.005105" calcext:value-type="float">
            <text:p>0.005105</text:p>
          </table:table-cell>
          <table:table-cell office:value-type="string" calcext:value-type="string">
            <text:p>0.013528</text:p>
          </table:table-cell>
        </table:table-row>
        <table:table-row table:style-name="ro1" table:visibility="filter">
          <table:table-cell office:value-type="float" office:value="1527478251.75518" calcext:value-type="float">
            <text:p>1527478251.75518</text:p>
          </table:table-cell>
          <table:table-cell office:value-type="string" calcext:value-type="string">
            <text:p>PID_y</text:p>
          </table:table-cell>
          <table:table-cell office:value-type="float" office:value="-0.015906" calcext:value-type="float">
            <text:p>-0.015906</text:p>
          </table:table-cell>
          <table:table-cell office:value-type="float" office:value="-0.03643" calcext:value-type="float">
            <text:p>-0.03643</text:p>
          </table:table-cell>
          <table:table-cell office:value-type="float" office:value="-0.01598" calcext:value-type="float">
            <text:p>-0.01598</text:p>
          </table:table-cell>
          <table:table-cell office:value-type="float" office:value="-0.036953" calcext:value-type="float">
            <text:p>-0.036953</text:p>
          </table:table-cell>
          <table:table-cell office:value-type="float" office:value="0.005105" calcext:value-type="float">
            <text:p>0.005105</text:p>
          </table:table-cell>
          <table:table-cell office:value-type="string" calcext:value-type="string">
            <text:p>0.013528</text:p>
          </table:table-cell>
        </table:table-row>
        <table:table-row table:style-name="ro1">
          <table:table-cell office:value-type="float" office:value="1527478251.77441" calcext:value-type="float">
            <text:p>1527478251.77441</text:p>
          </table:table-cell>
          <table:table-cell office:value-type="string" calcext:value-type="string">
            <text:p>PID_x</text:p>
          </table:table-cell>
          <table:table-cell office:value-type="float" office:value="-0.01585" calcext:value-type="float">
            <text:p>-0.01585</text:p>
          </table:table-cell>
          <table:table-cell office:value-type="float" office:value="-0.036437" calcext:value-type="float">
            <text:p>-0.036437</text:p>
          </table:table-cell>
          <table:table-cell office:value-type="float" office:value="-0.015872" calcext:value-type="float">
            <text:p>-0.015872</text:p>
          </table:table-cell>
          <table:table-cell office:value-type="float" office:value="-0.036801" calcext:value-type="float">
            <text:p>-0.036801</text:p>
          </table:table-cell>
          <table:table-cell office:value-type="float" office:value="0.002835" calcext:value-type="float">
            <text:p>0.002835</text:p>
          </table:table-cell>
          <table:table-cell office:value-type="string" calcext:value-type="string">
            <text:p>0.011291</text:p>
          </table:table-cell>
        </table:table-row>
        <table:table-row table:style-name="ro1" table:visibility="filter">
          <table:table-cell office:value-type="float" office:value="1527478251.77445" calcext:value-type="float">
            <text:p>1527478251.77445</text:p>
          </table:table-cell>
          <table:table-cell office:value-type="string" calcext:value-type="string">
            <text:p>PID_y</text:p>
          </table:table-cell>
          <table:table-cell office:value-type="float" office:value="-0.01585" calcext:value-type="float">
            <text:p>-0.01585</text:p>
          </table:table-cell>
          <table:table-cell office:value-type="float" office:value="-0.036437" calcext:value-type="float">
            <text:p>-0.036437</text:p>
          </table:table-cell>
          <table:table-cell office:value-type="float" office:value="-0.015872" calcext:value-type="float">
            <text:p>-0.015872</text:p>
          </table:table-cell>
          <table:table-cell office:value-type="float" office:value="-0.036801" calcext:value-type="float">
            <text:p>-0.036801</text:p>
          </table:table-cell>
          <table:table-cell office:value-type="float" office:value="0.002835" calcext:value-type="float">
            <text:p>0.002835</text:p>
          </table:table-cell>
          <table:table-cell office:value-type="string" calcext:value-type="string">
            <text:p>0.011291</text:p>
          </table:table-cell>
        </table:table-row>
        <table:table-row table:style-name="ro1">
          <table:table-cell office:value-type="float" office:value="1527478251.79473" calcext:value-type="float">
            <text:p>1527478251.79473</text:p>
          </table:table-cell>
          <table:table-cell office:value-type="string" calcext:value-type="string">
            <text:p>PID_x</text:p>
          </table:table-cell>
          <table:table-cell office:value-type="float" office:value="-0.015219" calcext:value-type="float">
            <text:p>-0.015219</text:p>
          </table:table-cell>
          <table:table-cell office:value-type="float" office:value="-0.035081" calcext:value-type="float">
            <text:p>-0.03508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36139" calcext:value-type="float">
            <text:p>-0.036139</text:p>
          </table:table-cell>
          <table:table-cell office:value-type="float" office:value="0.008995" calcext:value-type="float">
            <text:p>0.008995</text:p>
          </table:table-cell>
          <table:table-cell office:value-type="string" calcext:value-type="string">
            <text:p>0.019249</text:p>
          </table:table-cell>
        </table:table-row>
        <table:table-row table:style-name="ro1" table:visibility="filter">
          <table:table-cell office:value-type="float" office:value="1527478251.79475" calcext:value-type="float">
            <text:p>1527478251.79475</text:p>
          </table:table-cell>
          <table:table-cell office:value-type="string" calcext:value-type="string">
            <text:p>PID_y</text:p>
          </table:table-cell>
          <table:table-cell office:value-type="float" office:value="-0.015219" calcext:value-type="float">
            <text:p>-0.015219</text:p>
          </table:table-cell>
          <table:table-cell office:value-type="float" office:value="-0.035081" calcext:value-type="float">
            <text:p>-0.03508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36139" calcext:value-type="float">
            <text:p>-0.036139</text:p>
          </table:table-cell>
          <table:table-cell office:value-type="float" office:value="0.008995" calcext:value-type="float">
            <text:p>0.008995</text:p>
          </table:table-cell>
          <table:table-cell office:value-type="string" calcext:value-type="string">
            <text:p>0.019249</text:p>
          </table:table-cell>
        </table:table-row>
        <table:table-row table:style-name="ro1">
          <table:table-cell office:value-type="float" office:value="1527478251.81496" calcext:value-type="float">
            <text:p>1527478251.81496</text:p>
          </table:table-cell>
          <table:table-cell office:value-type="string" calcext:value-type="string">
            <text:p>PID_x</text:p>
          </table:table-cell>
          <table:table-cell office:value-type="float" office:value="-0.01551" calcext:value-type="float">
            <text:p>-0.01551</text:p>
          </table:table-cell>
          <table:table-cell office:value-type="float" office:value="-0.03519" calcext:value-type="float">
            <text:p>-0.03519</text:p>
          </table:table-cell>
          <table:table-cell office:value-type="float" office:value="-0.015592" calcext:value-type="float">
            <text:p>-0.015592</text:p>
          </table:table-cell>
          <table:table-cell office:value-type="float" office:value="-0.035839" calcext:value-type="float">
            <text:p>-0.035839</text:p>
          </table:table-cell>
          <table:table-cell office:value-type="float" office:value="0.005359" calcext:value-type="float">
            <text:p>0.005359</text:p>
          </table:table-cell>
          <table:table-cell office:value-type="string" calcext:value-type="string">
            <text:p>0.015071</text:p>
          </table:table-cell>
        </table:table-row>
        <table:table-row table:style-name="ro1" table:visibility="filter">
          <table:table-cell office:value-type="float" office:value="1527478251.81497" calcext:value-type="float">
            <text:p>1527478251.81497</text:p>
          </table:table-cell>
          <table:table-cell office:value-type="string" calcext:value-type="string">
            <text:p>PID_y</text:p>
          </table:table-cell>
          <table:table-cell office:value-type="float" office:value="-0.01551" calcext:value-type="float">
            <text:p>-0.01551</text:p>
          </table:table-cell>
          <table:table-cell office:value-type="float" office:value="-0.03519" calcext:value-type="float">
            <text:p>-0.03519</text:p>
          </table:table-cell>
          <table:table-cell office:value-type="float" office:value="-0.015592" calcext:value-type="float">
            <text:p>-0.015592</text:p>
          </table:table-cell>
          <table:table-cell office:value-type="float" office:value="-0.035839" calcext:value-type="float">
            <text:p>-0.035839</text:p>
          </table:table-cell>
          <table:table-cell office:value-type="float" office:value="0.005359" calcext:value-type="float">
            <text:p>0.005359</text:p>
          </table:table-cell>
          <table:table-cell office:value-type="string" calcext:value-type="string">
            <text:p>0.015071</text:p>
          </table:table-cell>
        </table:table-row>
        <table:table-row table:style-name="ro1">
          <table:table-cell office:value-type="float" office:value="1527478251.83518" calcext:value-type="float">
            <text:p>1527478251.83518</text:p>
          </table:table-cell>
          <table:table-cell office:value-type="string" calcext:value-type="string">
            <text:p>PID_x</text:p>
          </table:table-cell>
          <table:table-cell office:value-type="float" office:value="-0.014799" calcext:value-type="float">
            <text:p>-0.014799</text:p>
          </table:table-cell>
          <table:table-cell office:value-type="float" office:value="-0.034579" calcext:value-type="float">
            <text:p>-0.034579</text:p>
          </table:table-cell>
          <table:table-cell office:value-type="float" office:value="-0.015073" calcext:value-type="float">
            <text:p>-0.015073</text:p>
          </table:table-cell>
          <table:table-cell office:value-type="float" office:value="-0.035571" calcext:value-type="float">
            <text:p>-0.035571</text:p>
          </table:table-cell>
          <table:table-cell office:value-type="float" office:value="0.009786" calcext:value-type="float">
            <text:p>0.009786</text:p>
          </table:table-cell>
          <table:table-cell office:value-type="string" calcext:value-type="string">
            <text:p>0.018641</text:p>
          </table:table-cell>
        </table:table-row>
        <table:table-row table:style-name="ro1" table:visibility="filter">
          <table:table-cell office:value-type="float" office:value="1527478251.8352" calcext:value-type="float">
            <text:p>1527478251.8352</text:p>
          </table:table-cell>
          <table:table-cell office:value-type="string" calcext:value-type="string">
            <text:p>PID_y</text:p>
          </table:table-cell>
          <table:table-cell office:value-type="float" office:value="-0.014799" calcext:value-type="float">
            <text:p>-0.014799</text:p>
          </table:table-cell>
          <table:table-cell office:value-type="float" office:value="-0.034579" calcext:value-type="float">
            <text:p>-0.034579</text:p>
          </table:table-cell>
          <table:table-cell office:value-type="float" office:value="-0.015073" calcext:value-type="float">
            <text:p>-0.015073</text:p>
          </table:table-cell>
          <table:table-cell office:value-type="float" office:value="-0.035571" calcext:value-type="float">
            <text:p>-0.035571</text:p>
          </table:table-cell>
          <table:table-cell office:value-type="float" office:value="0.009786" calcext:value-type="float">
            <text:p>0.009786</text:p>
          </table:table-cell>
          <table:table-cell office:value-type="string" calcext:value-type="string">
            <text:p>0.018641</text:p>
          </table:table-cell>
        </table:table-row>
        <table:table-row table:style-name="ro1">
          <table:table-cell office:value-type="float" office:value="1527478251.85437" calcext:value-type="float">
            <text:p>1527478251.85437</text:p>
          </table:table-cell>
          <table:table-cell office:value-type="string" calcext:value-type="string">
            <text:p>PID_x</text:p>
          </table:table-cell>
          <table:table-cell office:value-type="float" office:value="-0.014064" calcext:value-type="float">
            <text:p>-0.014064</text:p>
          </table:table-cell>
          <table:table-cell office:value-type="float" office:value="-0.033673" calcext:value-type="float">
            <text:p>-0.033673</text:p>
          </table:table-cell>
          <table:table-cell office:value-type="float" office:value="-0.01461" calcext:value-type="float">
            <text:p>-0.01461</text:p>
          </table:table-cell>
          <table:table-cell office:value-type="float" office:value="-0.034898" calcext:value-type="float">
            <text:p>-0.034898</text:p>
          </table:table-cell>
          <table:table-cell office:value-type="float" office:value="0.013829" calcext:value-type="float">
            <text:p>0.013829</text:p>
          </table:table-cell>
          <table:table-cell office:value-type="string" calcext:value-type="string">
            <text:p>0.020709</text:p>
          </table:table-cell>
        </table:table-row>
        <table:table-row table:style-name="ro1" table:visibility="filter">
          <table:table-cell office:value-type="float" office:value="1527478251.8544" calcext:value-type="float">
            <text:p>1527478251.8544</text:p>
          </table:table-cell>
          <table:table-cell office:value-type="string" calcext:value-type="string">
            <text:p>PID_y</text:p>
          </table:table-cell>
          <table:table-cell office:value-type="float" office:value="-0.014064" calcext:value-type="float">
            <text:p>-0.014064</text:p>
          </table:table-cell>
          <table:table-cell office:value-type="float" office:value="-0.033673" calcext:value-type="float">
            <text:p>-0.033673</text:p>
          </table:table-cell>
          <table:table-cell office:value-type="float" office:value="-0.01461" calcext:value-type="float">
            <text:p>-0.01461</text:p>
          </table:table-cell>
          <table:table-cell office:value-type="float" office:value="-0.034898" calcext:value-type="float">
            <text:p>-0.034898</text:p>
          </table:table-cell>
          <table:table-cell office:value-type="float" office:value="0.013829" calcext:value-type="float">
            <text:p>0.013829</text:p>
          </table:table-cell>
          <table:table-cell office:value-type="string" calcext:value-type="string">
            <text:p>0.020709</text:p>
          </table:table-cell>
        </table:table-row>
        <table:table-row table:style-name="ro1">
          <table:table-cell office:value-type="float" office:value="1527478251.87464" calcext:value-type="float">
            <text:p>1527478251.87464</text:p>
          </table:table-cell>
          <table:table-cell office:value-type="string" calcext:value-type="string">
            <text:p>PID_x</text:p>
          </table:table-cell>
          <table:table-cell office:value-type="float" office:value="-0.01354" calcext:value-type="float">
            <text:p>-0.01354</text:p>
          </table:table-cell>
          <table:table-cell office:value-type="float" office:value="-0.033786" calcext:value-type="float">
            <text:p>-0.033786</text:p>
          </table:table-cell>
          <table:table-cell office:value-type="float" office:value="-0.014274" calcext:value-type="float">
            <text:p>-0.014274</text:p>
          </table:table-cell>
          <table:table-cell office:value-type="float" office:value="-0.034867" calcext:value-type="float">
            <text:p>-0.034867</text:p>
          </table:table-cell>
          <table:table-cell office:value-type="float" office:value="0.016023" calcext:value-type="float">
            <text:p>0.016023</text:p>
          </table:table-cell>
          <table:table-cell office:value-type="string" calcext:value-type="string">
            <text:p>0.019446</text:p>
          </table:table-cell>
        </table:table-row>
        <table:table-row table:style-name="ro1" table:visibility="filter">
          <table:table-cell office:value-type="float" office:value="1527478251.87466" calcext:value-type="float">
            <text:p>1527478251.87466</text:p>
          </table:table-cell>
          <table:table-cell office:value-type="string" calcext:value-type="string">
            <text:p>PID_y</text:p>
          </table:table-cell>
          <table:table-cell office:value-type="float" office:value="-0.01354" calcext:value-type="float">
            <text:p>-0.01354</text:p>
          </table:table-cell>
          <table:table-cell office:value-type="float" office:value="-0.033786" calcext:value-type="float">
            <text:p>-0.033786</text:p>
          </table:table-cell>
          <table:table-cell office:value-type="float" office:value="-0.014274" calcext:value-type="float">
            <text:p>-0.014274</text:p>
          </table:table-cell>
          <table:table-cell office:value-type="float" office:value="-0.034867" calcext:value-type="float">
            <text:p>-0.034867</text:p>
          </table:table-cell>
          <table:table-cell office:value-type="float" office:value="0.016023" calcext:value-type="float">
            <text:p>0.016023</text:p>
          </table:table-cell>
          <table:table-cell office:value-type="string" calcext:value-type="string">
            <text:p>0.019446</text:p>
          </table:table-cell>
        </table:table-row>
        <table:table-row table:style-name="ro1">
          <table:table-cell office:value-type="float" office:value="1527478251.89488" calcext:value-type="float">
            <text:p>1527478251.89488</text:p>
          </table:table-cell>
          <table:table-cell office:value-type="string" calcext:value-type="string">
            <text:p>PID_x</text:p>
          </table:table-cell>
          <table:table-cell office:value-type="float" office:value="-0.012971" calcext:value-type="float">
            <text:p>-0.012971</text:p>
          </table:table-cell>
          <table:table-cell office:value-type="float" office:value="-0.033596" calcext:value-type="float">
            <text:p>-0.033596</text:p>
          </table:table-cell>
          <table:table-cell office:value-type="float" office:value="-0.013776" calcext:value-type="float">
            <text:p>-0.013776</text:p>
          </table:table-cell>
          <table:table-cell office:value-type="float" office:value="-0.034439" calcext:value-type="float">
            <text:p>-0.034439</text:p>
          </table:table-cell>
          <table:table-cell office:value-type="float" office:value="0.016792" calcext:value-type="float">
            <text:p>0.016792</text:p>
          </table:table-cell>
          <table:table-cell office:value-type="string" calcext:value-type="string">
            <text:p>0.017176</text:p>
          </table:table-cell>
        </table:table-row>
        <table:table-row table:style-name="ro1" table:visibility="filter">
          <table:table-cell office:value-type="float" office:value="1527478251.89491" calcext:value-type="float">
            <text:p>1527478251.89491</text:p>
          </table:table-cell>
          <table:table-cell office:value-type="string" calcext:value-type="string">
            <text:p>PID_y</text:p>
          </table:table-cell>
          <table:table-cell office:value-type="float" office:value="-0.012971" calcext:value-type="float">
            <text:p>-0.012971</text:p>
          </table:table-cell>
          <table:table-cell office:value-type="float" office:value="-0.033596" calcext:value-type="float">
            <text:p>-0.033596</text:p>
          </table:table-cell>
          <table:table-cell office:value-type="float" office:value="-0.013776" calcext:value-type="float">
            <text:p>-0.013776</text:p>
          </table:table-cell>
          <table:table-cell office:value-type="float" office:value="-0.034439" calcext:value-type="float">
            <text:p>-0.034439</text:p>
          </table:table-cell>
          <table:table-cell office:value-type="float" office:value="0.016792" calcext:value-type="float">
            <text:p>0.016792</text:p>
          </table:table-cell>
          <table:table-cell office:value-type="string" calcext:value-type="string">
            <text:p>0.017176</text:p>
          </table:table-cell>
        </table:table-row>
        <table:table-row table:style-name="ro1">
          <table:table-cell office:value-type="float" office:value="1527478251.91533" calcext:value-type="float">
            <text:p>1527478251.91533</text:p>
          </table:table-cell>
          <table:table-cell office:value-type="string" calcext:value-type="string">
            <text:p>PID_x</text:p>
          </table:table-cell>
          <table:table-cell office:value-type="float" office:value="-0.011289" calcext:value-type="float">
            <text:p>-0.011289</text:p>
          </table:table-cell>
          <table:table-cell office:value-type="float" office:value="-0.033223" calcext:value-type="float">
            <text:p>-0.033223</text:p>
          </table:table-cell>
          <table:table-cell office:value-type="float" office:value="-0.013079" calcext:value-type="float">
            <text:p>-0.013079</text:p>
          </table:table-cell>
          <table:table-cell office:value-type="float" office:value="-0.0341" calcext:value-type="float">
            <text:p>-0.0341</text:p>
          </table:table-cell>
          <table:table-cell office:value-type="float" office:value="0.025026" calcext:value-type="float">
            <text:p>0.025026</text:p>
          </table:table-cell>
          <table:table-cell office:value-type="string" calcext:value-type="string">
            <text:p>0.017524</text:p>
          </table:table-cell>
        </table:table-row>
        <table:table-row table:style-name="ro1" table:visibility="filter">
          <table:table-cell office:value-type="float" office:value="1527478251.91536" calcext:value-type="float">
            <text:p>1527478251.91536</text:p>
          </table:table-cell>
          <table:table-cell office:value-type="string" calcext:value-type="string">
            <text:p>PID_y</text:p>
          </table:table-cell>
          <table:table-cell office:value-type="float" office:value="-0.011289" calcext:value-type="float">
            <text:p>-0.011289</text:p>
          </table:table-cell>
          <table:table-cell office:value-type="float" office:value="-0.033223" calcext:value-type="float">
            <text:p>-0.033223</text:p>
          </table:table-cell>
          <table:table-cell office:value-type="float" office:value="-0.013079" calcext:value-type="float">
            <text:p>-0.013079</text:p>
          </table:table-cell>
          <table:table-cell office:value-type="float" office:value="-0.0341" calcext:value-type="float">
            <text:p>-0.0341</text:p>
          </table:table-cell>
          <table:table-cell office:value-type="float" office:value="0.025026" calcext:value-type="float">
            <text:p>0.025026</text:p>
          </table:table-cell>
          <table:table-cell office:value-type="string" calcext:value-type="string">
            <text:p>0.017524</text:p>
          </table:table-cell>
        </table:table-row>
        <table:table-row table:style-name="ro1">
          <table:table-cell office:value-type="float" office:value="1527478251.9347" calcext:value-type="float">
            <text:p>1527478251.9347</text:p>
          </table:table-cell>
          <table:table-cell office:value-type="string" calcext:value-type="string">
            <text:p>PID_x</text:p>
          </table:table-cell>
          <table:table-cell office:value-type="float" office:value="-0.010704" calcext:value-type="float">
            <text:p>-0.010704</text:p>
          </table:table-cell>
          <table:table-cell office:value-type="float" office:value="-0.032085" calcext:value-type="float">
            <text:p>-0.032085</text:p>
          </table:table-cell>
          <table:table-cell office:value-type="float" office:value="-0.012545" calcext:value-type="float">
            <text:p>-0.012545</text:p>
          </table:table-cell>
          <table:table-cell office:value-type="float" office:value="-0.033435" calcext:value-type="float">
            <text:p>-0.033435</text:p>
          </table:table-cell>
          <table:table-cell office:value-type="float" office:value="0.025388" calcext:value-type="float">
            <text:p>0.025388</text:p>
          </table:table-cell>
          <table:table-cell office:value-type="string" calcext:value-type="string">
            <text:p>0.021732</text:p>
          </table:table-cell>
        </table:table-row>
        <table:table-row table:style-name="ro1" table:visibility="filter">
          <table:table-cell office:value-type="float" office:value="1527478251.93472" calcext:value-type="float">
            <text:p>1527478251.93472</text:p>
          </table:table-cell>
          <table:table-cell office:value-type="string" calcext:value-type="string">
            <text:p>PID_y</text:p>
          </table:table-cell>
          <table:table-cell office:value-type="float" office:value="-0.010704" calcext:value-type="float">
            <text:p>-0.010704</text:p>
          </table:table-cell>
          <table:table-cell office:value-type="float" office:value="-0.032085" calcext:value-type="float">
            <text:p>-0.032085</text:p>
          </table:table-cell>
          <table:table-cell office:value-type="float" office:value="-0.012545" calcext:value-type="float">
            <text:p>-0.012545</text:p>
          </table:table-cell>
          <table:table-cell office:value-type="float" office:value="-0.033435" calcext:value-type="float">
            <text:p>-0.033435</text:p>
          </table:table-cell>
          <table:table-cell office:value-type="float" office:value="0.025388" calcext:value-type="float">
            <text:p>0.025388</text:p>
          </table:table-cell>
          <table:table-cell office:value-type="string" calcext:value-type="string">
            <text:p>0.021732</text:p>
          </table:table-cell>
        </table:table-row>
        <table:table-row table:style-name="ro1">
          <table:table-cell office:value-type="float" office:value="1527478251.95502" calcext:value-type="float">
            <text:p>1527478251.95502</text:p>
          </table:table-cell>
          <table:table-cell office:value-type="string" calcext:value-type="string">
            <text:p>PID_x</text:p>
          </table:table-cell>
          <table:table-cell office:value-type="float" office:value="-0.009496" calcext:value-type="float">
            <text:p>-0.009496</text:p>
          </table:table-cell>
          <table:table-cell office:value-type="float" office:value="-0.032241" calcext:value-type="float">
            <text:p>-0.032241</text:p>
          </table:table-cell>
          <table:table-cell office:value-type="float" office:value="-0.011769" calcext:value-type="float">
            <text:p>-0.011769</text:p>
          </table:table-cell>
          <table:table-cell office:value-type="float" office:value="-0.033134" calcext:value-type="float">
            <text:p>-0.033134</text:p>
          </table:table-cell>
          <table:table-cell office:value-type="float" office:value="0.028207" calcext:value-type="float">
            <text:p>0.028207</text:p>
          </table:table-cell>
          <table:table-cell office:value-type="string" calcext:value-type="string">
            <text:p>0.017681</text:p>
          </table:table-cell>
        </table:table-row>
        <table:table-row table:style-name="ro1" table:visibility="filter">
          <table:table-cell office:value-type="float" office:value="1527478251.95505" calcext:value-type="float">
            <text:p>1527478251.95505</text:p>
          </table:table-cell>
          <table:table-cell office:value-type="string" calcext:value-type="string">
            <text:p>PID_y</text:p>
          </table:table-cell>
          <table:table-cell office:value-type="float" office:value="-0.009496" calcext:value-type="float">
            <text:p>-0.009496</text:p>
          </table:table-cell>
          <table:table-cell office:value-type="float" office:value="-0.032241" calcext:value-type="float">
            <text:p>-0.032241</text:p>
          </table:table-cell>
          <table:table-cell office:value-type="float" office:value="-0.011769" calcext:value-type="float">
            <text:p>-0.011769</text:p>
          </table:table-cell>
          <table:table-cell office:value-type="float" office:value="-0.033134" calcext:value-type="float">
            <text:p>-0.033134</text:p>
          </table:table-cell>
          <table:table-cell office:value-type="float" office:value="0.028207" calcext:value-type="float">
            <text:p>0.028207</text:p>
          </table:table-cell>
          <table:table-cell office:value-type="string" calcext:value-type="string">
            <text:p>0.017681</text:p>
          </table:table-cell>
        </table:table-row>
        <table:table-row table:style-name="ro1">
          <table:table-cell office:value-type="float" office:value="1527478251.97534" calcext:value-type="float">
            <text:p>1527478251.97534</text:p>
          </table:table-cell>
          <table:table-cell office:value-type="string" calcext:value-type="string">
            <text:p>PID_x</text:p>
          </table:table-cell>
          <table:table-cell office:value-type="float" office:value="-0.008854" calcext:value-type="float">
            <text:p>-0.008854</text:p>
          </table:table-cell>
          <table:table-cell office:value-type="float" office:value="-0.030623" calcext:value-type="float">
            <text:p>-0.030623</text:p>
          </table:table-cell>
          <table:table-cell office:value-type="float" office:value="-0.011316" calcext:value-type="float">
            <text:p>-0.011316</text:p>
          </table:table-cell>
          <table:table-cell office:value-type="float" office:value="-0.032379" calcext:value-type="float">
            <text:p>-0.032379</text:p>
          </table:table-cell>
          <table:table-cell office:value-type="float" office:value="0.029351" calcext:value-type="float">
            <text:p>0.029351</text:p>
          </table:table-cell>
          <table:table-cell office:value-type="string" calcext:value-type="string">
            <text:p>0.024794</text:p>
          </table:table-cell>
        </table:table-row>
        <table:table-row table:style-name="ro1" table:visibility="filter">
          <table:table-cell office:value-type="float" office:value="1527478251.97536" calcext:value-type="float">
            <text:p>1527478251.97536</text:p>
          </table:table-cell>
          <table:table-cell office:value-type="string" calcext:value-type="string">
            <text:p>PID_y</text:p>
          </table:table-cell>
          <table:table-cell office:value-type="float" office:value="-0.008854" calcext:value-type="float">
            <text:p>-0.008854</text:p>
          </table:table-cell>
          <table:table-cell office:value-type="float" office:value="-0.030623" calcext:value-type="float">
            <text:p>-0.030623</text:p>
          </table:table-cell>
          <table:table-cell office:value-type="float" office:value="-0.011316" calcext:value-type="float">
            <text:p>-0.011316</text:p>
          </table:table-cell>
          <table:table-cell office:value-type="float" office:value="-0.032379" calcext:value-type="float">
            <text:p>-0.032379</text:p>
          </table:table-cell>
          <table:table-cell office:value-type="float" office:value="0.029351" calcext:value-type="float">
            <text:p>0.029351</text:p>
          </table:table-cell>
          <table:table-cell office:value-type="string" calcext:value-type="string">
            <text:p>0.024794</text:p>
          </table:table-cell>
        </table:table-row>
        <table:table-row table:style-name="ro1">
          <table:table-cell office:value-type="float" office:value="1527478251.99462" calcext:value-type="float">
            <text:p>1527478251.99462</text:p>
          </table:table-cell>
          <table:table-cell office:value-type="string" calcext:value-type="string">
            <text:p>PID_x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30351" calcext:value-type="float">
            <text:p>-0.030351</text:p>
          </table:table-cell>
          <table:table-cell office:value-type="float" office:value="-0.010705" calcext:value-type="float">
            <text:p>-0.010705</text:p>
          </table:table-cell>
          <table:table-cell office:value-type="float" office:value="-0.032027" calcext:value-type="float">
            <text:p>-0.032027</text:p>
          </table:table-cell>
          <table:table-cell office:value-type="float" office:value="0.030768" calcext:value-type="float">
            <text:p>0.030768</text:p>
          </table:table-cell>
          <table:table-cell office:value-type="string" calcext:value-type="string">
            <text:p>0.024218</text:p>
          </table:table-cell>
        </table:table-row>
        <table:table-row table:style-name="ro1" table:visibility="filter">
          <table:table-cell office:value-type="float" office:value="1527478251.99464" calcext:value-type="float">
            <text:p>1527478251.99464</text:p>
          </table:table-cell>
          <table:table-cell office:value-type="string" calcext:value-type="string">
            <text:p>PID_y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30351" calcext:value-type="float">
            <text:p>-0.030351</text:p>
          </table:table-cell>
          <table:table-cell office:value-type="float" office:value="-0.010705" calcext:value-type="float">
            <text:p>-0.010705</text:p>
          </table:table-cell>
          <table:table-cell office:value-type="float" office:value="-0.032027" calcext:value-type="float">
            <text:p>-0.032027</text:p>
          </table:table-cell>
          <table:table-cell office:value-type="float" office:value="0.030768" calcext:value-type="float">
            <text:p>0.030768</text:p>
          </table:table-cell>
          <table:table-cell office:value-type="string" calcext:value-type="string">
            <text:p>0.024218</text:p>
          </table:table-cell>
        </table:table-row>
        <table:table-row table:style-name="ro1">
          <table:table-cell office:value-type="float" office:value="1527478252.01493" calcext:value-type="float">
            <text:p>1527478252.01493</text:p>
          </table:table-cell>
          <table:table-cell office:value-type="string" calcext:value-type="string">
            <text:p>PID_x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29587" calcext:value-type="float">
            <text:p>-0.029587</text:p>
          </table:table-cell>
          <table:table-cell office:value-type="float" office:value="-0.009918" calcext:value-type="float">
            <text:p>-0.009918</text:p>
          </table:table-cell>
          <table:table-cell office:value-type="float" office:value="-0.031513" calcext:value-type="float">
            <text:p>-0.031513</text:p>
          </table:table-cell>
          <table:table-cell office:value-type="float" office:value="0.031686" calcext:value-type="float">
            <text:p>0.031686</text:p>
          </table:table-cell>
          <table:table-cell office:value-type="string" calcext:value-type="string">
            <text:p>0.025964</text:p>
          </table:table-cell>
        </table:table-row>
        <table:table-row table:style-name="ro1" table:visibility="filter">
          <table:table-cell office:value-type="float" office:value="1527478252.01496" calcext:value-type="float">
            <text:p>1527478252.01496</text:p>
          </table:table-cell>
          <table:table-cell office:value-type="string" calcext:value-type="string">
            <text:p>PID_y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29587" calcext:value-type="float">
            <text:p>-0.029587</text:p>
          </table:table-cell>
          <table:table-cell office:value-type="float" office:value="-0.009918" calcext:value-type="float">
            <text:p>-0.009918</text:p>
          </table:table-cell>
          <table:table-cell office:value-type="float" office:value="-0.031513" calcext:value-type="float">
            <text:p>-0.031513</text:p>
          </table:table-cell>
          <table:table-cell office:value-type="float" office:value="0.031686" calcext:value-type="float">
            <text:p>0.031686</text:p>
          </table:table-cell>
          <table:table-cell office:value-type="string" calcext:value-type="string">
            <text:p>0.025964</text:p>
          </table:table-cell>
        </table:table-row>
        <table:table-row table:style-name="ro1">
          <table:table-cell office:value-type="float" office:value="1527478252.03526" calcext:value-type="float">
            <text:p>1527478252.03526</text:p>
          </table:table-cell>
          <table:table-cell office:value-type="string" calcext:value-type="string">
            <text:p>PID_x</text:p>
          </table:table-cell>
          <table:table-cell office:value-type="float" office:value="-0.006537" calcext:value-type="float">
            <text:p>-0.006537</text:p>
          </table:table-cell>
          <table:table-cell office:value-type="float" office:value="-0.029315" calcext:value-type="float">
            <text:p>-0.029315</text:p>
          </table:table-cell>
          <table:table-cell office:value-type="float" office:value="-0.009376" calcext:value-type="float">
            <text:p>-0.009376</text:p>
          </table:table-cell>
          <table:table-cell office:value-type="float" office:value="-0.030992" calcext:value-type="float">
            <text:p>-0.030992</text:p>
          </table:table-cell>
          <table:table-cell office:value-type="float" office:value="0.031522" calcext:value-type="float">
            <text:p>0.031522</text:p>
          </table:table-cell>
          <table:table-cell office:value-type="string" calcext:value-type="string">
            <text:p>0.024230</text:p>
          </table:table-cell>
        </table:table-row>
        <table:table-row table:style-name="ro1" table:visibility="filter">
          <table:table-cell office:value-type="float" office:value="1527478252.03528" calcext:value-type="float">
            <text:p>1527478252.03528</text:p>
          </table:table-cell>
          <table:table-cell office:value-type="string" calcext:value-type="string">
            <text:p>PID_y</text:p>
          </table:table-cell>
          <table:table-cell office:value-type="float" office:value="-0.006537" calcext:value-type="float">
            <text:p>-0.006537</text:p>
          </table:table-cell>
          <table:table-cell office:value-type="float" office:value="-0.029315" calcext:value-type="float">
            <text:p>-0.029315</text:p>
          </table:table-cell>
          <table:table-cell office:value-type="float" office:value="-0.009376" calcext:value-type="float">
            <text:p>-0.009376</text:p>
          </table:table-cell>
          <table:table-cell office:value-type="float" office:value="-0.030992" calcext:value-type="float">
            <text:p>-0.030992</text:p>
          </table:table-cell>
          <table:table-cell office:value-type="float" office:value="0.031522" calcext:value-type="float">
            <text:p>0.031522</text:p>
          </table:table-cell>
          <table:table-cell office:value-type="string" calcext:value-type="string">
            <text:p>0.024230</text:p>
          </table:table-cell>
        </table:table-row>
        <table:table-row table:style-name="ro1">
          <table:table-cell office:value-type="float" office:value="1527478252.05454" calcext:value-type="float">
            <text:p>1527478252.05454</text:p>
          </table:table-cell>
          <table:table-cell office:value-type="string" calcext:value-type="string">
            <text:p>PID_x</text:p>
          </table:table-cell>
          <table:table-cell office:value-type="float" office:value="-0.00553" calcext:value-type="float">
            <text:p>-0.00553</text:p>
          </table:table-cell>
          <table:table-cell office:value-type="float" office:value="-0.028548" calcext:value-type="float">
            <text:p>-0.028548</text:p>
          </table:table-cell>
          <table:table-cell office:value-type="float" office:value="-0.008546" calcext:value-type="float">
            <text:p>-0.008546</text:p>
          </table:table-cell>
          <table:table-cell office:value-type="float" office:value="-0.030514" calcext:value-type="float">
            <text:p>-0.030514</text:p>
          </table:table-cell>
          <table:table-cell office:value-type="float" office:value="0.032491" calcext:value-type="float">
            <text:p>0.032491</text:p>
          </table:table-cell>
          <table:table-cell office:value-type="string" calcext:value-type="string">
            <text:p>0.026230</text:p>
          </table:table-cell>
        </table:table-row>
        <table:table-row table:style-name="ro1" table:visibility="filter">
          <table:table-cell office:value-type="float" office:value="1527478252.05456" calcext:value-type="float">
            <text:p>1527478252.05456</text:p>
          </table:table-cell>
          <table:table-cell office:value-type="string" calcext:value-type="string">
            <text:p>PID_y</text:p>
          </table:table-cell>
          <table:table-cell office:value-type="float" office:value="-0.00553" calcext:value-type="float">
            <text:p>-0.00553</text:p>
          </table:table-cell>
          <table:table-cell office:value-type="float" office:value="-0.028548" calcext:value-type="float">
            <text:p>-0.028548</text:p>
          </table:table-cell>
          <table:table-cell office:value-type="float" office:value="-0.008546" calcext:value-type="float">
            <text:p>-0.008546</text:p>
          </table:table-cell>
          <table:table-cell office:value-type="float" office:value="-0.030514" calcext:value-type="float">
            <text:p>-0.030514</text:p>
          </table:table-cell>
          <table:table-cell office:value-type="float" office:value="0.032491" calcext:value-type="float">
            <text:p>0.032491</text:p>
          </table:table-cell>
          <table:table-cell office:value-type="string" calcext:value-type="string">
            <text:p>0.026230</text:p>
          </table:table-cell>
        </table:table-row>
        <table:table-row table:style-name="ro1">
          <table:table-cell office:value-type="float" office:value="1527478252.0749" calcext:value-type="float">
            <text:p>1527478252.0749</text:p>
          </table:table-cell>
          <table:table-cell office:value-type="string" calcext:value-type="string">
            <text:p>PID_x</text:p>
          </table:table-cell>
          <table:table-cell office:value-type="float" office:value="-0.005127" calcext:value-type="float">
            <text:p>-0.005127</text:p>
          </table:table-cell>
          <table:table-cell office:value-type="float" office:value="-0.02854" calcext:value-type="float">
            <text:p>-0.02854</text:p>
          </table:table-cell>
          <table:table-cell office:value-type="float" office:value="-0.00811" calcext:value-type="float">
            <text:p>-0.00811</text:p>
          </table:table-cell>
          <table:table-cell office:value-type="float" office:value="-0.030071" calcext:value-type="float">
            <text:p>-0.030071</text:p>
          </table:table-cell>
          <table:table-cell office:value-type="float" office:value="0.032313" calcext:value-type="float">
            <text:p>0.032313</text:p>
          </table:table-cell>
          <table:table-cell office:value-type="string" calcext:value-type="string">
            <text:p>0.023148</text:p>
          </table:table-cell>
        </table:table-row>
        <table:table-row table:style-name="ro1" table:visibility="filter">
          <table:table-cell office:value-type="float" office:value="1527478252.07491" calcext:value-type="float">
            <text:p>1527478252.07491</text:p>
          </table:table-cell>
          <table:table-cell office:value-type="string" calcext:value-type="string">
            <text:p>PID_y</text:p>
          </table:table-cell>
          <table:table-cell office:value-type="float" office:value="-0.005127" calcext:value-type="float">
            <text:p>-0.005127</text:p>
          </table:table-cell>
          <table:table-cell office:value-type="float" office:value="-0.02854" calcext:value-type="float">
            <text:p>-0.02854</text:p>
          </table:table-cell>
          <table:table-cell office:value-type="float" office:value="-0.00811" calcext:value-type="float">
            <text:p>-0.00811</text:p>
          </table:table-cell>
          <table:table-cell office:value-type="float" office:value="-0.030071" calcext:value-type="float">
            <text:p>-0.030071</text:p>
          </table:table-cell>
          <table:table-cell office:value-type="float" office:value="0.032313" calcext:value-type="float">
            <text:p>0.032313</text:p>
          </table:table-cell>
          <table:table-cell office:value-type="string" calcext:value-type="string">
            <text:p>0.023148</text:p>
          </table:table-cell>
        </table:table-row>
        <table:table-row table:style-name="ro1">
          <table:table-cell office:value-type="float" office:value="1527478252.09514" calcext:value-type="float">
            <text:p>1527478252.09514</text:p>
          </table:table-cell>
          <table:table-cell office:value-type="string" calcext:value-type="string">
            <text:p>PID_x</text:p>
          </table:table-cell>
          <table:table-cell office:value-type="float" office:value="-0.004149" calcext:value-type="float">
            <text:p>-0.004149</text:p>
          </table:table-cell>
          <table:table-cell office:value-type="float" office:value="-0.028282" calcext:value-type="float">
            <text:p>-0.028282</text:p>
          </table:table-cell>
          <table:table-cell office:value-type="float" office:value="-0.007351" calcext:value-type="float">
            <text:p>-0.007351</text:p>
          </table:table-cell>
          <table:table-cell office:value-type="float" office:value="-0.02975" calcext:value-type="float">
            <text:p>-0.02975</text:p>
          </table:table-cell>
          <table:table-cell office:value-type="float" office:value="0.033475" calcext:value-type="float">
            <text:p>0.033475</text:p>
          </table:table-cell>
          <table:table-cell office:value-type="string" calcext:value-type="string">
            <text:p>0.022668</text:p>
          </table:table-cell>
        </table:table-row>
        <table:table-row table:style-name="ro1" table:visibility="filter">
          <table:table-cell office:value-type="float" office:value="1527478252.09516" calcext:value-type="float">
            <text:p>1527478252.09516</text:p>
          </table:table-cell>
          <table:table-cell office:value-type="string" calcext:value-type="string">
            <text:p>PID_y</text:p>
          </table:table-cell>
          <table:table-cell office:value-type="float" office:value="-0.004149" calcext:value-type="float">
            <text:p>-0.004149</text:p>
          </table:table-cell>
          <table:table-cell office:value-type="float" office:value="-0.028282" calcext:value-type="float">
            <text:p>-0.028282</text:p>
          </table:table-cell>
          <table:table-cell office:value-type="float" office:value="-0.007351" calcext:value-type="float">
            <text:p>-0.007351</text:p>
          </table:table-cell>
          <table:table-cell office:value-type="float" office:value="-0.02975" calcext:value-type="float">
            <text:p>-0.02975</text:p>
          </table:table-cell>
          <table:table-cell office:value-type="float" office:value="0.033475" calcext:value-type="float">
            <text:p>0.033475</text:p>
          </table:table-cell>
          <table:table-cell office:value-type="string" calcext:value-type="string">
            <text:p>0.022668</text:p>
          </table:table-cell>
        </table:table-row>
        <table:table-row table:style-name="ro1">
          <table:table-cell office:value-type="float" office:value="1527478252.11442" calcext:value-type="float">
            <text:p>1527478252.11442</text:p>
          </table:table-cell>
          <table:table-cell office:value-type="string" calcext:value-type="string">
            <text:p>PID_x</text:p>
          </table:table-cell>
          <table:table-cell office:value-type="float" office:value="-0.003115" calcext:value-type="float">
            <text:p>-0.003115</text:p>
          </table:table-cell>
          <table:table-cell office:value-type="float" office:value="-0.027024" calcext:value-type="float">
            <text:p>-0.027024</text:p>
          </table:table-cell>
          <table:table-cell office:value-type="float" office:value="-0.006509" calcext:value-type="float">
            <text:p>-0.006509</text:p>
          </table:table-cell>
          <table:table-cell office:value-type="float" office:value="-0.028947" calcext:value-type="float">
            <text:p>-0.028947</text:p>
          </table:table-cell>
          <table:table-cell office:value-type="float" office:value="0.034468" calcext:value-type="float">
            <text:p>0.034468</text:p>
          </table:table-cell>
          <table:table-cell office:value-type="string" calcext:value-type="string">
            <text:p>0.025942</text:p>
          </table:table-cell>
        </table:table-row>
        <table:table-row table:style-name="ro1" table:visibility="filter">
          <table:table-cell office:value-type="float" office:value="1527478252.11448" calcext:value-type="float">
            <text:p>1527478252.11448</text:p>
          </table:table-cell>
          <table:table-cell office:value-type="string" calcext:value-type="string">
            <text:p>PID_y</text:p>
          </table:table-cell>
          <table:table-cell office:value-type="float" office:value="-0.003115" calcext:value-type="float">
            <text:p>-0.003115</text:p>
          </table:table-cell>
          <table:table-cell office:value-type="float" office:value="-0.027024" calcext:value-type="float">
            <text:p>-0.027024</text:p>
          </table:table-cell>
          <table:table-cell office:value-type="float" office:value="-0.006509" calcext:value-type="float">
            <text:p>-0.006509</text:p>
          </table:table-cell>
          <table:table-cell office:value-type="float" office:value="-0.028947" calcext:value-type="float">
            <text:p>-0.028947</text:p>
          </table:table-cell>
          <table:table-cell office:value-type="float" office:value="0.034468" calcext:value-type="float">
            <text:p>0.034468</text:p>
          </table:table-cell>
          <table:table-cell office:value-type="string" calcext:value-type="string">
            <text:p>0.025942</text:p>
          </table:table-cell>
        </table:table-row>
        <table:table-row table:style-name="ro1">
          <table:table-cell office:value-type="float" office:value="1527478252.13475" calcext:value-type="float">
            <text:p>1527478252.13475</text:p>
          </table:table-cell>
          <table:table-cell office:value-type="string" calcext:value-type="string">
            <text:p>PID_x</text:p>
          </table:table-cell>
          <table:table-cell office:value-type="float" office:value="-0.002994" calcext:value-type="float">
            <text:p>-0.002994</text:p>
          </table:table-cell>
          <table:table-cell office:value-type="float" office:value="-0.027849" calcext:value-type="float">
            <text:p>-0.027849</text:p>
          </table:table-cell>
          <table:table-cell office:value-type="float" office:value="-0.006112" calcext:value-type="float">
            <text:p>-0.006112</text:p>
          </table:table-cell>
          <table:table-cell office:value-type="float" office:value="-0.029012" calcext:value-type="float">
            <text:p>-0.029012</text:p>
          </table:table-cell>
          <table:table-cell office:value-type="float" office:value="0.033038" calcext:value-type="float">
            <text:p>0.033038</text:p>
          </table:table-cell>
          <table:table-cell office:value-type="string" calcext:value-type="string">
            <text:p>0.020180</text:p>
          </table:table-cell>
        </table:table-row>
        <table:table-row table:style-name="ro1" table:visibility="filter">
          <table:table-cell office:value-type="float" office:value="1527478252.13477" calcext:value-type="float">
            <text:p>1527478252.13477</text:p>
          </table:table-cell>
          <table:table-cell office:value-type="string" calcext:value-type="string">
            <text:p>PID_y</text:p>
          </table:table-cell>
          <table:table-cell office:value-type="float" office:value="-0.002994" calcext:value-type="float">
            <text:p>-0.002994</text:p>
          </table:table-cell>
          <table:table-cell office:value-type="float" office:value="-0.027849" calcext:value-type="float">
            <text:p>-0.027849</text:p>
          </table:table-cell>
          <table:table-cell office:value-type="float" office:value="-0.006112" calcext:value-type="float">
            <text:p>-0.006112</text:p>
          </table:table-cell>
          <table:table-cell office:value-type="float" office:value="-0.029012" calcext:value-type="float">
            <text:p>-0.029012</text:p>
          </table:table-cell>
          <table:table-cell office:value-type="float" office:value="0.033038" calcext:value-type="float">
            <text:p>0.033038</text:p>
          </table:table-cell>
          <table:table-cell office:value-type="string" calcext:value-type="string">
            <text:p>0.020180</text:p>
          </table:table-cell>
        </table:table-row>
        <table:table-row table:style-name="ro1">
          <table:table-cell office:value-type="float" office:value="1527478252.15509" calcext:value-type="float">
            <text:p>1527478252.15509</text:p>
          </table:table-cell>
          <table:table-cell office:value-type="string" calcext:value-type="string">
            <text:p>PID_x</text:p>
          </table:table-cell>
          <table:table-cell office:value-type="float" office:value="-0.002394" calcext:value-type="float">
            <text:p>-0.002394</text:p>
          </table:table-cell>
          <table:table-cell office:value-type="float" office:value="-0.026582" calcext:value-type="float">
            <text:p>-0.026582</text:p>
          </table:table-cell>
          <table:table-cell office:value-type="float" office:value="-0.005335" calcext:value-type="float">
            <text:p>-0.005335</text:p>
          </table:table-cell>
          <table:table-cell office:value-type="float" office:value="-0.028166" calcext:value-type="float">
            <text:p>-0.028166</text:p>
          </table:table-cell>
          <table:table-cell office:value-type="float" office:value="0.032082" calcext:value-type="float">
            <text:p>0.032082</text:p>
          </table:table-cell>
          <table:table-cell office:value-type="string" calcext:value-type="string">
            <text:p>0.023546</text:p>
          </table:table-cell>
        </table:table-row>
        <table:table-row table:style-name="ro1" table:visibility="filter">
          <table:table-cell office:value-type="float" office:value="1527478252.15512" calcext:value-type="float">
            <text:p>1527478252.15512</text:p>
          </table:table-cell>
          <table:table-cell office:value-type="string" calcext:value-type="string">
            <text:p>PID_y</text:p>
          </table:table-cell>
          <table:table-cell office:value-type="float" office:value="-0.002394" calcext:value-type="float">
            <text:p>-0.002394</text:p>
          </table:table-cell>
          <table:table-cell office:value-type="float" office:value="-0.026582" calcext:value-type="float">
            <text:p>-0.026582</text:p>
          </table:table-cell>
          <table:table-cell office:value-type="float" office:value="-0.005335" calcext:value-type="float">
            <text:p>-0.005335</text:p>
          </table:table-cell>
          <table:table-cell office:value-type="float" office:value="-0.028166" calcext:value-type="float">
            <text:p>-0.028166</text:p>
          </table:table-cell>
          <table:table-cell office:value-type="float" office:value="0.032082" calcext:value-type="float">
            <text:p>0.032082</text:p>
          </table:table-cell>
          <table:table-cell office:value-type="string" calcext:value-type="string">
            <text:p>0.023546</text:p>
          </table:table-cell>
        </table:table-row>
        <table:table-row table:style-name="ro1">
          <table:table-cell office:value-type="float" office:value="1527478252.1754" calcext:value-type="float">
            <text:p>1527478252.1754</text:p>
          </table:table-cell>
          <table:table-cell office:value-type="string" calcext:value-type="string">
            <text:p>PID_x</text:p>
          </table:table-cell>
          <table:table-cell office:value-type="float" office:value="-0.001634" calcext:value-type="float">
            <text:p>-0.001634</text:p>
          </table:table-cell>
          <table:table-cell office:value-type="float" office:value="-0.026696" calcext:value-type="float">
            <text:p>-0.026696</text:p>
          </table:table-cell>
          <table:table-cell office:value-type="float" office:value="-0.004785" calcext:value-type="float">
            <text:p>-0.004785</text:p>
          </table:table-cell>
          <table:table-cell office:value-type="float" office:value="-0.027971" calcext:value-type="float">
            <text:p>-0.027971</text:p>
          </table:table-cell>
          <table:table-cell office:value-type="float" office:value="0.03321" calcext:value-type="float">
            <text:p>0.03321</text:p>
          </table:table-cell>
          <table:table-cell office:value-type="string" calcext:value-type="string">
            <text:p>0.021127</text:p>
          </table:table-cell>
        </table:table-row>
        <table:table-row table:style-name="ro1" table:visibility="filter">
          <table:table-cell office:value-type="float" office:value="1527478252.17544" calcext:value-type="float">
            <text:p>1527478252.17544</text:p>
          </table:table-cell>
          <table:table-cell office:value-type="string" calcext:value-type="string">
            <text:p>PID_y</text:p>
          </table:table-cell>
          <table:table-cell office:value-type="float" office:value="-0.001634" calcext:value-type="float">
            <text:p>-0.001634</text:p>
          </table:table-cell>
          <table:table-cell office:value-type="float" office:value="-0.026696" calcext:value-type="float">
            <text:p>-0.026696</text:p>
          </table:table-cell>
          <table:table-cell office:value-type="float" office:value="-0.004785" calcext:value-type="float">
            <text:p>-0.004785</text:p>
          </table:table-cell>
          <table:table-cell office:value-type="float" office:value="-0.027971" calcext:value-type="float">
            <text:p>-0.027971</text:p>
          </table:table-cell>
          <table:table-cell office:value-type="float" office:value="0.03321" calcext:value-type="float">
            <text:p>0.03321</text:p>
          </table:table-cell>
          <table:table-cell office:value-type="string" calcext:value-type="string">
            <text:p>0.021127</text:p>
          </table:table-cell>
        </table:table-row>
        <table:table-row table:style-name="ro1">
          <table:table-cell office:value-type="float" office:value="1527478252.19475" calcext:value-type="float">
            <text:p>1527478252.19475</text:p>
          </table:table-cell>
          <table:table-cell office:value-type="string" calcext:value-type="string">
            <text:p>PID_x</text:p>
          </table:table-cell>
          <table:table-cell office:value-type="float" office:value="-0.001926" calcext:value-type="float">
            <text:p>-0.001926</text:p>
          </table:table-cell>
          <table:table-cell office:value-type="float" office:value="-0.025237" calcext:value-type="float">
            <text:p>-0.025237</text:p>
          </table:table-cell>
          <table:table-cell office:value-type="float" office:value="-0.004416" calcext:value-type="float">
            <text:p>-0.004416</text:p>
          </table:table-cell>
          <table:table-cell office:value-type="float" office:value="-0.027182" calcext:value-type="float">
            <text:p>-0.027182</text:p>
          </table:table-cell>
          <table:table-cell office:value-type="float" office:value="0.02952" calcext:value-type="float">
            <text:p>0.02952</text:p>
          </table:table-cell>
          <table:table-cell office:value-type="string" calcext:value-type="string">
            <text:p>0.026091</text:p>
          </table:table-cell>
        </table:table-row>
        <table:table-row table:style-name="ro1" table:visibility="filter">
          <table:table-cell office:value-type="float" office:value="1527478252.19478" calcext:value-type="float">
            <text:p>1527478252.19478</text:p>
          </table:table-cell>
          <table:table-cell office:value-type="string" calcext:value-type="string">
            <text:p>PID_y</text:p>
          </table:table-cell>
          <table:table-cell office:value-type="float" office:value="-0.001926" calcext:value-type="float">
            <text:p>-0.001926</text:p>
          </table:table-cell>
          <table:table-cell office:value-type="float" office:value="-0.025237" calcext:value-type="float">
            <text:p>-0.025237</text:p>
          </table:table-cell>
          <table:table-cell office:value-type="float" office:value="-0.004416" calcext:value-type="float">
            <text:p>-0.004416</text:p>
          </table:table-cell>
          <table:table-cell office:value-type="float" office:value="-0.027182" calcext:value-type="float">
            <text:p>-0.027182</text:p>
          </table:table-cell>
          <table:table-cell office:value-type="float" office:value="0.02952" calcext:value-type="float">
            <text:p>0.02952</text:p>
          </table:table-cell>
          <table:table-cell office:value-type="string" calcext:value-type="string">
            <text:p>0.026091</text:p>
          </table:table-cell>
        </table:table-row>
        <table:table-row table:style-name="ro1">
          <table:table-cell office:value-type="float" office:value="1527478252.21507" calcext:value-type="float">
            <text:p>1527478252.21507</text:p>
          </table:table-cell>
          <table:table-cell office:value-type="string" calcext:value-type="string">
            <text:p>PID_x</text:p>
          </table:table-cell>
          <table:table-cell office:value-type="float" office:value="-0.001338" calcext:value-type="float">
            <text:p>-0.001338</text:p>
          </table:table-cell>
          <table:table-cell office:value-type="float" office:value="-0.024578" calcext:value-type="float">
            <text:p>-0.024578</text:p>
          </table:table-cell>
          <table:table-cell office:value-type="float" office:value="-0.003642" calcext:value-type="float">
            <text:p>-0.003642</text:p>
          </table:table-cell>
          <table:table-cell office:value-type="float" office:value="-0.026412" calcext:value-type="float">
            <text:p>-0.026412</text:p>
          </table:table-cell>
          <table:table-cell office:value-type="float" office:value="0.028398" calcext:value-type="float">
            <text:p>0.028398</text:p>
          </table:table-cell>
          <table:table-cell office:value-type="string" calcext:value-type="string">
            <text:p>0.025337</text:p>
          </table:table-cell>
        </table:table-row>
        <table:table-row table:style-name="ro1" table:visibility="filter">
          <table:table-cell office:value-type="float" office:value="1527478252.2151" calcext:value-type="float">
            <text:p>1527478252.2151</text:p>
          </table:table-cell>
          <table:table-cell office:value-type="string" calcext:value-type="string">
            <text:p>PID_y</text:p>
          </table:table-cell>
          <table:table-cell office:value-type="float" office:value="-0.001338" calcext:value-type="float">
            <text:p>-0.001338</text:p>
          </table:table-cell>
          <table:table-cell office:value-type="float" office:value="-0.024578" calcext:value-type="float">
            <text:p>-0.024578</text:p>
          </table:table-cell>
          <table:table-cell office:value-type="float" office:value="-0.003642" calcext:value-type="float">
            <text:p>-0.003642</text:p>
          </table:table-cell>
          <table:table-cell office:value-type="float" office:value="-0.026412" calcext:value-type="float">
            <text:p>-0.026412</text:p>
          </table:table-cell>
          <table:table-cell office:value-type="float" office:value="0.028398" calcext:value-type="float">
            <text:p>0.028398</text:p>
          </table:table-cell>
          <table:table-cell office:value-type="string" calcext:value-type="string">
            <text:p>0.025337</text:p>
          </table:table-cell>
        </table:table-row>
        <table:table-row table:style-name="ro1">
          <table:table-cell office:value-type="float" office:value="1527478252.23538" calcext:value-type="float">
            <text:p>1527478252.23538</text:p>
          </table:table-cell>
          <table:table-cell office:value-type="string" calcext:value-type="string">
            <text:p>PID_x</text:p>
          </table:table-cell>
          <table:table-cell office:value-type="float" office:value="-0.000198" calcext:value-type="float">
            <text:p>-0.000198</text:p>
          </table:table-cell>
          <table:table-cell office:value-type="float" office:value="-0.024027" calcext:value-type="float">
            <text:p>-0.024027</text:p>
          </table:table-cell>
          <table:table-cell office:value-type="float" office:value="-0.002968" calcext:value-type="float">
            <text:p>-0.002968</text:p>
          </table:table-cell>
          <table:table-cell office:value-type="float" office:value="-0.02623" calcext:value-type="float">
            <text:p>-0.02623</text:p>
          </table:table-cell>
          <table:table-cell office:value-type="float" office:value="0.031135" calcext:value-type="float">
            <text:p>0.031135</text:p>
          </table:table-cell>
          <table:table-cell office:value-type="string" calcext:value-type="string">
            <text:p>0.027768</text:p>
          </table:table-cell>
        </table:table-row>
        <table:table-row table:style-name="ro1" table:visibility="filter">
          <table:table-cell office:value-type="float" office:value="1527478252.23542" calcext:value-type="float">
            <text:p>1527478252.23542</text:p>
          </table:table-cell>
          <table:table-cell office:value-type="string" calcext:value-type="string">
            <text:p>PID_y</text:p>
          </table:table-cell>
          <table:table-cell office:value-type="float" office:value="-0.000198" calcext:value-type="float">
            <text:p>-0.000198</text:p>
          </table:table-cell>
          <table:table-cell office:value-type="float" office:value="-0.024027" calcext:value-type="float">
            <text:p>-0.024027</text:p>
          </table:table-cell>
          <table:table-cell office:value-type="float" office:value="-0.002968" calcext:value-type="float">
            <text:p>-0.002968</text:p>
          </table:table-cell>
          <table:table-cell office:value-type="float" office:value="-0.02623" calcext:value-type="float">
            <text:p>-0.02623</text:p>
          </table:table-cell>
          <table:table-cell office:value-type="float" office:value="0.031135" calcext:value-type="float">
            <text:p>0.031135</text:p>
          </table:table-cell>
          <table:table-cell office:value-type="string" calcext:value-type="string">
            <text:p>0.027768</text:p>
          </table:table-cell>
        </table:table-row>
        <table:table-row table:style-name="ro1">
          <table:table-cell office:value-type="float" office:value="1527478252.25464" calcext:value-type="float">
            <text:p>1527478252.25464</text:p>
          </table:table-cell>
          <table:table-cell office:value-type="string" calcext:value-type="string">
            <text:p>PID_x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-0.023002" calcext:value-type="float">
            <text:p>-0.023002</text:p>
          </table:table-cell>
          <table:table-cell office:value-type="float" office:value="-0.002093" calcext:value-type="float">
            <text:p>-0.002093</text:p>
          </table:table-cell>
          <table:table-cell office:value-type="float" office:value="-0.025344" calcext:value-type="float">
            <text:p>-0.025344</text:p>
          </table:table-cell>
          <table:table-cell office:value-type="float" office:value="0.032559" calcext:value-type="float">
            <text:p>0.032559</text:p>
          </table:table-cell>
          <table:table-cell office:value-type="string" calcext:value-type="string">
            <text:p>0.028634</text:p>
          </table:table-cell>
        </table:table-row>
        <table:table-row table:style-name="ro1" table:visibility="filter">
          <table:table-cell office:value-type="float" office:value="1527478252.25467" calcext:value-type="float">
            <text:p>1527478252.25467</text:p>
          </table:table-cell>
          <table:table-cell office:value-type="string" calcext:value-type="string">
            <text:p>PID_y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-0.023002" calcext:value-type="float">
            <text:p>-0.023002</text:p>
          </table:table-cell>
          <table:table-cell office:value-type="float" office:value="-0.002093" calcext:value-type="float">
            <text:p>-0.002093</text:p>
          </table:table-cell>
          <table:table-cell office:value-type="float" office:value="-0.025344" calcext:value-type="float">
            <text:p>-0.025344</text:p>
          </table:table-cell>
          <table:table-cell office:value-type="float" office:value="0.032559" calcext:value-type="float">
            <text:p>0.032559</text:p>
          </table:table-cell>
          <table:table-cell office:value-type="string" calcext:value-type="string">
            <text:p>0.028634</text:p>
          </table:table-cell>
        </table:table-row>
        <table:table-row table:style-name="ro1">
          <table:table-cell office:value-type="float" office:value="1527478252.27493" calcext:value-type="float">
            <text:p>1527478252.27493</text:p>
          </table:table-cell>
          <table:table-cell office:value-type="string" calcext:value-type="string">
            <text:p>PID_x</text:p>
          </table:table-cell>
          <table:table-cell office:value-type="float" office:value="0.001552" calcext:value-type="float">
            <text:p>0.001552</text:p>
          </table:table-cell>
          <table:table-cell office:value-type="float" office:value="-0.02236" calcext:value-type="float">
            <text:p>-0.02236</text:p>
          </table:table-cell>
          <table:table-cell office:value-type="float" office:value="-0.001521" calcext:value-type="float">
            <text:p>-0.001521</text:p>
          </table:table-cell>
          <table:table-cell office:value-type="float" office:value="-0.024981" calcext:value-type="float">
            <text:p>-0.024981</text:p>
          </table:table-cell>
          <table:table-cell office:value-type="float" office:value="0.032795" calcext:value-type="float">
            <text:p>0.032795</text:p>
          </table:table-cell>
          <table:table-cell office:value-type="string" calcext:value-type="string">
            <text:p>0.030288</text:p>
          </table:table-cell>
        </table:table-row>
        <table:table-row table:style-name="ro1" table:visibility="filter">
          <table:table-cell office:value-type="float" office:value="1527478252.27495" calcext:value-type="float">
            <text:p>1527478252.27495</text:p>
          </table:table-cell>
          <table:table-cell office:value-type="string" calcext:value-type="string">
            <text:p>PID_y</text:p>
          </table:table-cell>
          <table:table-cell office:value-type="float" office:value="0.001552" calcext:value-type="float">
            <text:p>0.001552</text:p>
          </table:table-cell>
          <table:table-cell office:value-type="float" office:value="-0.02236" calcext:value-type="float">
            <text:p>-0.02236</text:p>
          </table:table-cell>
          <table:table-cell office:value-type="float" office:value="-0.001521" calcext:value-type="float">
            <text:p>-0.001521</text:p>
          </table:table-cell>
          <table:table-cell office:value-type="float" office:value="-0.024981" calcext:value-type="float">
            <text:p>-0.024981</text:p>
          </table:table-cell>
          <table:table-cell office:value-type="float" office:value="0.032795" calcext:value-type="float">
            <text:p>0.032795</text:p>
          </table:table-cell>
          <table:table-cell office:value-type="string" calcext:value-type="string">
            <text:p>0.030288</text:p>
          </table:table-cell>
        </table:table-row>
        <table:table-row table:style-name="ro1">
          <table:table-cell office:value-type="float" office:value="1527478252.29522" calcext:value-type="float">
            <text:p>1527478252.29522</text:p>
          </table:table-cell>
          <table:table-cell office:value-type="string" calcext:value-type="string">
            <text:p>PID_x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-0.022434" calcext:value-type="float">
            <text:p>-0.022434</text:p>
          </table:table-cell>
          <table:table-cell office:value-type="float" office:value="-0.000876" calcext:value-type="float">
            <text:p>-0.000876</text:p>
          </table:table-cell>
          <table:table-cell office:value-type="float" office:value="-0.0245" calcext:value-type="float">
            <text:p>-0.0245</text:p>
          </table:table-cell>
          <table:table-cell office:value-type="float" office:value="0.035342" calcext:value-type="float">
            <text:p>0.035342</text:p>
          </table:table-cell>
          <table:table-cell office:value-type="string" calcext:value-type="string">
            <text:p>0.026892</text:p>
          </table:table-cell>
        </table:table-row>
        <table:table-row table:style-name="ro1" table:visibility="filter">
          <table:table-cell office:value-type="float" office:value="1527478252.29524" calcext:value-type="float">
            <text:p>1527478252.29524</text:p>
          </table:table-cell>
          <table:table-cell office:value-type="string" calcext:value-type="string">
            <text:p>PID_y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-0.022434" calcext:value-type="float">
            <text:p>-0.022434</text:p>
          </table:table-cell>
          <table:table-cell office:value-type="float" office:value="-0.000876" calcext:value-type="float">
            <text:p>-0.000876</text:p>
          </table:table-cell>
          <table:table-cell office:value-type="float" office:value="-0.0245" calcext:value-type="float">
            <text:p>-0.0245</text:p>
          </table:table-cell>
          <table:table-cell office:value-type="float" office:value="0.035342" calcext:value-type="float">
            <text:p>0.035342</text:p>
          </table:table-cell>
          <table:table-cell office:value-type="string" calcext:value-type="string">
            <text:p>0.026892</text:p>
          </table:table-cell>
        </table:table-row>
        <table:table-row table:style-name="ro1">
          <table:table-cell office:value-type="float" office:value="1527478252.31449" calcext:value-type="float">
            <text:p>1527478252.31449</text:p>
          </table:table-cell>
          <table:table-cell office:value-type="string" calcext:value-type="string">
            <text:p>PID_x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-0.022251" calcext:value-type="float">
            <text:p>-0.022251</text:p>
          </table:table-cell>
          <table:table-cell office:value-type="float" office:value="-0.000121" calcext:value-type="float">
            <text:p>-0.000121</text:p>
          </table:table-cell>
          <table:table-cell office:value-type="float" office:value="-0.023987" calcext:value-type="float">
            <text:p>-0.023987</text:p>
          </table:table-cell>
          <table:table-cell office:value-type="float" office:value="0.035573" calcext:value-type="float">
            <text:p>0.035573</text:p>
          </table:table-cell>
          <table:table-cell office:value-type="string" calcext:value-type="string">
            <text:p>0.024648</text:p>
          </table:table-cell>
        </table:table-row>
        <table:table-row table:style-name="ro1" table:visibility="filter">
          <table:table-cell office:value-type="float" office:value="1527478252.31452" calcext:value-type="float">
            <text:p>1527478252.31452</text:p>
          </table:table-cell>
          <table:table-cell office:value-type="string" calcext:value-type="string">
            <text:p>PID_y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-0.022251" calcext:value-type="float">
            <text:p>-0.022251</text:p>
          </table:table-cell>
          <table:table-cell office:value-type="float" office:value="-0.000121" calcext:value-type="float">
            <text:p>-0.000121</text:p>
          </table:table-cell>
          <table:table-cell office:value-type="float" office:value="-0.023987" calcext:value-type="float">
            <text:p>-0.023987</text:p>
          </table:table-cell>
          <table:table-cell office:value-type="float" office:value="0.035573" calcext:value-type="float">
            <text:p>0.035573</text:p>
          </table:table-cell>
          <table:table-cell office:value-type="string" calcext:value-type="string">
            <text:p>0.024648</text:p>
          </table:table-cell>
        </table:table-row>
        <table:table-row table:style-name="ro1">
          <table:table-cell office:value-type="float" office:value="1527478252.33484" calcext:value-type="float">
            <text:p>1527478252.33484</text:p>
          </table:table-cell>
          <table:table-cell office:value-type="string" calcext:value-type="string">
            <text:p>PID_x</text:p>
          </table:table-cell>
          <table:table-cell office:value-type="float" office:value="0.004353" calcext:value-type="float">
            <text:p>0.004353</text:p>
          </table:table-cell>
          <table:table-cell office:value-type="float" office:value="-0.021874" calcext:value-type="float">
            <text:p>-0.021874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-0.023723" calcext:value-type="float">
            <text:p>-0.023723</text:p>
          </table:table-cell>
          <table:table-cell office:value-type="float" office:value="0.036165" calcext:value-type="float">
            <text:p>0.036165</text:p>
          </table:table-cell>
          <table:table-cell office:value-type="string" calcext:value-type="string">
            <text:p>0.025442</text:p>
          </table:table-cell>
        </table:table-row>
        <table:table-row table:style-name="ro1" table:visibility="filter">
          <table:table-cell office:value-type="float" office:value="1527478252.33486" calcext:value-type="float">
            <text:p>1527478252.33486</text:p>
          </table:table-cell>
          <table:table-cell office:value-type="string" calcext:value-type="string">
            <text:p>PID_y</text:p>
          </table:table-cell>
          <table:table-cell office:value-type="float" office:value="0.004353" calcext:value-type="float">
            <text:p>0.004353</text:p>
          </table:table-cell>
          <table:table-cell office:value-type="float" office:value="-0.021874" calcext:value-type="float">
            <text:p>-0.021874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-0.023723" calcext:value-type="float">
            <text:p>-0.023723</text:p>
          </table:table-cell>
          <table:table-cell office:value-type="float" office:value="0.036165" calcext:value-type="float">
            <text:p>0.036165</text:p>
          </table:table-cell>
          <table:table-cell office:value-type="string" calcext:value-type="string">
            <text:p>0.025442</text:p>
          </table:table-cell>
        </table:table-row>
        <table:table-row table:style-name="ro1">
          <table:table-cell office:value-type="float" office:value="1527478252.35517" calcext:value-type="float">
            <text:p>1527478252.35517</text:p>
          </table:table-cell>
          <table:table-cell office:value-type="string" calcext:value-type="string">
            <text:p>PID_x</text:p>
          </table:table-cell>
          <table:table-cell office:value-type="float" office:value="0.004847" calcext:value-type="float">
            <text:p>0.004847</text:p>
          </table:table-cell>
          <table:table-cell office:value-type="float" office:value="-0.021525" calcext:value-type="float">
            <text:p>-0.021525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-0.023036" calcext:value-type="float">
            <text:p>-0.023036</text:p>
          </table:table-cell>
          <table:table-cell office:value-type="float" office:value="0.034754" calcext:value-type="float">
            <text:p>0.034754</text:p>
          </table:table-cell>
          <table:table-cell office:value-type="string" calcext:value-type="string">
            <text:p>0.022999</text:p>
          </table:table-cell>
        </table:table-row>
        <table:table-row table:style-name="ro1" table:visibility="filter">
          <table:table-cell office:value-type="float" office:value="1527478252.3552" calcext:value-type="float">
            <text:p>1527478252.3552</text:p>
          </table:table-cell>
          <table:table-cell office:value-type="string" calcext:value-type="string">
            <text:p>PID_y</text:p>
          </table:table-cell>
          <table:table-cell office:value-type="float" office:value="0.004847" calcext:value-type="float">
            <text:p>0.004847</text:p>
          </table:table-cell>
          <table:table-cell office:value-type="float" office:value="-0.021525" calcext:value-type="float">
            <text:p>-0.021525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-0.023036" calcext:value-type="float">
            <text:p>-0.023036</text:p>
          </table:table-cell>
          <table:table-cell office:value-type="float" office:value="0.034754" calcext:value-type="float">
            <text:p>0.034754</text:p>
          </table:table-cell>
          <table:table-cell office:value-type="string" calcext:value-type="string">
            <text:p>0.022999</text:p>
          </table:table-cell>
        </table:table-row>
        <table:table-row table:style-name="ro1">
          <table:table-cell office:value-type="float" office:value="1527478252.37443" calcext:value-type="float">
            <text:p>1527478252.37443</text:p>
          </table:table-cell>
          <table:table-cell office:value-type="string" calcext:value-type="string">
            <text:p>PID_x</text:p>
          </table:table-cell>
          <table:table-cell office:value-type="float" office:value="0.005694" calcext:value-type="float">
            <text:p>0.005694</text:p>
          </table:table-cell>
          <table:table-cell office:value-type="float" office:value="-0.020823" calcext:value-type="float">
            <text:p>-0.020823</text:p>
          </table:table-cell>
          <table:table-cell office:value-type="float" office:value="0.002037" calcext:value-type="float">
            <text:p>0.002037</text:p>
          </table:table-cell>
          <table:table-cell office:value-type="float" office:value="-0.022544" calcext:value-type="float">
            <text:p>-0.022544</text:p>
          </table:table-cell>
          <table:table-cell office:value-type="float" office:value="0.035776" calcext:value-type="float">
            <text:p>0.035776</text:p>
          </table:table-cell>
          <table:table-cell office:value-type="string" calcext:value-type="string">
            <text:p>0.024545</text:p>
          </table:table-cell>
        </table:table-row>
        <table:table-row table:style-name="ro1" table:visibility="filter">
          <table:table-cell office:value-type="float" office:value="1527478252.37445" calcext:value-type="float">
            <text:p>1527478252.37445</text:p>
          </table:table-cell>
          <table:table-cell office:value-type="string" calcext:value-type="string">
            <text:p>PID_y</text:p>
          </table:table-cell>
          <table:table-cell office:value-type="float" office:value="0.005694" calcext:value-type="float">
            <text:p>0.005694</text:p>
          </table:table-cell>
          <table:table-cell office:value-type="float" office:value="-0.020823" calcext:value-type="float">
            <text:p>-0.020823</text:p>
          </table:table-cell>
          <table:table-cell office:value-type="float" office:value="0.002037" calcext:value-type="float">
            <text:p>0.002037</text:p>
          </table:table-cell>
          <table:table-cell office:value-type="float" office:value="-0.022544" calcext:value-type="float">
            <text:p>-0.022544</text:p>
          </table:table-cell>
          <table:table-cell office:value-type="float" office:value="0.035776" calcext:value-type="float">
            <text:p>0.035776</text:p>
          </table:table-cell>
          <table:table-cell office:value-type="string" calcext:value-type="string">
            <text:p>0.024545</text:p>
          </table:table-cell>
        </table:table-row>
        <table:table-row table:style-name="ro1">
          <table:table-cell office:value-type="float" office:value="1527478252.39471" calcext:value-type="float">
            <text:p>1527478252.39471</text:p>
          </table:table-cell>
          <table:table-cell office:value-type="string" calcext:value-type="string">
            <text:p>PID_x</text:p>
          </table:table-cell>
          <table:table-cell office:value-type="float" office:value="0.006304" calcext:value-type="float">
            <text:p>0.006304</text:p>
          </table:table-cell>
          <table:table-cell office:value-type="float" office:value="-0.020883" calcext:value-type="float">
            <text:p>-0.020883</text:p>
          </table:table-cell>
          <table:table-cell office:value-type="float" office:value="0.002671" calcext:value-type="float">
            <text:p>0.002671</text:p>
          </table:table-cell>
          <table:table-cell office:value-type="float" office:value="-0.022296" calcext:value-type="float">
            <text:p>-0.022296</text:p>
          </table:table-cell>
          <table:table-cell office:value-type="float" office:value="0.035662" calcext:value-type="float">
            <text:p>0.035662</text:p>
          </table:table-cell>
          <table:table-cell office:value-type="string" calcext:value-type="string">
            <text:p>0.022240</text:p>
          </table:table-cell>
        </table:table-row>
        <table:table-row table:style-name="ro1" table:visibility="filter">
          <table:table-cell office:value-type="float" office:value="1527478252.39473" calcext:value-type="float">
            <text:p>1527478252.39473</text:p>
          </table:table-cell>
          <table:table-cell office:value-type="string" calcext:value-type="string">
            <text:p>PID_y</text:p>
          </table:table-cell>
          <table:table-cell office:value-type="float" office:value="0.006304" calcext:value-type="float">
            <text:p>0.006304</text:p>
          </table:table-cell>
          <table:table-cell office:value-type="float" office:value="-0.020883" calcext:value-type="float">
            <text:p>-0.020883</text:p>
          </table:table-cell>
          <table:table-cell office:value-type="float" office:value="0.002671" calcext:value-type="float">
            <text:p>0.002671</text:p>
          </table:table-cell>
          <table:table-cell office:value-type="float" office:value="-0.022296" calcext:value-type="float">
            <text:p>-0.022296</text:p>
          </table:table-cell>
          <table:table-cell office:value-type="float" office:value="0.035662" calcext:value-type="float">
            <text:p>0.035662</text:p>
          </table:table-cell>
          <table:table-cell office:value-type="string" calcext:value-type="string">
            <text:p>0.022240</text:p>
          </table:table-cell>
        </table:table-row>
        <table:table-row table:style-name="ro1">
          <table:table-cell office:value-type="float" office:value="1527478252.41495" calcext:value-type="float">
            <text:p>1527478252.41495</text:p>
          </table:table-cell>
          <table:table-cell office:value-type="string" calcext:value-type="string">
            <text:p>PID_x</text:p>
          </table:table-cell>
          <table:table-cell office:value-type="float" office:value="0.006462" calcext:value-type="float">
            <text:p>0.006462</text:p>
          </table:table-cell>
          <table:table-cell office:value-type="float" office:value="-0.020344" calcext:value-type="float">
            <text:p>-0.020344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-0.021756" calcext:value-type="float">
            <text:p>-0.021756</text:p>
          </table:table-cell>
          <table:table-cell office:value-type="float" office:value="0.033529" calcext:value-type="float">
            <text:p>0.033529</text:p>
          </table:table-cell>
          <table:table-cell office:value-type="string" calcext:value-type="string">
            <text:p>0.022232</text:p>
          </table:table-cell>
        </table:table-row>
        <table:table-row table:style-name="ro1" table:visibility="filter">
          <table:table-cell office:value-type="float" office:value="1527478252.41498" calcext:value-type="float">
            <text:p>1527478252.41498</text:p>
          </table:table-cell>
          <table:table-cell office:value-type="string" calcext:value-type="string">
            <text:p>PID_y</text:p>
          </table:table-cell>
          <table:table-cell office:value-type="float" office:value="0.006462" calcext:value-type="float">
            <text:p>0.006462</text:p>
          </table:table-cell>
          <table:table-cell office:value-type="float" office:value="-0.020344" calcext:value-type="float">
            <text:p>-0.020344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-0.021756" calcext:value-type="float">
            <text:p>-0.021756</text:p>
          </table:table-cell>
          <table:table-cell office:value-type="float" office:value="0.033529" calcext:value-type="float">
            <text:p>0.033529</text:p>
          </table:table-cell>
          <table:table-cell office:value-type="string" calcext:value-type="string">
            <text:p>0.022232</text:p>
          </table:table-cell>
        </table:table-row>
        <table:table-row table:style-name="ro1">
          <table:table-cell office:value-type="float" office:value="1527478252.43516" calcext:value-type="float">
            <text:p>1527478252.43516</text:p>
          </table:table-cell>
          <table:table-cell office:value-type="string" calcext:value-type="string">
            <text:p>PID_x</text:p>
          </table:table-cell>
          <table:table-cell office:value-type="float" office:value="0.006115" calcext:value-type="float">
            <text:p>0.006115</text:p>
          </table:table-cell>
          <table:table-cell office:value-type="float" office:value="-0.020133" calcext:value-type="float">
            <text:p>-0.020133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-0.021517" calcext:value-type="float">
            <text:p>-0.021517</text:p>
          </table:table-cell>
          <table:table-cell office:value-type="float" office:value="0.029704" calcext:value-type="float">
            <text:p>0.029704</text:p>
          </table:table-cell>
          <table:table-cell office:value-type="string" calcext:value-type="string">
            <text:p>0.022013</text:p>
          </table:table-cell>
        </table:table-row>
        <table:table-row table:style-name="ro1" table:visibility="filter">
          <table:table-cell office:value-type="float" office:value="1527478252.43518" calcext:value-type="float">
            <text:p>1527478252.43518</text:p>
          </table:table-cell>
          <table:table-cell office:value-type="string" calcext:value-type="string">
            <text:p>PID_y</text:p>
          </table:table-cell>
          <table:table-cell office:value-type="float" office:value="0.006115" calcext:value-type="float">
            <text:p>0.006115</text:p>
          </table:table-cell>
          <table:table-cell office:value-type="float" office:value="-0.020133" calcext:value-type="float">
            <text:p>-0.020133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-0.021517" calcext:value-type="float">
            <text:p>-0.021517</text:p>
          </table:table-cell>
          <table:table-cell office:value-type="float" office:value="0.029704" calcext:value-type="float">
            <text:p>0.029704</text:p>
          </table:table-cell>
          <table:table-cell office:value-type="string" calcext:value-type="string">
            <text:p>0.022013</text:p>
          </table:table-cell>
        </table:table-row>
        <table:table-row table:style-name="ro1">
          <table:table-cell office:value-type="float" office:value="1527478252.45439" calcext:value-type="float">
            <text:p>1527478252.45439</text:p>
          </table:table-cell>
          <table:table-cell office:value-type="string" calcext:value-type="string">
            <text:p>PID_x</text:p>
          </table:table-cell>
          <table:table-cell office:value-type="float" office:value="0.007677" calcext:value-type="float">
            <text:p>0.007677</text:p>
          </table:table-cell>
          <table:table-cell office:value-type="float" office:value="-0.019976" calcext:value-type="float">
            <text:p>-0.019976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-0.021088" calcext:value-type="float">
            <text:p>-0.021088</text:p>
          </table:table-cell>
          <table:table-cell office:value-type="float" office:value="0.03271" calcext:value-type="float">
            <text:p>0.03271</text:p>
          </table:table-cell>
          <table:table-cell office:value-type="string" calcext:value-type="string">
            <text:p>0.019728</text:p>
          </table:table-cell>
        </table:table-row>
        <table:table-row table:style-name="ro1" table:visibility="filter">
          <table:table-cell office:value-type="float" office:value="1527478252.45442" calcext:value-type="float">
            <text:p>1527478252.45442</text:p>
          </table:table-cell>
          <table:table-cell office:value-type="string" calcext:value-type="string">
            <text:p>PID_y</text:p>
          </table:table-cell>
          <table:table-cell office:value-type="float" office:value="0.007677" calcext:value-type="float">
            <text:p>0.007677</text:p>
          </table:table-cell>
          <table:table-cell office:value-type="float" office:value="-0.019976" calcext:value-type="float">
            <text:p>-0.019976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-0.021088" calcext:value-type="float">
            <text:p>-0.021088</text:p>
          </table:table-cell>
          <table:table-cell office:value-type="float" office:value="0.03271" calcext:value-type="float">
            <text:p>0.03271</text:p>
          </table:table-cell>
          <table:table-cell office:value-type="string" calcext:value-type="string">
            <text:p>0.019728</text:p>
          </table:table-cell>
        </table:table-row>
        <table:table-row table:style-name="ro1">
          <table:table-cell office:value-type="float" office:value="1527478252.47462" calcext:value-type="float">
            <text:p>1527478252.47462</text:p>
          </table:table-cell>
          <table:table-cell office:value-type="string" calcext:value-type="string">
            <text:p>PID_x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-0.019686" calcext:value-type="float">
            <text:p>-0.019686</text:p>
          </table:table-cell>
          <table:table-cell office:value-type="float" office:value="0.005084" calcext:value-type="float">
            <text:p>0.005084</text:p>
          </table:table-cell>
          <table:table-cell office:value-type="float" office:value="-0.020679" calcext:value-type="float">
            <text:p>-0.020679</text:p>
          </table:table-cell>
          <table:table-cell office:value-type="float" office:value="0.030625" calcext:value-type="float">
            <text:p>0.030625</text:p>
          </table:table-cell>
          <table:table-cell office:value-type="string" calcext:value-type="string">
            <text:p>0.018644</text:p>
          </table:table-cell>
        </table:table-row>
        <table:table-row table:style-name="ro1" table:visibility="filter">
          <table:table-cell office:value-type="float" office:value="1527478252.47464" calcext:value-type="float">
            <text:p>1527478252.47464</text:p>
          </table:table-cell>
          <table:table-cell office:value-type="string" calcext:value-type="string">
            <text:p>PID_y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-0.019686" calcext:value-type="float">
            <text:p>-0.019686</text:p>
          </table:table-cell>
          <table:table-cell office:value-type="float" office:value="0.005084" calcext:value-type="float">
            <text:p>0.005084</text:p>
          </table:table-cell>
          <table:table-cell office:value-type="float" office:value="-0.020679" calcext:value-type="float">
            <text:p>-0.020679</text:p>
          </table:table-cell>
          <table:table-cell office:value-type="float" office:value="0.030625" calcext:value-type="float">
            <text:p>0.030625</text:p>
          </table:table-cell>
          <table:table-cell office:value-type="string" calcext:value-type="string">
            <text:p>0.018644</text:p>
          </table:table-cell>
        </table:table-row>
        <table:table-row table:style-name="ro1">
          <table:table-cell office:value-type="float" office:value="1527478252.49482" calcext:value-type="float">
            <text:p>1527478252.49482</text:p>
          </table:table-cell>
          <table:table-cell office:value-type="string" calcext:value-type="string">
            <text:p>PID_x</text:p>
          </table:table-cell>
          <table:table-cell office:value-type="float" office:value="0.007953" calcext:value-type="float">
            <text:p>0.007953</text:p>
          </table:table-cell>
          <table:table-cell office:value-type="float" office:value="-0.019135" calcext:value-type="float">
            <text:p>-0.01913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20287" calcext:value-type="float">
            <text:p>-0.020287</text:p>
          </table:table-cell>
          <table:table-cell office:value-type="float" office:value="0.029001" calcext:value-type="float">
            <text:p>0.029001</text:p>
          </table:table-cell>
          <table:table-cell office:value-type="string" calcext:value-type="string">
            <text:p>0.020084</text:p>
          </table:table-cell>
        </table:table-row>
        <table:table-row table:style-name="ro1" table:visibility="filter">
          <table:table-cell office:value-type="float" office:value="1527478252.49484" calcext:value-type="float">
            <text:p>1527478252.49484</text:p>
          </table:table-cell>
          <table:table-cell office:value-type="string" calcext:value-type="string">
            <text:p>PID_y</text:p>
          </table:table-cell>
          <table:table-cell office:value-type="float" office:value="0.007953" calcext:value-type="float">
            <text:p>0.007953</text:p>
          </table:table-cell>
          <table:table-cell office:value-type="float" office:value="-0.019135" calcext:value-type="float">
            <text:p>-0.01913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20287" calcext:value-type="float">
            <text:p>-0.020287</text:p>
          </table:table-cell>
          <table:table-cell office:value-type="float" office:value="0.029001" calcext:value-type="float">
            <text:p>0.029001</text:p>
          </table:table-cell>
          <table:table-cell office:value-type="string" calcext:value-type="string">
            <text:p>0.020084</text:p>
          </table:table-cell>
        </table:table-row>
        <table:table-row table:style-name="ro1">
          <table:table-cell office:value-type="float" office:value="1527478252.51515" calcext:value-type="float">
            <text:p>1527478252.51515</text:p>
          </table:table-cell>
          <table:table-cell office:value-type="string" calcext:value-type="string">
            <text:p>PID_x</text:p>
          </table:table-cell>
          <table:table-cell office:value-type="float" office:value="0.008967" calcext:value-type="float">
            <text:p>0.008967</text:p>
          </table:table-cell>
          <table:table-cell office:value-type="float" office:value="-0.019486" calcext:value-type="float">
            <text:p>-0.019486</text:p>
          </table:table-cell>
          <table:table-cell office:value-type="float" office:value="0.006293" calcext:value-type="float">
            <text:p>0.006293</text:p>
          </table:table-cell>
          <table:table-cell office:value-type="float" office:value="-0.020191" calcext:value-type="float">
            <text:p>-0.020191</text:p>
          </table:table-cell>
          <table:table-cell office:value-type="float" office:value="0.030595" calcext:value-type="float">
            <text:p>0.030595</text:p>
          </table:table-cell>
          <table:table-cell office:value-type="string" calcext:value-type="string">
            <text:p>0.015704</text:p>
          </table:table-cell>
        </table:table-row>
        <table:table-row table:style-name="ro1" table:visibility="filter">
          <table:table-cell office:value-type="float" office:value="1527478252.51519" calcext:value-type="float">
            <text:p>1527478252.51519</text:p>
          </table:table-cell>
          <table:table-cell office:value-type="string" calcext:value-type="string">
            <text:p>PID_y</text:p>
          </table:table-cell>
          <table:table-cell office:value-type="float" office:value="0.008967" calcext:value-type="float">
            <text:p>0.008967</text:p>
          </table:table-cell>
          <table:table-cell office:value-type="float" office:value="-0.019486" calcext:value-type="float">
            <text:p>-0.019486</text:p>
          </table:table-cell>
          <table:table-cell office:value-type="float" office:value="0.006293" calcext:value-type="float">
            <text:p>0.006293</text:p>
          </table:table-cell>
          <table:table-cell office:value-type="float" office:value="-0.020191" calcext:value-type="float">
            <text:p>-0.020191</text:p>
          </table:table-cell>
          <table:table-cell office:value-type="float" office:value="0.030595" calcext:value-type="float">
            <text:p>0.030595</text:p>
          </table:table-cell>
          <table:table-cell office:value-type="string" calcext:value-type="string">
            <text:p>0.015704</text:p>
          </table:table-cell>
        </table:table-row>
        <table:table-row table:style-name="ro1">
          <table:table-cell office:value-type="float" office:value="1527478252.53437" calcext:value-type="float">
            <text:p>1527478252.53437</text:p>
          </table:table-cell>
          <table:table-cell office:value-type="string" calcext:value-type="string">
            <text:p>PID_x</text:p>
          </table:table-cell>
          <table:table-cell office:value-type="float" office:value="0.009658" calcext:value-type="float">
            <text:p>0.009658</text:p>
          </table:table-cell>
          <table:table-cell office:value-type="float" office:value="-0.018782" calcext:value-type="float">
            <text:p>-0.018782</text:p>
          </table:table-cell>
          <table:table-cell office:value-type="float" office:value="0.006747" calcext:value-type="float">
            <text:p>0.006747</text:p>
          </table:table-cell>
          <table:table-cell office:value-type="float" office:value="-0.019726" calcext:value-type="float">
            <text:p>-0.019726</text:p>
          </table:table-cell>
          <table:table-cell office:value-type="float" office:value="0.031915" calcext:value-type="float">
            <text:p>0.031915</text:p>
          </table:table-cell>
          <table:table-cell office:value-type="string" calcext:value-type="string">
            <text:p>0.018173</text:p>
          </table:table-cell>
        </table:table-row>
        <table:table-row table:style-name="ro1" table:visibility="filter">
          <table:table-cell office:value-type="float" office:value="1527478252.53439" calcext:value-type="float">
            <text:p>1527478252.53439</text:p>
          </table:table-cell>
          <table:table-cell office:value-type="string" calcext:value-type="string">
            <text:p>PID_y</text:p>
          </table:table-cell>
          <table:table-cell office:value-type="float" office:value="0.009658" calcext:value-type="float">
            <text:p>0.009658</text:p>
          </table:table-cell>
          <table:table-cell office:value-type="float" office:value="-0.018782" calcext:value-type="float">
            <text:p>-0.018782</text:p>
          </table:table-cell>
          <table:table-cell office:value-type="float" office:value="0.006747" calcext:value-type="float">
            <text:p>0.006747</text:p>
          </table:table-cell>
          <table:table-cell office:value-type="float" office:value="-0.019726" calcext:value-type="float">
            <text:p>-0.019726</text:p>
          </table:table-cell>
          <table:table-cell office:value-type="float" office:value="0.031915" calcext:value-type="float">
            <text:p>0.031915</text:p>
          </table:table-cell>
          <table:table-cell office:value-type="string" calcext:value-type="string">
            <text:p>0.018173</text:p>
          </table:table-cell>
        </table:table-row>
        <table:table-row table:style-name="ro1">
          <table:table-cell office:value-type="float" office:value="1527478252.5546" calcext:value-type="float">
            <text:p>1527478252.5546</text:p>
          </table:table-cell>
          <table:table-cell office:value-type="string" calcext:value-type="string">
            <text:p>PID_x</text:p>
          </table:table-cell>
          <table:table-cell office:value-type="float" office:value="0.010453" calcext:value-type="float">
            <text:p>0.010453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0.007724" calcext:value-type="float">
            <text:p>0.007724</text:p>
          </table:table-cell>
          <table:table-cell office:value-type="float" office:value="-0.019333" calcext:value-type="float">
            <text:p>-0.019333</text:p>
          </table:table-cell>
          <table:table-cell office:value-type="float" office:value="0.030902" calcext:value-type="float">
            <text:p>0.030902</text:p>
          </table:table-cell>
          <table:table-cell office:value-type="string" calcext:value-type="string">
            <text:p>0.017586</text:p>
          </table:table-cell>
        </table:table-row>
        <table:table-row table:style-name="ro1" table:visibility="filter">
          <table:table-cell office:value-type="float" office:value="1527478252.55463" calcext:value-type="float">
            <text:p>1527478252.55463</text:p>
          </table:table-cell>
          <table:table-cell office:value-type="string" calcext:value-type="string">
            <text:p>PID_y</text:p>
          </table:table-cell>
          <table:table-cell office:value-type="float" office:value="0.010453" calcext:value-type="float">
            <text:p>0.010453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0.007724" calcext:value-type="float">
            <text:p>0.007724</text:p>
          </table:table-cell>
          <table:table-cell office:value-type="float" office:value="-0.019333" calcext:value-type="float">
            <text:p>-0.019333</text:p>
          </table:table-cell>
          <table:table-cell office:value-type="float" office:value="0.030902" calcext:value-type="float">
            <text:p>0.030902</text:p>
          </table:table-cell>
          <table:table-cell office:value-type="string" calcext:value-type="string">
            <text:p>0.017586</text:p>
          </table:table-cell>
        </table:table-row>
        <table:table-row table:style-name="ro1">
          <table:table-cell office:value-type="float" office:value="1527478252.57486" calcext:value-type="float">
            <text:p>1527478252.57486</text:p>
          </table:table-cell>
          <table:table-cell office:value-type="string" calcext:value-type="string">
            <text:p>PID_x</text:p>
          </table:table-cell>
          <table:table-cell office:value-type="float" office:value="0.010735" calcext:value-type="float">
            <text:p>0.010735</text:p>
          </table:table-cell>
          <table:table-cell office:value-type="float" office:value="-0.018521" calcext:value-type="float">
            <text:p>-0.018521</text:p>
          </table:table-cell>
          <table:table-cell office:value-type="float" office:value="0.008122" calcext:value-type="float">
            <text:p>0.008122</text:p>
          </table:table-cell>
          <table:table-cell office:value-type="float" office:value="-0.019174" calcext:value-type="float">
            <text:p>-0.019174</text:p>
          </table:table-cell>
          <table:table-cell office:value-type="float" office:value="0.030241" calcext:value-type="float">
            <text:p>0.030241</text:p>
          </table:table-cell>
          <table:table-cell office:value-type="string" calcext:value-type="string">
            <text:p>0.015120</text:p>
          </table:table-cell>
        </table:table-row>
        <table:table-row table:style-name="ro1" table:visibility="filter">
          <table:table-cell office:value-type="float" office:value="1527478252.57489" calcext:value-type="float">
            <text:p>1527478252.57489</text:p>
          </table:table-cell>
          <table:table-cell office:value-type="string" calcext:value-type="string">
            <text:p>PID_y</text:p>
          </table:table-cell>
          <table:table-cell office:value-type="float" office:value="0.010735" calcext:value-type="float">
            <text:p>0.010735</text:p>
          </table:table-cell>
          <table:table-cell office:value-type="float" office:value="-0.018521" calcext:value-type="float">
            <text:p>-0.018521</text:p>
          </table:table-cell>
          <table:table-cell office:value-type="float" office:value="0.008122" calcext:value-type="float">
            <text:p>0.008122</text:p>
          </table:table-cell>
          <table:table-cell office:value-type="float" office:value="-0.019174" calcext:value-type="float">
            <text:p>-0.019174</text:p>
          </table:table-cell>
          <table:table-cell office:value-type="float" office:value="0.030241" calcext:value-type="float">
            <text:p>0.030241</text:p>
          </table:table-cell>
          <table:table-cell office:value-type="string" calcext:value-type="string">
            <text:p>0.015120</text:p>
          </table:table-cell>
        </table:table-row>
        <table:table-row table:style-name="ro1">
          <table:table-cell office:value-type="float" office:value="1527478252.59514" calcext:value-type="float">
            <text:p>1527478252.59514</text:p>
          </table:table-cell>
          <table:table-cell office:value-type="string" calcext:value-type="string">
            <text:p>PID_x</text:p>
          </table:table-cell>
          <table:table-cell office:value-type="float" office:value="0.012216" calcext:value-type="float">
            <text:p>0.012216</text:p>
          </table:table-cell>
          <table:table-cell office:value-type="float" office:value="-0.017635" calcext:value-type="float">
            <text:p>-0.017635</text:p>
          </table:table-cell>
          <table:table-cell office:value-type="float" office:value="0.008951" calcext:value-type="float">
            <text:p>0.008951</text:p>
          </table:table-cell>
          <table:table-cell office:value-type="float" office:value="-0.018525" calcext:value-type="float">
            <text:p>-0.018525</text:p>
          </table:table-cell>
          <table:table-cell office:value-type="float" office:value="0.033805" calcext:value-type="float">
            <text:p>0.033805</text:p>
          </table:table-cell>
          <table:table-cell office:value-type="string" calcext:value-type="string">
            <text:p>0.017645</text:p>
          </table:table-cell>
        </table:table-row>
        <table:table-row table:style-name="ro1" table:visibility="filter">
          <table:table-cell office:value-type="float" office:value="1527478252.59517" calcext:value-type="float">
            <text:p>1527478252.59517</text:p>
          </table:table-cell>
          <table:table-cell office:value-type="string" calcext:value-type="string">
            <text:p>PID_y</text:p>
          </table:table-cell>
          <table:table-cell office:value-type="float" office:value="0.012216" calcext:value-type="float">
            <text:p>0.012216</text:p>
          </table:table-cell>
          <table:table-cell office:value-type="float" office:value="-0.017635" calcext:value-type="float">
            <text:p>-0.017635</text:p>
          </table:table-cell>
          <table:table-cell office:value-type="float" office:value="0.008951" calcext:value-type="float">
            <text:p>0.008951</text:p>
          </table:table-cell>
          <table:table-cell office:value-type="float" office:value="-0.018525" calcext:value-type="float">
            <text:p>-0.018525</text:p>
          </table:table-cell>
          <table:table-cell office:value-type="float" office:value="0.033805" calcext:value-type="float">
            <text:p>0.033805</text:p>
          </table:table-cell>
          <table:table-cell office:value-type="string" calcext:value-type="string">
            <text:p>0.017645</text:p>
          </table:table-cell>
        </table:table-row>
        <table:table-row table:style-name="ro1">
          <table:table-cell office:value-type="float" office:value="1527478252.61438" calcext:value-type="float">
            <text:p>1527478252.61438</text:p>
          </table:table-cell>
          <table:table-cell office:value-type="string" calcext:value-type="string">
            <text:p>PID_x</text:p>
          </table:table-cell>
          <table:table-cell office:value-type="float" office:value="0.012206" calcext:value-type="float">
            <text:p>0.012206</text:p>
          </table:table-cell>
          <table:table-cell office:value-type="float" office:value="-0.017856" calcext:value-type="float">
            <text:p>-0.017856</text:p>
          </table:table-cell>
          <table:table-cell office:value-type="float" office:value="0.009411" calcext:value-type="float">
            <text:p>0.009411</text:p>
          </table:table-cell>
          <table:table-cell office:value-type="float" office:value="-0.01859" calcext:value-type="float">
            <text:p>-0.01859</text:p>
          </table:table-cell>
          <table:table-cell office:value-type="float" office:value="0.031273" calcext:value-type="float">
            <text:p>0.031273</text:p>
          </table:table-cell>
          <table:table-cell office:value-type="string" calcext:value-type="string">
            <text:p>0.016020</text:p>
          </table:table-cell>
        </table:table-row>
        <table:table-row table:style-name="ro1" table:visibility="filter">
          <table:table-cell office:value-type="float" office:value="1527478252.61441" calcext:value-type="float">
            <text:p>1527478252.61441</text:p>
          </table:table-cell>
          <table:table-cell office:value-type="string" calcext:value-type="string">
            <text:p>PID_y</text:p>
          </table:table-cell>
          <table:table-cell office:value-type="float" office:value="0.012206" calcext:value-type="float">
            <text:p>0.012206</text:p>
          </table:table-cell>
          <table:table-cell office:value-type="float" office:value="-0.017856" calcext:value-type="float">
            <text:p>-0.017856</text:p>
          </table:table-cell>
          <table:table-cell office:value-type="float" office:value="0.009411" calcext:value-type="float">
            <text:p>0.009411</text:p>
          </table:table-cell>
          <table:table-cell office:value-type="float" office:value="-0.01859" calcext:value-type="float">
            <text:p>-0.01859</text:p>
          </table:table-cell>
          <table:table-cell office:value-type="float" office:value="0.031273" calcext:value-type="float">
            <text:p>0.031273</text:p>
          </table:table-cell>
          <table:table-cell office:value-type="string" calcext:value-type="string">
            <text:p>0.016020</text:p>
          </table:table-cell>
        </table:table-row>
        <table:table-row table:style-name="ro1">
          <table:table-cell office:value-type="float" office:value="1527478252.63468" calcext:value-type="float">
            <text:p>1527478252.63468</text:p>
          </table:table-cell>
          <table:table-cell office:value-type="string" calcext:value-type="string">
            <text:p>PID_x</text:p>
          </table:table-cell>
          <table:table-cell office:value-type="float" office:value="0.012646" calcext:value-type="float">
            <text:p>0.012646</text:p>
          </table:table-cell>
          <table:table-cell office:value-type="float" office:value="-0.017883" calcext:value-type="float">
            <text:p>-0.017883</text:p>
          </table:table-cell>
          <table:table-cell office:value-type="float" office:value="0.009877" calcext:value-type="float">
            <text:p>0.009877</text:p>
          </table:table-cell>
          <table:table-cell office:value-type="float" office:value="-0.018382" calcext:value-type="float">
            <text:p>-0.018382</text:p>
          </table:table-cell>
          <table:table-cell office:value-type="float" office:value="0.031131" calcext:value-type="float">
            <text:p>0.031131</text:p>
          </table:table-cell>
          <table:table-cell office:value-type="string" calcext:value-type="string">
            <text:p>0.013226</text:p>
          </table:table-cell>
        </table:table-row>
        <table:table-row table:style-name="ro1" table:visibility="filter">
          <table:table-cell office:value-type="float" office:value="1527478252.63472" calcext:value-type="float">
            <text:p>1527478252.63472</text:p>
          </table:table-cell>
          <table:table-cell office:value-type="string" calcext:value-type="string">
            <text:p>PID_y</text:p>
          </table:table-cell>
          <table:table-cell office:value-type="float" office:value="0.012646" calcext:value-type="float">
            <text:p>0.012646</text:p>
          </table:table-cell>
          <table:table-cell office:value-type="float" office:value="-0.017883" calcext:value-type="float">
            <text:p>-0.017883</text:p>
          </table:table-cell>
          <table:table-cell office:value-type="float" office:value="0.009877" calcext:value-type="float">
            <text:p>0.009877</text:p>
          </table:table-cell>
          <table:table-cell office:value-type="float" office:value="-0.018382" calcext:value-type="float">
            <text:p>-0.018382</text:p>
          </table:table-cell>
          <table:table-cell office:value-type="float" office:value="0.031131" calcext:value-type="float">
            <text:p>0.031131</text:p>
          </table:table-cell>
          <table:table-cell office:value-type="string" calcext:value-type="string">
            <text:p>0.013226</text:p>
          </table:table-cell>
        </table:table-row>
        <table:table-row table:style-name="ro1">
          <table:table-cell office:value-type="float" office:value="1527478252.65502" calcext:value-type="float">
            <text:p>1527478252.65502</text:p>
          </table:table-cell>
          <table:table-cell office:value-type="string" calcext:value-type="string">
            <text:p>PID_x</text:p>
          </table:table-cell>
          <table:table-cell office:value-type="float" office:value="0.012399" calcext:value-type="float">
            <text:p>0.012399</text:p>
          </table:table-cell>
          <table:table-cell office:value-type="float" office:value="-0.017277" calcext:value-type="float">
            <text:p>-0.01727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-0.017869" calcext:value-type="float">
            <text:p>-0.017869</text:p>
          </table:table-cell>
          <table:table-cell office:value-type="float" office:value="0.02652" calcext:value-type="float">
            <text:p>0.02652</text:p>
          </table:table-cell>
          <table:table-cell office:value-type="string" calcext:value-type="string">
            <text:p>0.014392</text:p>
          </table:table-cell>
        </table:table-row>
        <table:table-row table:style-name="ro1" table:visibility="filter">
          <table:table-cell office:value-type="float" office:value="1527478252.65505" calcext:value-type="float">
            <text:p>1527478252.65505</text:p>
          </table:table-cell>
          <table:table-cell office:value-type="string" calcext:value-type="string">
            <text:p>PID_y</text:p>
          </table:table-cell>
          <table:table-cell office:value-type="float" office:value="0.012399" calcext:value-type="float">
            <text:p>0.012399</text:p>
          </table:table-cell>
          <table:table-cell office:value-type="float" office:value="-0.017277" calcext:value-type="float">
            <text:p>-0.01727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-0.017869" calcext:value-type="float">
            <text:p>-0.017869</text:p>
          </table:table-cell>
          <table:table-cell office:value-type="float" office:value="0.02652" calcext:value-type="float">
            <text:p>0.02652</text:p>
          </table:table-cell>
          <table:table-cell office:value-type="string" calcext:value-type="string">
            <text:p>0.014392</text:p>
          </table:table-cell>
        </table:table-row>
        <table:table-row table:style-name="ro1">
          <table:table-cell office:value-type="float" office:value="1527478252.6753" calcext:value-type="float">
            <text:p>1527478252.6753</text:p>
          </table:table-cell>
          <table:table-cell office:value-type="string" calcext:value-type="string">
            <text:p>PID_x</text:p>
          </table:table-cell>
          <table:table-cell office:value-type="float" office:value="0.013241" calcext:value-type="float">
            <text:p>0.013241</text:p>
          </table:table-cell>
          <table:table-cell office:value-type="float" office:value="-0.017037" calcext:value-type="float">
            <text:p>-0.017037</text:p>
          </table:table-cell>
          <table:table-cell office:value-type="float" office:value="0.010963" calcext:value-type="float">
            <text:p>0.010963</text:p>
          </table:table-cell>
          <table:table-cell office:value-type="float" office:value="-0.017665" calcext:value-type="float">
            <text:p>-0.017665</text:p>
          </table:table-cell>
          <table:table-cell office:value-type="float" office:value="0.028239" calcext:value-type="float">
            <text:p>0.028239</text:p>
          </table:table-cell>
          <table:table-cell office:value-type="string" calcext:value-type="string">
            <text:p>0.014828</text:p>
          </table:table-cell>
        </table:table-row>
        <table:table-row table:style-name="ro1" table:visibility="filter">
          <table:table-cell office:value-type="float" office:value="1527478252.67532" calcext:value-type="float">
            <text:p>1527478252.67532</text:p>
          </table:table-cell>
          <table:table-cell office:value-type="string" calcext:value-type="string">
            <text:p>PID_y</text:p>
          </table:table-cell>
          <table:table-cell office:value-type="float" office:value="0.013241" calcext:value-type="float">
            <text:p>0.013241</text:p>
          </table:table-cell>
          <table:table-cell office:value-type="float" office:value="-0.017037" calcext:value-type="float">
            <text:p>-0.017037</text:p>
          </table:table-cell>
          <table:table-cell office:value-type="float" office:value="0.010963" calcext:value-type="float">
            <text:p>0.010963</text:p>
          </table:table-cell>
          <table:table-cell office:value-type="float" office:value="-0.017665" calcext:value-type="float">
            <text:p>-0.017665</text:p>
          </table:table-cell>
          <table:table-cell office:value-type="float" office:value="0.028239" calcext:value-type="float">
            <text:p>0.028239</text:p>
          </table:table-cell>
          <table:table-cell office:value-type="string" calcext:value-type="string">
            <text:p>0.014828</text:p>
          </table:table-cell>
        </table:table-row>
        <table:table-row table:style-name="ro1">
          <table:table-cell office:value-type="float" office:value="1527478252.69459" calcext:value-type="float">
            <text:p>1527478252.69459</text:p>
          </table:table-cell>
          <table:table-cell office:value-type="string" calcext:value-type="string">
            <text:p>PID_x</text:p>
          </table:table-cell>
          <table:table-cell office:value-type="float" office:value="0.013893" calcext:value-type="float">
            <text:p>0.013893</text:p>
          </table:table-cell>
          <table:table-cell office:value-type="float" office:value="-0.01711" calcext:value-type="float">
            <text:p>-0.01711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17441" calcext:value-type="float">
            <text:p>-0.017441</text:p>
          </table:table-cell>
          <table:table-cell office:value-type="float" office:value="0.027704" calcext:value-type="float">
            <text:p>0.027704</text:p>
          </table:table-cell>
          <table:table-cell office:value-type="string" calcext:value-type="string">
            <text:p>0.010752</text:p>
          </table:table-cell>
        </table:table-row>
        <table:table-row table:style-name="ro1" table:visibility="filter">
          <table:table-cell office:value-type="float" office:value="1527478252.69461" calcext:value-type="float">
            <text:p>1527478252.69461</text:p>
          </table:table-cell>
          <table:table-cell office:value-type="string" calcext:value-type="string">
            <text:p>PID_y</text:p>
          </table:table-cell>
          <table:table-cell office:value-type="float" office:value="0.013893" calcext:value-type="float">
            <text:p>0.013893</text:p>
          </table:table-cell>
          <table:table-cell office:value-type="float" office:value="-0.01711" calcext:value-type="float">
            <text:p>-0.01711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17441" calcext:value-type="float">
            <text:p>-0.017441</text:p>
          </table:table-cell>
          <table:table-cell office:value-type="float" office:value="0.027704" calcext:value-type="float">
            <text:p>0.027704</text:p>
          </table:table-cell>
          <table:table-cell office:value-type="string" calcext:value-type="string">
            <text:p>0.010752</text:p>
          </table:table-cell>
        </table:table-row>
        <table:table-row table:style-name="ro1">
          <table:table-cell office:value-type="float" office:value="1527478252.7149" calcext:value-type="float">
            <text:p>1527478252.7149</text:p>
          </table:table-cell>
          <table:table-cell office:value-type="string" calcext:value-type="string">
            <text:p>PID_x</text:p>
          </table:table-cell>
          <table:table-cell office:value-type="float" office:value="0.014069" calcext:value-type="float">
            <text:p>0.014069</text:p>
          </table:table-cell>
          <table:table-cell office:value-type="float" office:value="-0.01655" calcext:value-type="float">
            <text:p>-0.01655</text:p>
          </table:table-cell>
          <table:table-cell office:value-type="float" office:value="0.012063" calcext:value-type="float">
            <text:p>0.012063</text:p>
          </table:table-cell>
          <table:table-cell office:value-type="float" office:value="-0.017141" calcext:value-type="float">
            <text:p>-0.017141</text:p>
          </table:table-cell>
          <table:table-cell office:value-type="float" office:value="0.026499" calcext:value-type="float">
            <text:p>0.026499</text:p>
          </table:table-cell>
          <table:table-cell office:value-type="string" calcext:value-type="string">
            <text:p>0.014378</text:p>
          </table:table-cell>
        </table:table-row>
        <table:table-row table:style-name="ro1" table:visibility="filter">
          <table:table-cell office:value-type="float" office:value="1527478252.71494" calcext:value-type="float">
            <text:p>1527478252.71494</text:p>
          </table:table-cell>
          <table:table-cell office:value-type="string" calcext:value-type="string">
            <text:p>PID_y</text:p>
          </table:table-cell>
          <table:table-cell office:value-type="float" office:value="0.014069" calcext:value-type="float">
            <text:p>0.014069</text:p>
          </table:table-cell>
          <table:table-cell office:value-type="float" office:value="-0.01655" calcext:value-type="float">
            <text:p>-0.01655</text:p>
          </table:table-cell>
          <table:table-cell office:value-type="float" office:value="0.012063" calcext:value-type="float">
            <text:p>0.012063</text:p>
          </table:table-cell>
          <table:table-cell office:value-type="float" office:value="-0.017141" calcext:value-type="float">
            <text:p>-0.017141</text:p>
          </table:table-cell>
          <table:table-cell office:value-type="float" office:value="0.026499" calcext:value-type="float">
            <text:p>0.026499</text:p>
          </table:table-cell>
          <table:table-cell office:value-type="string" calcext:value-type="string">
            <text:p>0.014378</text:p>
          </table:table-cell>
        </table:table-row>
        <table:table-row table:style-name="ro1">
          <table:table-cell office:value-type="float" office:value="1527478252.73521" calcext:value-type="float">
            <text:p>1527478252.73521</text:p>
          </table:table-cell>
          <table:table-cell office:value-type="string" calcext:value-type="string">
            <text:p>PID_x</text:p>
          </table:table-cell>
          <table:table-cell office:value-type="float" office:value="0.014673" calcext:value-type="float">
            <text:p>0.014673</text:p>
          </table:table-cell>
          <table:table-cell office:value-type="float" office:value="-0.016432" calcext:value-type="float">
            <text:p>-0.016432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16983" calcext:value-type="float">
            <text:p>-0.016983</text:p>
          </table:table-cell>
          <table:table-cell office:value-type="float" office:value="0.027043" calcext:value-type="float">
            <text:p>0.027043</text:p>
          </table:table-cell>
          <table:table-cell office:value-type="string" calcext:value-type="string">
            <text:p>0.013892</text:p>
          </table:table-cell>
        </table:table-row>
        <table:table-row table:style-name="ro1" table:visibility="filter">
          <table:table-cell office:value-type="float" office:value="1527478252.73524" calcext:value-type="float">
            <text:p>1527478252.73524</text:p>
          </table:table-cell>
          <table:table-cell office:value-type="string" calcext:value-type="string">
            <text:p>PID_y</text:p>
          </table:table-cell>
          <table:table-cell office:value-type="float" office:value="0.014673" calcext:value-type="float">
            <text:p>0.014673</text:p>
          </table:table-cell>
          <table:table-cell office:value-type="float" office:value="-0.016432" calcext:value-type="float">
            <text:p>-0.016432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16983" calcext:value-type="float">
            <text:p>-0.016983</text:p>
          </table:table-cell>
          <table:table-cell office:value-type="float" office:value="0.027043" calcext:value-type="float">
            <text:p>0.027043</text:p>
          </table:table-cell>
          <table:table-cell office:value-type="string" calcext:value-type="string">
            <text:p>0.013892</text:p>
          </table:table-cell>
        </table:table-row>
        <table:table-row table:style-name="ro1">
          <table:table-cell office:value-type="float" office:value="1527478252.75456" calcext:value-type="float">
            <text:p>1527478252.75456</text:p>
          </table:table-cell>
          <table:table-cell office:value-type="string" calcext:value-type="string">
            <text:p>PID_x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-0.016618" calcext:value-type="float">
            <text:p>-0.016618</text:p>
          </table:table-cell>
          <table:table-cell office:value-type="float" office:value="0.012999" calcext:value-type="float">
            <text:p>0.012999</text:p>
          </table:table-cell>
          <table:table-cell office:value-type="float" office:value="-0.016892" calcext:value-type="float">
            <text:p>-0.016892</text:p>
          </table:table-cell>
          <table:table-cell office:value-type="float" office:value="0.026288" calcext:value-type="float">
            <text:p>0.026288</text:p>
          </table:table-cell>
          <table:table-cell office:value-type="string" calcext:value-type="string">
            <text:p>0.009791</text:p>
          </table:table-cell>
        </table:table-row>
        <table:table-row table:style-name="ro1" table:visibility="filter">
          <table:table-cell office:value-type="float" office:value="1527478252.75458" calcext:value-type="float">
            <text:p>1527478252.75458</text:p>
          </table:table-cell>
          <table:table-cell office:value-type="string" calcext:value-type="string">
            <text:p>PID_y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-0.016618" calcext:value-type="float">
            <text:p>-0.016618</text:p>
          </table:table-cell>
          <table:table-cell office:value-type="float" office:value="0.012999" calcext:value-type="float">
            <text:p>0.012999</text:p>
          </table:table-cell>
          <table:table-cell office:value-type="float" office:value="-0.016892" calcext:value-type="float">
            <text:p>-0.016892</text:p>
          </table:table-cell>
          <table:table-cell office:value-type="float" office:value="0.026288" calcext:value-type="float">
            <text:p>0.026288</text:p>
          </table:table-cell>
          <table:table-cell office:value-type="string" calcext:value-type="string">
            <text:p>0.009791</text:p>
          </table:table-cell>
        </table:table-row>
        <table:table-row table:style-name="ro1">
          <table:table-cell office:value-type="float" office:value="1527478252.77488" calcext:value-type="float">
            <text:p>1527478252.77488</text:p>
          </table:table-cell>
          <table:table-cell office:value-type="string" calcext:value-type="string">
            <text:p>PID_x</text:p>
          </table:table-cell>
          <table:table-cell office:value-type="float" office:value="0.014807" calcext:value-type="float">
            <text:p>0.014807</text:p>
          </table:table-cell>
          <table:table-cell office:value-type="float" office:value="-0.01622" calcext:value-type="float">
            <text:p>-0.01622</text:p>
          </table:table-cell>
          <table:table-cell office:value-type="float" office:value="0.013263" calcext:value-type="float">
            <text:p>0.013263</text:p>
          </table:table-cell>
          <table:table-cell office:value-type="float" office:value="-0.016565" calcext:value-type="float">
            <text:p>-0.016565</text:p>
          </table:table-cell>
          <table:table-cell office:value-type="float" office:value="0.023244" calcext:value-type="float">
            <text:p>0.023244</text:p>
          </table:table-cell>
          <table:table-cell office:value-type="string" calcext:value-type="string">
            <text:p>0.010993</text:p>
          </table:table-cell>
        </table:table-row>
        <table:table-row table:style-name="ro1" table:visibility="filter">
          <table:table-cell office:value-type="float" office:value="1527478252.7749" calcext:value-type="float">
            <text:p>1527478252.7749</text:p>
          </table:table-cell>
          <table:table-cell office:value-type="string" calcext:value-type="string">
            <text:p>PID_y</text:p>
          </table:table-cell>
          <table:table-cell office:value-type="float" office:value="0.014807" calcext:value-type="float">
            <text:p>0.014807</text:p>
          </table:table-cell>
          <table:table-cell office:value-type="float" office:value="-0.01622" calcext:value-type="float">
            <text:p>-0.01622</text:p>
          </table:table-cell>
          <table:table-cell office:value-type="float" office:value="0.013263" calcext:value-type="float">
            <text:p>0.013263</text:p>
          </table:table-cell>
          <table:table-cell office:value-type="float" office:value="-0.016565" calcext:value-type="float">
            <text:p>-0.016565</text:p>
          </table:table-cell>
          <table:table-cell office:value-type="float" office:value="0.023244" calcext:value-type="float">
            <text:p>0.023244</text:p>
          </table:table-cell>
          <table:table-cell office:value-type="string" calcext:value-type="string">
            <text:p>0.010993</text:p>
          </table:table-cell>
        </table:table-row>
        <table:table-row table:style-name="ro1">
          <table:table-cell office:value-type="float" office:value="1527478252.79521" calcext:value-type="float">
            <text:p>1527478252.79521</text:p>
          </table:table-cell>
          <table:table-cell office:value-type="string" calcext:value-type="string">
            <text:p>PID_x</text:p>
          </table:table-cell>
          <table:table-cell office:value-type="float" office:value="0.014984" calcext:value-type="float">
            <text:p>0.014984</text:p>
          </table:table-cell>
          <table:table-cell office:value-type="float" office:value="-0.016041" calcext:value-type="float">
            <text:p>-0.016041</text:p>
          </table:table-cell>
          <table:table-cell office:value-type="float" office:value="0.013772" calcext:value-type="float">
            <text:p>0.013772</text:p>
          </table:table-cell>
          <table:table-cell office:value-type="float" office:value="-0.016364" calcext:value-type="float">
            <text:p>-0.016364</text:p>
          </table:table-cell>
          <table:table-cell office:value-type="float" office:value="0.020601" calcext:value-type="float">
            <text:p>0.020601</text:p>
          </table:table-cell>
          <table:table-cell office:value-type="string" calcext:value-type="string">
            <text:p>0.010641</text:p>
          </table:table-cell>
        </table:table-row>
        <table:table-row table:style-name="ro1" table:visibility="filter">
          <table:table-cell office:value-type="float" office:value="1527478252.79524" calcext:value-type="float">
            <text:p>1527478252.79524</text:p>
          </table:table-cell>
          <table:table-cell office:value-type="string" calcext:value-type="string">
            <text:p>PID_y</text:p>
          </table:table-cell>
          <table:table-cell office:value-type="float" office:value="0.014984" calcext:value-type="float">
            <text:p>0.014984</text:p>
          </table:table-cell>
          <table:table-cell office:value-type="float" office:value="-0.016041" calcext:value-type="float">
            <text:p>-0.016041</text:p>
          </table:table-cell>
          <table:table-cell office:value-type="float" office:value="0.013772" calcext:value-type="float">
            <text:p>0.013772</text:p>
          </table:table-cell>
          <table:table-cell office:value-type="float" office:value="-0.016364" calcext:value-type="float">
            <text:p>-0.016364</text:p>
          </table:table-cell>
          <table:table-cell office:value-type="float" office:value="0.020601" calcext:value-type="float">
            <text:p>0.020601</text:p>
          </table:table-cell>
          <table:table-cell office:value-type="string" calcext:value-type="string">
            <text:p>0.010641</text:p>
          </table:table-cell>
        </table:table-row>
        <table:table-row table:style-name="ro1">
          <table:table-cell office:value-type="float" office:value="1527478252.81438" calcext:value-type="float">
            <text:p>1527478252.81438</text:p>
          </table:table-cell>
          <table:table-cell office:value-type="string" calcext:value-type="string">
            <text:p>PID_x</text:p>
          </table:table-cell>
          <table:table-cell office:value-type="float" office:value="0.015847" calcext:value-type="float">
            <text:p>0.015847</text:p>
          </table:table-cell>
          <table:table-cell office:value-type="float" office:value="-0.016122" calcext:value-type="float">
            <text:p>-0.016122</text:p>
          </table:table-cell>
          <table:table-cell office:value-type="float" office:value="0.014341" calcext:value-type="float">
            <text:p>0.014341</text:p>
          </table:table-cell>
          <table:table-cell office:value-type="float" office:value="-0.016315" calcext:value-type="float">
            <text:p>-0.016315</text:p>
          </table:table-cell>
          <table:table-cell office:value-type="float" office:value="0.022958" calcext:value-type="float">
            <text:p>0.022958</text:p>
          </table:table-cell>
          <table:table-cell office:value-type="string" calcext:value-type="string">
            <text:p>0.008206</text:p>
          </table:table-cell>
        </table:table-row>
        <table:table-row table:style-name="ro1" table:visibility="filter">
          <table:table-cell office:value-type="float" office:value="1527478252.8144" calcext:value-type="float">
            <text:p>1527478252.8144</text:p>
          </table:table-cell>
          <table:table-cell office:value-type="string" calcext:value-type="string">
            <text:p>PID_y</text:p>
          </table:table-cell>
          <table:table-cell office:value-type="float" office:value="0.015847" calcext:value-type="float">
            <text:p>0.015847</text:p>
          </table:table-cell>
          <table:table-cell office:value-type="float" office:value="-0.016122" calcext:value-type="float">
            <text:p>-0.016122</text:p>
          </table:table-cell>
          <table:table-cell office:value-type="float" office:value="0.014341" calcext:value-type="float">
            <text:p>0.014341</text:p>
          </table:table-cell>
          <table:table-cell office:value-type="float" office:value="-0.016315" calcext:value-type="float">
            <text:p>-0.016315</text:p>
          </table:table-cell>
          <table:table-cell office:value-type="float" office:value="0.022958" calcext:value-type="float">
            <text:p>0.022958</text:p>
          </table:table-cell>
          <table:table-cell office:value-type="string" calcext:value-type="string">
            <text:p>0.008206</text:p>
          </table:table-cell>
        </table:table-row>
        <table:table-row table:style-name="ro1">
          <table:table-cell office:value-type="float" office:value="1527478252.83465" calcext:value-type="float">
            <text:p>1527478252.83465</text:p>
          </table:table-cell>
          <table:table-cell office:value-type="string" calcext:value-type="string">
            <text:p>PID_x</text:p>
          </table:table-cell>
          <table:table-cell office:value-type="float" office:value="0.015954" calcext:value-type="float">
            <text:p>0.015954</text:p>
          </table:table-cell>
          <table:table-cell office:value-type="float" office:value="-0.015603" calcext:value-type="float">
            <text:p>-0.015603</text:p>
          </table:table-cell>
          <table:table-cell office:value-type="float" office:value="0.014677" calcext:value-type="float">
            <text:p>0.014677</text:p>
          </table:table-cell>
          <table:table-cell office:value-type="float" office:value="-0.01592" calcext:value-type="float">
            <text:p>-0.01592</text:p>
          </table:table-cell>
          <table:table-cell office:value-type="float" office:value="0.021145" calcext:value-type="float">
            <text:p>0.021145</text:p>
          </table:table-cell>
          <table:table-cell office:value-type="string" calcext:value-type="string">
            <text:p>0.010545</text:p>
          </table:table-cell>
        </table:table-row>
        <table:table-row table:style-name="ro1" table:visibility="filter">
          <table:table-cell office:value-type="float" office:value="1527478252.83468" calcext:value-type="float">
            <text:p>1527478252.83468</text:p>
          </table:table-cell>
          <table:table-cell office:value-type="string" calcext:value-type="string">
            <text:p>PID_y</text:p>
          </table:table-cell>
          <table:table-cell office:value-type="float" office:value="0.015954" calcext:value-type="float">
            <text:p>0.015954</text:p>
          </table:table-cell>
          <table:table-cell office:value-type="float" office:value="-0.015603" calcext:value-type="float">
            <text:p>-0.015603</text:p>
          </table:table-cell>
          <table:table-cell office:value-type="float" office:value="0.014677" calcext:value-type="float">
            <text:p>0.014677</text:p>
          </table:table-cell>
          <table:table-cell office:value-type="float" office:value="-0.01592" calcext:value-type="float">
            <text:p>-0.01592</text:p>
          </table:table-cell>
          <table:table-cell office:value-type="float" office:value="0.021145" calcext:value-type="float">
            <text:p>0.021145</text:p>
          </table:table-cell>
          <table:table-cell office:value-type="string" calcext:value-type="string">
            <text:p>0.010545</text:p>
          </table:table-cell>
        </table:table-row>
        <table:table-row table:style-name="ro1">
          <table:table-cell office:value-type="float" office:value="1527478252.85492" calcext:value-type="float">
            <text:p>1527478252.85492</text:p>
          </table:table-cell>
          <table:table-cell office:value-type="string" calcext:value-type="string">
            <text:p>PID_x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-0.015697" calcext:value-type="float">
            <text:p>-0.015697</text:p>
          </table:table-cell>
          <table:table-cell office:value-type="float" office:value="0.015015" calcext:value-type="float">
            <text:p>0.015015</text:p>
          </table:table-cell>
          <table:table-cell office:value-type="float" office:value="-0.015946" calcext:value-type="float">
            <text:p>-0.015946</text:p>
          </table:table-cell>
          <table:table-cell office:value-type="float" office:value="0.020192" calcext:value-type="float">
            <text:p>0.020192</text:p>
          </table:table-cell>
          <table:table-cell office:value-type="string" calcext:value-type="string">
            <text:p>0.009342</text:p>
          </table:table-cell>
        </table:table-row>
        <table:table-row table:style-name="ro1" table:visibility="filter">
          <table:table-cell office:value-type="float" office:value="1527478252.85494" calcext:value-type="float">
            <text:p>1527478252.85494</text:p>
          </table:table-cell>
          <table:table-cell office:value-type="string" calcext:value-type="string">
            <text:p>PID_y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-0.015697" calcext:value-type="float">
            <text:p>-0.015697</text:p>
          </table:table-cell>
          <table:table-cell office:value-type="float" office:value="0.015015" calcext:value-type="float">
            <text:p>0.015015</text:p>
          </table:table-cell>
          <table:table-cell office:value-type="float" office:value="-0.015946" calcext:value-type="float">
            <text:p>-0.015946</text:p>
          </table:table-cell>
          <table:table-cell office:value-type="float" office:value="0.020192" calcext:value-type="float">
            <text:p>0.020192</text:p>
          </table:table-cell>
          <table:table-cell office:value-type="string" calcext:value-type="string">
            <text:p>0.009342</text:p>
          </table:table-cell>
        </table:table-row>
        <table:table-row table:style-name="ro1">
          <table:table-cell office:value-type="float" office:value="1527478252.87518" calcext:value-type="float">
            <text:p>1527478252.87518</text:p>
          </table:table-cell>
          <table:table-cell office:value-type="string" calcext:value-type="string">
            <text:p>PID_x</text:p>
          </table:table-cell>
          <table:table-cell office:value-type="float" office:value="0.016728" calcext:value-type="float">
            <text:p>0.016728</text:p>
          </table:table-cell>
          <table:table-cell office:value-type="float" office:value="-0.01581" calcext:value-type="float">
            <text:p>-0.01581</text:p>
          </table:table-cell>
          <table:table-cell office:value-type="float" office:value="0.015409" calcext:value-type="float">
            <text:p>0.015409</text:p>
          </table:table-cell>
          <table:table-cell office:value-type="float" office:value="-0.015925" calcext:value-type="float">
            <text:p>-0.015925</text:p>
          </table:table-cell>
          <table:table-cell office:value-type="float" office:value="0.021483" calcext:value-type="float">
            <text:p>0.021483</text:p>
          </table:table-cell>
          <table:table-cell office:value-type="string" calcext:value-type="string">
            <text:p>0.006342</text:p>
          </table:table-cell>
        </table:table-row>
        <table:table-row table:style-name="ro1" table:visibility="filter">
          <table:table-cell office:value-type="float" office:value="1527478252.8752" calcext:value-type="float">
            <text:p>1527478252.8752</text:p>
          </table:table-cell>
          <table:table-cell office:value-type="string" calcext:value-type="string">
            <text:p>PID_y</text:p>
          </table:table-cell>
          <table:table-cell office:value-type="float" office:value="0.016728" calcext:value-type="float">
            <text:p>0.016728</text:p>
          </table:table-cell>
          <table:table-cell office:value-type="float" office:value="-0.01581" calcext:value-type="float">
            <text:p>-0.01581</text:p>
          </table:table-cell>
          <table:table-cell office:value-type="float" office:value="0.015409" calcext:value-type="float">
            <text:p>0.015409</text:p>
          </table:table-cell>
          <table:table-cell office:value-type="float" office:value="-0.015925" calcext:value-type="float">
            <text:p>-0.015925</text:p>
          </table:table-cell>
          <table:table-cell office:value-type="float" office:value="0.021483" calcext:value-type="float">
            <text:p>0.021483</text:p>
          </table:table-cell>
          <table:table-cell office:value-type="string" calcext:value-type="string">
            <text:p>0.006342</text:p>
          </table:table-cell>
        </table:table-row>
        <table:table-row table:style-name="ro1">
          <table:table-cell office:value-type="float" office:value="1527478252.89441" calcext:value-type="float">
            <text:p>1527478252.89441</text:p>
          </table:table-cell>
          <table:table-cell office:value-type="string" calcext:value-type="string">
            <text:p>PID_x</text:p>
          </table:table-cell>
          <table:table-cell office:value-type="float" office:value="0.016639" calcext:value-type="float">
            <text:p>0.016639</text:p>
          </table:table-cell>
          <table:table-cell office:value-type="float" office:value="-0.015543" calcext:value-type="float">
            <text:p>-0.015543</text:p>
          </table:table-cell>
          <table:table-cell office:value-type="float" office:value="0.015631" calcext:value-type="float">
            <text:p>0.015631</text:p>
          </table:table-cell>
          <table:table-cell office:value-type="float" office:value="-0.015679" calcext:value-type="float">
            <text:p>-0.015679</text:p>
          </table:table-cell>
          <table:table-cell office:value-type="float" office:value="0.018784" calcext:value-type="float">
            <text:p>0.018784</text:p>
          </table:table-cell>
          <table:table-cell office:value-type="string" calcext:value-type="string">
            <text:p>0.006922</text:p>
          </table:table-cell>
        </table:table-row>
        <table:table-row table:style-name="ro1" table:visibility="filter">
          <table:table-cell office:value-type="float" office:value="1527478252.89444" calcext:value-type="float">
            <text:p>1527478252.89444</text:p>
          </table:table-cell>
          <table:table-cell office:value-type="string" calcext:value-type="string">
            <text:p>PID_y</text:p>
          </table:table-cell>
          <table:table-cell office:value-type="float" office:value="0.016639" calcext:value-type="float">
            <text:p>0.016639</text:p>
          </table:table-cell>
          <table:table-cell office:value-type="float" office:value="-0.015543" calcext:value-type="float">
            <text:p>-0.015543</text:p>
          </table:table-cell>
          <table:table-cell office:value-type="float" office:value="0.015631" calcext:value-type="float">
            <text:p>0.015631</text:p>
          </table:table-cell>
          <table:table-cell office:value-type="float" office:value="-0.015679" calcext:value-type="float">
            <text:p>-0.015679</text:p>
          </table:table-cell>
          <table:table-cell office:value-type="float" office:value="0.018784" calcext:value-type="float">
            <text:p>0.018784</text:p>
          </table:table-cell>
          <table:table-cell office:value-type="string" calcext:value-type="string">
            <text:p>0.006922</text:p>
          </table:table-cell>
        </table:table-row>
        <table:table-row table:style-name="ro1">
          <table:table-cell office:value-type="float" office:value="1527478252.91477" calcext:value-type="float">
            <text:p>1527478252.91477</text:p>
          </table:table-cell>
          <table:table-cell office:value-type="string" calcext:value-type="string">
            <text:p>PID_x</text:p>
          </table:table-cell>
          <table:table-cell office:value-type="float" office:value="0.016746" calcext:value-type="float">
            <text:p>0.016746</text:p>
          </table:table-cell>
          <table:table-cell office:value-type="float" office:value="-0.01533" calcext:value-type="float">
            <text:p>-0.01533</text:p>
          </table:table-cell>
          <table:table-cell office:value-type="float" office:value="0.015984" calcext:value-type="float">
            <text:p>0.015984</text:p>
          </table:table-cell>
          <table:table-cell office:value-type="float" office:value="-0.015514" calcext:value-type="float">
            <text:p>-0.015514</text:p>
          </table:table-cell>
          <table:table-cell office:value-type="float" office:value="0.016325" calcext:value-type="float">
            <text:p>0.016325</text:p>
          </table:table-cell>
          <table:table-cell office:value-type="string" calcext:value-type="string">
            <text:p>0.008026</text:p>
          </table:table-cell>
        </table:table-row>
        <table:table-row table:style-name="ro1" table:visibility="filter">
          <table:table-cell office:value-type="float" office:value="1527478252.91482" calcext:value-type="float">
            <text:p>1527478252.91482</text:p>
          </table:table-cell>
          <table:table-cell office:value-type="string" calcext:value-type="string">
            <text:p>PID_y</text:p>
          </table:table-cell>
          <table:table-cell office:value-type="float" office:value="0.016746" calcext:value-type="float">
            <text:p>0.016746</text:p>
          </table:table-cell>
          <table:table-cell office:value-type="float" office:value="-0.01533" calcext:value-type="float">
            <text:p>-0.01533</text:p>
          </table:table-cell>
          <table:table-cell office:value-type="float" office:value="0.015984" calcext:value-type="float">
            <text:p>0.015984</text:p>
          </table:table-cell>
          <table:table-cell office:value-type="float" office:value="-0.015514" calcext:value-type="float">
            <text:p>-0.015514</text:p>
          </table:table-cell>
          <table:table-cell office:value-type="float" office:value="0.016325" calcext:value-type="float">
            <text:p>0.016325</text:p>
          </table:table-cell>
          <table:table-cell office:value-type="string" calcext:value-type="string">
            <text:p>0.008026</text:p>
          </table:table-cell>
        </table:table-row>
        <table:table-row table:style-name="ro1">
          <table:table-cell office:value-type="float" office:value="1527478252.93508" calcext:value-type="float">
            <text:p>1527478252.93508</text:p>
          </table:table-cell>
          <table:table-cell office:value-type="string" calcext:value-type="string">
            <text:p>PID_x</text:p>
          </table:table-cell>
          <table:table-cell office:value-type="float" office:value="0.016862" calcext:value-type="float">
            <text:p>0.016862</text:p>
          </table:table-cell>
          <table:table-cell office:value-type="float" office:value="-0.015558" calcext:value-type="float">
            <text:p>-0.015558</text:p>
          </table:table-cell>
          <table:table-cell office:value-type="float" office:value="0.016204" calcext:value-type="float">
            <text:p>0.016204</text:p>
          </table:table-cell>
          <table:table-cell office:value-type="float" office:value="-0.015591" calcext:value-type="float">
            <text:p>-0.015591</text:p>
          </table:table-cell>
          <table:table-cell office:value-type="float" office:value="0.015172" calcext:value-type="float">
            <text:p>0.015172</text:p>
          </table:table-cell>
          <table:table-cell office:value-type="string" calcext:value-type="string">
            <text:p>0.003380</text:p>
          </table:table-cell>
        </table:table-row>
        <table:table-row table:style-name="ro1" table:visibility="filter">
          <table:table-cell office:value-type="float" office:value="1527478252.9351" calcext:value-type="float">
            <text:p>1527478252.9351</text:p>
          </table:table-cell>
          <table:table-cell office:value-type="string" calcext:value-type="string">
            <text:p>PID_y</text:p>
          </table:table-cell>
          <table:table-cell office:value-type="float" office:value="0.016862" calcext:value-type="float">
            <text:p>0.016862</text:p>
          </table:table-cell>
          <table:table-cell office:value-type="float" office:value="-0.015558" calcext:value-type="float">
            <text:p>-0.015558</text:p>
          </table:table-cell>
          <table:table-cell office:value-type="float" office:value="0.016204" calcext:value-type="float">
            <text:p>0.016204</text:p>
          </table:table-cell>
          <table:table-cell office:value-type="float" office:value="-0.015591" calcext:value-type="float">
            <text:p>-0.015591</text:p>
          </table:table-cell>
          <table:table-cell office:value-type="float" office:value="0.015172" calcext:value-type="float">
            <text:p>0.015172</text:p>
          </table:table-cell>
          <table:table-cell office:value-type="string" calcext:value-type="string">
            <text:p>0.003380</text:p>
          </table:table-cell>
        </table:table-row>
        <table:table-row table:style-name="ro1">
          <table:table-cell office:value-type="float" office:value="1527478252.95532" calcext:value-type="float">
            <text:p>1527478252.95532</text:p>
          </table:table-cell>
          <table:table-cell office:value-type="string" calcext:value-type="string">
            <text:p>PID_x</text:p>
          </table:table-cell>
          <table:table-cell office:value-type="float" office:value="0.017254" calcext:value-type="float">
            <text:p>0.017254</text:p>
          </table:table-cell>
          <table:table-cell office:value-type="float" office:value="-0.015228" calcext:value-type="float">
            <text:p>-0.015228</text:p>
          </table:table-cell>
          <table:table-cell office:value-type="float" office:value="0.016571" calcext:value-type="float">
            <text:p>0.016571</text:p>
          </table:table-cell>
          <table:table-cell office:value-type="float" office:value="-0.015336" calcext:value-type="float">
            <text:p>-0.015336</text:p>
          </table:table-cell>
          <table:table-cell office:value-type="float" office:value="0.015459" calcext:value-type="float">
            <text:p>0.015459</text:p>
          </table:table-cell>
          <table:table-cell office:value-type="string" calcext:value-type="string">
            <text:p>0.006152</text:p>
          </table:table-cell>
        </table:table-row>
        <table:table-row table:style-name="ro1" table:visibility="filter">
          <table:table-cell office:value-type="float" office:value="1527478252.95534" calcext:value-type="float">
            <text:p>1527478252.95534</text:p>
          </table:table-cell>
          <table:table-cell office:value-type="string" calcext:value-type="string">
            <text:p>PID_y</text:p>
          </table:table-cell>
          <table:table-cell office:value-type="float" office:value="0.017254" calcext:value-type="float">
            <text:p>0.017254</text:p>
          </table:table-cell>
          <table:table-cell office:value-type="float" office:value="-0.015228" calcext:value-type="float">
            <text:p>-0.015228</text:p>
          </table:table-cell>
          <table:table-cell office:value-type="float" office:value="0.016571" calcext:value-type="float">
            <text:p>0.016571</text:p>
          </table:table-cell>
          <table:table-cell office:value-type="float" office:value="-0.015336" calcext:value-type="float">
            <text:p>-0.015336</text:p>
          </table:table-cell>
          <table:table-cell office:value-type="float" office:value="0.015459" calcext:value-type="float">
            <text:p>0.015459</text:p>
          </table:table-cell>
          <table:table-cell office:value-type="string" calcext:value-type="string">
            <text:p>0.006152</text:p>
          </table:table-cell>
        </table:table-row>
        <table:table-row table:style-name="ro1">
          <table:table-cell office:value-type="float" office:value="1527478252.97454" calcext:value-type="float">
            <text:p>1527478252.97454</text:p>
          </table:table-cell>
          <table:table-cell office:value-type="string" calcext:value-type="string">
            <text:p>PID_x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-0.015129" calcext:value-type="float">
            <text:p>-0.015129</text:p>
          </table:table-cell>
          <table:table-cell office:value-type="float" office:value="0.016617" calcext:value-type="float">
            <text:p>0.016617</text:p>
          </table:table-cell>
          <table:table-cell office:value-type="float" office:value="-0.015259" calcext:value-type="float">
            <text:p>-0.015259</text:p>
          </table:table-cell>
          <table:table-cell office:value-type="float" office:value="0.012042" calcext:value-type="float">
            <text:p>0.012042</text:p>
          </table:table-cell>
          <table:table-cell office:value-type="string" calcext:value-type="string">
            <text:p>0.006748</text:p>
          </table:table-cell>
        </table:table-row>
        <table:table-row table:style-name="ro1" table:visibility="filter">
          <table:table-cell office:value-type="float" office:value="1527478252.97456" calcext:value-type="float">
            <text:p>1527478252.97456</text:p>
          </table:table-cell>
          <table:table-cell office:value-type="string" calcext:value-type="string">
            <text:p>PID_y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-0.015129" calcext:value-type="float">
            <text:p>-0.015129</text:p>
          </table:table-cell>
          <table:table-cell office:value-type="float" office:value="0.016617" calcext:value-type="float">
            <text:p>0.016617</text:p>
          </table:table-cell>
          <table:table-cell office:value-type="float" office:value="-0.015259" calcext:value-type="float">
            <text:p>-0.015259</text:p>
          </table:table-cell>
          <table:table-cell office:value-type="float" office:value="0.012042" calcext:value-type="float">
            <text:p>0.012042</text:p>
          </table:table-cell>
          <table:table-cell office:value-type="string" calcext:value-type="string">
            <text:p>0.006748</text:p>
          </table:table-cell>
        </table:table-row>
        <table:table-row table:style-name="ro1">
          <table:table-cell office:value-type="float" office:value="1527478252.99479" calcext:value-type="float">
            <text:p>1527478252.99479</text:p>
          </table:table-cell>
          <table:table-cell office:value-type="string" calcext:value-type="string">
            <text:p>PID_x</text:p>
          </table:table-cell>
          <table:table-cell office:value-type="float" office:value="0.017379" calcext:value-type="float">
            <text:p>0.017379</text:p>
          </table:table-cell>
          <table:table-cell office:value-type="float" office:value="-0.01504" calcext:value-type="float">
            <text:p>-0.01504</text:p>
          </table:table-cell>
          <table:table-cell office:value-type="float" office:value="0.016917" calcext:value-type="float">
            <text:p>0.016917</text:p>
          </table:table-cell>
          <table:table-cell office:value-type="float" office:value="-0.015126" calcext:value-type="float">
            <text:p>-0.015126</text:p>
          </table:table-cell>
          <table:table-cell office:value-type="float" office:value="0.012707" calcext:value-type="float">
            <text:p>0.012707</text:p>
          </table:table-cell>
          <table:table-cell office:value-type="string" calcext:value-type="string">
            <text:p>0.005500</text:p>
          </table:table-cell>
        </table:table-row>
        <table:table-row table:style-name="ro1" table:visibility="filter">
          <table:table-cell office:value-type="float" office:value="1527478252.99481" calcext:value-type="float">
            <text:p>1527478252.99481</text:p>
          </table:table-cell>
          <table:table-cell office:value-type="string" calcext:value-type="string">
            <text:p>PID_y</text:p>
          </table:table-cell>
          <table:table-cell office:value-type="float" office:value="0.017379" calcext:value-type="float">
            <text:p>0.017379</text:p>
          </table:table-cell>
          <table:table-cell office:value-type="float" office:value="-0.01504" calcext:value-type="float">
            <text:p>-0.01504</text:p>
          </table:table-cell>
          <table:table-cell office:value-type="float" office:value="0.016917" calcext:value-type="float">
            <text:p>0.016917</text:p>
          </table:table-cell>
          <table:table-cell office:value-type="float" office:value="-0.015126" calcext:value-type="float">
            <text:p>-0.015126</text:p>
          </table:table-cell>
          <table:table-cell office:value-type="float" office:value="0.012707" calcext:value-type="float">
            <text:p>0.012707</text:p>
          </table:table-cell>
          <table:table-cell office:value-type="string" calcext:value-type="string">
            <text:p>0.005500</text:p>
          </table:table-cell>
        </table:table-row>
        <table:table-row table:style-name="ro1">
          <table:table-cell office:value-type="float" office:value="1527478253.01504" calcext:value-type="float">
            <text:p>1527478253.01504</text:p>
          </table:table-cell>
          <table:table-cell office:value-type="string" calcext:value-type="string">
            <text:p>PID_x</text:p>
          </table:table-cell>
          <table:table-cell office:value-type="float" office:value="0.017913" calcext:value-type="float">
            <text:p>0.017913</text:p>
          </table:table-cell>
          <table:table-cell office:value-type="float" office:value="-0.014967" calcext:value-type="float">
            <text:p>-0.014967</text:p>
          </table:table-cell>
          <table:table-cell office:value-type="float" office:value="0.017374" calcext:value-type="float">
            <text:p>0.017374</text:p>
          </table:table-cell>
          <table:table-cell office:value-type="float" office:value="-0.015033" calcext:value-type="float">
            <text:p>-0.015033</text:p>
          </table:table-cell>
          <table:table-cell office:value-type="float" office:value="0.013737" calcext:value-type="float">
            <text:p>0.013737</text:p>
          </table:table-cell>
          <table:table-cell office:value-type="string" calcext:value-type="string">
            <text:p>0.004797</text:p>
          </table:table-cell>
        </table:table-row>
        <table:table-row table:style-name="ro1" table:visibility="filter">
          <table:table-cell office:value-type="float" office:value="1527478253.01506" calcext:value-type="float">
            <text:p>1527478253.01506</text:p>
          </table:table-cell>
          <table:table-cell office:value-type="string" calcext:value-type="string">
            <text:p>PID_y</text:p>
          </table:table-cell>
          <table:table-cell office:value-type="float" office:value="0.017913" calcext:value-type="float">
            <text:p>0.017913</text:p>
          </table:table-cell>
          <table:table-cell office:value-type="float" office:value="-0.014967" calcext:value-type="float">
            <text:p>-0.014967</text:p>
          </table:table-cell>
          <table:table-cell office:value-type="float" office:value="0.017374" calcext:value-type="float">
            <text:p>0.017374</text:p>
          </table:table-cell>
          <table:table-cell office:value-type="float" office:value="-0.015033" calcext:value-type="float">
            <text:p>-0.015033</text:p>
          </table:table-cell>
          <table:table-cell office:value-type="float" office:value="0.013737" calcext:value-type="float">
            <text:p>0.013737</text:p>
          </table:table-cell>
          <table:table-cell office:value-type="string" calcext:value-type="string">
            <text:p>0.004797</text:p>
          </table:table-cell>
        </table:table-row>
        <table:table-row table:style-name="ro1">
          <table:table-cell office:value-type="float" office:value="1527478253.03531" calcext:value-type="float">
            <text:p>1527478253.03531</text:p>
          </table:table-cell>
          <table:table-cell office:value-type="string" calcext:value-type="string">
            <text:p>PID_x</text:p>
          </table:table-cell>
          <table:table-cell office:value-type="float" office:value="0.018052" calcext:value-type="float">
            <text:p>0.018052</text:p>
          </table:table-cell>
          <table:table-cell office:value-type="float" office:value="-0.014505" calcext:value-type="float">
            <text:p>-0.014505</text:p>
          </table:table-cell>
          <table:table-cell office:value-type="float" office:value="0.017547" calcext:value-type="float">
            <text:p>0.017547</text:p>
          </table:table-cell>
          <table:table-cell office:value-type="float" office:value="-0.014719" calcext:value-type="float">
            <text:p>-0.014719</text:p>
          </table:table-cell>
          <table:table-cell office:value-type="float" office:value="0.01329" calcext:value-type="float">
            <text:p>0.01329</text:p>
          </table:table-cell>
          <table:table-cell office:value-type="string" calcext:value-type="string">
            <text:p>0.008653</text:p>
          </table:table-cell>
        </table:table-row>
        <table:table-row table:style-name="ro1" table:visibility="filter">
          <table:table-cell office:value-type="float" office:value="1527478253.03533" calcext:value-type="float">
            <text:p>1527478253.03533</text:p>
          </table:table-cell>
          <table:table-cell office:value-type="string" calcext:value-type="string">
            <text:p>PID_y</text:p>
          </table:table-cell>
          <table:table-cell office:value-type="float" office:value="0.018052" calcext:value-type="float">
            <text:p>0.018052</text:p>
          </table:table-cell>
          <table:table-cell office:value-type="float" office:value="-0.014505" calcext:value-type="float">
            <text:p>-0.014505</text:p>
          </table:table-cell>
          <table:table-cell office:value-type="float" office:value="0.017547" calcext:value-type="float">
            <text:p>0.017547</text:p>
          </table:table-cell>
          <table:table-cell office:value-type="float" office:value="-0.014719" calcext:value-type="float">
            <text:p>-0.014719</text:p>
          </table:table-cell>
          <table:table-cell office:value-type="float" office:value="0.01329" calcext:value-type="float">
            <text:p>0.01329</text:p>
          </table:table-cell>
          <table:table-cell office:value-type="string" calcext:value-type="string">
            <text:p>0.008653</text:p>
          </table:table-cell>
        </table:table-row>
        <table:table-row table:style-name="ro1">
          <table:table-cell office:value-type="float" office:value="1527478253.05464" calcext:value-type="float">
            <text:p>1527478253.05464</text:p>
          </table:table-cell>
          <table:table-cell office:value-type="string" calcext:value-type="string">
            <text:p>PID_x</text:p>
          </table:table-cell>
          <table:table-cell office:value-type="float" office:value="0.018092" calcext:value-type="float">
            <text:p>0.018092</text:p>
          </table:table-cell>
          <table:table-cell office:value-type="float" office:value="-0.014849" calcext:value-type="float">
            <text:p>-0.014849</text:p>
          </table:table-cell>
          <table:table-cell office:value-type="float" office:value="0.017718" calcext:value-type="float">
            <text:p>0.017718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011431" calcext:value-type="float">
            <text:p>0.011431</text:p>
          </table:table-cell>
          <table:table-cell office:value-type="string" calcext:value-type="string">
            <text:p>0.004258</text:p>
          </table:table-cell>
        </table:table-row>
        <table:table-row table:style-name="ro1" table:visibility="filter">
          <table:table-cell office:value-type="float" office:value="1527478253.05466" calcext:value-type="float">
            <text:p>1527478253.05466</text:p>
          </table:table-cell>
          <table:table-cell office:value-type="string" calcext:value-type="string">
            <text:p>PID_y</text:p>
          </table:table-cell>
          <table:table-cell office:value-type="float" office:value="0.018092" calcext:value-type="float">
            <text:p>0.018092</text:p>
          </table:table-cell>
          <table:table-cell office:value-type="float" office:value="-0.014849" calcext:value-type="float">
            <text:p>-0.014849</text:p>
          </table:table-cell>
          <table:table-cell office:value-type="float" office:value="0.017718" calcext:value-type="float">
            <text:p>0.017718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011431" calcext:value-type="float">
            <text:p>0.011431</text:p>
          </table:table-cell>
          <table:table-cell office:value-type="string" calcext:value-type="string">
            <text:p>0.004258</text:p>
          </table:table-cell>
        </table:table-row>
        <table:table-row table:style-name="ro1">
          <table:table-cell office:value-type="float" office:value="1527478253.07493" calcext:value-type="float">
            <text:p>1527478253.07493</text:p>
          </table:table-cell>
          <table:table-cell office:value-type="string" calcext:value-type="string">
            <text:p>PID_x</text:p>
          </table:table-cell>
          <table:table-cell office:value-type="float" office:value="0.018431" calcext:value-type="float">
            <text:p>0.018431</text:p>
          </table:table-cell>
          <table:table-cell office:value-type="float" office:value="-0.014694" calcext:value-type="float">
            <text:p>-0.014694</text:p>
          </table:table-cell>
          <table:table-cell office:value-type="float" office:value="0.017938" calcext:value-type="float">
            <text:p>0.017938</text:p>
          </table:table-cell>
          <table:table-cell office:value-type="float" office:value="-0.014761" calcext:value-type="float">
            <text:p>-0.014761</text:p>
          </table:table-cell>
          <table:table-cell office:value-type="float" office:value="0.013128" calcext:value-type="float">
            <text:p>0.013128</text:p>
          </table:table-cell>
          <table:table-cell office:value-type="string" calcext:value-type="string">
            <text:p>0.004828</text:p>
          </table:table-cell>
        </table:table-row>
        <table:table-row table:style-name="ro1" table:visibility="filter">
          <table:table-cell office:value-type="float" office:value="1527478253.07495" calcext:value-type="float">
            <text:p>1527478253.07495</text:p>
          </table:table-cell>
          <table:table-cell office:value-type="string" calcext:value-type="string">
            <text:p>PID_y</text:p>
          </table:table-cell>
          <table:table-cell office:value-type="float" office:value="0.018431" calcext:value-type="float">
            <text:p>0.018431</text:p>
          </table:table-cell>
          <table:table-cell office:value-type="float" office:value="-0.014694" calcext:value-type="float">
            <text:p>-0.014694</text:p>
          </table:table-cell>
          <table:table-cell office:value-type="float" office:value="0.017938" calcext:value-type="float">
            <text:p>0.017938</text:p>
          </table:table-cell>
          <table:table-cell office:value-type="float" office:value="-0.014761" calcext:value-type="float">
            <text:p>-0.014761</text:p>
          </table:table-cell>
          <table:table-cell office:value-type="float" office:value="0.013128" calcext:value-type="float">
            <text:p>0.013128</text:p>
          </table:table-cell>
          <table:table-cell office:value-type="string" calcext:value-type="string">
            <text:p>0.004828</text:p>
          </table:table-cell>
        </table:table-row>
        <table:table-row table:style-name="ro1">
          <table:table-cell office:value-type="float" office:value="1527478253.09515" calcext:value-type="float">
            <text:p>1527478253.09515</text:p>
          </table:table-cell>
          <table:table-cell office:value-type="string" calcext:value-type="string">
            <text:p>PID_x</text:p>
          </table:table-cell>
          <table:table-cell office:value-type="float" office:value="0.018406" calcext:value-type="float">
            <text:p>0.018406</text:p>
          </table:table-cell>
          <table:table-cell office:value-type="float" office:value="-0.014102" calcext:value-type="float">
            <text:p>-0.014102</text:p>
          </table:table-cell>
          <table:table-cell office:value-type="float" office:value="0.018046" calcext:value-type="float">
            <text:p>0.018046</text:p>
          </table:table-cell>
          <table:table-cell office:value-type="float" office:value="-0.014292" calcext:value-type="float">
            <text:p>-0.014292</text:p>
          </table:table-cell>
          <table:table-cell office:value-type="float" office:value="0.011222" calcext:value-type="float">
            <text:p>0.011222</text:p>
          </table:table-cell>
          <table:table-cell office:value-type="string" calcext:value-type="string">
            <text:p>0.008157</text:p>
          </table:table-cell>
        </table:table-row>
        <table:table-row table:style-name="ro1" table:visibility="filter">
          <table:table-cell office:value-type="float" office:value="1527478253.09518" calcext:value-type="float">
            <text:p>1527478253.09518</text:p>
          </table:table-cell>
          <table:table-cell office:value-type="string" calcext:value-type="string">
            <text:p>PID_y</text:p>
          </table:table-cell>
          <table:table-cell office:value-type="float" office:value="0.018406" calcext:value-type="float">
            <text:p>0.018406</text:p>
          </table:table-cell>
          <table:table-cell office:value-type="float" office:value="-0.014102" calcext:value-type="float">
            <text:p>-0.014102</text:p>
          </table:table-cell>
          <table:table-cell office:value-type="float" office:value="0.018046" calcext:value-type="float">
            <text:p>0.018046</text:p>
          </table:table-cell>
          <table:table-cell office:value-type="float" office:value="-0.014292" calcext:value-type="float">
            <text:p>-0.014292</text:p>
          </table:table-cell>
          <table:table-cell office:value-type="float" office:value="0.011222" calcext:value-type="float">
            <text:p>0.011222</text:p>
          </table:table-cell>
          <table:table-cell office:value-type="string" calcext:value-type="string">
            <text:p>0.008157</text:p>
          </table:table-cell>
        </table:table-row>
        <table:table-row table:style-name="ro1">
          <table:table-cell office:value-type="float" office:value="1527478253.11449" calcext:value-type="float">
            <text:p>1527478253.11449</text:p>
          </table:table-cell>
          <table:table-cell office:value-type="string" calcext:value-type="string">
            <text:p>PID_x</text:p>
          </table:table-cell>
          <table:table-cell office:value-type="float" office:value="0.018045" calcext:value-type="float">
            <text:p>0.018045</text:p>
          </table:table-cell>
          <table:table-cell office:value-type="float" office:value="-0.014636" calcext:value-type="float">
            <text:p>-0.014636</text:p>
          </table:table-cell>
          <table:table-cell office:value-type="float" office:value="0.017951" calcext:value-type="float">
            <text:p>0.017951</text:p>
          </table:table-cell>
          <table:table-cell office:value-type="float" office:value="-0.014668" calcext:value-type="float">
            <text:p>-0.014668</text:p>
          </table:table-cell>
          <table:table-cell office:value-type="float" office:value="0.005734" calcext:value-type="float">
            <text:p>0.005734</text:p>
          </table:table-cell>
          <table:table-cell office:value-type="string" calcext:value-type="string">
            <text:p>0.003334</text:p>
          </table:table-cell>
        </table:table-row>
        <table:table-row table:style-name="ro1" table:visibility="filter">
          <table:table-cell office:value-type="float" office:value="1527478253.11452" calcext:value-type="float">
            <text:p>1527478253.11452</text:p>
          </table:table-cell>
          <table:table-cell office:value-type="string" calcext:value-type="string">
            <text:p>PID_y</text:p>
          </table:table-cell>
          <table:table-cell office:value-type="float" office:value="0.018045" calcext:value-type="float">
            <text:p>0.018045</text:p>
          </table:table-cell>
          <table:table-cell office:value-type="float" office:value="-0.014636" calcext:value-type="float">
            <text:p>-0.014636</text:p>
          </table:table-cell>
          <table:table-cell office:value-type="float" office:value="0.017951" calcext:value-type="float">
            <text:p>0.017951</text:p>
          </table:table-cell>
          <table:table-cell office:value-type="float" office:value="-0.014668" calcext:value-type="float">
            <text:p>-0.014668</text:p>
          </table:table-cell>
          <table:table-cell office:value-type="float" office:value="0.005734" calcext:value-type="float">
            <text:p>0.005734</text:p>
          </table:table-cell>
          <table:table-cell office:value-type="string" calcext:value-type="string">
            <text:p>0.003334</text:p>
          </table:table-cell>
        </table:table-row>
        <table:table-row table:style-name="ro1">
          <table:table-cell office:value-type="float" office:value="1527478253.13477" calcext:value-type="float">
            <text:p>1527478253.13477</text:p>
          </table:table-cell>
          <table:table-cell office:value-type="string" calcext:value-type="string">
            <text:p>PID_x</text:p>
          </table:table-cell>
          <table:table-cell office:value-type="float" office:value="0.018311" calcext:value-type="float">
            <text:p>0.018311</text:p>
          </table:table-cell>
          <table:table-cell office:value-type="float" office:value="-0.014503" calcext:value-type="float">
            <text:p>-0.014503</text:p>
          </table:table-cell>
          <table:table-cell office:value-type="float" office:value="0.018194" calcext:value-type="float">
            <text:p>0.018194</text:p>
          </table:table-cell>
          <table:table-cell office:value-type="float" office:value="-0.014512" calcext:value-type="float">
            <text:p>-0.014512</text:p>
          </table:table-cell>
          <table:table-cell office:value-type="float" office:value="0.006406" calcext:value-type="float">
            <text:p>0.006406</text:p>
          </table:table-cell>
          <table:table-cell office:value-type="string" calcext:value-type="string">
            <text:p>0.001765</text:p>
          </table:table-cell>
        </table:table-row>
        <table:table-row table:style-name="ro1" table:visibility="filter">
          <table:table-cell office:value-type="float" office:value="1527478253.13478" calcext:value-type="float">
            <text:p>1527478253.13478</text:p>
          </table:table-cell>
          <table:table-cell office:value-type="string" calcext:value-type="string">
            <text:p>PID_y</text:p>
          </table:table-cell>
          <table:table-cell office:value-type="float" office:value="0.018311" calcext:value-type="float">
            <text:p>0.018311</text:p>
          </table:table-cell>
          <table:table-cell office:value-type="float" office:value="-0.014503" calcext:value-type="float">
            <text:p>-0.014503</text:p>
          </table:table-cell>
          <table:table-cell office:value-type="float" office:value="0.018194" calcext:value-type="float">
            <text:p>0.018194</text:p>
          </table:table-cell>
          <table:table-cell office:value-type="float" office:value="-0.014512" calcext:value-type="float">
            <text:p>-0.014512</text:p>
          </table:table-cell>
          <table:table-cell office:value-type="float" office:value="0.006406" calcext:value-type="float">
            <text:p>0.006406</text:p>
          </table:table-cell>
          <table:table-cell office:value-type="string" calcext:value-type="string">
            <text:p>0.001765</text:p>
          </table:table-cell>
        </table:table-row>
        <table:table-row table:style-name="ro1">
          <table:table-cell office:value-type="float" office:value="1527478253.15505" calcext:value-type="float">
            <text:p>1527478253.15505</text:p>
          </table:table-cell>
          <table:table-cell office:value-type="string" calcext:value-type="string">
            <text:p>PID_x</text:p>
          </table:table-cell>
          <table:table-cell office:value-type="float" office:value="0.018381" calcext:value-type="float">
            <text:p>0.018381</text:p>
          </table:table-cell>
          <table:table-cell office:value-type="float" office:value="-0.013828" calcext:value-type="float">
            <text:p>-0.013828</text:p>
          </table:table-cell>
          <table:table-cell office:value-type="float" office:value="0.018291" calcext:value-type="float">
            <text:p>0.018291</text:p>
          </table:table-cell>
          <table:table-cell office:value-type="float" office:value="-0.014029" calcext:value-type="float">
            <text:p>-0.014029</text:p>
          </table:table-cell>
          <table:table-cell office:value-type="float" office:value="0.005597" calcext:value-type="float">
            <text:p>0.005597</text:p>
          </table:table-cell>
          <table:table-cell office:value-type="string" calcext:value-type="string">
            <text:p>0.008403</text:p>
          </table:table-cell>
        </table:table-row>
        <table:table-row table:style-name="ro1" table:visibility="filter">
          <table:table-cell office:value-type="float" office:value="1527478253.15507" calcext:value-type="float">
            <text:p>1527478253.15507</text:p>
          </table:table-cell>
          <table:table-cell office:value-type="string" calcext:value-type="string">
            <text:p>PID_y</text:p>
          </table:table-cell>
          <table:table-cell office:value-type="float" office:value="0.018381" calcext:value-type="float">
            <text:p>0.018381</text:p>
          </table:table-cell>
          <table:table-cell office:value-type="float" office:value="-0.013828" calcext:value-type="float">
            <text:p>-0.013828</text:p>
          </table:table-cell>
          <table:table-cell office:value-type="float" office:value="0.018291" calcext:value-type="float">
            <text:p>0.018291</text:p>
          </table:table-cell>
          <table:table-cell office:value-type="float" office:value="-0.014029" calcext:value-type="float">
            <text:p>-0.014029</text:p>
          </table:table-cell>
          <table:table-cell office:value-type="float" office:value="0.005597" calcext:value-type="float">
            <text:p>0.005597</text:p>
          </table:table-cell>
          <table:table-cell office:value-type="string" calcext:value-type="string">
            <text:p>0.008403</text:p>
          </table:table-cell>
        </table:table-row>
        <table:table-row table:style-name="ro1">
          <table:table-cell office:value-type="float" office:value="1527478253.17532" calcext:value-type="float">
            <text:p>1527478253.17532</text:p>
          </table:table-cell>
          <table:table-cell office:value-type="string" calcext:value-type="string">
            <text:p>PID_x</text:p>
          </table:table-cell>
          <table:table-cell office:value-type="float" office:value="0.018613" calcext:value-type="float">
            <text:p>0.018613</text:p>
          </table:table-cell>
          <table:table-cell office:value-type="float" office:value="-0.013815" calcext:value-type="float">
            <text:p>-0.013815</text:p>
          </table:table-cell>
          <table:table-cell office:value-type="float" office:value="0.018521" calcext:value-type="float">
            <text:p>0.018521</text:p>
          </table:table-cell>
          <table:table-cell office:value-type="float" office:value="-0.013977" calcext:value-type="float">
            <text:p>-0.013977</text:p>
          </table:table-cell>
          <table:table-cell office:value-type="float" office:value="0.00569" calcext:value-type="float">
            <text:p>0.00569</text:p>
          </table:table-cell>
          <table:table-cell office:value-type="string" calcext:value-type="string">
            <text:p>0.007541</text:p>
          </table:table-cell>
        </table:table-row>
        <table:table-row table:style-name="ro1" table:visibility="filter">
          <table:table-cell office:value-type="float" office:value="1527478253.17533" calcext:value-type="float">
            <text:p>1527478253.17533</text:p>
          </table:table-cell>
          <table:table-cell office:value-type="string" calcext:value-type="string">
            <text:p>PID_y</text:p>
          </table:table-cell>
          <table:table-cell office:value-type="float" office:value="0.018613" calcext:value-type="float">
            <text:p>0.018613</text:p>
          </table:table-cell>
          <table:table-cell office:value-type="float" office:value="-0.013815" calcext:value-type="float">
            <text:p>-0.013815</text:p>
          </table:table-cell>
          <table:table-cell office:value-type="float" office:value="0.018521" calcext:value-type="float">
            <text:p>0.018521</text:p>
          </table:table-cell>
          <table:table-cell office:value-type="float" office:value="-0.013977" calcext:value-type="float">
            <text:p>-0.013977</text:p>
          </table:table-cell>
          <table:table-cell office:value-type="float" office:value="0.00569" calcext:value-type="float">
            <text:p>0.00569</text:p>
          </table:table-cell>
          <table:table-cell office:value-type="string" calcext:value-type="string">
            <text:p>0.007541</text:p>
          </table:table-cell>
        </table:table-row>
        <table:table-row table:style-name="ro1">
          <table:table-cell office:value-type="float" office:value="1527478253.19466" calcext:value-type="float">
            <text:p>1527478253.19466</text:p>
          </table:table-cell>
          <table:table-cell office:value-type="string" calcext:value-type="string">
            <text:p>PID_x</text:p>
          </table:table-cell>
          <table:table-cell office:value-type="float" office:value="0.018657" calcext:value-type="float">
            <text:p>0.018657</text:p>
          </table:table-cell>
          <table:table-cell office:value-type="float" office:value="-0.014281" calcext:value-type="float">
            <text:p>-0.014281</text:p>
          </table:table-cell>
          <table:table-cell office:value-type="float" office:value="0.018579" calcext:value-type="float">
            <text:p>0.018579</text:p>
          </table:table-cell>
          <table:table-cell office:value-type="float" office:value="-0.01428" calcext:value-type="float">
            <text:p>-0.01428</text:p>
          </table:table-cell>
          <table:table-cell office:value-type="float" office:value="0.005229" calcext:value-type="float">
            <text:p>0.005229</text:p>
          </table:table-cell>
          <table:table-cell office:value-type="string" calcext:value-type="string">
            <text:p>-0.000231</text:p>
          </table:table-cell>
        </table:table-row>
        <table:table-row table:style-name="ro1" table:visibility="filter">
          <table:table-cell office:value-type="float" office:value="1527478253.19468" calcext:value-type="float">
            <text:p>1527478253.19468</text:p>
          </table:table-cell>
          <table:table-cell office:value-type="string" calcext:value-type="string">
            <text:p>PID_y</text:p>
          </table:table-cell>
          <table:table-cell office:value-type="float" office:value="0.018657" calcext:value-type="float">
            <text:p>0.018657</text:p>
          </table:table-cell>
          <table:table-cell office:value-type="float" office:value="-0.014281" calcext:value-type="float">
            <text:p>-0.014281</text:p>
          </table:table-cell>
          <table:table-cell office:value-type="float" office:value="0.018579" calcext:value-type="float">
            <text:p>0.018579</text:p>
          </table:table-cell>
          <table:table-cell office:value-type="float" office:value="-0.01428" calcext:value-type="float">
            <text:p>-0.01428</text:p>
          </table:table-cell>
          <table:table-cell office:value-type="float" office:value="0.005229" calcext:value-type="float">
            <text:p>0.005229</text:p>
          </table:table-cell>
          <table:table-cell office:value-type="string" calcext:value-type="string">
            <text:p>-0.000231</text:p>
          </table:table-cell>
        </table:table-row>
        <table:table-row table:style-name="ro1">
          <table:table-cell office:value-type="float" office:value="1527478253.21488" calcext:value-type="float">
            <text:p>1527478253.21488</text:p>
          </table:table-cell>
          <table:table-cell office:value-type="string" calcext:value-type="string">
            <text:p>PID_x</text:p>
          </table:table-cell>
          <table:table-cell office:value-type="float" office:value="0.018933" calcext:value-type="float">
            <text:p>0.018933</text:p>
          </table:table-cell>
          <table:table-cell office:value-type="float" office:value="-0.013652" calcext:value-type="float">
            <text:p>-0.013652</text:p>
          </table:table-cell>
          <table:table-cell office:value-type="float" office:value="0.018753" calcext:value-type="float">
            <text:p>0.018753</text:p>
          </table:table-cell>
          <table:table-cell office:value-type="float" office:value="-0.013837" calcext:value-type="float">
            <text:p>-0.013837</text:p>
          </table:table-cell>
          <table:table-cell office:value-type="float" office:value="0.007931" calcext:value-type="float">
            <text:p>0.007931</text:p>
          </table:table-cell>
          <table:table-cell office:value-type="string" calcext:value-type="string">
            <text:p>0.008053</text:p>
          </table:table-cell>
        </table:table-row>
        <table:table-row table:style-name="ro1" table:visibility="filter">
          <table:table-cell office:value-type="float" office:value="1527478253.2149" calcext:value-type="float">
            <text:p>1527478253.2149</text:p>
          </table:table-cell>
          <table:table-cell office:value-type="string" calcext:value-type="string">
            <text:p>PID_y</text:p>
          </table:table-cell>
          <table:table-cell office:value-type="float" office:value="0.018933" calcext:value-type="float">
            <text:p>0.018933</text:p>
          </table:table-cell>
          <table:table-cell office:value-type="float" office:value="-0.013652" calcext:value-type="float">
            <text:p>-0.013652</text:p>
          </table:table-cell>
          <table:table-cell office:value-type="float" office:value="0.018753" calcext:value-type="float">
            <text:p>0.018753</text:p>
          </table:table-cell>
          <table:table-cell office:value-type="float" office:value="-0.013837" calcext:value-type="float">
            <text:p>-0.013837</text:p>
          </table:table-cell>
          <table:table-cell office:value-type="float" office:value="0.007931" calcext:value-type="float">
            <text:p>0.007931</text:p>
          </table:table-cell>
          <table:table-cell office:value-type="string" calcext:value-type="string">
            <text:p>0.008053</text:p>
          </table:table-cell>
        </table:table-row>
        <table:table-row table:style-name="ro1">
          <table:table-cell office:value-type="float" office:value="1527478253.23515" calcext:value-type="float">
            <text:p>1527478253.23515</text:p>
          </table:table-cell>
          <table:table-cell office:value-type="string" calcext:value-type="string">
            <text:p>PID_x</text:p>
          </table:table-cell>
          <table:table-cell office:value-type="float" office:value="0.018923" calcext:value-type="float">
            <text:p>0.018923</text:p>
          </table:table-cell>
          <table:table-cell office:value-type="float" office:value="-0.013797" calcext:value-type="float">
            <text:p>-0.013797</text:p>
          </table:table-cell>
          <table:table-cell office:value-type="float" office:value="0.018815" calcext:value-type="float">
            <text:p>0.018815</text:p>
          </table:table-cell>
          <table:table-cell office:value-type="float" office:value="-0.013897" calcext:value-type="float">
            <text:p>-0.013897</text:p>
          </table:table-cell>
          <table:table-cell office:value-type="float" office:value="0.006159" calcext:value-type="float">
            <text:p>0.006159</text:p>
          </table:table-cell>
          <table:table-cell office:value-type="string" calcext:value-type="string">
            <text:p>0.005929</text:p>
          </table:table-cell>
        </table:table-row>
        <table:table-row table:style-name="ro1" table:visibility="filter">
          <table:table-cell office:value-type="float" office:value="1527478253.23517" calcext:value-type="float">
            <text:p>1527478253.23517</text:p>
          </table:table-cell>
          <table:table-cell office:value-type="string" calcext:value-type="string">
            <text:p>PID_y</text:p>
          </table:table-cell>
          <table:table-cell office:value-type="float" office:value="0.018923" calcext:value-type="float">
            <text:p>0.018923</text:p>
          </table:table-cell>
          <table:table-cell office:value-type="float" office:value="-0.013797" calcext:value-type="float">
            <text:p>-0.013797</text:p>
          </table:table-cell>
          <table:table-cell office:value-type="float" office:value="0.018815" calcext:value-type="float">
            <text:p>0.018815</text:p>
          </table:table-cell>
          <table:table-cell office:value-type="float" office:value="-0.013897" calcext:value-type="float">
            <text:p>-0.013897</text:p>
          </table:table-cell>
          <table:table-cell office:value-type="float" office:value="0.006159" calcext:value-type="float">
            <text:p>0.006159</text:p>
          </table:table-cell>
          <table:table-cell office:value-type="string" calcext:value-type="string">
            <text:p>0.005929</text:p>
          </table:table-cell>
        </table:table-row>
        <table:table-row table:style-name="ro1">
          <table:table-cell office:value-type="float" office:value="1527478253.25442" calcext:value-type="float">
            <text:p>1527478253.25442</text:p>
          </table:table-cell>
          <table:table-cell office:value-type="string" calcext:value-type="string">
            <text:p>PID_x</text:p>
          </table:table-cell>
          <table:table-cell office:value-type="float" office:value="0.019147" calcext:value-type="float">
            <text:p>0.019147</text:p>
          </table:table-cell>
          <table:table-cell office:value-type="float" office:value="-0.013911" calcext:value-type="float">
            <text:p>-0.013911</text:p>
          </table:table-cell>
          <table:table-cell office:value-type="float" office:value="0.019002" calcext:value-type="float">
            <text:p>0.019002</text:p>
          </table:table-cell>
          <table:table-cell office:value-type="float" office:value="-0.013913" calcext:value-type="float">
            <text:p>-0.013913</text:p>
          </table:table-cell>
          <table:table-cell office:value-type="float" office:value="0.007133" calcext:value-type="float">
            <text:p>0.007133</text:p>
          </table:table-cell>
          <table:table-cell office:value-type="string" calcext:value-type="string">
            <text:p>0.001001</text:p>
          </table:table-cell>
        </table:table-row>
        <table:table-row table:style-name="ro1" table:visibility="filter">
          <table:table-cell office:value-type="float" office:value="1527478253.25444" calcext:value-type="float">
            <text:p>1527478253.25444</text:p>
          </table:table-cell>
          <table:table-cell office:value-type="string" calcext:value-type="string">
            <text:p>PID_y</text:p>
          </table:table-cell>
          <table:table-cell office:value-type="float" office:value="0.019147" calcext:value-type="float">
            <text:p>0.019147</text:p>
          </table:table-cell>
          <table:table-cell office:value-type="float" office:value="-0.013911" calcext:value-type="float">
            <text:p>-0.013911</text:p>
          </table:table-cell>
          <table:table-cell office:value-type="float" office:value="0.019002" calcext:value-type="float">
            <text:p>0.019002</text:p>
          </table:table-cell>
          <table:table-cell office:value-type="float" office:value="-0.013913" calcext:value-type="float">
            <text:p>-0.013913</text:p>
          </table:table-cell>
          <table:table-cell office:value-type="float" office:value="0.007133" calcext:value-type="float">
            <text:p>0.007133</text:p>
          </table:table-cell>
          <table:table-cell office:value-type="string" calcext:value-type="string">
            <text:p>0.001001</text:p>
          </table:table-cell>
        </table:table-row>
        <table:table-row table:style-name="ro1">
          <table:table-cell office:value-type="float" office:value="1527478253.27471" calcext:value-type="float">
            <text:p>1527478253.27471</text:p>
          </table:table-cell>
          <table:table-cell office:value-type="string" calcext:value-type="string">
            <text:p>PID_x</text:p>
          </table:table-cell>
          <table:table-cell office:value-type="float" office:value="0.019275" calcext:value-type="float">
            <text:p>0.019275</text:p>
          </table:table-cell>
          <table:table-cell office:value-type="float" office:value="-0.013795" calcext:value-type="float">
            <text:p>-0.013795</text:p>
          </table:table-cell>
          <table:table-cell office:value-type="float" office:value="0.019158" calcext:value-type="float">
            <text:p>0.019158</text:p>
          </table:table-cell>
          <table:table-cell office:value-type="float" office:value="-0.013803" calcext:value-type="float">
            <text:p>-0.013803</text:p>
          </table:table-cell>
          <table:table-cell office:value-type="float" office:value="0.006408" calcext:value-type="float">
            <text:p>0.006408</text:p>
          </table:table-cell>
          <table:table-cell office:value-type="string" calcext:value-type="string">
            <text:p>0.001582</text:p>
          </table:table-cell>
        </table:table-row>
        <table:table-row table:style-name="ro1" table:visibility="filter">
          <table:table-cell office:value-type="float" office:value="1527478253.27473" calcext:value-type="float">
            <text:p>1527478253.27473</text:p>
          </table:table-cell>
          <table:table-cell office:value-type="string" calcext:value-type="string">
            <text:p>PID_y</text:p>
          </table:table-cell>
          <table:table-cell office:value-type="float" office:value="0.019275" calcext:value-type="float">
            <text:p>0.019275</text:p>
          </table:table-cell>
          <table:table-cell office:value-type="float" office:value="-0.013795" calcext:value-type="float">
            <text:p>-0.013795</text:p>
          </table:table-cell>
          <table:table-cell office:value-type="float" office:value="0.019158" calcext:value-type="float">
            <text:p>0.019158</text:p>
          </table:table-cell>
          <table:table-cell office:value-type="float" office:value="-0.013803" calcext:value-type="float">
            <text:p>-0.013803</text:p>
          </table:table-cell>
          <table:table-cell office:value-type="float" office:value="0.006408" calcext:value-type="float">
            <text:p>0.006408</text:p>
          </table:table-cell>
          <table:table-cell office:value-type="string" calcext:value-type="string">
            <text:p>0.001582</text:p>
          </table:table-cell>
        </table:table-row>
        <table:table-row table:style-name="ro1">
          <table:table-cell office:value-type="float" office:value="1527478253.29501" calcext:value-type="float">
            <text:p>1527478253.29501</text:p>
          </table:table-cell>
          <table:table-cell office:value-type="string" calcext:value-type="string">
            <text:p>PID_x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-0.013662" calcext:value-type="float">
            <text:p>-0.013662</text:p>
          </table:table-cell>
          <table:table-cell office:value-type="float" office:value="0.019162" calcext:value-type="float">
            <text:p>0.019162</text:p>
          </table:table-cell>
          <table:table-cell office:value-type="float" office:value="-0.013743" calcext:value-type="float">
            <text:p>-0.013743</text:p>
          </table:table-cell>
          <table:table-cell office:value-type="float" office:value="0.005853" calcext:value-type="float">
            <text:p>0.005853</text:p>
          </table:table-cell>
          <table:table-cell office:value-type="string" calcext:value-type="string">
            <text:p>0.005303</text:p>
          </table:table-cell>
        </table:table-row>
        <table:table-row table:style-name="ro1" table:visibility="filter">
          <table:table-cell office:value-type="float" office:value="1527478253.29504" calcext:value-type="float">
            <text:p>1527478253.29504</text:p>
          </table:table-cell>
          <table:table-cell office:value-type="string" calcext:value-type="string">
            <text:p>PID_y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-0.013662" calcext:value-type="float">
            <text:p>-0.013662</text:p>
          </table:table-cell>
          <table:table-cell office:value-type="float" office:value="0.019162" calcext:value-type="float">
            <text:p>0.019162</text:p>
          </table:table-cell>
          <table:table-cell office:value-type="float" office:value="-0.013743" calcext:value-type="float">
            <text:p>-0.013743</text:p>
          </table:table-cell>
          <table:table-cell office:value-type="float" office:value="0.005853" calcext:value-type="float">
            <text:p>0.005853</text:p>
          </table:table-cell>
          <table:table-cell office:value-type="string" calcext:value-type="string">
            <text:p>0.005303</text:p>
          </table:table-cell>
        </table:table-row>
        <table:table-row table:style-name="ro1">
          <table:table-cell office:value-type="float" office:value="1527478253.31536" calcext:value-type="float">
            <text:p>1527478253.31536</text:p>
          </table:table-cell>
          <table:table-cell office:value-type="string" calcext:value-type="string">
            <text:p>PID_x</text:p>
          </table:table-cell>
          <table:table-cell office:value-type="float" office:value="0.019324" calcext:value-type="float">
            <text:p>0.019324</text:p>
          </table:table-cell>
          <table:table-cell office:value-type="float" office:value="-0.013776" calcext:value-type="float">
            <text:p>-0.013776</text:p>
          </table:table-cell>
          <table:table-cell office:value-type="float" office:value="0.019252" calcext:value-type="float">
            <text:p>0.019252</text:p>
          </table:table-cell>
          <table:table-cell office:value-type="float" office:value="-0.013777" calcext:value-type="float">
            <text:p>-0.013777</text:p>
          </table:table-cell>
          <table:table-cell office:value-type="float" office:value="0.005022" calcext:value-type="float">
            <text:p>0.005022</text:p>
          </table:table-cell>
          <table:table-cell office:value-type="string" calcext:value-type="string">
            <text:p>0.000590</text:p>
          </table:table-cell>
        </table:table-row>
        <table:table-row table:style-name="ro1" table:visibility="filter">
          <table:table-cell office:value-type="float" office:value="1527478253.3154" calcext:value-type="float">
            <text:p>1527478253.3154</text:p>
          </table:table-cell>
          <table:table-cell office:value-type="string" calcext:value-type="string">
            <text:p>PID_y</text:p>
          </table:table-cell>
          <table:table-cell office:value-type="float" office:value="0.019324" calcext:value-type="float">
            <text:p>0.019324</text:p>
          </table:table-cell>
          <table:table-cell office:value-type="float" office:value="-0.013776" calcext:value-type="float">
            <text:p>-0.013776</text:p>
          </table:table-cell>
          <table:table-cell office:value-type="float" office:value="0.019252" calcext:value-type="float">
            <text:p>0.019252</text:p>
          </table:table-cell>
          <table:table-cell office:value-type="float" office:value="-0.013777" calcext:value-type="float">
            <text:p>-0.013777</text:p>
          </table:table-cell>
          <table:table-cell office:value-type="float" office:value="0.005022" calcext:value-type="float">
            <text:p>0.005022</text:p>
          </table:table-cell>
          <table:table-cell office:value-type="string" calcext:value-type="string">
            <text:p>0.000590</text:p>
          </table:table-cell>
        </table:table-row>
        <table:table-row table:style-name="ro1">
          <table:table-cell office:value-type="float" office:value="1527478253.33474" calcext:value-type="float">
            <text:p>1527478253.33474</text:p>
          </table:table-cell>
          <table:table-cell office:value-type="string" calcext:value-type="string">
            <text:p>PID_x</text:p>
          </table:table-cell>
          <table:table-cell office:value-type="float" office:value="0.0194" calcext:value-type="float">
            <text:p>0.0194</text:p>
          </table:table-cell>
          <table:table-cell office:value-type="float" office:value="-0.013887" calcext:value-type="float">
            <text:p>-0.013887</text:p>
          </table:table-cell>
          <table:table-cell office:value-type="float" office:value="0.019324" calcext:value-type="float">
            <text:p>0.019324</text:p>
          </table:table-cell>
          <table:table-cell office:value-type="float" office:value="-0.013887" calcext:value-type="float">
            <text:p>-0.013887</text:p>
          </table:table-cell>
          <table:table-cell office:value-type="float" office:value="0.005144" calcext:value-type="float">
            <text:p>0.005144</text:p>
          </table:table-cell>
          <table:table-cell office:value-type="string" calcext:value-type="string">
            <text:p>0.000046</text:p>
          </table:table-cell>
        </table:table-row>
        <table:table-row table:style-name="ro1" table:visibility="filter">
          <table:table-cell office:value-type="float" office:value="1527478253.33478" calcext:value-type="float">
            <text:p>1527478253.33478</text:p>
          </table:table-cell>
          <table:table-cell office:value-type="string" calcext:value-type="string">
            <text:p>PID_y</text:p>
          </table:table-cell>
          <table:table-cell office:value-type="float" office:value="0.0194" calcext:value-type="float">
            <text:p>0.0194</text:p>
          </table:table-cell>
          <table:table-cell office:value-type="float" office:value="-0.013887" calcext:value-type="float">
            <text:p>-0.013887</text:p>
          </table:table-cell>
          <table:table-cell office:value-type="float" office:value="0.019324" calcext:value-type="float">
            <text:p>0.019324</text:p>
          </table:table-cell>
          <table:table-cell office:value-type="float" office:value="-0.013887" calcext:value-type="float">
            <text:p>-0.013887</text:p>
          </table:table-cell>
          <table:table-cell office:value-type="float" office:value="0.005144" calcext:value-type="float">
            <text:p>0.005144</text:p>
          </table:table-cell>
          <table:table-cell office:value-type="string" calcext:value-type="string">
            <text:p>0.000046</text:p>
          </table:table-cell>
        </table:table-row>
        <table:table-row table:style-name="ro1">
          <table:table-cell office:value-type="float" office:value="1527478253.35507" calcext:value-type="float">
            <text:p>1527478253.35507</text:p>
          </table:table-cell>
          <table:table-cell office:value-type="string" calcext:value-type="string">
            <text:p>PID_x</text:p>
          </table:table-cell>
          <table:table-cell office:value-type="float" office:value="0.019359" calcext:value-type="float">
            <text:p>0.019359</text:p>
          </table:table-cell>
          <table:table-cell office:value-type="float" office:value="-0.013951" calcext:value-type="float">
            <text:p>-0.013951</text:p>
          </table:table-cell>
          <table:table-cell office:value-type="float" office:value="0.019329" calcext:value-type="float">
            <text:p>0.019329</text:p>
          </table:table-cell>
          <table:table-cell office:value-type="float" office:value="-0.013951" calcext:value-type="float">
            <text:p>-0.013951</text:p>
          </table:table-cell>
          <table:table-cell office:value-type="float" office:value="0.003254" calcext:value-type="float">
            <text:p>0.003254</text:p>
          </table:table-cell>
          <table:table-cell office:value-type="string" calcext:value-type="string">
            <text:p>-0.000415</text:p>
          </table:table-cell>
        </table:table-row>
        <table:table-row table:style-name="ro1" table:visibility="filter">
          <table:table-cell office:value-type="float" office:value="1527478253.3551" calcext:value-type="float">
            <text:p>1527478253.3551</text:p>
          </table:table-cell>
          <table:table-cell office:value-type="string" calcext:value-type="string">
            <text:p>PID_y</text:p>
          </table:table-cell>
          <table:table-cell office:value-type="float" office:value="0.019359" calcext:value-type="float">
            <text:p>0.019359</text:p>
          </table:table-cell>
          <table:table-cell office:value-type="float" office:value="-0.013951" calcext:value-type="float">
            <text:p>-0.013951</text:p>
          </table:table-cell>
          <table:table-cell office:value-type="float" office:value="0.019329" calcext:value-type="float">
            <text:p>0.019329</text:p>
          </table:table-cell>
          <table:table-cell office:value-type="float" office:value="-0.013951" calcext:value-type="float">
            <text:p>-0.013951</text:p>
          </table:table-cell>
          <table:table-cell office:value-type="float" office:value="0.003254" calcext:value-type="float">
            <text:p>0.003254</text:p>
          </table:table-cell>
          <table:table-cell office:value-type="string" calcext:value-type="string">
            <text:p>-0.000415</text:p>
          </table:table-cell>
        </table:table-row>
        <table:table-row table:style-name="ro1">
          <table:table-cell office:value-type="float" office:value="1527478253.37536" calcext:value-type="float">
            <text:p>1527478253.37536</text:p>
          </table:table-cell>
          <table:table-cell office:value-type="string" calcext:value-type="string">
            <text:p>PID_x</text:p>
          </table:table-cell>
          <table:table-cell office:value-type="float" office:value="0.019573" calcext:value-type="float">
            <text:p>0.019573</text:p>
          </table:table-cell>
          <table:table-cell office:value-type="float" office:value="-0.013789" calcext:value-type="float">
            <text:p>-0.013789</text:p>
          </table:table-cell>
          <table:table-cell office:value-type="float" office:value="0.019533" calcext:value-type="float">
            <text:p>0.019533</text:p>
          </table:table-cell>
          <table:table-cell office:value-type="float" office:value="-0.013789" calcext:value-type="float">
            <text:p>-0.013789</text:p>
          </table:table-cell>
          <table:table-cell office:value-type="float" office:value="0.003732" calcext:value-type="float">
            <text:p>0.003732</text:p>
          </table:table-cell>
          <table:table-cell office:value-type="string" calcext:value-type="string">
            <text:p>0.000081</text:p>
          </table:table-cell>
        </table:table-row>
        <table:table-row table:style-name="ro1" table:visibility="filter">
          <table:table-cell office:value-type="float" office:value="1527478253.37539" calcext:value-type="float">
            <text:p>1527478253.37539</text:p>
          </table:table-cell>
          <table:table-cell office:value-type="string" calcext:value-type="string">
            <text:p>PID_y</text:p>
          </table:table-cell>
          <table:table-cell office:value-type="float" office:value="0.019573" calcext:value-type="float">
            <text:p>0.019573</text:p>
          </table:table-cell>
          <table:table-cell office:value-type="float" office:value="-0.013789" calcext:value-type="float">
            <text:p>-0.013789</text:p>
          </table:table-cell>
          <table:table-cell office:value-type="float" office:value="0.019533" calcext:value-type="float">
            <text:p>0.019533</text:p>
          </table:table-cell>
          <table:table-cell office:value-type="float" office:value="-0.013789" calcext:value-type="float">
            <text:p>-0.013789</text:p>
          </table:table-cell>
          <table:table-cell office:value-type="float" office:value="0.003732" calcext:value-type="float">
            <text:p>0.003732</text:p>
          </table:table-cell>
          <table:table-cell office:value-type="string" calcext:value-type="string">
            <text:p>0.000081</text:p>
          </table:table-cell>
        </table:table-row>
        <table:table-row table:style-name="ro1">
          <table:table-cell office:value-type="float" office:value="1527478253.39471" calcext:value-type="float">
            <text:p>1527478253.39471</text:p>
          </table:table-cell>
          <table:table-cell office:value-type="string" calcext:value-type="string">
            <text:p>PID_x</text:p>
          </table:table-cell>
          <table:table-cell office:value-type="float" office:value="0.019643" calcext:value-type="float">
            <text:p>0.019643</text:p>
          </table:table-cell>
          <table:table-cell office:value-type="float" office:value="-0.013705" calcext:value-type="float">
            <text:p>-0.013705</text:p>
          </table:table-cell>
          <table:table-cell office:value-type="float" office:value="0.019591" calcext:value-type="float">
            <text:p>0.019591</text:p>
          </table:table-cell>
          <table:table-cell office:value-type="float" office:value="-0.013706" calcext:value-type="float">
            <text:p>-0.013706</text:p>
          </table:table-cell>
          <table:table-cell office:value-type="float" office:value="0.00428" calcext:value-type="float">
            <text:p>0.00428</text:p>
          </table:table-cell>
          <table:table-cell office:value-type="string" calcext:value-type="string">
            <text:p>0.000357</text:p>
          </table:table-cell>
        </table:table-row>
        <table:table-row table:style-name="ro1" table:visibility="filter">
          <table:table-cell office:value-type="float" office:value="1527478253.39473" calcext:value-type="float">
            <text:p>1527478253.39473</text:p>
          </table:table-cell>
          <table:table-cell office:value-type="string" calcext:value-type="string">
            <text:p>PID_y</text:p>
          </table:table-cell>
          <table:table-cell office:value-type="float" office:value="0.019643" calcext:value-type="float">
            <text:p>0.019643</text:p>
          </table:table-cell>
          <table:table-cell office:value-type="float" office:value="-0.013705" calcext:value-type="float">
            <text:p>-0.013705</text:p>
          </table:table-cell>
          <table:table-cell office:value-type="float" office:value="0.019591" calcext:value-type="float">
            <text:p>0.019591</text:p>
          </table:table-cell>
          <table:table-cell office:value-type="float" office:value="-0.013706" calcext:value-type="float">
            <text:p>-0.013706</text:p>
          </table:table-cell>
          <table:table-cell office:value-type="float" office:value="0.00428" calcext:value-type="float">
            <text:p>0.00428</text:p>
          </table:table-cell>
          <table:table-cell office:value-type="string" calcext:value-type="string">
            <text:p>0.000357</text:p>
          </table:table-cell>
        </table:table-row>
        <table:table-row table:style-name="ro1">
          <table:table-cell office:value-type="float" office:value="1527478253.41499" calcext:value-type="float">
            <text:p>1527478253.41499</text:p>
          </table:table-cell>
          <table:table-cell office:value-type="string" calcext:value-type="string">
            <text:p>PID_x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-0.013902" calcext:value-type="float">
            <text:p>-0.013902</text:p>
          </table:table-cell>
          <table:table-cell office:value-type="float" office:value="0.019543" calcext:value-type="float">
            <text:p>0.019543</text:p>
          </table:table-cell>
          <table:table-cell office:value-type="float" office:value="-0.013898" calcext:value-type="float">
            <text:p>-0.013898</text:p>
          </table:table-cell>
          <table:table-cell office:value-type="float" office:value="0.002927" calcext:value-type="float">
            <text:p>0.002927</text:p>
          </table:table-cell>
          <table:table-cell office:value-type="string" calcext:value-type="string">
            <text:p>-0.001200</text:p>
          </table:table-cell>
        </table:table-row>
        <table:table-row table:style-name="ro1" table:visibility="filter">
          <table:table-cell office:value-type="float" office:value="1527478253.41501" calcext:value-type="float">
            <text:p>1527478253.41501</text:p>
          </table:table-cell>
          <table:table-cell office:value-type="string" calcext:value-type="string">
            <text:p>PID_y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-0.013902" calcext:value-type="float">
            <text:p>-0.013902</text:p>
          </table:table-cell>
          <table:table-cell office:value-type="float" office:value="0.019543" calcext:value-type="float">
            <text:p>0.019543</text:p>
          </table:table-cell>
          <table:table-cell office:value-type="float" office:value="-0.013898" calcext:value-type="float">
            <text:p>-0.013898</text:p>
          </table:table-cell>
          <table:table-cell office:value-type="float" office:value="0.002927" calcext:value-type="float">
            <text:p>0.002927</text:p>
          </table:table-cell>
          <table:table-cell office:value-type="string" calcext:value-type="string">
            <text:p>-0.001200</text:p>
          </table:table-cell>
        </table:table-row>
        <table:table-row table:style-name="ro1">
          <table:table-cell office:value-type="float" office:value="1527478253.43535" calcext:value-type="float">
            <text:p>1527478253.43535</text:p>
          </table:table-cell>
          <table:table-cell office:value-type="string" calcext:value-type="string">
            <text:p>PID_x</text:p>
          </table:table-cell>
          <table:table-cell office:value-type="float" office:value="0.019675" calcext:value-type="float">
            <text:p>0.019675</text:p>
          </table:table-cell>
          <table:table-cell office:value-type="float" office:value="-0.013658" calcext:value-type="float">
            <text:p>-0.013658</text:p>
          </table:table-cell>
          <table:table-cell office:value-type="float" office:value="0.019646" calcext:value-type="float">
            <text:p>0.019646</text:p>
          </table:table-cell>
          <table:table-cell office:value-type="float" office:value="-0.013672" calcext:value-type="float">
            <text:p>-0.013672</text:p>
          </table:table-cell>
          <table:table-cell office:value-type="float" office:value="0.003196" calcext:value-type="float">
            <text:p>0.003196</text:p>
          </table:table-cell>
          <table:table-cell office:value-type="string" calcext:value-type="string">
            <text:p>0.002156</text:p>
          </table:table-cell>
        </table:table-row>
        <table:table-row table:style-name="ro1" table:visibility="filter">
          <table:table-cell office:value-type="float" office:value="1527478253.43537" calcext:value-type="float">
            <text:p>1527478253.43537</text:p>
          </table:table-cell>
          <table:table-cell office:value-type="string" calcext:value-type="string">
            <text:p>PID_y</text:p>
          </table:table-cell>
          <table:table-cell office:value-type="float" office:value="0.019675" calcext:value-type="float">
            <text:p>0.019675</text:p>
          </table:table-cell>
          <table:table-cell office:value-type="float" office:value="-0.013658" calcext:value-type="float">
            <text:p>-0.013658</text:p>
          </table:table-cell>
          <table:table-cell office:value-type="float" office:value="0.019646" calcext:value-type="float">
            <text:p>0.019646</text:p>
          </table:table-cell>
          <table:table-cell office:value-type="float" office:value="-0.013672" calcext:value-type="float">
            <text:p>-0.013672</text:p>
          </table:table-cell>
          <table:table-cell office:value-type="float" office:value="0.003196" calcext:value-type="float">
            <text:p>0.003196</text:p>
          </table:table-cell>
          <table:table-cell office:value-type="string" calcext:value-type="string">
            <text:p>0.002156</text:p>
          </table:table-cell>
        </table:table-row>
        <table:table-row table:style-name="ro1">
          <table:table-cell office:value-type="float" office:value="1527478253.45466" calcext:value-type="float">
            <text:p>1527478253.45466</text:p>
          </table:table-cell>
          <table:table-cell office:value-type="string" calcext:value-type="string">
            <text:p>PID_x</text:p>
          </table:table-cell>
          <table:table-cell office:value-type="float" office:value="0.019535" calcext:value-type="float">
            <text:p>0.019535</text:p>
          </table:table-cell>
          <table:table-cell office:value-type="float" office:value="-0.014007" calcext:value-type="float">
            <text:p>-0.014007</text:p>
          </table:table-cell>
          <table:table-cell office:value-type="float" office:value="0.019525" calcext:value-type="float">
            <text:p>0.019525</text:p>
          </table:table-cell>
          <table:table-cell office:value-type="float" office:value="-0.014005" calcext:value-type="float">
            <text:p>-0.014005</text:p>
          </table:table-cell>
          <table:table-cell office:value-type="float" office:value="0.001899" calcext:value-type="float">
            <text:p>0.001899</text:p>
          </table:table-cell>
          <table:table-cell office:value-type="string" calcext:value-type="string">
            <text:p>-0.000672</text:p>
          </table:table-cell>
        </table:table-row>
        <table:table-row table:style-name="ro1" table:visibility="filter">
          <table:table-cell office:value-type="float" office:value="1527478253.45469" calcext:value-type="float">
            <text:p>1527478253.45469</text:p>
          </table:table-cell>
          <table:table-cell office:value-type="string" calcext:value-type="string">
            <text:p>PID_y</text:p>
          </table:table-cell>
          <table:table-cell office:value-type="float" office:value="0.019535" calcext:value-type="float">
            <text:p>0.019535</text:p>
          </table:table-cell>
          <table:table-cell office:value-type="float" office:value="-0.014007" calcext:value-type="float">
            <text:p>-0.014007</text:p>
          </table:table-cell>
          <table:table-cell office:value-type="float" office:value="0.019525" calcext:value-type="float">
            <text:p>0.019525</text:p>
          </table:table-cell>
          <table:table-cell office:value-type="float" office:value="-0.014005" calcext:value-type="float">
            <text:p>-0.014005</text:p>
          </table:table-cell>
          <table:table-cell office:value-type="float" office:value="0.001899" calcext:value-type="float">
            <text:p>0.001899</text:p>
          </table:table-cell>
          <table:table-cell office:value-type="string" calcext:value-type="string">
            <text:p>-0.000672</text:p>
          </table:table-cell>
        </table:table-row>
        <table:table-row table:style-name="ro1">
          <table:table-cell office:value-type="float" office:value="1527478253.47491" calcext:value-type="float">
            <text:p>1527478253.47491</text:p>
          </table:table-cell>
          <table:table-cell office:value-type="string" calcext:value-type="string">
            <text:p>PID_x</text:p>
          </table:table-cell>
          <table:table-cell office:value-type="float" office:value="0.019507" calcext:value-type="float">
            <text:p>0.019507</text:p>
          </table:table-cell>
          <table:table-cell office:value-type="float" office:value="-0.013713" calcext:value-type="float">
            <text:p>-0.013713</text:p>
          </table:table-cell>
          <table:table-cell office:value-type="float" office:value="0.019507" calcext:value-type="float">
            <text:p>0.019507</text:p>
          </table:table-cell>
          <table:table-cell office:value-type="float" office:value="-0.013714" calcext:value-type="float">
            <text:p>-0.013714</text:p>
          </table:table-cell>
          <table:table-cell office:value-type="float" office:value="-0.000288" calcext:value-type="float">
            <text:p>-0.000288</text:p>
          </table:table-cell>
          <table:table-cell office:value-type="string" calcext:value-type="string">
            <text:p>0.000613</text:p>
          </table:table-cell>
        </table:table-row>
        <table:table-row table:style-name="ro1" table:visibility="filter">
          <table:table-cell office:value-type="float" office:value="1527478253.47494" calcext:value-type="float">
            <text:p>1527478253.47494</text:p>
          </table:table-cell>
          <table:table-cell office:value-type="string" calcext:value-type="string">
            <text:p>PID_y</text:p>
          </table:table-cell>
          <table:table-cell office:value-type="float" office:value="0.019507" calcext:value-type="float">
            <text:p>0.019507</text:p>
          </table:table-cell>
          <table:table-cell office:value-type="float" office:value="-0.013713" calcext:value-type="float">
            <text:p>-0.013713</text:p>
          </table:table-cell>
          <table:table-cell office:value-type="float" office:value="0.019507" calcext:value-type="float">
            <text:p>0.019507</text:p>
          </table:table-cell>
          <table:table-cell office:value-type="float" office:value="-0.013714" calcext:value-type="float">
            <text:p>-0.013714</text:p>
          </table:table-cell>
          <table:table-cell office:value-type="float" office:value="-0.000288" calcext:value-type="float">
            <text:p>-0.000288</text:p>
          </table:table-cell>
          <table:table-cell office:value-type="string" calcext:value-type="string">
            <text:p>0.000613</text:p>
          </table:table-cell>
        </table:table-row>
        <table:table-row table:style-name="ro1">
          <table:table-cell office:value-type="float" office:value="1527478253.49517" calcext:value-type="float">
            <text:p>1527478253.49517</text:p>
          </table:table-cell>
          <table:table-cell office:value-type="string" calcext:value-type="string">
            <text:p>PID_x</text:p>
          </table:table-cell>
          <table:table-cell office:value-type="float" office:value="0.019499" calcext:value-type="float">
            <text:p>0.019499</text:p>
          </table:table-cell>
          <table:table-cell office:value-type="float" office:value="-0.013516" calcext:value-type="float">
            <text:p>-0.013516</text:p>
          </table:table-cell>
          <table:table-cell office:value-type="float" office:value="0.019502" calcext:value-type="float">
            <text:p>0.019502</text:p>
          </table:table-cell>
          <table:table-cell office:value-type="float" office:value="-0.013523" calcext:value-type="float">
            <text:p>-0.013523</text:p>
          </table:table-cell>
          <table:table-cell office:value-type="float" office:value="-0.000937" calcext:value-type="float">
            <text:p>-0.000937</text:p>
          </table:table-cell>
          <table:table-cell office:value-type="string" calcext:value-type="string">
            <text:p>0.001634</text:p>
          </table:table-cell>
        </table:table-row>
        <table:table-row table:style-name="ro1" table:visibility="filter">
          <table:table-cell office:value-type="float" office:value="1527478253.4952" calcext:value-type="float">
            <text:p>1527478253.4952</text:p>
          </table:table-cell>
          <table:table-cell office:value-type="string" calcext:value-type="string">
            <text:p>PID_y</text:p>
          </table:table-cell>
          <table:table-cell office:value-type="float" office:value="0.019499" calcext:value-type="float">
            <text:p>0.019499</text:p>
          </table:table-cell>
          <table:table-cell office:value-type="float" office:value="-0.013516" calcext:value-type="float">
            <text:p>-0.013516</text:p>
          </table:table-cell>
          <table:table-cell office:value-type="float" office:value="0.019502" calcext:value-type="float">
            <text:p>0.019502</text:p>
          </table:table-cell>
          <table:table-cell office:value-type="float" office:value="-0.013523" calcext:value-type="float">
            <text:p>-0.013523</text:p>
          </table:table-cell>
          <table:table-cell office:value-type="float" office:value="-0.000937" calcext:value-type="float">
            <text:p>-0.000937</text:p>
          </table:table-cell>
          <table:table-cell office:value-type="string" calcext:value-type="string">
            <text:p>0.001634</text:p>
          </table:table-cell>
        </table:table-row>
        <table:table-row table:style-name="ro1">
          <table:table-cell office:value-type="float" office:value="1527478253.5144" calcext:value-type="float">
            <text:p>1527478253.5144</text:p>
          </table:table-cell>
          <table:table-cell office:value-type="string" calcext:value-type="string">
            <text:p>PID_x</text:p>
          </table:table-cell>
          <table:table-cell office:value-type="float" office:value="0.019263" calcext:value-type="float">
            <text:p>0.019263</text:p>
          </table:table-cell>
          <table:table-cell office:value-type="float" office:value="-0.013774" calcext:value-type="float">
            <text:p>-0.013774</text:p>
          </table:table-cell>
          <table:table-cell office:value-type="float" office:value="0.019284" calcext:value-type="float">
            <text:p>0.019284</text:p>
          </table:table-cell>
          <table:table-cell office:value-type="float" office:value="-0.013776" calcext:value-type="float">
            <text:p>-0.013776</text:p>
          </table:table-cell>
          <table:table-cell office:value-type="float" office:value="-0.002738" calcext:value-type="float">
            <text:p>-0.002738</text:p>
          </table:table-cell>
          <table:table-cell office:value-type="string" calcext:value-type="string">
            <text:p>0.000895</text:p>
          </table:table-cell>
        </table:table-row>
        <table:table-row table:style-name="ro1" table:visibility="filter">
          <table:table-cell office:value-type="float" office:value="1527478253.51444" calcext:value-type="float">
            <text:p>1527478253.51444</text:p>
          </table:table-cell>
          <table:table-cell office:value-type="string" calcext:value-type="string">
            <text:p>PID_y</text:p>
          </table:table-cell>
          <table:table-cell office:value-type="float" office:value="0.019263" calcext:value-type="float">
            <text:p>0.019263</text:p>
          </table:table-cell>
          <table:table-cell office:value-type="float" office:value="-0.013774" calcext:value-type="float">
            <text:p>-0.013774</text:p>
          </table:table-cell>
          <table:table-cell office:value-type="float" office:value="0.019284" calcext:value-type="float">
            <text:p>0.019284</text:p>
          </table:table-cell>
          <table:table-cell office:value-type="float" office:value="-0.013776" calcext:value-type="float">
            <text:p>-0.013776</text:p>
          </table:table-cell>
          <table:table-cell office:value-type="float" office:value="-0.002738" calcext:value-type="float">
            <text:p>-0.002738</text:p>
          </table:table-cell>
          <table:table-cell office:value-type="string" calcext:value-type="string">
            <text:p>0.000895</text:p>
          </table:table-cell>
        </table:table-row>
        <table:table-row table:style-name="ro1">
          <table:table-cell office:value-type="float" office:value="1527478253.53466" calcext:value-type="float">
            <text:p>1527478253.53466</text:p>
          </table:table-cell>
          <table:table-cell office:value-type="string" calcext:value-type="string">
            <text:p>PID_x</text:p>
          </table:table-cell>
          <table:table-cell office:value-type="float" office:value="0.019456" calcext:value-type="float">
            <text:p>0.019456</text:p>
          </table:table-cell>
          <table:table-cell office:value-type="float" office:value="-0.013362" calcext:value-type="float">
            <text:p>-0.013362</text:p>
          </table:table-cell>
          <table:table-cell office:value-type="float" office:value="0.019467" calcext:value-type="float">
            <text:p>0.019467</text:p>
          </table:table-cell>
          <table:table-cell office:value-type="float" office:value="-0.013381" calcext:value-type="float">
            <text:p>-0.013381</text:p>
          </table:table-cell>
          <table:table-cell office:value-type="float" office:value="-0.001945" calcext:value-type="float">
            <text:p>-0.001945</text:p>
          </table:table-cell>
          <table:table-cell office:value-type="string" calcext:value-type="string">
            <text:p>0.002562</text:p>
          </table:table-cell>
        </table:table-row>
        <table:table-row table:style-name="ro1" table:visibility="filter">
          <table:table-cell office:value-type="float" office:value="1527478253.53468" calcext:value-type="float">
            <text:p>1527478253.53468</text:p>
          </table:table-cell>
          <table:table-cell office:value-type="string" calcext:value-type="string">
            <text:p>PID_y</text:p>
          </table:table-cell>
          <table:table-cell office:value-type="float" office:value="0.019456" calcext:value-type="float">
            <text:p>0.019456</text:p>
          </table:table-cell>
          <table:table-cell office:value-type="float" office:value="-0.013362" calcext:value-type="float">
            <text:p>-0.013362</text:p>
          </table:table-cell>
          <table:table-cell office:value-type="float" office:value="0.019467" calcext:value-type="float">
            <text:p>0.019467</text:p>
          </table:table-cell>
          <table:table-cell office:value-type="float" office:value="-0.013381" calcext:value-type="float">
            <text:p>-0.013381</text:p>
          </table:table-cell>
          <table:table-cell office:value-type="float" office:value="-0.001945" calcext:value-type="float">
            <text:p>-0.001945</text:p>
          </table:table-cell>
          <table:table-cell office:value-type="string" calcext:value-type="string">
            <text:p>0.002562</text:p>
          </table:table-cell>
        </table:table-row>
        <table:table-row table:style-name="ro1">
          <table:table-cell office:value-type="float" office:value="1527478253.55488" calcext:value-type="float">
            <text:p>1527478253.55488</text:p>
          </table:table-cell>
          <table:table-cell office:value-type="string" calcext:value-type="string">
            <text:p>PID_x</text:p>
          </table:table-cell>
          <table:table-cell office:value-type="float" office:value="0.019141" calcext:value-type="float">
            <text:p>0.019141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19177" calcext:value-type="float">
            <text:p>0.019177</text:p>
          </table:table-cell>
          <table:table-cell office:value-type="float" office:value="-0.013553" calcext:value-type="float">
            <text:p>-0.013553</text:p>
          </table:table-cell>
          <table:table-cell office:value-type="float" office:value="-0.003561" calcext:value-type="float">
            <text:p>-0.003561</text:p>
          </table:table-cell>
          <table:table-cell office:value-type="string" calcext:value-type="string">
            <text:p>0.004318</text:p>
          </table:table-cell>
        </table:table-row>
        <table:table-row table:style-name="ro1" table:visibility="filter">
          <table:table-cell office:value-type="float" office:value="1527478253.5549" calcext:value-type="float">
            <text:p>1527478253.5549</text:p>
          </table:table-cell>
          <table:table-cell office:value-type="string" calcext:value-type="string">
            <text:p>PID_y</text:p>
          </table:table-cell>
          <table:table-cell office:value-type="float" office:value="0.019141" calcext:value-type="float">
            <text:p>0.019141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19177" calcext:value-type="float">
            <text:p>0.019177</text:p>
          </table:table-cell>
          <table:table-cell office:value-type="float" office:value="-0.013553" calcext:value-type="float">
            <text:p>-0.013553</text:p>
          </table:table-cell>
          <table:table-cell office:value-type="float" office:value="-0.003561" calcext:value-type="float">
            <text:p>-0.003561</text:p>
          </table:table-cell>
          <table:table-cell office:value-type="string" calcext:value-type="string">
            <text:p>0.004318</text:p>
          </table:table-cell>
        </table:table-row>
        <table:table-row table:style-name="ro1">
          <table:table-cell office:value-type="float" office:value="1527478253.5751" calcext:value-type="float">
            <text:p>1527478253.5751</text:p>
          </table:table-cell>
          <table:table-cell office:value-type="string" calcext:value-type="string">
            <text:p>PID_x</text:p>
          </table:table-cell>
          <table:table-cell office:value-type="float" office:value="0.019296" calcext:value-type="float">
            <text:p>0.019296</text:p>
          </table:table-cell>
          <table:table-cell office:value-type="float" office:value="-0.013292" calcext:value-type="float">
            <text:p>-0.013292</text:p>
          </table:table-cell>
          <table:table-cell office:value-type="float" office:value="0.019308" calcext:value-type="float">
            <text:p>0.019308</text:p>
          </table:table-cell>
          <table:table-cell office:value-type="float" office:value="-0.01333" calcext:value-type="float">
            <text:p>-0.01333</text:p>
          </table:table-cell>
          <table:table-cell office:value-type="float" office:value="-0.002093" calcext:value-type="float">
            <text:p>-0.002093</text:p>
          </table:table-cell>
          <table:table-cell office:value-type="string" calcext:value-type="string">
            <text:p>0.003647</text:p>
          </table:table-cell>
        </table:table-row>
        <table:table-row table:style-name="ro1" table:visibility="filter">
          <table:table-cell office:value-type="float" office:value="1527478253.57512" calcext:value-type="float">
            <text:p>1527478253.57512</text:p>
          </table:table-cell>
          <table:table-cell office:value-type="string" calcext:value-type="string">
            <text:p>PID_y</text:p>
          </table:table-cell>
          <table:table-cell office:value-type="float" office:value="0.019296" calcext:value-type="float">
            <text:p>0.019296</text:p>
          </table:table-cell>
          <table:table-cell office:value-type="float" office:value="-0.013292" calcext:value-type="float">
            <text:p>-0.013292</text:p>
          </table:table-cell>
          <table:table-cell office:value-type="float" office:value="0.019308" calcext:value-type="float">
            <text:p>0.019308</text:p>
          </table:table-cell>
          <table:table-cell office:value-type="float" office:value="-0.01333" calcext:value-type="float">
            <text:p>-0.01333</text:p>
          </table:table-cell>
          <table:table-cell office:value-type="float" office:value="-0.002093" calcext:value-type="float">
            <text:p>-0.002093</text:p>
          </table:table-cell>
          <table:table-cell office:value-type="string" calcext:value-type="string">
            <text:p>0.003647</text:p>
          </table:table-cell>
        </table:table-row>
        <table:table-row table:style-name="ro1">
          <table:table-cell office:value-type="float" office:value="1527478253.59532" calcext:value-type="float">
            <text:p>1527478253.59532</text:p>
          </table:table-cell>
          <table:table-cell office:value-type="string" calcext:value-type="string">
            <text:p>PID_x</text:p>
          </table:table-cell>
          <table:table-cell office:value-type="float" office:value="0.019091" calcext:value-type="float">
            <text:p>0.019091</text:p>
          </table:table-cell>
          <table:table-cell office:value-type="float" office:value="-0.01336" calcext:value-type="float">
            <text:p>-0.01336</text:p>
          </table:table-cell>
          <table:table-cell office:value-type="float" office:value="0.019132" calcext:value-type="float">
            <text:p>0.019132</text:p>
          </table:table-cell>
          <table:table-cell office:value-type="float" office:value="-0.013365" calcext:value-type="float">
            <text:p>-0.013365</text:p>
          </table:table-cell>
          <table:table-cell office:value-type="float" office:value="-0.003778" calcext:value-type="float">
            <text:p>-0.003778</text:p>
          </table:table-cell>
          <table:table-cell office:value-type="string" calcext:value-type="string">
            <text:p>0.001414</text:p>
          </table:table-cell>
        </table:table-row>
        <table:table-row table:style-name="ro1" table:visibility="filter">
          <table:table-cell office:value-type="float" office:value="1527478253.59533" calcext:value-type="float">
            <text:p>1527478253.59533</text:p>
          </table:table-cell>
          <table:table-cell office:value-type="string" calcext:value-type="string">
            <text:p>PID_y</text:p>
          </table:table-cell>
          <table:table-cell office:value-type="float" office:value="0.019091" calcext:value-type="float">
            <text:p>0.019091</text:p>
          </table:table-cell>
          <table:table-cell office:value-type="float" office:value="-0.01336" calcext:value-type="float">
            <text:p>-0.01336</text:p>
          </table:table-cell>
          <table:table-cell office:value-type="float" office:value="0.019132" calcext:value-type="float">
            <text:p>0.019132</text:p>
          </table:table-cell>
          <table:table-cell office:value-type="float" office:value="-0.013365" calcext:value-type="float">
            <text:p>-0.013365</text:p>
          </table:table-cell>
          <table:table-cell office:value-type="float" office:value="-0.003778" calcext:value-type="float">
            <text:p>-0.003778</text:p>
          </table:table-cell>
          <table:table-cell office:value-type="string" calcext:value-type="string">
            <text:p>0.001414</text:p>
          </table:table-cell>
        </table:table-row>
        <table:table-row table:style-name="ro1">
          <table:table-cell office:value-type="float" office:value="1527478253.6146" calcext:value-type="float">
            <text:p>1527478253.6146</text:p>
          </table:table-cell>
          <table:table-cell office:value-type="string" calcext:value-type="string">
            <text:p>PID_x</text:p>
          </table:table-cell>
          <table:table-cell office:value-type="float" office:value="0.019095" calcext:value-type="float">
            <text:p>0.019095</text:p>
          </table:table-cell>
          <table:table-cell office:value-type="float" office:value="-0.013343" calcext:value-type="float">
            <text:p>-0.013343</text:p>
          </table:table-cell>
          <table:table-cell office:value-type="float" office:value="0.019105" calcext:value-type="float">
            <text:p>0.019105</text:p>
          </table:table-cell>
          <table:table-cell office:value-type="float" office:value="-0.013385" calcext:value-type="float">
            <text:p>-0.013385</text:p>
          </table:table-cell>
          <table:table-cell office:value-type="float" office:value="-0.001798" calcext:value-type="float">
            <text:p>-0.001798</text:p>
          </table:table-cell>
          <table:table-cell office:value-type="string" calcext:value-type="string">
            <text:p>0.003841</text:p>
          </table:table-cell>
        </table:table-row>
        <table:table-row table:style-name="ro1" table:visibility="filter">
          <table:table-cell office:value-type="float" office:value="1527478253.61462" calcext:value-type="float">
            <text:p>1527478253.61462</text:p>
          </table:table-cell>
          <table:table-cell office:value-type="string" calcext:value-type="string">
            <text:p>PID_y</text:p>
          </table:table-cell>
          <table:table-cell office:value-type="float" office:value="0.019095" calcext:value-type="float">
            <text:p>0.019095</text:p>
          </table:table-cell>
          <table:table-cell office:value-type="float" office:value="-0.013343" calcext:value-type="float">
            <text:p>-0.013343</text:p>
          </table:table-cell>
          <table:table-cell office:value-type="float" office:value="0.019105" calcext:value-type="float">
            <text:p>0.019105</text:p>
          </table:table-cell>
          <table:table-cell office:value-type="float" office:value="-0.013385" calcext:value-type="float">
            <text:p>-0.013385</text:p>
          </table:table-cell>
          <table:table-cell office:value-type="float" office:value="-0.001798" calcext:value-type="float">
            <text:p>-0.001798</text:p>
          </table:table-cell>
          <table:table-cell office:value-type="string" calcext:value-type="string">
            <text:p>0.003841</text:p>
          </table:table-cell>
        </table:table-row>
        <table:table-row table:style-name="ro1">
          <table:table-cell office:value-type="float" office:value="1527478253.63494" calcext:value-type="float">
            <text:p>1527478253.63494</text:p>
          </table:table-cell>
          <table:table-cell office:value-type="string" calcext:value-type="string">
            <text:p>PID_x</text:p>
          </table:table-cell>
          <table:table-cell office:value-type="float" office:value="0.018934" calcext:value-type="float">
            <text:p>0.018934</text:p>
          </table:table-cell>
          <table:table-cell office:value-type="float" office:value="-0.013318" calcext:value-type="float">
            <text:p>-0.013318</text:p>
          </table:table-cell>
          <table:table-cell office:value-type="float" office:value="0.018996" calcext:value-type="float">
            <text:p>0.018996</text:p>
          </table:table-cell>
          <table:table-cell office:value-type="float" office:value="-0.013319" calcext:value-type="float">
            <text:p>-0.013319</text:p>
          </table:table-cell>
          <table:table-cell office:value-type="float" office:value="-0.004668" calcext:value-type="float">
            <text:p>-0.004668</text:p>
          </table:table-cell>
          <table:table-cell office:value-type="string" calcext:value-type="string">
            <text:p>0.000599</text:p>
          </table:table-cell>
        </table:table-row>
        <table:table-row table:style-name="ro1" table:visibility="filter">
          <table:table-cell office:value-type="float" office:value="1527478253.63496" calcext:value-type="float">
            <text:p>1527478253.63496</text:p>
          </table:table-cell>
          <table:table-cell office:value-type="string" calcext:value-type="string">
            <text:p>PID_y</text:p>
          </table:table-cell>
          <table:table-cell office:value-type="float" office:value="0.018934" calcext:value-type="float">
            <text:p>0.018934</text:p>
          </table:table-cell>
          <table:table-cell office:value-type="float" office:value="-0.013318" calcext:value-type="float">
            <text:p>-0.013318</text:p>
          </table:table-cell>
          <table:table-cell office:value-type="float" office:value="0.018996" calcext:value-type="float">
            <text:p>0.018996</text:p>
          </table:table-cell>
          <table:table-cell office:value-type="float" office:value="-0.013319" calcext:value-type="float">
            <text:p>-0.013319</text:p>
          </table:table-cell>
          <table:table-cell office:value-type="float" office:value="-0.004668" calcext:value-type="float">
            <text:p>-0.004668</text:p>
          </table:table-cell>
          <table:table-cell office:value-type="string" calcext:value-type="string">
            <text:p>0.000599</text:p>
          </table:table-cell>
        </table:table-row>
        <table:table-row table:style-name="ro1">
          <table:table-cell office:value-type="float" office:value="1527478253.65526" calcext:value-type="float">
            <text:p>1527478253.65526</text:p>
          </table:table-cell>
          <table:table-cell office:value-type="string" calcext:value-type="string">
            <text:p>PID_x</text:p>
          </table:table-cell>
          <table:table-cell office:value-type="float" office:value="0.018673" calcext:value-type="float">
            <text:p>0.018673</text:p>
          </table:table-cell>
          <table:table-cell office:value-type="float" office:value="-0.013423" calcext:value-type="float">
            <text:p>-0.013423</text:p>
          </table:table-cell>
          <table:table-cell office:value-type="float" office:value="0.018729" calcext:value-type="float">
            <text:p>0.018729</text:p>
          </table:table-cell>
          <table:table-cell office:value-type="float" office:value="-0.013427" calcext:value-type="float">
            <text:p>-0.013427</text:p>
          </table:table-cell>
          <table:table-cell office:value-type="float" office:value="-0.004428" calcext:value-type="float">
            <text:p>-0.004428</text:p>
          </table:table-cell>
          <table:table-cell office:value-type="string" calcext:value-type="string">
            <text:p>0.001236</text:p>
          </table:table-cell>
        </table:table-row>
        <table:table-row table:style-name="ro1" table:visibility="filter">
          <table:table-cell office:value-type="float" office:value="1527478253.65529" calcext:value-type="float">
            <text:p>1527478253.65529</text:p>
          </table:table-cell>
          <table:table-cell office:value-type="string" calcext:value-type="string">
            <text:p>PID_y</text:p>
          </table:table-cell>
          <table:table-cell office:value-type="float" office:value="0.018673" calcext:value-type="float">
            <text:p>0.018673</text:p>
          </table:table-cell>
          <table:table-cell office:value-type="float" office:value="-0.013423" calcext:value-type="float">
            <text:p>-0.013423</text:p>
          </table:table-cell>
          <table:table-cell office:value-type="float" office:value="0.018729" calcext:value-type="float">
            <text:p>0.018729</text:p>
          </table:table-cell>
          <table:table-cell office:value-type="float" office:value="-0.013427" calcext:value-type="float">
            <text:p>-0.013427</text:p>
          </table:table-cell>
          <table:table-cell office:value-type="float" office:value="-0.004428" calcext:value-type="float">
            <text:p>-0.004428</text:p>
          </table:table-cell>
          <table:table-cell office:value-type="string" calcext:value-type="string">
            <text:p>0.001236</text:p>
          </table:table-cell>
        </table:table-row>
        <table:table-row table:style-name="ro1">
          <table:table-cell office:value-type="float" office:value="1527478253.67454" calcext:value-type="float">
            <text:p>1527478253.67454</text:p>
          </table:table-cell>
          <table:table-cell office:value-type="string" calcext:value-type="string">
            <text:p>PID_x</text:p>
          </table:table-cell>
          <table:table-cell office:value-type="float" office:value="0.018638" calcext:value-type="float">
            <text:p>0.018638</text:p>
          </table:table-cell>
          <table:table-cell office:value-type="float" office:value="-0.013075" calcext:value-type="float">
            <text:p>-0.013075</text:p>
          </table:table-cell>
          <table:table-cell office:value-type="float" office:value="0.018731" calcext:value-type="float">
            <text:p>0.018731</text:p>
          </table:table-cell>
          <table:table-cell office:value-type="float" office:value="-0.013093" calcext:value-type="float">
            <text:p>-0.013093</text:p>
          </table:table-cell>
          <table:table-cell office:value-type="float" office:value="-0.005709" calcext:value-type="float">
            <text:p>-0.005709</text:p>
          </table:table-cell>
          <table:table-cell office:value-type="string" calcext:value-type="string">
            <text:p>0.002495</text:p>
          </table:table-cell>
        </table:table-row>
        <table:table-row table:style-name="ro1" table:visibility="filter">
          <table:table-cell office:value-type="float" office:value="1527478253.67456" calcext:value-type="float">
            <text:p>1527478253.67456</text:p>
          </table:table-cell>
          <table:table-cell office:value-type="string" calcext:value-type="string">
            <text:p>PID_y</text:p>
          </table:table-cell>
          <table:table-cell office:value-type="float" office:value="0.018638" calcext:value-type="float">
            <text:p>0.018638</text:p>
          </table:table-cell>
          <table:table-cell office:value-type="float" office:value="-0.013075" calcext:value-type="float">
            <text:p>-0.013075</text:p>
          </table:table-cell>
          <table:table-cell office:value-type="float" office:value="0.018731" calcext:value-type="float">
            <text:p>0.018731</text:p>
          </table:table-cell>
          <table:table-cell office:value-type="float" office:value="-0.013093" calcext:value-type="float">
            <text:p>-0.013093</text:p>
          </table:table-cell>
          <table:table-cell office:value-type="float" office:value="-0.005709" calcext:value-type="float">
            <text:p>-0.005709</text:p>
          </table:table-cell>
          <table:table-cell office:value-type="string" calcext:value-type="string">
            <text:p>0.002495</text:p>
          </table:table-cell>
        </table:table-row>
        <table:table-row table:style-name="ro1">
          <table:table-cell office:value-type="float" office:value="1527478253.69485" calcext:value-type="float">
            <text:p>1527478253.69485</text:p>
          </table:table-cell>
          <table:table-cell office:value-type="string" calcext:value-type="string">
            <text:p>PID_x</text:p>
          </table:table-cell>
          <table:table-cell office:value-type="float" office:value="0.018115" calcext:value-type="float">
            <text:p>0.018115</text:p>
          </table:table-cell>
          <table:table-cell office:value-type="float" office:value="-0.013337" calcext:value-type="float">
            <text:p>-0.013337</text:p>
          </table:table-cell>
          <table:table-cell office:value-type="float" office:value="0.018305" calcext:value-type="float">
            <text:p>0.018305</text:p>
          </table:table-cell>
          <table:table-cell office:value-type="float" office:value="-0.013338" calcext:value-type="float">
            <text:p>-0.013338</text:p>
          </table:table-cell>
          <table:table-cell office:value-type="float" office:value="-0.008165" calcext:value-type="float">
            <text:p>-0.008165</text:p>
          </table:table-cell>
          <table:table-cell office:value-type="string" calcext:value-type="string">
            <text:p>0.000427</text:p>
          </table:table-cell>
        </table:table-row>
        <table:table-row table:style-name="ro1" table:visibility="filter">
          <table:table-cell office:value-type="float" office:value="1527478253.69489" calcext:value-type="float">
            <text:p>1527478253.69489</text:p>
          </table:table-cell>
          <table:table-cell office:value-type="string" calcext:value-type="string">
            <text:p>PID_y</text:p>
          </table:table-cell>
          <table:table-cell office:value-type="float" office:value="0.018115" calcext:value-type="float">
            <text:p>0.018115</text:p>
          </table:table-cell>
          <table:table-cell office:value-type="float" office:value="-0.013337" calcext:value-type="float">
            <text:p>-0.013337</text:p>
          </table:table-cell>
          <table:table-cell office:value-type="float" office:value="0.018305" calcext:value-type="float">
            <text:p>0.018305</text:p>
          </table:table-cell>
          <table:table-cell office:value-type="float" office:value="-0.013338" calcext:value-type="float">
            <text:p>-0.013338</text:p>
          </table:table-cell>
          <table:table-cell office:value-type="float" office:value="-0.008165" calcext:value-type="float">
            <text:p>-0.008165</text:p>
          </table:table-cell>
          <table:table-cell office:value-type="string" calcext:value-type="string">
            <text:p>0.000427</text:p>
          </table:table-cell>
        </table:table-row>
        <table:table-row table:style-name="ro1">
          <table:table-cell office:value-type="float" office:value="1527478253.71526" calcext:value-type="float">
            <text:p>1527478253.71526</text:p>
          </table:table-cell>
          <table:table-cell office:value-type="string" calcext:value-type="string">
            <text:p>PID_x</text:p>
          </table:table-cell>
          <table:table-cell office:value-type="float" office:value="0.018015" calcext:value-type="float">
            <text:p>0.018015</text:p>
          </table:table-cell>
          <table:table-cell office:value-type="float" office:value="-0.012808" calcext:value-type="float">
            <text:p>-0.012808</text:p>
          </table:table-cell>
          <table:table-cell office:value-type="float" office:value="0.018228" calcext:value-type="float">
            <text:p>0.018228</text:p>
          </table:table-cell>
          <table:table-cell office:value-type="float" office:value="-0.012882" calcext:value-type="float">
            <text:p>-0.012882</text:p>
          </table:table-cell>
          <table:table-cell office:value-type="float" office:value="-0.008636" calcext:value-type="float">
            <text:p>-0.008636</text:p>
          </table:table-cell>
          <table:table-cell office:value-type="string" calcext:value-type="string">
            <text:p>0.005095</text:p>
          </table:table-cell>
        </table:table-row>
        <table:table-row table:style-name="ro1" table:visibility="filter">
          <table:table-cell office:value-type="float" office:value="1527478253.71532" calcext:value-type="float">
            <text:p>1527478253.71532</text:p>
          </table:table-cell>
          <table:table-cell office:value-type="string" calcext:value-type="string">
            <text:p>PID_y</text:p>
          </table:table-cell>
          <table:table-cell office:value-type="float" office:value="0.018015" calcext:value-type="float">
            <text:p>0.018015</text:p>
          </table:table-cell>
          <table:table-cell office:value-type="float" office:value="-0.012808" calcext:value-type="float">
            <text:p>-0.012808</text:p>
          </table:table-cell>
          <table:table-cell office:value-type="float" office:value="0.018228" calcext:value-type="float">
            <text:p>0.018228</text:p>
          </table:table-cell>
          <table:table-cell office:value-type="float" office:value="-0.012882" calcext:value-type="float">
            <text:p>-0.012882</text:p>
          </table:table-cell>
          <table:table-cell office:value-type="float" office:value="-0.008636" calcext:value-type="float">
            <text:p>-0.008636</text:p>
          </table:table-cell>
          <table:table-cell office:value-type="string" calcext:value-type="string">
            <text:p>0.005095</text:p>
          </table:table-cell>
        </table:table-row>
        <table:table-row table:style-name="ro1">
          <table:table-cell office:value-type="float" office:value="1527478253.73461" calcext:value-type="float">
            <text:p>1527478253.73461</text:p>
          </table:table-cell>
          <table:table-cell office:value-type="string" calcext:value-type="string">
            <text:p>PID_x</text:p>
          </table:table-cell>
          <table:table-cell office:value-type="float" office:value="0.017779" calcext:value-type="float">
            <text:p>0.017779</text:p>
          </table:table-cell>
          <table:table-cell office:value-type="float" office:value="-0.01294" calcext:value-type="float">
            <text:p>-0.01294</text:p>
          </table:table-cell>
          <table:table-cell office:value-type="float" office:value="0.018038" calcext:value-type="float">
            <text:p>0.018038</text:p>
          </table:table-cell>
          <table:table-cell office:value-type="float" office:value="-0.012975" calcext:value-type="float">
            <text:p>-0.012975</text:p>
          </table:table-cell>
          <table:table-cell office:value-type="float" office:value="-0.009525" calcext:value-type="float">
            <text:p>-0.009525</text:p>
          </table:table-cell>
          <table:table-cell office:value-type="string" calcext:value-type="string">
            <text:p>0.003489</text:p>
          </table:table-cell>
        </table:table-row>
        <table:table-row table:style-name="ro1" table:visibility="filter">
          <table:table-cell office:value-type="float" office:value="1527478253.73463" calcext:value-type="float">
            <text:p>1527478253.73463</text:p>
          </table:table-cell>
          <table:table-cell office:value-type="string" calcext:value-type="string">
            <text:p>PID_y</text:p>
          </table:table-cell>
          <table:table-cell office:value-type="float" office:value="0.017779" calcext:value-type="float">
            <text:p>0.017779</text:p>
          </table:table-cell>
          <table:table-cell office:value-type="float" office:value="-0.01294" calcext:value-type="float">
            <text:p>-0.01294</text:p>
          </table:table-cell>
          <table:table-cell office:value-type="float" office:value="0.018038" calcext:value-type="float">
            <text:p>0.018038</text:p>
          </table:table-cell>
          <table:table-cell office:value-type="float" office:value="-0.012975" calcext:value-type="float">
            <text:p>-0.012975</text:p>
          </table:table-cell>
          <table:table-cell office:value-type="float" office:value="-0.009525" calcext:value-type="float">
            <text:p>-0.009525</text:p>
          </table:table-cell>
          <table:table-cell office:value-type="string" calcext:value-type="string">
            <text:p>0.003489</text:p>
          </table:table-cell>
        </table:table-row>
        <table:table-row table:style-name="ro1">
          <table:table-cell office:value-type="float" office:value="1527478253.75491" calcext:value-type="float">
            <text:p>1527478253.75491</text:p>
          </table:table-cell>
          <table:table-cell office:value-type="string" calcext:value-type="string">
            <text:p>PID_x</text:p>
          </table:table-cell>
          <table:table-cell office:value-type="float" office:value="0.017475" calcext:value-type="float">
            <text:p>0.017475</text:p>
          </table:table-cell>
          <table:table-cell office:value-type="float" office:value="-0.012815" calcext:value-type="float">
            <text:p>-0.012815</text:p>
          </table:table-cell>
          <table:table-cell office:value-type="float" office:value="0.017747" calcext:value-type="float">
            <text:p>0.017747</text:p>
          </table:table-cell>
          <table:table-cell office:value-type="float" office:value="-0.012896" calcext:value-type="float">
            <text:p>-0.012896</text:p>
          </table:table-cell>
          <table:table-cell office:value-type="float" office:value="-0.009761" calcext:value-type="float">
            <text:p>-0.009761</text:p>
          </table:table-cell>
          <table:table-cell office:value-type="string" calcext:value-type="string">
            <text:p>0.005328</text:p>
          </table:table-cell>
        </table:table-row>
        <table:table-row table:style-name="ro1" table:visibility="filter">
          <table:table-cell office:value-type="float" office:value="1527478253.75493" calcext:value-type="float">
            <text:p>1527478253.75493</text:p>
          </table:table-cell>
          <table:table-cell office:value-type="string" calcext:value-type="string">
            <text:p>PID_y</text:p>
          </table:table-cell>
          <table:table-cell office:value-type="float" office:value="0.017475" calcext:value-type="float">
            <text:p>0.017475</text:p>
          </table:table-cell>
          <table:table-cell office:value-type="float" office:value="-0.012815" calcext:value-type="float">
            <text:p>-0.012815</text:p>
          </table:table-cell>
          <table:table-cell office:value-type="float" office:value="0.017747" calcext:value-type="float">
            <text:p>0.017747</text:p>
          </table:table-cell>
          <table:table-cell office:value-type="float" office:value="-0.012896" calcext:value-type="float">
            <text:p>-0.012896</text:p>
          </table:table-cell>
          <table:table-cell office:value-type="float" office:value="-0.009761" calcext:value-type="float">
            <text:p>-0.009761</text:p>
          </table:table-cell>
          <table:table-cell office:value-type="string" calcext:value-type="string">
            <text:p>0.005328</text:p>
          </table:table-cell>
        </table:table-row>
        <table:table-row table:style-name="ro1">
          <table:table-cell office:value-type="float" office:value="1527478253.77513" calcext:value-type="float">
            <text:p>1527478253.77513</text:p>
          </table:table-cell>
          <table:table-cell office:value-type="string" calcext:value-type="string">
            <text:p>PID_x</text:p>
          </table:table-cell>
          <table:table-cell office:value-type="float" office:value="0.017216" calcext:value-type="float">
            <text:p>0.017216</text:p>
          </table:table-cell>
          <table:table-cell office:value-type="float" office:value="-0.012787" calcext:value-type="float">
            <text:p>-0.012787</text:p>
          </table:table-cell>
          <table:table-cell office:value-type="float" office:value="0.017586" calcext:value-type="float">
            <text:p>0.017586</text:p>
          </table:table-cell>
          <table:table-cell office:value-type="float" office:value="-0.012809" calcext:value-type="float">
            <text:p>-0.012809</text:p>
          </table:table-cell>
          <table:table-cell office:value-type="float" office:value="-0.011374" calcext:value-type="float">
            <text:p>-0.011374</text:p>
          </table:table-cell>
          <table:table-cell office:value-type="string" calcext:value-type="string">
            <text:p>0.002733</text:p>
          </table:table-cell>
        </table:table-row>
        <table:table-row table:style-name="ro1" table:visibility="filter">
          <table:table-cell office:value-type="float" office:value="1527478253.77515" calcext:value-type="float">
            <text:p>1527478253.77515</text:p>
          </table:table-cell>
          <table:table-cell office:value-type="string" calcext:value-type="string">
            <text:p>PID_y</text:p>
          </table:table-cell>
          <table:table-cell office:value-type="float" office:value="0.017216" calcext:value-type="float">
            <text:p>0.017216</text:p>
          </table:table-cell>
          <table:table-cell office:value-type="float" office:value="-0.012787" calcext:value-type="float">
            <text:p>-0.012787</text:p>
          </table:table-cell>
          <table:table-cell office:value-type="float" office:value="0.017586" calcext:value-type="float">
            <text:p>0.017586</text:p>
          </table:table-cell>
          <table:table-cell office:value-type="float" office:value="-0.012809" calcext:value-type="float">
            <text:p>-0.012809</text:p>
          </table:table-cell>
          <table:table-cell office:value-type="float" office:value="-0.011374" calcext:value-type="float">
            <text:p>-0.011374</text:p>
          </table:table-cell>
          <table:table-cell office:value-type="string" calcext:value-type="string">
            <text:p>0.002733</text:p>
          </table:table-cell>
        </table:table-row>
        <table:table-row table:style-name="ro1">
          <table:table-cell office:value-type="float" office:value="1527478253.79536" calcext:value-type="float">
            <text:p>1527478253.79536</text:p>
          </table:table-cell>
          <table:table-cell office:value-type="string" calcext:value-type="string">
            <text:p>PID_x</text:p>
          </table:table-cell>
          <table:table-cell office:value-type="float" office:value="0.017243" calcext:value-type="float">
            <text:p>0.017243</text:p>
          </table:table-cell>
          <table:table-cell office:value-type="float" office:value="-0.012852" calcext:value-type="float">
            <text:p>-0.012852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-0.012903" calcext:value-type="float">
            <text:p>-0.012903</text:p>
          </table:table-cell>
          <table:table-cell office:value-type="float" office:value="-0.008517" calcext:value-type="float">
            <text:p>-0.008517</text:p>
          </table:table-cell>
          <table:table-cell office:value-type="string" calcext:value-type="string">
            <text:p>0.004213</text:p>
          </table:table-cell>
        </table:table-row>
        <table:table-row table:style-name="ro1" table:visibility="filter">
          <table:table-cell office:value-type="float" office:value="1527478253.79538" calcext:value-type="float">
            <text:p>1527478253.79538</text:p>
          </table:table-cell>
          <table:table-cell office:value-type="string" calcext:value-type="string">
            <text:p>PID_y</text:p>
          </table:table-cell>
          <table:table-cell office:value-type="float" office:value="0.017243" calcext:value-type="float">
            <text:p>0.017243</text:p>
          </table:table-cell>
          <table:table-cell office:value-type="float" office:value="-0.012852" calcext:value-type="float">
            <text:p>-0.012852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-0.012903" calcext:value-type="float">
            <text:p>-0.012903</text:p>
          </table:table-cell>
          <table:table-cell office:value-type="float" office:value="-0.008517" calcext:value-type="float">
            <text:p>-0.008517</text:p>
          </table:table-cell>
          <table:table-cell office:value-type="string" calcext:value-type="string">
            <text:p>0.004213</text:p>
          </table:table-cell>
        </table:table-row>
        <table:table-row table:style-name="ro1">
          <table:table-cell office:value-type="float" office:value="1527478253.81462" calcext:value-type="float">
            <text:p>1527478253.81462</text:p>
          </table:table-cell>
          <table:table-cell office:value-type="string" calcext:value-type="string">
            <text:p>PID_x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-0.012813" calcext:value-type="float">
            <text:p>-0.012813</text:p>
          </table:table-cell>
          <table:table-cell office:value-type="float" office:value="0.016978" calcext:value-type="float">
            <text:p>0.016978</text:p>
          </table:table-cell>
          <table:table-cell office:value-type="float" office:value="-0.012815" calcext:value-type="float">
            <text:p>-0.012815</text:p>
          </table:table-cell>
          <table:table-cell office:value-type="float" office:value="-0.012667" calcext:value-type="float">
            <text:p>-0.012667</text:p>
          </table:table-cell>
          <table:table-cell office:value-type="string" calcext:value-type="string">
            <text:p>0.000666</text:p>
          </table:table-cell>
        </table:table-row>
        <table:table-row table:style-name="ro1" table:visibility="filter">
          <table:table-cell office:value-type="float" office:value="1527478253.81464" calcext:value-type="float">
            <text:p>1527478253.81464</text:p>
          </table:table-cell>
          <table:table-cell office:value-type="string" calcext:value-type="string">
            <text:p>PID_y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-0.012813" calcext:value-type="float">
            <text:p>-0.012813</text:p>
          </table:table-cell>
          <table:table-cell office:value-type="float" office:value="0.016978" calcext:value-type="float">
            <text:p>0.016978</text:p>
          </table:table-cell>
          <table:table-cell office:value-type="float" office:value="-0.012815" calcext:value-type="float">
            <text:p>-0.012815</text:p>
          </table:table-cell>
          <table:table-cell office:value-type="float" office:value="-0.012667" calcext:value-type="float">
            <text:p>-0.012667</text:p>
          </table:table-cell>
          <table:table-cell office:value-type="string" calcext:value-type="string">
            <text:p>0.000666</text:p>
          </table:table-cell>
        </table:table-row>
        <table:table-row table:style-name="ro1">
          <table:table-cell office:value-type="float" office:value="1527478253.83496" calcext:value-type="float">
            <text:p>1527478253.83496</text:p>
          </table:table-cell>
          <table:table-cell office:value-type="string" calcext:value-type="string">
            <text:p>PID_x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-0.012847" calcext:value-type="float">
            <text:p>-0.012847</text:p>
          </table:table-cell>
          <table:table-cell office:value-type="float" office:value="0.016868" calcext:value-type="float">
            <text:p>0.016868</text:p>
          </table:table-cell>
          <table:table-cell office:value-type="float" office:value="-0.012852" calcext:value-type="float">
            <text:p>-0.012852</text:p>
          </table:table-cell>
          <table:table-cell office:value-type="float" office:value="-0.011794" calcext:value-type="float">
            <text:p>-0.011794</text:p>
          </table:table-cell>
          <table:table-cell office:value-type="string" calcext:value-type="string">
            <text:p>0.001262</text:p>
          </table:table-cell>
        </table:table-row>
        <table:table-row table:style-name="ro1" table:visibility="filter">
          <table:table-cell office:value-type="float" office:value="1527478253.83498" calcext:value-type="float">
            <text:p>1527478253.83498</text:p>
          </table:table-cell>
          <table:table-cell office:value-type="string" calcext:value-type="string">
            <text:p>PID_y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-0.012847" calcext:value-type="float">
            <text:p>-0.012847</text:p>
          </table:table-cell>
          <table:table-cell office:value-type="float" office:value="0.016868" calcext:value-type="float">
            <text:p>0.016868</text:p>
          </table:table-cell>
          <table:table-cell office:value-type="float" office:value="-0.012852" calcext:value-type="float">
            <text:p>-0.012852</text:p>
          </table:table-cell>
          <table:table-cell office:value-type="float" office:value="-0.011794" calcext:value-type="float">
            <text:p>-0.011794</text:p>
          </table:table-cell>
          <table:table-cell office:value-type="string" calcext:value-type="string">
            <text:p>0.001262</text:p>
          </table:table-cell>
        </table:table-row>
        <table:table-row table:style-name="ro1">
          <table:table-cell office:value-type="float" office:value="1527478253.85527" calcext:value-type="float">
            <text:p>1527478253.85527</text:p>
          </table:table-cell>
          <table:table-cell office:value-type="string" calcext:value-type="string">
            <text:p>PID_x</text:p>
          </table:table-cell>
          <table:table-cell office:value-type="float" office:value="0.016253" calcext:value-type="float">
            <text:p>0.016253</text:p>
          </table:table-cell>
          <table:table-cell office:value-type="float" office:value="-0.012439" calcext:value-type="float">
            <text:p>-0.012439</text:p>
          </table:table-cell>
          <table:table-cell office:value-type="float" office:value="0.016621" calcext:value-type="float">
            <text:p>0.016621</text:p>
          </table:table-cell>
          <table:table-cell office:value-type="float" office:value="-0.012487" calcext:value-type="float">
            <text:p>-0.012487</text:p>
          </table:table-cell>
          <table:table-cell office:value-type="float" office:value="-0.011357" calcext:value-type="float">
            <text:p>-0.011357</text:p>
          </table:table-cell>
          <table:table-cell office:value-type="string" calcext:value-type="string">
            <text:p>0.004080</text:p>
          </table:table-cell>
        </table:table-row>
        <table:table-row table:style-name="ro1" table:visibility="filter">
          <table:table-cell office:value-type="float" office:value="1527478253.85529" calcext:value-type="float">
            <text:p>1527478253.85529</text:p>
          </table:table-cell>
          <table:table-cell office:value-type="string" calcext:value-type="string">
            <text:p>PID_y</text:p>
          </table:table-cell>
          <table:table-cell office:value-type="float" office:value="0.016253" calcext:value-type="float">
            <text:p>0.016253</text:p>
          </table:table-cell>
          <table:table-cell office:value-type="float" office:value="-0.012439" calcext:value-type="float">
            <text:p>-0.012439</text:p>
          </table:table-cell>
          <table:table-cell office:value-type="float" office:value="0.016621" calcext:value-type="float">
            <text:p>0.016621</text:p>
          </table:table-cell>
          <table:table-cell office:value-type="float" office:value="-0.012487" calcext:value-type="float">
            <text:p>-0.012487</text:p>
          </table:table-cell>
          <table:table-cell office:value-type="float" office:value="-0.011357" calcext:value-type="float">
            <text:p>-0.011357</text:p>
          </table:table-cell>
          <table:table-cell office:value-type="string" calcext:value-type="string">
            <text:p>0.004080</text:p>
          </table:table-cell>
        </table:table-row>
        <table:table-row table:style-name="ro1">
          <table:table-cell office:value-type="float" office:value="1527478253.87456" calcext:value-type="float">
            <text:p>1527478253.87456</text:p>
          </table:table-cell>
          <table:table-cell office:value-type="string" calcext:value-type="string">
            <text:p>PID_x</text:p>
          </table:table-cell>
          <table:table-cell office:value-type="float" office:value="0.015768" calcext:value-type="float">
            <text:p>0.015768</text:p>
          </table:table-cell>
          <table:table-cell office:value-type="float" office:value="-0.012774" calcext:value-type="float">
            <text:p>-0.012774</text:p>
          </table:table-cell>
          <table:table-cell office:value-type="float" office:value="0.016276" calcext:value-type="float">
            <text:p>0.016276</text:p>
          </table:table-cell>
          <table:table-cell office:value-type="float" office:value="-0.012774" calcext:value-type="float">
            <text:p>-0.012774</text:p>
          </table:table-cell>
          <table:table-cell office:value-type="float" office:value="-0.013332" calcext:value-type="float">
            <text:p>-0.013332</text:p>
          </table:table-cell>
          <table:table-cell office:value-type="string" calcext:value-type="string">
            <text:p>0.000242</text:p>
          </table:table-cell>
        </table:table-row>
        <table:table-row table:style-name="ro1" table:visibility="filter">
          <table:table-cell office:value-type="float" office:value="1527478253.87458" calcext:value-type="float">
            <text:p>1527478253.87458</text:p>
          </table:table-cell>
          <table:table-cell office:value-type="string" calcext:value-type="string">
            <text:p>PID_y</text:p>
          </table:table-cell>
          <table:table-cell office:value-type="float" office:value="0.015768" calcext:value-type="float">
            <text:p>0.015768</text:p>
          </table:table-cell>
          <table:table-cell office:value-type="float" office:value="-0.012774" calcext:value-type="float">
            <text:p>-0.012774</text:p>
          </table:table-cell>
          <table:table-cell office:value-type="float" office:value="0.016276" calcext:value-type="float">
            <text:p>0.016276</text:p>
          </table:table-cell>
          <table:table-cell office:value-type="float" office:value="-0.012774" calcext:value-type="float">
            <text:p>-0.012774</text:p>
          </table:table-cell>
          <table:table-cell office:value-type="float" office:value="-0.013332" calcext:value-type="float">
            <text:p>-0.013332</text:p>
          </table:table-cell>
          <table:table-cell office:value-type="string" calcext:value-type="string">
            <text:p>0.000242</text:p>
          </table:table-cell>
        </table:table-row>
        <table:table-row table:style-name="ro1">
          <table:table-cell office:value-type="float" office:value="1527478253.8949" calcext:value-type="float">
            <text:p>1527478253.8949</text:p>
          </table:table-cell>
          <table:table-cell office:value-type="string" calcext:value-type="string">
            <text:p>PID_x</text:p>
          </table:table-cell>
          <table:table-cell office:value-type="float" office:value="0.015513" calcext:value-type="float">
            <text:p>0.015513</text:p>
          </table:table-cell>
          <table:table-cell office:value-type="float" office:value="-0.012293" calcext:value-type="float">
            <text:p>-0.012293</text:p>
          </table:table-cell>
          <table:table-cell office:value-type="float" office:value="0.016073" calcext:value-type="float">
            <text:p>0.016073</text:p>
          </table:table-cell>
          <table:table-cell office:value-type="float" office:value="-0.012369" calcext:value-type="float">
            <text:p>-0.012369</text:p>
          </table:table-cell>
          <table:table-cell office:value-type="float" office:value="-0.013994" calcext:value-type="float">
            <text:p>-0.013994</text:p>
          </table:table-cell>
          <table:table-cell office:value-type="string" calcext:value-type="string">
            <text:p>0.005163</text:p>
          </table:table-cell>
        </table:table-row>
        <table:table-row table:style-name="ro1" table:visibility="filter">
          <table:table-cell office:value-type="float" office:value="1527478253.89494" calcext:value-type="float">
            <text:p>1527478253.89494</text:p>
          </table:table-cell>
          <table:table-cell office:value-type="string" calcext:value-type="string">
            <text:p>PID_y</text:p>
          </table:table-cell>
          <table:table-cell office:value-type="float" office:value="0.015513" calcext:value-type="float">
            <text:p>0.015513</text:p>
          </table:table-cell>
          <table:table-cell office:value-type="float" office:value="-0.012293" calcext:value-type="float">
            <text:p>-0.012293</text:p>
          </table:table-cell>
          <table:table-cell office:value-type="float" office:value="0.016073" calcext:value-type="float">
            <text:p>0.016073</text:p>
          </table:table-cell>
          <table:table-cell office:value-type="float" office:value="-0.012369" calcext:value-type="float">
            <text:p>-0.012369</text:p>
          </table:table-cell>
          <table:table-cell office:value-type="float" office:value="-0.013994" calcext:value-type="float">
            <text:p>-0.013994</text:p>
          </table:table-cell>
          <table:table-cell office:value-type="string" calcext:value-type="string">
            <text:p>0.005163</text:p>
          </table:table-cell>
        </table:table-row>
        <table:table-row table:style-name="ro1">
          <table:table-cell office:value-type="float" office:value="1527478253.91528" calcext:value-type="float">
            <text:p>1527478253.91528</text:p>
          </table:table-cell>
          <table:table-cell office:value-type="string" calcext:value-type="string">
            <text:p>PID_x</text:p>
          </table:table-cell>
          <table:table-cell office:value-type="float" office:value="0.015395" calcext:value-type="float">
            <text:p>0.015395</text:p>
          </table:table-cell>
          <table:table-cell office:value-type="float" office:value="-0.012464" calcext:value-type="float">
            <text:p>-0.012464</text:p>
          </table:table-cell>
          <table:table-cell office:value-type="float" office:value="0.015794" calcext:value-type="float">
            <text:p>0.015794</text:p>
          </table:table-cell>
          <table:table-cell office:value-type="float" office:value="-0.012491" calcext:value-type="float">
            <text:p>-0.012491</text:p>
          </table:table-cell>
          <table:table-cell office:value-type="float" office:value="-0.011826" calcext:value-type="float">
            <text:p>-0.011826</text:p>
          </table:table-cell>
          <table:table-cell office:value-type="string" calcext:value-type="string">
            <text:p>0.003050</text:p>
          </table:table-cell>
        </table:table-row>
        <table:table-row table:style-name="ro1" table:visibility="filter">
          <table:table-cell office:value-type="float" office:value="1527478253.91532" calcext:value-type="float">
            <text:p>1527478253.91532</text:p>
          </table:table-cell>
          <table:table-cell office:value-type="string" calcext:value-type="string">
            <text:p>PID_y</text:p>
          </table:table-cell>
          <table:table-cell office:value-type="float" office:value="0.015395" calcext:value-type="float">
            <text:p>0.015395</text:p>
          </table:table-cell>
          <table:table-cell office:value-type="float" office:value="-0.012464" calcext:value-type="float">
            <text:p>-0.012464</text:p>
          </table:table-cell>
          <table:table-cell office:value-type="float" office:value="0.015794" calcext:value-type="float">
            <text:p>0.015794</text:p>
          </table:table-cell>
          <table:table-cell office:value-type="float" office:value="-0.012491" calcext:value-type="float">
            <text:p>-0.012491</text:p>
          </table:table-cell>
          <table:table-cell office:value-type="float" office:value="-0.011826" calcext:value-type="float">
            <text:p>-0.011826</text:p>
          </table:table-cell>
          <table:table-cell office:value-type="string" calcext:value-type="string">
            <text:p>0.003050</text:p>
          </table:table-cell>
        </table:table-row>
        <table:table-row table:style-name="ro1">
          <table:table-cell office:value-type="float" office:value="1527478253.93462" calcext:value-type="float">
            <text:p>1527478253.93462</text:p>
          </table:table-cell>
          <table:table-cell office:value-type="string" calcext:value-type="string">
            <text:p>PID_x</text:p>
          </table:table-cell>
          <table:table-cell office:value-type="float" office:value="0.015407" calcext:value-type="float">
            <text:p>0.015407</text:p>
          </table:table-cell>
          <table:table-cell office:value-type="float" office:value="-0.012108" calcext:value-type="float">
            <text:p>-0.012108</text:p>
          </table:table-cell>
          <table:table-cell office:value-type="float" office:value="0.015759" calcext:value-type="float">
            <text:p>0.015759</text:p>
          </table:table-cell>
          <table:table-cell office:value-type="float" office:value="-0.012219" calcext:value-type="float">
            <text:p>-0.012219</text:p>
          </table:table-cell>
          <table:table-cell office:value-type="float" office:value="-0.011098" calcext:value-type="float">
            <text:p>-0.011098</text:p>
          </table:table-cell>
          <table:table-cell office:value-type="string" calcext:value-type="string">
            <text:p>0.006218</text:p>
          </table:table-cell>
        </table:table-row>
        <table:table-row table:style-name="ro1" table:visibility="filter">
          <table:table-cell office:value-type="float" office:value="1527478253.93464" calcext:value-type="float">
            <text:p>1527478253.93464</text:p>
          </table:table-cell>
          <table:table-cell office:value-type="string" calcext:value-type="string">
            <text:p>PID_y</text:p>
          </table:table-cell>
          <table:table-cell office:value-type="float" office:value="0.015407" calcext:value-type="float">
            <text:p>0.015407</text:p>
          </table:table-cell>
          <table:table-cell office:value-type="float" office:value="-0.012108" calcext:value-type="float">
            <text:p>-0.012108</text:p>
          </table:table-cell>
          <table:table-cell office:value-type="float" office:value="0.015759" calcext:value-type="float">
            <text:p>0.015759</text:p>
          </table:table-cell>
          <table:table-cell office:value-type="float" office:value="-0.012219" calcext:value-type="float">
            <text:p>-0.012219</text:p>
          </table:table-cell>
          <table:table-cell office:value-type="float" office:value="-0.011098" calcext:value-type="float">
            <text:p>-0.011098</text:p>
          </table:table-cell>
          <table:table-cell office:value-type="string" calcext:value-type="string">
            <text:p>0.006218</text:p>
          </table:table-cell>
        </table:table-row>
        <table:table-row table:style-name="ro1">
          <table:table-cell office:value-type="float" office:value="1527478253.95494" calcext:value-type="float">
            <text:p>1527478253.95494</text:p>
          </table:table-cell>
          <table:table-cell office:value-type="string" calcext:value-type="string">
            <text:p>PID_x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-0.012274" calcext:value-type="float">
            <text:p>-0.012274</text:p>
          </table:table-cell>
          <table:table-cell office:value-type="float" office:value="0.0154" calcext:value-type="float">
            <text:p>0.0154</text:p>
          </table:table-cell>
          <table:table-cell office:value-type="float" office:value="-0.012285" calcext:value-type="float">
            <text:p>-0.012285</text:p>
          </table:table-cell>
          <table:table-cell office:value-type="float" office:value="-0.012209" calcext:value-type="float">
            <text:p>-0.012209</text:p>
          </table:table-cell>
          <table:table-cell office:value-type="string" calcext:value-type="string">
            <text:p>0.001973</text:p>
          </table:table-cell>
        </table:table-row>
        <table:table-row table:style-name="ro1" table:visibility="filter">
          <table:table-cell office:value-type="float" office:value="1527478253.95496" calcext:value-type="float">
            <text:p>1527478253.95496</text:p>
          </table:table-cell>
          <table:table-cell office:value-type="string" calcext:value-type="string">
            <text:p>PID_y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-0.012274" calcext:value-type="float">
            <text:p>-0.012274</text:p>
          </table:table-cell>
          <table:table-cell office:value-type="float" office:value="0.0154" calcext:value-type="float">
            <text:p>0.0154</text:p>
          </table:table-cell>
          <table:table-cell office:value-type="float" office:value="-0.012285" calcext:value-type="float">
            <text:p>-0.012285</text:p>
          </table:table-cell>
          <table:table-cell office:value-type="float" office:value="-0.012209" calcext:value-type="float">
            <text:p>-0.012209</text:p>
          </table:table-cell>
          <table:table-cell office:value-type="string" calcext:value-type="string">
            <text:p>0.001973</text:p>
          </table:table-cell>
        </table:table-row>
        <table:table-row table:style-name="ro1">
          <table:table-cell office:value-type="float" office:value="1527478253.97519" calcext:value-type="float">
            <text:p>1527478253.97519</text:p>
          </table:table-cell>
          <table:table-cell office:value-type="string" calcext:value-type="string">
            <text:p>PID_x</text:p>
          </table:table-cell>
          <table:table-cell office:value-type="float" office:value="0.015145" calcext:value-type="float">
            <text:p>0.015145</text:p>
          </table:table-cell>
          <table:table-cell office:value-type="float" office:value="-0.011853" calcext:value-type="float">
            <text:p>-0.011853</text:p>
          </table:table-cell>
          <table:table-cell office:value-type="float" office:value="0.015372" calcext:value-type="float">
            <text:p>0.015372</text:p>
          </table:table-cell>
          <table:table-cell office:value-type="float" office:value="-0.012017" calcext:value-type="float">
            <text:p>-0.012017</text:p>
          </table:table-cell>
          <table:table-cell office:value-type="float" office:value="-0.008913" calcext:value-type="float">
            <text:p>-0.008913</text:p>
          </table:table-cell>
          <table:table-cell office:value-type="string" calcext:value-type="string">
            <text:p>0.007588</text:p>
          </table:table-cell>
        </table:table-row>
        <table:table-row table:style-name="ro1" table:visibility="filter">
          <table:table-cell office:value-type="float" office:value="1527478253.9752" calcext:value-type="float">
            <text:p>1527478253.9752</text:p>
          </table:table-cell>
          <table:table-cell office:value-type="string" calcext:value-type="string">
            <text:p>PID_y</text:p>
          </table:table-cell>
          <table:table-cell office:value-type="float" office:value="0.015145" calcext:value-type="float">
            <text:p>0.015145</text:p>
          </table:table-cell>
          <table:table-cell office:value-type="float" office:value="-0.011853" calcext:value-type="float">
            <text:p>-0.011853</text:p>
          </table:table-cell>
          <table:table-cell office:value-type="float" office:value="0.015372" calcext:value-type="float">
            <text:p>0.015372</text:p>
          </table:table-cell>
          <table:table-cell office:value-type="float" office:value="-0.012017" calcext:value-type="float">
            <text:p>-0.012017</text:p>
          </table:table-cell>
          <table:table-cell office:value-type="float" office:value="-0.008913" calcext:value-type="float">
            <text:p>-0.008913</text:p>
          </table:table-cell>
          <table:table-cell office:value-type="string" calcext:value-type="string">
            <text:p>0.007588</text:p>
          </table:table-cell>
        </table:table-row>
        <table:table-row table:style-name="ro1">
          <table:table-cell office:value-type="float" office:value="1527478253.99436" calcext:value-type="float">
            <text:p>1527478253.99436</text:p>
          </table:table-cell>
          <table:table-cell office:value-type="string" calcext:value-type="string">
            <text:p>PID_x</text:p>
          </table:table-cell>
          <table:table-cell office:value-type="float" office:value="0.015059" calcext:value-type="float">
            <text:p>0.015059</text:p>
          </table:table-cell>
          <table:table-cell office:value-type="float" office:value="-0.011673" calcext:value-type="float">
            <text:p>-0.011673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-0.011779" calcext:value-type="float">
            <text:p>-0.011779</text:p>
          </table:table-cell>
          <table:table-cell office:value-type="float" office:value="-0.008183" calcext:value-type="float">
            <text:p>-0.008183</text:p>
          </table:table-cell>
          <table:table-cell office:value-type="string" calcext:value-type="string">
            <text:p>0.006090</text:p>
          </table:table-cell>
        </table:table-row>
        <table:table-row table:style-name="ro1" table:visibility="filter">
          <table:table-cell office:value-type="float" office:value="1527478253.99438" calcext:value-type="float">
            <text:p>1527478253.99438</text:p>
          </table:table-cell>
          <table:table-cell office:value-type="string" calcext:value-type="string">
            <text:p>PID_y</text:p>
          </table:table-cell>
          <table:table-cell office:value-type="float" office:value="0.015059" calcext:value-type="float">
            <text:p>0.015059</text:p>
          </table:table-cell>
          <table:table-cell office:value-type="float" office:value="-0.011673" calcext:value-type="float">
            <text:p>-0.011673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-0.011779" calcext:value-type="float">
            <text:p>-0.011779</text:p>
          </table:table-cell>
          <table:table-cell office:value-type="float" office:value="-0.008183" calcext:value-type="float">
            <text:p>-0.008183</text:p>
          </table:table-cell>
          <table:table-cell office:value-type="string" calcext:value-type="string">
            <text:p>0.006090</text:p>
          </table:table-cell>
        </table:table-row>
        <table:table-row table:style-name="ro1">
          <table:table-cell office:value-type="float" office:value="1527478254.01462" calcext:value-type="float">
            <text:p>1527478254.01462</text:p>
          </table:table-cell>
          <table:table-cell office:value-type="string" calcext:value-type="string">
            <text:p>PID_x</text:p>
          </table:table-cell>
          <table:table-cell office:value-type="float" office:value="0.014976" calcext:value-type="float">
            <text:p>0.014976</text:p>
          </table:table-cell>
          <table:table-cell office:value-type="float" office:value="-0.011713" calcext:value-type="float">
            <text:p>-0.011713</text:p>
          </table:table-cell>
          <table:table-cell office:value-type="float" office:value="0.015109" calcext:value-type="float">
            <text:p>0.015109</text:p>
          </table:table-cell>
          <table:table-cell office:value-type="float" office:value="-0.01184" calcext:value-type="float">
            <text:p>-0.01184</text:p>
          </table:table-cell>
          <table:table-cell office:value-type="float" office:value="-0.006834" calcext:value-type="float">
            <text:p>-0.006834</text:p>
          </table:table-cell>
          <table:table-cell office:value-type="string" calcext:value-type="string">
            <text:p>0.006677</text:p>
          </table:table-cell>
        </table:table-row>
        <table:table-row table:style-name="ro1" table:visibility="filter">
          <table:table-cell office:value-type="float" office:value="1527478254.01468" calcext:value-type="float">
            <text:p>1527478254.01468</text:p>
          </table:table-cell>
          <table:table-cell office:value-type="string" calcext:value-type="string">
            <text:p>PID_y</text:p>
          </table:table-cell>
          <table:table-cell office:value-type="float" office:value="0.014976" calcext:value-type="float">
            <text:p>0.014976</text:p>
          </table:table-cell>
          <table:table-cell office:value-type="float" office:value="-0.011713" calcext:value-type="float">
            <text:p>-0.011713</text:p>
          </table:table-cell>
          <table:table-cell office:value-type="float" office:value="0.015109" calcext:value-type="float">
            <text:p>0.015109</text:p>
          </table:table-cell>
          <table:table-cell office:value-type="float" office:value="-0.01184" calcext:value-type="float">
            <text:p>-0.01184</text:p>
          </table:table-cell>
          <table:table-cell office:value-type="float" office:value="-0.006834" calcext:value-type="float">
            <text:p>-0.006834</text:p>
          </table:table-cell>
          <table:table-cell office:value-type="string" calcext:value-type="string">
            <text:p>0.006677</text:p>
          </table:table-cell>
        </table:table-row>
        <table:table-row table:style-name="ro1">
          <table:table-cell office:value-type="float" office:value="1527478254.0349" calcext:value-type="float">
            <text:p>1527478254.0349</text:p>
          </table:table-cell>
          <table:table-cell office:value-type="string" calcext:value-type="string">
            <text:p>PID_x</text:p>
          </table:table-cell>
          <table:table-cell office:value-type="float" office:value="0.014963" calcext:value-type="float">
            <text:p>0.014963</text:p>
          </table:table-cell>
          <table:table-cell office:value-type="float" office:value="-0.011415" calcext:value-type="float">
            <text:p>-0.011415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-0.011546" calcext:value-type="float">
            <text:p>-0.011546</text:p>
          </table:table-cell>
          <table:table-cell office:value-type="float" office:value="-0.006669" calcext:value-type="float">
            <text:p>-0.006669</text:p>
          </table:table-cell>
          <table:table-cell office:value-type="string" calcext:value-type="string">
            <text:p>0.006774</text:p>
          </table:table-cell>
        </table:table-row>
        <table:table-row table:style-name="ro1" table:visibility="filter">
          <table:table-cell office:value-type="float" office:value="1527478254.03494" calcext:value-type="float">
            <text:p>1527478254.03494</text:p>
          </table:table-cell>
          <table:table-cell office:value-type="string" calcext:value-type="string">
            <text:p>PID_y</text:p>
          </table:table-cell>
          <table:table-cell office:value-type="float" office:value="0.014963" calcext:value-type="float">
            <text:p>0.014963</text:p>
          </table:table-cell>
          <table:table-cell office:value-type="float" office:value="-0.011415" calcext:value-type="float">
            <text:p>-0.011415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-0.011546" calcext:value-type="float">
            <text:p>-0.011546</text:p>
          </table:table-cell>
          <table:table-cell office:value-type="float" office:value="-0.006669" calcext:value-type="float">
            <text:p>-0.006669</text:p>
          </table:table-cell>
          <table:table-cell office:value-type="string" calcext:value-type="string">
            <text:p>0.006774</text:p>
          </table:table-cell>
        </table:table-row>
        <table:table-row table:style-name="ro1">
          <table:table-cell office:value-type="float" office:value="1527478254.05525" calcext:value-type="float">
            <text:p>1527478254.05525</text:p>
          </table:table-cell>
          <table:table-cell office:value-type="string" calcext:value-type="string">
            <text:p>PID_x</text:p>
          </table:table-cell>
          <table:table-cell office:value-type="float" office:value="0.014868" calcext:value-type="float">
            <text:p>0.014868</text:p>
          </table:table-cell>
          <table:table-cell office:value-type="float" office:value="-0.011468" calcext:value-type="float">
            <text:p>-0.011468</text:p>
          </table:table-cell>
          <table:table-cell office:value-type="float" office:value="0.014931" calcext:value-type="float">
            <text:p>0.014931</text:p>
          </table:table-cell>
          <table:table-cell office:value-type="float" office:value="-0.011603" calcext:value-type="float">
            <text:p>-0.011603</text:p>
          </table:table-cell>
          <table:table-cell office:value-type="float" office:value="-0.004693" calcext:value-type="float">
            <text:p>-0.004693</text:p>
          </table:table-cell>
          <table:table-cell office:value-type="string" calcext:value-type="string">
            <text:p>0.006866</text:p>
          </table:table-cell>
        </table:table-row>
        <table:table-row table:style-name="ro1" table:visibility="filter">
          <table:table-cell office:value-type="float" office:value="1527478254.05527" calcext:value-type="float">
            <text:p>1527478254.05527</text:p>
          </table:table-cell>
          <table:table-cell office:value-type="string" calcext:value-type="string">
            <text:p>PID_y</text:p>
          </table:table-cell>
          <table:table-cell office:value-type="float" office:value="0.014868" calcext:value-type="float">
            <text:p>0.014868</text:p>
          </table:table-cell>
          <table:table-cell office:value-type="float" office:value="-0.011468" calcext:value-type="float">
            <text:p>-0.011468</text:p>
          </table:table-cell>
          <table:table-cell office:value-type="float" office:value="0.014931" calcext:value-type="float">
            <text:p>0.014931</text:p>
          </table:table-cell>
          <table:table-cell office:value-type="float" office:value="-0.011603" calcext:value-type="float">
            <text:p>-0.011603</text:p>
          </table:table-cell>
          <table:table-cell office:value-type="float" office:value="-0.004693" calcext:value-type="float">
            <text:p>-0.004693</text:p>
          </table:table-cell>
          <table:table-cell office:value-type="string" calcext:value-type="string">
            <text:p>0.006866</text:p>
          </table:table-cell>
        </table:table-row>
        <table:table-row table:style-name="ro1">
          <table:table-cell office:value-type="float" office:value="1527478254.07461" calcext:value-type="float">
            <text:p>1527478254.07461</text:p>
          </table:table-cell>
          <table:table-cell office:value-type="string" calcext:value-type="string">
            <text:p>PID_x</text:p>
          </table:table-cell>
          <table:table-cell office:value-type="float" office:value="0.014753" calcext:value-type="float">
            <text:p>0.014753</text:p>
          </table:table-cell>
          <table:table-cell office:value-type="float" office:value="-0.011299" calcext:value-type="float">
            <text:p>-0.011299</text:p>
          </table:table-cell>
          <table:table-cell office:value-type="float" office:value="0.014836" calcext:value-type="float">
            <text:p>0.014836</text:p>
          </table:table-cell>
          <table:table-cell office:value-type="float" office:value="-0.01141" calcext:value-type="float">
            <text:p>-0.01141</text:p>
          </table:table-cell>
          <table:table-cell office:value-type="float" office:value="-0.005394" calcext:value-type="float">
            <text:p>-0.005394</text:p>
          </table:table-cell>
          <table:table-cell office:value-type="string" calcext:value-type="string">
            <text:p>0.006219</text:p>
          </table:table-cell>
        </table:table-row>
        <table:table-row table:style-name="ro1" table:visibility="filter">
          <table:table-cell office:value-type="float" office:value="1527478254.07463" calcext:value-type="float">
            <text:p>1527478254.07463</text:p>
          </table:table-cell>
          <table:table-cell office:value-type="string" calcext:value-type="string">
            <text:p>PID_y</text:p>
          </table:table-cell>
          <table:table-cell office:value-type="float" office:value="0.014753" calcext:value-type="float">
            <text:p>0.014753</text:p>
          </table:table-cell>
          <table:table-cell office:value-type="float" office:value="-0.011299" calcext:value-type="float">
            <text:p>-0.011299</text:p>
          </table:table-cell>
          <table:table-cell office:value-type="float" office:value="0.014836" calcext:value-type="float">
            <text:p>0.014836</text:p>
          </table:table-cell>
          <table:table-cell office:value-type="float" office:value="-0.01141" calcext:value-type="float">
            <text:p>-0.01141</text:p>
          </table:table-cell>
          <table:table-cell office:value-type="float" office:value="-0.005394" calcext:value-type="float">
            <text:p>-0.005394</text:p>
          </table:table-cell>
          <table:table-cell office:value-type="string" calcext:value-type="string">
            <text:p>0.006219</text:p>
          </table:table-cell>
        </table:table-row>
        <table:table-row table:style-name="ro1">
          <table:table-cell office:value-type="float" office:value="1527478254.09491" calcext:value-type="float">
            <text:p>1527478254.09491</text:p>
          </table:table-cell>
          <table:table-cell office:value-type="string" calcext:value-type="string">
            <text:p>PID_x</text:p>
          </table:table-cell>
          <table:table-cell office:value-type="float" office:value="0.014588" calcext:value-type="float">
            <text:p>0.014588</text:p>
          </table:table-cell>
          <table:table-cell office:value-type="float" office:value="-0.011279" calcext:value-type="float">
            <text:p>-0.011279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-0.011336" calcext:value-type="float">
            <text:p>-0.011336</text:p>
          </table:table-cell>
          <table:table-cell office:value-type="float" office:value="-0.005665" calcext:value-type="float">
            <text:p>-0.005665</text:p>
          </table:table-cell>
          <table:table-cell office:value-type="string" calcext:value-type="string">
            <text:p>0.004456</text:p>
          </table:table-cell>
        </table:table-row>
        <table:table-row table:style-name="ro1" table:visibility="filter">
          <table:table-cell office:value-type="float" office:value="1527478254.09493" calcext:value-type="float">
            <text:p>1527478254.09493</text:p>
          </table:table-cell>
          <table:table-cell office:value-type="string" calcext:value-type="string">
            <text:p>PID_y</text:p>
          </table:table-cell>
          <table:table-cell office:value-type="float" office:value="0.014588" calcext:value-type="float">
            <text:p>0.014588</text:p>
          </table:table-cell>
          <table:table-cell office:value-type="float" office:value="-0.011279" calcext:value-type="float">
            <text:p>-0.011279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-0.011336" calcext:value-type="float">
            <text:p>-0.011336</text:p>
          </table:table-cell>
          <table:table-cell office:value-type="float" office:value="-0.005665" calcext:value-type="float">
            <text:p>-0.005665</text:p>
          </table:table-cell>
          <table:table-cell office:value-type="string" calcext:value-type="string">
            <text:p>0.004456</text:p>
          </table:table-cell>
        </table:table-row>
        <table:table-row table:style-name="ro1">
          <table:table-cell office:value-type="float" office:value="1527478254.11523" calcext:value-type="float">
            <text:p>1527478254.11523</text:p>
          </table:table-cell>
          <table:table-cell office:value-type="string" calcext:value-type="string">
            <text:p>PID_x</text:p>
          </table:table-cell>
          <table:table-cell office:value-type="float" office:value="0.014354" calcext:value-type="float">
            <text:p>0.014354</text:p>
          </table:table-cell>
          <table:table-cell office:value-type="float" office:value="-0.010889" calcext:value-type="float">
            <text:p>-0.010889</text:p>
          </table:table-cell>
          <table:table-cell office:value-type="float" office:value="0.014469" calcext:value-type="float">
            <text:p>0.014469</text:p>
          </table:table-cell>
          <table:table-cell office:value-type="float" office:value="-0.011061" calcext:value-type="float">
            <text:p>-0.011061</text:p>
          </table:table-cell>
          <table:table-cell office:value-type="float" office:value="-0.006349" calcext:value-type="float">
            <text:p>-0.006349</text:p>
          </table:table-cell>
          <table:table-cell office:value-type="string" calcext:value-type="string">
            <text:p>0.007769</text:p>
          </table:table-cell>
        </table:table-row>
        <table:table-row table:style-name="ro1" table:visibility="filter">
          <table:table-cell office:value-type="float" office:value="1527478254.1153" calcext:value-type="float">
            <text:p>1527478254.1153</text:p>
          </table:table-cell>
          <table:table-cell office:value-type="string" calcext:value-type="string">
            <text:p>PID_y</text:p>
          </table:table-cell>
          <table:table-cell office:value-type="float" office:value="0.014354" calcext:value-type="float">
            <text:p>0.014354</text:p>
          </table:table-cell>
          <table:table-cell office:value-type="float" office:value="-0.010889" calcext:value-type="float">
            <text:p>-0.010889</text:p>
          </table:table-cell>
          <table:table-cell office:value-type="float" office:value="0.014469" calcext:value-type="float">
            <text:p>0.014469</text:p>
          </table:table-cell>
          <table:table-cell office:value-type="float" office:value="-0.011061" calcext:value-type="float">
            <text:p>-0.011061</text:p>
          </table:table-cell>
          <table:table-cell office:value-type="float" office:value="-0.006349" calcext:value-type="float">
            <text:p>-0.006349</text:p>
          </table:table-cell>
          <table:table-cell office:value-type="string" calcext:value-type="string">
            <text:p>0.007769</text:p>
          </table:table-cell>
        </table:table-row>
        <table:table-row table:style-name="ro1">
          <table:table-cell office:value-type="float" office:value="1527478254.13456" calcext:value-type="float">
            <text:p>1527478254.13456</text:p>
          </table:table-cell>
          <table:table-cell office:value-type="string" calcext:value-type="string">
            <text:p>PID_x</text:p>
          </table:table-cell>
          <table:table-cell office:value-type="float" office:value="0.014348" calcext:value-type="float">
            <text:p>0.014348</text:p>
          </table:table-cell>
          <table:table-cell office:value-type="float" office:value="-0.011139" calcext:value-type="float">
            <text:p>-0.011139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-0.011178" calcext:value-type="float">
            <text:p>-0.011178</text:p>
          </table:table-cell>
          <table:table-cell office:value-type="float" office:value="-0.006251" calcext:value-type="float">
            <text:p>-0.006251</text:p>
          </table:table-cell>
          <table:table-cell office:value-type="string" calcext:value-type="string">
            <text:p>0.003665</text:p>
          </table:table-cell>
        </table:table-row>
        <table:table-row table:style-name="ro1" table:visibility="filter">
          <table:table-cell office:value-type="float" office:value="1527478254.13457" calcext:value-type="float">
            <text:p>1527478254.13457</text:p>
          </table:table-cell>
          <table:table-cell office:value-type="string" calcext:value-type="string">
            <text:p>PID_y</text:p>
          </table:table-cell>
          <table:table-cell office:value-type="float" office:value="0.014348" calcext:value-type="float">
            <text:p>0.014348</text:p>
          </table:table-cell>
          <table:table-cell office:value-type="float" office:value="-0.011139" calcext:value-type="float">
            <text:p>-0.011139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-0.011178" calcext:value-type="float">
            <text:p>-0.011178</text:p>
          </table:table-cell>
          <table:table-cell office:value-type="float" office:value="-0.006251" calcext:value-type="float">
            <text:p>-0.006251</text:p>
          </table:table-cell>
          <table:table-cell office:value-type="string" calcext:value-type="string">
            <text:p>0.003665</text:p>
          </table:table-cell>
        </table:table-row>
        <table:table-row table:style-name="ro1">
          <table:table-cell office:value-type="float" office:value="1527478254.15492" calcext:value-type="float">
            <text:p>1527478254.15492</text:p>
          </table:table-cell>
          <table:table-cell office:value-type="string" calcext:value-type="string">
            <text:p>PID_x</text:p>
          </table:table-cell>
          <table:table-cell office:value-type="float" office:value="0.014302" calcext:value-type="float">
            <text:p>0.014302</text:p>
          </table:table-cell>
          <table:table-cell office:value-type="float" office:value="-0.010601" calcext:value-type="float">
            <text:p>-0.010601</text:p>
          </table:table-cell>
          <table:table-cell office:value-type="float" office:value="0.014385" calcext:value-type="float">
            <text:p>0.014385</text:p>
          </table:table-cell>
          <table:table-cell office:value-type="float" office:value="-0.010787" calcext:value-type="float">
            <text:p>-0.010787</text:p>
          </table:table-cell>
          <table:table-cell office:value-type="float" office:value="-0.00542" calcext:value-type="float">
            <text:p>-0.00542</text:p>
          </table:table-cell>
          <table:table-cell office:value-type="string" calcext:value-type="string">
            <text:p>0.008070</text:p>
          </table:table-cell>
        </table:table-row>
        <table:table-row table:style-name="ro1" table:visibility="filter">
          <table:table-cell office:value-type="float" office:value="1527478254.15494" calcext:value-type="float">
            <text:p>1527478254.15494</text:p>
          </table:table-cell>
          <table:table-cell office:value-type="string" calcext:value-type="string">
            <text:p>PID_y</text:p>
          </table:table-cell>
          <table:table-cell office:value-type="float" office:value="0.014302" calcext:value-type="float">
            <text:p>0.014302</text:p>
          </table:table-cell>
          <table:table-cell office:value-type="float" office:value="-0.010601" calcext:value-type="float">
            <text:p>-0.010601</text:p>
          </table:table-cell>
          <table:table-cell office:value-type="float" office:value="0.014385" calcext:value-type="float">
            <text:p>0.014385</text:p>
          </table:table-cell>
          <table:table-cell office:value-type="float" office:value="-0.010787" calcext:value-type="float">
            <text:p>-0.010787</text:p>
          </table:table-cell>
          <table:table-cell office:value-type="float" office:value="-0.00542" calcext:value-type="float">
            <text:p>-0.00542</text:p>
          </table:table-cell>
          <table:table-cell office:value-type="string" calcext:value-type="string">
            <text:p>0.008070</text:p>
          </table:table-cell>
        </table:table-row>
        <table:table-row table:style-name="ro1">
          <table:table-cell office:value-type="float" office:value="1527478254.17522" calcext:value-type="float">
            <text:p>1527478254.17522</text:p>
          </table:table-cell>
          <table:table-cell office:value-type="string" calcext:value-type="string">
            <text:p>PID_x</text:p>
          </table:table-cell>
          <table:table-cell office:value-type="float" office:value="0.014314" calcext:value-type="float">
            <text:p>0.014314</text:p>
          </table:table-cell>
          <table:table-cell office:value-type="float" office:value="-0.010725" calcext:value-type="float">
            <text:p>-0.010725</text:p>
          </table:table-cell>
          <table:table-cell office:value-type="float" office:value="0.014373" calcext:value-type="float">
            <text:p>0.014373</text:p>
          </table:table-cell>
          <table:table-cell office:value-type="float" office:value="-0.01082" calcext:value-type="float">
            <text:p>-0.01082</text:p>
          </table:table-cell>
          <table:table-cell office:value-type="float" office:value="-0.00456" calcext:value-type="float">
            <text:p>-0.00456</text:p>
          </table:table-cell>
          <table:table-cell office:value-type="string" calcext:value-type="string">
            <text:p>0.005748</text:p>
          </table:table-cell>
        </table:table-row>
        <table:table-row table:style-name="ro1" table:visibility="filter">
          <table:table-cell office:value-type="float" office:value="1527478254.17525" calcext:value-type="float">
            <text:p>1527478254.17525</text:p>
          </table:table-cell>
          <table:table-cell office:value-type="string" calcext:value-type="string">
            <text:p>PID_y</text:p>
          </table:table-cell>
          <table:table-cell office:value-type="float" office:value="0.014314" calcext:value-type="float">
            <text:p>0.014314</text:p>
          </table:table-cell>
          <table:table-cell office:value-type="float" office:value="-0.010725" calcext:value-type="float">
            <text:p>-0.010725</text:p>
          </table:table-cell>
          <table:table-cell office:value-type="float" office:value="0.014373" calcext:value-type="float">
            <text:p>0.014373</text:p>
          </table:table-cell>
          <table:table-cell office:value-type="float" office:value="-0.01082" calcext:value-type="float">
            <text:p>-0.01082</text:p>
          </table:table-cell>
          <table:table-cell office:value-type="float" office:value="-0.00456" calcext:value-type="float">
            <text:p>-0.00456</text:p>
          </table:table-cell>
          <table:table-cell office:value-type="string" calcext:value-type="string">
            <text:p>0.005748</text:p>
          </table:table-cell>
        </table:table-row>
        <table:table-row table:style-name="ro1">
          <table:table-cell office:value-type="float" office:value="1527478254.19455" calcext:value-type="float">
            <text:p>1527478254.19455</text:p>
          </table:table-cell>
          <table:table-cell office:value-type="string" calcext:value-type="string">
            <text:p>PID_x</text:p>
          </table:table-cell>
          <table:table-cell office:value-type="float" office:value="0.014352" calcext:value-type="float">
            <text:p>0.014352</text:p>
          </table:table-cell>
          <table:table-cell office:value-type="float" office:value="-0.01055" calcext:value-type="float">
            <text:p>-0.01055</text:p>
          </table:table-cell>
          <table:table-cell office:value-type="float" office:value="0.014377" calcext:value-type="float">
            <text:p>0.014377</text:p>
          </table:table-cell>
          <table:table-cell office:value-type="float" office:value="-0.010672" calcext:value-type="float">
            <text:p>-0.010672</text:p>
          </table:table-cell>
          <table:table-cell office:value-type="float" office:value="-0.002977" calcext:value-type="float">
            <text:p>-0.002977</text:p>
          </table:table-cell>
          <table:table-cell office:value-type="string" calcext:value-type="string">
            <text:p>0.006544</text:p>
          </table:table-cell>
        </table:table-row>
        <table:table-row table:style-name="ro1" table:visibility="filter">
          <table:table-cell office:value-type="float" office:value="1527478254.19457" calcext:value-type="float">
            <text:p>1527478254.19457</text:p>
          </table:table-cell>
          <table:table-cell office:value-type="string" calcext:value-type="string">
            <text:p>PID_y</text:p>
          </table:table-cell>
          <table:table-cell office:value-type="float" office:value="0.014352" calcext:value-type="float">
            <text:p>0.014352</text:p>
          </table:table-cell>
          <table:table-cell office:value-type="float" office:value="-0.01055" calcext:value-type="float">
            <text:p>-0.01055</text:p>
          </table:table-cell>
          <table:table-cell office:value-type="float" office:value="0.014377" calcext:value-type="float">
            <text:p>0.014377</text:p>
          </table:table-cell>
          <table:table-cell office:value-type="float" office:value="-0.010672" calcext:value-type="float">
            <text:p>-0.010672</text:p>
          </table:table-cell>
          <table:table-cell office:value-type="float" office:value="-0.002977" calcext:value-type="float">
            <text:p>-0.002977</text:p>
          </table:table-cell>
          <table:table-cell office:value-type="string" calcext:value-type="string">
            <text:p>0.006544</text:p>
          </table:table-cell>
        </table:table-row>
        <table:table-row table:style-name="ro1">
          <table:table-cell office:value-type="float" office:value="1527478254.21482" calcext:value-type="float">
            <text:p>1527478254.21482</text:p>
          </table:table-cell>
          <table:table-cell office:value-type="string" calcext:value-type="string">
            <text:p>PID_x</text:p>
          </table:table-cell>
          <table:table-cell office:value-type="float" office:value="0.014379" calcext:value-type="float">
            <text:p>0.014379</text:p>
          </table:table-cell>
          <table:table-cell office:value-type="float" office:value="-0.010685" calcext:value-type="float">
            <text:p>-0.010685</text:p>
          </table:table-cell>
          <table:table-cell office:value-type="float" office:value="0.014382" calcext:value-type="float">
            <text:p>0.014382</text:p>
          </table:table-cell>
          <table:table-cell office:value-type="float" office:value="-0.010718" calcext:value-type="float">
            <text:p>-0.010718</text:p>
          </table:table-cell>
          <table:table-cell office:value-type="float" office:value="-0.000863" calcext:value-type="float">
            <text:p>-0.000863</text:p>
          </table:table-cell>
          <table:table-cell office:value-type="string" calcext:value-type="string">
            <text:p>0.003395</text:p>
          </table:table-cell>
        </table:table-row>
        <table:table-row table:style-name="ro1" table:visibility="filter">
          <table:table-cell office:value-type="float" office:value="1527478254.21484" calcext:value-type="float">
            <text:p>1527478254.21484</text:p>
          </table:table-cell>
          <table:table-cell office:value-type="string" calcext:value-type="string">
            <text:p>PID_y</text:p>
          </table:table-cell>
          <table:table-cell office:value-type="float" office:value="0.014379" calcext:value-type="float">
            <text:p>0.014379</text:p>
          </table:table-cell>
          <table:table-cell office:value-type="float" office:value="-0.010685" calcext:value-type="float">
            <text:p>-0.010685</text:p>
          </table:table-cell>
          <table:table-cell office:value-type="float" office:value="0.014382" calcext:value-type="float">
            <text:p>0.014382</text:p>
          </table:table-cell>
          <table:table-cell office:value-type="float" office:value="-0.010718" calcext:value-type="float">
            <text:p>-0.010718</text:p>
          </table:table-cell>
          <table:table-cell office:value-type="float" office:value="-0.000863" calcext:value-type="float">
            <text:p>-0.000863</text:p>
          </table:table-cell>
          <table:table-cell office:value-type="string" calcext:value-type="string">
            <text:p>0.003395</text:p>
          </table:table-cell>
        </table:table-row>
        <table:table-row table:style-name="ro1">
          <table:table-cell office:value-type="float" office:value="1527478254.2351" calcext:value-type="float">
            <text:p>1527478254.2351</text:p>
          </table:table-cell>
          <table:table-cell office:value-type="string" calcext:value-type="string">
            <text:p>PID_x</text:p>
          </table:table-cell>
          <table:table-cell office:value-type="float" office:value="0.014418" calcext:value-type="float">
            <text:p>0.014418</text:p>
          </table:table-cell>
          <table:table-cell office:value-type="float" office:value="-0.010108" calcext:value-type="float">
            <text:p>-0.010108</text:p>
          </table:table-cell>
          <table:table-cell office:value-type="float" office:value="0.014419" calcext:value-type="float">
            <text:p>0.014419</text:p>
          </table:table-cell>
          <table:table-cell office:value-type="float" office:value="-0.010317" calcext:value-type="float">
            <text:p>-0.010317</text:p>
          </table:table-cell>
          <table:table-cell office:value-type="float" office:value="-0.0004" calcext:value-type="float">
            <text:p>-0.0004</text:p>
          </table:table-cell>
          <table:table-cell office:value-type="string" calcext:value-type="string">
            <text:p>0.008547</text:p>
          </table:table-cell>
        </table:table-row>
        <table:table-row table:style-name="ro1" table:visibility="filter">
          <table:table-cell office:value-type="float" office:value="1527478254.23511" calcext:value-type="float">
            <text:p>1527478254.23511</text:p>
          </table:table-cell>
          <table:table-cell office:value-type="string" calcext:value-type="string">
            <text:p>PID_y</text:p>
          </table:table-cell>
          <table:table-cell office:value-type="float" office:value="0.014418" calcext:value-type="float">
            <text:p>0.014418</text:p>
          </table:table-cell>
          <table:table-cell office:value-type="float" office:value="-0.010108" calcext:value-type="float">
            <text:p>-0.010108</text:p>
          </table:table-cell>
          <table:table-cell office:value-type="float" office:value="0.014419" calcext:value-type="float">
            <text:p>0.014419</text:p>
          </table:table-cell>
          <table:table-cell office:value-type="float" office:value="-0.010317" calcext:value-type="float">
            <text:p>-0.010317</text:p>
          </table:table-cell>
          <table:table-cell office:value-type="float" office:value="-0.0004" calcext:value-type="float">
            <text:p>-0.0004</text:p>
          </table:table-cell>
          <table:table-cell office:value-type="string" calcext:value-type="string">
            <text:p>0.008547</text:p>
          </table:table-cell>
        </table:table-row>
        <table:table-row table:style-name="ro1">
          <table:table-cell office:value-type="float" office:value="1527478254.25534" calcext:value-type="float">
            <text:p>1527478254.25534</text:p>
          </table:table-cell>
          <table:table-cell office:value-type="string" calcext:value-type="string">
            <text:p>PID_x</text:p>
          </table:table-cell>
          <table:table-cell office:value-type="float" office:value="0.014429" calcext:value-type="float">
            <text:p>0.014429</text:p>
          </table:table-cell>
          <table:table-cell office:value-type="float" office:value="-0.010249" calcext:value-type="float">
            <text:p>-0.010249</text:p>
          </table:table-cell>
          <table:table-cell office:value-type="float" office:value="0.014429" calcext:value-type="float">
            <text:p>0.014429</text:p>
          </table:table-cell>
          <table:table-cell office:value-type="float" office:value="-0.010313" calcext:value-type="float">
            <text:p>-0.010313</text:p>
          </table:table-cell>
          <table:table-cell office:value-type="float" office:value="0.00043" calcext:value-type="float">
            <text:p>0.00043</text:p>
          </table:table-cell>
          <table:table-cell office:value-type="string" calcext:value-type="string">
            <text:p>0.004741</text:p>
          </table:table-cell>
        </table:table-row>
        <table:table-row table:style-name="ro1" table:visibility="filter">
          <table:table-cell office:value-type="float" office:value="1527478254.25536" calcext:value-type="float">
            <text:p>1527478254.25536</text:p>
          </table:table-cell>
          <table:table-cell office:value-type="string" calcext:value-type="string">
            <text:p>PID_y</text:p>
          </table:table-cell>
          <table:table-cell office:value-type="float" office:value="0.014429" calcext:value-type="float">
            <text:p>0.014429</text:p>
          </table:table-cell>
          <table:table-cell office:value-type="float" office:value="-0.010249" calcext:value-type="float">
            <text:p>-0.010249</text:p>
          </table:table-cell>
          <table:table-cell office:value-type="float" office:value="0.014429" calcext:value-type="float">
            <text:p>0.014429</text:p>
          </table:table-cell>
          <table:table-cell office:value-type="float" office:value="-0.010313" calcext:value-type="float">
            <text:p>-0.010313</text:p>
          </table:table-cell>
          <table:table-cell office:value-type="float" office:value="0.00043" calcext:value-type="float">
            <text:p>0.00043</text:p>
          </table:table-cell>
          <table:table-cell office:value-type="string" calcext:value-type="string">
            <text:p>0.004741</text:p>
          </table:table-cell>
        </table:table-row>
        <table:table-row table:style-name="ro1">
          <table:table-cell office:value-type="float" office:value="1527478254.27457" calcext:value-type="float">
            <text:p>1527478254.27457</text:p>
          </table:table-cell>
          <table:table-cell office:value-type="string" calcext:value-type="string">
            <text:p>PID_x</text:p>
          </table:table-cell>
          <table:table-cell office:value-type="float" office:value="0.014409" calcext:value-type="float">
            <text:p>0.014409</text:p>
          </table:table-cell>
          <table:table-cell office:value-type="float" office:value="-0.009901" calcext:value-type="float">
            <text:p>-0.009901</text:p>
          </table:table-cell>
          <table:table-cell office:value-type="float" office:value="0.014409" calcext:value-type="float">
            <text:p>0.014409</text:p>
          </table:table-cell>
          <table:table-cell office:value-type="float" office:value="-0.010067" calcext:value-type="float">
            <text:p>-0.010067</text:p>
          </table:table-cell>
          <table:table-cell office:value-type="float" office:value="0.000339" calcext:value-type="float">
            <text:p>0.000339</text:p>
          </table:table-cell>
          <table:table-cell office:value-type="string" calcext:value-type="string">
            <text:p>0.007626</text:p>
          </table:table-cell>
        </table:table-row>
        <table:table-row table:style-name="ro1" table:visibility="filter">
          <table:table-cell office:value-type="float" office:value="1527478254.2746" calcext:value-type="float">
            <text:p>1527478254.2746</text:p>
          </table:table-cell>
          <table:table-cell office:value-type="string" calcext:value-type="string">
            <text:p>PID_y</text:p>
          </table:table-cell>
          <table:table-cell office:value-type="float" office:value="0.014409" calcext:value-type="float">
            <text:p>0.014409</text:p>
          </table:table-cell>
          <table:table-cell office:value-type="float" office:value="-0.009901" calcext:value-type="float">
            <text:p>-0.009901</text:p>
          </table:table-cell>
          <table:table-cell office:value-type="float" office:value="0.014409" calcext:value-type="float">
            <text:p>0.014409</text:p>
          </table:table-cell>
          <table:table-cell office:value-type="float" office:value="-0.010067" calcext:value-type="float">
            <text:p>-0.010067</text:p>
          </table:table-cell>
          <table:table-cell office:value-type="float" office:value="0.000339" calcext:value-type="float">
            <text:p>0.000339</text:p>
          </table:table-cell>
          <table:table-cell office:value-type="string" calcext:value-type="string">
            <text:p>0.007626</text:p>
          </table:table-cell>
        </table:table-row>
        <table:table-row table:style-name="ro1">
          <table:table-cell office:value-type="float" office:value="1527478254.29487" calcext:value-type="float">
            <text:p>1527478254.29487</text:p>
          </table:table-cell>
          <table:table-cell office:value-type="string" calcext:value-type="string">
            <text:p>PID_x</text:p>
          </table:table-cell>
          <table:table-cell office:value-type="float" office:value="0.014455" calcext:value-type="float">
            <text:p>0.014455</text:p>
          </table:table-cell>
          <table:table-cell office:value-type="float" office:value="-0.010067" calcext:value-type="float">
            <text:p>-0.010067</text:p>
          </table:table-cell>
          <table:table-cell office:value-type="float" office:value="0.014454" calcext:value-type="float">
            <text:p>0.014454</text:p>
          </table:table-cell>
          <table:table-cell office:value-type="float" office:value="-0.010147" calcext:value-type="float">
            <text:p>-0.010147</text:p>
          </table:table-cell>
          <table:table-cell office:value-type="float" office:value="0.000745" calcext:value-type="float">
            <text:p>0.000745</text:p>
          </table:table-cell>
          <table:table-cell office:value-type="string" calcext:value-type="string">
            <text:p>0.005312</text:p>
          </table:table-cell>
        </table:table-row>
        <table:table-row table:style-name="ro1" table:visibility="filter">
          <table:table-cell office:value-type="float" office:value="1527478254.29491" calcext:value-type="float">
            <text:p>1527478254.29491</text:p>
          </table:table-cell>
          <table:table-cell office:value-type="string" calcext:value-type="string">
            <text:p>PID_y</text:p>
          </table:table-cell>
          <table:table-cell office:value-type="float" office:value="0.014455" calcext:value-type="float">
            <text:p>0.014455</text:p>
          </table:table-cell>
          <table:table-cell office:value-type="float" office:value="-0.010067" calcext:value-type="float">
            <text:p>-0.010067</text:p>
          </table:table-cell>
          <table:table-cell office:value-type="float" office:value="0.014454" calcext:value-type="float">
            <text:p>0.014454</text:p>
          </table:table-cell>
          <table:table-cell office:value-type="float" office:value="-0.010147" calcext:value-type="float">
            <text:p>-0.010147</text:p>
          </table:table-cell>
          <table:table-cell office:value-type="float" office:value="0.000745" calcext:value-type="float">
            <text:p>0.000745</text:p>
          </table:table-cell>
          <table:table-cell office:value-type="string" calcext:value-type="string">
            <text:p>0.005312</text:p>
          </table:table-cell>
        </table:table-row>
        <table:table-row table:style-name="ro1">
          <table:table-cell office:value-type="float" office:value="1527478254.31525" calcext:value-type="float">
            <text:p>1527478254.31525</text:p>
          </table:table-cell>
          <table:table-cell office:value-type="string" calcext:value-type="string">
            <text:p>PID_x</text:p>
          </table:table-cell>
          <table:table-cell office:value-type="float" office:value="0.014448" calcext:value-type="float">
            <text:p>0.014448</text:p>
          </table:table-cell>
          <table:table-cell office:value-type="float" office:value="-0.009666" calcext:value-type="float">
            <text:p>-0.009666</text:p>
          </table:table-cell>
          <table:table-cell office:value-type="float" office:value="0.014447" calcext:value-type="float">
            <text:p>0.014447</text:p>
          </table:table-cell>
          <table:table-cell office:value-type="float" office:value="-0.009871" calcext:value-type="float">
            <text:p>-0.009871</text:p>
          </table:table-cell>
          <table:table-cell office:value-type="float" office:value="0.000638" calcext:value-type="float">
            <text:p>0.000638</text:p>
          </table:table-cell>
          <table:table-cell office:value-type="string" calcext:value-type="string">
            <text:p>0.008470</text:p>
          </table:table-cell>
        </table:table-row>
        <table:table-row table:style-name="ro1" table:visibility="filter">
          <table:table-cell office:value-type="float" office:value="1527478254.31528" calcext:value-type="float">
            <text:p>1527478254.31528</text:p>
          </table:table-cell>
          <table:table-cell office:value-type="string" calcext:value-type="string">
            <text:p>PID_y</text:p>
          </table:table-cell>
          <table:table-cell office:value-type="float" office:value="0.014448" calcext:value-type="float">
            <text:p>0.014448</text:p>
          </table:table-cell>
          <table:table-cell office:value-type="float" office:value="-0.009666" calcext:value-type="float">
            <text:p>-0.009666</text:p>
          </table:table-cell>
          <table:table-cell office:value-type="float" office:value="0.014447" calcext:value-type="float">
            <text:p>0.014447</text:p>
          </table:table-cell>
          <table:table-cell office:value-type="float" office:value="-0.009871" calcext:value-type="float">
            <text:p>-0.009871</text:p>
          </table:table-cell>
          <table:table-cell office:value-type="float" office:value="0.000638" calcext:value-type="float">
            <text:p>0.000638</text:p>
          </table:table-cell>
          <table:table-cell office:value-type="string" calcext:value-type="string">
            <text:p>0.008470</text:p>
          </table:table-cell>
        </table:table-row>
        <table:table-row table:style-name="ro1">
          <table:table-cell office:value-type="float" office:value="1527478254.33451" calcext:value-type="float">
            <text:p>1527478254.33451</text:p>
          </table:table-cell>
          <table:table-cell office:value-type="string" calcext:value-type="string">
            <text:p>PID_x</text:p>
          </table:table-cell>
          <table:table-cell office:value-type="float" office:value="0.014347" calcext:value-type="float">
            <text:p>0.014347</text:p>
          </table:table-cell>
          <table:table-cell office:value-type="float" office:value="-0.009809" calcext:value-type="float">
            <text:p>-0.009809</text:p>
          </table:table-cell>
          <table:table-cell office:value-type="float" office:value="0.014349" calcext:value-type="float">
            <text:p>0.014349</text:p>
          </table:table-cell>
          <table:table-cell office:value-type="float" office:value="-0.009868" calcext:value-type="float">
            <text:p>-0.009868</text:p>
          </table:table-cell>
          <table:table-cell office:value-type="float" office:value="-0.000747" calcext:value-type="float">
            <text:p>-0.000747</text:p>
          </table:table-cell>
          <table:table-cell office:value-type="string" calcext:value-type="string">
            <text:p>0.004547</text:p>
          </table:table-cell>
        </table:table-row>
        <table:table-row table:style-name="ro1" table:visibility="filter">
          <table:table-cell office:value-type="float" office:value="1527478254.33453" calcext:value-type="float">
            <text:p>1527478254.33453</text:p>
          </table:table-cell>
          <table:table-cell office:value-type="string" calcext:value-type="string">
            <text:p>PID_y</text:p>
          </table:table-cell>
          <table:table-cell office:value-type="float" office:value="0.014347" calcext:value-type="float">
            <text:p>0.014347</text:p>
          </table:table-cell>
          <table:table-cell office:value-type="float" office:value="-0.009809" calcext:value-type="float">
            <text:p>-0.009809</text:p>
          </table:table-cell>
          <table:table-cell office:value-type="float" office:value="0.014349" calcext:value-type="float">
            <text:p>0.014349</text:p>
          </table:table-cell>
          <table:table-cell office:value-type="float" office:value="-0.009868" calcext:value-type="float">
            <text:p>-0.009868</text:p>
          </table:table-cell>
          <table:table-cell office:value-type="float" office:value="-0.000747" calcext:value-type="float">
            <text:p>-0.000747</text:p>
          </table:table-cell>
          <table:table-cell office:value-type="string" calcext:value-type="string">
            <text:p>0.004547</text:p>
          </table:table-cell>
        </table:table-row>
        <table:table-row table:style-name="ro1">
          <table:table-cell office:value-type="float" office:value="1527478254.35483" calcext:value-type="float">
            <text:p>1527478254.35483</text:p>
          </table:table-cell>
          <table:table-cell office:value-type="string" calcext:value-type="string">
            <text:p>PID_x</text:p>
          </table:table-cell>
          <table:table-cell office:value-type="float" office:value="0.014394" calcext:value-type="float">
            <text:p>0.014394</text:p>
          </table:table-cell>
          <table:table-cell office:value-type="float" office:value="-0.009533" calcext:value-type="float">
            <text:p>-0.009533</text:p>
          </table:table-cell>
          <table:table-cell office:value-type="float" office:value="0.014394" calcext:value-type="float">
            <text:p>0.014394</text:p>
          </table:table-cell>
          <table:table-cell office:value-type="float" office:value="-0.009657" calcext:value-type="float">
            <text:p>-0.009657</text:p>
          </table:table-cell>
          <table:table-cell office:value-type="float" office:value="-0.000399" calcext:value-type="float">
            <text:p>-0.000399</text:p>
          </table:table-cell>
          <table:table-cell office:value-type="string" calcext:value-type="string">
            <text:p>0.006586</text:p>
          </table:table-cell>
        </table:table-row>
        <table:table-row table:style-name="ro1" table:visibility="filter">
          <table:table-cell office:value-type="float" office:value="1527478254.35485" calcext:value-type="float">
            <text:p>1527478254.35485</text:p>
          </table:table-cell>
          <table:table-cell office:value-type="string" calcext:value-type="string">
            <text:p>PID_y</text:p>
          </table:table-cell>
          <table:table-cell office:value-type="float" office:value="0.014394" calcext:value-type="float">
            <text:p>0.014394</text:p>
          </table:table-cell>
          <table:table-cell office:value-type="float" office:value="-0.009533" calcext:value-type="float">
            <text:p>-0.009533</text:p>
          </table:table-cell>
          <table:table-cell office:value-type="float" office:value="0.014394" calcext:value-type="float">
            <text:p>0.014394</text:p>
          </table:table-cell>
          <table:table-cell office:value-type="float" office:value="-0.009657" calcext:value-type="float">
            <text:p>-0.009657</text:p>
          </table:table-cell>
          <table:table-cell office:value-type="float" office:value="-0.000399" calcext:value-type="float">
            <text:p>-0.000399</text:p>
          </table:table-cell>
          <table:table-cell office:value-type="string" calcext:value-type="string">
            <text:p>0.006586</text:p>
          </table:table-cell>
        </table:table-row>
        <table:table-row table:style-name="ro1">
          <table:table-cell office:value-type="float" office:value="1527478254.37512" calcext:value-type="float">
            <text:p>1527478254.37512</text:p>
          </table:table-cell>
          <table:table-cell office:value-type="string" calcext:value-type="string">
            <text:p>PID_x</text:p>
          </table:table-cell>
          <table:table-cell office:value-type="float" office:value="0.014353" calcext:value-type="float">
            <text:p>0.014353</text:p>
          </table:table-cell>
          <table:table-cell office:value-type="float" office:value="-0.009855" calcext:value-type="float">
            <text:p>-0.009855</text:p>
          </table:table-cell>
          <table:table-cell office:value-type="float" office:value="0.014354" calcext:value-type="float">
            <text:p>0.014354</text:p>
          </table:table-cell>
          <table:table-cell office:value-type="float" office:value="-0.009866" calcext:value-type="float">
            <text:p>-0.009866</text:p>
          </table:table-cell>
          <table:table-cell office:value-type="float" office:value="-0.000591" calcext:value-type="float">
            <text:p>-0.000591</text:p>
          </table:table-cell>
          <table:table-cell office:value-type="string" calcext:value-type="string">
            <text:p>0.001969</text:p>
          </table:table-cell>
        </table:table-row>
        <table:table-row table:style-name="ro1" table:visibility="filter">
          <table:table-cell office:value-type="float" office:value="1527478254.37513" calcext:value-type="float">
            <text:p>1527478254.37513</text:p>
          </table:table-cell>
          <table:table-cell office:value-type="string" calcext:value-type="string">
            <text:p>PID_y</text:p>
          </table:table-cell>
          <table:table-cell office:value-type="float" office:value="0.014353" calcext:value-type="float">
            <text:p>0.014353</text:p>
          </table:table-cell>
          <table:table-cell office:value-type="float" office:value="-0.009855" calcext:value-type="float">
            <text:p>-0.009855</text:p>
          </table:table-cell>
          <table:table-cell office:value-type="float" office:value="0.014354" calcext:value-type="float">
            <text:p>0.014354</text:p>
          </table:table-cell>
          <table:table-cell office:value-type="float" office:value="-0.009866" calcext:value-type="float">
            <text:p>-0.009866</text:p>
          </table:table-cell>
          <table:table-cell office:value-type="float" office:value="-0.000591" calcext:value-type="float">
            <text:p>-0.000591</text:p>
          </table:table-cell>
          <table:table-cell office:value-type="string" calcext:value-type="string">
            <text:p>0.001969</text:p>
          </table:table-cell>
        </table:table-row>
        <table:table-row table:style-name="ro1">
          <table:table-cell office:value-type="float" office:value="1527478254.39531" calcext:value-type="float">
            <text:p>1527478254.39531</text:p>
          </table:table-cell>
          <table:table-cell office:value-type="string" calcext:value-type="string">
            <text:p>PID_x</text:p>
          </table:table-cell>
          <table:table-cell office:value-type="float" office:value="0.014509" calcext:value-type="float">
            <text:p>0.014509</text:p>
          </table:table-cell>
          <table:table-cell office:value-type="float" office:value="-0.009253" calcext:value-type="float">
            <text:p>-0.009253</text:p>
          </table:table-cell>
          <table:table-cell office:value-type="float" office:value="0.014508" calcext:value-type="float">
            <text:p>0.014508</text:p>
          </table:table-cell>
          <table:table-cell office:value-type="float" office:value="-0.009406" calcext:value-type="float">
            <text:p>-0.009406</text:p>
          </table:table-cell>
          <table:table-cell office:value-type="float" office:value="0.000495" calcext:value-type="float">
            <text:p>0.000495</text:p>
          </table:table-cell>
          <table:table-cell office:value-type="string" calcext:value-type="string">
            <text:p>0.007319</text:p>
          </table:table-cell>
        </table:table-row>
        <table:table-row table:style-name="ro1" table:visibility="filter">
          <table:table-cell office:value-type="float" office:value="1527478254.39533" calcext:value-type="float">
            <text:p>1527478254.39533</text:p>
          </table:table-cell>
          <table:table-cell office:value-type="string" calcext:value-type="string">
            <text:p>PID_y</text:p>
          </table:table-cell>
          <table:table-cell office:value-type="float" office:value="0.014509" calcext:value-type="float">
            <text:p>0.014509</text:p>
          </table:table-cell>
          <table:table-cell office:value-type="float" office:value="-0.009253" calcext:value-type="float">
            <text:p>-0.009253</text:p>
          </table:table-cell>
          <table:table-cell office:value-type="float" office:value="0.014508" calcext:value-type="float">
            <text:p>0.014508</text:p>
          </table:table-cell>
          <table:table-cell office:value-type="float" office:value="-0.009406" calcext:value-type="float">
            <text:p>-0.009406</text:p>
          </table:table-cell>
          <table:table-cell office:value-type="float" office:value="0.000495" calcext:value-type="float">
            <text:p>0.000495</text:p>
          </table:table-cell>
          <table:table-cell office:value-type="string" calcext:value-type="string">
            <text:p>0.007319</text:p>
          </table:table-cell>
        </table:table-row>
        <table:table-row table:style-name="ro1">
          <table:table-cell office:value-type="float" office:value="1527478254.41456" calcext:value-type="float">
            <text:p>1527478254.41456</text:p>
          </table:table-cell>
          <table:table-cell office:value-type="string" calcext:value-type="string">
            <text:p>PID_x</text:p>
          </table:table-cell>
          <table:table-cell office:value-type="float" office:value="0.014488" calcext:value-type="float">
            <text:p>0.014488</text:p>
          </table:table-cell>
          <table:table-cell office:value-type="float" office:value="-0.009472" calcext:value-type="float">
            <text:p>-0.009472</text:p>
          </table:table-cell>
          <table:table-cell office:value-type="float" office:value="0.014488" calcext:value-type="float">
            <text:p>0.014488</text:p>
          </table:table-cell>
          <table:table-cell office:value-type="float" office:value="-0.009508" calcext:value-type="float">
            <text:p>-0.009508</text:p>
          </table:table-cell>
          <table:table-cell office:value-type="float" office:value="0.000348" calcext:value-type="float">
            <text:p>0.000348</text:p>
          </table:table-cell>
          <table:table-cell office:value-type="string" calcext:value-type="string">
            <text:p>0.003544</text:p>
          </table:table-cell>
        </table:table-row>
        <table:table-row table:style-name="ro1" table:visibility="filter">
          <table:table-cell office:value-type="float" office:value="1527478254.41458" calcext:value-type="float">
            <text:p>1527478254.41458</text:p>
          </table:table-cell>
          <table:table-cell office:value-type="string" calcext:value-type="string">
            <text:p>PID_y</text:p>
          </table:table-cell>
          <table:table-cell office:value-type="float" office:value="0.014488" calcext:value-type="float">
            <text:p>0.014488</text:p>
          </table:table-cell>
          <table:table-cell office:value-type="float" office:value="-0.009472" calcext:value-type="float">
            <text:p>-0.009472</text:p>
          </table:table-cell>
          <table:table-cell office:value-type="float" office:value="0.014488" calcext:value-type="float">
            <text:p>0.014488</text:p>
          </table:table-cell>
          <table:table-cell office:value-type="float" office:value="-0.009508" calcext:value-type="float">
            <text:p>-0.009508</text:p>
          </table:table-cell>
          <table:table-cell office:value-type="float" office:value="0.000348" calcext:value-type="float">
            <text:p>0.000348</text:p>
          </table:table-cell>
          <table:table-cell office:value-type="string" calcext:value-type="string">
            <text:p>0.003544</text:p>
          </table:table-cell>
        </table:table-row>
        <table:table-row table:style-name="ro1">
          <table:table-cell office:value-type="float" office:value="1527478254.43484" calcext:value-type="float">
            <text:p>1527478254.43484</text:p>
          </table:table-cell>
          <table:table-cell office:value-type="string" calcext:value-type="string">
            <text:p>PID_x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-0.009369" calcext:value-type="float">
            <text:p>-0.009369</text:p>
          </table:table-cell>
          <table:table-cell office:value-type="float" office:value="0.014457" calcext:value-type="float">
            <text:p>0.014457</text:p>
          </table:table-cell>
          <table:table-cell office:value-type="float" office:value="-0.009423" calcext:value-type="float">
            <text:p>-0.009423</text:p>
          </table:table-cell>
          <table:table-cell office:value-type="float" office:value="0.001061" calcext:value-type="float">
            <text:p>0.001061</text:p>
          </table:table-cell>
          <table:table-cell office:value-type="string" calcext:value-type="string">
            <text:p>0.004353</text:p>
          </table:table-cell>
        </table:table-row>
        <table:table-row table:style-name="ro1" table:visibility="filter">
          <table:table-cell office:value-type="float" office:value="1527478254.43486" calcext:value-type="float">
            <text:p>1527478254.43486</text:p>
          </table:table-cell>
          <table:table-cell office:value-type="string" calcext:value-type="string">
            <text:p>PID_y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-0.009369" calcext:value-type="float">
            <text:p>-0.009369</text:p>
          </table:table-cell>
          <table:table-cell office:value-type="float" office:value="0.014457" calcext:value-type="float">
            <text:p>0.014457</text:p>
          </table:table-cell>
          <table:table-cell office:value-type="float" office:value="-0.009423" calcext:value-type="float">
            <text:p>-0.009423</text:p>
          </table:table-cell>
          <table:table-cell office:value-type="float" office:value="0.001061" calcext:value-type="float">
            <text:p>0.001061</text:p>
          </table:table-cell>
          <table:table-cell office:value-type="string" calcext:value-type="string">
            <text:p>0.004353</text:p>
          </table:table-cell>
        </table:table-row>
        <table:table-row table:style-name="ro1">
          <table:table-cell office:value-type="float" office:value="1527478254.45514" calcext:value-type="float">
            <text:p>1527478254.45514</text:p>
          </table:table-cell>
          <table:table-cell office:value-type="string" calcext:value-type="string">
            <text:p>PID_x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-0.009417" calcext:value-type="float">
            <text:p>-0.009417</text:p>
          </table:table-cell>
          <table:table-cell office:value-type="float" office:value="0.014341" calcext:value-type="float">
            <text:p>0.014341</text:p>
          </table:table-cell>
          <table:table-cell office:value-type="float" office:value="-0.009431" calcext:value-type="float">
            <text:p>-0.009431</text:p>
          </table:table-cell>
          <table:table-cell office:value-type="float" office:value="-0.000532" calcext:value-type="float">
            <text:p>-0.000532</text:p>
          </table:table-cell>
          <table:table-cell office:value-type="string" calcext:value-type="string">
            <text:p>0.002202</text:p>
          </table:table-cell>
        </table:table-row>
        <table:table-row table:style-name="ro1" table:visibility="filter">
          <table:table-cell office:value-type="float" office:value="1527478254.45516" calcext:value-type="float">
            <text:p>1527478254.45516</text:p>
          </table:table-cell>
          <table:table-cell office:value-type="string" calcext:value-type="string">
            <text:p>PID_y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-0.009417" calcext:value-type="float">
            <text:p>-0.009417</text:p>
          </table:table-cell>
          <table:table-cell office:value-type="float" office:value="0.014341" calcext:value-type="float">
            <text:p>0.014341</text:p>
          </table:table-cell>
          <table:table-cell office:value-type="float" office:value="-0.009431" calcext:value-type="float">
            <text:p>-0.009431</text:p>
          </table:table-cell>
          <table:table-cell office:value-type="float" office:value="-0.000532" calcext:value-type="float">
            <text:p>-0.000532</text:p>
          </table:table-cell>
          <table:table-cell office:value-type="string" calcext:value-type="string">
            <text:p>0.002202</text:p>
          </table:table-cell>
        </table:table-row>
        <table:table-row table:style-name="ro1">
          <table:table-cell office:value-type="float" office:value="1527478254.47442" calcext:value-type="float">
            <text:p>1527478254.47442</text:p>
          </table:table-cell>
          <table:table-cell office:value-type="string" calcext:value-type="string">
            <text:p>PID_x</text:p>
          </table:table-cell>
          <table:table-cell office:value-type="float" office:value="0.014408" calcext:value-type="float">
            <text:p>0.014408</text:p>
          </table:table-cell>
          <table:table-cell office:value-type="float" office:value="-0.009236" calcext:value-type="float">
            <text:p>-0.009236</text:p>
          </table:table-cell>
          <table:table-cell office:value-type="float" office:value="0.014407" calcext:value-type="float">
            <text:p>0.014407</text:p>
          </table:table-cell>
          <table:table-cell office:value-type="float" office:value="-0.00932" calcext:value-type="float">
            <text:p>-0.00932</text:p>
          </table:table-cell>
          <table:table-cell office:value-type="float" office:value="0.000558" calcext:value-type="float">
            <text:p>0.000558</text:p>
          </table:table-cell>
          <table:table-cell office:value-type="string" calcext:value-type="string">
            <text:p>0.005408</text:p>
          </table:table-cell>
        </table:table-row>
        <table:table-row table:style-name="ro1" table:visibility="filter">
          <table:table-cell office:value-type="float" office:value="1527478254.47445" calcext:value-type="float">
            <text:p>1527478254.47445</text:p>
          </table:table-cell>
          <table:table-cell office:value-type="string" calcext:value-type="string">
            <text:p>PID_y</text:p>
          </table:table-cell>
          <table:table-cell office:value-type="float" office:value="0.014408" calcext:value-type="float">
            <text:p>0.014408</text:p>
          </table:table-cell>
          <table:table-cell office:value-type="float" office:value="-0.009236" calcext:value-type="float">
            <text:p>-0.009236</text:p>
          </table:table-cell>
          <table:table-cell office:value-type="float" office:value="0.014407" calcext:value-type="float">
            <text:p>0.014407</text:p>
          </table:table-cell>
          <table:table-cell office:value-type="float" office:value="-0.00932" calcext:value-type="float">
            <text:p>-0.00932</text:p>
          </table:table-cell>
          <table:table-cell office:value-type="float" office:value="0.000558" calcext:value-type="float">
            <text:p>0.000558</text:p>
          </table:table-cell>
          <table:table-cell office:value-type="string" calcext:value-type="string">
            <text:p>0.005408</text:p>
          </table:table-cell>
        </table:table-row>
        <table:table-row table:style-name="ro1">
          <table:table-cell office:value-type="float" office:value="1527478254.49473" calcext:value-type="float">
            <text:p>1527478254.49473</text:p>
          </table:table-cell>
          <table:table-cell office:value-type="string" calcext:value-type="string">
            <text:p>PID_x</text:p>
          </table:table-cell>
          <table:table-cell office:value-type="float" office:value="0.014223" calcext:value-type="float">
            <text:p>0.014223</text:p>
          </table:table-cell>
          <table:table-cell office:value-type="float" office:value="-0.009401" calcext:value-type="float">
            <text:p>-0.009401</text:p>
          </table:table-cell>
          <table:table-cell office:value-type="float" office:value="0.014243" calcext:value-type="float">
            <text:p>0.014243</text:p>
          </table:table-cell>
          <table:table-cell office:value-type="float" office:value="-0.009401" calcext:value-type="float">
            <text:p>-0.009401</text:p>
          </table:table-cell>
          <table:table-cell office:value-type="float" office:value="-0.002591" calcext:value-type="float">
            <text:p>-0.002591</text:p>
          </table:table-cell>
          <table:table-cell office:value-type="string" calcext:value-type="string">
            <text:p>0.000053</text:p>
          </table:table-cell>
        </table:table-row>
        <table:table-row table:style-name="ro1" table:visibility="filter">
          <table:table-cell office:value-type="float" office:value="1527478254.49476" calcext:value-type="float">
            <text:p>1527478254.49476</text:p>
          </table:table-cell>
          <table:table-cell office:value-type="string" calcext:value-type="string">
            <text:p>PID_y</text:p>
          </table:table-cell>
          <table:table-cell office:value-type="float" office:value="0.014223" calcext:value-type="float">
            <text:p>0.014223</text:p>
          </table:table-cell>
          <table:table-cell office:value-type="float" office:value="-0.009401" calcext:value-type="float">
            <text:p>-0.009401</text:p>
          </table:table-cell>
          <table:table-cell office:value-type="float" office:value="0.014243" calcext:value-type="float">
            <text:p>0.014243</text:p>
          </table:table-cell>
          <table:table-cell office:value-type="float" office:value="-0.009401" calcext:value-type="float">
            <text:p>-0.009401</text:p>
          </table:table-cell>
          <table:table-cell office:value-type="float" office:value="-0.002591" calcext:value-type="float">
            <text:p>-0.002591</text:p>
          </table:table-cell>
          <table:table-cell office:value-type="string" calcext:value-type="string">
            <text:p>0.000053</text:p>
          </table:table-cell>
        </table:table-row>
        <table:table-row table:style-name="ro1">
          <table:table-cell office:value-type="float" office:value="1527478254.51519" calcext:value-type="float">
            <text:p>1527478254.51519</text:p>
          </table:table-cell>
          <table:table-cell office:value-type="string" calcext:value-type="string">
            <text:p>PID_x</text:p>
          </table:table-cell>
          <table:table-cell office:value-type="float" office:value="0.014185" calcext:value-type="float">
            <text:p>0.014185</text:p>
          </table:table-cell>
          <table:table-cell office:value-type="float" office:value="-0.009036" calcext:value-type="float">
            <text:p>-0.009036</text:p>
          </table:table-cell>
          <table:table-cell office:value-type="float" office:value="0.014206" calcext:value-type="float">
            <text:p>0.014206</text:p>
          </table:table-cell>
          <table:table-cell office:value-type="float" office:value="-0.009087" calcext:value-type="float">
            <text:p>-0.009087</text:p>
          </table:table-cell>
          <table:table-cell office:value-type="float" office:value="-0.002734" calcext:value-type="float">
            <text:p>-0.002734</text:p>
          </table:table-cell>
          <table:table-cell office:value-type="string" calcext:value-type="string">
            <text:p>0.004199</text:p>
          </table:table-cell>
        </table:table-row>
        <table:table-row table:style-name="ro1" table:visibility="filter">
          <table:table-cell office:value-type="float" office:value="1527478254.51532" calcext:value-type="float">
            <text:p>1527478254.51532</text:p>
          </table:table-cell>
          <table:table-cell office:value-type="string" calcext:value-type="string">
            <text:p>PID_y</text:p>
          </table:table-cell>
          <table:table-cell office:value-type="float" office:value="0.014185" calcext:value-type="float">
            <text:p>0.014185</text:p>
          </table:table-cell>
          <table:table-cell office:value-type="float" office:value="-0.009036" calcext:value-type="float">
            <text:p>-0.009036</text:p>
          </table:table-cell>
          <table:table-cell office:value-type="float" office:value="0.014206" calcext:value-type="float">
            <text:p>0.014206</text:p>
          </table:table-cell>
          <table:table-cell office:value-type="float" office:value="-0.009087" calcext:value-type="float">
            <text:p>-0.009087</text:p>
          </table:table-cell>
          <table:table-cell office:value-type="float" office:value="-0.002734" calcext:value-type="float">
            <text:p>-0.002734</text:p>
          </table:table-cell>
          <table:table-cell office:value-type="string" calcext:value-type="string">
            <text:p>0.004199</text:p>
          </table:table-cell>
        </table:table-row>
        <table:table-row table:style-name="ro1">
          <table:table-cell office:value-type="float" office:value="1527478254.53459" calcext:value-type="float">
            <text:p>1527478254.53459</text:p>
          </table:table-cell>
          <table:table-cell office:value-type="string" calcext:value-type="string">
            <text:p>PID_x</text:p>
          </table:table-cell>
          <table:table-cell office:value-type="float" office:value="0.014087" calcext:value-type="float">
            <text:p>0.014087</text:p>
          </table:table-cell>
          <table:table-cell office:value-type="float" office:value="-0.009517" calcext:value-type="float">
            <text:p>-0.009517</text:p>
          </table:table-cell>
          <table:table-cell office:value-type="float" office:value="0.014118" calcext:value-type="float">
            <text:p>0.014118</text:p>
          </table:table-cell>
          <table:table-cell office:value-type="float" office:value="-0.009514" calcext:value-type="float">
            <text:p>-0.009514</text:p>
          </table:table-cell>
          <table:table-cell office:value-type="float" office:value="-0.003332" calcext:value-type="float">
            <text:p>-0.003332</text:p>
          </table:table-cell>
          <table:table-cell office:value-type="string" calcext:value-type="string">
            <text:p>-0.001022</text:p>
          </table:table-cell>
        </table:table-row>
        <table:table-row table:style-name="ro1" table:visibility="filter">
          <table:table-cell office:value-type="float" office:value="1527478254.5346" calcext:value-type="float">
            <text:p>1527478254.5346</text:p>
          </table:table-cell>
          <table:table-cell office:value-type="string" calcext:value-type="string">
            <text:p>PID_y</text:p>
          </table:table-cell>
          <table:table-cell office:value-type="float" office:value="0.014087" calcext:value-type="float">
            <text:p>0.014087</text:p>
          </table:table-cell>
          <table:table-cell office:value-type="float" office:value="-0.009517" calcext:value-type="float">
            <text:p>-0.009517</text:p>
          </table:table-cell>
          <table:table-cell office:value-type="float" office:value="0.014118" calcext:value-type="float">
            <text:p>0.014118</text:p>
          </table:table-cell>
          <table:table-cell office:value-type="float" office:value="-0.009514" calcext:value-type="float">
            <text:p>-0.009514</text:p>
          </table:table-cell>
          <table:table-cell office:value-type="float" office:value="-0.003332" calcext:value-type="float">
            <text:p>-0.003332</text:p>
          </table:table-cell>
          <table:table-cell office:value-type="string" calcext:value-type="string">
            <text:p>-0.001022</text:p>
          </table:table-cell>
        </table:table-row>
        <table:table-row table:style-name="ro1">
          <table:table-cell office:value-type="float" office:value="1527478254.55486" calcext:value-type="float">
            <text:p>1527478254.55486</text:p>
          </table:table-cell>
          <table:table-cell office:value-type="string" calcext:value-type="string">
            <text:p>PID_x</text:p>
          </table:table-cell>
          <table:table-cell office:value-type="float" office:value="0.014121" calcext:value-type="float">
            <text:p>0.014121</text:p>
          </table:table-cell>
          <table:table-cell office:value-type="float" office:value="-0.00908" calcext:value-type="float">
            <text:p>-0.00908</text:p>
          </table:table-cell>
          <table:table-cell office:value-type="float" office:value="0.014133" calcext:value-type="float">
            <text:p>0.014133</text:p>
          </table:table-cell>
          <table:table-cell office:value-type="float" office:value="-0.009107" calcext:value-type="float">
            <text:p>-0.009107</text:p>
          </table:table-cell>
          <table:table-cell office:value-type="float" office:value="-0.002044" calcext:value-type="float">
            <text:p>-0.002044</text:p>
          </table:table-cell>
          <table:table-cell office:value-type="string" calcext:value-type="string">
            <text:p>0.003072</text:p>
          </table:table-cell>
        </table:table-row>
        <table:table-row table:style-name="ro1" table:visibility="filter">
          <table:table-cell office:value-type="float" office:value="1527478254.55487" calcext:value-type="float">
            <text:p>1527478254.55487</text:p>
          </table:table-cell>
          <table:table-cell office:value-type="string" calcext:value-type="string">
            <text:p>PID_y</text:p>
          </table:table-cell>
          <table:table-cell office:value-type="float" office:value="0.014121" calcext:value-type="float">
            <text:p>0.014121</text:p>
          </table:table-cell>
          <table:table-cell office:value-type="float" office:value="-0.00908" calcext:value-type="float">
            <text:p>-0.00908</text:p>
          </table:table-cell>
          <table:table-cell office:value-type="float" office:value="0.014133" calcext:value-type="float">
            <text:p>0.014133</text:p>
          </table:table-cell>
          <table:table-cell office:value-type="float" office:value="-0.009107" calcext:value-type="float">
            <text:p>-0.009107</text:p>
          </table:table-cell>
          <table:table-cell office:value-type="float" office:value="-0.002044" calcext:value-type="float">
            <text:p>-0.002044</text:p>
          </table:table-cell>
          <table:table-cell office:value-type="string" calcext:value-type="string">
            <text:p>0.003072</text:p>
          </table:table-cell>
        </table:table-row>
        <table:table-row table:style-name="ro1">
          <table:table-cell office:value-type="float" office:value="1527478254.57516" calcext:value-type="float">
            <text:p>1527478254.57516</text:p>
          </table:table-cell>
          <table:table-cell office:value-type="string" calcext:value-type="string">
            <text:p>PID_x</text:p>
          </table:table-cell>
          <table:table-cell office:value-type="float" office:value="0.013949" calcext:value-type="float">
            <text:p>0.013949</text:p>
          </table:table-cell>
          <table:table-cell office:value-type="float" office:value="-0.009248" calcext:value-type="float">
            <text:p>-0.009248</text:p>
          </table:table-cell>
          <table:table-cell office:value-type="float" office:value="0.013996" calcext:value-type="float">
            <text:p>0.013996</text:p>
          </table:table-cell>
          <table:table-cell office:value-type="float" office:value="-0.009249" calcext:value-type="float">
            <text:p>-0.009249</text:p>
          </table:table-cell>
          <table:table-cell office:value-type="float" office:value="-0.004076" calcext:value-type="float">
            <text:p>-0.004076</text:p>
          </table:table-cell>
          <table:table-cell office:value-type="string" calcext:value-type="string">
            <text:p>0.000527</text:p>
          </table:table-cell>
        </table:table-row>
        <table:table-row table:style-name="ro1" table:visibility="filter">
          <table:table-cell office:value-type="float" office:value="1527478254.57518" calcext:value-type="float">
            <text:p>1527478254.57518</text:p>
          </table:table-cell>
          <table:table-cell office:value-type="string" calcext:value-type="string">
            <text:p>PID_y</text:p>
          </table:table-cell>
          <table:table-cell office:value-type="float" office:value="0.013949" calcext:value-type="float">
            <text:p>0.013949</text:p>
          </table:table-cell>
          <table:table-cell office:value-type="float" office:value="-0.009248" calcext:value-type="float">
            <text:p>-0.009248</text:p>
          </table:table-cell>
          <table:table-cell office:value-type="float" office:value="0.013996" calcext:value-type="float">
            <text:p>0.013996</text:p>
          </table:table-cell>
          <table:table-cell office:value-type="float" office:value="-0.009249" calcext:value-type="float">
            <text:p>-0.009249</text:p>
          </table:table-cell>
          <table:table-cell office:value-type="float" office:value="-0.004076" calcext:value-type="float">
            <text:p>-0.004076</text:p>
          </table:table-cell>
          <table:table-cell office:value-type="string" calcext:value-type="string">
            <text:p>0.000527</text:p>
          </table:table-cell>
        </table:table-row>
        <table:table-row table:style-name="ro1">
          <table:table-cell office:value-type="float" office:value="1527478254.59436" calcext:value-type="float">
            <text:p>1527478254.59436</text:p>
          </table:table-cell>
          <table:table-cell office:value-type="string" calcext:value-type="string">
            <text:p>PID_x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-0.009174" calcext:value-type="float">
            <text:p>-0.009174</text:p>
          </table:table-cell>
          <table:table-cell office:value-type="float" office:value="0.014006" calcext:value-type="float">
            <text:p>0.014006</text:p>
          </table:table-cell>
          <table:table-cell office:value-type="float" office:value="-0.009185" calcext:value-type="float">
            <text:p>-0.009185</text:p>
          </table:table-cell>
          <table:table-cell office:value-type="float" office:value="-0.002355" calcext:value-type="float">
            <text:p>-0.002355</text:p>
          </table:table-cell>
          <table:table-cell office:value-type="string" calcext:value-type="string">
            <text:p>0.001989</text:p>
          </table:table-cell>
        </table:table-row>
        <table:table-row table:style-name="ro1" table:visibility="filter">
          <table:table-cell office:value-type="float" office:value="1527478254.59438" calcext:value-type="float">
            <text:p>1527478254.59438</text:p>
          </table:table-cell>
          <table:table-cell office:value-type="string" calcext:value-type="string">
            <text:p>PID_y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-0.009174" calcext:value-type="float">
            <text:p>-0.009174</text:p>
          </table:table-cell>
          <table:table-cell office:value-type="float" office:value="0.014006" calcext:value-type="float">
            <text:p>0.014006</text:p>
          </table:table-cell>
          <table:table-cell office:value-type="float" office:value="-0.009185" calcext:value-type="float">
            <text:p>-0.009185</text:p>
          </table:table-cell>
          <table:table-cell office:value-type="float" office:value="-0.002355" calcext:value-type="float">
            <text:p>-0.002355</text:p>
          </table:table-cell>
          <table:table-cell office:value-type="string" calcext:value-type="string">
            <text:p>0.001989</text:p>
          </table:table-cell>
        </table:table-row>
        <table:table-row table:style-name="ro1">
          <table:table-cell office:value-type="float" office:value="1527478254.61462" calcext:value-type="float">
            <text:p>1527478254.61462</text:p>
          </table:table-cell>
          <table:table-cell office:value-type="string" calcext:value-type="string">
            <text:p>PID_x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-0.009362" calcext:value-type="float">
            <text:p>-0.009362</text:p>
          </table:table-cell>
          <table:table-cell office:value-type="float" office:value="0.013949" calcext:value-type="float">
            <text:p>0.013949</text:p>
          </table:table-cell>
          <table:table-cell office:value-type="float" office:value="-0.009342" calcext:value-type="float">
            <text:p>-0.009342</text:p>
          </table:table-cell>
          <table:table-cell office:value-type="float" office:value="-0.002566" calcext:value-type="float">
            <text:p>-0.002566</text:p>
          </table:table-cell>
          <table:table-cell office:value-type="string" calcext:value-type="string">
            <text:p>-0.002641</text:p>
          </table:table-cell>
        </table:table-row>
        <table:table-row table:style-name="ro1" table:visibility="filter">
          <table:table-cell office:value-type="float" office:value="1527478254.61464" calcext:value-type="float">
            <text:p>1527478254.61464</text:p>
          </table:table-cell>
          <table:table-cell office:value-type="string" calcext:value-type="string">
            <text:p>PID_y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-0.009362" calcext:value-type="float">
            <text:p>-0.009362</text:p>
          </table:table-cell>
          <table:table-cell office:value-type="float" office:value="0.013949" calcext:value-type="float">
            <text:p>0.013949</text:p>
          </table:table-cell>
          <table:table-cell office:value-type="float" office:value="-0.009342" calcext:value-type="float">
            <text:p>-0.009342</text:p>
          </table:table-cell>
          <table:table-cell office:value-type="float" office:value="-0.002566" calcext:value-type="float">
            <text:p>-0.002566</text:p>
          </table:table-cell>
          <table:table-cell office:value-type="string" calcext:value-type="string">
            <text:p>-0.002641</text:p>
          </table:table-cell>
        </table:table-row>
        <table:table-row table:style-name="ro1">
          <table:table-cell office:value-type="float" office:value="1527478254.63493" calcext:value-type="float">
            <text:p>1527478254.63493</text:p>
          </table:table-cell>
          <table:table-cell office:value-type="string" calcext:value-type="string">
            <text:p>PID_x</text:p>
          </table:table-cell>
          <table:table-cell office:value-type="float" office:value="0.013896" calcext:value-type="float">
            <text:p>0.013896</text:p>
          </table:table-cell>
          <table:table-cell office:value-type="float" office:value="-0.009191" calcext:value-type="float">
            <text:p>-0.009191</text:p>
          </table:table-cell>
          <table:table-cell office:value-type="float" office:value="0.013908" calcext:value-type="float">
            <text:p>0.013908</text:p>
          </table:table-cell>
          <table:table-cell office:value-type="float" office:value="-0.009216" calcext:value-type="float">
            <text:p>-0.009216</text:p>
          </table:table-cell>
          <table:table-cell office:value-type="float" office:value="-0.002067" calcext:value-type="float">
            <text:p>-0.002067</text:p>
          </table:table-cell>
          <table:table-cell office:value-type="string" calcext:value-type="string">
            <text:p>0.002977</text:p>
          </table:table-cell>
        </table:table-row>
        <table:table-row table:style-name="ro1" table:visibility="filter">
          <table:table-cell office:value-type="float" office:value="1527478254.63495" calcext:value-type="float">
            <text:p>1527478254.63495</text:p>
          </table:table-cell>
          <table:table-cell office:value-type="string" calcext:value-type="string">
            <text:p>PID_y</text:p>
          </table:table-cell>
          <table:table-cell office:value-type="float" office:value="0.013896" calcext:value-type="float">
            <text:p>0.013896</text:p>
          </table:table-cell>
          <table:table-cell office:value-type="float" office:value="-0.009191" calcext:value-type="float">
            <text:p>-0.009191</text:p>
          </table:table-cell>
          <table:table-cell office:value-type="float" office:value="0.013908" calcext:value-type="float">
            <text:p>0.013908</text:p>
          </table:table-cell>
          <table:table-cell office:value-type="float" office:value="-0.009216" calcext:value-type="float">
            <text:p>-0.009216</text:p>
          </table:table-cell>
          <table:table-cell office:value-type="float" office:value="-0.002067" calcext:value-type="float">
            <text:p>-0.002067</text:p>
          </table:table-cell>
          <table:table-cell office:value-type="string" calcext:value-type="string">
            <text:p>0.002977</text:p>
          </table:table-cell>
        </table:table-row>
        <table:table-row table:style-name="ro1">
          <table:table-cell office:value-type="float" office:value="1527478254.65524" calcext:value-type="float">
            <text:p>1527478254.65524</text:p>
          </table:table-cell>
          <table:table-cell office:value-type="string" calcext:value-type="string">
            <text:p>PID_x</text:p>
          </table:table-cell>
          <table:table-cell office:value-type="float" office:value="0.013848" calcext:value-type="float">
            <text:p>0.013848</text:p>
          </table:table-cell>
          <table:table-cell office:value-type="float" office:value="-0.009392" calcext:value-type="float">
            <text:p>-0.009392</text:p>
          </table:table-cell>
          <table:table-cell office:value-type="float" office:value="0.013868" calcext:value-type="float">
            <text:p>0.013868</text:p>
          </table:table-cell>
          <table:table-cell office:value-type="float" office:value="-0.009373" calcext:value-type="float">
            <text:p>-0.009373</text:p>
          </table:table-cell>
          <table:table-cell office:value-type="float" office:value="-0.002605" calcext:value-type="float">
            <text:p>-0.002605</text:p>
          </table:table-cell>
          <table:table-cell office:value-type="string" calcext:value-type="string">
            <text:p>-0.002582</text:p>
          </table:table-cell>
        </table:table-row>
        <table:table-row table:style-name="ro1" table:visibility="filter">
          <table:table-cell office:value-type="float" office:value="1527478254.65526" calcext:value-type="float">
            <text:p>1527478254.65526</text:p>
          </table:table-cell>
          <table:table-cell office:value-type="string" calcext:value-type="string">
            <text:p>PID_y</text:p>
          </table:table-cell>
          <table:table-cell office:value-type="float" office:value="0.013848" calcext:value-type="float">
            <text:p>0.013848</text:p>
          </table:table-cell>
          <table:table-cell office:value-type="float" office:value="-0.009392" calcext:value-type="float">
            <text:p>-0.009392</text:p>
          </table:table-cell>
          <table:table-cell office:value-type="float" office:value="0.013868" calcext:value-type="float">
            <text:p>0.013868</text:p>
          </table:table-cell>
          <table:table-cell office:value-type="float" office:value="-0.009373" calcext:value-type="float">
            <text:p>-0.009373</text:p>
          </table:table-cell>
          <table:table-cell office:value-type="float" office:value="-0.002605" calcext:value-type="float">
            <text:p>-0.002605</text:p>
          </table:table-cell>
          <table:table-cell office:value-type="string" calcext:value-type="string">
            <text:p>-0.002582</text:p>
          </table:table-cell>
        </table:table-row>
        <table:table-row table:style-name="ro1">
          <table:table-cell office:value-type="float" office:value="1527478254.67453" calcext:value-type="float">
            <text:p>1527478254.67453</text:p>
          </table:table-cell>
          <table:table-cell office:value-type="string" calcext:value-type="string">
            <text:p>PID_x</text:p>
          </table:table-cell>
          <table:table-cell office:value-type="float" office:value="0.013755" calcext:value-type="float">
            <text:p>0.013755</text:p>
          </table:table-cell>
          <table:table-cell office:value-type="float" office:value="-0.009262" calcext:value-type="float">
            <text:p>-0.009262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-0.009262" calcext:value-type="float">
            <text:p>-0.009262</text:p>
          </table:table-cell>
          <table:table-cell office:value-type="float" office:value="-0.002279" calcext:value-type="float">
            <text:p>-0.002279</text:p>
          </table:table-cell>
          <table:table-cell office:value-type="string" calcext:value-type="string">
            <text:p>-0.000044</text:p>
          </table:table-cell>
        </table:table-row>
        <table:table-row table:style-name="ro1" table:visibility="filter">
          <table:table-cell office:value-type="float" office:value="1527478254.67456" calcext:value-type="float">
            <text:p>1527478254.67456</text:p>
          </table:table-cell>
          <table:table-cell office:value-type="string" calcext:value-type="string">
            <text:p>PID_y</text:p>
          </table:table-cell>
          <table:table-cell office:value-type="float" office:value="0.013755" calcext:value-type="float">
            <text:p>0.013755</text:p>
          </table:table-cell>
          <table:table-cell office:value-type="float" office:value="-0.009262" calcext:value-type="float">
            <text:p>-0.009262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-0.009262" calcext:value-type="float">
            <text:p>-0.009262</text:p>
          </table:table-cell>
          <table:table-cell office:value-type="float" office:value="-0.002279" calcext:value-type="float">
            <text:p>-0.002279</text:p>
          </table:table-cell>
          <table:table-cell office:value-type="string" calcext:value-type="string">
            <text:p>-0.000044</text:p>
          </table:table-cell>
        </table:table-row>
        <table:table-row table:style-name="ro1">
          <table:table-cell office:value-type="float" office:value="1527478254.69489" calcext:value-type="float">
            <text:p>1527478254.69489</text:p>
          </table:table-cell>
          <table:table-cell office:value-type="string" calcext:value-type="string">
            <text:p>PID_x</text:p>
          </table:table-cell>
          <table:table-cell office:value-type="float" office:value="0.013773" calcext:value-type="float">
            <text:p>0.013773</text:p>
          </table:table-cell>
          <table:table-cell office:value-type="float" office:value="-0.009576" calcext:value-type="float">
            <text:p>-0.009576</text:p>
          </table:table-cell>
          <table:table-cell office:value-type="float" office:value="0.013787" calcext:value-type="float">
            <text:p>0.013787</text:p>
          </table:table-cell>
          <table:table-cell office:value-type="float" office:value="-0.009542" calcext:value-type="float">
            <text:p>-0.009542</text:p>
          </table:table-cell>
          <table:table-cell office:value-type="float" office:value="-0.002213" calcext:value-type="float">
            <text:p>-0.002213</text:p>
          </table:table-cell>
          <table:table-cell office:value-type="string" calcext:value-type="string">
            <text:p>-0.003456</text:p>
          </table:table-cell>
        </table:table-row>
        <table:table-row table:style-name="ro1" table:visibility="filter">
          <table:table-cell office:value-type="float" office:value="1527478254.69496" calcext:value-type="float">
            <text:p>1527478254.69496</text:p>
          </table:table-cell>
          <table:table-cell office:value-type="string" calcext:value-type="string">
            <text:p>PID_y</text:p>
          </table:table-cell>
          <table:table-cell office:value-type="float" office:value="0.013773" calcext:value-type="float">
            <text:p>0.013773</text:p>
          </table:table-cell>
          <table:table-cell office:value-type="float" office:value="-0.009576" calcext:value-type="float">
            <text:p>-0.009576</text:p>
          </table:table-cell>
          <table:table-cell office:value-type="float" office:value="0.013787" calcext:value-type="float">
            <text:p>0.013787</text:p>
          </table:table-cell>
          <table:table-cell office:value-type="float" office:value="-0.009542" calcext:value-type="float">
            <text:p>-0.009542</text:p>
          </table:table-cell>
          <table:table-cell office:value-type="float" office:value="-0.002213" calcext:value-type="float">
            <text:p>-0.002213</text:p>
          </table:table-cell>
          <table:table-cell office:value-type="string" calcext:value-type="string">
            <text:p>-0.003456</text:p>
          </table:table-cell>
        </table:table-row>
        <table:table-row table:style-name="ro1">
          <table:table-cell office:value-type="float" office:value="1527478254.71539" calcext:value-type="float">
            <text:p>1527478254.71539</text:p>
          </table:table-cell>
          <table:table-cell office:value-type="string" calcext:value-type="string">
            <text:p>PID_x</text:p>
          </table:table-cell>
          <table:table-cell office:value-type="float" office:value="0.013729" calcext:value-type="float">
            <text:p>0.013729</text:p>
          </table:table-cell>
          <table:table-cell office:value-type="float" office:value="-0.009423" calcext:value-type="float">
            <text:p>-0.009423</text:p>
          </table:table-cell>
          <table:table-cell office:value-type="float" office:value="0.013742" calcext:value-type="float">
            <text:p>0.013742</text:p>
          </table:table-cell>
          <table:table-cell office:value-type="float" office:value="-0.009421" calcext:value-type="float">
            <text:p>-0.009421</text:p>
          </table:table-cell>
          <table:table-cell office:value-type="float" office:value="-0.002089" calcext:value-type="float">
            <text:p>-0.002089</text:p>
          </table:table-cell>
          <table:table-cell office:value-type="string" calcext:value-type="string">
            <text:p>-0.000730</text:p>
          </table:table-cell>
        </table:table-row>
        <table:table-row table:style-name="ro1" table:visibility="filter">
          <table:table-cell office:value-type="float" office:value="1527478254.71544" calcext:value-type="float">
            <text:p>1527478254.71544</text:p>
          </table:table-cell>
          <table:table-cell office:value-type="string" calcext:value-type="string">
            <text:p>PID_y</text:p>
          </table:table-cell>
          <table:table-cell office:value-type="float" office:value="0.013729" calcext:value-type="float">
            <text:p>0.013729</text:p>
          </table:table-cell>
          <table:table-cell office:value-type="float" office:value="-0.009423" calcext:value-type="float">
            <text:p>-0.009423</text:p>
          </table:table-cell>
          <table:table-cell office:value-type="float" office:value="0.013742" calcext:value-type="float">
            <text:p>0.013742</text:p>
          </table:table-cell>
          <table:table-cell office:value-type="float" office:value="-0.009421" calcext:value-type="float">
            <text:p>-0.009421</text:p>
          </table:table-cell>
          <table:table-cell office:value-type="float" office:value="-0.002089" calcext:value-type="float">
            <text:p>-0.002089</text:p>
          </table:table-cell>
          <table:table-cell office:value-type="string" calcext:value-type="string">
            <text:p>-0.000730</text:p>
          </table:table-cell>
        </table:table-row>
        <table:table-row table:style-name="ro1">
          <table:table-cell office:value-type="float" office:value="1527478254.73465" calcext:value-type="float">
            <text:p>1527478254.73465</text:p>
          </table:table-cell>
          <table:table-cell office:value-type="string" calcext:value-type="string">
            <text:p>PID_x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-0.009486" calcext:value-type="float">
            <text:p>-0.009486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-0.009468" calcext:value-type="float">
            <text:p>-0.009468</text:p>
          </table:table-cell>
          <table:table-cell office:value-type="float" office:value="-0.003247" calcext:value-type="float">
            <text:p>-0.003247</text:p>
          </table:table-cell>
          <table:table-cell office:value-type="string" calcext:value-type="string">
            <text:p>-0.002449</text:p>
          </table:table-cell>
        </table:table-row>
        <table:table-row table:style-name="ro1" table:visibility="filter">
          <table:table-cell office:value-type="float" office:value="1527478254.73467" calcext:value-type="float">
            <text:p>1527478254.73467</text:p>
          </table:table-cell>
          <table:table-cell office:value-type="string" calcext:value-type="string">
            <text:p>PID_y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-0.009486" calcext:value-type="float">
            <text:p>-0.009486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-0.009468" calcext:value-type="float">
            <text:p>-0.009468</text:p>
          </table:table-cell>
          <table:table-cell office:value-type="float" office:value="-0.003247" calcext:value-type="float">
            <text:p>-0.003247</text:p>
          </table:table-cell>
          <table:table-cell office:value-type="string" calcext:value-type="string">
            <text:p>-0.002449</text:p>
          </table:table-cell>
        </table:table-row>
        <table:table-row table:style-name="ro1">
          <table:table-cell office:value-type="float" office:value="1527478254.75489" calcext:value-type="float">
            <text:p>1527478254.75489</text:p>
          </table:table-cell>
          <table:table-cell office:value-type="string" calcext:value-type="string">
            <text:p>PID_x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9594" calcext:value-type="float">
            <text:p>-0.009594</text:p>
          </table:table-cell>
          <table:table-cell office:value-type="float" office:value="0.013534" calcext:value-type="float">
            <text:p>0.013534</text:p>
          </table:table-cell>
          <table:table-cell office:value-type="float" office:value="-0.009582" calcext:value-type="float">
            <text:p>-0.009582</text:p>
          </table:table-cell>
          <table:table-cell office:value-type="float" office:value="-0.003412" calcext:value-type="float">
            <text:p>-0.003412</text:p>
          </table:table-cell>
          <table:table-cell office:value-type="string" calcext:value-type="string">
            <text:p>-0.002032</text:p>
          </table:table-cell>
        </table:table-row>
        <table:table-row table:style-name="ro1" table:visibility="filter">
          <table:table-cell office:value-type="float" office:value="1527478254.75491" calcext:value-type="float">
            <text:p>1527478254.75491</text:p>
          </table:table-cell>
          <table:table-cell office:value-type="string" calcext:value-type="string">
            <text:p>PID_y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9594" calcext:value-type="float">
            <text:p>-0.009594</text:p>
          </table:table-cell>
          <table:table-cell office:value-type="float" office:value="0.013534" calcext:value-type="float">
            <text:p>0.013534</text:p>
          </table:table-cell>
          <table:table-cell office:value-type="float" office:value="-0.009582" calcext:value-type="float">
            <text:p>-0.009582</text:p>
          </table:table-cell>
          <table:table-cell office:value-type="float" office:value="-0.003412" calcext:value-type="float">
            <text:p>-0.003412</text:p>
          </table:table-cell>
          <table:table-cell office:value-type="string" calcext:value-type="string">
            <text:p>-0.002032</text:p>
          </table:table-cell>
        </table:table-row>
        <table:table-row table:style-name="ro1">
          <table:table-cell office:value-type="float" office:value="1527478254.77514" calcext:value-type="float">
            <text:p>1527478254.77514</text:p>
          </table:table-cell>
          <table:table-cell office:value-type="string" calcext:value-type="string">
            <text:p>PID_x</text:p>
          </table:table-cell>
          <table:table-cell office:value-type="float" office:value="0.013453" calcext:value-type="float">
            <text:p>0.013453</text:p>
          </table:table-cell>
          <table:table-cell office:value-type="float" office:value="-0.009531" calcext:value-type="float">
            <text:p>-0.009531</text:p>
          </table:table-cell>
          <table:table-cell office:value-type="float" office:value="0.013478" calcext:value-type="float">
            <text:p>0.013478</text:p>
          </table:table-cell>
          <table:table-cell office:value-type="float" office:value="-0.009513" calcext:value-type="float">
            <text:p>-0.009513</text:p>
          </table:table-cell>
          <table:table-cell office:value-type="float" office:value="-0.002947" calcext:value-type="float">
            <text:p>-0.002947</text:p>
          </table:table-cell>
          <table:table-cell office:value-type="string" calcext:value-type="string">
            <text:p>-0.002495</text:p>
          </table:table-cell>
        </table:table-row>
        <table:table-row table:style-name="ro1" table:visibility="filter">
          <table:table-cell office:value-type="float" office:value="1527478254.77516" calcext:value-type="float">
            <text:p>1527478254.77516</text:p>
          </table:table-cell>
          <table:table-cell office:value-type="string" calcext:value-type="string">
            <text:p>PID_y</text:p>
          </table:table-cell>
          <table:table-cell office:value-type="float" office:value="0.013453" calcext:value-type="float">
            <text:p>0.013453</text:p>
          </table:table-cell>
          <table:table-cell office:value-type="float" office:value="-0.009531" calcext:value-type="float">
            <text:p>-0.009531</text:p>
          </table:table-cell>
          <table:table-cell office:value-type="float" office:value="0.013478" calcext:value-type="float">
            <text:p>0.013478</text:p>
          </table:table-cell>
          <table:table-cell office:value-type="float" office:value="-0.009513" calcext:value-type="float">
            <text:p>-0.009513</text:p>
          </table:table-cell>
          <table:table-cell office:value-type="float" office:value="-0.002947" calcext:value-type="float">
            <text:p>-0.002947</text:p>
          </table:table-cell>
          <table:table-cell office:value-type="string" calcext:value-type="string">
            <text:p>-0.002495</text:p>
          </table:table-cell>
        </table:table-row>
        <table:table-row table:style-name="ro1">
          <table:table-cell office:value-type="float" office:value="1527478254.79537" calcext:value-type="float">
            <text:p>1527478254.79537</text:p>
          </table:table-cell>
          <table:table-cell office:value-type="string" calcext:value-type="string">
            <text:p>PID_x</text:p>
          </table:table-cell>
          <table:table-cell office:value-type="float" office:value="0.013605" calcext:value-type="float">
            <text:p>0.013605</text:p>
          </table:table-cell>
          <table:table-cell office:value-type="float" office:value="-0.009539" calcext:value-type="float">
            <text:p>-0.009539</text:p>
          </table:table-cell>
          <table:table-cell office:value-type="float" office:value="0.013614" calcext:value-type="float">
            <text:p>0.013614</text:p>
          </table:table-cell>
          <table:table-cell office:value-type="float" office:value="-0.009539" calcext:value-type="float">
            <text:p>-0.009539</text:p>
          </table:table-cell>
          <table:table-cell office:value-type="float" office:value="-0.001771" calcext:value-type="float">
            <text:p>-0.001771</text:p>
          </table:table-cell>
          <table:table-cell office:value-type="string" calcext:value-type="string">
            <text:p>-0.000009</text:p>
          </table:table-cell>
        </table:table-row>
        <table:table-row table:style-name="ro1" table:visibility="filter">
          <table:table-cell office:value-type="float" office:value="1527478254.79539" calcext:value-type="float">
            <text:p>1527478254.79539</text:p>
          </table:table-cell>
          <table:table-cell office:value-type="string" calcext:value-type="string">
            <text:p>PID_y</text:p>
          </table:table-cell>
          <table:table-cell office:value-type="float" office:value="0.013605" calcext:value-type="float">
            <text:p>0.013605</text:p>
          </table:table-cell>
          <table:table-cell office:value-type="float" office:value="-0.009539" calcext:value-type="float">
            <text:p>-0.009539</text:p>
          </table:table-cell>
          <table:table-cell office:value-type="float" office:value="0.013614" calcext:value-type="float">
            <text:p>0.013614</text:p>
          </table:table-cell>
          <table:table-cell office:value-type="float" office:value="-0.009539" calcext:value-type="float">
            <text:p>-0.009539</text:p>
          </table:table-cell>
          <table:table-cell office:value-type="float" office:value="-0.001771" calcext:value-type="float">
            <text:p>-0.001771</text:p>
          </table:table-cell>
          <table:table-cell office:value-type="string" calcext:value-type="string">
            <text:p>-0.000009</text:p>
          </table:table-cell>
        </table:table-row>
        <table:table-row table:style-name="ro1">
          <table:table-cell office:value-type="float" office:value="1527478254.81459" calcext:value-type="float">
            <text:p>1527478254.81459</text:p>
          </table:table-cell>
          <table:table-cell office:value-type="string" calcext:value-type="string">
            <text:p>PID_x</text:p>
          </table:table-cell>
          <table:table-cell office:value-type="float" office:value="0.013319" calcext:value-type="float">
            <text:p>0.013319</text:p>
          </table:table-cell>
          <table:table-cell office:value-type="float" office:value="-0.009611" calcext:value-type="float">
            <text:p>-0.009611</text:p>
          </table:table-cell>
          <table:table-cell office:value-type="float" office:value="0.013364" calcext:value-type="float">
            <text:p>0.013364</text:p>
          </table:table-cell>
          <table:table-cell office:value-type="float" office:value="-0.009601" calcext:value-type="float">
            <text:p>-0.009601</text:p>
          </table:table-cell>
          <table:table-cell office:value-type="float" office:value="-0.003933" calcext:value-type="float">
            <text:p>-0.003933</text:p>
          </table:table-cell>
          <table:table-cell office:value-type="string" calcext:value-type="string">
            <text:p>-0.001834</text:p>
          </table:table-cell>
        </table:table-row>
        <table:table-row table:style-name="ro1" table:visibility="filter">
          <table:table-cell office:value-type="float" office:value="1527478254.81461" calcext:value-type="float">
            <text:p>1527478254.81461</text:p>
          </table:table-cell>
          <table:table-cell office:value-type="string" calcext:value-type="string">
            <text:p>PID_y</text:p>
          </table:table-cell>
          <table:table-cell office:value-type="float" office:value="0.013319" calcext:value-type="float">
            <text:p>0.013319</text:p>
          </table:table-cell>
          <table:table-cell office:value-type="float" office:value="-0.009611" calcext:value-type="float">
            <text:p>-0.009611</text:p>
          </table:table-cell>
          <table:table-cell office:value-type="float" office:value="0.013364" calcext:value-type="float">
            <text:p>0.013364</text:p>
          </table:table-cell>
          <table:table-cell office:value-type="float" office:value="-0.009601" calcext:value-type="float">
            <text:p>-0.009601</text:p>
          </table:table-cell>
          <table:table-cell office:value-type="float" office:value="-0.003933" calcext:value-type="float">
            <text:p>-0.003933</text:p>
          </table:table-cell>
          <table:table-cell office:value-type="string" calcext:value-type="string">
            <text:p>-0.001834</text:p>
          </table:table-cell>
        </table:table-row>
        <table:table-row table:style-name="ro1">
          <table:table-cell office:value-type="float" office:value="1527478254.83492" calcext:value-type="float">
            <text:p>1527478254.83492</text:p>
          </table:table-cell>
          <table:table-cell office:value-type="string" calcext:value-type="string">
            <text:p>PID_x</text:p>
          </table:table-cell>
          <table:table-cell office:value-type="float" office:value="0.013278" calcext:value-type="float">
            <text:p>0.013278</text:p>
          </table:table-cell>
          <table:table-cell office:value-type="float" office:value="-0.009681" calcext:value-type="float">
            <text:p>-0.009681</text:p>
          </table:table-cell>
          <table:table-cell office:value-type="float" office:value="0.013303" calcext:value-type="float">
            <text:p>0.013303</text:p>
          </table:table-cell>
          <table:table-cell office:value-type="float" office:value="-0.009669" calcext:value-type="float">
            <text:p>-0.009669</text:p>
          </table:table-cell>
          <table:table-cell office:value-type="float" office:value="-0.002964" calcext:value-type="float">
            <text:p>-0.002964</text:p>
          </table:table-cell>
          <table:table-cell office:value-type="string" calcext:value-type="string">
            <text:p>-0.002015</text:p>
          </table:table-cell>
        </table:table-row>
        <table:table-row table:style-name="ro1" table:visibility="filter">
          <table:table-cell office:value-type="float" office:value="1527478254.83494" calcext:value-type="float">
            <text:p>1527478254.83494</text:p>
          </table:table-cell>
          <table:table-cell office:value-type="string" calcext:value-type="string">
            <text:p>PID_y</text:p>
          </table:table-cell>
          <table:table-cell office:value-type="float" office:value="0.013278" calcext:value-type="float">
            <text:p>0.013278</text:p>
          </table:table-cell>
          <table:table-cell office:value-type="float" office:value="-0.009681" calcext:value-type="float">
            <text:p>-0.009681</text:p>
          </table:table-cell>
          <table:table-cell office:value-type="float" office:value="0.013303" calcext:value-type="float">
            <text:p>0.013303</text:p>
          </table:table-cell>
          <table:table-cell office:value-type="float" office:value="-0.009669" calcext:value-type="float">
            <text:p>-0.009669</text:p>
          </table:table-cell>
          <table:table-cell office:value-type="float" office:value="-0.002964" calcext:value-type="float">
            <text:p>-0.002964</text:p>
          </table:table-cell>
          <table:table-cell office:value-type="string" calcext:value-type="string">
            <text:p>-0.002015</text:p>
          </table:table-cell>
        </table:table-row>
        <table:table-row table:style-name="ro1">
          <table:table-cell office:value-type="float" office:value="1527478254.85515" calcext:value-type="float">
            <text:p>1527478254.85515</text:p>
          </table:table-cell>
          <table:table-cell office:value-type="string" calcext:value-type="string">
            <text:p>PID_x</text:p>
          </table:table-cell>
          <table:table-cell office:value-type="float" office:value="0.013213" calcext:value-type="float">
            <text:p>0.013213</text:p>
          </table:table-cell>
          <table:table-cell office:value-type="float" office:value="-0.009566" calcext:value-type="float">
            <text:p>-0.009566</text:p>
          </table:table-cell>
          <table:table-cell office:value-type="float" office:value="0.013239" calcext:value-type="float">
            <text:p>0.013239</text:p>
          </table:table-cell>
          <table:table-cell office:value-type="float" office:value="-0.009566" calcext:value-type="float">
            <text:p>-0.009566</text:p>
          </table:table-cell>
          <table:table-cell office:value-type="float" office:value="-0.003035" calcext:value-type="float">
            <text:p>-0.003035</text:p>
          </table:table-cell>
          <table:table-cell office:value-type="string" calcext:value-type="string">
            <text:p>0.000122</text:p>
          </table:table-cell>
        </table:table-row>
        <table:table-row table:style-name="ro1" table:visibility="filter">
          <table:table-cell office:value-type="float" office:value="1527478254.85517" calcext:value-type="float">
            <text:p>1527478254.85517</text:p>
          </table:table-cell>
          <table:table-cell office:value-type="string" calcext:value-type="string">
            <text:p>PID_y</text:p>
          </table:table-cell>
          <table:table-cell office:value-type="float" office:value="0.013213" calcext:value-type="float">
            <text:p>0.013213</text:p>
          </table:table-cell>
          <table:table-cell office:value-type="float" office:value="-0.009566" calcext:value-type="float">
            <text:p>-0.009566</text:p>
          </table:table-cell>
          <table:table-cell office:value-type="float" office:value="0.013239" calcext:value-type="float">
            <text:p>0.013239</text:p>
          </table:table-cell>
          <table:table-cell office:value-type="float" office:value="-0.009566" calcext:value-type="float">
            <text:p>-0.009566</text:p>
          </table:table-cell>
          <table:table-cell office:value-type="float" office:value="-0.003035" calcext:value-type="float">
            <text:p>-0.003035</text:p>
          </table:table-cell>
          <table:table-cell office:value-type="string" calcext:value-type="string">
            <text:p>0.000122</text:p>
          </table:table-cell>
        </table:table-row>
        <table:table-row table:style-name="ro1">
          <table:table-cell office:value-type="float" office:value="1527478254.87436" calcext:value-type="float">
            <text:p>1527478254.87436</text:p>
          </table:table-cell>
          <table:table-cell office:value-type="string" calcext:value-type="string">
            <text:p>PID_x</text:p>
          </table:table-cell>
          <table:table-cell office:value-type="float" office:value="0.013236" calcext:value-type="float">
            <text:p>0.013236</text:p>
          </table:table-cell>
          <table:table-cell office:value-type="float" office:value="-0.009875" calcext:value-type="float">
            <text:p>-0.009875</text:p>
          </table:table-cell>
          <table:table-cell office:value-type="float" office:value="0.013252" calcext:value-type="float">
            <text:p>0.013252</text:p>
          </table:table-cell>
          <table:table-cell office:value-type="float" office:value="-0.009842" calcext:value-type="float">
            <text:p>-0.009842</text:p>
          </table:table-cell>
          <table:table-cell office:value-type="float" office:value="-0.002356" calcext:value-type="float">
            <text:p>-0.002356</text:p>
          </table:table-cell>
          <table:table-cell office:value-type="string" calcext:value-type="string">
            <text:p>-0.003429</text:p>
          </table:table-cell>
        </table:table-row>
        <table:table-row table:style-name="ro1" table:visibility="filter">
          <table:table-cell office:value-type="float" office:value="1527478254.87438" calcext:value-type="float">
            <text:p>1527478254.87438</text:p>
          </table:table-cell>
          <table:table-cell office:value-type="string" calcext:value-type="string">
            <text:p>PID_y</text:p>
          </table:table-cell>
          <table:table-cell office:value-type="float" office:value="0.013236" calcext:value-type="float">
            <text:p>0.013236</text:p>
          </table:table-cell>
          <table:table-cell office:value-type="float" office:value="-0.009875" calcext:value-type="float">
            <text:p>-0.009875</text:p>
          </table:table-cell>
          <table:table-cell office:value-type="float" office:value="0.013252" calcext:value-type="float">
            <text:p>0.013252</text:p>
          </table:table-cell>
          <table:table-cell office:value-type="float" office:value="-0.009842" calcext:value-type="float">
            <text:p>-0.009842</text:p>
          </table:table-cell>
          <table:table-cell office:value-type="float" office:value="-0.002356" calcext:value-type="float">
            <text:p>-0.002356</text:p>
          </table:table-cell>
          <table:table-cell office:value-type="string" calcext:value-type="string">
            <text:p>-0.003429</text:p>
          </table:table-cell>
        </table:table-row>
        <table:table-row table:style-name="ro1">
          <table:table-cell office:value-type="float" office:value="1527478254.89465" calcext:value-type="float">
            <text:p>1527478254.89465</text:p>
          </table:table-cell>
          <table:table-cell office:value-type="string" calcext:value-type="string">
            <text:p>PID_x</text:p>
          </table:table-cell>
          <table:table-cell office:value-type="float" office:value="0.013064" calcext:value-type="float">
            <text:p>0.013064</text:p>
          </table:table-cell>
          <table:table-cell office:value-type="float" office:value="-0.009942" calcext:value-type="float">
            <text:p>-0.009942</text:p>
          </table:table-cell>
          <table:table-cell office:value-type="float" office:value="0.013132" calcext:value-type="float">
            <text:p>0.013132</text:p>
          </table:table-cell>
          <table:table-cell office:value-type="float" office:value="-0.009901" calcext:value-type="float">
            <text:p>-0.009901</text:p>
          </table:table-cell>
          <table:table-cell office:value-type="float" office:value="-0.004876" calcext:value-type="float">
            <text:p>-0.004876</text:p>
          </table:table-cell>
          <table:table-cell office:value-type="string" calcext:value-type="string">
            <text:p>-0.003754</text:p>
          </table:table-cell>
        </table:table-row>
        <table:table-row table:style-name="ro1" table:visibility="filter">
          <table:table-cell office:value-type="float" office:value="1527478254.89468" calcext:value-type="float">
            <text:p>1527478254.89468</text:p>
          </table:table-cell>
          <table:table-cell office:value-type="string" calcext:value-type="string">
            <text:p>PID_y</text:p>
          </table:table-cell>
          <table:table-cell office:value-type="float" office:value="0.013064" calcext:value-type="float">
            <text:p>0.013064</text:p>
          </table:table-cell>
          <table:table-cell office:value-type="float" office:value="-0.009942" calcext:value-type="float">
            <text:p>-0.009942</text:p>
          </table:table-cell>
          <table:table-cell office:value-type="float" office:value="0.013132" calcext:value-type="float">
            <text:p>0.013132</text:p>
          </table:table-cell>
          <table:table-cell office:value-type="float" office:value="-0.009901" calcext:value-type="float">
            <text:p>-0.009901</text:p>
          </table:table-cell>
          <table:table-cell office:value-type="float" office:value="-0.004876" calcext:value-type="float">
            <text:p>-0.004876</text:p>
          </table:table-cell>
          <table:table-cell office:value-type="string" calcext:value-type="string">
            <text:p>-0.003754</text:p>
          </table:table-cell>
        </table:table-row>
        <table:table-row table:style-name="ro1">
          <table:table-cell office:value-type="float" office:value="1527478254.91502" calcext:value-type="float">
            <text:p>1527478254.91502</text:p>
          </table:table-cell>
          <table:table-cell office:value-type="string" calcext:value-type="string">
            <text:p>PID_x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-0.009987" calcext:value-type="float">
            <text:p>-0.009987</text:p>
          </table:table-cell>
          <table:table-cell office:value-type="float" office:value="0.0131" calcext:value-type="float">
            <text:p>0.0131</text:p>
          </table:table-cell>
          <table:table-cell office:value-type="float" office:value="-0.00995" calcext:value-type="float">
            <text:p>-0.00995</text:p>
          </table:table-cell>
          <table:table-cell office:value-type="float" office:value="-0.002593" calcext:value-type="float">
            <text:p>-0.002593</text:p>
          </table:table-cell>
          <table:table-cell office:value-type="string" calcext:value-type="string">
            <text:p>-0.003589</text:p>
          </table:table-cell>
        </table:table-row>
        <table:table-row table:style-name="ro1" table:visibility="filter">
          <table:table-cell office:value-type="float" office:value="1527478254.91509" calcext:value-type="float">
            <text:p>1527478254.91509</text:p>
          </table:table-cell>
          <table:table-cell office:value-type="string" calcext:value-type="string">
            <text:p>PID_y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-0.009987" calcext:value-type="float">
            <text:p>-0.009987</text:p>
          </table:table-cell>
          <table:table-cell office:value-type="float" office:value="0.0131" calcext:value-type="float">
            <text:p>0.0131</text:p>
          </table:table-cell>
          <table:table-cell office:value-type="float" office:value="-0.00995" calcext:value-type="float">
            <text:p>-0.00995</text:p>
          </table:table-cell>
          <table:table-cell office:value-type="float" office:value="-0.002593" calcext:value-type="float">
            <text:p>-0.002593</text:p>
          </table:table-cell>
          <table:table-cell office:value-type="string" calcext:value-type="string">
            <text:p>-0.003589</text:p>
          </table:table-cell>
        </table:table-row>
        <table:table-row table:style-name="ro1">
          <table:table-cell office:value-type="float" office:value="1527478254.93533" calcext:value-type="float">
            <text:p>1527478254.93533</text:p>
          </table:table-cell>
          <table:table-cell office:value-type="string" calcext:value-type="string">
            <text:p>PID_x</text:p>
          </table:table-cell>
          <table:table-cell office:value-type="float" office:value="0.012964" calcext:value-type="float">
            <text:p>0.012964</text:p>
          </table:table-cell>
          <table:table-cell office:value-type="float" office:value="-0.009866" calcext:value-type="float">
            <text:p>-0.009866</text:p>
          </table:table-cell>
          <table:table-cell office:value-type="float" office:value="0.012991" calcext:value-type="float">
            <text:p>0.012991</text:p>
          </table:table-cell>
          <table:table-cell office:value-type="float" office:value="-0.009854" calcext:value-type="float">
            <text:p>-0.009854</text:p>
          </table:table-cell>
          <table:table-cell office:value-type="float" office:value="-0.003067" calcext:value-type="float">
            <text:p>-0.003067</text:p>
          </table:table-cell>
          <table:table-cell office:value-type="string" calcext:value-type="string">
            <text:p>-0.001982</text:p>
          </table:table-cell>
        </table:table-row>
        <table:table-row table:style-name="ro1" table:visibility="filter">
          <table:table-cell office:value-type="float" office:value="1527478254.93535" calcext:value-type="float">
            <text:p>1527478254.93535</text:p>
          </table:table-cell>
          <table:table-cell office:value-type="string" calcext:value-type="string">
            <text:p>PID_y</text:p>
          </table:table-cell>
          <table:table-cell office:value-type="float" office:value="0.012964" calcext:value-type="float">
            <text:p>0.012964</text:p>
          </table:table-cell>
          <table:table-cell office:value-type="float" office:value="-0.009866" calcext:value-type="float">
            <text:p>-0.009866</text:p>
          </table:table-cell>
          <table:table-cell office:value-type="float" office:value="0.012991" calcext:value-type="float">
            <text:p>0.012991</text:p>
          </table:table-cell>
          <table:table-cell office:value-type="float" office:value="-0.009854" calcext:value-type="float">
            <text:p>-0.009854</text:p>
          </table:table-cell>
          <table:table-cell office:value-type="float" office:value="-0.003067" calcext:value-type="float">
            <text:p>-0.003067</text:p>
          </table:table-cell>
          <table:table-cell office:value-type="string" calcext:value-type="string">
            <text:p>-0.001982</text:p>
          </table:table-cell>
        </table:table-row>
        <table:table-row table:style-name="ro1">
          <table:table-cell office:value-type="float" office:value="1527478254.95463" calcext:value-type="float">
            <text:p>1527478254.95463</text:p>
          </table:table-cell>
          <table:table-cell office:value-type="string" calcext:value-type="string">
            <text:p>PID_x</text:p>
          </table:table-cell>
          <table:table-cell office:value-type="float" office:value="0.012991" calcext:value-type="float">
            <text:p>0.012991</text:p>
          </table:table-cell>
          <table:table-cell office:value-type="float" office:value="-0.010001" calcext:value-type="float">
            <text:p>-0.010001</text:p>
          </table:table-cell>
          <table:table-cell office:value-type="float" office:value="0.013006" calcext:value-type="float">
            <text:p>0.013006</text:p>
          </table:table-cell>
          <table:table-cell office:value-type="float" office:value="-0.009955" calcext:value-type="float">
            <text:p>-0.009955</text:p>
          </table:table-cell>
          <table:table-cell office:value-type="float" office:value="-0.002281" calcext:value-type="float">
            <text:p>-0.002281</text:p>
          </table:table-cell>
          <table:table-cell office:value-type="string" calcext:value-type="string">
            <text:p>-0.004038</text:p>
          </table:table-cell>
        </table:table-row>
        <table:table-row table:style-name="ro1" table:visibility="filter">
          <table:table-cell office:value-type="float" office:value="1527478254.95465" calcext:value-type="float">
            <text:p>1527478254.95465</text:p>
          </table:table-cell>
          <table:table-cell office:value-type="string" calcext:value-type="string">
            <text:p>PID_y</text:p>
          </table:table-cell>
          <table:table-cell office:value-type="float" office:value="0.012991" calcext:value-type="float">
            <text:p>0.012991</text:p>
          </table:table-cell>
          <table:table-cell office:value-type="float" office:value="-0.010001" calcext:value-type="float">
            <text:p>-0.010001</text:p>
          </table:table-cell>
          <table:table-cell office:value-type="float" office:value="0.013006" calcext:value-type="float">
            <text:p>0.013006</text:p>
          </table:table-cell>
          <table:table-cell office:value-type="float" office:value="-0.009955" calcext:value-type="float">
            <text:p>-0.009955</text:p>
          </table:table-cell>
          <table:table-cell office:value-type="float" office:value="-0.002281" calcext:value-type="float">
            <text:p>-0.002281</text:p>
          </table:table-cell>
          <table:table-cell office:value-type="string" calcext:value-type="string">
            <text:p>-0.004038</text:p>
          </table:table-cell>
        </table:table-row>
        <table:table-row table:style-name="ro1">
          <table:table-cell office:value-type="float" office:value="1527478254.97495" calcext:value-type="float">
            <text:p>1527478254.97495</text:p>
          </table:table-cell>
          <table:table-cell office:value-type="string" calcext:value-type="string">
            <text:p>PID_x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9912" calcext:value-type="float">
            <text:p>-0.009912</text:p>
          </table:table-cell>
          <table:table-cell office:value-type="float" office:value="0.012867" calcext:value-type="float">
            <text:p>0.012867</text:p>
          </table:table-cell>
          <table:table-cell office:value-type="float" office:value="-0.009911" calcext:value-type="float">
            <text:p>-0.009911</text:p>
          </table:table-cell>
          <table:table-cell office:value-type="float" office:value="-0.003774" calcext:value-type="float">
            <text:p>-0.003774</text:p>
          </table:table-cell>
          <table:table-cell office:value-type="string" calcext:value-type="string">
            <text:p>-0.000733</text:p>
          </table:table-cell>
        </table:table-row>
        <table:table-row table:style-name="ro1" table:visibility="filter">
          <table:table-cell office:value-type="float" office:value="1527478254.97498" calcext:value-type="float">
            <text:p>1527478254.97498</text:p>
          </table:table-cell>
          <table:table-cell office:value-type="string" calcext:value-type="string">
            <text:p>PID_y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9912" calcext:value-type="float">
            <text:p>-0.009912</text:p>
          </table:table-cell>
          <table:table-cell office:value-type="float" office:value="0.012867" calcext:value-type="float">
            <text:p>0.012867</text:p>
          </table:table-cell>
          <table:table-cell office:value-type="float" office:value="-0.009911" calcext:value-type="float">
            <text:p>-0.009911</text:p>
          </table:table-cell>
          <table:table-cell office:value-type="float" office:value="-0.003774" calcext:value-type="float">
            <text:p>-0.003774</text:p>
          </table:table-cell>
          <table:table-cell office:value-type="string" calcext:value-type="string">
            <text:p>-0.000733</text:p>
          </table:table-cell>
        </table:table-row>
        <table:table-row table:style-name="ro1">
          <table:table-cell office:value-type="float" office:value="1527478254.99518" calcext:value-type="float">
            <text:p>1527478254.99518</text:p>
          </table:table-cell>
          <table:table-cell office:value-type="string" calcext:value-type="string">
            <text:p>PID_x</text:p>
          </table:table-cell>
          <table:table-cell office:value-type="float" office:value="0.012912" calcext:value-type="float">
            <text:p>0.012912</text:p>
          </table:table-cell>
          <table:table-cell office:value-type="float" office:value="-0.009991" calcext:value-type="float">
            <text:p>-0.009991</text:p>
          </table:table-cell>
          <table:table-cell office:value-type="float" office:value="0.012924" calcext:value-type="float">
            <text:p>0.012924</text:p>
          </table:table-cell>
          <table:table-cell office:value-type="float" office:value="-0.009989" calcext:value-type="float">
            <text:p>-0.009989</text:p>
          </table:table-cell>
          <table:table-cell office:value-type="float" office:value="-0.002035" calcext:value-type="float">
            <text:p>-0.002035</text:p>
          </table:table-cell>
          <table:table-cell office:value-type="string" calcext:value-type="string">
            <text:p>-0.000919</text:p>
          </table:table-cell>
        </table:table-row>
        <table:table-row table:style-name="ro1" table:visibility="filter">
          <table:table-cell office:value-type="float" office:value="1527478254.9952" calcext:value-type="float">
            <text:p>1527478254.9952</text:p>
          </table:table-cell>
          <table:table-cell office:value-type="string" calcext:value-type="string">
            <text:p>PID_y</text:p>
          </table:table-cell>
          <table:table-cell office:value-type="float" office:value="0.012912" calcext:value-type="float">
            <text:p>0.012912</text:p>
          </table:table-cell>
          <table:table-cell office:value-type="float" office:value="-0.009991" calcext:value-type="float">
            <text:p>-0.009991</text:p>
          </table:table-cell>
          <table:table-cell office:value-type="float" office:value="0.012924" calcext:value-type="float">
            <text:p>0.012924</text:p>
          </table:table-cell>
          <table:table-cell office:value-type="float" office:value="-0.009989" calcext:value-type="float">
            <text:p>-0.009989</text:p>
          </table:table-cell>
          <table:table-cell office:value-type="float" office:value="-0.002035" calcext:value-type="float">
            <text:p>-0.002035</text:p>
          </table:table-cell>
          <table:table-cell office:value-type="string" calcext:value-type="string">
            <text:p>-0.000919</text:p>
          </table:table-cell>
        </table:table-row>
        <table:table-row table:style-name="ro1">
          <table:table-cell office:value-type="float" office:value="1527478255.01436" calcext:value-type="float">
            <text:p>1527478255.01436</text:p>
          </table:table-cell>
          <table:table-cell office:value-type="string" calcext:value-type="string">
            <text:p>PID_x</text:p>
          </table:table-cell>
          <table:table-cell office:value-type="float" office:value="0.012787" calcext:value-type="float">
            <text:p>0.012787</text:p>
          </table:table-cell>
          <table:table-cell office:value-type="float" office:value="-0.010047" calcext:value-type="float">
            <text:p>-0.010047</text:p>
          </table:table-cell>
          <table:table-cell office:value-type="float" office:value="0.012811" calcext:value-type="float">
            <text:p>0.012811</text:p>
          </table:table-cell>
          <table:table-cell office:value-type="float" office:value="-0.010044" calcext:value-type="float">
            <text:p>-0.010044</text:p>
          </table:table-cell>
          <table:table-cell office:value-type="float" office:value="-0.002898" calcext:value-type="float">
            <text:p>-0.002898</text:p>
          </table:table-cell>
          <table:table-cell office:value-type="string" calcext:value-type="string">
            <text:p>-0.001017</text:p>
          </table:table-cell>
        </table:table-row>
        <table:table-row table:style-name="ro1" table:visibility="filter">
          <table:table-cell office:value-type="float" office:value="1527478255.01438" calcext:value-type="float">
            <text:p>1527478255.01438</text:p>
          </table:table-cell>
          <table:table-cell office:value-type="string" calcext:value-type="string">
            <text:p>PID_y</text:p>
          </table:table-cell>
          <table:table-cell office:value-type="float" office:value="0.012787" calcext:value-type="float">
            <text:p>0.012787</text:p>
          </table:table-cell>
          <table:table-cell office:value-type="float" office:value="-0.010047" calcext:value-type="float">
            <text:p>-0.010047</text:p>
          </table:table-cell>
          <table:table-cell office:value-type="float" office:value="0.012811" calcext:value-type="float">
            <text:p>0.012811</text:p>
          </table:table-cell>
          <table:table-cell office:value-type="float" office:value="-0.010044" calcext:value-type="float">
            <text:p>-0.010044</text:p>
          </table:table-cell>
          <table:table-cell office:value-type="float" office:value="-0.002898" calcext:value-type="float">
            <text:p>-0.002898</text:p>
          </table:table-cell>
          <table:table-cell office:value-type="string" calcext:value-type="string">
            <text:p>-0.001017</text:p>
          </table:table-cell>
        </table:table-row>
        <table:table-row table:style-name="ro1">
          <table:table-cell office:value-type="float" office:value="1527478255.03458" calcext:value-type="float">
            <text:p>1527478255.03458</text:p>
          </table:table-cell>
          <table:table-cell office:value-type="string" calcext:value-type="string">
            <text:p>PID_x</text:p>
          </table:table-cell>
          <table:table-cell office:value-type="float" office:value="0.012817" calcext:value-type="float">
            <text:p>0.012817</text:p>
          </table:table-cell>
          <table:table-cell office:value-type="float" office:value="-0.009942" calcext:value-type="float">
            <text:p>-0.009942</text:p>
          </table:table-cell>
          <table:table-cell office:value-type="float" office:value="0.012825" calcext:value-type="float">
            <text:p>0.012825</text:p>
          </table:table-cell>
          <table:table-cell office:value-type="float" office:value="-0.00994" calcext:value-type="float">
            <text:p>-0.00994</text:p>
          </table:table-cell>
          <table:table-cell office:value-type="float" office:value="-0.001691" calcext:value-type="float">
            <text:p>-0.001691</text:p>
          </table:table-cell>
          <table:table-cell office:value-type="string" calcext:value-type="string">
            <text:p>-0.000925</text:p>
          </table:table-cell>
        </table:table-row>
        <table:table-row table:style-name="ro1" table:visibility="filter">
          <table:table-cell office:value-type="float" office:value="1527478255.0346" calcext:value-type="float">
            <text:p>1527478255.0346</text:p>
          </table:table-cell>
          <table:table-cell office:value-type="string" calcext:value-type="string">
            <text:p>PID_y</text:p>
          </table:table-cell>
          <table:table-cell office:value-type="float" office:value="0.012817" calcext:value-type="float">
            <text:p>0.012817</text:p>
          </table:table-cell>
          <table:table-cell office:value-type="float" office:value="-0.009942" calcext:value-type="float">
            <text:p>-0.009942</text:p>
          </table:table-cell>
          <table:table-cell office:value-type="float" office:value="0.012825" calcext:value-type="float">
            <text:p>0.012825</text:p>
          </table:table-cell>
          <table:table-cell office:value-type="float" office:value="-0.00994" calcext:value-type="float">
            <text:p>-0.00994</text:p>
          </table:table-cell>
          <table:table-cell office:value-type="float" office:value="-0.001691" calcext:value-type="float">
            <text:p>-0.001691</text:p>
          </table:table-cell>
          <table:table-cell office:value-type="string" calcext:value-type="string">
            <text:p>-0.000925</text:p>
          </table:table-cell>
        </table:table-row>
        <table:table-row table:style-name="ro1">
          <table:table-cell office:value-type="float" office:value="1527478255.05484" calcext:value-type="float">
            <text:p>1527478255.05484</text:p>
          </table:table-cell>
          <table:table-cell office:value-type="string" calcext:value-type="string">
            <text:p>PID_x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-0.009933" calcext:value-type="float">
            <text:p>-0.009933</text:p>
          </table:table-cell>
          <table:table-cell office:value-type="float" office:value="0.012781" calcext:value-type="float">
            <text:p>0.012781</text:p>
          </table:table-cell>
          <table:table-cell office:value-type="float" office:value="-0.009933" calcext:value-type="float">
            <text:p>-0.009933</text:p>
          </table:table-cell>
          <table:table-cell office:value-type="float" office:value="-0.002279" calcext:value-type="float">
            <text:p>-0.002279</text:p>
          </table:table-cell>
          <table:table-cell office:value-type="string" calcext:value-type="string">
            <text:p>0.000186</text:p>
          </table:table-cell>
        </table:table-row>
        <table:table-row table:style-name="ro1" table:visibility="filter">
          <table:table-cell office:value-type="float" office:value="1527478255.05486" calcext:value-type="float">
            <text:p>1527478255.05486</text:p>
          </table:table-cell>
          <table:table-cell office:value-type="string" calcext:value-type="string">
            <text:p>PID_y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-0.009933" calcext:value-type="float">
            <text:p>-0.009933</text:p>
          </table:table-cell>
          <table:table-cell office:value-type="float" office:value="0.012781" calcext:value-type="float">
            <text:p>0.012781</text:p>
          </table:table-cell>
          <table:table-cell office:value-type="float" office:value="-0.009933" calcext:value-type="float">
            <text:p>-0.009933</text:p>
          </table:table-cell>
          <table:table-cell office:value-type="float" office:value="-0.002279" calcext:value-type="float">
            <text:p>-0.002279</text:p>
          </table:table-cell>
          <table:table-cell office:value-type="string" calcext:value-type="string">
            <text:p>0.000186</text:p>
          </table:table-cell>
        </table:table-row>
        <table:table-row table:style-name="ro1">
          <table:table-cell office:value-type="float" office:value="1527478255.0751" calcext:value-type="float">
            <text:p>1527478255.0751</text:p>
          </table:table-cell>
          <table:table-cell office:value-type="string" calcext:value-type="string">
            <text:p>PID_x</text:p>
          </table:table-cell>
          <table:table-cell office:value-type="float" office:value="0.012818" calcext:value-type="float">
            <text:p>0.012818</text:p>
          </table:table-cell>
          <table:table-cell office:value-type="float" office:value="-0.010159" calcext:value-type="float">
            <text:p>-0.010159</text:p>
          </table:table-cell>
          <table:table-cell office:value-type="float" office:value="0.012819" calcext:value-type="float">
            <text:p>0.012819</text:p>
          </table:table-cell>
          <table:table-cell office:value-type="float" office:value="-0.010144" calcext:value-type="float">
            <text:p>-0.010144</text:p>
          </table:table-cell>
          <table:table-cell office:value-type="float" office:value="-0.000537" calcext:value-type="float">
            <text:p>-0.000537</text:p>
          </table:table-cell>
          <table:table-cell office:value-type="string" calcext:value-type="string">
            <text:p>-0.002328</text:p>
          </table:table-cell>
        </table:table-row>
        <table:table-row table:style-name="ro1" table:visibility="filter">
          <table:table-cell office:value-type="float" office:value="1527478255.07512" calcext:value-type="float">
            <text:p>1527478255.07512</text:p>
          </table:table-cell>
          <table:table-cell office:value-type="string" calcext:value-type="string">
            <text:p>PID_y</text:p>
          </table:table-cell>
          <table:table-cell office:value-type="float" office:value="0.012818" calcext:value-type="float">
            <text:p>0.012818</text:p>
          </table:table-cell>
          <table:table-cell office:value-type="float" office:value="-0.010159" calcext:value-type="float">
            <text:p>-0.010159</text:p>
          </table:table-cell>
          <table:table-cell office:value-type="float" office:value="0.012819" calcext:value-type="float">
            <text:p>0.012819</text:p>
          </table:table-cell>
          <table:table-cell office:value-type="float" office:value="-0.010144" calcext:value-type="float">
            <text:p>-0.010144</text:p>
          </table:table-cell>
          <table:table-cell office:value-type="float" office:value="-0.000537" calcext:value-type="float">
            <text:p>-0.000537</text:p>
          </table:table-cell>
          <table:table-cell office:value-type="string" calcext:value-type="string">
            <text:p>-0.002328</text:p>
          </table:table-cell>
        </table:table-row>
        <table:table-row table:style-name="ro1">
          <table:table-cell office:value-type="float" office:value="1527478255.09536" calcext:value-type="float">
            <text:p>1527478255.09536</text:p>
          </table:table-cell>
          <table:table-cell office:value-type="string" calcext:value-type="string">
            <text:p>PID_x</text:p>
          </table:table-cell>
          <table:table-cell office:value-type="float" office:value="0.012901" calcext:value-type="float">
            <text:p>0.012901</text:p>
          </table:table-cell>
          <table:table-cell office:value-type="float" office:value="-0.009857" calcext:value-type="float">
            <text:p>-0.009857</text:p>
          </table:table-cell>
          <table:table-cell office:value-type="float" office:value="0.012901" calcext:value-type="float">
            <text:p>0.012901</text:p>
          </table:table-cell>
          <table:table-cell office:value-type="float" office:value="-0.009862" calcext:value-type="float">
            <text:p>-0.009862</text:p>
          </table:table-cell>
          <table:table-cell office:value-type="float" office:value="-0.000291" calcext:value-type="float">
            <text:p>-0.000291</text:p>
          </table:table-cell>
          <table:table-cell office:value-type="string" calcext:value-type="string">
            <text:p>0.001227</text:p>
          </table:table-cell>
        </table:table-row>
        <table:table-row table:style-name="ro1" table:visibility="filter">
          <table:table-cell office:value-type="float" office:value="1527478255.09538" calcext:value-type="float">
            <text:p>1527478255.09538</text:p>
          </table:table-cell>
          <table:table-cell office:value-type="string" calcext:value-type="string">
            <text:p>PID_y</text:p>
          </table:table-cell>
          <table:table-cell office:value-type="float" office:value="0.012901" calcext:value-type="float">
            <text:p>0.012901</text:p>
          </table:table-cell>
          <table:table-cell office:value-type="float" office:value="-0.009857" calcext:value-type="float">
            <text:p>-0.009857</text:p>
          </table:table-cell>
          <table:table-cell office:value-type="float" office:value="0.012901" calcext:value-type="float">
            <text:p>0.012901</text:p>
          </table:table-cell>
          <table:table-cell office:value-type="float" office:value="-0.009862" calcext:value-type="float">
            <text:p>-0.009862</text:p>
          </table:table-cell>
          <table:table-cell office:value-type="float" office:value="-0.000291" calcext:value-type="float">
            <text:p>-0.000291</text:p>
          </table:table-cell>
          <table:table-cell office:value-type="string" calcext:value-type="string">
            <text:p>0.001227</text:p>
          </table:table-cell>
        </table:table-row>
        <table:table-row table:style-name="ro1">
          <table:table-cell office:value-type="float" office:value="1527478255.1147" calcext:value-type="float">
            <text:p>1527478255.1147</text:p>
          </table:table-cell>
          <table:table-cell office:value-type="string" calcext:value-type="string">
            <text:p>PID_x</text:p>
          </table:table-cell>
          <table:table-cell office:value-type="float" office:value="0.012871" calcext:value-type="float">
            <text:p>0.012871</text:p>
          </table:table-cell>
          <table:table-cell office:value-type="float" office:value="-0.01014" calcext:value-type="float">
            <text:p>-0.01014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-0.010137" calcext:value-type="float">
            <text:p>-0.010137</text:p>
          </table:table-cell>
          <table:table-cell office:value-type="float" office:value="0.000567" calcext:value-type="float">
            <text:p>0.000567</text:p>
          </table:table-cell>
          <table:table-cell office:value-type="string" calcext:value-type="string">
            <text:p>-0.001055</text:p>
          </table:table-cell>
        </table:table-row>
        <table:table-row table:style-name="ro1" table:visibility="filter">
          <table:table-cell office:value-type="float" office:value="1527478255.11474" calcext:value-type="float">
            <text:p>1527478255.11474</text:p>
          </table:table-cell>
          <table:table-cell office:value-type="string" calcext:value-type="string">
            <text:p>PID_y</text:p>
          </table:table-cell>
          <table:table-cell office:value-type="float" office:value="0.012871" calcext:value-type="float">
            <text:p>0.012871</text:p>
          </table:table-cell>
          <table:table-cell office:value-type="float" office:value="-0.01014" calcext:value-type="float">
            <text:p>-0.01014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-0.010137" calcext:value-type="float">
            <text:p>-0.010137</text:p>
          </table:table-cell>
          <table:table-cell office:value-type="float" office:value="0.000567" calcext:value-type="float">
            <text:p>0.000567</text:p>
          </table:table-cell>
          <table:table-cell office:value-type="string" calcext:value-type="string">
            <text:p>-0.001055</text:p>
          </table:table-cell>
        </table:table-row>
        <table:table-row table:style-name="ro1">
          <table:table-cell office:value-type="float" office:value="1527478255.13504" calcext:value-type="float">
            <text:p>1527478255.13504</text:p>
          </table:table-cell>
          <table:table-cell office:value-type="string" calcext:value-type="string">
            <text:p>PID_x</text:p>
          </table:table-cell>
          <table:table-cell office:value-type="float" office:value="0.012854" calcext:value-type="float">
            <text:p>0.012854</text:p>
          </table:table-cell>
          <table:table-cell office:value-type="float" office:value="-0.009803" calcext:value-type="float">
            <text:p>-0.009803</text:p>
          </table:table-cell>
          <table:table-cell office:value-type="float" office:value="0.012854" calcext:value-type="float">
            <text:p>0.012854</text:p>
          </table:table-cell>
          <table:table-cell office:value-type="float" office:value="-0.009807" calcext:value-type="float">
            <text:p>-0.009807</text:p>
          </table:table-cell>
          <table:table-cell office:value-type="float" office:value="0.00027" calcext:value-type="float">
            <text:p>0.00027</text:p>
          </table:table-cell>
          <table:table-cell office:value-type="string" calcext:value-type="string">
            <text:p>0.001150</text:p>
          </table:table-cell>
        </table:table-row>
        <table:table-row table:style-name="ro1" table:visibility="filter">
          <table:table-cell office:value-type="float" office:value="1527478255.13507" calcext:value-type="float">
            <text:p>1527478255.13507</text:p>
          </table:table-cell>
          <table:table-cell office:value-type="string" calcext:value-type="string">
            <text:p>PID_y</text:p>
          </table:table-cell>
          <table:table-cell office:value-type="float" office:value="0.012854" calcext:value-type="float">
            <text:p>0.012854</text:p>
          </table:table-cell>
          <table:table-cell office:value-type="float" office:value="-0.009803" calcext:value-type="float">
            <text:p>-0.009803</text:p>
          </table:table-cell>
          <table:table-cell office:value-type="float" office:value="0.012854" calcext:value-type="float">
            <text:p>0.012854</text:p>
          </table:table-cell>
          <table:table-cell office:value-type="float" office:value="-0.009807" calcext:value-type="float">
            <text:p>-0.009807</text:p>
          </table:table-cell>
          <table:table-cell office:value-type="float" office:value="0.00027" calcext:value-type="float">
            <text:p>0.00027</text:p>
          </table:table-cell>
          <table:table-cell office:value-type="string" calcext:value-type="string">
            <text:p>0.001150</text:p>
          </table:table-cell>
        </table:table-row>
        <table:table-row table:style-name="ro1">
          <table:table-cell office:value-type="float" office:value="1527478255.15529" calcext:value-type="float">
            <text:p>1527478255.15529</text:p>
          </table:table-cell>
          <table:table-cell office:value-type="string" calcext:value-type="string">
            <text:p>PID_x</text:p>
          </table:table-cell>
          <table:table-cell office:value-type="float" office:value="0.0127" calcext:value-type="float">
            <text:p>0.0127</text:p>
          </table:table-cell>
          <table:table-cell office:value-type="float" office:value="-0.009959" calcext:value-type="float">
            <text:p>-0.009959</text:p>
          </table:table-cell>
          <table:table-cell office:value-type="float" office:value="0.012702" calcext:value-type="float">
            <text:p>0.012702</text:p>
          </table:table-cell>
          <table:table-cell office:value-type="float" office:value="-0.009958" calcext:value-type="float">
            <text:p>-0.009958</text:p>
          </table:table-cell>
          <table:table-cell office:value-type="float" office:value="-0.000798" calcext:value-type="float">
            <text:p>-0.000798</text:p>
          </table:table-cell>
          <table:table-cell office:value-type="string" calcext:value-type="string">
            <text:p>-0.000416</text:p>
          </table:table-cell>
        </table:table-row>
        <table:table-row table:style-name="ro1" table:visibility="filter">
          <table:table-cell office:value-type="float" office:value="1527478255.15532" calcext:value-type="float">
            <text:p>1527478255.15532</text:p>
          </table:table-cell>
          <table:table-cell office:value-type="string" calcext:value-type="string">
            <text:p>PID_y</text:p>
          </table:table-cell>
          <table:table-cell office:value-type="float" office:value="0.0127" calcext:value-type="float">
            <text:p>0.0127</text:p>
          </table:table-cell>
          <table:table-cell office:value-type="float" office:value="-0.009959" calcext:value-type="float">
            <text:p>-0.009959</text:p>
          </table:table-cell>
          <table:table-cell office:value-type="float" office:value="0.012702" calcext:value-type="float">
            <text:p>0.012702</text:p>
          </table:table-cell>
          <table:table-cell office:value-type="float" office:value="-0.009958" calcext:value-type="float">
            <text:p>-0.009958</text:p>
          </table:table-cell>
          <table:table-cell office:value-type="float" office:value="-0.000798" calcext:value-type="float">
            <text:p>-0.000798</text:p>
          </table:table-cell>
          <table:table-cell office:value-type="string" calcext:value-type="string">
            <text:p>-0.000416</text:p>
          </table:table-cell>
        </table:table-row>
        <table:table-row table:style-name="ro1">
          <table:table-cell office:value-type="float" office:value="1527478255.1746" calcext:value-type="float">
            <text:p>1527478255.1746</text:p>
          </table:table-cell>
          <table:table-cell office:value-type="string" calcext:value-type="string">
            <text:p>PID_x</text:p>
          </table:table-cell>
          <table:table-cell office:value-type="float" office:value="0.012567" calcext:value-type="float">
            <text:p>0.012567</text:p>
          </table:table-cell>
          <table:table-cell office:value-type="float" office:value="-0.010117" calcext:value-type="float">
            <text:p>-0.010117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10117" calcext:value-type="float">
            <text:p>-0.010117</text:p>
          </table:table-cell>
          <table:table-cell office:value-type="float" office:value="-0.002396" calcext:value-type="float">
            <text:p>-0.002396</text:p>
          </table:table-cell>
          <table:table-cell office:value-type="string" calcext:value-type="string">
            <text:p>0.000023</text:p>
          </table:table-cell>
        </table:table-row>
        <table:table-row table:style-name="ro1" table:visibility="filter">
          <table:table-cell office:value-type="float" office:value="1527478255.17462" calcext:value-type="float">
            <text:p>1527478255.17462</text:p>
          </table:table-cell>
          <table:table-cell office:value-type="string" calcext:value-type="string">
            <text:p>PID_y</text:p>
          </table:table-cell>
          <table:table-cell office:value-type="float" office:value="0.012567" calcext:value-type="float">
            <text:p>0.012567</text:p>
          </table:table-cell>
          <table:table-cell office:value-type="float" office:value="-0.010117" calcext:value-type="float">
            <text:p>-0.010117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10117" calcext:value-type="float">
            <text:p>-0.010117</text:p>
          </table:table-cell>
          <table:table-cell office:value-type="float" office:value="-0.002396" calcext:value-type="float">
            <text:p>-0.002396</text:p>
          </table:table-cell>
          <table:table-cell office:value-type="string" calcext:value-type="string">
            <text:p>0.000023</text:p>
          </table:table-cell>
        </table:table-row>
        <table:table-row table:style-name="ro1">
          <table:table-cell office:value-type="float" office:value="1527478255.19489" calcext:value-type="float">
            <text:p>1527478255.19489</text:p>
          </table:table-cell>
          <table:table-cell office:value-type="string" calcext:value-type="string">
            <text:p>PID_x</text:p>
          </table:table-cell>
          <table:table-cell office:value-type="float" office:value="0.012676" calcext:value-type="float">
            <text:p>0.012676</text:p>
          </table:table-cell>
          <table:table-cell office:value-type="float" office:value="-0.009851" calcext:value-type="float">
            <text:p>-0.009851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-0.009851" calcext:value-type="float">
            <text:p>-0.009851</text:p>
          </table:table-cell>
          <table:table-cell office:value-type="float" office:value="-0.002162" calcext:value-type="float">
            <text:p>-0.002162</text:p>
          </table:table-cell>
          <table:table-cell office:value-type="string" calcext:value-type="string">
            <text:p>-0.000143</text:p>
          </table:table-cell>
        </table:table-row>
        <table:table-row table:style-name="ro1" table:visibility="filter">
          <table:table-cell office:value-type="float" office:value="1527478255.19491" calcext:value-type="float">
            <text:p>1527478255.19491</text:p>
          </table:table-cell>
          <table:table-cell office:value-type="string" calcext:value-type="string">
            <text:p>PID_y</text:p>
          </table:table-cell>
          <table:table-cell office:value-type="float" office:value="0.012676" calcext:value-type="float">
            <text:p>0.012676</text:p>
          </table:table-cell>
          <table:table-cell office:value-type="float" office:value="-0.009851" calcext:value-type="float">
            <text:p>-0.009851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-0.009851" calcext:value-type="float">
            <text:p>-0.009851</text:p>
          </table:table-cell>
          <table:table-cell office:value-type="float" office:value="-0.002162" calcext:value-type="float">
            <text:p>-0.002162</text:p>
          </table:table-cell>
          <table:table-cell office:value-type="string" calcext:value-type="string">
            <text:p>-0.000143</text:p>
          </table:table-cell>
        </table:table-row>
        <table:table-row table:style-name="ro1">
          <table:table-cell office:value-type="float" office:value="1527478255.21521" calcext:value-type="float">
            <text:p>1527478255.21521</text:p>
          </table:table-cell>
          <table:table-cell office:value-type="string" calcext:value-type="string">
            <text:p>PID_x</text:p>
          </table:table-cell>
          <table:table-cell office:value-type="float" office:value="0.012672" calcext:value-type="float">
            <text:p>0.012672</text:p>
          </table:table-cell>
          <table:table-cell office:value-type="float" office:value="-0.00979" calcext:value-type="float">
            <text:p>-0.00979</text:p>
          </table:table-cell>
          <table:table-cell office:value-type="float" office:value="0.012683" calcext:value-type="float">
            <text:p>0.012683</text:p>
          </table:table-cell>
          <table:table-cell office:value-type="float" office:value="-0.009816" calcext:value-type="float">
            <text:p>-0.009816</text:p>
          </table:table-cell>
          <table:table-cell office:value-type="float" office:value="-0.001907" calcext:value-type="float">
            <text:p>-0.001907</text:p>
          </table:table-cell>
          <table:table-cell office:value-type="string" calcext:value-type="string">
            <text:p>0.003057</text:p>
          </table:table-cell>
        </table:table-row>
        <table:table-row table:style-name="ro1" table:visibility="filter">
          <table:table-cell office:value-type="float" office:value="1527478255.21523" calcext:value-type="float">
            <text:p>1527478255.21523</text:p>
          </table:table-cell>
          <table:table-cell office:value-type="string" calcext:value-type="string">
            <text:p>PID_y</text:p>
          </table:table-cell>
          <table:table-cell office:value-type="float" office:value="0.012672" calcext:value-type="float">
            <text:p>0.012672</text:p>
          </table:table-cell>
          <table:table-cell office:value-type="float" office:value="-0.00979" calcext:value-type="float">
            <text:p>-0.00979</text:p>
          </table:table-cell>
          <table:table-cell office:value-type="float" office:value="0.012683" calcext:value-type="float">
            <text:p>0.012683</text:p>
          </table:table-cell>
          <table:table-cell office:value-type="float" office:value="-0.009816" calcext:value-type="float">
            <text:p>-0.009816</text:p>
          </table:table-cell>
          <table:table-cell office:value-type="float" office:value="-0.001907" calcext:value-type="float">
            <text:p>-0.001907</text:p>
          </table:table-cell>
          <table:table-cell office:value-type="string" calcext:value-type="string">
            <text:p>0.003057</text:p>
          </table:table-cell>
        </table:table-row>
        <table:table-row table:style-name="ro1">
          <table:table-cell office:value-type="float" office:value="1527478255.23442" calcext:value-type="float">
            <text:p>1527478255.23442</text:p>
          </table:table-cell>
          <table:table-cell office:value-type="string" calcext:value-type="string">
            <text:p>PID_x</text:p>
          </table:table-cell>
          <table:table-cell office:value-type="float" office:value="0.012558" calcext:value-type="float">
            <text:p>0.012558</text:p>
          </table:table-cell>
          <table:table-cell office:value-type="float" office:value="-0.01015" calcext:value-type="float">
            <text:p>-0.01015</text:p>
          </table:table-cell>
          <table:table-cell office:value-type="float" office:value="0.012581" calcext:value-type="float">
            <text:p>0.012581</text:p>
          </table:table-cell>
          <table:table-cell office:value-type="float" office:value="-0.010118" calcext:value-type="float">
            <text:p>-0.010118</text:p>
          </table:table-cell>
          <table:table-cell office:value-type="float" office:value="-0.002808" calcext:value-type="float">
            <text:p>-0.002808</text:p>
          </table:table-cell>
          <table:table-cell office:value-type="string" calcext:value-type="string">
            <text:p>-0.003322</text:p>
          </table:table-cell>
        </table:table-row>
        <table:table-row table:style-name="ro1" table:visibility="filter">
          <table:table-cell office:value-type="float" office:value="1527478255.23444" calcext:value-type="float">
            <text:p>1527478255.23444</text:p>
          </table:table-cell>
          <table:table-cell office:value-type="string" calcext:value-type="string">
            <text:p>PID_y</text:p>
          </table:table-cell>
          <table:table-cell office:value-type="float" office:value="0.012558" calcext:value-type="float">
            <text:p>0.012558</text:p>
          </table:table-cell>
          <table:table-cell office:value-type="float" office:value="-0.01015" calcext:value-type="float">
            <text:p>-0.01015</text:p>
          </table:table-cell>
          <table:table-cell office:value-type="float" office:value="0.012581" calcext:value-type="float">
            <text:p>0.012581</text:p>
          </table:table-cell>
          <table:table-cell office:value-type="float" office:value="-0.010118" calcext:value-type="float">
            <text:p>-0.010118</text:p>
          </table:table-cell>
          <table:table-cell office:value-type="float" office:value="-0.002808" calcext:value-type="float">
            <text:p>-0.002808</text:p>
          </table:table-cell>
          <table:table-cell office:value-type="string" calcext:value-type="string">
            <text:p>-0.003322</text:p>
          </table:table-cell>
        </table:table-row>
        <table:table-row table:style-name="ro1">
          <table:table-cell office:value-type="float" office:value="1527478255.2547" calcext:value-type="float">
            <text:p>1527478255.2547</text:p>
          </table:table-cell>
          <table:table-cell office:value-type="string" calcext:value-type="string">
            <text:p>PID_x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-0.009889" calcext:value-type="float">
            <text:p>-0.009889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-0.00989" calcext:value-type="float">
            <text:p>-0.00989</text:p>
          </table:table-cell>
          <table:table-cell office:value-type="float" office:value="-0.000228" calcext:value-type="float">
            <text:p>-0.000228</text:p>
          </table:table-cell>
          <table:table-cell office:value-type="string" calcext:value-type="string">
            <text:p>0.000427</text:p>
          </table:table-cell>
        </table:table-row>
        <table:table-row table:style-name="ro1" table:visibility="filter">
          <table:table-cell office:value-type="float" office:value="1527478255.25472" calcext:value-type="float">
            <text:p>1527478255.25472</text:p>
          </table:table-cell>
          <table:table-cell office:value-type="string" calcext:value-type="string">
            <text:p>PID_y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-0.009889" calcext:value-type="float">
            <text:p>-0.009889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-0.00989" calcext:value-type="float">
            <text:p>-0.00989</text:p>
          </table:table-cell>
          <table:table-cell office:value-type="float" office:value="-0.000228" calcext:value-type="float">
            <text:p>-0.000228</text:p>
          </table:table-cell>
          <table:table-cell office:value-type="string" calcext:value-type="string">
            <text:p>0.000427</text:p>
          </table:table-cell>
        </table:table-row>
        <table:table-row table:style-name="ro1">
          <table:table-cell office:value-type="float" office:value="1527478255.27503" calcext:value-type="float">
            <text:p>1527478255.27503</text:p>
          </table:table-cell>
          <table:table-cell office:value-type="string" calcext:value-type="string">
            <text:p>PID_x</text:p>
          </table:table-cell>
          <table:table-cell office:value-type="float" office:value="0.012702" calcext:value-type="float">
            <text:p>0.012702</text:p>
          </table:table-cell>
          <table:table-cell office:value-type="float" office:value="-0.009705" calcext:value-type="float">
            <text:p>-0.009705</text:p>
          </table:table-cell>
          <table:table-cell office:value-type="float" office:value="0.012699" calcext:value-type="float">
            <text:p>0.012699</text:p>
          </table:table-cell>
          <table:table-cell office:value-type="float" office:value="-0.009741" calcext:value-type="float">
            <text:p>-0.009741</text:p>
          </table:table-cell>
          <table:table-cell office:value-type="float" office:value="0.00108" calcext:value-type="float">
            <text:p>0.00108</text:p>
          </table:table-cell>
          <table:table-cell office:value-type="string" calcext:value-type="string">
            <text:p>0.003533</text:p>
          </table:table-cell>
        </table:table-row>
        <table:table-row table:style-name="ro1" table:visibility="filter">
          <table:table-cell office:value-type="float" office:value="1527478255.27507" calcext:value-type="float">
            <text:p>1527478255.27507</text:p>
          </table:table-cell>
          <table:table-cell office:value-type="string" calcext:value-type="string">
            <text:p>PID_y</text:p>
          </table:table-cell>
          <table:table-cell office:value-type="float" office:value="0.012702" calcext:value-type="float">
            <text:p>0.012702</text:p>
          </table:table-cell>
          <table:table-cell office:value-type="float" office:value="-0.009705" calcext:value-type="float">
            <text:p>-0.009705</text:p>
          </table:table-cell>
          <table:table-cell office:value-type="float" office:value="0.012699" calcext:value-type="float">
            <text:p>0.012699</text:p>
          </table:table-cell>
          <table:table-cell office:value-type="float" office:value="-0.009741" calcext:value-type="float">
            <text:p>-0.009741</text:p>
          </table:table-cell>
          <table:table-cell office:value-type="float" office:value="0.00108" calcext:value-type="float">
            <text:p>0.00108</text:p>
          </table:table-cell>
          <table:table-cell office:value-type="string" calcext:value-type="string">
            <text:p>0.003533</text:p>
          </table:table-cell>
        </table:table-row>
        <table:table-row table:style-name="ro1">
          <table:table-cell office:value-type="float" office:value="1527478255.29533" calcext:value-type="float">
            <text:p>1527478255.29533</text:p>
          </table:table-cell>
          <table:table-cell office:value-type="string" calcext:value-type="string">
            <text:p>PID_x</text:p>
          </table:table-cell>
          <table:table-cell office:value-type="float" office:value="0.012582" calcext:value-type="float">
            <text:p>0.012582</text:p>
          </table:table-cell>
          <table:table-cell office:value-type="float" office:value="-0.010126" calcext:value-type="float">
            <text:p>-0.010126</text:p>
          </table:table-cell>
          <table:table-cell office:value-type="float" office:value="0.012585" calcext:value-type="float">
            <text:p>0.012585</text:p>
          </table:table-cell>
          <table:table-cell office:value-type="float" office:value="-0.010105" calcext:value-type="float">
            <text:p>-0.010105</text:p>
          </table:table-cell>
          <table:table-cell office:value-type="float" office:value="-0.001086" calcext:value-type="float">
            <text:p>-0.001086</text:p>
          </table:table-cell>
          <table:table-cell office:value-type="string" calcext:value-type="string">
            <text:p>-0.002674</text:p>
          </table:table-cell>
        </table:table-row>
        <table:table-row table:style-name="ro1" table:visibility="filter">
          <table:table-cell office:value-type="float" office:value="1527478255.29536" calcext:value-type="float">
            <text:p>1527478255.29536</text:p>
          </table:table-cell>
          <table:table-cell office:value-type="string" calcext:value-type="string">
            <text:p>PID_y</text:p>
          </table:table-cell>
          <table:table-cell office:value-type="float" office:value="0.012582" calcext:value-type="float">
            <text:p>0.012582</text:p>
          </table:table-cell>
          <table:table-cell office:value-type="float" office:value="-0.010126" calcext:value-type="float">
            <text:p>-0.010126</text:p>
          </table:table-cell>
          <table:table-cell office:value-type="float" office:value="0.012585" calcext:value-type="float">
            <text:p>0.012585</text:p>
          </table:table-cell>
          <table:table-cell office:value-type="float" office:value="-0.010105" calcext:value-type="float">
            <text:p>-0.010105</text:p>
          </table:table-cell>
          <table:table-cell office:value-type="float" office:value="-0.001086" calcext:value-type="float">
            <text:p>-0.001086</text:p>
          </table:table-cell>
          <table:table-cell office:value-type="string" calcext:value-type="string">
            <text:p>-0.002674</text:p>
          </table:table-cell>
        </table:table-row>
        <table:table-row table:style-name="ro1">
          <table:table-cell office:value-type="float" office:value="1527478255.31467" calcext:value-type="float">
            <text:p>1527478255.31467</text:p>
          </table:table-cell>
          <table:table-cell office:value-type="string" calcext:value-type="string">
            <text:p>PID_x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-0.009617" calcext:value-type="float">
            <text:p>-0.009617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-0.009627" calcext:value-type="float">
            <text:p>-0.009627</text:p>
          </table:table-cell>
          <table:table-cell office:value-type="float" office:value="-0.000242" calcext:value-type="float">
            <text:p>-0.000242</text:p>
          </table:table-cell>
          <table:table-cell office:value-type="string" calcext:value-type="string">
            <text:p>0.001930</text:p>
          </table:table-cell>
        </table:table-row>
        <table:table-row table:style-name="ro1" table:visibility="filter">
          <table:table-cell office:value-type="float" office:value="1527478255.3147" calcext:value-type="float">
            <text:p>1527478255.3147</text:p>
          </table:table-cell>
          <table:table-cell office:value-type="string" calcext:value-type="string">
            <text:p>PID_y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-0.009617" calcext:value-type="float">
            <text:p>-0.009617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-0.009627" calcext:value-type="float">
            <text:p>-0.009627</text:p>
          </table:table-cell>
          <table:table-cell office:value-type="float" office:value="-0.000242" calcext:value-type="float">
            <text:p>-0.000242</text:p>
          </table:table-cell>
          <table:table-cell office:value-type="string" calcext:value-type="string">
            <text:p>0.001930</text:p>
          </table:table-cell>
        </table:table-row>
        <table:table-row table:style-name="ro1">
          <table:table-cell office:value-type="float" office:value="1527478255.33498" calcext:value-type="float">
            <text:p>1527478255.33498</text:p>
          </table:table-cell>
          <table:table-cell office:value-type="string" calcext:value-type="string">
            <text:p>PID_x</text:p>
          </table:table-cell>
          <table:table-cell office:value-type="float" office:value="0.012549" calcext:value-type="float">
            <text:p>0.012549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0.012549" calcext:value-type="float">
            <text:p>0.012549</text:p>
          </table:table-cell>
          <table:table-cell office:value-type="float" office:value="-0.009744" calcext:value-type="float">
            <text:p>-0.009744</text:p>
          </table:table-cell>
          <table:table-cell office:value-type="float" office:value="-0.000273" calcext:value-type="float">
            <text:p>-0.000273</text:p>
          </table:table-cell>
          <table:table-cell office:value-type="string" calcext:value-type="string">
            <text:p>0.003921</text:p>
          </table:table-cell>
        </table:table-row>
        <table:table-row table:style-name="ro1" table:visibility="filter">
          <table:table-cell office:value-type="float" office:value="1527478255.33501" calcext:value-type="float">
            <text:p>1527478255.33501</text:p>
          </table:table-cell>
          <table:table-cell office:value-type="string" calcext:value-type="string">
            <text:p>PID_y</text:p>
          </table:table-cell>
          <table:table-cell office:value-type="float" office:value="0.012549" calcext:value-type="float">
            <text:p>0.012549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0.012549" calcext:value-type="float">
            <text:p>0.012549</text:p>
          </table:table-cell>
          <table:table-cell office:value-type="float" office:value="-0.009744" calcext:value-type="float">
            <text:p>-0.009744</text:p>
          </table:table-cell>
          <table:table-cell office:value-type="float" office:value="-0.000273" calcext:value-type="float">
            <text:p>-0.000273</text:p>
          </table:table-cell>
          <table:table-cell office:value-type="string" calcext:value-type="string">
            <text:p>0.003921</text:p>
          </table:table-cell>
        </table:table-row>
        <table:table-row table:style-name="ro1">
          <table:table-cell office:value-type="float" office:value="1527478255.35527" calcext:value-type="float">
            <text:p>1527478255.35527</text:p>
          </table:table-cell>
          <table:table-cell office:value-type="string" calcext:value-type="string">
            <text:p>PID_x</text:p>
          </table:table-cell>
          <table:table-cell office:value-type="float" office:value="0.012393" calcext:value-type="float">
            <text:p>0.012393</text:p>
          </table:table-cell>
          <table:table-cell office:value-type="float" office:value="-0.00962" calcext:value-type="float">
            <text:p>-0.00962</text:p>
          </table:table-cell>
          <table:table-cell office:value-type="float" office:value="0.012414" calcext:value-type="float">
            <text:p>0.012414</text:p>
          </table:table-cell>
          <table:table-cell office:value-type="float" office:value="-0.009641" calcext:value-type="float">
            <text:p>-0.009641</text:p>
          </table:table-cell>
          <table:table-cell office:value-type="float" office:value="-0.002688" calcext:value-type="float">
            <text:p>-0.002688</text:p>
          </table:table-cell>
          <table:table-cell office:value-type="string" calcext:value-type="string">
            <text:p>0.002686</text:p>
          </table:table-cell>
        </table:table-row>
        <table:table-row table:style-name="ro1" table:visibility="filter">
          <table:table-cell office:value-type="float" office:value="1527478255.3553" calcext:value-type="float">
            <text:p>1527478255.3553</text:p>
          </table:table-cell>
          <table:table-cell office:value-type="string" calcext:value-type="string">
            <text:p>PID_y</text:p>
          </table:table-cell>
          <table:table-cell office:value-type="float" office:value="0.012393" calcext:value-type="float">
            <text:p>0.012393</text:p>
          </table:table-cell>
          <table:table-cell office:value-type="float" office:value="-0.00962" calcext:value-type="float">
            <text:p>-0.00962</text:p>
          </table:table-cell>
          <table:table-cell office:value-type="float" office:value="0.012414" calcext:value-type="float">
            <text:p>0.012414</text:p>
          </table:table-cell>
          <table:table-cell office:value-type="float" office:value="-0.009641" calcext:value-type="float">
            <text:p>-0.009641</text:p>
          </table:table-cell>
          <table:table-cell office:value-type="float" office:value="-0.002688" calcext:value-type="float">
            <text:p>-0.002688</text:p>
          </table:table-cell>
          <table:table-cell office:value-type="string" calcext:value-type="string">
            <text:p>0.002686</text:p>
          </table:table-cell>
        </table:table-row>
        <table:table-row table:style-name="ro1">
          <table:table-cell office:value-type="float" office:value="1527478255.37455" calcext:value-type="float">
            <text:p>1527478255.37455</text:p>
          </table:table-cell>
          <table:table-cell office:value-type="string" calcext:value-type="string">
            <text:p>PID_x</text:p>
          </table:table-cell>
          <table:table-cell office:value-type="float" office:value="0.012354" calcext:value-type="float">
            <text:p>0.012354</text:p>
          </table:table-cell>
          <table:table-cell office:value-type="float" office:value="-0.009441" calcext:value-type="float">
            <text:p>-0.009441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-0.009467" calcext:value-type="float">
            <text:p>-0.009467</text:p>
          </table:table-cell>
          <table:table-cell office:value-type="float" office:value="-0.003106" calcext:value-type="float">
            <text:p>-0.003106</text:p>
          </table:table-cell>
          <table:table-cell office:value-type="string" calcext:value-type="string">
            <text:p>0.003029</text:p>
          </table:table-cell>
        </table:table-row>
        <table:table-row table:style-name="ro1" table:visibility="filter">
          <table:table-cell office:value-type="float" office:value="1527478255.37458" calcext:value-type="float">
            <text:p>1527478255.37458</text:p>
          </table:table-cell>
          <table:table-cell office:value-type="string" calcext:value-type="string">
            <text:p>PID_y</text:p>
          </table:table-cell>
          <table:table-cell office:value-type="float" office:value="0.012354" calcext:value-type="float">
            <text:p>0.012354</text:p>
          </table:table-cell>
          <table:table-cell office:value-type="float" office:value="-0.009441" calcext:value-type="float">
            <text:p>-0.009441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-0.009467" calcext:value-type="float">
            <text:p>-0.009467</text:p>
          </table:table-cell>
          <table:table-cell office:value-type="float" office:value="-0.003106" calcext:value-type="float">
            <text:p>-0.003106</text:p>
          </table:table-cell>
          <table:table-cell office:value-type="string" calcext:value-type="string">
            <text:p>0.003029</text:p>
          </table:table-cell>
        </table:table-row>
        <table:table-row table:style-name="ro1">
          <table:table-cell office:value-type="float" office:value="1527478255.39482" calcext:value-type="float">
            <text:p>1527478255.39482</text:p>
          </table:table-cell>
          <table:table-cell office:value-type="string" calcext:value-type="string">
            <text:p>PID_x</text:p>
          </table:table-cell>
          <table:table-cell office:value-type="float" office:value="0.012099" calcext:value-type="float">
            <text:p>0.012099</text:p>
          </table:table-cell>
          <table:table-cell office:value-type="float" office:value="-0.009763" calcext:value-type="float">
            <text:p>-0.009763</text:p>
          </table:table-cell>
          <table:table-cell office:value-type="float" office:value="0.012151" calcext:value-type="float">
            <text:p>0.012151</text:p>
          </table:table-cell>
          <table:table-cell office:value-type="float" office:value="-0.009795" calcext:value-type="float">
            <text:p>-0.009795</text:p>
          </table:table-cell>
          <table:table-cell office:value-type="float" office:value="-0.00426" calcext:value-type="float">
            <text:p>-0.00426</text:p>
          </table:table-cell>
          <table:table-cell office:value-type="string" calcext:value-type="string">
            <text:p>0.003377</text:p>
          </table:table-cell>
        </table:table-row>
        <table:table-row table:style-name="ro1" table:visibility="filter">
          <table:table-cell office:value-type="float" office:value="1527478255.39484" calcext:value-type="float">
            <text:p>1527478255.39484</text:p>
          </table:table-cell>
          <table:table-cell office:value-type="string" calcext:value-type="string">
            <text:p>PID_y</text:p>
          </table:table-cell>
          <table:table-cell office:value-type="float" office:value="0.012099" calcext:value-type="float">
            <text:p>0.012099</text:p>
          </table:table-cell>
          <table:table-cell office:value-type="float" office:value="-0.009763" calcext:value-type="float">
            <text:p>-0.009763</text:p>
          </table:table-cell>
          <table:table-cell office:value-type="float" office:value="0.012151" calcext:value-type="float">
            <text:p>0.012151</text:p>
          </table:table-cell>
          <table:table-cell office:value-type="float" office:value="-0.009795" calcext:value-type="float">
            <text:p>-0.009795</text:p>
          </table:table-cell>
          <table:table-cell office:value-type="float" office:value="-0.00426" calcext:value-type="float">
            <text:p>-0.00426</text:p>
          </table:table-cell>
          <table:table-cell office:value-type="string" calcext:value-type="string">
            <text:p>0.003377</text:p>
          </table:table-cell>
        </table:table-row>
        <table:table-row table:style-name="ro1">
          <table:table-cell office:value-type="float" office:value="1527478255.41511" calcext:value-type="float">
            <text:p>1527478255.41511</text:p>
          </table:table-cell>
          <table:table-cell office:value-type="string" calcext:value-type="string">
            <text:p>PID_x</text:p>
          </table:table-cell>
          <table:table-cell office:value-type="float" office:value="0.012031" calcext:value-type="float">
            <text:p>0.012031</text:p>
          </table:table-cell>
          <table:table-cell office:value-type="float" office:value="-0.009405" calcext:value-type="float">
            <text:p>-0.009405</text:p>
          </table:table-cell>
          <table:table-cell office:value-type="float" office:value="0.012114" calcext:value-type="float">
            <text:p>0.012114</text:p>
          </table:table-cell>
          <table:table-cell office:value-type="float" office:value="-0.009418" calcext:value-type="float">
            <text:p>-0.009418</text:p>
          </table:table-cell>
          <table:table-cell office:value-type="float" office:value="-0.005397" calcext:value-type="float">
            <text:p>-0.005397</text:p>
          </table:table-cell>
          <table:table-cell office:value-type="string" calcext:value-type="string">
            <text:p>0.002146</text:p>
          </table:table-cell>
        </table:table-row>
        <table:table-row table:style-name="ro1" table:visibility="filter">
          <table:table-cell office:value-type="float" office:value="1527478255.41513" calcext:value-type="float">
            <text:p>1527478255.41513</text:p>
          </table:table-cell>
          <table:table-cell office:value-type="string" calcext:value-type="string">
            <text:p>PID_y</text:p>
          </table:table-cell>
          <table:table-cell office:value-type="float" office:value="0.012031" calcext:value-type="float">
            <text:p>0.012031</text:p>
          </table:table-cell>
          <table:table-cell office:value-type="float" office:value="-0.009405" calcext:value-type="float">
            <text:p>-0.009405</text:p>
          </table:table-cell>
          <table:table-cell office:value-type="float" office:value="0.012114" calcext:value-type="float">
            <text:p>0.012114</text:p>
          </table:table-cell>
          <table:table-cell office:value-type="float" office:value="-0.009418" calcext:value-type="float">
            <text:p>-0.009418</text:p>
          </table:table-cell>
          <table:table-cell office:value-type="float" office:value="-0.005397" calcext:value-type="float">
            <text:p>-0.005397</text:p>
          </table:table-cell>
          <table:table-cell office:value-type="string" calcext:value-type="string">
            <text:p>0.002146</text:p>
          </table:table-cell>
        </table:table-row>
        <table:table-row table:style-name="ro1">
          <table:table-cell office:value-type="float" office:value="1527478255.43541" calcext:value-type="float">
            <text:p>1527478255.43541</text:p>
          </table:table-cell>
          <table:table-cell office:value-type="string" calcext:value-type="string">
            <text:p>PID_x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-0.009356" calcext:value-type="float">
            <text:p>-0.009356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-0.009392" calcext:value-type="float">
            <text:p>-0.009392</text:p>
          </table:table-cell>
          <table:table-cell office:value-type="float" office:value="-0.005169" calcext:value-type="float">
            <text:p>-0.005169</text:p>
          </table:table-cell>
          <table:table-cell office:value-type="string" calcext:value-type="string">
            <text:p>0.003552</text:p>
          </table:table-cell>
        </table:table-row>
        <table:table-row table:style-name="ro1" table:visibility="filter">
          <table:table-cell office:value-type="float" office:value="1527478255.43543" calcext:value-type="float">
            <text:p>1527478255.43543</text:p>
          </table:table-cell>
          <table:table-cell office:value-type="string" calcext:value-type="string">
            <text:p>PID_y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-0.009356" calcext:value-type="float">
            <text:p>-0.009356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-0.009392" calcext:value-type="float">
            <text:p>-0.009392</text:p>
          </table:table-cell>
          <table:table-cell office:value-type="float" office:value="-0.005169" calcext:value-type="float">
            <text:p>-0.005169</text:p>
          </table:table-cell>
          <table:table-cell office:value-type="string" calcext:value-type="string">
            <text:p>0.003552</text:p>
          </table:table-cell>
        </table:table-row>
        <table:table-row table:style-name="ro1">
          <table:table-cell office:value-type="float" office:value="1527478255.45478" calcext:value-type="float">
            <text:p>1527478255.45478</text:p>
          </table:table-cell>
          <table:table-cell office:value-type="string" calcext:value-type="string">
            <text:p>PID_x</text:p>
          </table:table-cell>
          <table:table-cell office:value-type="float" office:value="0.011818" calcext:value-type="float">
            <text:p>0.011818</text:p>
          </table:table-cell>
          <table:table-cell office:value-type="float" office:value="-0.009415" calcext:value-type="float">
            <text:p>-0.009415</text:p>
          </table:table-cell>
          <table:table-cell office:value-type="float" office:value="0.011895" calcext:value-type="float">
            <text:p>0.011895</text:p>
          </table:table-cell>
          <table:table-cell office:value-type="float" office:value="-0.009429" calcext:value-type="float">
            <text:p>-0.009429</text:p>
          </table:table-cell>
          <table:table-cell office:value-type="float" office:value="-0.005191" calcext:value-type="float">
            <text:p>-0.005191</text:p>
          </table:table-cell>
          <table:table-cell office:value-type="string" calcext:value-type="string">
            <text:p>0.002159</text:p>
          </table:table-cell>
        </table:table-row>
        <table:table-row table:style-name="ro1" table:visibility="filter">
          <table:table-cell office:value-type="float" office:value="1527478255.4548" calcext:value-type="float">
            <text:p>1527478255.4548</text:p>
          </table:table-cell>
          <table:table-cell office:value-type="string" calcext:value-type="string">
            <text:p>PID_y</text:p>
          </table:table-cell>
          <table:table-cell office:value-type="float" office:value="0.011818" calcext:value-type="float">
            <text:p>0.011818</text:p>
          </table:table-cell>
          <table:table-cell office:value-type="float" office:value="-0.009415" calcext:value-type="float">
            <text:p>-0.009415</text:p>
          </table:table-cell>
          <table:table-cell office:value-type="float" office:value="0.011895" calcext:value-type="float">
            <text:p>0.011895</text:p>
          </table:table-cell>
          <table:table-cell office:value-type="float" office:value="-0.009429" calcext:value-type="float">
            <text:p>-0.009429</text:p>
          </table:table-cell>
          <table:table-cell office:value-type="float" office:value="-0.005191" calcext:value-type="float">
            <text:p>-0.005191</text:p>
          </table:table-cell>
          <table:table-cell office:value-type="string" calcext:value-type="string">
            <text:p>0.002159</text:p>
          </table:table-cell>
        </table:table-row>
        <table:table-row table:style-name="ro1">
          <table:table-cell office:value-type="float" office:value="1527478255.47509" calcext:value-type="float">
            <text:p>1527478255.47509</text:p>
          </table:table-cell>
          <table:table-cell office:value-type="string" calcext:value-type="string">
            <text:p>PID_x</text:p>
          </table:table-cell>
          <table:table-cell office:value-type="float" office:value="0.011471" calcext:value-type="float">
            <text:p>0.011471</text:p>
          </table:table-cell>
          <table:table-cell office:value-type="float" office:value="-0.009332" calcext:value-type="float">
            <text:p>-0.009332</text:p>
          </table:table-cell>
          <table:table-cell office:value-type="float" office:value="0.011631" calcext:value-type="float">
            <text:p>0.011631</text:p>
          </table:table-cell>
          <table:table-cell office:value-type="float" office:value="-0.009337" calcext:value-type="float">
            <text:p>-0.009337</text:p>
          </table:table-cell>
          <table:table-cell office:value-type="float" office:value="-0.007463" calcext:value-type="float">
            <text:p>-0.007463</text:p>
          </table:table-cell>
          <table:table-cell office:value-type="string" calcext:value-type="string">
            <text:p>0.001257</text:p>
          </table:table-cell>
        </table:table-row>
        <table:table-row table:style-name="ro1" table:visibility="filter">
          <table:table-cell office:value-type="float" office:value="1527478255.47511" calcext:value-type="float">
            <text:p>1527478255.47511</text:p>
          </table:table-cell>
          <table:table-cell office:value-type="string" calcext:value-type="string">
            <text:p>PID_y</text:p>
          </table:table-cell>
          <table:table-cell office:value-type="float" office:value="0.011471" calcext:value-type="float">
            <text:p>0.011471</text:p>
          </table:table-cell>
          <table:table-cell office:value-type="float" office:value="-0.009332" calcext:value-type="float">
            <text:p>-0.009332</text:p>
          </table:table-cell>
          <table:table-cell office:value-type="float" office:value="0.011631" calcext:value-type="float">
            <text:p>0.011631</text:p>
          </table:table-cell>
          <table:table-cell office:value-type="float" office:value="-0.009337" calcext:value-type="float">
            <text:p>-0.009337</text:p>
          </table:table-cell>
          <table:table-cell office:value-type="float" office:value="-0.007463" calcext:value-type="float">
            <text:p>-0.007463</text:p>
          </table:table-cell>
          <table:table-cell office:value-type="string" calcext:value-type="string">
            <text:p>0.001257</text:p>
          </table:table-cell>
        </table:table-row>
        <table:table-row table:style-name="ro1">
          <table:table-cell office:value-type="float" office:value="1527478255.49534" calcext:value-type="float">
            <text:p>1527478255.49534</text:p>
          </table:table-cell>
          <table:table-cell office:value-type="string" calcext:value-type="string">
            <text:p>PID_x</text:p>
          </table:table-cell>
          <table:table-cell office:value-type="float" office:value="0.011426" calcext:value-type="float">
            <text:p>0.011426</text:p>
          </table:table-cell>
          <table:table-cell office:value-type="float" office:value="-0.009399" calcext:value-type="float">
            <text:p>-0.009399</text:p>
          </table:table-cell>
          <table:table-cell office:value-type="float" office:value="0.011534" calcext:value-type="float">
            <text:p>0.011534</text:p>
          </table:table-cell>
          <table:table-cell office:value-type="float" office:value="-0.009435" calcext:value-type="float">
            <text:p>-0.009435</text:p>
          </table:table-cell>
          <table:table-cell office:value-type="float" office:value="-0.006145" calcext:value-type="float">
            <text:p>-0.006145</text:p>
          </table:table-cell>
          <table:table-cell office:value-type="string" calcext:value-type="string">
            <text:p>0.003534</text:p>
          </table:table-cell>
        </table:table-row>
        <table:table-row table:style-name="ro1" table:visibility="filter">
          <table:table-cell office:value-type="float" office:value="1527478255.49536" calcext:value-type="float">
            <text:p>1527478255.49536</text:p>
          </table:table-cell>
          <table:table-cell office:value-type="string" calcext:value-type="string">
            <text:p>PID_y</text:p>
          </table:table-cell>
          <table:table-cell office:value-type="float" office:value="0.011426" calcext:value-type="float">
            <text:p>0.011426</text:p>
          </table:table-cell>
          <table:table-cell office:value-type="float" office:value="-0.009399" calcext:value-type="float">
            <text:p>-0.009399</text:p>
          </table:table-cell>
          <table:table-cell office:value-type="float" office:value="0.011534" calcext:value-type="float">
            <text:p>0.011534</text:p>
          </table:table-cell>
          <table:table-cell office:value-type="float" office:value="-0.009435" calcext:value-type="float">
            <text:p>-0.009435</text:p>
          </table:table-cell>
          <table:table-cell office:value-type="float" office:value="-0.006145" calcext:value-type="float">
            <text:p>-0.006145</text:p>
          </table:table-cell>
          <table:table-cell office:value-type="string" calcext:value-type="string">
            <text:p>0.003534</text:p>
          </table:table-cell>
        </table:table-row>
        <table:table-row table:style-name="ro1">
          <table:table-cell office:value-type="float" office:value="1527478255.5147" calcext:value-type="float">
            <text:p>1527478255.5147</text:p>
          </table:table-cell>
          <table:table-cell office:value-type="string" calcext:value-type="string">
            <text:p>PID_x</text:p>
          </table:table-cell>
          <table:table-cell office:value-type="float" office:value="0.011278" calcext:value-type="float">
            <text:p>0.011278</text:p>
          </table:table-cell>
          <table:table-cell office:value-type="float" office:value="-0.009248" calcext:value-type="float">
            <text:p>-0.009248</text:p>
          </table:table-cell>
          <table:table-cell office:value-type="float" office:value="0.011417" calcext:value-type="float">
            <text:p>0.011417</text:p>
          </table:table-cell>
          <table:table-cell office:value-type="float" office:value="-0.009256" calcext:value-type="float">
            <text:p>-0.009256</text:p>
          </table:table-cell>
          <table:table-cell office:value-type="float" office:value="-0.006984" calcext:value-type="float">
            <text:p>-0.006984</text:p>
          </table:table-cell>
          <table:table-cell office:value-type="string" calcext:value-type="string">
            <text:p>0.001665</text:p>
          </table:table-cell>
        </table:table-row>
        <table:table-row table:style-name="ro1" table:visibility="filter">
          <table:table-cell office:value-type="float" office:value="1527478255.51472" calcext:value-type="float">
            <text:p>1527478255.51472</text:p>
          </table:table-cell>
          <table:table-cell office:value-type="string" calcext:value-type="string">
            <text:p>PID_y</text:p>
          </table:table-cell>
          <table:table-cell office:value-type="float" office:value="0.011278" calcext:value-type="float">
            <text:p>0.011278</text:p>
          </table:table-cell>
          <table:table-cell office:value-type="float" office:value="-0.009248" calcext:value-type="float">
            <text:p>-0.009248</text:p>
          </table:table-cell>
          <table:table-cell office:value-type="float" office:value="0.011417" calcext:value-type="float">
            <text:p>0.011417</text:p>
          </table:table-cell>
          <table:table-cell office:value-type="float" office:value="-0.009256" calcext:value-type="float">
            <text:p>-0.009256</text:p>
          </table:table-cell>
          <table:table-cell office:value-type="float" office:value="-0.006984" calcext:value-type="float">
            <text:p>-0.006984</text:p>
          </table:table-cell>
          <table:table-cell office:value-type="string" calcext:value-type="string">
            <text:p>0.001665</text:p>
          </table:table-cell>
        </table:table-row>
        <table:table-row table:style-name="ro1">
          <table:table-cell office:value-type="float" office:value="1527478255.53507" calcext:value-type="float">
            <text:p>1527478255.53507</text:p>
          </table:table-cell>
          <table:table-cell office:value-type="string" calcext:value-type="string">
            <text:p>PID_x</text:p>
          </table:table-cell>
          <table:table-cell office:value-type="float" office:value="0.011105" calcext:value-type="float">
            <text:p>0.011105</text:p>
          </table:table-cell>
          <table:table-cell office:value-type="float" office:value="-0.009109" calcext:value-type="float">
            <text:p>-0.009109</text:p>
          </table:table-cell>
          <table:table-cell office:value-type="float" office:value="0.011269" calcext:value-type="float">
            <text:p>0.011269</text:p>
          </table:table-cell>
          <table:table-cell office:value-type="float" office:value="-0.009129" calcext:value-type="float">
            <text:p>-0.009129</text:p>
          </table:table-cell>
          <table:table-cell office:value-type="float" office:value="-0.007576" calcext:value-type="float">
            <text:p>-0.007576</text:p>
          </table:table-cell>
          <table:table-cell office:value-type="string" calcext:value-type="string">
            <text:p>0.002657</text:p>
          </table:table-cell>
        </table:table-row>
        <table:table-row table:style-name="ro1" table:visibility="filter">
          <table:table-cell office:value-type="float" office:value="1527478255.5351" calcext:value-type="float">
            <text:p>1527478255.5351</text:p>
          </table:table-cell>
          <table:table-cell office:value-type="string" calcext:value-type="string">
            <text:p>PID_y</text:p>
          </table:table-cell>
          <table:table-cell office:value-type="float" office:value="0.011105" calcext:value-type="float">
            <text:p>0.011105</text:p>
          </table:table-cell>
          <table:table-cell office:value-type="float" office:value="-0.009109" calcext:value-type="float">
            <text:p>-0.009109</text:p>
          </table:table-cell>
          <table:table-cell office:value-type="float" office:value="0.011269" calcext:value-type="float">
            <text:p>0.011269</text:p>
          </table:table-cell>
          <table:table-cell office:value-type="float" office:value="-0.009129" calcext:value-type="float">
            <text:p>-0.009129</text:p>
          </table:table-cell>
          <table:table-cell office:value-type="float" office:value="-0.007576" calcext:value-type="float">
            <text:p>-0.007576</text:p>
          </table:table-cell>
          <table:table-cell office:value-type="string" calcext:value-type="string">
            <text:p>0.002657</text:p>
          </table:table-cell>
        </table:table-row>
        <table:table-row table:style-name="ro1">
          <table:table-cell office:value-type="float" office:value="1527478255.5554" calcext:value-type="float">
            <text:p>1527478255.5554</text:p>
          </table:table-cell>
          <table:table-cell office:value-type="string" calcext:value-type="string">
            <text:p>PID_x</text:p>
          </table:table-cell>
          <table:table-cell office:value-type="float" office:value="0.010795" calcext:value-type="float">
            <text:p>0.010795</text:p>
          </table:table-cell>
          <table:table-cell office:value-type="float" office:value="-0.009279" calcext:value-type="float">
            <text:p>-0.009279</text:p>
          </table:table-cell>
          <table:table-cell office:value-type="float" office:value="0.011013" calcext:value-type="float">
            <text:p>0.011013</text:p>
          </table:table-cell>
          <table:table-cell office:value-type="float" office:value="-0.009286" calcext:value-type="float">
            <text:p>-0.009286</text:p>
          </table:table-cell>
          <table:table-cell office:value-type="float" office:value="-0.008736" calcext:value-type="float">
            <text:p>-0.008736</text:p>
          </table:table-cell>
          <table:table-cell office:value-type="string" calcext:value-type="string">
            <text:p>0.001489</text:p>
          </table:table-cell>
        </table:table-row>
        <table:table-row table:style-name="ro1" table:visibility="filter">
          <table:table-cell office:value-type="float" office:value="1527478255.55543" calcext:value-type="float">
            <text:p>1527478255.55543</text:p>
          </table:table-cell>
          <table:table-cell office:value-type="string" calcext:value-type="string">
            <text:p>PID_y</text:p>
          </table:table-cell>
          <table:table-cell office:value-type="float" office:value="0.010795" calcext:value-type="float">
            <text:p>0.010795</text:p>
          </table:table-cell>
          <table:table-cell office:value-type="float" office:value="-0.009279" calcext:value-type="float">
            <text:p>-0.009279</text:p>
          </table:table-cell>
          <table:table-cell office:value-type="float" office:value="0.011013" calcext:value-type="float">
            <text:p>0.011013</text:p>
          </table:table-cell>
          <table:table-cell office:value-type="float" office:value="-0.009286" calcext:value-type="float">
            <text:p>-0.009286</text:p>
          </table:table-cell>
          <table:table-cell office:value-type="float" office:value="-0.008736" calcext:value-type="float">
            <text:p>-0.008736</text:p>
          </table:table-cell>
          <table:table-cell office:value-type="string" calcext:value-type="string">
            <text:p>0.001489</text:p>
          </table:table-cell>
        </table:table-row>
        <table:table-row table:style-name="ro1">
          <table:table-cell office:value-type="float" office:value="1527478255.57472" calcext:value-type="float">
            <text:p>1527478255.57472</text:p>
          </table:table-cell>
          <table:table-cell office:value-type="string" calcext:value-type="string">
            <text:p>PID_x</text:p>
          </table:table-cell>
          <table:table-cell office:value-type="float" office:value="0.010666" calcext:value-type="float">
            <text:p>0.010666</text:p>
          </table:table-cell>
          <table:table-cell office:value-type="float" office:value="-0.009032" calcext:value-type="float">
            <text:p>-0.009032</text:p>
          </table:table-cell>
          <table:table-cell office:value-type="float" office:value="0.010844" calcext:value-type="float">
            <text:p>0.010844</text:p>
          </table:table-cell>
          <table:table-cell office:value-type="float" office:value="-0.009057" calcext:value-type="float">
            <text:p>-0.009057</text:p>
          </table:table-cell>
          <table:table-cell office:value-type="float" office:value="-0.007888" calcext:value-type="float">
            <text:p>-0.007888</text:p>
          </table:table-cell>
          <table:table-cell office:value-type="string" calcext:value-type="string">
            <text:p>0.002948</text:p>
          </table:table-cell>
        </table:table-row>
        <table:table-row table:style-name="ro1" table:visibility="filter">
          <table:table-cell office:value-type="float" office:value="1527478255.57474" calcext:value-type="float">
            <text:p>1527478255.57474</text:p>
          </table:table-cell>
          <table:table-cell office:value-type="string" calcext:value-type="string">
            <text:p>PID_y</text:p>
          </table:table-cell>
          <table:table-cell office:value-type="float" office:value="0.010666" calcext:value-type="float">
            <text:p>0.010666</text:p>
          </table:table-cell>
          <table:table-cell office:value-type="float" office:value="-0.009032" calcext:value-type="float">
            <text:p>-0.009032</text:p>
          </table:table-cell>
          <table:table-cell office:value-type="float" office:value="0.010844" calcext:value-type="float">
            <text:p>0.010844</text:p>
          </table:table-cell>
          <table:table-cell office:value-type="float" office:value="-0.009057" calcext:value-type="float">
            <text:p>-0.009057</text:p>
          </table:table-cell>
          <table:table-cell office:value-type="float" office:value="-0.007888" calcext:value-type="float">
            <text:p>-0.007888</text:p>
          </table:table-cell>
          <table:table-cell office:value-type="string" calcext:value-type="string">
            <text:p>0.002948</text:p>
          </table:table-cell>
        </table:table-row>
        <table:table-row table:style-name="ro1">
          <table:table-cell office:value-type="float" office:value="1527478255.595" calcext:value-type="float">
            <text:p>1527478255.595</text:p>
          </table:table-cell>
          <table:table-cell office:value-type="string" calcext:value-type="string">
            <text:p>PID_x</text:p>
          </table:table-cell>
          <table:table-cell office:value-type="float" office:value="0.010603" calcext:value-type="float">
            <text:p>0.010603</text:p>
          </table:table-cell>
          <table:table-cell office:value-type="float" office:value="-0.009008" calcext:value-type="float">
            <text:p>-0.009008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-0.009052" calcext:value-type="float">
            <text:p>-0.009052</text:p>
          </table:table-cell>
          <table:table-cell office:value-type="float" office:value="-0.007649" calcext:value-type="float">
            <text:p>-0.007649</text:p>
          </table:table-cell>
          <table:table-cell office:value-type="string" calcext:value-type="string">
            <text:p>0.003962</text:p>
          </table:table-cell>
        </table:table-row>
        <table:table-row table:style-name="ro1" table:visibility="filter">
          <table:table-cell office:value-type="float" office:value="1527478255.59502" calcext:value-type="float">
            <text:p>1527478255.59502</text:p>
          </table:table-cell>
          <table:table-cell office:value-type="string" calcext:value-type="string">
            <text:p>PID_y</text:p>
          </table:table-cell>
          <table:table-cell office:value-type="float" office:value="0.010603" calcext:value-type="float">
            <text:p>0.010603</text:p>
          </table:table-cell>
          <table:table-cell office:value-type="float" office:value="-0.009008" calcext:value-type="float">
            <text:p>-0.009008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-0.009052" calcext:value-type="float">
            <text:p>-0.009052</text:p>
          </table:table-cell>
          <table:table-cell office:value-type="float" office:value="-0.007649" calcext:value-type="float">
            <text:p>-0.007649</text:p>
          </table:table-cell>
          <table:table-cell office:value-type="string" calcext:value-type="string">
            <text:p>0.003962</text:p>
          </table:table-cell>
        </table:table-row>
        <table:table-row table:style-name="ro1">
          <table:table-cell office:value-type="float" office:value="1527478255.61523" calcext:value-type="float">
            <text:p>1527478255.61523</text:p>
          </table:table-cell>
          <table:table-cell office:value-type="string" calcext:value-type="string">
            <text:p>PID_x</text:p>
          </table:table-cell>
          <table:table-cell office:value-type="float" office:value="0.010349" calcext:value-type="float">
            <text:p>0.010349</text:p>
          </table:table-cell>
          <table:table-cell office:value-type="float" office:value="-0.00903" calcext:value-type="float">
            <text:p>-0.00903</text:p>
          </table:table-cell>
          <table:table-cell office:value-type="float" office:value="0.010558" calcext:value-type="float">
            <text:p>0.010558</text:p>
          </table:table-cell>
          <table:table-cell office:value-type="float" office:value="-0.009044" calcext:value-type="float">
            <text:p>-0.009044</text:p>
          </table:table-cell>
          <table:table-cell office:value-type="float" office:value="-0.008549" calcext:value-type="float">
            <text:p>-0.008549</text:p>
          </table:table-cell>
          <table:table-cell office:value-type="string" calcext:value-type="string">
            <text:p>0.002200</text:p>
          </table:table-cell>
        </table:table-row>
        <table:table-row table:style-name="ro1" table:visibility="filter">
          <table:table-cell office:value-type="float" office:value="1527478255.61527" calcext:value-type="float">
            <text:p>1527478255.61527</text:p>
          </table:table-cell>
          <table:table-cell office:value-type="string" calcext:value-type="string">
            <text:p>PID_y</text:p>
          </table:table-cell>
          <table:table-cell office:value-type="float" office:value="0.010349" calcext:value-type="float">
            <text:p>0.010349</text:p>
          </table:table-cell>
          <table:table-cell office:value-type="float" office:value="-0.00903" calcext:value-type="float">
            <text:p>-0.00903</text:p>
          </table:table-cell>
          <table:table-cell office:value-type="float" office:value="0.010558" calcext:value-type="float">
            <text:p>0.010558</text:p>
          </table:table-cell>
          <table:table-cell office:value-type="float" office:value="-0.009044" calcext:value-type="float">
            <text:p>-0.009044</text:p>
          </table:table-cell>
          <table:table-cell office:value-type="float" office:value="-0.008549" calcext:value-type="float">
            <text:p>-0.008549</text:p>
          </table:table-cell>
          <table:table-cell office:value-type="string" calcext:value-type="string">
            <text:p>0.002200</text:p>
          </table:table-cell>
        </table:table-row>
        <table:table-row table:style-name="ro1">
          <table:table-cell office:value-type="float" office:value="1527478255.63447" calcext:value-type="float">
            <text:p>1527478255.63447</text:p>
          </table:table-cell>
          <table:table-cell office:value-type="string" calcext:value-type="string">
            <text:p>PID_x</text:p>
          </table:table-cell>
          <table:table-cell office:value-type="float" office:value="0.010111" calcext:value-type="float">
            <text:p>0.010111</text:p>
          </table:table-cell>
          <table:table-cell office:value-type="float" office:value="-0.008984" calcext:value-type="float">
            <text:p>-0.008984</text:p>
          </table:table-cell>
          <table:table-cell office:value-type="float" office:value="0.010354" calcext:value-type="float">
            <text:p>0.010354</text:p>
          </table:table-cell>
          <table:table-cell office:value-type="float" office:value="-0.00899" calcext:value-type="float">
            <text:p>-0.00899</text:p>
          </table:table-cell>
          <table:table-cell office:value-type="float" office:value="-0.009217" calcext:value-type="float">
            <text:p>-0.009217</text:p>
          </table:table-cell>
          <table:table-cell office:value-type="string" calcext:value-type="string">
            <text:p>0.001508</text:p>
          </table:table-cell>
        </table:table-row>
        <table:table-row table:style-name="ro1" table:visibility="filter">
          <table:table-cell office:value-type="float" office:value="1527478255.63448" calcext:value-type="float">
            <text:p>1527478255.63448</text:p>
          </table:table-cell>
          <table:table-cell office:value-type="string" calcext:value-type="string">
            <text:p>PID_y</text:p>
          </table:table-cell>
          <table:table-cell office:value-type="float" office:value="0.010111" calcext:value-type="float">
            <text:p>0.010111</text:p>
          </table:table-cell>
          <table:table-cell office:value-type="float" office:value="-0.008984" calcext:value-type="float">
            <text:p>-0.008984</text:p>
          </table:table-cell>
          <table:table-cell office:value-type="float" office:value="0.010354" calcext:value-type="float">
            <text:p>0.010354</text:p>
          </table:table-cell>
          <table:table-cell office:value-type="float" office:value="-0.00899" calcext:value-type="float">
            <text:p>-0.00899</text:p>
          </table:table-cell>
          <table:table-cell office:value-type="float" office:value="-0.009217" calcext:value-type="float">
            <text:p>-0.009217</text:p>
          </table:table-cell>
          <table:table-cell office:value-type="string" calcext:value-type="string">
            <text:p>0.001508</text:p>
          </table:table-cell>
        </table:table-row>
        <table:table-row table:style-name="ro1">
          <table:table-cell office:value-type="float" office:value="1527478255.65476" calcext:value-type="float">
            <text:p>1527478255.65476</text:p>
          </table:table-cell>
          <table:table-cell office:value-type="string" calcext:value-type="string">
            <text:p>PID_x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-0.008998" calcext:value-type="float">
            <text:p>-0.008998</text:p>
          </table:table-cell>
          <table:table-cell office:value-type="float" office:value="0.010036" calcext:value-type="float">
            <text:p>0.010036</text:p>
          </table:table-cell>
          <table:table-cell office:value-type="float" office:value="-0.00902" calcext:value-type="float">
            <text:p>-0.00902</text:p>
          </table:table-cell>
          <table:table-cell office:value-type="float" office:value="-0.009828" calcext:value-type="float">
            <text:p>-0.009828</text:p>
          </table:table-cell>
          <table:table-cell office:value-type="string" calcext:value-type="string">
            <text:p>0.002764</text:p>
          </table:table-cell>
        </table:table-row>
        <table:table-row table:style-name="ro1" table:visibility="filter">
          <table:table-cell office:value-type="float" office:value="1527478255.65478" calcext:value-type="float">
            <text:p>1527478255.65478</text:p>
          </table:table-cell>
          <table:table-cell office:value-type="string" calcext:value-type="string">
            <text:p>PID_y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-0.008998" calcext:value-type="float">
            <text:p>-0.008998</text:p>
          </table:table-cell>
          <table:table-cell office:value-type="float" office:value="0.010036" calcext:value-type="float">
            <text:p>0.010036</text:p>
          </table:table-cell>
          <table:table-cell office:value-type="float" office:value="-0.00902" calcext:value-type="float">
            <text:p>-0.00902</text:p>
          </table:table-cell>
          <table:table-cell office:value-type="float" office:value="-0.009828" calcext:value-type="float">
            <text:p>-0.009828</text:p>
          </table:table-cell>
          <table:table-cell office:value-type="string" calcext:value-type="string">
            <text:p>0.002764</text:p>
          </table:table-cell>
        </table:table-row>
        <table:table-row table:style-name="ro1">
          <table:table-cell office:value-type="float" office:value="1527478255.67503" calcext:value-type="float">
            <text:p>1527478255.67503</text:p>
          </table:table-cell>
          <table:table-cell office:value-type="string" calcext:value-type="string">
            <text:p>PID_x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-0.008826" calcext:value-type="float">
            <text:p>-0.008826</text:p>
          </table:table-cell>
          <table:table-cell office:value-type="float" office:value="0.009819" calcext:value-type="float">
            <text:p>0.009819</text:p>
          </table:table-cell>
          <table:table-cell office:value-type="float" office:value="-0.00884" calcext:value-type="float">
            <text:p>-0.00884</text:p>
          </table:table-cell>
          <table:table-cell office:value-type="float" office:value="-0.010214" calcext:value-type="float">
            <text:p>-0.010214</text:p>
          </table:table-cell>
          <table:table-cell office:value-type="string" calcext:value-type="string">
            <text:p>0.002173</text:p>
          </table:table-cell>
        </table:table-row>
        <table:table-row table:style-name="ro1" table:visibility="filter">
          <table:table-cell office:value-type="float" office:value="1527478255.67505" calcext:value-type="float">
            <text:p>1527478255.67505</text:p>
          </table:table-cell>
          <table:table-cell office:value-type="string" calcext:value-type="string">
            <text:p>PID_y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-0.008826" calcext:value-type="float">
            <text:p>-0.008826</text:p>
          </table:table-cell>
          <table:table-cell office:value-type="float" office:value="0.009819" calcext:value-type="float">
            <text:p>0.009819</text:p>
          </table:table-cell>
          <table:table-cell office:value-type="float" office:value="-0.00884" calcext:value-type="float">
            <text:p>-0.00884</text:p>
          </table:table-cell>
          <table:table-cell office:value-type="float" office:value="-0.010214" calcext:value-type="float">
            <text:p>-0.010214</text:p>
          </table:table-cell>
          <table:table-cell office:value-type="string" calcext:value-type="string">
            <text:p>0.002173</text:p>
          </table:table-cell>
        </table:table-row>
        <table:table-row table:style-name="ro1">
          <table:table-cell office:value-type="float" office:value="1527478255.6952" calcext:value-type="float">
            <text:p>1527478255.6952</text:p>
          </table:table-cell>
          <table:table-cell office:value-type="string" calcext:value-type="string">
            <text:p>PID_x</text:p>
          </table:table-cell>
          <table:table-cell office:value-type="float" office:value="0.009233" calcext:value-type="float">
            <text:p>0.009233</text:p>
          </table:table-cell>
          <table:table-cell office:value-type="float" office:value="-0.008836" calcext:value-type="float">
            <text:p>-0.008836</text:p>
          </table:table-cell>
          <table:table-cell office:value-type="float" office:value="0.009613" calcext:value-type="float">
            <text:p>0.009613</text:p>
          </table:table-cell>
          <table:table-cell office:value-type="float" office:value="-0.008848" calcext:value-type="float">
            <text:p>-0.008848</text:p>
          </table:table-cell>
          <table:table-cell office:value-type="float" office:value="-0.011538" calcext:value-type="float">
            <text:p>-0.011538</text:p>
          </table:table-cell>
          <table:table-cell office:value-type="string" calcext:value-type="string">
            <text:p>0.002048</text:p>
          </table:table-cell>
        </table:table-row>
        <table:table-row table:style-name="ro1" table:visibility="filter">
          <table:table-cell office:value-type="float" office:value="1527478255.69521" calcext:value-type="float">
            <text:p>1527478255.69521</text:p>
          </table:table-cell>
          <table:table-cell office:value-type="string" calcext:value-type="string">
            <text:p>PID_y</text:p>
          </table:table-cell>
          <table:table-cell office:value-type="float" office:value="0.009233" calcext:value-type="float">
            <text:p>0.009233</text:p>
          </table:table-cell>
          <table:table-cell office:value-type="float" office:value="-0.008836" calcext:value-type="float">
            <text:p>-0.008836</text:p>
          </table:table-cell>
          <table:table-cell office:value-type="float" office:value="0.009613" calcext:value-type="float">
            <text:p>0.009613</text:p>
          </table:table-cell>
          <table:table-cell office:value-type="float" office:value="-0.008848" calcext:value-type="float">
            <text:p>-0.008848</text:p>
          </table:table-cell>
          <table:table-cell office:value-type="float" office:value="-0.011538" calcext:value-type="float">
            <text:p>-0.011538</text:p>
          </table:table-cell>
          <table:table-cell office:value-type="string" calcext:value-type="string">
            <text:p>0.002048</text:p>
          </table:table-cell>
        </table:table-row>
        <table:table-row table:style-name="ro1">
          <table:table-cell office:value-type="float" office:value="1527478255.71448" calcext:value-type="float">
            <text:p>1527478255.71448</text:p>
          </table:table-cell>
          <table:table-cell office:value-type="string" calcext:value-type="string">
            <text:p>PID_x</text:p>
          </table:table-cell>
          <table:table-cell office:value-type="float" office:value="0.009136" calcext:value-type="float">
            <text:p>0.009136</text:p>
          </table:table-cell>
          <table:table-cell office:value-type="float" office:value="-0.008927" calcext:value-type="float">
            <text:p>-0.008927</text:p>
          </table:table-cell>
          <table:table-cell office:value-type="float" office:value="0.009474" calcext:value-type="float">
            <text:p>0.009474</text:p>
          </table:table-cell>
          <table:table-cell office:value-type="float" office:value="-0.008931" calcext:value-type="float">
            <text:p>-0.008931</text:p>
          </table:table-cell>
          <table:table-cell office:value-type="float" office:value="-0.010881" calcext:value-type="float">
            <text:p>-0.010881</text:p>
          </table:table-cell>
          <table:table-cell office:value-type="string" calcext:value-type="string">
            <text:p>0.001099</text:p>
          </table:table-cell>
        </table:table-row>
        <table:table-row table:style-name="ro1" table:visibility="filter">
          <table:table-cell office:value-type="float" office:value="1527478255.7145" calcext:value-type="float">
            <text:p>1527478255.7145</text:p>
          </table:table-cell>
          <table:table-cell office:value-type="string" calcext:value-type="string">
            <text:p>PID_y</text:p>
          </table:table-cell>
          <table:table-cell office:value-type="float" office:value="0.009136" calcext:value-type="float">
            <text:p>0.009136</text:p>
          </table:table-cell>
          <table:table-cell office:value-type="float" office:value="-0.008927" calcext:value-type="float">
            <text:p>-0.008927</text:p>
          </table:table-cell>
          <table:table-cell office:value-type="float" office:value="0.009474" calcext:value-type="float">
            <text:p>0.009474</text:p>
          </table:table-cell>
          <table:table-cell office:value-type="float" office:value="-0.008931" calcext:value-type="float">
            <text:p>-0.008931</text:p>
          </table:table-cell>
          <table:table-cell office:value-type="float" office:value="-0.010881" calcext:value-type="float">
            <text:p>-0.010881</text:p>
          </table:table-cell>
          <table:table-cell office:value-type="string" calcext:value-type="string">
            <text:p>0.001099</text:p>
          </table:table-cell>
        </table:table-row>
        <table:table-row table:style-name="ro1">
          <table:table-cell office:value-type="float" office:value="1527478255.73476" calcext:value-type="float">
            <text:p>1527478255.73476</text:p>
          </table:table-cell>
          <table:table-cell office:value-type="string" calcext:value-type="string">
            <text:p>PID_x</text:p>
          </table:table-cell>
          <table:table-cell office:value-type="float" office:value="0.008857" calcext:value-type="float">
            <text:p>0.008857</text:p>
          </table:table-cell>
          <table:table-cell office:value-type="float" office:value="-0.00887" calcext:value-type="float">
            <text:p>-0.00887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-0.008873" calcext:value-type="float">
            <text:p>-0.008873</text:p>
          </table:table-cell>
          <table:table-cell office:value-type="float" office:value="-0.011266" calcext:value-type="float">
            <text:p>-0.011266</text:p>
          </table:table-cell>
          <table:table-cell office:value-type="string" calcext:value-type="string">
            <text:p>0.001112</text:p>
          </table:table-cell>
        </table:table-row>
        <table:table-row table:style-name="ro1" table:visibility="filter">
          <table:table-cell office:value-type="float" office:value="1527478255.73478" calcext:value-type="float">
            <text:p>1527478255.73478</text:p>
          </table:table-cell>
          <table:table-cell office:value-type="string" calcext:value-type="string">
            <text:p>PID_y</text:p>
          </table:table-cell>
          <table:table-cell office:value-type="float" office:value="0.008857" calcext:value-type="float">
            <text:p>0.008857</text:p>
          </table:table-cell>
          <table:table-cell office:value-type="float" office:value="-0.00887" calcext:value-type="float">
            <text:p>-0.00887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-0.008873" calcext:value-type="float">
            <text:p>-0.008873</text:p>
          </table:table-cell>
          <table:table-cell office:value-type="float" office:value="-0.011266" calcext:value-type="float">
            <text:p>-0.011266</text:p>
          </table:table-cell>
          <table:table-cell office:value-type="string" calcext:value-type="string">
            <text:p>0.001112</text:p>
          </table:table-cell>
        </table:table-row>
        <table:table-row table:style-name="ro1">
          <table:table-cell office:value-type="float" office:value="1527478255.75497" calcext:value-type="float">
            <text:p>1527478255.75497</text:p>
          </table:table-cell>
          <table:table-cell office:value-type="string" calcext:value-type="string">
            <text:p>PID_x</text:p>
          </table:table-cell>
          <table:table-cell office:value-type="float" office:value="0.008402" calcext:value-type="float">
            <text:p>0.008402</text:p>
          </table:table-cell>
          <table:table-cell office:value-type="float" office:value="-0.008943" calcext:value-type="float">
            <text:p>-0.008943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-0.008944" calcext:value-type="float">
            <text:p>-0.008944</text:p>
          </table:table-cell>
          <table:table-cell office:value-type="float" office:value="-0.012092" calcext:value-type="float">
            <text:p>-0.012092</text:p>
          </table:table-cell>
          <table:table-cell office:value-type="string" calcext:value-type="string">
            <text:p>0.000698</text:p>
          </table:table-cell>
        </table:table-row>
        <table:table-row table:style-name="ro1" table:visibility="filter">
          <table:table-cell office:value-type="float" office:value="1527478255.75499" calcext:value-type="float">
            <text:p>1527478255.75499</text:p>
          </table:table-cell>
          <table:table-cell office:value-type="string" calcext:value-type="string">
            <text:p>PID_y</text:p>
          </table:table-cell>
          <table:table-cell office:value-type="float" office:value="0.008402" calcext:value-type="float">
            <text:p>0.008402</text:p>
          </table:table-cell>
          <table:table-cell office:value-type="float" office:value="-0.008943" calcext:value-type="float">
            <text:p>-0.008943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-0.008944" calcext:value-type="float">
            <text:p>-0.008944</text:p>
          </table:table-cell>
          <table:table-cell office:value-type="float" office:value="-0.012092" calcext:value-type="float">
            <text:p>-0.012092</text:p>
          </table:table-cell>
          <table:table-cell office:value-type="string" calcext:value-type="string">
            <text:p>0.000698</text:p>
          </table:table-cell>
        </table:table-row>
        <table:table-row table:style-name="ro1">
          <table:table-cell office:value-type="float" office:value="1527478255.77517" calcext:value-type="float">
            <text:p>1527478255.77517</text:p>
          </table:table-cell>
          <table:table-cell office:value-type="string" calcext:value-type="string">
            <text:p>PID_x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-0.008734" calcext:value-type="float">
            <text:p>-0.008734</text:p>
          </table:table-cell>
          <table:table-cell office:value-type="float" office:value="0.008759" calcext:value-type="float">
            <text:p>0.008759</text:p>
          </table:table-cell>
          <table:table-cell office:value-type="float" office:value="-0.008737" calcext:value-type="float">
            <text:p>-0.008737</text:p>
          </table:table-cell>
          <table:table-cell office:value-type="float" office:value="-0.010556" calcext:value-type="float">
            <text:p>-0.010556</text:p>
          </table:table-cell>
          <table:table-cell office:value-type="string" calcext:value-type="string">
            <text:p>0.000972</text:p>
          </table:table-cell>
        </table:table-row>
        <table:table-row table:style-name="ro1" table:visibility="filter">
          <table:table-cell office:value-type="float" office:value="1527478255.77519" calcext:value-type="float">
            <text:p>1527478255.77519</text:p>
          </table:table-cell>
          <table:table-cell office:value-type="string" calcext:value-type="string">
            <text:p>PID_y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-0.008734" calcext:value-type="float">
            <text:p>-0.008734</text:p>
          </table:table-cell>
          <table:table-cell office:value-type="float" office:value="0.008759" calcext:value-type="float">
            <text:p>0.008759</text:p>
          </table:table-cell>
          <table:table-cell office:value-type="float" office:value="-0.008737" calcext:value-type="float">
            <text:p>-0.008737</text:p>
          </table:table-cell>
          <table:table-cell office:value-type="float" office:value="-0.010556" calcext:value-type="float">
            <text:p>-0.010556</text:p>
          </table:table-cell>
          <table:table-cell office:value-type="string" calcext:value-type="string">
            <text:p>0.000972</text:p>
          </table:table-cell>
        </table:table-row>
        <table:table-row table:style-name="ro1">
          <table:table-cell office:value-type="float" office:value="1527478255.79539" calcext:value-type="float">
            <text:p>1527478255.79539</text:p>
          </table:table-cell>
          <table:table-cell office:value-type="string" calcext:value-type="string">
            <text:p>PID_x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-0.008728" calcext:value-type="float">
            <text:p>-0.008728</text:p>
          </table:table-cell>
          <table:table-cell office:value-type="float" office:value="0.008564" calcext:value-type="float">
            <text:p>0.008564</text:p>
          </table:table-cell>
          <table:table-cell office:value-type="float" office:value="-0.008732" calcext:value-type="float">
            <text:p>-0.008732</text:p>
          </table:table-cell>
          <table:table-cell office:value-type="float" office:value="-0.010439" calcext:value-type="float">
            <text:p>-0.010439</text:p>
          </table:table-cell>
          <table:table-cell office:value-type="string" calcext:value-type="string">
            <text:p>0.001102</text:p>
          </table:table-cell>
        </table:table-row>
        <table:table-row table:style-name="ro1" table:visibility="filter">
          <table:table-cell office:value-type="float" office:value="1527478255.79542" calcext:value-type="float">
            <text:p>1527478255.79542</text:p>
          </table:table-cell>
          <table:table-cell office:value-type="string" calcext:value-type="string">
            <text:p>PID_y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-0.008728" calcext:value-type="float">
            <text:p>-0.008728</text:p>
          </table:table-cell>
          <table:table-cell office:value-type="float" office:value="0.008564" calcext:value-type="float">
            <text:p>0.008564</text:p>
          </table:table-cell>
          <table:table-cell office:value-type="float" office:value="-0.008732" calcext:value-type="float">
            <text:p>-0.008732</text:p>
          </table:table-cell>
          <table:table-cell office:value-type="float" office:value="-0.010439" calcext:value-type="float">
            <text:p>-0.010439</text:p>
          </table:table-cell>
          <table:table-cell office:value-type="string" calcext:value-type="string">
            <text:p>0.001102</text:p>
          </table:table-cell>
        </table:table-row>
        <table:table-row table:style-name="ro1">
          <table:table-cell office:value-type="float" office:value="1527478255.81462" calcext:value-type="float">
            <text:p>1527478255.81462</text:p>
          </table:table-cell>
          <table:table-cell office:value-type="string" calcext:value-type="string">
            <text:p>PID_x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-0.008806" calcext:value-type="float">
            <text:p>-0.008806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-0.00881" calcext:value-type="float">
            <text:p>-0.00881</text:p>
          </table:table-cell>
          <table:table-cell office:value-type="float" office:value="-0.012605" calcext:value-type="float">
            <text:p>-0.012605</text:p>
          </table:table-cell>
          <table:table-cell office:value-type="string" calcext:value-type="string">
            <text:p>0.001158</text:p>
          </table:table-cell>
        </table:table-row>
        <table:table-row table:style-name="ro1" table:visibility="filter">
          <table:table-cell office:value-type="float" office:value="1527478255.81465" calcext:value-type="float">
            <text:p>1527478255.81465</text:p>
          </table:table-cell>
          <table:table-cell office:value-type="string" calcext:value-type="string">
            <text:p>PID_y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-0.008806" calcext:value-type="float">
            <text:p>-0.008806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-0.00881" calcext:value-type="float">
            <text:p>-0.00881</text:p>
          </table:table-cell>
          <table:table-cell office:value-type="float" office:value="-0.012605" calcext:value-type="float">
            <text:p>-0.012605</text:p>
          </table:table-cell>
          <table:table-cell office:value-type="string" calcext:value-type="string">
            <text:p>0.001158</text:p>
          </table:table-cell>
        </table:table-row>
        <table:table-row table:style-name="ro1">
          <table:table-cell office:value-type="float" office:value="1527478255.83485" calcext:value-type="float">
            <text:p>1527478255.83485</text:p>
          </table:table-cell>
          <table:table-cell office:value-type="string" calcext:value-type="string">
            <text:p>PID_x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-0.008665" calcext:value-type="float">
            <text:p>-0.008665</text:p>
          </table:table-cell>
          <table:table-cell office:value-type="float" office:value="0.007969" calcext:value-type="float">
            <text:p>0.007969</text:p>
          </table:table-cell>
          <table:table-cell office:value-type="float" office:value="-0.008675" calcext:value-type="float">
            <text:p>-0.008675</text:p>
          </table:table-cell>
          <table:table-cell office:value-type="float" office:value="-0.012555" calcext:value-type="float">
            <text:p>-0.012555</text:p>
          </table:table-cell>
          <table:table-cell office:value-type="string" calcext:value-type="string">
            <text:p>0.001917</text:p>
          </table:table-cell>
        </table:table-row>
        <table:table-row table:style-name="ro1" table:visibility="filter">
          <table:table-cell office:value-type="float" office:value="1527478255.83488" calcext:value-type="float">
            <text:p>1527478255.83488</text:p>
          </table:table-cell>
          <table:table-cell office:value-type="string" calcext:value-type="string">
            <text:p>PID_y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-0.008665" calcext:value-type="float">
            <text:p>-0.008665</text:p>
          </table:table-cell>
          <table:table-cell office:value-type="float" office:value="0.007969" calcext:value-type="float">
            <text:p>0.007969</text:p>
          </table:table-cell>
          <table:table-cell office:value-type="float" office:value="-0.008675" calcext:value-type="float">
            <text:p>-0.008675</text:p>
          </table:table-cell>
          <table:table-cell office:value-type="float" office:value="-0.012555" calcext:value-type="float">
            <text:p>-0.012555</text:p>
          </table:table-cell>
          <table:table-cell office:value-type="string" calcext:value-type="string">
            <text:p>0.001917</text:p>
          </table:table-cell>
        </table:table-row>
        <table:table-row table:style-name="ro1">
          <table:table-cell office:value-type="float" office:value="1527478255.85517" calcext:value-type="float">
            <text:p>1527478255.85517</text:p>
          </table:table-cell>
          <table:table-cell office:value-type="string" calcext:value-type="string">
            <text:p>PID_x</text:p>
          </table:table-cell>
          <table:table-cell office:value-type="float" office:value="0.007259" calcext:value-type="float">
            <text:p>0.007259</text:p>
          </table:table-cell>
          <table:table-cell office:value-type="float" office:value="-0.008791" calcext:value-type="float">
            <text:p>-0.008791</text:p>
          </table:table-cell>
          <table:table-cell office:value-type="float" office:value="0.007652" calcext:value-type="float">
            <text:p>0.007652</text:p>
          </table:table-cell>
          <table:table-cell office:value-type="float" office:value="-0.008796" calcext:value-type="float">
            <text:p>-0.008796</text:p>
          </table:table-cell>
          <table:table-cell office:value-type="float" office:value="-0.011716" calcext:value-type="float">
            <text:p>-0.011716</text:p>
          </table:table-cell>
          <table:table-cell office:value-type="string" calcext:value-type="string">
            <text:p>0.001428</text:p>
          </table:table-cell>
        </table:table-row>
        <table:table-row table:style-name="ro1" table:visibility="filter">
          <table:table-cell office:value-type="float" office:value="1527478255.85519" calcext:value-type="float">
            <text:p>1527478255.85519</text:p>
          </table:table-cell>
          <table:table-cell office:value-type="string" calcext:value-type="string">
            <text:p>PID_y</text:p>
          </table:table-cell>
          <table:table-cell office:value-type="float" office:value="0.007259" calcext:value-type="float">
            <text:p>0.007259</text:p>
          </table:table-cell>
          <table:table-cell office:value-type="float" office:value="-0.008791" calcext:value-type="float">
            <text:p>-0.008791</text:p>
          </table:table-cell>
          <table:table-cell office:value-type="float" office:value="0.007652" calcext:value-type="float">
            <text:p>0.007652</text:p>
          </table:table-cell>
          <table:table-cell office:value-type="float" office:value="-0.008796" calcext:value-type="float">
            <text:p>-0.008796</text:p>
          </table:table-cell>
          <table:table-cell office:value-type="float" office:value="-0.011716" calcext:value-type="float">
            <text:p>-0.011716</text:p>
          </table:table-cell>
          <table:table-cell office:value-type="string" calcext:value-type="string">
            <text:p>0.001428</text:p>
          </table:table-cell>
        </table:table-row>
        <table:table-row table:style-name="ro1">
          <table:table-cell office:value-type="float" office:value="1527478255.87436" calcext:value-type="float">
            <text:p>1527478255.87436</text:p>
          </table:table-cell>
          <table:table-cell office:value-type="string" calcext:value-type="string">
            <text:p>PID_x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-0.008682" calcext:value-type="float">
            <text:p>-0.008682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-0.008683" calcext:value-type="float">
            <text:p>-0.008683</text:p>
          </table:table-cell>
          <table:table-cell office:value-type="float" office:value="-0.013068" calcext:value-type="float">
            <text:p>-0.013068</text:p>
          </table:table-cell>
          <table:table-cell office:value-type="string" calcext:value-type="string">
            <text:p>0.000564</text:p>
          </table:table-cell>
        </table:table-row>
        <table:table-row table:style-name="ro1" table:visibility="filter">
          <table:table-cell office:value-type="float" office:value="1527478255.87439" calcext:value-type="float">
            <text:p>1527478255.87439</text:p>
          </table:table-cell>
          <table:table-cell office:value-type="string" calcext:value-type="string">
            <text:p>PID_y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-0.008682" calcext:value-type="float">
            <text:p>-0.008682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-0.008683" calcext:value-type="float">
            <text:p>-0.008683</text:p>
          </table:table-cell>
          <table:table-cell office:value-type="float" office:value="-0.013068" calcext:value-type="float">
            <text:p>-0.013068</text:p>
          </table:table-cell>
          <table:table-cell office:value-type="string" calcext:value-type="string">
            <text:p>0.000564</text:p>
          </table:table-cell>
        </table:table-row>
        <table:table-row table:style-name="ro1">
          <table:table-cell office:value-type="float" office:value="1527478255.89461" calcext:value-type="float">
            <text:p>1527478255.89461</text:p>
          </table:table-cell>
          <table:table-cell office:value-type="string" calcext:value-type="string">
            <text:p>PID_x</text:p>
          </table:table-cell>
          <table:table-cell office:value-type="float" office:value="0.006529" calcext:value-type="float">
            <text:p>0.006529</text:p>
          </table:table-cell>
          <table:table-cell office:value-type="float" office:value="-0.008446" calcext:value-type="float">
            <text:p>-0.008446</text:p>
          </table:table-cell>
          <table:table-cell office:value-type="float" office:value="0.007127" calcext:value-type="float">
            <text:p>0.007127</text:p>
          </table:table-cell>
          <table:table-cell office:value-type="float" office:value="-0.008466" calcext:value-type="float">
            <text:p>-0.008466</text:p>
          </table:table-cell>
          <table:table-cell office:value-type="float" office:value="-0.014468" calcext:value-type="float">
            <text:p>-0.014468</text:p>
          </table:table-cell>
          <table:table-cell office:value-type="string" calcext:value-type="string">
            <text:p>0.002656</text:p>
          </table:table-cell>
        </table:table-row>
        <table:table-row table:style-name="ro1" table:visibility="filter">
          <table:table-cell office:value-type="float" office:value="1527478255.89462" calcext:value-type="float">
            <text:p>1527478255.89462</text:p>
          </table:table-cell>
          <table:table-cell office:value-type="string" calcext:value-type="string">
            <text:p>PID_y</text:p>
          </table:table-cell>
          <table:table-cell office:value-type="float" office:value="0.006529" calcext:value-type="float">
            <text:p>0.006529</text:p>
          </table:table-cell>
          <table:table-cell office:value-type="float" office:value="-0.008446" calcext:value-type="float">
            <text:p>-0.008446</text:p>
          </table:table-cell>
          <table:table-cell office:value-type="float" office:value="0.007127" calcext:value-type="float">
            <text:p>0.007127</text:p>
          </table:table-cell>
          <table:table-cell office:value-type="float" office:value="-0.008466" calcext:value-type="float">
            <text:p>-0.008466</text:p>
          </table:table-cell>
          <table:table-cell office:value-type="float" office:value="-0.014468" calcext:value-type="float">
            <text:p>-0.014468</text:p>
          </table:table-cell>
          <table:table-cell office:value-type="string" calcext:value-type="string">
            <text:p>0.002656</text:p>
          </table:table-cell>
        </table:table-row>
        <table:table-row table:style-name="ro1">
          <table:table-cell office:value-type="float" office:value="1527478255.91489" calcext:value-type="float">
            <text:p>1527478255.91489</text:p>
          </table:table-cell>
          <table:table-cell office:value-type="string" calcext:value-type="string">
            <text:p>PID_x</text:p>
          </table:table-cell>
          <table:table-cell office:value-type="float" office:value="0.006217" calcext:value-type="float">
            <text:p>0.006217</text:p>
          </table:table-cell>
          <table:table-cell office:value-type="float" office:value="-0.00878" calcext:value-type="float">
            <text:p>-0.00878</text:p>
          </table:table-cell>
          <table:table-cell office:value-type="float" office:value="0.006791" calcext:value-type="float">
            <text:p>0.006791</text:p>
          </table:table-cell>
          <table:table-cell office:value-type="float" office:value="-0.00878" calcext:value-type="float">
            <text:p>-0.00878</text:p>
          </table:table-cell>
          <table:table-cell office:value-type="float" office:value="-0.014175" calcext:value-type="float">
            <text:p>-0.014175</text:p>
          </table:table-cell>
          <table:table-cell office:value-type="string" calcext:value-type="string">
            <text:p>0.000360</text:p>
          </table:table-cell>
        </table:table-row>
        <table:table-row table:style-name="ro1" table:visibility="filter">
          <table:table-cell office:value-type="float" office:value="1527478255.91492" calcext:value-type="float">
            <text:p>1527478255.91492</text:p>
          </table:table-cell>
          <table:table-cell office:value-type="string" calcext:value-type="string">
            <text:p>PID_y</text:p>
          </table:table-cell>
          <table:table-cell office:value-type="float" office:value="0.006217" calcext:value-type="float">
            <text:p>0.006217</text:p>
          </table:table-cell>
          <table:table-cell office:value-type="float" office:value="-0.00878" calcext:value-type="float">
            <text:p>-0.00878</text:p>
          </table:table-cell>
          <table:table-cell office:value-type="float" office:value="0.006791" calcext:value-type="float">
            <text:p>0.006791</text:p>
          </table:table-cell>
          <table:table-cell office:value-type="float" office:value="-0.00878" calcext:value-type="float">
            <text:p>-0.00878</text:p>
          </table:table-cell>
          <table:table-cell office:value-type="float" office:value="-0.014175" calcext:value-type="float">
            <text:p>-0.014175</text:p>
          </table:table-cell>
          <table:table-cell office:value-type="string" calcext:value-type="string">
            <text:p>0.000360</text:p>
          </table:table-cell>
        </table:table-row>
        <table:table-row table:style-name="ro1">
          <table:table-cell office:value-type="float" office:value="1527478255.93514" calcext:value-type="float">
            <text:p>1527478255.93514</text:p>
          </table:table-cell>
          <table:table-cell office:value-type="string" calcext:value-type="string">
            <text:p>PID_x</text:p>
          </table:table-cell>
          <table:table-cell office:value-type="float" office:value="0.006399" calcext:value-type="float">
            <text:p>0.006399</text:p>
          </table:table-cell>
          <table:table-cell office:value-type="float" office:value="-0.008522" calcext:value-type="float">
            <text:p>-0.008522</text:p>
          </table:table-cell>
          <table:table-cell office:value-type="float" office:value="0.006791" calcext:value-type="float">
            <text:p>0.006791</text:p>
          </table:table-cell>
          <table:table-cell office:value-type="float" office:value="-0.008529" calcext:value-type="float">
            <text:p>-0.008529</text:p>
          </table:table-cell>
          <table:table-cell office:value-type="float" office:value="-0.011719" calcext:value-type="float">
            <text:p>-0.011719</text:p>
          </table:table-cell>
          <table:table-cell office:value-type="string" calcext:value-type="string">
            <text:p>0.001512</text:p>
          </table:table-cell>
        </table:table-row>
        <table:table-row table:style-name="ro1" table:visibility="filter">
          <table:table-cell office:value-type="float" office:value="1527478255.93516" calcext:value-type="float">
            <text:p>1527478255.93516</text:p>
          </table:table-cell>
          <table:table-cell office:value-type="string" calcext:value-type="string">
            <text:p>PID_y</text:p>
          </table:table-cell>
          <table:table-cell office:value-type="float" office:value="0.006399" calcext:value-type="float">
            <text:p>0.006399</text:p>
          </table:table-cell>
          <table:table-cell office:value-type="float" office:value="-0.008522" calcext:value-type="float">
            <text:p>-0.008522</text:p>
          </table:table-cell>
          <table:table-cell office:value-type="float" office:value="0.006791" calcext:value-type="float">
            <text:p>0.006791</text:p>
          </table:table-cell>
          <table:table-cell office:value-type="float" office:value="-0.008529" calcext:value-type="float">
            <text:p>-0.008529</text:p>
          </table:table-cell>
          <table:table-cell office:value-type="float" office:value="-0.011719" calcext:value-type="float">
            <text:p>-0.011719</text:p>
          </table:table-cell>
          <table:table-cell office:value-type="string" calcext:value-type="string">
            <text:p>0.001512</text:p>
          </table:table-cell>
        </table:table-row>
        <table:table-row table:style-name="ro1">
          <table:table-cell office:value-type="float" office:value="1527478255.95439" calcext:value-type="float">
            <text:p>1527478255.95439</text:p>
          </table:table-cell>
          <table:table-cell office:value-type="string" calcext:value-type="string">
            <text:p>PID_x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-0.008449" calcext:value-type="float">
            <text:p>-0.008449</text:p>
          </table:table-cell>
          <table:table-cell office:value-type="float" office:value="0.006518" calcext:value-type="float">
            <text:p>0.006518</text:p>
          </table:table-cell>
          <table:table-cell office:value-type="float" office:value="-0.008479" calcext:value-type="float">
            <text:p>-0.008479</text:p>
          </table:table-cell>
          <table:table-cell office:value-type="float" office:value="-0.011442" calcext:value-type="float">
            <text:p>-0.011442</text:p>
          </table:table-cell>
          <table:table-cell office:value-type="string" calcext:value-type="string">
            <text:p>0.003223</text:p>
          </table:table-cell>
        </table:table-row>
        <table:table-row table:style-name="ro1" table:visibility="filter">
          <table:table-cell office:value-type="float" office:value="1527478255.95443" calcext:value-type="float">
            <text:p>1527478255.95443</text:p>
          </table:table-cell>
          <table:table-cell office:value-type="string" calcext:value-type="string">
            <text:p>PID_y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-0.008449" calcext:value-type="float">
            <text:p>-0.008449</text:p>
          </table:table-cell>
          <table:table-cell office:value-type="float" office:value="0.006518" calcext:value-type="float">
            <text:p>0.006518</text:p>
          </table:table-cell>
          <table:table-cell office:value-type="float" office:value="-0.008479" calcext:value-type="float">
            <text:p>-0.008479</text:p>
          </table:table-cell>
          <table:table-cell office:value-type="float" office:value="-0.011442" calcext:value-type="float">
            <text:p>-0.011442</text:p>
          </table:table-cell>
          <table:table-cell office:value-type="string" calcext:value-type="string">
            <text:p>0.003223</text:p>
          </table:table-cell>
        </table:table-row>
        <table:table-row table:style-name="ro1">
          <table:table-cell office:value-type="float" office:value="1527478255.97476" calcext:value-type="float">
            <text:p>1527478255.97476</text:p>
          </table:table-cell>
          <table:table-cell office:value-type="string" calcext:value-type="string">
            <text:p>PID_x</text:p>
          </table:table-cell>
          <table:table-cell office:value-type="float" office:value="0.006016" calcext:value-type="float">
            <text:p>0.006016</text:p>
          </table:table-cell>
          <table:table-cell office:value-type="float" office:value="-0.008607" calcext:value-type="float">
            <text:p>-0.008607</text:p>
          </table:table-cell>
          <table:table-cell office:value-type="float" office:value="0.006362" calcext:value-type="float">
            <text:p>0.006362</text:p>
          </table:table-cell>
          <table:table-cell office:value-type="float" office:value="-0.008608" calcext:value-type="float">
            <text:p>-0.008608</text:p>
          </table:table-cell>
          <table:table-cell office:value-type="float" office:value="-0.011012" calcext:value-type="float">
            <text:p>-0.011012</text:p>
          </table:table-cell>
          <table:table-cell office:value-type="string" calcext:value-type="string">
            <text:p>0.000767</text:p>
          </table:table-cell>
        </table:table-row>
        <table:table-row table:style-name="ro1" table:visibility="filter">
          <table:table-cell office:value-type="float" office:value="1527478255.97478" calcext:value-type="float">
            <text:p>1527478255.97478</text:p>
          </table:table-cell>
          <table:table-cell office:value-type="string" calcext:value-type="string">
            <text:p>PID_y</text:p>
          </table:table-cell>
          <table:table-cell office:value-type="float" office:value="0.006016" calcext:value-type="float">
            <text:p>0.006016</text:p>
          </table:table-cell>
          <table:table-cell office:value-type="float" office:value="-0.008607" calcext:value-type="float">
            <text:p>-0.008607</text:p>
          </table:table-cell>
          <table:table-cell office:value-type="float" office:value="0.006362" calcext:value-type="float">
            <text:p>0.006362</text:p>
          </table:table-cell>
          <table:table-cell office:value-type="float" office:value="-0.008608" calcext:value-type="float">
            <text:p>-0.008608</text:p>
          </table:table-cell>
          <table:table-cell office:value-type="float" office:value="-0.011012" calcext:value-type="float">
            <text:p>-0.011012</text:p>
          </table:table-cell>
          <table:table-cell office:value-type="string" calcext:value-type="string">
            <text:p>0.000767</text:p>
          </table:table-cell>
        </table:table-row>
        <table:table-row table:style-name="ro1">
          <table:table-cell office:value-type="float" office:value="1527478255.99508" calcext:value-type="float">
            <text:p>1527478255.99508</text:p>
          </table:table-cell>
          <table:table-cell office:value-type="string" calcext:value-type="string">
            <text:p>PID_x</text:p>
          </table:table-cell>
          <table:table-cell office:value-type="float" office:value="0.005963" calcext:value-type="float">
            <text:p>0.005963</text:p>
          </table:table-cell>
          <table:table-cell office:value-type="float" office:value="-0.008417" calcext:value-type="float">
            <text:p>-0.008417</text:p>
          </table:table-cell>
          <table:table-cell office:value-type="float" office:value="0.006206" calcext:value-type="float">
            <text:p>0.006206</text:p>
          </table:table-cell>
          <table:table-cell office:value-type="float" office:value="-0.008418" calcext:value-type="float">
            <text:p>-0.008418</text:p>
          </table:table-cell>
          <table:table-cell office:value-type="float" office:value="-0.009222" calcext:value-type="float">
            <text:p>-0.009222</text:p>
          </table:table-cell>
          <table:table-cell office:value-type="string" calcext:value-type="string">
            <text:p>0.000499</text:p>
          </table:table-cell>
        </table:table-row>
        <table:table-row table:style-name="ro1" table:visibility="filter">
          <table:table-cell office:value-type="float" office:value="1527478255.9951" calcext:value-type="float">
            <text:p>1527478255.9951</text:p>
          </table:table-cell>
          <table:table-cell office:value-type="string" calcext:value-type="string">
            <text:p>PID_y</text:p>
          </table:table-cell>
          <table:table-cell office:value-type="float" office:value="0.005963" calcext:value-type="float">
            <text:p>0.005963</text:p>
          </table:table-cell>
          <table:table-cell office:value-type="float" office:value="-0.008417" calcext:value-type="float">
            <text:p>-0.008417</text:p>
          </table:table-cell>
          <table:table-cell office:value-type="float" office:value="0.006206" calcext:value-type="float">
            <text:p>0.006206</text:p>
          </table:table-cell>
          <table:table-cell office:value-type="float" office:value="-0.008418" calcext:value-type="float">
            <text:p>-0.008418</text:p>
          </table:table-cell>
          <table:table-cell office:value-type="float" office:value="-0.009222" calcext:value-type="float">
            <text:p>-0.009222</text:p>
          </table:table-cell>
          <table:table-cell office:value-type="string" calcext:value-type="string">
            <text:p>0.000499</text:p>
          </table:table-cell>
        </table:table-row>
        <table:table-row table:style-name="ro1">
          <table:table-cell office:value-type="float" office:value="1527478256.0154" calcext:value-type="float">
            <text:p>1527478256.0154</text:p>
          </table:table-cell>
          <table:table-cell office:value-type="string" calcext:value-type="string">
            <text:p>PID_x</text:p>
          </table:table-cell>
          <table:table-cell office:value-type="float" office:value="0.005706" calcext:value-type="float">
            <text:p>0.005706</text:p>
          </table:table-cell>
          <table:table-cell office:value-type="float" office:value="-0.008301" calcext:value-type="float">
            <text:p>-0.008301</text:p>
          </table:table-cell>
          <table:table-cell office:value-type="float" office:value="0.005922" calcext:value-type="float">
            <text:p>0.005922</text:p>
          </table:table-cell>
          <table:table-cell office:value-type="float" office:value="-0.008352" calcext:value-type="float">
            <text:p>-0.008352</text:p>
          </table:table-cell>
          <table:table-cell office:value-type="float" office:value="-0.008699" calcext:value-type="float">
            <text:p>-0.008699</text:p>
          </table:table-cell>
          <table:table-cell office:value-type="string" calcext:value-type="string">
            <text:p>0.004249</text:p>
          </table:table-cell>
        </table:table-row>
        <table:table-row table:style-name="ro1" table:visibility="filter">
          <table:table-cell office:value-type="float" office:value="1527478256.01543" calcext:value-type="float">
            <text:p>1527478256.01543</text:p>
          </table:table-cell>
          <table:table-cell office:value-type="string" calcext:value-type="string">
            <text:p>PID_y</text:p>
          </table:table-cell>
          <table:table-cell office:value-type="float" office:value="0.005706" calcext:value-type="float">
            <text:p>0.005706</text:p>
          </table:table-cell>
          <table:table-cell office:value-type="float" office:value="-0.008301" calcext:value-type="float">
            <text:p>-0.008301</text:p>
          </table:table-cell>
          <table:table-cell office:value-type="float" office:value="0.005922" calcext:value-type="float">
            <text:p>0.005922</text:p>
          </table:table-cell>
          <table:table-cell office:value-type="float" office:value="-0.008352" calcext:value-type="float">
            <text:p>-0.008352</text:p>
          </table:table-cell>
          <table:table-cell office:value-type="float" office:value="-0.008699" calcext:value-type="float">
            <text:p>-0.008699</text:p>
          </table:table-cell>
          <table:table-cell office:value-type="string" calcext:value-type="string">
            <text:p>0.004249</text:p>
          </table:table-cell>
        </table:table-row>
        <table:table-row table:style-name="ro1">
          <table:table-cell office:value-type="float" office:value="1527478256.03467" calcext:value-type="float">
            <text:p>1527478256.03467</text:p>
          </table:table-cell>
          <table:table-cell office:value-type="string" calcext:value-type="string">
            <text:p>PID_x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-0.008539" calcext:value-type="float">
            <text:p>-0.008539</text:p>
          </table:table-cell>
          <table:table-cell office:value-type="float" office:value="0.005774" calcext:value-type="float">
            <text:p>0.005774</text:p>
          </table:table-cell>
          <table:table-cell office:value-type="float" office:value="-0.008539" calcext:value-type="float">
            <text:p>-0.008539</text:p>
          </table:table-cell>
          <table:table-cell office:value-type="float" office:value="-0.010232" calcext:value-type="float">
            <text:p>-0.010232</text:p>
          </table:table-cell>
          <table:table-cell office:value-type="string" calcext:value-type="string">
            <text:p>-0.000166</text:p>
          </table:table-cell>
        </table:table-row>
        <table:table-row table:style-name="ro1" table:visibility="filter">
          <table:table-cell office:value-type="float" office:value="1527478256.0347" calcext:value-type="float">
            <text:p>1527478256.0347</text:p>
          </table:table-cell>
          <table:table-cell office:value-type="string" calcext:value-type="string">
            <text:p>PID_y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-0.008539" calcext:value-type="float">
            <text:p>-0.008539</text:p>
          </table:table-cell>
          <table:table-cell office:value-type="float" office:value="0.005774" calcext:value-type="float">
            <text:p>0.005774</text:p>
          </table:table-cell>
          <table:table-cell office:value-type="float" office:value="-0.008539" calcext:value-type="float">
            <text:p>-0.008539</text:p>
          </table:table-cell>
          <table:table-cell office:value-type="float" office:value="-0.010232" calcext:value-type="float">
            <text:p>-0.010232</text:p>
          </table:table-cell>
          <table:table-cell office:value-type="string" calcext:value-type="string">
            <text:p>-0.000166</text:p>
          </table:table-cell>
        </table:table-row>
        <table:table-row table:style-name="ro1">
          <table:table-cell office:value-type="float" office:value="1527478256.05497" calcext:value-type="float">
            <text:p>1527478256.05497</text:p>
          </table:table-cell>
          <table:table-cell office:value-type="string" calcext:value-type="string">
            <text:p>PID_x</text:p>
          </table:table-cell>
          <table:table-cell office:value-type="float" office:value="0.005606" calcext:value-type="float">
            <text:p>0.005606</text:p>
          </table:table-cell>
          <table:table-cell office:value-type="float" office:value="-0.008455" calcext:value-type="float">
            <text:p>-0.008455</text:p>
          </table:table-cell>
          <table:table-cell office:value-type="float" office:value="0.005766" calcext:value-type="float">
            <text:p>0.005766</text:p>
          </table:table-cell>
          <table:table-cell office:value-type="float" office:value="-0.008456" calcext:value-type="float">
            <text:p>-0.008456</text:p>
          </table:table-cell>
          <table:table-cell office:value-type="float" office:value="-0.007475" calcext:value-type="float">
            <text:p>-0.007475</text:p>
          </table:table-cell>
          <table:table-cell office:value-type="string" calcext:value-type="string">
            <text:p>0.000133</text:p>
          </table:table-cell>
        </table:table-row>
        <table:table-row table:style-name="ro1" table:visibility="filter">
          <table:table-cell office:value-type="float" office:value="1527478256.055" calcext:value-type="float">
            <text:p>1527478256.055</text:p>
          </table:table-cell>
          <table:table-cell office:value-type="string" calcext:value-type="string">
            <text:p>PID_y</text:p>
          </table:table-cell>
          <table:table-cell office:value-type="float" office:value="0.005606" calcext:value-type="float">
            <text:p>0.005606</text:p>
          </table:table-cell>
          <table:table-cell office:value-type="float" office:value="-0.008455" calcext:value-type="float">
            <text:p>-0.008455</text:p>
          </table:table-cell>
          <table:table-cell office:value-type="float" office:value="0.005766" calcext:value-type="float">
            <text:p>0.005766</text:p>
          </table:table-cell>
          <table:table-cell office:value-type="float" office:value="-0.008456" calcext:value-type="float">
            <text:p>-0.008456</text:p>
          </table:table-cell>
          <table:table-cell office:value-type="float" office:value="-0.007475" calcext:value-type="float">
            <text:p>-0.007475</text:p>
          </table:table-cell>
          <table:table-cell office:value-type="string" calcext:value-type="string">
            <text:p>0.000133</text:p>
          </table:table-cell>
        </table:table-row>
        <table:table-row table:style-name="ro1">
          <table:table-cell office:value-type="float" office:value="1527478256.07526" calcext:value-type="float">
            <text:p>1527478256.07526</text:p>
          </table:table-cell>
          <table:table-cell office:value-type="string" calcext:value-type="string">
            <text:p>PID_x</text:p>
          </table:table-cell>
          <table:table-cell office:value-type="float" office:value="0.005443" calcext:value-type="float">
            <text:p>0.005443</text:p>
          </table:table-cell>
          <table:table-cell office:value-type="float" office:value="-0.008314" calcext:value-type="float">
            <text:p>-0.008314</text:p>
          </table:table-cell>
          <table:table-cell office:value-type="float" office:value="0.005605" calcext:value-type="float">
            <text:p>0.005605</text:p>
          </table:table-cell>
          <table:table-cell office:value-type="float" office:value="-0.008333" calcext:value-type="float">
            <text:p>-0.008333</text:p>
          </table:table-cell>
          <table:table-cell office:value-type="float" office:value="-0.007537" calcext:value-type="float">
            <text:p>-0.007537</text:p>
          </table:table-cell>
          <table:table-cell office:value-type="string" calcext:value-type="string">
            <text:p>0.002613</text:p>
          </table:table-cell>
        </table:table-row>
        <table:table-row table:style-name="ro1" table:visibility="filter">
          <table:table-cell office:value-type="float" office:value="1527478256.07528" calcext:value-type="float">
            <text:p>1527478256.07528</text:p>
          </table:table-cell>
          <table:table-cell office:value-type="string" calcext:value-type="string">
            <text:p>PID_y</text:p>
          </table:table-cell>
          <table:table-cell office:value-type="float" office:value="0.005443" calcext:value-type="float">
            <text:p>0.005443</text:p>
          </table:table-cell>
          <table:table-cell office:value-type="float" office:value="-0.008314" calcext:value-type="float">
            <text:p>-0.008314</text:p>
          </table:table-cell>
          <table:table-cell office:value-type="float" office:value="0.005605" calcext:value-type="float">
            <text:p>0.005605</text:p>
          </table:table-cell>
          <table:table-cell office:value-type="float" office:value="-0.008333" calcext:value-type="float">
            <text:p>-0.008333</text:p>
          </table:table-cell>
          <table:table-cell office:value-type="float" office:value="-0.007537" calcext:value-type="float">
            <text:p>-0.007537</text:p>
          </table:table-cell>
          <table:table-cell office:value-type="string" calcext:value-type="string">
            <text:p>0.002613</text:p>
          </table:table-cell>
        </table:table-row>
        <table:table-row table:style-name="ro1">
          <table:table-cell office:value-type="float" office:value="1527478256.09451" calcext:value-type="float">
            <text:p>1527478256.09451</text:p>
          </table:table-cell>
          <table:table-cell office:value-type="string" calcext:value-type="string">
            <text:p>PID_x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-0.008589" calcext:value-type="float">
            <text:p>-0.008589</text:p>
          </table:table-cell>
          <table:table-cell office:value-type="float" office:value="0.005516" calcext:value-type="float">
            <text:p>0.005516</text:p>
          </table:table-cell>
          <table:table-cell office:value-type="float" office:value="-0.008579" calcext:value-type="float">
            <text:p>-0.008579</text:p>
          </table:table-cell>
          <table:table-cell office:value-type="float" office:value="-0.006919" calcext:value-type="float">
            <text:p>-0.006919</text:p>
          </table:table-cell>
          <table:table-cell office:value-type="string" calcext:value-type="string">
            <text:p>-0.001818</text:p>
          </table:table-cell>
        </table:table-row>
      </table:table>
      <table:named-expressions/>
      <table:database-ranges>
        <table:database-range table:name="__Anonymous_Sheet_DB__0" table:target-range-address="Sheet1.A1:Sheet1.H784" table:display-filter-buttons="true">
          <table:filter>
            <table:filter-and>
              <table:filter-condition table:field-number="1" table:value="TOC_x" table:operator="=">
                <table:filter-set-item table:value="TOC_x"/>
                <table:filter-set-item table:value="PID_x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3:32:31.690519050</meta:creation-date>
    <dc:date>2018-05-28T14:10:24.312112536</dc:date>
    <meta:editing-duration>PT22M42S</meta:editing-duration>
    <meta:editing-cycles>1</meta:editing-cycles>
    <meta:document-statistic meta:table-count="1" meta:cell-count="6272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038cm" svg:height="9.005cm" xlink:href=".." xlink:type="simple" chart:class="chart:line" chart:style-name="ch1">
        <chart:title svg:x="20.579cm" svg:y="0.316cm" chart:style-name="ch2">
          <text:p>p_x</text:p>
        </chart:title>
        <chart:plot-area chart:style-name="ch3" table:cell-range-address="Sheet1.E2:Sheet1.E784" svg:x="0.84cm" svg:y="1.301cm" svg:width="40.358cm" svg:height="7.524cm">
          <chartooo:coordinate-region svg:x="1.673cm" svg:y="1.501cm" svg:width="39.485cm" svg:height="7.1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784" chart:class="chart:line">
            <chart:data-point chart:repeated="3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266">
                <text:p>1.01266</text:p>
                <draw:g>
                  <svg:desc>Sheet1.E2:Sheet1.E7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1731">
                <text:p>1.011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1442">
                <text:p>1.011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2403">
                <text:p>1.012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2643">
                <text:p>1.0126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2279">
                <text:p>1.012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1724">
                <text:p>1.011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0533">
                <text:p>1.010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9385">
                <text:p>1.009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6338">
                <text:p>1.006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3982">
                <text:p>1.003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2014">
                <text:p>1.002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7474">
                <text:p>0.99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769">
                <text:p>0.992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0505">
                <text:p>0.990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6684">
                <text:p>0.9866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2603">
                <text:p>0.9826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75673">
                <text:p>0.9756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1831">
                <text:p>0.971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26">
                <text:p>0.9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8442">
                <text:p>0.9584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2548">
                <text:p>0.952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2177">
                <text:p>0.942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5644">
                <text:p>0.9356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4994">
                <text:p>0.9249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6769">
                <text:p>0.916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852">
                <text:p>0.908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96026">
                <text:p>0.8960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6547">
                <text:p>0.8865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2568">
                <text:p>0.872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62069">
                <text:p>0.862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51578">
                <text:p>0.851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34097">
                <text:p>0.834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1775">
                <text:p>0.821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9667">
                <text:p>0.799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80721">
                <text:p>0.7807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59861">
                <text:p>0.7598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149">
                <text:p>0.728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6943">
                <text:p>0.7069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8225">
                <text:p>0.678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4381">
                <text:p>0.664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5361">
                <text:p>0.6453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36074">
                <text:p>0.636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6099">
                <text:p>0.6260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9276">
                <text:p>0.609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98315">
                <text:p>0.5983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85114">
                <text:p>0.585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64601">
                <text:p>0.5646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2842">
                <text:p>0.5528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38883">
                <text:p>0.5388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3185">
                <text:p>0.531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5709">
                <text:p>0.5257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9157">
                <text:p>0.51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5208">
                <text:p>0.5152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09448">
                <text:p>0.509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58">
                <text:p>0.50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3876">
                <text:p>0.503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02737">
                <text:p>0.5027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3349">
                <text:p>0.5033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02893">
                <text:p>0.5028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01332">
                <text:p>0.501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875">
                <text:p>0.49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4234">
                <text:p>0.4942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0866">
                <text:p>0.4908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85683">
                <text:p>0.4856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2484">
                <text:p>0.482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78481">
                <text:p>0.478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2461">
                <text:p>0.4724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76">
                <text:p>0.4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5972">
                <text:p>0.459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5475">
                <text:p>0.454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8952">
                <text:p>0.4489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009">
                <text:p>0.44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4051">
                <text:p>0.4340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431">
                <text:p>0.424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17258">
                <text:p>0.4172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10175">
                <text:p>0.4101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8717">
                <text:p>0.3987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0433">
                <text:p>0.3904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76083">
                <text:p>0.3760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65285">
                <text:p>0.3652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3222">
                <text:p>0.3532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308">
                <text:p>0.3353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23573">
                <text:p>0.3235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07262">
                <text:p>0.3072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6568">
                <text:p>0.2965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86551">
                <text:p>0.2865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72578">
                <text:p>0.2725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62974">
                <text:p>0.2629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8834">
                <text:p>0.2488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9418">
                <text:p>0.2394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1412">
                <text:p>0.2314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18721">
                <text:p>0.2187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1643">
                <text:p>0.211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01735">
                <text:p>0.2017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5718">
                <text:p>0.1957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0419">
                <text:p>0.1904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83689">
                <text:p>0.183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965">
                <text:p>0.179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4821">
                <text:p>0.1748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2235">
                <text:p>0.1722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69993">
                <text:p>0.1699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7283">
                <text:p>0.1672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6328">
                <text:p>0.1663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5445">
                <text:p>0.1654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5616">
                <text:p>0.1656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7347">
                <text:p>0.1673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9773">
                <text:p>0.1697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72219">
                <text:p>0.1722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75926">
                <text:p>0.1759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77792">
                <text:p>0.1777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9698">
                <text:p>0.1796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81597">
                <text:p>0.1815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8278">
                <text:p>0.182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83827">
                <text:p>0.1838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84303">
                <text:p>0.1843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84485">
                <text:p>0.1844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84396">
                <text:p>0.1843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3929">
                <text:p>0.1839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82432">
                <text:p>0.182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81377">
                <text:p>0.1813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79522">
                <text:p>0.1795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76483">
                <text:p>0.1764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73851">
                <text:p>0.1738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9313">
                <text:p>0.1693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5628">
                <text:p>0.1656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9845">
                <text:p>0.1598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5001">
                <text:p>0.155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49699">
                <text:p>0.1496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39957">
                <text:p>0.1399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268">
                <text:p>0.132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24119">
                <text:p>0.1241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10988">
                <text:p>0.1109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02562">
                <text:p>0.1025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90936">
                <text:p>0.0909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83492">
                <text:p>0.0834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7001">
                <text:p>0.077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8141">
                <text:p>0.0681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292">
                <text:p>0.06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5805">
                <text:p>0.0558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1621">
                <text:p>0.0516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7013">
                <text:p>0.0470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1132">
                <text:p>0.0411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682">
                <text:p>0.036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1158">
                <text:p>0.0311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7451">
                <text:p>0.0274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4055">
                <text:p>0.0240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9088">
                <text:p>0.019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6167">
                <text:p>0.0161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2078">
                <text:p>0.0120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9389">
                <text:p>0.0093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6845">
                <text:p>0.0068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3694">
                <text:p>0.0036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754">
                <text:p>0.0017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1257">
                <text:p>-0.0012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2833">
                <text:p>-0.0028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4388">
                <text:p>-0.0043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6823">
                <text:p>-0.0068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8072">
                <text:p>-0.0080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9903">
                <text:p>-0.0099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11058">
                <text:p>-0.011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12118">
                <text:p>-0.0121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1315">
                <text:p>-0.013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3822">
                <text:p>-0.0138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14713">
                <text:p>-0.0147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14953">
                <text:p>-0.0149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15677">
                <text:p>-0.0156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15896">
                <text:p>-0.0158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16131">
                <text:p>-0.0161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16488">
                <text:p>-0.0164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16143">
                <text:p>-0.0161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16347">
                <text:p>-0.0163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16131">
                <text:p>-0.016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16059">
                <text:p>-0.0160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1598">
                <text:p>-0.015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15872">
                <text:p>-0.0158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1545">
                <text:p>-0.015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15592">
                <text:p>-0.0155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15073">
                <text:p>-0.0150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1461">
                <text:p>-0.014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14274">
                <text:p>-0.0142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13776">
                <text:p>-0.0137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13079">
                <text:p>-0.0130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12545">
                <text:p>-0.0125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11769">
                <text:p>-0.0117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11316">
                <text:p>-0.0113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10705">
                <text:p>-0.0107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9918">
                <text:p>-0.0099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9376">
                <text:p>-0.0093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8546">
                <text:p>-0.0085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811">
                <text:p>-0.008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7351">
                <text:p>-0.0073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6509">
                <text:p>-0.0065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6112">
                <text:p>-0.0061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5335">
                <text:p>-0.0053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4785">
                <text:p>-0.0047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4416">
                <text:p>-0.0044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3642">
                <text:p>-0.0036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2968">
                <text:p>-0.0029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2093">
                <text:p>-0.0020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1521">
                <text:p>-0.0015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876">
                <text:p>-0.0008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121">
                <text:p>-0.0001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616">
                <text:p>0.0006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396">
                <text:p>0.0013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2037">
                <text:p>0.0020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671">
                <text:p>0.0026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25">
                <text:p>0.003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594">
                <text:p>0.0035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462">
                <text:p>0.004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5084">
                <text:p>0.0050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555">
                <text:p>0.005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6293">
                <text:p>0.0062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6747">
                <text:p>0.0067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724">
                <text:p>0.0077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8122">
                <text:p>0.0081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8951">
                <text:p>0.0089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9411">
                <text:p>0.0094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9877">
                <text:p>0.0098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039">
                <text:p>0.010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0963">
                <text:p>0.0109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2063">
                <text:p>0.0120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2584">
                <text:p>0.0125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2999">
                <text:p>0.0129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3263">
                <text:p>0.0132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3772">
                <text:p>0.0137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4341">
                <text:p>0.0143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4677">
                <text:p>0.0146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5015">
                <text:p>0.0150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409">
                <text:p>0.0154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5631">
                <text:p>0.0156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5984">
                <text:p>0.0159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6204">
                <text:p>0.0162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6571">
                <text:p>0.0165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6617">
                <text:p>0.0166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6917">
                <text:p>0.0169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7374">
                <text:p>0.0173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7547">
                <text:p>0.0175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7718">
                <text:p>0.0177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7938">
                <text:p>0.0179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8046">
                <text:p>0.0180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7951">
                <text:p>0.0179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8194">
                <text:p>0.0181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8291">
                <text:p>0.0182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8521">
                <text:p>0.0185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8579">
                <text:p>0.0185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8753">
                <text:p>0.0187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8815">
                <text:p>0.0188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9002">
                <text:p>0.0190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9158">
                <text:p>0.0191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9162">
                <text:p>0.0191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9252">
                <text:p>0.0192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9324">
                <text:p>0.0193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9329">
                <text:p>0.0193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9533">
                <text:p>0.0195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9591">
                <text:p>0.0195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9543">
                <text:p>0.0195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9646">
                <text:p>0.0196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9525">
                <text:p>0.0195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9507">
                <text:p>0.0195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9502">
                <text:p>0.0195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9284">
                <text:p>0.0192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9467">
                <text:p>0.0194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9177">
                <text:p>0.0191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9308">
                <text:p>0.0193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9132">
                <text:p>0.0191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9105">
                <text:p>0.0191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8996">
                <text:p>0.0189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8729">
                <text:p>0.0187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8731">
                <text:p>0.0187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8305">
                <text:p>0.0183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8228">
                <text:p>0.0182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8038">
                <text:p>0.0180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7747">
                <text:p>0.0177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7586">
                <text:p>0.0175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745">
                <text:p>0.017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6978">
                <text:p>0.0169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6868">
                <text:p>0.0168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6621">
                <text:p>0.0166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6276">
                <text:p>0.0162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6073">
                <text:p>0.0160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5794">
                <text:p>0.0157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5759">
                <text:p>0.0157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5372">
                <text:p>0.0153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525">
                <text:p>0.015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5109">
                <text:p>0.0151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509">
                <text:p>0.015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4931">
                <text:p>0.0149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4836">
                <text:p>0.0148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468">
                <text:p>0.014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4469">
                <text:p>0.0144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446">
                <text:p>0.014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4385">
                <text:p>0.0143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4373">
                <text:p>0.0143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4377">
                <text:p>0.0143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4382">
                <text:p>0.0143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4419">
                <text:p>0.0144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4429">
                <text:p>0.014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4409">
                <text:p>0.0144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4454">
                <text:p>0.0144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4447">
                <text:p>0.0144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4349">
                <text:p>0.0143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4394">
                <text:p>0.0143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4354">
                <text:p>0.0143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4508">
                <text:p>0.0145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4488">
                <text:p>0.0144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4457">
                <text:p>0.0144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4341">
                <text:p>0.0143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4407">
                <text:p>0.0144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4243">
                <text:p>0.0142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4206">
                <text:p>0.0142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4118">
                <text:p>0.0141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4133">
                <text:p>0.0141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3996">
                <text:p>0.0139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4006">
                <text:p>0.0140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3949">
                <text:p>0.0139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3908">
                <text:p>0.0139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3868">
                <text:p>0.0138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377">
                <text:p>0.013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3787">
                <text:p>0.0137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3742">
                <text:p>0.0137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359">
                <text:p>0.013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3534">
                <text:p>0.0135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3478">
                <text:p>0.0134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3614">
                <text:p>0.0136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3364">
                <text:p>0.0133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3303">
                <text:p>0.0133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3239">
                <text:p>0.0132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3252">
                <text:p>0.0132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3132">
                <text:p>0.0131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2991">
                <text:p>0.0129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3006">
                <text:p>0.0130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2867">
                <text:p>0.0128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2924">
                <text:p>0.0129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2811">
                <text:p>0.0128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2825">
                <text:p>0.0128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2781">
                <text:p>0.0127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2819">
                <text:p>0.0128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2901">
                <text:p>0.0129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287">
                <text:p>0.012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2854">
                <text:p>0.0128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2702">
                <text:p>0.0127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2584">
                <text:p>0.0125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269">
                <text:p>0.012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2683">
                <text:p>0.0126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2581">
                <text:p>0.0125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269">
                <text:p>0.012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2699">
                <text:p>0.0126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2585">
                <text:p>0.0125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266">
                <text:p>0.012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2549">
                <text:p>0.0125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2414">
                <text:p>0.0124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2382">
                <text:p>0.0123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2151">
                <text:p>0.0121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2114">
                <text:p>0.0121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2027">
                <text:p>0.0120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1895">
                <text:p>0.0118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1631">
                <text:p>0.0116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1534">
                <text:p>0.0115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1417">
                <text:p>0.0114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1269">
                <text:p>0.0112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1013">
                <text:p>0.0110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0844">
                <text:p>0.0108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077">
                <text:p>0.010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0558">
                <text:p>0.0105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0354">
                <text:p>0.0103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0036">
                <text:p>0.0100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9819">
                <text:p>0.0098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9474">
                <text:p>0.0094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922">
                <text:p>0.009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882">
                <text:p>0.008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8759">
                <text:p>0.0087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8564">
                <text:p>0.0085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8217">
                <text:p>0.0082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7969">
                <text:p>0.0079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7652">
                <text:p>0.0076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7464">
                <text:p>0.0074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7127">
                <text:p>0.0071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6791">
                <text:p>0.0067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6791">
                <text:p>0.0067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6518">
                <text:p>0.0065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6362">
                <text:p>0.0063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6206">
                <text:p>0.0062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5922">
                <text:p>0.0059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5774">
                <text:p>0.0057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5766">
                <text:p>0.0057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5605">
                <text:p>0.0056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5516">
                <text:p>0.005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763cm" svg:height="9.005cm" xlink:href=".." xlink:type="simple" chart:class="chart:line" chart:style-name="ch1">
        <chart:title svg:x="20.441cm" svg:y="0.316cm" chart:style-name="ch2">
          <text:p>v_x</text:p>
        </chart:title>
        <chart:plot-area chart:style-name="ch3" table:cell-range-address="Sheet1.G2:Sheet1.G784" svg:x="0.835cm" svg:y="1.301cm" svg:width="40.093cm" svg:height="7.524cm">
          <chartooo:coordinate-region svg:x="1.456cm" svg:y="1.5cm" svg:width="39.432cm" svg:height="7.1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784" chart:class="chart:line">
            <chart:data-point chart:repeated="3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521708">
                <text:p>10.521708</text:p>
                <draw:g>
                  <svg:desc>Sheet1.G2:Sheet1.G7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12573">
                <text:p>10.512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509727">
                <text:p>10.509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19201">
                <text:p>10.519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521685">
                <text:p>10.521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3619">
                <text:p>-0.003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9478">
                <text:p>-0.009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30273">
                <text:p>-0.030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62852">
                <text:p>-0.062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82564">
                <text:p>-0.082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96565">
                <text:p>-0.096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31366">
                <text:p>-0.131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66333">
                <text:p>-0.166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5854">
                <text:p>-0.15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74789">
                <text:p>-0.174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5493">
                <text:p>-0.1954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655">
                <text:p>-0.21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10292">
                <text:p>-0.210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79016">
                <text:p>-0.279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80476">
                <text:p>-0.280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98474">
                <text:p>-0.298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3823">
                <text:p>-0.33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62497">
                <text:p>-0.362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76574">
                <text:p>-0.376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16802">
                <text:p>-0.4168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44746">
                <text:p>-0.4447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59815">
                <text:p>-0.459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89116">
                <text:p>-0.489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21898">
                <text:p>-0.5218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49436">
                <text:p>-0.5494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66777">
                <text:p>-0.5667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16488">
                <text:p>-0.6164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44461">
                <text:p>-0.64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36466">
                <text:p>-0.736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14291">
                <text:p>-0.814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16115">
                <text:p>-0.9161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55696">
                <text:p>-1.055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154566">
                <text:p>-1.154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08932">
                <text:p>-1.2089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159254">
                <text:p>-1.1592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151788">
                <text:p>-1.151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931106">
                <text:p>-0.9311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09055">
                <text:p>-0.809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90278">
                <text:p>-0.690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67045">
                <text:p>-0.6670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99424">
                <text:p>-0.599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710237">
                <text:p>-0.7102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27926">
                <text:p>-0.7279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07606">
                <text:p>-0.7076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6322">
                <text:p>-0.663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93461">
                <text:p>-0.5934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55646">
                <text:p>-0.455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80353">
                <text:p>-0.3803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91967">
                <text:p>-0.2919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58737">
                <text:p>-0.2587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18242">
                <text:p>-0.2182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64833">
                <text:p>-0.164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1799">
                <text:p>-0.11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65727">
                <text:p>-0.0657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45844">
                <text:p>-0.0458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1325">
                <text:p>-0.051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84484">
                <text:p>-0.0844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25372">
                <text:p>-0.1253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71883">
                <text:p>-0.1718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8725">
                <text:p>-0.18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03489">
                <text:p>-0.2034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844">
                <text:p>-0.21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31522">
                <text:p>-0.231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58234">
                <text:p>-0.2582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78498">
                <text:p>-0.278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3896">
                <text:p>-0.293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21993">
                <text:p>-0.3219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3347">
                <text:p>-0.333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57083">
                <text:p>-0.3570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74787">
                <text:p>-0.3747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87774">
                <text:p>-0.3877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413527">
                <text:p>-0.4135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40115">
                <text:p>-0.440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8051">
                <text:p>-0.48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516975">
                <text:p>-0.5169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572514">
                <text:p>-0.5725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635576">
                <text:p>-0.635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665641">
                <text:p>-0.6656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684607">
                <text:p>-0.6846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689187">
                <text:p>-0.6891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62443">
                <text:p>-0.6624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623452">
                <text:p>-0.6234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07594">
                <text:p>-0.6075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85934">
                <text:p>-0.5859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68113">
                <text:p>-0.5681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48093">
                <text:p>-0.5480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42238">
                <text:p>-0.5422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11633">
                <text:p>-0.5116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70117">
                <text:p>-0.470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39529">
                <text:p>-0.4395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12881">
                <text:p>-0.4128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47882">
                <text:p>-0.3478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20299">
                <text:p>-0.3202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270504">
                <text:p>-0.2705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33889">
                <text:p>-0.2338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03818">
                <text:p>-0.203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65457">
                <text:p>-0.1654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32901">
                <text:p>-0.1329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93823">
                <text:p>-0.0938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66486">
                <text:p>-0.0664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7325">
                <text:p>-0.0273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4657">
                <text:p>0.0246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8164">
                <text:p>0.0581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5268">
                <text:p>0.1052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1906">
                <text:p>0.1219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23722">
                <text:p>0.1237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8504">
                <text:p>0.118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6686">
                <text:p>0.1066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78589">
                <text:p>0.0785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4873">
                <text:p>0.0648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7798">
                <text:p>0.0477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8176">
                <text:p>0.0281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1325">
                <text:p>0.0113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13816">
                <text:p>-0.0138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28943">
                <text:p>-0.0289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50017">
                <text:p>-0.0500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79089">
                <text:p>-0.0790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0038">
                <text:p>-0.100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3263">
                <text:p>-0.132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58282">
                <text:p>-0.1582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95919">
                <text:p>-0.1959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216113">
                <text:p>-0.2161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242438">
                <text:p>-0.2424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91497">
                <text:p>-0.2914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327205">
                <text:p>-0.3272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359216">
                <text:p>-0.359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43829">
                <text:p>-0.438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468952">
                <text:p>-0.4689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493234">
                <text:p>-0.4932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494657">
                <text:p>-0.494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469512">
                <text:p>-0.4695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432092">
                <text:p>-0.4320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400632">
                <text:p>-0.4006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350438">
                <text:p>-0.3504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320644">
                <text:p>-0.3206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302323">
                <text:p>-0.302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268363">
                <text:p>-0.2683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259561">
                <text:p>-0.2595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4808">
                <text:p>-0.248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241038">
                <text:p>-0.2410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28959">
                <text:p>-0.2289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22631">
                <text:p>-0.2226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208916">
                <text:p>-0.2089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90492">
                <text:p>-0.1904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80661">
                <text:p>-0.1806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73658">
                <text:p>-0.1736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53156">
                <text:p>-0.1531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43315">
                <text:p>-0.1433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34256">
                <text:p>-0.1342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23279">
                <text:p>-0.1232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12266">
                <text:p>-0.1122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05261">
                <text:p>-0.1052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99176">
                <text:p>-0.0991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86019">
                <text:p>-0.0860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8185">
                <text:p>-0.08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76949">
                <text:p>-0.0769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63596">
                <text:p>-0.0635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57233">
                <text:p>-0.0572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47974">
                <text:p>-0.0479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39061">
                <text:p>-0.0390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35738">
                <text:p>-0.0357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27204">
                <text:p>-0.0272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22913">
                <text:p>-0.022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1779">
                <text:p>-0.017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1192">
                <text:p>-0.011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6787">
                <text:p>-0.0067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637">
                <text:p>0.0006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5105">
                <text:p>0.0051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835">
                <text:p>0.0028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8995">
                <text:p>0.0089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5359">
                <text:p>0.0053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9786">
                <text:p>0.0097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3829">
                <text:p>0.0138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6023">
                <text:p>0.0160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6792">
                <text:p>0.0167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5026">
                <text:p>0.0250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5388">
                <text:p>0.0253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8207">
                <text:p>0.0282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9351">
                <text:p>0.0293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0768">
                <text:p>0.0307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1686">
                <text:p>0.0316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1522">
                <text:p>0.0315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2491">
                <text:p>0.0324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2313">
                <text:p>0.0323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3475">
                <text:p>0.0334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4468">
                <text:p>0.0344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3038">
                <text:p>0.0330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2082">
                <text:p>0.0320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952">
                <text:p>0.029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398">
                <text:p>0.0283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1135">
                <text:p>0.0311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2559">
                <text:p>0.0325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2795">
                <text:p>0.0327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5342">
                <text:p>0.0353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5573">
                <text:p>0.0355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6165">
                <text:p>0.0361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4754">
                <text:p>0.0347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5776">
                <text:p>0.0357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5662">
                <text:p>0.0356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3529">
                <text:p>0.0335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9704">
                <text:p>0.0297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271">
                <text:p>0.032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0625">
                <text:p>0.0306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9001">
                <text:p>0.029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0595">
                <text:p>0.0305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1915">
                <text:p>0.0319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0902">
                <text:p>0.0309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0241">
                <text:p>0.0302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3805">
                <text:p>0.0338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1273">
                <text:p>0.0312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1131">
                <text:p>0.0311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652">
                <text:p>0.026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8239">
                <text:p>0.0282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7704">
                <text:p>0.0277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6499">
                <text:p>0.0264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7043">
                <text:p>0.0270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6288">
                <text:p>0.026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3244">
                <text:p>0.0232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0601">
                <text:p>0.0206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2958">
                <text:p>0.0229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1145">
                <text:p>0.0211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0192">
                <text:p>0.0201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1483">
                <text:p>0.0214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8784">
                <text:p>0.0187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6325">
                <text:p>0.0163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5172">
                <text:p>0.0151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5459">
                <text:p>0.0154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2042">
                <text:p>0.0120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2707">
                <text:p>0.0127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3737">
                <text:p>0.0137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329">
                <text:p>0.013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1431">
                <text:p>0.0114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3128">
                <text:p>0.013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1222">
                <text:p>0.0112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5734">
                <text:p>0.0057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6406">
                <text:p>0.0064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5597">
                <text:p>0.0055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569">
                <text:p>0.005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5229">
                <text:p>0.0052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7931">
                <text:p>0.0079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6159">
                <text:p>0.0061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7133">
                <text:p>0.0071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6408">
                <text:p>0.0064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5853">
                <text:p>0.0058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5022">
                <text:p>0.0050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5144">
                <text:p>0.0051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254">
                <text:p>0.0032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3732">
                <text:p>0.0037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428">
                <text:p>0.004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927">
                <text:p>0.0029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196">
                <text:p>0.0031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1899">
                <text:p>0.0018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288">
                <text:p>-0.0002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0937">
                <text:p>-0.0009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2738">
                <text:p>-0.0027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1945">
                <text:p>-0.0019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3561">
                <text:p>-0.0035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2093">
                <text:p>-0.0020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3778">
                <text:p>-0.0037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1798">
                <text:p>-0.0017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4668">
                <text:p>-0.0046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4428">
                <text:p>-0.0044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5709">
                <text:p>-0.0057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8165">
                <text:p>-0.0081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8636">
                <text:p>-0.0086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9525">
                <text:p>-0.0095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9761">
                <text:p>-0.0097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11374">
                <text:p>-0.0113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8517">
                <text:p>-0.0085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12667">
                <text:p>-0.012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11794">
                <text:p>-0.0117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11357">
                <text:p>-0.0113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13332">
                <text:p>-0.0133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13994">
                <text:p>-0.0139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11826">
                <text:p>-0.0118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11098">
                <text:p>-0.0110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12209">
                <text:p>-0.0122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8913">
                <text:p>-0.0089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08183">
                <text:p>-0.0081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6834">
                <text:p>-0.0068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06669">
                <text:p>-0.0066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4693">
                <text:p>-0.0046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5394">
                <text:p>-0.0053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5665">
                <text:p>-0.0056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6349">
                <text:p>-0.0063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6251">
                <text:p>-0.0062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542">
                <text:p>-0.005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456">
                <text:p>-0.004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2977">
                <text:p>-0.0029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0863">
                <text:p>-0.0008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745">
                <text:p>0.0007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638">
                <text:p>0.0006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00747">
                <text:p>-0.0007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0399">
                <text:p>-0.0003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0591">
                <text:p>-0.0005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495">
                <text:p>0.0004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348">
                <text:p>0.0003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061">
                <text:p>0.0010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0532">
                <text:p>-0.0005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558">
                <text:p>0.0005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02591">
                <text:p>-0.0025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2734">
                <text:p>-0.0027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3332">
                <text:p>-0.0033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2044">
                <text:p>-0.0020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04076">
                <text:p>-0.0040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02355">
                <text:p>-0.0023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02566">
                <text:p>-0.0025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2067">
                <text:p>-0.0020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2605">
                <text:p>-0.0026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02279">
                <text:p>-0.0022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2213">
                <text:p>-0.0022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02089">
                <text:p>-0.0020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03247">
                <text:p>-0.0032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03412">
                <text:p>-0.0034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02947">
                <text:p>-0.0029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01771">
                <text:p>-0.0017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03933">
                <text:p>-0.0039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02964">
                <text:p>-0.0029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03035">
                <text:p>-0.0030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02356">
                <text:p>-0.0023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04876">
                <text:p>-0.0048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02593">
                <text:p>-0.0025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03067">
                <text:p>-0.0030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02281">
                <text:p>-0.0022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03774">
                <text:p>-0.0037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02035">
                <text:p>-0.0020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02898">
                <text:p>-0.0028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01691">
                <text:p>-0.0016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02279">
                <text:p>-0.0022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00537">
                <text:p>-0.0005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00291">
                <text:p>-0.0002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567">
                <text:p>0.0005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00798">
                <text:p>-0.0007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02396">
                <text:p>-0.0023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02162">
                <text:p>-0.0021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01907">
                <text:p>-0.0019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02808">
                <text:p>-0.0028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0228">
                <text:p>-0.0002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01086">
                <text:p>-0.0010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00242">
                <text:p>-0.0002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00273">
                <text:p>-0.0002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02688">
                <text:p>-0.0026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03106">
                <text:p>-0.0031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0426">
                <text:p>-0.004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05397">
                <text:p>-0.0053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05169">
                <text:p>-0.0051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05191">
                <text:p>-0.0051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07463">
                <text:p>-0.0074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06145">
                <text:p>-0.0061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06984">
                <text:p>-0.006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07576">
                <text:p>-0.0075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08736">
                <text:p>-0.0087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07888">
                <text:p>-0.0078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07649">
                <text:p>-0.0076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08549">
                <text:p>-0.0085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09217">
                <text:p>-0.0092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09828">
                <text:p>-0.0098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10214">
                <text:p>-0.0102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11538">
                <text:p>-0.0115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10881">
                <text:p>-0.0108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11266">
                <text:p>-0.0112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12092">
                <text:p>-0.0120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10556">
                <text:p>-0.0105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10439">
                <text:p>-0.0104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12605">
                <text:p>-0.0126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12555">
                <text:p>-0.0125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11716">
                <text:p>-0.0117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13068">
                <text:p>-0.0130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14468">
                <text:p>-0.0144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14175">
                <text:p>-0.0141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11719">
                <text:p>-0.0117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11442">
                <text:p>-0.0114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11012">
                <text:p>-0.0110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09222">
                <text:p>-0.0092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08699">
                <text:p>-0.0086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10232">
                <text:p>-0.0102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07475">
                <text:p>-0.0074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07537">
                <text:p>-0.0075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06919">
                <text:p>-0.006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